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 1" table:style-name="ta1">
        <table:shapes>
          <draw:frame draw:z-index="0" draw:style-name="gr1" draw:text-style-name="P1" svg:width="159.99mm" svg:height="89.99mm" svg:x="159.05mm" svg:y="5.51mm">
            <draw:object draw:notify-on-update-of-ranges="'Planilha 1'.B2:'Planilha 1'.B1001 'Planilha 1'.D2:'Planilha 1'.D1001 'Planilha 1'.B2:'Planilha 1'.B1001 'Planilha 1'.E2:'Planilha 1'.E1001 'Planilha 1'.B2:'Planilha 1'.B1001 'Planilha 1'.F2:'Planilha 1'.F1001 'Planilha 1'.B2:'Planilha 1'.B1001 'Planilha 1'.G2:'Planilha 1'.G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  <table:table-cell table:formula="of:=IF([.A2]=0;[.C2];NA())" office:value-type="string" office:string-value="" calcext:value-type="error">
            <text:p>#N/DISP</text:p>
          </table:table-cell>
          <table:table-cell table:formula="of:=IF([.A2]=1;[.C2];NA())" office:value-type="float" office:value="9" calcext:value-type="float">
            <text:p>9</text:p>
          </table:table-cell>
          <table:table-cell table:formula="of:=IF([.A2]=2;[.C2];NA())" office:value-type="string" office:string-value="" calcext:value-type="error">
            <text:p>#N/DISP</text:p>
          </table:table-cell>
          <table:table-cell table:formula="of:=IF([.A2]=3;[.C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717" calcext:value-type="float">
            <text:p>10,56717</text:p>
          </table:table-cell>
          <table:table-cell office:value-type="float" office:value="9.268445" calcext:value-type="float">
            <text:p>9,268445</text:p>
          </table:table-cell>
          <table:table-cell table:formula="of:=IF([.A3]=0;[.C3];NA())" office:value-type="string" office:string-value="" calcext:value-type="error">
            <text:p>#N/DISP</text:p>
          </table:table-cell>
          <table:table-cell table:formula="of:=IF([.A3]=1;[.C3];NA())" office:value-type="float" office:value="9.268445" calcext:value-type="float">
            <text:p>9,268445</text:p>
          </table:table-cell>
          <table:table-cell table:formula="of:=IF([.A3]=2;[.C3];NA())" office:value-type="string" office:string-value="" calcext:value-type="error">
            <text:p>#N/DISP</text:p>
          </table:table-cell>
          <table:table-cell table:formula="of:=IF([.A3]=3;[.C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7532" calcext:value-type="float">
            <text:p>8,27532</text:p>
          </table:table-cell>
          <table:table-cell office:value-type="float" office:value="11.38221" calcext:value-type="float">
            <text:p>11,38221</text:p>
          </table:table-cell>
          <table:table-cell table:formula="of:=IF([.A4]=0;[.C4];NA())" office:value-type="string" office:string-value="" calcext:value-type="error">
            <text:p>#N/DISP</text:p>
          </table:table-cell>
          <table:table-cell table:formula="of:=IF([.A4]=1;[.C4];NA())" office:value-type="float" office:value="11.38221" calcext:value-type="float">
            <text:p>11,38221</text:p>
          </table:table-cell>
          <table:table-cell table:formula="of:=IF([.A4]=2;[.C4];NA())" office:value-type="string" office:string-value="" calcext:value-type="error">
            <text:p>#N/DISP</text:p>
          </table:table-cell>
          <table:table-cell table:formula="of:=IF([.A4]=3;[.C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27458" calcext:value-type="float">
            <text:p>8,227458</text:p>
          </table:table-cell>
          <table:table-cell office:value-type="float" office:value="11.37764" calcext:value-type="float">
            <text:p>11,37764</text:p>
          </table:table-cell>
          <table:table-cell table:formula="of:=IF([.A5]=0;[.C5];NA())" office:value-type="string" office:string-value="" calcext:value-type="error">
            <text:p>#N/DISP</text:p>
          </table:table-cell>
          <table:table-cell table:formula="of:=IF([.A5]=1;[.C5];NA())" office:value-type="float" office:value="11.37764" calcext:value-type="float">
            <text:p>11,37764</text:p>
          </table:table-cell>
          <table:table-cell table:formula="of:=IF([.A5]=2;[.C5];NA())" office:value-type="string" office:string-value="" calcext:value-type="error">
            <text:p>#N/DISP</text:p>
          </table:table-cell>
          <table:table-cell table:formula="of:=IF([.A5]=3;[.C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79511" calcext:value-type="float">
            <text:p>8,179511</text:p>
          </table:table-cell>
          <table:table-cell office:value-type="float" office:value="11.37211" calcext:value-type="float">
            <text:p>11,37211</text:p>
          </table:table-cell>
          <table:table-cell table:formula="of:=IF([.A6]=0;[.C6];NA())" office:value-type="string" office:string-value="" calcext:value-type="error">
            <text:p>#N/DISP</text:p>
          </table:table-cell>
          <table:table-cell table:formula="of:=IF([.A6]=1;[.C6];NA())" office:value-type="float" office:value="11.37211" calcext:value-type="float">
            <text:p>11,37211</text:p>
          </table:table-cell>
          <table:table-cell table:formula="of:=IF([.A6]=2;[.C6];NA())" office:value-type="string" office:string-value="" calcext:value-type="error">
            <text:p>#N/DISP</text:p>
          </table:table-cell>
          <table:table-cell table:formula="of:=IF([.A6]=3;[.C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315" calcext:value-type="float">
            <text:p>8,1315</text:p>
          </table:table-cell>
          <table:table-cell office:value-type="float" office:value="11.36561" calcext:value-type="float">
            <text:p>11,36561</text:p>
          </table:table-cell>
          <table:table-cell table:formula="of:=IF([.A7]=0;[.C7];NA())" office:value-type="string" office:string-value="" calcext:value-type="error">
            <text:p>#N/DISP</text:p>
          </table:table-cell>
          <table:table-cell table:formula="of:=IF([.A7]=1;[.C7];NA())" office:value-type="float" office:value="11.36561" calcext:value-type="float">
            <text:p>11,36561</text:p>
          </table:table-cell>
          <table:table-cell table:formula="of:=IF([.A7]=2;[.C7];NA())" office:value-type="string" office:string-value="" calcext:value-type="error">
            <text:p>#N/DISP</text:p>
          </table:table-cell>
          <table:table-cell table:formula="of:=IF([.A7]=3;[.C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3443" calcext:value-type="float">
            <text:p>8,083443</text:p>
          </table:table-cell>
          <table:table-cell office:value-type="float" office:value="11.35814" calcext:value-type="float">
            <text:p>11,35814</text:p>
          </table:table-cell>
          <table:table-cell table:formula="of:=IF([.A8]=0;[.C8];NA())" office:value-type="float" office:value="11.35814" calcext:value-type="float">
            <text:p>11,35814</text:p>
          </table:table-cell>
          <table:table-cell table:formula="of:=IF([.A8]=1;[.C8];NA())" office:value-type="string" office:string-value="" calcext:value-type="error">
            <text:p>#N/DISP</text:p>
          </table:table-cell>
          <table:table-cell table:formula="of:=IF([.A8]=2;[.C8];NA())" office:value-type="string" office:string-value="" calcext:value-type="error">
            <text:p>#N/DISP</text:p>
          </table:table-cell>
          <table:table-cell table:formula="of:=IF([.A8]=3;[.C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35361" calcext:value-type="float">
            <text:p>8,035361</text:p>
          </table:table-cell>
          <table:table-cell office:value-type="float" office:value="11.3497" calcext:value-type="float">
            <text:p>11,3497</text:p>
          </table:table-cell>
          <table:table-cell table:formula="of:=IF([.A9]=0;[.C9];NA())" office:value-type="float" office:value="11.3497" calcext:value-type="float">
            <text:p>11,3497</text:p>
          </table:table-cell>
          <table:table-cell table:formula="of:=IF([.A9]=1;[.C9];NA())" office:value-type="string" office:string-value="" calcext:value-type="error">
            <text:p>#N/DISP</text:p>
          </table:table-cell>
          <table:table-cell table:formula="of:=IF([.A9]=2;[.C9];NA())" office:value-type="string" office:string-value="" calcext:value-type="error">
            <text:p>#N/DISP</text:p>
          </table:table-cell>
          <table:table-cell table:formula="of:=IF([.A9]=3;[.C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8727" calcext:value-type="float">
            <text:p>7,98727</text:p>
          </table:table-cell>
          <table:table-cell office:value-type="float" office:value="11.34027" calcext:value-type="float">
            <text:p>11,34027</text:p>
          </table:table-cell>
          <table:table-cell table:formula="of:=IF([.A10]=0;[.C10];NA())" office:value-type="float" office:value="11.34027" calcext:value-type="float">
            <text:p>11,34027</text:p>
          </table:table-cell>
          <table:table-cell table:formula="of:=IF([.A10]=1;[.C10];NA())" office:value-type="string" office:string-value="" calcext:value-type="error">
            <text:p>#N/DISP</text:p>
          </table:table-cell>
          <table:table-cell table:formula="of:=IF([.A10]=2;[.C10];NA())" office:value-type="string" office:string-value="" calcext:value-type="error">
            <text:p>#N/DISP</text:p>
          </table:table-cell>
          <table:table-cell table:formula="of:=IF([.A10]=3;[.C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92" calcext:value-type="float">
            <text:p>7,9392</text:p>
          </table:table-cell>
          <table:table-cell office:value-type="float" office:value="11.32987" calcext:value-type="float">
            <text:p>11,32987</text:p>
          </table:table-cell>
          <table:table-cell table:formula="of:=IF([.A11]=0;[.C11];NA())" office:value-type="float" office:value="11.32987" calcext:value-type="float">
            <text:p>11,32987</text:p>
          </table:table-cell>
          <table:table-cell table:formula="of:=IF([.A11]=1;[.C11];NA())" office:value-type="string" office:string-value="" calcext:value-type="error">
            <text:p>#N/DISP</text:p>
          </table:table-cell>
          <table:table-cell table:formula="of:=IF([.A11]=2;[.C11];NA())" office:value-type="string" office:string-value="" calcext:value-type="error">
            <text:p>#N/DISP</text:p>
          </table:table-cell>
          <table:table-cell table:formula="of:=IF([.A11]=3;[.C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116" calcext:value-type="float">
            <text:p>7,89116</text:p>
          </table:table-cell>
          <table:table-cell office:value-type="float" office:value="11.31848" calcext:value-type="float">
            <text:p>11,31848</text:p>
          </table:table-cell>
          <table:table-cell table:formula="of:=IF([.A12]=0;[.C12];NA())" office:value-type="float" office:value="11.31848" calcext:value-type="float">
            <text:p>11,31848</text:p>
          </table:table-cell>
          <table:table-cell table:formula="of:=IF([.A12]=1;[.C12];NA())" office:value-type="string" office:string-value="" calcext:value-type="error">
            <text:p>#N/DISP</text:p>
          </table:table-cell>
          <table:table-cell table:formula="of:=IF([.A12]=2;[.C12];NA())" office:value-type="string" office:string-value="" calcext:value-type="error">
            <text:p>#N/DISP</text:p>
          </table:table-cell>
          <table:table-cell table:formula="of:=IF([.A12]=3;[.C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317" calcext:value-type="float">
            <text:p>7,84317</text:p>
          </table:table-cell>
          <table:table-cell office:value-type="float" office:value="11.30611" calcext:value-type="float">
            <text:p>11,30611</text:p>
          </table:table-cell>
          <table:table-cell table:formula="of:=IF([.A13]=0;[.C13];NA())" office:value-type="float" office:value="11.30611" calcext:value-type="float">
            <text:p>11,30611</text:p>
          </table:table-cell>
          <table:table-cell table:formula="of:=IF([.A13]=1;[.C13];NA())" office:value-type="string" office:string-value="" calcext:value-type="error">
            <text:p>#N/DISP</text:p>
          </table:table-cell>
          <table:table-cell table:formula="of:=IF([.A13]=2;[.C13];NA())" office:value-type="string" office:string-value="" calcext:value-type="error">
            <text:p>#N/DISP</text:p>
          </table:table-cell>
          <table:table-cell table:formula="of:=IF([.A13]=3;[.C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7166" calcext:value-type="float">
            <text:p>10,57166</text:p>
          </table:table-cell>
          <table:table-cell office:value-type="float" office:value="9.29981" calcext:value-type="float">
            <text:p>9,29981</text:p>
          </table:table-cell>
          <table:table-cell table:formula="of:=IF([.A14]=0;[.C14];NA())" office:value-type="string" office:string-value="" calcext:value-type="error">
            <text:p>#N/DISP</text:p>
          </table:table-cell>
          <table:table-cell table:formula="of:=IF([.A14]=1;[.C14];NA())" office:value-type="float" office:value="9.29981" calcext:value-type="float">
            <text:p>9,29981</text:p>
          </table:table-cell>
          <table:table-cell table:formula="of:=IF([.A14]=2;[.C14];NA())" office:value-type="string" office:string-value="" calcext:value-type="error">
            <text:p>#N/DISP</text:p>
          </table:table-cell>
          <table:table-cell table:formula="of:=IF([.A14]=3;[.C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526" calcext:value-type="float">
            <text:p>7,79526</text:p>
          </table:table-cell>
          <table:table-cell office:value-type="float" office:value="11.29275" calcext:value-type="float">
            <text:p>11,29275</text:p>
          </table:table-cell>
          <table:table-cell table:formula="of:=IF([.A15]=0;[.C15];NA())" office:value-type="float" office:value="11.29275" calcext:value-type="float">
            <text:p>11,29275</text:p>
          </table:table-cell>
          <table:table-cell table:formula="of:=IF([.A15]=1;[.C15];NA())" office:value-type="string" office:string-value="" calcext:value-type="error">
            <text:p>#N/DISP</text:p>
          </table:table-cell>
          <table:table-cell table:formula="of:=IF([.A15]=2;[.C15];NA())" office:value-type="string" office:string-value="" calcext:value-type="error">
            <text:p>#N/DISP</text:p>
          </table:table-cell>
          <table:table-cell table:formula="of:=IF([.A15]=3;[.C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744" calcext:value-type="float">
            <text:p>7,74744</text:p>
          </table:table-cell>
          <table:table-cell office:value-type="float" office:value="11.2784" calcext:value-type="float">
            <text:p>11,2784</text:p>
          </table:table-cell>
          <table:table-cell table:formula="of:=IF([.A16]=0;[.C16];NA())" office:value-type="float" office:value="11.2784" calcext:value-type="float">
            <text:p>11,2784</text:p>
          </table:table-cell>
          <table:table-cell table:formula="of:=IF([.A16]=1;[.C16];NA())" office:value-type="string" office:string-value="" calcext:value-type="error">
            <text:p>#N/DISP</text:p>
          </table:table-cell>
          <table:table-cell table:formula="of:=IF([.A16]=2;[.C16];NA())" office:value-type="string" office:string-value="" calcext:value-type="error">
            <text:p>#N/DISP</text:p>
          </table:table-cell>
          <table:table-cell table:formula="of:=IF([.A16]=3;[.C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974" calcext:value-type="float">
            <text:p>7,69974</text:p>
          </table:table-cell>
          <table:table-cell office:value-type="float" office:value="11.26305" calcext:value-type="float">
            <text:p>11,26305</text:p>
          </table:table-cell>
          <table:table-cell table:formula="of:=IF([.A17]=0;[.C17];NA())" office:value-type="float" office:value="11.26305" calcext:value-type="float">
            <text:p>11,26305</text:p>
          </table:table-cell>
          <table:table-cell table:formula="of:=IF([.A17]=1;[.C17];NA())" office:value-type="string" office:string-value="" calcext:value-type="error">
            <text:p>#N/DISP</text:p>
          </table:table-cell>
          <table:table-cell table:formula="of:=IF([.A17]=2;[.C17];NA())" office:value-type="string" office:string-value="" calcext:value-type="error">
            <text:p>#N/DISP</text:p>
          </table:table-cell>
          <table:table-cell table:formula="of:=IF([.A17]=3;[.C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5217" calcext:value-type="float">
            <text:p>7,65217</text:p>
          </table:table-cell>
          <table:table-cell office:value-type="float" office:value="11.24672" calcext:value-type="float">
            <text:p>11,24672</text:p>
          </table:table-cell>
          <table:table-cell table:formula="of:=IF([.A18]=0;[.C18];NA())" office:value-type="float" office:value="11.24672" calcext:value-type="float">
            <text:p>11,24672</text:p>
          </table:table-cell>
          <table:table-cell table:formula="of:=IF([.A18]=1;[.C18];NA())" office:value-type="string" office:string-value="" calcext:value-type="error">
            <text:p>#N/DISP</text:p>
          </table:table-cell>
          <table:table-cell table:formula="of:=IF([.A18]=2;[.C18];NA())" office:value-type="string" office:string-value="" calcext:value-type="error">
            <text:p>#N/DISP</text:p>
          </table:table-cell>
          <table:table-cell table:formula="of:=IF([.A18]=3;[.C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476" calcext:value-type="float">
            <text:p>7,60476</text:p>
          </table:table-cell>
          <table:table-cell office:value-type="float" office:value="11.22939" calcext:value-type="float">
            <text:p>11,22939</text:p>
          </table:table-cell>
          <table:table-cell table:formula="of:=IF([.A19]=0;[.C19];NA())" office:value-type="float" office:value="11.22939" calcext:value-type="float">
            <text:p>11,22939</text:p>
          </table:table-cell>
          <table:table-cell table:formula="of:=IF([.A19]=1;[.C19];NA())" office:value-type="string" office:string-value="" calcext:value-type="error">
            <text:p>#N/DISP</text:p>
          </table:table-cell>
          <table:table-cell table:formula="of:=IF([.A19]=2;[.C19];NA())" office:value-type="string" office:string-value="" calcext:value-type="error">
            <text:p>#N/DISP</text:p>
          </table:table-cell>
          <table:table-cell table:formula="of:=IF([.A19]=3;[.C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52" calcext:value-type="float">
            <text:p>7,55752</text:p>
          </table:table-cell>
          <table:table-cell office:value-type="float" office:value="11.21107" calcext:value-type="float">
            <text:p>11,21107</text:p>
          </table:table-cell>
          <table:table-cell table:formula="of:=IF([.A20]=0;[.C20];NA())" office:value-type="float" office:value="11.21107" calcext:value-type="float">
            <text:p>11,21107</text:p>
          </table:table-cell>
          <table:table-cell table:formula="of:=IF([.A20]=1;[.C20];NA())" office:value-type="string" office:string-value="" calcext:value-type="error">
            <text:p>#N/DISP</text:p>
          </table:table-cell>
          <table:table-cell table:formula="of:=IF([.A20]=2;[.C20];NA())" office:value-type="string" office:string-value="" calcext:value-type="error">
            <text:p>#N/DISP</text:p>
          </table:table-cell>
          <table:table-cell table:formula="of:=IF([.A20]=3;[.C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1048" calcext:value-type="float">
            <text:p>7,51048</text:p>
          </table:table-cell>
          <table:table-cell office:value-type="float" office:value="11.19176" calcext:value-type="float">
            <text:p>11,19176</text:p>
          </table:table-cell>
          <table:table-cell table:formula="of:=IF([.A21]=0;[.C21];NA())" office:value-type="float" office:value="11.19176" calcext:value-type="float">
            <text:p>11,19176</text:p>
          </table:table-cell>
          <table:table-cell table:formula="of:=IF([.A21]=1;[.C21];NA())" office:value-type="string" office:string-value="" calcext:value-type="error">
            <text:p>#N/DISP</text:p>
          </table:table-cell>
          <table:table-cell table:formula="of:=IF([.A21]=2;[.C21];NA())" office:value-type="string" office:string-value="" calcext:value-type="error">
            <text:p>#N/DISP</text:p>
          </table:table-cell>
          <table:table-cell table:formula="of:=IF([.A21]=3;[.C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366" calcext:value-type="float">
            <text:p>7,46366</text:p>
          </table:table-cell>
          <table:table-cell office:value-type="float" office:value="11.17146" calcext:value-type="float">
            <text:p>11,17146</text:p>
          </table:table-cell>
          <table:table-cell table:formula="of:=IF([.A22]=0;[.C22];NA())" office:value-type="float" office:value="11.17146" calcext:value-type="float">
            <text:p>11,17146</text:p>
          </table:table-cell>
          <table:table-cell table:formula="of:=IF([.A22]=1;[.C22];NA())" office:value-type="string" office:string-value="" calcext:value-type="error">
            <text:p>#N/DISP</text:p>
          </table:table-cell>
          <table:table-cell table:formula="of:=IF([.A22]=2;[.C22];NA())" office:value-type="string" office:string-value="" calcext:value-type="error">
            <text:p>#N/DISP</text:p>
          </table:table-cell>
          <table:table-cell table:formula="of:=IF([.A22]=3;[.C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707" calcext:value-type="float">
            <text:p>7,41707</text:p>
          </table:table-cell>
          <table:table-cell office:value-type="float" office:value="11.15017" calcext:value-type="float">
            <text:p>11,15017</text:p>
          </table:table-cell>
          <table:table-cell table:formula="of:=IF([.A23]=0;[.C23];NA())" office:value-type="float" office:value="11.15017" calcext:value-type="float">
            <text:p>11,15017</text:p>
          </table:table-cell>
          <table:table-cell table:formula="of:=IF([.A23]=1;[.C23];NA())" office:value-type="string" office:string-value="" calcext:value-type="error">
            <text:p>#N/DISP</text:p>
          </table:table-cell>
          <table:table-cell table:formula="of:=IF([.A23]=2;[.C23];NA())" office:value-type="string" office:string-value="" calcext:value-type="error">
            <text:p>#N/DISP</text:p>
          </table:table-cell>
          <table:table-cell table:formula="of:=IF([.A23]=3;[.C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075" calcext:value-type="float">
            <text:p>7,37075</text:p>
          </table:table-cell>
          <table:table-cell office:value-type="float" office:value="11.12789" calcext:value-type="float">
            <text:p>11,12789</text:p>
          </table:table-cell>
          <table:table-cell table:formula="of:=IF([.A24]=0;[.C24];NA())" office:value-type="float" office:value="11.12789" calcext:value-type="float">
            <text:p>11,12789</text:p>
          </table:table-cell>
          <table:table-cell table:formula="of:=IF([.A24]=1;[.C24];NA())" office:value-type="string" office:string-value="" calcext:value-type="error">
            <text:p>#N/DISP</text:p>
          </table:table-cell>
          <table:table-cell table:formula="of:=IF([.A24]=2;[.C24];NA())" office:value-type="string" office:string-value="" calcext:value-type="error">
            <text:p>#N/DISP</text:p>
          </table:table-cell>
          <table:table-cell table:formula="of:=IF([.A24]=3;[.C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7552" calcext:value-type="float">
            <text:p>10,57552</text:p>
          </table:table-cell>
          <table:table-cell office:value-type="float" office:value="9.331439" calcext:value-type="float">
            <text:p>9,331439</text:p>
          </table:table-cell>
          <table:table-cell table:formula="of:=IF([.A25]=0;[.C25];NA())" office:value-type="string" office:string-value="" calcext:value-type="error">
            <text:p>#N/DISP</text:p>
          </table:table-cell>
          <table:table-cell table:formula="of:=IF([.A25]=1;[.C25];NA())" office:value-type="float" office:value="9.331439" calcext:value-type="float">
            <text:p>9,331439</text:p>
          </table:table-cell>
          <table:table-cell table:formula="of:=IF([.A25]=2;[.C25];NA())" office:value-type="string" office:string-value="" calcext:value-type="error">
            <text:p>#N/DISP</text:p>
          </table:table-cell>
          <table:table-cell table:formula="of:=IF([.A25]=3;[.C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47" calcext:value-type="float">
            <text:p>7,3247</text:p>
          </table:table-cell>
          <table:table-cell office:value-type="float" office:value="11.10463" calcext:value-type="float">
            <text:p>11,10463</text:p>
          </table:table-cell>
          <table:table-cell table:formula="of:=IF([.A26]=0;[.C26];NA())" office:value-type="float" office:value="11.10463" calcext:value-type="float">
            <text:p>11,10463</text:p>
          </table:table-cell>
          <table:table-cell table:formula="of:=IF([.A26]=1;[.C26];NA())" office:value-type="string" office:string-value="" calcext:value-type="error">
            <text:p>#N/DISP</text:p>
          </table:table-cell>
          <table:table-cell table:formula="of:=IF([.A26]=2;[.C26];NA())" office:value-type="string" office:string-value="" calcext:value-type="error">
            <text:p>#N/DISP</text:p>
          </table:table-cell>
          <table:table-cell table:formula="of:=IF([.A26]=3;[.C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7896" calcext:value-type="float">
            <text:p>7,27896</text:p>
          </table:table-cell>
          <table:table-cell office:value-type="float" office:value="11.08039" calcext:value-type="float">
            <text:p>11,08039</text:p>
          </table:table-cell>
          <table:table-cell table:formula="of:=IF([.A27]=0;[.C27];NA())" office:value-type="float" office:value="11.08039" calcext:value-type="float">
            <text:p>11,08039</text:p>
          </table:table-cell>
          <table:table-cell table:formula="of:=IF([.A27]=1;[.C27];NA())" office:value-type="string" office:string-value="" calcext:value-type="error">
            <text:p>#N/DISP</text:p>
          </table:table-cell>
          <table:table-cell table:formula="of:=IF([.A27]=2;[.C27];NA())" office:value-type="string" office:string-value="" calcext:value-type="error">
            <text:p>#N/DISP</text:p>
          </table:table-cell>
          <table:table-cell table:formula="of:=IF([.A27]=3;[.C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353" calcext:value-type="float">
            <text:p>7,23353</text:p>
          </table:table-cell>
          <table:table-cell office:value-type="float" office:value="11.05516" calcext:value-type="float">
            <text:p>11,05516</text:p>
          </table:table-cell>
          <table:table-cell table:formula="of:=IF([.A28]=0;[.C28];NA())" office:value-type="float" office:value="11.05516" calcext:value-type="float">
            <text:p>11,05516</text:p>
          </table:table-cell>
          <table:table-cell table:formula="of:=IF([.A28]=1;[.C28];NA())" office:value-type="string" office:string-value="" calcext:value-type="error">
            <text:p>#N/DISP</text:p>
          </table:table-cell>
          <table:table-cell table:formula="of:=IF([.A28]=2;[.C28];NA())" office:value-type="string" office:string-value="" calcext:value-type="error">
            <text:p>#N/DISP</text:p>
          </table:table-cell>
          <table:table-cell table:formula="of:=IF([.A28]=3;[.C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845" calcext:value-type="float">
            <text:p>7,18845</text:p>
          </table:table-cell>
          <table:table-cell office:value-type="float" office:value="11.02896" calcext:value-type="float">
            <text:p>11,02896</text:p>
          </table:table-cell>
          <table:table-cell table:formula="of:=IF([.A29]=0;[.C29];NA())" office:value-type="float" office:value="11.02896" calcext:value-type="float">
            <text:p>11,02896</text:p>
          </table:table-cell>
          <table:table-cell table:formula="of:=IF([.A29]=1;[.C29];NA())" office:value-type="string" office:string-value="" calcext:value-type="error">
            <text:p>#N/DISP</text:p>
          </table:table-cell>
          <table:table-cell table:formula="of:=IF([.A29]=2;[.C29];NA())" office:value-type="string" office:string-value="" calcext:value-type="error">
            <text:p>#N/DISP</text:p>
          </table:table-cell>
          <table:table-cell table:formula="of:=IF([.A29]=3;[.C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373" calcext:value-type="float">
            <text:p>7,14373</text:p>
          </table:table-cell>
          <table:table-cell office:value-type="float" office:value="11.00179" calcext:value-type="float">
            <text:p>11,00179</text:p>
          </table:table-cell>
          <table:table-cell table:formula="of:=IF([.A30]=0;[.C30];NA())" office:value-type="float" office:value="11.00179" calcext:value-type="float">
            <text:p>11,00179</text:p>
          </table:table-cell>
          <table:table-cell table:formula="of:=IF([.A30]=1;[.C30];NA())" office:value-type="string" office:string-value="" calcext:value-type="error">
            <text:p>#N/DISP</text:p>
          </table:table-cell>
          <table:table-cell table:formula="of:=IF([.A30]=2;[.C30];NA())" office:value-type="string" office:string-value="" calcext:value-type="error">
            <text:p>#N/DISP</text:p>
          </table:table-cell>
          <table:table-cell table:formula="of:=IF([.A30]=3;[.C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939" calcext:value-type="float">
            <text:p>7,09939</text:p>
          </table:table-cell>
          <table:table-cell office:value-type="float" office:value="10.97365" calcext:value-type="float">
            <text:p>10,97365</text:p>
          </table:table-cell>
          <table:table-cell table:formula="of:=IF([.A31]=0;[.C31];NA())" office:value-type="float" office:value="10.97365" calcext:value-type="float">
            <text:p>10,97365</text:p>
          </table:table-cell>
          <table:table-cell table:formula="of:=IF([.A31]=1;[.C31];NA())" office:value-type="string" office:string-value="" calcext:value-type="error">
            <text:p>#N/DISP</text:p>
          </table:table-cell>
          <table:table-cell table:formula="of:=IF([.A31]=2;[.C31];NA())" office:value-type="string" office:string-value="" calcext:value-type="error">
            <text:p>#N/DISP</text:p>
          </table:table-cell>
          <table:table-cell table:formula="of:=IF([.A31]=3;[.C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546" calcext:value-type="float">
            <text:p>7,05546</text:p>
          </table:table-cell>
          <table:table-cell office:value-type="float" office:value="10.94454" calcext:value-type="float">
            <text:p>10,94454</text:p>
          </table:table-cell>
          <table:table-cell table:formula="of:=IF([.A32]=0;[.C32];NA())" office:value-type="float" office:value="10.94454" calcext:value-type="float">
            <text:p>10,94454</text:p>
          </table:table-cell>
          <table:table-cell table:formula="of:=IF([.A32]=1;[.C32];NA())" office:value-type="string" office:string-value="" calcext:value-type="error">
            <text:p>#N/DISP</text:p>
          </table:table-cell>
          <table:table-cell table:formula="of:=IF([.A32]=2;[.C32];NA())" office:value-type="string" office:string-value="" calcext:value-type="error">
            <text:p>#N/DISP</text:p>
          </table:table-cell>
          <table:table-cell table:formula="of:=IF([.A32]=3;[.C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195" calcext:value-type="float">
            <text:p>7,01195</text:p>
          </table:table-cell>
          <table:table-cell office:value-type="float" office:value="10.91448" calcext:value-type="float">
            <text:p>10,91448</text:p>
          </table:table-cell>
          <table:table-cell table:formula="of:=IF([.A33]=0;[.C33];NA())" office:value-type="float" office:value="10.91448" calcext:value-type="float">
            <text:p>10,91448</text:p>
          </table:table-cell>
          <table:table-cell table:formula="of:=IF([.A33]=1;[.C33];NA())" office:value-type="string" office:string-value="" calcext:value-type="error">
            <text:p>#N/DISP</text:p>
          </table:table-cell>
          <table:table-cell table:formula="of:=IF([.A33]=2;[.C33];NA())" office:value-type="string" office:string-value="" calcext:value-type="error">
            <text:p>#N/DISP</text:p>
          </table:table-cell>
          <table:table-cell table:formula="of:=IF([.A33]=3;[.C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6888" calcext:value-type="float">
            <text:p>6,96888</text:p>
          </table:table-cell>
          <table:table-cell office:value-type="float" office:value="10.88347" calcext:value-type="float">
            <text:p>10,88347</text:p>
          </table:table-cell>
          <table:table-cell table:formula="of:=IF([.A34]=0;[.C34];NA())" office:value-type="float" office:value="10.88347" calcext:value-type="float">
            <text:p>10,88347</text:p>
          </table:table-cell>
          <table:table-cell table:formula="of:=IF([.A34]=1;[.C34];NA())" office:value-type="string" office:string-value="" calcext:value-type="error">
            <text:p>#N/DISP</text:p>
          </table:table-cell>
          <table:table-cell table:formula="of:=IF([.A34]=2;[.C34];NA())" office:value-type="string" office:string-value="" calcext:value-type="error">
            <text:p>#N/DISP</text:p>
          </table:table-cell>
          <table:table-cell table:formula="of:=IF([.A34]=3;[.C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2628" calcext:value-type="float">
            <text:p>6,92628</text:p>
          </table:table-cell>
          <table:table-cell office:value-type="float" office:value="10.85151" calcext:value-type="float">
            <text:p>10,85151</text:p>
          </table:table-cell>
          <table:table-cell table:formula="of:=IF([.A35]=0;[.C35];NA())" office:value-type="float" office:value="10.85151" calcext:value-type="float">
            <text:p>10,85151</text:p>
          </table:table-cell>
          <table:table-cell table:formula="of:=IF([.A35]=1;[.C35];NA())" office:value-type="string" office:string-value="" calcext:value-type="error">
            <text:p>#N/DISP</text:p>
          </table:table-cell>
          <table:table-cell table:formula="of:=IF([.A35]=2;[.C35];NA())" office:value-type="string" office:string-value="" calcext:value-type="error">
            <text:p>#N/DISP</text:p>
          </table:table-cell>
          <table:table-cell table:formula="of:=IF([.A35]=3;[.C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7873" calcext:value-type="float">
            <text:p>10,57873</text:p>
          </table:table-cell>
          <table:table-cell office:value-type="float" office:value="9.363319" calcext:value-type="float">
            <text:p>9,363319</text:p>
          </table:table-cell>
          <table:table-cell table:formula="of:=IF([.A36]=0;[.C36];NA())" office:value-type="string" office:string-value="" calcext:value-type="error">
            <text:p>#N/DISP</text:p>
          </table:table-cell>
          <table:table-cell table:formula="of:=IF([.A36]=1;[.C36];NA())" office:value-type="float" office:value="9.363319" calcext:value-type="float">
            <text:p>9,363319</text:p>
          </table:table-cell>
          <table:table-cell table:formula="of:=IF([.A36]=2;[.C36];NA())" office:value-type="string" office:string-value="" calcext:value-type="error">
            <text:p>#N/DISP</text:p>
          </table:table-cell>
          <table:table-cell table:formula="of:=IF([.A36]=3;[.C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417" calcext:value-type="float">
            <text:p>6,88417</text:p>
          </table:table-cell>
          <table:table-cell office:value-type="float" office:value="10.81862" calcext:value-type="float">
            <text:p>10,81862</text:p>
          </table:table-cell>
          <table:table-cell table:formula="of:=IF([.A37]=0;[.C37];NA())" office:value-type="float" office:value="10.81862" calcext:value-type="float">
            <text:p>10,81862</text:p>
          </table:table-cell>
          <table:table-cell table:formula="of:=IF([.A37]=1;[.C37];NA())" office:value-type="string" office:string-value="" calcext:value-type="error">
            <text:p>#N/DISP</text:p>
          </table:table-cell>
          <table:table-cell table:formula="of:=IF([.A37]=2;[.C37];NA())" office:value-type="string" office:string-value="" calcext:value-type="error">
            <text:p>#N/DISP</text:p>
          </table:table-cell>
          <table:table-cell table:formula="of:=IF([.A37]=3;[.C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256" calcext:value-type="float">
            <text:p>6,84256</text:p>
          </table:table-cell>
          <table:table-cell office:value-type="float" office:value="10.78479" calcext:value-type="float">
            <text:p>10,78479</text:p>
          </table:table-cell>
          <table:table-cell table:formula="of:=IF([.A38]=0;[.C38];NA())" office:value-type="float" office:value="10.78479" calcext:value-type="float">
            <text:p>10,78479</text:p>
          </table:table-cell>
          <table:table-cell table:formula="of:=IF([.A38]=1;[.C38];NA())" office:value-type="string" office:string-value="" calcext:value-type="error">
            <text:p>#N/DISP</text:p>
          </table:table-cell>
          <table:table-cell table:formula="of:=IF([.A38]=2;[.C38];NA())" office:value-type="string" office:string-value="" calcext:value-type="error">
            <text:p>#N/DISP</text:p>
          </table:table-cell>
          <table:table-cell table:formula="of:=IF([.A38]=3;[.C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148" calcext:value-type="float">
            <text:p>6,80148</text:p>
          </table:table-cell>
          <table:table-cell office:value-type="float" office:value="10.75003" calcext:value-type="float">
            <text:p>10,75003</text:p>
          </table:table-cell>
          <table:table-cell table:formula="of:=IF([.A39]=0;[.C39];NA())" office:value-type="float" office:value="10.75003" calcext:value-type="float">
            <text:p>10,75003</text:p>
          </table:table-cell>
          <table:table-cell table:formula="of:=IF([.A39]=1;[.C39];NA())" office:value-type="string" office:string-value="" calcext:value-type="error">
            <text:p>#N/DISP</text:p>
          </table:table-cell>
          <table:table-cell table:formula="of:=IF([.A39]=2;[.C39];NA())" office:value-type="string" office:string-value="" calcext:value-type="error">
            <text:p>#N/DISP</text:p>
          </table:table-cell>
          <table:table-cell table:formula="of:=IF([.A39]=3;[.C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095" calcext:value-type="float">
            <text:p>6,76095</text:p>
          </table:table-cell>
          <table:table-cell office:value-type="float" office:value="10.71436" calcext:value-type="float">
            <text:p>10,71436</text:p>
          </table:table-cell>
          <table:table-cell table:formula="of:=IF([.A40]=0;[.C40];NA())" office:value-type="float" office:value="10.71436" calcext:value-type="float">
            <text:p>10,71436</text:p>
          </table:table-cell>
          <table:table-cell table:formula="of:=IF([.A40]=1;[.C40];NA())" office:value-type="string" office:string-value="" calcext:value-type="error">
            <text:p>#N/DISP</text:p>
          </table:table-cell>
          <table:table-cell table:formula="of:=IF([.A40]=2;[.C40];NA())" office:value-type="string" office:string-value="" calcext:value-type="error">
            <text:p>#N/DISP</text:p>
          </table:table-cell>
          <table:table-cell table:formula="of:=IF([.A40]=3;[.C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2098" calcext:value-type="float">
            <text:p>6,72098</text:p>
          </table:table-cell>
          <table:table-cell office:value-type="float" office:value="10.67778" calcext:value-type="float">
            <text:p>10,67778</text:p>
          </table:table-cell>
          <table:table-cell table:formula="of:=IF([.A41]=0;[.C41];NA())" office:value-type="float" office:value="10.67778" calcext:value-type="float">
            <text:p>10,67778</text:p>
          </table:table-cell>
          <table:table-cell table:formula="of:=IF([.A41]=1;[.C41];NA())" office:value-type="string" office:string-value="" calcext:value-type="error">
            <text:p>#N/DISP</text:p>
          </table:table-cell>
          <table:table-cell table:formula="of:=IF([.A41]=2;[.C41];NA())" office:value-type="string" office:string-value="" calcext:value-type="error">
            <text:p>#N/DISP</text:p>
          </table:table-cell>
          <table:table-cell table:formula="of:=IF([.A41]=3;[.C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816" calcext:value-type="float">
            <text:p>6,6816</text:p>
          </table:table-cell>
          <table:table-cell office:value-type="float" office:value="10.64031" calcext:value-type="float">
            <text:p>10,64031</text:p>
          </table:table-cell>
          <table:table-cell table:formula="of:=IF([.A42]=0;[.C42];NA())" office:value-type="float" office:value="10.64031" calcext:value-type="float">
            <text:p>10,64031</text:p>
          </table:table-cell>
          <table:table-cell table:formula="of:=IF([.A42]=1;[.C42];NA())" office:value-type="string" office:string-value="" calcext:value-type="error">
            <text:p>#N/DISP</text:p>
          </table:table-cell>
          <table:table-cell table:formula="of:=IF([.A42]=2;[.C42];NA())" office:value-type="string" office:string-value="" calcext:value-type="error">
            <text:p>#N/DISP</text:p>
          </table:table-cell>
          <table:table-cell table:formula="of:=IF([.A42]=3;[.C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282" calcext:value-type="float">
            <text:p>6,64282</text:p>
          </table:table-cell>
          <table:table-cell office:value-type="float" office:value="10.60194" calcext:value-type="float">
            <text:p>10,60194</text:p>
          </table:table-cell>
          <table:table-cell table:formula="of:=IF([.A43]=0;[.C43];NA())" office:value-type="float" office:value="10.60194" calcext:value-type="float">
            <text:p>10,60194</text:p>
          </table:table-cell>
          <table:table-cell table:formula="of:=IF([.A43]=1;[.C43];NA())" office:value-type="string" office:string-value="" calcext:value-type="error">
            <text:p>#N/DISP</text:p>
          </table:table-cell>
          <table:table-cell table:formula="of:=IF([.A43]=2;[.C43];NA())" office:value-type="string" office:string-value="" calcext:value-type="error">
            <text:p>#N/DISP</text:p>
          </table:table-cell>
          <table:table-cell table:formula="of:=IF([.A43]=3;[.C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0467" calcext:value-type="float">
            <text:p>6,60467</text:p>
          </table:table-cell>
          <table:table-cell office:value-type="float" office:value="10.56269" calcext:value-type="float">
            <text:p>10,56269</text:p>
          </table:table-cell>
          <table:table-cell table:formula="of:=IF([.A44]=0;[.C44];NA())" office:value-type="float" office:value="10.56269" calcext:value-type="float">
            <text:p>10,56269</text:p>
          </table:table-cell>
          <table:table-cell table:formula="of:=IF([.A44]=1;[.C44];NA())" office:value-type="string" office:string-value="" calcext:value-type="error">
            <text:p>#N/DISP</text:p>
          </table:table-cell>
          <table:table-cell table:formula="of:=IF([.A44]=2;[.C44];NA())" office:value-type="string" office:string-value="" calcext:value-type="error">
            <text:p>#N/DISP</text:p>
          </table:table-cell>
          <table:table-cell table:formula="of:=IF([.A44]=3;[.C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6716" calcext:value-type="float">
            <text:p>6,56716</text:p>
          </table:table-cell>
          <table:table-cell office:value-type="float" office:value="10.52257" calcext:value-type="float">
            <text:p>10,52257</text:p>
          </table:table-cell>
          <table:table-cell table:formula="of:=IF([.A45]=0;[.C45];NA())" office:value-type="float" office:value="10.52257" calcext:value-type="float">
            <text:p>10,52257</text:p>
          </table:table-cell>
          <table:table-cell table:formula="of:=IF([.A45]=1;[.C45];NA())" office:value-type="string" office:string-value="" calcext:value-type="error">
            <text:p>#N/DISP</text:p>
          </table:table-cell>
          <table:table-cell table:formula="of:=IF([.A45]=2;[.C45];NA())" office:value-type="string" office:string-value="" calcext:value-type="error">
            <text:p>#N/DISP</text:p>
          </table:table-cell>
          <table:table-cell table:formula="of:=IF([.A45]=3;[.C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032" calcext:value-type="float">
            <text:p>6,53032</text:p>
          </table:table-cell>
          <table:table-cell office:value-type="float" office:value="10.48159" calcext:value-type="float">
            <text:p>10,48159</text:p>
          </table:table-cell>
          <table:table-cell table:formula="of:=IF([.A46]=0;[.C46];NA())" office:value-type="float" office:value="10.48159" calcext:value-type="float">
            <text:p>10,48159</text:p>
          </table:table-cell>
          <table:table-cell table:formula="of:=IF([.A46]=1;[.C46];NA())" office:value-type="string" office:string-value="" calcext:value-type="error">
            <text:p>#N/DISP</text:p>
          </table:table-cell>
          <table:table-cell table:formula="of:=IF([.A46]=2;[.C46];NA())" office:value-type="string" office:string-value="" calcext:value-type="error">
            <text:p>#N/DISP</text:p>
          </table:table-cell>
          <table:table-cell table:formula="of:=IF([.A46]=3;[.C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131" calcext:value-type="float">
            <text:p>10,58131</text:p>
          </table:table-cell>
          <table:table-cell office:value-type="float" office:value="9.395437" calcext:value-type="float">
            <text:p>9,395437</text:p>
          </table:table-cell>
          <table:table-cell table:formula="of:=IF([.A47]=0;[.C47];NA())" office:value-type="string" office:string-value="" calcext:value-type="error">
            <text:p>#N/DISP</text:p>
          </table:table-cell>
          <table:table-cell table:formula="of:=IF([.A47]=1;[.C47];NA())" office:value-type="float" office:value="9.395437" calcext:value-type="float">
            <text:p>9,395437</text:p>
          </table:table-cell>
          <table:table-cell table:formula="of:=IF([.A47]=2;[.C47];NA())" office:value-type="string" office:string-value="" calcext:value-type="error">
            <text:p>#N/DISP</text:p>
          </table:table-cell>
          <table:table-cell table:formula="of:=IF([.A47]=3;[.C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9417" calcext:value-type="float">
            <text:p>6,49417</text:p>
          </table:table-cell>
          <table:table-cell office:value-type="float" office:value="10.43975" calcext:value-type="float">
            <text:p>10,43975</text:p>
          </table:table-cell>
          <table:table-cell table:formula="of:=IF([.A48]=0;[.C48];NA())" office:value-type="float" office:value="10.43975" calcext:value-type="float">
            <text:p>10,43975</text:p>
          </table:table-cell>
          <table:table-cell table:formula="of:=IF([.A48]=1;[.C48];NA())" office:value-type="string" office:string-value="" calcext:value-type="error">
            <text:p>#N/DISP</text:p>
          </table:table-cell>
          <table:table-cell table:formula="of:=IF([.A48]=2;[.C48];NA())" office:value-type="string" office:string-value="" calcext:value-type="error">
            <text:p>#N/DISP</text:p>
          </table:table-cell>
          <table:table-cell table:formula="of:=IF([.A48]=3;[.C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871" calcext:value-type="float">
            <text:p>6,45871</text:p>
          </table:table-cell>
          <table:table-cell office:value-type="float" office:value="10.39709" calcext:value-type="float">
            <text:p>10,39709</text:p>
          </table:table-cell>
          <table:table-cell table:formula="of:=IF([.A49]=0;[.C49];NA())" office:value-type="float" office:value="10.39709" calcext:value-type="float">
            <text:p>10,39709</text:p>
          </table:table-cell>
          <table:table-cell table:formula="of:=IF([.A49]=1;[.C49];NA())" office:value-type="string" office:string-value="" calcext:value-type="error">
            <text:p>#N/DISP</text:p>
          </table:table-cell>
          <table:table-cell table:formula="of:=IF([.A49]=2;[.C49];NA())" office:value-type="string" office:string-value="" calcext:value-type="error">
            <text:p>#N/DISP</text:p>
          </table:table-cell>
          <table:table-cell table:formula="of:=IF([.A49]=3;[.C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2398" calcext:value-type="float">
            <text:p>6,42398</text:p>
          </table:table-cell>
          <table:table-cell office:value-type="float" office:value="10.35359" calcext:value-type="float">
            <text:p>10,35359</text:p>
          </table:table-cell>
          <table:table-cell table:formula="of:=IF([.A50]=0;[.C50];NA())" office:value-type="float" office:value="10.35359" calcext:value-type="float">
            <text:p>10,35359</text:p>
          </table:table-cell>
          <table:table-cell table:formula="of:=IF([.A50]=1;[.C50];NA())" office:value-type="string" office:string-value="" calcext:value-type="error">
            <text:p>#N/DISP</text:p>
          </table:table-cell>
          <table:table-cell table:formula="of:=IF([.A50]=2;[.C50];NA())" office:value-type="string" office:string-value="" calcext:value-type="error">
            <text:p>#N/DISP</text:p>
          </table:table-cell>
          <table:table-cell table:formula="of:=IF([.A50]=3;[.C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8998" calcext:value-type="float">
            <text:p>6,38998</text:p>
          </table:table-cell>
          <table:table-cell office:value-type="float" office:value="10.30928" calcext:value-type="float">
            <text:p>10,30928</text:p>
          </table:table-cell>
          <table:table-cell table:formula="of:=IF([.A51]=0;[.C51];NA())" office:value-type="float" office:value="10.30928" calcext:value-type="float">
            <text:p>10,30928</text:p>
          </table:table-cell>
          <table:table-cell table:formula="of:=IF([.A51]=1;[.C51];NA())" office:value-type="string" office:string-value="" calcext:value-type="error">
            <text:p>#N/DISP</text:p>
          </table:table-cell>
          <table:table-cell table:formula="of:=IF([.A51]=2;[.C51];NA())" office:value-type="string" office:string-value="" calcext:value-type="error">
            <text:p>#N/DISP</text:p>
          </table:table-cell>
          <table:table-cell table:formula="of:=IF([.A51]=3;[.C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675" calcext:value-type="float">
            <text:p>6,35675</text:p>
          </table:table-cell>
          <table:table-cell office:value-type="float" office:value="10.26417" calcext:value-type="float">
            <text:p>10,26417</text:p>
          </table:table-cell>
          <table:table-cell table:formula="of:=IF([.A52]=0;[.C52];NA())" office:value-type="float" office:value="10.26417" calcext:value-type="float">
            <text:p>10,26417</text:p>
          </table:table-cell>
          <table:table-cell table:formula="of:=IF([.A52]=1;[.C52];NA())" office:value-type="string" office:string-value="" calcext:value-type="error">
            <text:p>#N/DISP</text:p>
          </table:table-cell>
          <table:table-cell table:formula="of:=IF([.A52]=2;[.C52];NA())" office:value-type="string" office:string-value="" calcext:value-type="error">
            <text:p>#N/DISP</text:p>
          </table:table-cell>
          <table:table-cell table:formula="of:=IF([.A52]=3;[.C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2429" calcext:value-type="float">
            <text:p>6,32429</text:p>
          </table:table-cell>
          <table:table-cell office:value-type="float" office:value="10.21826" calcext:value-type="float">
            <text:p>10,21826</text:p>
          </table:table-cell>
          <table:table-cell table:formula="of:=IF([.A53]=0;[.C53];NA())" office:value-type="float" office:value="10.21826" calcext:value-type="float">
            <text:p>10,21826</text:p>
          </table:table-cell>
          <table:table-cell table:formula="of:=IF([.A53]=1;[.C53];NA())" office:value-type="string" office:string-value="" calcext:value-type="error">
            <text:p>#N/DISP</text:p>
          </table:table-cell>
          <table:table-cell table:formula="of:=IF([.A53]=2;[.C53];NA())" office:value-type="string" office:string-value="" calcext:value-type="error">
            <text:p>#N/DISP</text:p>
          </table:table-cell>
          <table:table-cell table:formula="of:=IF([.A53]=3;[.C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9262" calcext:value-type="float">
            <text:p>6,29262</text:p>
          </table:table-cell>
          <table:table-cell office:value-type="float" office:value="10.17159" calcext:value-type="float">
            <text:p>10,17159</text:p>
          </table:table-cell>
          <table:table-cell table:formula="of:=IF([.A54]=0;[.C54];NA())" office:value-type="float" office:value="10.17159" calcext:value-type="float">
            <text:p>10,17159</text:p>
          </table:table-cell>
          <table:table-cell table:formula="of:=IF([.A54]=1;[.C54];NA())" office:value-type="string" office:string-value="" calcext:value-type="error">
            <text:p>#N/DISP</text:p>
          </table:table-cell>
          <table:table-cell table:formula="of:=IF([.A54]=2;[.C54];NA())" office:value-type="string" office:string-value="" calcext:value-type="error">
            <text:p>#N/DISP</text:p>
          </table:table-cell>
          <table:table-cell table:formula="of:=IF([.A54]=3;[.C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177" calcext:value-type="float">
            <text:p>6,26177</text:p>
          </table:table-cell>
          <table:table-cell office:value-type="float" office:value="10.12415" calcext:value-type="float">
            <text:p>10,12415</text:p>
          </table:table-cell>
          <table:table-cell table:formula="of:=IF([.A55]=0;[.C55];NA())" office:value-type="float" office:value="10.12415" calcext:value-type="float">
            <text:p>10,12415</text:p>
          </table:table-cell>
          <table:table-cell table:formula="of:=IF([.A55]=1;[.C55];NA())" office:value-type="string" office:string-value="" calcext:value-type="error">
            <text:p>#N/DISP</text:p>
          </table:table-cell>
          <table:table-cell table:formula="of:=IF([.A55]=2;[.C55];NA())" office:value-type="string" office:string-value="" calcext:value-type="error">
            <text:p>#N/DISP</text:p>
          </table:table-cell>
          <table:table-cell table:formula="of:=IF([.A55]=3;[.C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3175" calcext:value-type="float">
            <text:p>6,23175</text:p>
          </table:table-cell>
          <table:table-cell office:value-type="float" office:value="10.07596" calcext:value-type="float">
            <text:p>10,07596</text:p>
          </table:table-cell>
          <table:table-cell table:formula="of:=IF([.A56]=0;[.C56];NA())" office:value-type="float" office:value="10.07596" calcext:value-type="float">
            <text:p>10,07596</text:p>
          </table:table-cell>
          <table:table-cell table:formula="of:=IF([.A56]=1;[.C56];NA())" office:value-type="string" office:string-value="" calcext:value-type="error">
            <text:p>#N/DISP</text:p>
          </table:table-cell>
          <table:table-cell table:formula="of:=IF([.A56]=2;[.C56];NA())" office:value-type="string" office:string-value="" calcext:value-type="error">
            <text:p>#N/DISP</text:p>
          </table:table-cell>
          <table:table-cell table:formula="of:=IF([.A56]=3;[.C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0257" calcext:value-type="float">
            <text:p>6,20257</text:p>
          </table:table-cell>
          <table:table-cell office:value-type="float" office:value="10.02704" calcext:value-type="float">
            <text:p>10,02704</text:p>
          </table:table-cell>
          <table:table-cell table:formula="of:=IF([.A57]=0;[.C57];NA())" office:value-type="float" office:value="10.02704" calcext:value-type="float">
            <text:p>10,02704</text:p>
          </table:table-cell>
          <table:table-cell table:formula="of:=IF([.A57]=1;[.C57];NA())" office:value-type="string" office:string-value="" calcext:value-type="error">
            <text:p>#N/DISP</text:p>
          </table:table-cell>
          <table:table-cell table:formula="of:=IF([.A57]=2;[.C57];NA())" office:value-type="string" office:string-value="" calcext:value-type="error">
            <text:p>#N/DISP</text:p>
          </table:table-cell>
          <table:table-cell table:formula="of:=IF([.A57]=3;[.C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323" calcext:value-type="float">
            <text:p>10,58323</text:p>
          </table:table-cell>
          <table:table-cell office:value-type="float" office:value="9.42778" calcext:value-type="float">
            <text:p>9,42778</text:p>
          </table:table-cell>
          <table:table-cell table:formula="of:=IF([.A58]=0;[.C58];NA())" office:value-type="string" office:string-value="" calcext:value-type="error">
            <text:p>#N/DISP</text:p>
          </table:table-cell>
          <table:table-cell table:formula="of:=IF([.A58]=1;[.C58];NA())" office:value-type="float" office:value="9.42778" calcext:value-type="float">
            <text:p>9,42778</text:p>
          </table:table-cell>
          <table:table-cell table:formula="of:=IF([.A58]=2;[.C58];NA())" office:value-type="string" office:string-value="" calcext:value-type="error">
            <text:p>#N/DISP</text:p>
          </table:table-cell>
          <table:table-cell table:formula="of:=IF([.A58]=3;[.C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426" calcext:value-type="float">
            <text:p>6,17426</text:p>
          </table:table-cell>
          <table:table-cell office:value-type="float" office:value="9.977395" calcext:value-type="float">
            <text:p>9,977395</text:p>
          </table:table-cell>
          <table:table-cell table:formula="of:=IF([.A59]=0;[.C59];NA())" office:value-type="float" office:value="9.977395" calcext:value-type="float">
            <text:p>9,977395</text:p>
          </table:table-cell>
          <table:table-cell table:formula="of:=IF([.A59]=1;[.C59];NA())" office:value-type="string" office:string-value="" calcext:value-type="error">
            <text:p>#N/DISP</text:p>
          </table:table-cell>
          <table:table-cell table:formula="of:=IF([.A59]=2;[.C59];NA())" office:value-type="string" office:string-value="" calcext:value-type="error">
            <text:p>#N/DISP</text:p>
          </table:table-cell>
          <table:table-cell table:formula="of:=IF([.A59]=3;[.C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4683" calcext:value-type="float">
            <text:p>6,14683</text:p>
          </table:table-cell>
          <table:table-cell office:value-type="float" office:value="9.927051" calcext:value-type="float">
            <text:p>9,927051</text:p>
          </table:table-cell>
          <table:table-cell table:formula="of:=IF([.A60]=0;[.C60];NA())" office:value-type="float" office:value="9.927051" calcext:value-type="float">
            <text:p>9,927051</text:p>
          </table:table-cell>
          <table:table-cell table:formula="of:=IF([.A60]=1;[.C60];NA())" office:value-type="string" office:string-value="" calcext:value-type="error">
            <text:p>#N/DISP</text:p>
          </table:table-cell>
          <table:table-cell table:formula="of:=IF([.A60]=2;[.C60];NA())" office:value-type="string" office:string-value="" calcext:value-type="error">
            <text:p>#N/DISP</text:p>
          </table:table-cell>
          <table:table-cell table:formula="of:=IF([.A60]=3;[.C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203" calcext:value-type="float">
            <text:p>6,1203</text:p>
          </table:table-cell>
          <table:table-cell office:value-type="float" office:value="9.876019" calcext:value-type="float">
            <text:p>9,876019</text:p>
          </table:table-cell>
          <table:table-cell table:formula="of:=IF([.A61]=0;[.C61];NA())" office:value-type="float" office:value="9.876019" calcext:value-type="float">
            <text:p>9,876019</text:p>
          </table:table-cell>
          <table:table-cell table:formula="of:=IF([.A61]=1;[.C61];NA())" office:value-type="string" office:string-value="" calcext:value-type="error">
            <text:p>#N/DISP</text:p>
          </table:table-cell>
          <table:table-cell table:formula="of:=IF([.A61]=2;[.C61];NA())" office:value-type="string" office:string-value="" calcext:value-type="error">
            <text:p>#N/DISP</text:p>
          </table:table-cell>
          <table:table-cell table:formula="of:=IF([.A61]=3;[.C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9468" calcext:value-type="float">
            <text:p>6,09468</text:p>
          </table:table-cell>
          <table:table-cell office:value-type="float" office:value="9.824315" calcext:value-type="float">
            <text:p>9,824315</text:p>
          </table:table-cell>
          <table:table-cell table:formula="of:=IF([.A62]=0;[.C62];NA())" office:value-type="float" office:value="9.824315" calcext:value-type="float">
            <text:p>9,824315</text:p>
          </table:table-cell>
          <table:table-cell table:formula="of:=IF([.A62]=1;[.C62];NA())" office:value-type="string" office:string-value="" calcext:value-type="error">
            <text:p>#N/DISP</text:p>
          </table:table-cell>
          <table:table-cell table:formula="of:=IF([.A62]=2;[.C62];NA())" office:value-type="string" office:string-value="" calcext:value-type="error">
            <text:p>#N/DISP</text:p>
          </table:table-cell>
          <table:table-cell table:formula="of:=IF([.A62]=3;[.C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999" calcext:value-type="float">
            <text:p>6,06999</text:p>
          </table:table-cell>
          <table:table-cell office:value-type="float" office:value="9.771955" calcext:value-type="float">
            <text:p>9,771955</text:p>
          </table:table-cell>
          <table:table-cell table:formula="of:=IF([.A63]=0;[.C63];NA())" office:value-type="float" office:value="9.771955" calcext:value-type="float">
            <text:p>9,771955</text:p>
          </table:table-cell>
          <table:table-cell table:formula="of:=IF([.A63]=1;[.C63];NA())" office:value-type="string" office:string-value="" calcext:value-type="error">
            <text:p>#N/DISP</text:p>
          </table:table-cell>
          <table:table-cell table:formula="of:=IF([.A63]=2;[.C63];NA())" office:value-type="string" office:string-value="" calcext:value-type="error">
            <text:p>#N/DISP</text:p>
          </table:table-cell>
          <table:table-cell table:formula="of:=IF([.A63]=3;[.C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9.718957" calcext:value-type="float">
            <text:p>9,718957</text:p>
          </table:table-cell>
          <table:table-cell table:formula="of:=IF([.A64]=0;[.C64];NA())" office:value-type="float" office:value="9.718957" calcext:value-type="float">
            <text:p>9,718957</text:p>
          </table:table-cell>
          <table:table-cell table:formula="of:=IF([.A64]=1;[.C64];NA())" office:value-type="string" office:string-value="" calcext:value-type="error">
            <text:p>#N/DISP</text:p>
          </table:table-cell>
          <table:table-cell table:formula="of:=IF([.A64]=2;[.C64];NA())" office:value-type="string" office:string-value="" calcext:value-type="error">
            <text:p>#N/DISP</text:p>
          </table:table-cell>
          <table:table-cell table:formula="of:=IF([.A64]=3;[.C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345" calcext:value-type="float">
            <text:p>6,02345</text:p>
          </table:table-cell>
          <table:table-cell office:value-type="float" office:value="9.665337" calcext:value-type="float">
            <text:p>9,665337</text:p>
          </table:table-cell>
          <table:table-cell table:formula="of:=IF([.A65]=0;[.C65];NA())" office:value-type="float" office:value="9.665337" calcext:value-type="float">
            <text:p>9,665337</text:p>
          </table:table-cell>
          <table:table-cell table:formula="of:=IF([.A65]=1;[.C65];NA())" office:value-type="string" office:string-value="" calcext:value-type="error">
            <text:p>#N/DISP</text:p>
          </table:table-cell>
          <table:table-cell table:formula="of:=IF([.A65]=2;[.C65];NA())" office:value-type="string" office:string-value="" calcext:value-type="error">
            <text:p>#N/DISP</text:p>
          </table:table-cell>
          <table:table-cell table:formula="of:=IF([.A65]=3;[.C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0164" calcext:value-type="float">
            <text:p>6,00164</text:p>
          </table:table-cell>
          <table:table-cell office:value-type="float" office:value="9.611113" calcext:value-type="float">
            <text:p>9,611113</text:p>
          </table:table-cell>
          <table:table-cell table:formula="of:=IF([.A66]=0;[.C66];NA())" office:value-type="float" office:value="9.611113" calcext:value-type="float">
            <text:p>9,611113</text:p>
          </table:table-cell>
          <table:table-cell table:formula="of:=IF([.A66]=1;[.C66];NA())" office:value-type="string" office:string-value="" calcext:value-type="error">
            <text:p>#N/DISP</text:p>
          </table:table-cell>
          <table:table-cell table:formula="of:=IF([.A66]=2;[.C66];NA())" office:value-type="string" office:string-value="" calcext:value-type="error">
            <text:p>#N/DISP</text:p>
          </table:table-cell>
          <table:table-cell table:formula="of:=IF([.A66]=3;[.C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082" calcext:value-type="float">
            <text:p>5,98082</text:p>
          </table:table-cell>
          <table:table-cell office:value-type="float" office:value="9.556302" calcext:value-type="float">
            <text:p>9,556302</text:p>
          </table:table-cell>
          <table:table-cell table:formula="of:=IF([.A67]=0;[.C67];NA())" office:value-type="float" office:value="9.556302" calcext:value-type="float">
            <text:p>9,556302</text:p>
          </table:table-cell>
          <table:table-cell table:formula="of:=IF([.A67]=1;[.C67];NA())" office:value-type="string" office:string-value="" calcext:value-type="error">
            <text:p>#N/DISP</text:p>
          </table:table-cell>
          <table:table-cell table:formula="of:=IF([.A67]=2;[.C67];NA())" office:value-type="string" office:string-value="" calcext:value-type="error">
            <text:p>#N/DISP</text:p>
          </table:table-cell>
          <table:table-cell table:formula="of:=IF([.A67]=3;[.C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101" calcext:value-type="float">
            <text:p>5,96101</text:p>
          </table:table-cell>
          <table:table-cell office:value-type="float" office:value="9.500922" calcext:value-type="float">
            <text:p>9,500922</text:p>
          </table:table-cell>
          <table:table-cell table:formula="of:=IF([.A68]=0;[.C68];NA())" office:value-type="float" office:value="9.500922" calcext:value-type="float">
            <text:p>9,500922</text:p>
          </table:table-cell>
          <table:table-cell table:formula="of:=IF([.A68]=1;[.C68];NA())" office:value-type="string" office:string-value="" calcext:value-type="error">
            <text:p>#N/DISP</text:p>
          </table:table-cell>
          <table:table-cell table:formula="of:=IF([.A68]=2;[.C68];NA())" office:value-type="string" office:string-value="" calcext:value-type="error">
            <text:p>#N/DISP</text:p>
          </table:table-cell>
          <table:table-cell table:formula="of:=IF([.A68]=3;[.C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448" calcext:value-type="float">
            <text:p>10,58448</text:p>
          </table:table-cell>
          <table:table-cell office:value-type="float" office:value="9.460335" calcext:value-type="float">
            <text:p>9,460335</text:p>
          </table:table-cell>
          <table:table-cell table:formula="of:=IF([.A69]=0;[.C69];NA())" office:value-type="string" office:string-value="" calcext:value-type="error">
            <text:p>#N/DISP</text:p>
          </table:table-cell>
          <table:table-cell table:formula="of:=IF([.A69]=1;[.C69];NA())" office:value-type="float" office:value="9.460335" calcext:value-type="float">
            <text:p>9,460335</text:p>
          </table:table-cell>
          <table:table-cell table:formula="of:=IF([.A69]=2;[.C69];NA())" office:value-type="string" office:string-value="" calcext:value-type="error">
            <text:p>#N/DISP</text:p>
          </table:table-cell>
          <table:table-cell table:formula="of:=IF([.A69]=3;[.C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221" calcext:value-type="float">
            <text:p>5,94221</text:p>
          </table:table-cell>
          <table:table-cell office:value-type="float" office:value="9.444993" calcext:value-type="float">
            <text:p>9,444993</text:p>
          </table:table-cell>
          <table:table-cell table:formula="of:=IF([.A70]=0;[.C70];NA())" office:value-type="float" office:value="9.444993" calcext:value-type="float">
            <text:p>9,444993</text:p>
          </table:table-cell>
          <table:table-cell table:formula="of:=IF([.A70]=1;[.C70];NA())" office:value-type="string" office:string-value="" calcext:value-type="error">
            <text:p>#N/DISP</text:p>
          </table:table-cell>
          <table:table-cell table:formula="of:=IF([.A70]=2;[.C70];NA())" office:value-type="string" office:string-value="" calcext:value-type="error">
            <text:p>#N/DISP</text:p>
          </table:table-cell>
          <table:table-cell table:formula="of:=IF([.A70]=3;[.C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444" calcext:value-type="float">
            <text:p>5,92444</text:p>
          </table:table-cell>
          <table:table-cell office:value-type="float" office:value="9.388533" calcext:value-type="float">
            <text:p>9,388533</text:p>
          </table:table-cell>
          <table:table-cell table:formula="of:=IF([.A71]=0;[.C71];NA())" office:value-type="float" office:value="9.388533" calcext:value-type="float">
            <text:p>9,388533</text:p>
          </table:table-cell>
          <table:table-cell table:formula="of:=IF([.A71]=1;[.C71];NA())" office:value-type="string" office:string-value="" calcext:value-type="error">
            <text:p>#N/DISP</text:p>
          </table:table-cell>
          <table:table-cell table:formula="of:=IF([.A71]=2;[.C71];NA())" office:value-type="string" office:string-value="" calcext:value-type="error">
            <text:p>#N/DISP</text:p>
          </table:table-cell>
          <table:table-cell table:formula="of:=IF([.A71]=3;[.C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772" calcext:value-type="float">
            <text:p>5,90772</text:p>
          </table:table-cell>
          <table:table-cell office:value-type="float" office:value="9.331561" calcext:value-type="float">
            <text:p>9,331561</text:p>
          </table:table-cell>
          <table:table-cell table:formula="of:=IF([.A72]=0;[.C72];NA())" office:value-type="float" office:value="9.331561" calcext:value-type="float">
            <text:p>9,331561</text:p>
          </table:table-cell>
          <table:table-cell table:formula="of:=IF([.A72]=1;[.C72];NA())" office:value-type="string" office:string-value="" calcext:value-type="error">
            <text:p>#N/DISP</text:p>
          </table:table-cell>
          <table:table-cell table:formula="of:=IF([.A72]=2;[.C72];NA())" office:value-type="string" office:string-value="" calcext:value-type="error">
            <text:p>#N/DISP</text:p>
          </table:table-cell>
          <table:table-cell table:formula="of:=IF([.A72]=3;[.C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206" calcext:value-type="float">
            <text:p>5,89206</text:p>
          </table:table-cell>
          <table:table-cell office:value-type="float" office:value="9.274096" calcext:value-type="float">
            <text:p>9,274096</text:p>
          </table:table-cell>
          <table:table-cell table:formula="of:=IF([.A73]=0;[.C73];NA())" office:value-type="float" office:value="9.274096" calcext:value-type="float">
            <text:p>9,274096</text:p>
          </table:table-cell>
          <table:table-cell table:formula="of:=IF([.A73]=1;[.C73];NA())" office:value-type="string" office:string-value="" calcext:value-type="error">
            <text:p>#N/DISP</text:p>
          </table:table-cell>
          <table:table-cell table:formula="of:=IF([.A73]=2;[.C73];NA())" office:value-type="string" office:string-value="" calcext:value-type="error">
            <text:p>#N/DISP</text:p>
          </table:table-cell>
          <table:table-cell table:formula="of:=IF([.A73]=3;[.C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7747" calcext:value-type="float">
            <text:p>5,87747</text:p>
          </table:table-cell>
          <table:table-cell office:value-type="float" office:value="9.216158" calcext:value-type="float">
            <text:p>9,216158</text:p>
          </table:table-cell>
          <table:table-cell table:formula="of:=IF([.A74]=0;[.C74];NA())" office:value-type="float" office:value="9.216158" calcext:value-type="float">
            <text:p>9,216158</text:p>
          </table:table-cell>
          <table:table-cell table:formula="of:=IF([.A74]=1;[.C74];NA())" office:value-type="string" office:string-value="" calcext:value-type="error">
            <text:p>#N/DISP</text:p>
          </table:table-cell>
          <table:table-cell table:formula="of:=IF([.A74]=2;[.C74];NA())" office:value-type="string" office:string-value="" calcext:value-type="error">
            <text:p>#N/DISP</text:p>
          </table:table-cell>
          <table:table-cell table:formula="of:=IF([.A74]=3;[.C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397" calcext:value-type="float">
            <text:p>5,86397</text:p>
          </table:table-cell>
          <table:table-cell office:value-type="float" office:value="9.157767" calcext:value-type="float">
            <text:p>9,157767</text:p>
          </table:table-cell>
          <table:table-cell table:formula="of:=IF([.A75]=0;[.C75];NA())" office:value-type="float" office:value="9.157767" calcext:value-type="float">
            <text:p>9,157767</text:p>
          </table:table-cell>
          <table:table-cell table:formula="of:=IF([.A75]=1;[.C75];NA())" office:value-type="string" office:string-value="" calcext:value-type="error">
            <text:p>#N/DISP</text:p>
          </table:table-cell>
          <table:table-cell table:formula="of:=IF([.A75]=2;[.C75];NA())" office:value-type="string" office:string-value="" calcext:value-type="error">
            <text:p>#N/DISP</text:p>
          </table:table-cell>
          <table:table-cell table:formula="of:=IF([.A75]=3;[.C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9.0989439" calcext:value-type="float">
            <text:p>9,0989439</text:p>
          </table:table-cell>
          <table:table-cell table:formula="of:=IF([.A76]=0;[.C76];NA())" office:value-type="float" office:value="9.0989439" calcext:value-type="float">
            <text:p>9,0989439</text:p>
          </table:table-cell>
          <table:table-cell table:formula="of:=IF([.A76]=1;[.C76];NA())" office:value-type="string" office:string-value="" calcext:value-type="error">
            <text:p>#N/DISP</text:p>
          </table:table-cell>
          <table:table-cell table:formula="of:=IF([.A76]=2;[.C76];NA())" office:value-type="string" office:string-value="" calcext:value-type="error">
            <text:p>#N/DISP</text:p>
          </table:table-cell>
          <table:table-cell table:formula="of:=IF([.A76]=3;[.C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4025" calcext:value-type="float">
            <text:p>5,84025</text:p>
          </table:table-cell>
          <table:table-cell office:value-type="float" office:value="9.0397087" calcext:value-type="float">
            <text:p>9,0397087</text:p>
          </table:table-cell>
          <table:table-cell table:formula="of:=IF([.A77]=0;[.C77];NA())" office:value-type="float" office:value="9.0397087" calcext:value-type="float">
            <text:p>9,0397087</text:p>
          </table:table-cell>
          <table:table-cell table:formula="of:=IF([.A77]=1;[.C77];NA())" office:value-type="string" office:string-value="" calcext:value-type="error">
            <text:p>#N/DISP</text:p>
          </table:table-cell>
          <table:table-cell table:formula="of:=IF([.A77]=2;[.C77];NA())" office:value-type="string" office:string-value="" calcext:value-type="error">
            <text:p>#N/DISP</text:p>
          </table:table-cell>
          <table:table-cell table:formula="of:=IF([.A77]=3;[.C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006" calcext:value-type="float">
            <text:p>5,83006</text:p>
          </table:table-cell>
          <table:table-cell office:value-type="float" office:value="8.9800824" calcext:value-type="float">
            <text:p>8,9800824</text:p>
          </table:table-cell>
          <table:table-cell table:formula="of:=IF([.A78]=0;[.C78];NA())" office:value-type="float" office:value="8.9800824" calcext:value-type="float">
            <text:p>8,9800824</text:p>
          </table:table-cell>
          <table:table-cell table:formula="of:=IF([.A78]=1;[.C78];NA())" office:value-type="string" office:string-value="" calcext:value-type="error">
            <text:p>#N/DISP</text:p>
          </table:table-cell>
          <table:table-cell table:formula="of:=IF([.A78]=2;[.C78];NA())" office:value-type="string" office:string-value="" calcext:value-type="error">
            <text:p>#N/DISP</text:p>
          </table:table-cell>
          <table:table-cell table:formula="of:=IF([.A78]=3;[.C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1" calcext:value-type="float">
            <text:p>5,821</text:p>
          </table:table-cell>
          <table:table-cell office:value-type="float" office:value="8.9200863" calcext:value-type="float">
            <text:p>8,9200863</text:p>
          </table:table-cell>
          <table:table-cell table:formula="of:=IF([.A79]=0;[.C79];NA())" office:value-type="float" office:value="8.9200863" calcext:value-type="float">
            <text:p>8,9200863</text:p>
          </table:table-cell>
          <table:table-cell table:formula="of:=IF([.A79]=1;[.C79];NA())" office:value-type="string" office:string-value="" calcext:value-type="error">
            <text:p>#N/DISP</text:p>
          </table:table-cell>
          <table:table-cell table:formula="of:=IF([.A79]=2;[.C79];NA())" office:value-type="string" office:string-value="" calcext:value-type="error">
            <text:p>#N/DISP</text:p>
          </table:table-cell>
          <table:table-cell table:formula="of:=IF([.A79]=3;[.C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508" calcext:value-type="float">
            <text:p>10,58508</text:p>
          </table:table-cell>
          <table:table-cell office:value-type="float" office:value="9.493089" calcext:value-type="float">
            <text:p>9,493089</text:p>
          </table:table-cell>
          <table:table-cell table:formula="of:=IF([.A80]=0;[.C80];NA())" office:value-type="string" office:string-value="" calcext:value-type="error">
            <text:p>#N/DISP</text:p>
          </table:table-cell>
          <table:table-cell table:formula="of:=IF([.A80]=1;[.C80];NA())" office:value-type="float" office:value="9.493089" calcext:value-type="float">
            <text:p>9,493089</text:p>
          </table:table-cell>
          <table:table-cell table:formula="of:=IF([.A80]=2;[.C80];NA())" office:value-type="string" office:string-value="" calcext:value-type="error">
            <text:p>#N/DISP</text:p>
          </table:table-cell>
          <table:table-cell table:formula="of:=IF([.A80]=3;[.C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1308" calcext:value-type="float">
            <text:p>5,81308</text:p>
          </table:table-cell>
          <table:table-cell office:value-type="float" office:value="8.859742" calcext:value-type="float">
            <text:p>8,859742</text:p>
          </table:table-cell>
          <table:table-cell table:formula="of:=IF([.A81]=0;[.C81];NA())" office:value-type="float" office:value="8.859742" calcext:value-type="float">
            <text:p>8,859742</text:p>
          </table:table-cell>
          <table:table-cell table:formula="of:=IF([.A81]=1;[.C81];NA())" office:value-type="string" office:string-value="" calcext:value-type="error">
            <text:p>#N/DISP</text:p>
          </table:table-cell>
          <table:table-cell table:formula="of:=IF([.A81]=2;[.C81];NA())" office:value-type="string" office:string-value="" calcext:value-type="error">
            <text:p>#N/DISP</text:p>
          </table:table-cell>
          <table:table-cell table:formula="of:=IF([.A81]=3;[.C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631" calcext:value-type="float">
            <text:p>5,80631</text:p>
          </table:table-cell>
          <table:table-cell office:value-type="float" office:value="8.79907" calcext:value-type="float">
            <text:p>8,79907</text:p>
          </table:table-cell>
          <table:table-cell table:formula="of:=IF([.A82]=0;[.C82];NA())" office:value-type="float" office:value="8.79907" calcext:value-type="float">
            <text:p>8,79907</text:p>
          </table:table-cell>
          <table:table-cell table:formula="of:=IF([.A82]=1;[.C82];NA())" office:value-type="string" office:string-value="" calcext:value-type="error">
            <text:p>#N/DISP</text:p>
          </table:table-cell>
          <table:table-cell table:formula="of:=IF([.A82]=2;[.C82];NA())" office:value-type="string" office:string-value="" calcext:value-type="error">
            <text:p>#N/DISP</text:p>
          </table:table-cell>
          <table:table-cell table:formula="of:=IF([.A82]=3;[.C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07" calcext:value-type="float">
            <text:p>5,8007</text:p>
          </table:table-cell>
          <table:table-cell office:value-type="float" office:value="8.738094" calcext:value-type="float">
            <text:p>8,738094</text:p>
          </table:table-cell>
          <table:table-cell table:formula="of:=IF([.A83]=0;[.C83];NA())" office:value-type="float" office:value="8.738094" calcext:value-type="float">
            <text:p>8,738094</text:p>
          </table:table-cell>
          <table:table-cell table:formula="of:=IF([.A83]=1;[.C83];NA())" office:value-type="string" office:string-value="" calcext:value-type="error">
            <text:p>#N/DISP</text:p>
          </table:table-cell>
          <table:table-cell table:formula="of:=IF([.A83]=2;[.C83];NA())" office:value-type="string" office:string-value="" calcext:value-type="error">
            <text:p>#N/DISP</text:p>
          </table:table-cell>
          <table:table-cell table:formula="of:=IF([.A83]=3;[.C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626" calcext:value-type="float">
            <text:p>5,79626</text:p>
          </table:table-cell>
          <table:table-cell office:value-type="float" office:value="8.676835" calcext:value-type="float">
            <text:p>8,676835</text:p>
          </table:table-cell>
          <table:table-cell table:formula="of:=IF([.A84]=0;[.C84];NA())" office:value-type="float" office:value="8.676835" calcext:value-type="float">
            <text:p>8,676835</text:p>
          </table:table-cell>
          <table:table-cell table:formula="of:=IF([.A84]=1;[.C84];NA())" office:value-type="string" office:string-value="" calcext:value-type="error">
            <text:p>#N/DISP</text:p>
          </table:table-cell>
          <table:table-cell table:formula="of:=IF([.A84]=2;[.C84];NA())" office:value-type="string" office:string-value="" calcext:value-type="error">
            <text:p>#N/DISP</text:p>
          </table:table-cell>
          <table:table-cell table:formula="of:=IF([.A84]=3;[.C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299" calcext:value-type="float">
            <text:p>5,79299</text:p>
          </table:table-cell>
          <table:table-cell office:value-type="float" office:value="8.615316" calcext:value-type="float">
            <text:p>8,615316</text:p>
          </table:table-cell>
          <table:table-cell table:formula="of:=IF([.A85]=0;[.C85];NA())" office:value-type="float" office:value="8.615316" calcext:value-type="float">
            <text:p>8,615316</text:p>
          </table:table-cell>
          <table:table-cell table:formula="of:=IF([.A85]=1;[.C85];NA())" office:value-type="string" office:string-value="" calcext:value-type="error">
            <text:p>#N/DISP</text:p>
          </table:table-cell>
          <table:table-cell table:formula="of:=IF([.A85]=2;[.C85];NA())" office:value-type="string" office:string-value="" calcext:value-type="error">
            <text:p>#N/DISP</text:p>
          </table:table-cell>
          <table:table-cell table:formula="of:=IF([.A85]=3;[.C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09" calcext:value-type="float">
            <text:p>5,7909</text:p>
          </table:table-cell>
          <table:table-cell office:value-type="float" office:value="8.553559" calcext:value-type="float">
            <text:p>8,553559</text:p>
          </table:table-cell>
          <table:table-cell table:formula="of:=IF([.A86]=0;[.C86];NA())" office:value-type="string" office:string-value="" calcext:value-type="error">
            <text:p>#N/DISP</text:p>
          </table:table-cell>
          <table:table-cell table:formula="of:=IF([.A86]=1;[.C86];NA())" office:value-type="string" office:string-value="" calcext:value-type="error">
            <text:p>#N/DISP</text:p>
          </table:table-cell>
          <table:table-cell table:formula="of:=IF([.A86]=2;[.C86];NA())" office:value-type="float" office:value="8.553559" calcext:value-type="float">
            <text:p>8,553559</text:p>
          </table:table-cell>
          <table:table-cell table:formula="of:=IF([.A86]=3;[.C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001" calcext:value-type="float">
            <text:p>5,79001</text:p>
          </table:table-cell>
          <table:table-cell office:value-type="float" office:value="8.491588" calcext:value-type="float">
            <text:p>8,491588</text:p>
          </table:table-cell>
          <table:table-cell table:formula="of:=IF([.A87]=0;[.C87];NA())" office:value-type="string" office:string-value="" calcext:value-type="error">
            <text:p>#N/DISP</text:p>
          </table:table-cell>
          <table:table-cell table:formula="of:=IF([.A87]=1;[.C87];NA())" office:value-type="string" office:string-value="" calcext:value-type="error">
            <text:p>#N/DISP</text:p>
          </table:table-cell>
          <table:table-cell table:formula="of:=IF([.A87]=2;[.C87];NA())" office:value-type="float" office:value="8.491588" calcext:value-type="float">
            <text:p>8,491588</text:p>
          </table:table-cell>
          <table:table-cell table:formula="of:=IF([.A87]=3;[.C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032" calcext:value-type="float">
            <text:p>5,79032</text:p>
          </table:table-cell>
          <table:table-cell office:value-type="float" office:value="8.429425" calcext:value-type="float">
            <text:p>8,429425</text:p>
          </table:table-cell>
          <table:table-cell table:formula="of:=IF([.A88]=0;[.C88];NA())" office:value-type="string" office:string-value="" calcext:value-type="error">
            <text:p>#N/DISP</text:p>
          </table:table-cell>
          <table:table-cell table:formula="of:=IF([.A88]=1;[.C88];NA())" office:value-type="string" office:string-value="" calcext:value-type="error">
            <text:p>#N/DISP</text:p>
          </table:table-cell>
          <table:table-cell table:formula="of:=IF([.A88]=2;[.C88];NA())" office:value-type="float" office:value="8.429425" calcext:value-type="float">
            <text:p>8,429425</text:p>
          </table:table-cell>
          <table:table-cell table:formula="of:=IF([.A88]=3;[.C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183" calcext:value-type="float">
            <text:p>5,79183</text:p>
          </table:table-cell>
          <table:table-cell office:value-type="float" office:value="8.367093" calcext:value-type="float">
            <text:p>8,367093</text:p>
          </table:table-cell>
          <table:table-cell table:formula="of:=IF([.A89]=0;[.C89];NA())" office:value-type="string" office:string-value="" calcext:value-type="error">
            <text:p>#N/DISP</text:p>
          </table:table-cell>
          <table:table-cell table:formula="of:=IF([.A89]=1;[.C89];NA())" office:value-type="string" office:string-value="" calcext:value-type="error">
            <text:p>#N/DISP</text:p>
          </table:table-cell>
          <table:table-cell table:formula="of:=IF([.A89]=2;[.C89];NA())" office:value-type="float" office:value="8.367093" calcext:value-type="float">
            <text:p>8,367093</text:p>
          </table:table-cell>
          <table:table-cell table:formula="of:=IF([.A89]=3;[.C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456" calcext:value-type="float">
            <text:p>5,79456</text:p>
          </table:table-cell>
          <table:table-cell office:value-type="float" office:value="8.304617" calcext:value-type="float">
            <text:p>8,304617</text:p>
          </table:table-cell>
          <table:table-cell table:formula="of:=IF([.A90]=0;[.C90];NA())" office:value-type="string" office:string-value="" calcext:value-type="error">
            <text:p>#N/DISP</text:p>
          </table:table-cell>
          <table:table-cell table:formula="of:=IF([.A90]=1;[.C90];NA())" office:value-type="string" office:string-value="" calcext:value-type="error">
            <text:p>#N/DISP</text:p>
          </table:table-cell>
          <table:table-cell table:formula="of:=IF([.A90]=2;[.C90];NA())" office:value-type="float" office:value="8.304617" calcext:value-type="float">
            <text:p>8,304617</text:p>
          </table:table-cell>
          <table:table-cell table:formula="of:=IF([.A90]=3;[.C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499" calcext:value-type="float">
            <text:p>10,58499</text:p>
          </table:table-cell>
          <table:table-cell office:value-type="float" office:value="9.526028" calcext:value-type="float">
            <text:p>9,526028</text:p>
          </table:table-cell>
          <table:table-cell table:formula="of:=IF([.A91]=0;[.C91];NA())" office:value-type="string" office:string-value="" calcext:value-type="error">
            <text:p>#N/DISP</text:p>
          </table:table-cell>
          <table:table-cell table:formula="of:=IF([.A91]=1;[.C91];NA())" office:value-type="float" office:value="9.526028" calcext:value-type="float">
            <text:p>9,526028</text:p>
          </table:table-cell>
          <table:table-cell table:formula="of:=IF([.A91]=2;[.C91];NA())" office:value-type="string" office:string-value="" calcext:value-type="error">
            <text:p>#N/DISP</text:p>
          </table:table-cell>
          <table:table-cell table:formula="of:=IF([.A91]=3;[.C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851" calcext:value-type="float">
            <text:p>5,79851</text:p>
          </table:table-cell>
          <table:table-cell office:value-type="float" office:value="8.242019" calcext:value-type="float">
            <text:p>8,242019</text:p>
          </table:table-cell>
          <table:table-cell table:formula="of:=IF([.A92]=0;[.C92];NA())" office:value-type="string" office:string-value="" calcext:value-type="error">
            <text:p>#N/DISP</text:p>
          </table:table-cell>
          <table:table-cell table:formula="of:=IF([.A92]=1;[.C92];NA())" office:value-type="string" office:string-value="" calcext:value-type="error">
            <text:p>#N/DISP</text:p>
          </table:table-cell>
          <table:table-cell table:formula="of:=IF([.A92]=2;[.C92];NA())" office:value-type="float" office:value="8.242019" calcext:value-type="float">
            <text:p>8,242019</text:p>
          </table:table-cell>
          <table:table-cell table:formula="of:=IF([.A92]=3;[.C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0368" calcext:value-type="float">
            <text:p>5,80368</text:p>
          </table:table-cell>
          <table:table-cell office:value-type="float" office:value="8.179323" calcext:value-type="float">
            <text:p>8,179323</text:p>
          </table:table-cell>
          <table:table-cell table:formula="of:=IF([.A93]=0;[.C93];NA())" office:value-type="string" office:string-value="" calcext:value-type="error">
            <text:p>#N/DISP</text:p>
          </table:table-cell>
          <table:table-cell table:formula="of:=IF([.A93]=1;[.C93];NA())" office:value-type="string" office:string-value="" calcext:value-type="error">
            <text:p>#N/DISP</text:p>
          </table:table-cell>
          <table:table-cell table:formula="of:=IF([.A93]=2;[.C93];NA())" office:value-type="float" office:value="8.179323" calcext:value-type="float">
            <text:p>8,179323</text:p>
          </table:table-cell>
          <table:table-cell table:formula="of:=IF([.A93]=3;[.C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1007" calcext:value-type="float">
            <text:p>5,81007</text:p>
          </table:table-cell>
          <table:table-cell office:value-type="float" office:value="8.116554" calcext:value-type="float">
            <text:p>8,116554</text:p>
          </table:table-cell>
          <table:table-cell table:formula="of:=IF([.A94]=0;[.C94];NA())" office:value-type="string" office:string-value="" calcext:value-type="error">
            <text:p>#N/DISP</text:p>
          </table:table-cell>
          <table:table-cell table:formula="of:=IF([.A94]=1;[.C94];NA())" office:value-type="string" office:string-value="" calcext:value-type="error">
            <text:p>#N/DISP</text:p>
          </table:table-cell>
          <table:table-cell table:formula="of:=IF([.A94]=2;[.C94];NA())" office:value-type="float" office:value="8.116554" calcext:value-type="float">
            <text:p>8,116554</text:p>
          </table:table-cell>
          <table:table-cell table:formula="of:=IF([.A94]=3;[.C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1771" calcext:value-type="float">
            <text:p>5,81771</text:p>
          </table:table-cell>
          <table:table-cell office:value-type="float" office:value="8.053736" calcext:value-type="float">
            <text:p>8,053736</text:p>
          </table:table-cell>
          <table:table-cell table:formula="of:=IF([.A95]=0;[.C95];NA())" office:value-type="string" office:string-value="" calcext:value-type="error">
            <text:p>#N/DISP</text:p>
          </table:table-cell>
          <table:table-cell table:formula="of:=IF([.A95]=1;[.C95];NA())" office:value-type="string" office:string-value="" calcext:value-type="error">
            <text:p>#N/DISP</text:p>
          </table:table-cell>
          <table:table-cell table:formula="of:=IF([.A95]=2;[.C95];NA())" office:value-type="float" office:value="8.053736" calcext:value-type="float">
            <text:p>8,053736</text:p>
          </table:table-cell>
          <table:table-cell table:formula="of:=IF([.A95]=3;[.C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2658" calcext:value-type="float">
            <text:p>5,82658</text:p>
          </table:table-cell>
          <table:table-cell office:value-type="float" office:value="7.99089" calcext:value-type="float">
            <text:p>7,99089</text:p>
          </table:table-cell>
          <table:table-cell table:formula="of:=IF([.A96]=0;[.C96];NA())" office:value-type="string" office:string-value="" calcext:value-type="error">
            <text:p>#N/DISP</text:p>
          </table:table-cell>
          <table:table-cell table:formula="of:=IF([.A96]=1;[.C96];NA())" office:value-type="string" office:string-value="" calcext:value-type="error">
            <text:p>#N/DISP</text:p>
          </table:table-cell>
          <table:table-cell table:formula="of:=IF([.A96]=2;[.C96];NA())" office:value-type="float" office:value="7.99089" calcext:value-type="float">
            <text:p>7,99089</text:p>
          </table:table-cell>
          <table:table-cell table:formula="of:=IF([.A96]=3;[.C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3669" calcext:value-type="float">
            <text:p>5,83669</text:p>
          </table:table-cell>
          <table:table-cell office:value-type="float" office:value="7.92805" calcext:value-type="float">
            <text:p>7,92805</text:p>
          </table:table-cell>
          <table:table-cell table:formula="of:=IF([.A97]=0;[.C97];NA())" office:value-type="string" office:string-value="" calcext:value-type="error">
            <text:p>#N/DISP</text:p>
          </table:table-cell>
          <table:table-cell table:formula="of:=IF([.A97]=1;[.C97];NA())" office:value-type="string" office:string-value="" calcext:value-type="error">
            <text:p>#N/DISP</text:p>
          </table:table-cell>
          <table:table-cell table:formula="of:=IF([.A97]=2;[.C97];NA())" office:value-type="float" office:value="7.92805" calcext:value-type="float">
            <text:p>7,92805</text:p>
          </table:table-cell>
          <table:table-cell table:formula="of:=IF([.A97]=3;[.C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4805" calcext:value-type="float">
            <text:p>5,84805</text:p>
          </table:table-cell>
          <table:table-cell office:value-type="float" office:value="7.86523" calcext:value-type="float">
            <text:p>7,86523</text:p>
          </table:table-cell>
          <table:table-cell table:formula="of:=IF([.A98]=0;[.C98];NA())" office:value-type="string" office:string-value="" calcext:value-type="error">
            <text:p>#N/DISP</text:p>
          </table:table-cell>
          <table:table-cell table:formula="of:=IF([.A98]=1;[.C98];NA())" office:value-type="string" office:string-value="" calcext:value-type="error">
            <text:p>#N/DISP</text:p>
          </table:table-cell>
          <table:table-cell table:formula="of:=IF([.A98]=2;[.C98];NA())" office:value-type="float" office:value="7.86523" calcext:value-type="float">
            <text:p>7,86523</text:p>
          </table:table-cell>
          <table:table-cell table:formula="of:=IF([.A98]=3;[.C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6065" calcext:value-type="float">
            <text:p>5,86065</text:p>
          </table:table-cell>
          <table:table-cell office:value-type="float" office:value="7.80246" calcext:value-type="float">
            <text:p>7,80246</text:p>
          </table:table-cell>
          <table:table-cell table:formula="of:=IF([.A99]=0;[.C99];NA())" office:value-type="string" office:string-value="" calcext:value-type="error">
            <text:p>#N/DISP</text:p>
          </table:table-cell>
          <table:table-cell table:formula="of:=IF([.A99]=1;[.C99];NA())" office:value-type="string" office:string-value="" calcext:value-type="error">
            <text:p>#N/DISP</text:p>
          </table:table-cell>
          <table:table-cell table:formula="of:=IF([.A99]=2;[.C99];NA())" office:value-type="float" office:value="7.80246" calcext:value-type="float">
            <text:p>7,80246</text:p>
          </table:table-cell>
          <table:table-cell table:formula="of:=IF([.A99]=3;[.C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7451" calcext:value-type="float">
            <text:p>5,87451</text:p>
          </table:table-cell>
          <table:table-cell office:value-type="float" office:value="7.73976" calcext:value-type="float">
            <text:p>7,73976</text:p>
          </table:table-cell>
          <table:table-cell table:formula="of:=IF([.A100]=0;[.C100];NA())" office:value-type="string" office:string-value="" calcext:value-type="error">
            <text:p>#N/DISP</text:p>
          </table:table-cell>
          <table:table-cell table:formula="of:=IF([.A100]=1;[.C100];NA())" office:value-type="string" office:string-value="" calcext:value-type="error">
            <text:p>#N/DISP</text:p>
          </table:table-cell>
          <table:table-cell table:formula="of:=IF([.A100]=2;[.C100];NA())" office:value-type="float" office:value="7.73976" calcext:value-type="float">
            <text:p>7,73976</text:p>
          </table:table-cell>
          <table:table-cell table:formula="of:=IF([.A100]=3;[.C1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8962" calcext:value-type="float">
            <text:p>5,88962</text:p>
          </table:table-cell>
          <table:table-cell office:value-type="float" office:value="7.67716" calcext:value-type="float">
            <text:p>7,67716</text:p>
          </table:table-cell>
          <table:table-cell table:formula="of:=IF([.A101]=0;[.C101];NA())" office:value-type="string" office:string-value="" calcext:value-type="error">
            <text:p>#N/DISP</text:p>
          </table:table-cell>
          <table:table-cell table:formula="of:=IF([.A101]=1;[.C101];NA())" office:value-type="string" office:string-value="" calcext:value-type="error">
            <text:p>#N/DISP</text:p>
          </table:table-cell>
          <table:table-cell table:formula="of:=IF([.A101]=2;[.C101];NA())" office:value-type="float" office:value="7.67716" calcext:value-type="float">
            <text:p>7,67716</text:p>
          </table:table-cell>
          <table:table-cell table:formula="of:=IF([.A101]=3;[.C1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422" calcext:value-type="float">
            <text:p>10,58422</text:p>
          </table:table-cell>
          <table:table-cell office:value-type="float" office:value="9.559137" calcext:value-type="float">
            <text:p>9,559137</text:p>
          </table:table-cell>
          <table:table-cell table:formula="of:=IF([.A102]=0;[.C102];NA())" office:value-type="string" office:string-value="" calcext:value-type="error">
            <text:p>#N/DISP</text:p>
          </table:table-cell>
          <table:table-cell table:formula="of:=IF([.A102]=1;[.C102];NA())" office:value-type="float" office:value="9.559137" calcext:value-type="float">
            <text:p>9,559137</text:p>
          </table:table-cell>
          <table:table-cell table:formula="of:=IF([.A102]=2;[.C102];NA())" office:value-type="string" office:string-value="" calcext:value-type="error">
            <text:p>#N/DISP</text:p>
          </table:table-cell>
          <table:table-cell table:formula="of:=IF([.A102]=3;[.C1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0598" calcext:value-type="float">
            <text:p>5,90598</text:p>
          </table:table-cell>
          <table:table-cell office:value-type="float" office:value="7.61468" calcext:value-type="float">
            <text:p>7,61468</text:p>
          </table:table-cell>
          <table:table-cell table:formula="of:=IF([.A103]=0;[.C103];NA())" office:value-type="string" office:string-value="" calcext:value-type="error">
            <text:p>#N/DISP</text:p>
          </table:table-cell>
          <table:table-cell table:formula="of:=IF([.A103]=1;[.C103];NA())" office:value-type="string" office:string-value="" calcext:value-type="error">
            <text:p>#N/DISP</text:p>
          </table:table-cell>
          <table:table-cell table:formula="of:=IF([.A103]=2;[.C103];NA())" office:value-type="float" office:value="7.61468" calcext:value-type="float">
            <text:p>7,61468</text:p>
          </table:table-cell>
          <table:table-cell table:formula="of:=IF([.A103]=3;[.C1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2359" calcext:value-type="float">
            <text:p>5,92359</text:p>
          </table:table-cell>
          <table:table-cell office:value-type="float" office:value="7.55235" calcext:value-type="float">
            <text:p>7,55235</text:p>
          </table:table-cell>
          <table:table-cell table:formula="of:=IF([.A104]=0;[.C104];NA())" office:value-type="string" office:string-value="" calcext:value-type="error">
            <text:p>#N/DISP</text:p>
          </table:table-cell>
          <table:table-cell table:formula="of:=IF([.A104]=1;[.C104];NA())" office:value-type="string" office:string-value="" calcext:value-type="error">
            <text:p>#N/DISP</text:p>
          </table:table-cell>
          <table:table-cell table:formula="of:=IF([.A104]=2;[.C104];NA())" office:value-type="float" office:value="7.55235" calcext:value-type="float">
            <text:p>7,55235</text:p>
          </table:table-cell>
          <table:table-cell table:formula="of:=IF([.A104]=3;[.C1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4245" calcext:value-type="float">
            <text:p>5,94245</text:p>
          </table:table-cell>
          <table:table-cell office:value-type="float" office:value="7.49019" calcext:value-type="float">
            <text:p>7,49019</text:p>
          </table:table-cell>
          <table:table-cell table:formula="of:=IF([.A105]=0;[.C105];NA())" office:value-type="string" office:string-value="" calcext:value-type="error">
            <text:p>#N/DISP</text:p>
          </table:table-cell>
          <table:table-cell table:formula="of:=IF([.A105]=1;[.C105];NA())" office:value-type="string" office:string-value="" calcext:value-type="error">
            <text:p>#N/DISP</text:p>
          </table:table-cell>
          <table:table-cell table:formula="of:=IF([.A105]=2;[.C105];NA())" office:value-type="float" office:value="7.49019" calcext:value-type="float">
            <text:p>7,49019</text:p>
          </table:table-cell>
          <table:table-cell table:formula="of:=IF([.A105]=3;[.C1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6257" calcext:value-type="float">
            <text:p>5,96257</text:p>
          </table:table-cell>
          <table:table-cell office:value-type="float" office:value="7.42824" calcext:value-type="float">
            <text:p>7,42824</text:p>
          </table:table-cell>
          <table:table-cell table:formula="of:=IF([.A106]=0;[.C106];NA())" office:value-type="string" office:string-value="" calcext:value-type="error">
            <text:p>#N/DISP</text:p>
          </table:table-cell>
          <table:table-cell table:formula="of:=IF([.A106]=1;[.C106];NA())" office:value-type="string" office:string-value="" calcext:value-type="error">
            <text:p>#N/DISP</text:p>
          </table:table-cell>
          <table:table-cell table:formula="of:=IF([.A106]=2;[.C106];NA())" office:value-type="float" office:value="7.42824" calcext:value-type="float">
            <text:p>7,42824</text:p>
          </table:table-cell>
          <table:table-cell table:formula="of:=IF([.A106]=3;[.C1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8395" calcext:value-type="float">
            <text:p>5,98395</text:p>
          </table:table-cell>
          <table:table-cell office:value-type="float" office:value="7.3665" calcext:value-type="float">
            <text:p>7,3665</text:p>
          </table:table-cell>
          <table:table-cell table:formula="of:=IF([.A107]=0;[.C107];NA())" office:value-type="string" office:string-value="" calcext:value-type="error">
            <text:p>#N/DISP</text:p>
          </table:table-cell>
          <table:table-cell table:formula="of:=IF([.A107]=1;[.C107];NA())" office:value-type="string" office:string-value="" calcext:value-type="error">
            <text:p>#N/DISP</text:p>
          </table:table-cell>
          <table:table-cell table:formula="of:=IF([.A107]=2;[.C107];NA())" office:value-type="float" office:value="7.3665" calcext:value-type="float">
            <text:p>7,3665</text:p>
          </table:table-cell>
          <table:table-cell table:formula="of:=IF([.A107]=3;[.C1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0657" calcext:value-type="float">
            <text:p>6,00657</text:p>
          </table:table-cell>
          <table:table-cell office:value-type="float" office:value="7.30502" calcext:value-type="float">
            <text:p>7,30502</text:p>
          </table:table-cell>
          <table:table-cell table:formula="of:=IF([.A108]=0;[.C108];NA())" office:value-type="string" office:string-value="" calcext:value-type="error">
            <text:p>#N/DISP</text:p>
          </table:table-cell>
          <table:table-cell table:formula="of:=IF([.A108]=1;[.C108];NA())" office:value-type="string" office:string-value="" calcext:value-type="error">
            <text:p>#N/DISP</text:p>
          </table:table-cell>
          <table:table-cell table:formula="of:=IF([.A108]=2;[.C108];NA())" office:value-type="float" office:value="7.30502" calcext:value-type="float">
            <text:p>7,30502</text:p>
          </table:table-cell>
          <table:table-cell table:formula="of:=IF([.A108]=3;[.C1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3044" calcext:value-type="float">
            <text:p>6,03044</text:p>
          </table:table-cell>
          <table:table-cell office:value-type="float" office:value="7.24381" calcext:value-type="float">
            <text:p>7,24381</text:p>
          </table:table-cell>
          <table:table-cell table:formula="of:=IF([.A109]=0;[.C109];NA())" office:value-type="string" office:string-value="" calcext:value-type="error">
            <text:p>#N/DISP</text:p>
          </table:table-cell>
          <table:table-cell table:formula="of:=IF([.A109]=1;[.C109];NA())" office:value-type="string" office:string-value="" calcext:value-type="error">
            <text:p>#N/DISP</text:p>
          </table:table-cell>
          <table:table-cell table:formula="of:=IF([.A109]=2;[.C109];NA())" office:value-type="float" office:value="7.24381" calcext:value-type="float">
            <text:p>7,24381</text:p>
          </table:table-cell>
          <table:table-cell table:formula="of:=IF([.A109]=3;[.C1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5556" calcext:value-type="float">
            <text:p>6,05556</text:p>
          </table:table-cell>
          <table:table-cell office:value-type="float" office:value="7.1829" calcext:value-type="float">
            <text:p>7,1829</text:p>
          </table:table-cell>
          <table:table-cell table:formula="of:=IF([.A110]=0;[.C110];NA())" office:value-type="string" office:string-value="" calcext:value-type="error">
            <text:p>#N/DISP</text:p>
          </table:table-cell>
          <table:table-cell table:formula="of:=IF([.A110]=1;[.C110];NA())" office:value-type="string" office:string-value="" calcext:value-type="error">
            <text:p>#N/DISP</text:p>
          </table:table-cell>
          <table:table-cell table:formula="of:=IF([.A110]=2;[.C110];NA())" office:value-type="float" office:value="7.1829" calcext:value-type="float">
            <text:p>7,1829</text:p>
          </table:table-cell>
          <table:table-cell table:formula="of:=IF([.A110]=3;[.C1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8192" calcext:value-type="float">
            <text:p>6,08192</text:p>
          </table:table-cell>
          <table:table-cell office:value-type="float" office:value="7.12231" calcext:value-type="float">
            <text:p>7,12231</text:p>
          </table:table-cell>
          <table:table-cell table:formula="of:=IF([.A111]=0;[.C111];NA())" office:value-type="string" office:string-value="" calcext:value-type="error">
            <text:p>#N/DISP</text:p>
          </table:table-cell>
          <table:table-cell table:formula="of:=IF([.A111]=1;[.C111];NA())" office:value-type="string" office:string-value="" calcext:value-type="error">
            <text:p>#N/DISP</text:p>
          </table:table-cell>
          <table:table-cell table:formula="of:=IF([.A111]=2;[.C111];NA())" office:value-type="float" office:value="7.12231" calcext:value-type="float">
            <text:p>7,12231</text:p>
          </table:table-cell>
          <table:table-cell table:formula="of:=IF([.A111]=3;[.C1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0953" calcext:value-type="float">
            <text:p>6,10953</text:p>
          </table:table-cell>
          <table:table-cell office:value-type="float" office:value="7.06207" calcext:value-type="float">
            <text:p>7,06207</text:p>
          </table:table-cell>
          <table:table-cell table:formula="of:=IF([.A112]=0;[.C112];NA())" office:value-type="string" office:string-value="" calcext:value-type="error">
            <text:p>#N/DISP</text:p>
          </table:table-cell>
          <table:table-cell table:formula="of:=IF([.A112]=1;[.C112];NA())" office:value-type="string" office:string-value="" calcext:value-type="error">
            <text:p>#N/DISP</text:p>
          </table:table-cell>
          <table:table-cell table:formula="of:=IF([.A112]=2;[.C112];NA())" office:value-type="float" office:value="7.06207" calcext:value-type="float">
            <text:p>7,06207</text:p>
          </table:table-cell>
          <table:table-cell table:formula="of:=IF([.A112]=3;[.C1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0973" calcext:value-type="float">
            <text:p>10,50973</text:p>
          </table:table-cell>
          <table:table-cell office:value-type="float" office:value="9.0284611" calcext:value-type="float">
            <text:p>9,0284611</text:p>
          </table:table-cell>
          <table:table-cell table:formula="of:=IF([.A113]=0;[.C113];NA())" office:value-type="string" office:string-value="" calcext:value-type="error">
            <text:p>#N/DISP</text:p>
          </table:table-cell>
          <table:table-cell table:formula="of:=IF([.A113]=1;[.C113];NA())" office:value-type="float" office:value="9.0284611" calcext:value-type="float">
            <text:p>9,0284611</text:p>
          </table:table-cell>
          <table:table-cell table:formula="of:=IF([.A113]=2;[.C113];NA())" office:value-type="string" office:string-value="" calcext:value-type="error">
            <text:p>#N/DISP</text:p>
          </table:table-cell>
          <table:table-cell table:formula="of:=IF([.A113]=3;[.C1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277" calcext:value-type="float">
            <text:p>10,58277</text:p>
          </table:table-cell>
          <table:table-cell office:value-type="float" office:value="9.592403" calcext:value-type="float">
            <text:p>9,592403</text:p>
          </table:table-cell>
          <table:table-cell table:formula="of:=IF([.A114]=0;[.C114];NA())" office:value-type="string" office:string-value="" calcext:value-type="error">
            <text:p>#N/DISP</text:p>
          </table:table-cell>
          <table:table-cell table:formula="of:=IF([.A114]=1;[.C114];NA())" office:value-type="float" office:value="9.592403" calcext:value-type="float">
            <text:p>9,592403</text:p>
          </table:table-cell>
          <table:table-cell table:formula="of:=IF([.A114]=2;[.C114];NA())" office:value-type="string" office:string-value="" calcext:value-type="error">
            <text:p>#N/DISP</text:p>
          </table:table-cell>
          <table:table-cell table:formula="of:=IF([.A114]=3;[.C1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3837" calcext:value-type="float">
            <text:p>6,13837</text:p>
          </table:table-cell>
          <table:table-cell office:value-type="float" office:value="7.00221" calcext:value-type="float">
            <text:p>7,00221</text:p>
          </table:table-cell>
          <table:table-cell table:formula="of:=IF([.A115]=0;[.C115];NA())" office:value-type="string" office:string-value="" calcext:value-type="error">
            <text:p>#N/DISP</text:p>
          </table:table-cell>
          <table:table-cell table:formula="of:=IF([.A115]=1;[.C115];NA())" office:value-type="string" office:string-value="" calcext:value-type="error">
            <text:p>#N/DISP</text:p>
          </table:table-cell>
          <table:table-cell table:formula="of:=IF([.A115]=2;[.C115];NA())" office:value-type="float" office:value="7.00221" calcext:value-type="float">
            <text:p>7,00221</text:p>
          </table:table-cell>
          <table:table-cell table:formula="of:=IF([.A115]=3;[.C1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6844" calcext:value-type="float">
            <text:p>6,16844</text:p>
          </table:table-cell>
          <table:table-cell office:value-type="float" office:value="6.94275" calcext:value-type="float">
            <text:p>6,94275</text:p>
          </table:table-cell>
          <table:table-cell table:formula="of:=IF([.A116]=0;[.C116];NA())" office:value-type="string" office:string-value="" calcext:value-type="error">
            <text:p>#N/DISP</text:p>
          </table:table-cell>
          <table:table-cell table:formula="of:=IF([.A116]=1;[.C116];NA())" office:value-type="string" office:string-value="" calcext:value-type="error">
            <text:p>#N/DISP</text:p>
          </table:table-cell>
          <table:table-cell table:formula="of:=IF([.A116]=2;[.C116];NA())" office:value-type="float" office:value="6.94275" calcext:value-type="float">
            <text:p>6,94275</text:p>
          </table:table-cell>
          <table:table-cell table:formula="of:=IF([.A116]=3;[.C1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9974" calcext:value-type="float">
            <text:p>6,19974</text:p>
          </table:table-cell>
          <table:table-cell office:value-type="float" office:value="6.88372" calcext:value-type="float">
            <text:p>6,88372</text:p>
          </table:table-cell>
          <table:table-cell table:formula="of:=IF([.A117]=0;[.C117];NA())" office:value-type="string" office:string-value="" calcext:value-type="error">
            <text:p>#N/DISP</text:p>
          </table:table-cell>
          <table:table-cell table:formula="of:=IF([.A117]=1;[.C117];NA())" office:value-type="string" office:string-value="" calcext:value-type="error">
            <text:p>#N/DISP</text:p>
          </table:table-cell>
          <table:table-cell table:formula="of:=IF([.A117]=2;[.C117];NA())" office:value-type="float" office:value="6.88372" calcext:value-type="float">
            <text:p>6,88372</text:p>
          </table:table-cell>
          <table:table-cell table:formula="of:=IF([.A117]=3;[.C1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3226" calcext:value-type="float">
            <text:p>6,23226</text:p>
          </table:table-cell>
          <table:table-cell office:value-type="float" office:value="6.82513" calcext:value-type="float">
            <text:p>6,82513</text:p>
          </table:table-cell>
          <table:table-cell table:formula="of:=IF([.A118]=0;[.C118];NA())" office:value-type="string" office:string-value="" calcext:value-type="error">
            <text:p>#N/DISP</text:p>
          </table:table-cell>
          <table:table-cell table:formula="of:=IF([.A118]=1;[.C118];NA())" office:value-type="string" office:string-value="" calcext:value-type="error">
            <text:p>#N/DISP</text:p>
          </table:table-cell>
          <table:table-cell table:formula="of:=IF([.A118]=2;[.C118];NA())" office:value-type="float" office:value="6.82513" calcext:value-type="float">
            <text:p>6,82513</text:p>
          </table:table-cell>
          <table:table-cell table:formula="of:=IF([.A118]=3;[.C1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66" calcext:value-type="float">
            <text:p>6,266</text:p>
          </table:table-cell>
          <table:table-cell office:value-type="float" office:value="6.76703" calcext:value-type="float">
            <text:p>6,76703</text:p>
          </table:table-cell>
          <table:table-cell table:formula="of:=IF([.A119]=0;[.C119];NA())" office:value-type="string" office:string-value="" calcext:value-type="error">
            <text:p>#N/DISP</text:p>
          </table:table-cell>
          <table:table-cell table:formula="of:=IF([.A119]=1;[.C119];NA())" office:value-type="string" office:string-value="" calcext:value-type="error">
            <text:p>#N/DISP</text:p>
          </table:table-cell>
          <table:table-cell table:formula="of:=IF([.A119]=2;[.C119];NA())" office:value-type="float" office:value="6.76703" calcext:value-type="float">
            <text:p>6,76703</text:p>
          </table:table-cell>
          <table:table-cell table:formula="of:=IF([.A119]=3;[.C1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0095" calcext:value-type="float">
            <text:p>6,30095</text:p>
          </table:table-cell>
          <table:table-cell office:value-type="float" office:value="6.70942" calcext:value-type="float">
            <text:p>6,70942</text:p>
          </table:table-cell>
          <table:table-cell table:formula="of:=IF([.A120]=0;[.C120];NA())" office:value-type="string" office:string-value="" calcext:value-type="error">
            <text:p>#N/DISP</text:p>
          </table:table-cell>
          <table:table-cell table:formula="of:=IF([.A120]=1;[.C120];NA())" office:value-type="string" office:string-value="" calcext:value-type="error">
            <text:p>#N/DISP</text:p>
          </table:table-cell>
          <table:table-cell table:formula="of:=IF([.A120]=2;[.C120];NA())" office:value-type="float" office:value="6.70942" calcext:value-type="float">
            <text:p>6,70942</text:p>
          </table:table-cell>
          <table:table-cell table:formula="of:=IF([.A120]=3;[.C1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3711" calcext:value-type="float">
            <text:p>6,33711</text:p>
          </table:table-cell>
          <table:table-cell office:value-type="float" office:value="6.65234" calcext:value-type="float">
            <text:p>6,65234</text:p>
          </table:table-cell>
          <table:table-cell table:formula="of:=IF([.A121]=0;[.C121];NA())" office:value-type="string" office:string-value="" calcext:value-type="error">
            <text:p>#N/DISP</text:p>
          </table:table-cell>
          <table:table-cell table:formula="of:=IF([.A121]=1;[.C121];NA())" office:value-type="string" office:string-value="" calcext:value-type="error">
            <text:p>#N/DISP</text:p>
          </table:table-cell>
          <table:table-cell table:formula="of:=IF([.A121]=2;[.C121];NA())" office:value-type="float" office:value="6.65234" calcext:value-type="float">
            <text:p>6,65234</text:p>
          </table:table-cell>
          <table:table-cell table:formula="of:=IF([.A121]=3;[.C1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7445" calcext:value-type="float">
            <text:p>6,37445</text:p>
          </table:table-cell>
          <table:table-cell office:value-type="float" office:value="6.59582" calcext:value-type="float">
            <text:p>6,59582</text:p>
          </table:table-cell>
          <table:table-cell table:formula="of:=IF([.A122]=0;[.C122];NA())" office:value-type="string" office:string-value="" calcext:value-type="error">
            <text:p>#N/DISP</text:p>
          </table:table-cell>
          <table:table-cell table:formula="of:=IF([.A122]=1;[.C122];NA())" office:value-type="string" office:string-value="" calcext:value-type="error">
            <text:p>#N/DISP</text:p>
          </table:table-cell>
          <table:table-cell table:formula="of:=IF([.A122]=2;[.C122];NA())" office:value-type="float" office:value="6.59582" calcext:value-type="float">
            <text:p>6,59582</text:p>
          </table:table-cell>
          <table:table-cell table:formula="of:=IF([.A122]=3;[.C1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1299" calcext:value-type="float">
            <text:p>6,41299</text:p>
          </table:table-cell>
          <table:table-cell office:value-type="float" office:value="6.53986" calcext:value-type="float">
            <text:p>6,53986</text:p>
          </table:table-cell>
          <table:table-cell table:formula="of:=IF([.A123]=0;[.C123];NA())" office:value-type="string" office:string-value="" calcext:value-type="error">
            <text:p>#N/DISP</text:p>
          </table:table-cell>
          <table:table-cell table:formula="of:=IF([.A123]=1;[.C123];NA())" office:value-type="string" office:string-value="" calcext:value-type="error">
            <text:p>#N/DISP</text:p>
          </table:table-cell>
          <table:table-cell table:formula="of:=IF([.A123]=2;[.C123];NA())" office:value-type="float" office:value="6.53986" calcext:value-type="float">
            <text:p>6,53986</text:p>
          </table:table-cell>
          <table:table-cell table:formula="of:=IF([.A123]=3;[.C1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527" calcext:value-type="float">
            <text:p>6,4527</text:p>
          </table:table-cell>
          <table:table-cell office:value-type="float" office:value="6.48451" calcext:value-type="float">
            <text:p>6,48451</text:p>
          </table:table-cell>
          <table:table-cell table:formula="of:=IF([.A124]=0;[.C124];NA())" office:value-type="string" office:string-value="" calcext:value-type="error">
            <text:p>#N/DISP</text:p>
          </table:table-cell>
          <table:table-cell table:formula="of:=IF([.A124]=1;[.C124];NA())" office:value-type="string" office:string-value="" calcext:value-type="error">
            <text:p>#N/DISP</text:p>
          </table:table-cell>
          <table:table-cell table:formula="of:=IF([.A124]=2;[.C124];NA())" office:value-type="float" office:value="6.48451" calcext:value-type="float">
            <text:p>6,48451</text:p>
          </table:table-cell>
          <table:table-cell table:formula="of:=IF([.A124]=3;[.C1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062" calcext:value-type="float">
            <text:p>10,58062</text:p>
          </table:table-cell>
          <table:table-cell office:value-type="float" office:value="9.625812" calcext:value-type="float">
            <text:p>9,625812</text:p>
          </table:table-cell>
          <table:table-cell table:formula="of:=IF([.A125]=0;[.C125];NA())" office:value-type="string" office:string-value="" calcext:value-type="error">
            <text:p>#N/DISP</text:p>
          </table:table-cell>
          <table:table-cell table:formula="of:=IF([.A125]=1;[.C125];NA())" office:value-type="float" office:value="9.625812" calcext:value-type="float">
            <text:p>9,625812</text:p>
          </table:table-cell>
          <table:table-cell table:formula="of:=IF([.A125]=2;[.C125];NA())" office:value-type="string" office:string-value="" calcext:value-type="error">
            <text:p>#N/DISP</text:p>
          </table:table-cell>
          <table:table-cell table:formula="of:=IF([.A125]=3;[.C1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9359" calcext:value-type="float">
            <text:p>6,49359</text:p>
          </table:table-cell>
          <table:table-cell office:value-type="float" office:value="6.42979" calcext:value-type="float">
            <text:p>6,42979</text:p>
          </table:table-cell>
          <table:table-cell table:formula="of:=IF([.A126]=0;[.C126];NA())" office:value-type="string" office:string-value="" calcext:value-type="error">
            <text:p>#N/DISP</text:p>
          </table:table-cell>
          <table:table-cell table:formula="of:=IF([.A126]=1;[.C126];NA())" office:value-type="string" office:string-value="" calcext:value-type="error">
            <text:p>#N/DISP</text:p>
          </table:table-cell>
          <table:table-cell table:formula="of:=IF([.A126]=2;[.C126];NA())" office:value-type="float" office:value="6.42979" calcext:value-type="float">
            <text:p>6,42979</text:p>
          </table:table-cell>
          <table:table-cell table:formula="of:=IF([.A126]=3;[.C1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3563" calcext:value-type="float">
            <text:p>6,53563</text:p>
          </table:table-cell>
          <table:table-cell office:value-type="float" office:value="6.37571" calcext:value-type="float">
            <text:p>6,37571</text:p>
          </table:table-cell>
          <table:table-cell table:formula="of:=IF([.A127]=0;[.C127];NA())" office:value-type="string" office:string-value="" calcext:value-type="error">
            <text:p>#N/DISP</text:p>
          </table:table-cell>
          <table:table-cell table:formula="of:=IF([.A127]=1;[.C127];NA())" office:value-type="string" office:string-value="" calcext:value-type="error">
            <text:p>#N/DISP</text:p>
          </table:table-cell>
          <table:table-cell table:formula="of:=IF([.A127]=2;[.C127];NA())" office:value-type="float" office:value="6.37571" calcext:value-type="float">
            <text:p>6,37571</text:p>
          </table:table-cell>
          <table:table-cell table:formula="of:=IF([.A127]=3;[.C1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7882" calcext:value-type="float">
            <text:p>6,57882</text:p>
          </table:table-cell>
          <table:table-cell office:value-type="float" office:value="6.32231" calcext:value-type="float">
            <text:p>6,32231</text:p>
          </table:table-cell>
          <table:table-cell table:formula="of:=IF([.A128]=0;[.C128];NA())" office:value-type="string" office:string-value="" calcext:value-type="error">
            <text:p>#N/DISP</text:p>
          </table:table-cell>
          <table:table-cell table:formula="of:=IF([.A128]=1;[.C128];NA())" office:value-type="string" office:string-value="" calcext:value-type="error">
            <text:p>#N/DISP</text:p>
          </table:table-cell>
          <table:table-cell table:formula="of:=IF([.A128]=2;[.C128];NA())" office:value-type="float" office:value="6.32231" calcext:value-type="float">
            <text:p>6,32231</text:p>
          </table:table-cell>
          <table:table-cell table:formula="of:=IF([.A128]=3;[.C1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2316" calcext:value-type="float">
            <text:p>6,62316</text:p>
          </table:table-cell>
          <table:table-cell office:value-type="float" office:value="6.26961" calcext:value-type="float">
            <text:p>6,26961</text:p>
          </table:table-cell>
          <table:table-cell table:formula="of:=IF([.A129]=0;[.C129];NA())" office:value-type="string" office:string-value="" calcext:value-type="error">
            <text:p>#N/DISP</text:p>
          </table:table-cell>
          <table:table-cell table:formula="of:=IF([.A129]=1;[.C129];NA())" office:value-type="string" office:string-value="" calcext:value-type="error">
            <text:p>#N/DISP</text:p>
          </table:table-cell>
          <table:table-cell table:formula="of:=IF([.A129]=2;[.C129];NA())" office:value-type="float" office:value="6.26961" calcext:value-type="float">
            <text:p>6,26961</text:p>
          </table:table-cell>
          <table:table-cell table:formula="of:=IF([.A129]=3;[.C1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6862" calcext:value-type="float">
            <text:p>6,66862</text:p>
          </table:table-cell>
          <table:table-cell office:value-type="float" office:value="6.21763" calcext:value-type="float">
            <text:p>6,21763</text:p>
          </table:table-cell>
          <table:table-cell table:formula="of:=IF([.A130]=0;[.C130];NA())" office:value-type="string" office:string-value="" calcext:value-type="error">
            <text:p>#N/DISP</text:p>
          </table:table-cell>
          <table:table-cell table:formula="of:=IF([.A130]=1;[.C130];NA())" office:value-type="string" office:string-value="" calcext:value-type="error">
            <text:p>#N/DISP</text:p>
          </table:table-cell>
          <table:table-cell table:formula="of:=IF([.A130]=2;[.C130];NA())" office:value-type="float" office:value="6.21763" calcext:value-type="float">
            <text:p>6,21763</text:p>
          </table:table-cell>
          <table:table-cell table:formula="of:=IF([.A130]=3;[.C1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152" calcext:value-type="float">
            <text:p>6,7152</text:p>
          </table:table-cell>
          <table:table-cell office:value-type="float" office:value="6.1664" calcext:value-type="float">
            <text:p>6,1664</text:p>
          </table:table-cell>
          <table:table-cell table:formula="of:=IF([.A131]=0;[.C131];NA())" office:value-type="string" office:string-value="" calcext:value-type="error">
            <text:p>#N/DISP</text:p>
          </table:table-cell>
          <table:table-cell table:formula="of:=IF([.A131]=1;[.C131];NA())" office:value-type="string" office:string-value="" calcext:value-type="error">
            <text:p>#N/DISP</text:p>
          </table:table-cell>
          <table:table-cell table:formula="of:=IF([.A131]=2;[.C131];NA())" office:value-type="float" office:value="6.1664" calcext:value-type="float">
            <text:p>6,1664</text:p>
          </table:table-cell>
          <table:table-cell table:formula="of:=IF([.A131]=3;[.C1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6289" calcext:value-type="float">
            <text:p>6,76289</text:p>
          </table:table-cell>
          <table:table-cell office:value-type="float" office:value="6.11593" calcext:value-type="float">
            <text:p>6,11593</text:p>
          </table:table-cell>
          <table:table-cell table:formula="of:=IF([.A132]=0;[.C132];NA())" office:value-type="string" office:string-value="" calcext:value-type="error">
            <text:p>#N/DISP</text:p>
          </table:table-cell>
          <table:table-cell table:formula="of:=IF([.A132]=1;[.C132];NA())" office:value-type="string" office:string-value="" calcext:value-type="error">
            <text:p>#N/DISP</text:p>
          </table:table-cell>
          <table:table-cell table:formula="of:=IF([.A132]=2;[.C132];NA())" office:value-type="float" office:value="6.11593" calcext:value-type="float">
            <text:p>6,11593</text:p>
          </table:table-cell>
          <table:table-cell table:formula="of:=IF([.A132]=3;[.C1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1167" calcext:value-type="float">
            <text:p>6,81167</text:p>
          </table:table-cell>
          <table:table-cell office:value-type="float" office:value="6.06626" calcext:value-type="float">
            <text:p>6,06626</text:p>
          </table:table-cell>
          <table:table-cell table:formula="of:=IF([.A133]=0;[.C133];NA())" office:value-type="string" office:string-value="" calcext:value-type="error">
            <text:p>#N/DISP</text:p>
          </table:table-cell>
          <table:table-cell table:formula="of:=IF([.A133]=1;[.C133];NA())" office:value-type="string" office:string-value="" calcext:value-type="error">
            <text:p>#N/DISP</text:p>
          </table:table-cell>
          <table:table-cell table:formula="of:=IF([.A133]=2;[.C133];NA())" office:value-type="float" office:value="6.06626" calcext:value-type="float">
            <text:p>6,06626</text:p>
          </table:table-cell>
          <table:table-cell table:formula="of:=IF([.A133]=3;[.C1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6153" calcext:value-type="float">
            <text:p>6,86153</text:p>
          </table:table-cell>
          <table:table-cell office:value-type="float" office:value="6.01741" calcext:value-type="float">
            <text:p>6,01741</text:p>
          </table:table-cell>
          <table:table-cell table:formula="of:=IF([.A134]=0;[.C134];NA())" office:value-type="string" office:string-value="" calcext:value-type="error">
            <text:p>#N/DISP</text:p>
          </table:table-cell>
          <table:table-cell table:formula="of:=IF([.A134]=1;[.C134];NA())" office:value-type="string" office:string-value="" calcext:value-type="error">
            <text:p>#N/DISP</text:p>
          </table:table-cell>
          <table:table-cell table:formula="of:=IF([.A134]=2;[.C134];NA())" office:value-type="float" office:value="6.01741" calcext:value-type="float">
            <text:p>6,01741</text:p>
          </table:table-cell>
          <table:table-cell table:formula="of:=IF([.A134]=3;[.C1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1245" calcext:value-type="float">
            <text:p>6,91245</text:p>
          </table:table-cell>
          <table:table-cell office:value-type="float" office:value="5.9694" calcext:value-type="float">
            <text:p>5,9694</text:p>
          </table:table-cell>
          <table:table-cell table:formula="of:=IF([.A135]=0;[.C135];NA())" office:value-type="string" office:string-value="" calcext:value-type="error">
            <text:p>#N/DISP</text:p>
          </table:table-cell>
          <table:table-cell table:formula="of:=IF([.A135]=1;[.C135];NA())" office:value-type="string" office:string-value="" calcext:value-type="error">
            <text:p>#N/DISP</text:p>
          </table:table-cell>
          <table:table-cell table:formula="of:=IF([.A135]=2;[.C135];NA())" office:value-type="float" office:value="5.9694" calcext:value-type="float">
            <text:p>5,9694</text:p>
          </table:table-cell>
          <table:table-cell table:formula="of:=IF([.A135]=3;[.C1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7777" calcext:value-type="float">
            <text:p>10,57777</text:p>
          </table:table-cell>
          <table:table-cell office:value-type="float" office:value="9.659349" calcext:value-type="float">
            <text:p>9,659349</text:p>
          </table:table-cell>
          <table:table-cell table:formula="of:=IF([.A136]=0;[.C136];NA())" office:value-type="string" office:string-value="" calcext:value-type="error">
            <text:p>#N/DISP</text:p>
          </table:table-cell>
          <table:table-cell table:formula="of:=IF([.A136]=1;[.C136];NA())" office:value-type="float" office:value="9.659349" calcext:value-type="float">
            <text:p>9,659349</text:p>
          </table:table-cell>
          <table:table-cell table:formula="of:=IF([.A136]=2;[.C136];NA())" office:value-type="string" office:string-value="" calcext:value-type="error">
            <text:p>#N/DISP</text:p>
          </table:table-cell>
          <table:table-cell table:formula="of:=IF([.A136]=3;[.C1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6443" calcext:value-type="float">
            <text:p>6,96443</text:p>
          </table:table-cell>
          <table:table-cell office:value-type="float" office:value="5.92225" calcext:value-type="float">
            <text:p>5,92225</text:p>
          </table:table-cell>
          <table:table-cell table:formula="of:=IF([.A137]=0;[.C137];NA())" office:value-type="string" office:string-value="" calcext:value-type="error">
            <text:p>#N/DISP</text:p>
          </table:table-cell>
          <table:table-cell table:formula="of:=IF([.A137]=1;[.C137];NA())" office:value-type="string" office:string-value="" calcext:value-type="error">
            <text:p>#N/DISP</text:p>
          </table:table-cell>
          <table:table-cell table:formula="of:=IF([.A137]=2;[.C137];NA())" office:value-type="float" office:value="5.92225" calcext:value-type="float">
            <text:p>5,92225</text:p>
          </table:table-cell>
          <table:table-cell table:formula="of:=IF([.A137]=3;[.C1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1744" calcext:value-type="float">
            <text:p>7,01744</text:p>
          </table:table-cell>
          <table:table-cell office:value-type="float" office:value="5.87599" calcext:value-type="float">
            <text:p>5,87599</text:p>
          </table:table-cell>
          <table:table-cell table:formula="of:=IF([.A138]=0;[.C138];NA())" office:value-type="string" office:string-value="" calcext:value-type="error">
            <text:p>#N/DISP</text:p>
          </table:table-cell>
          <table:table-cell table:formula="of:=IF([.A138]=1;[.C138];NA())" office:value-type="string" office:string-value="" calcext:value-type="error">
            <text:p>#N/DISP</text:p>
          </table:table-cell>
          <table:table-cell table:formula="of:=IF([.A138]=2;[.C138];NA())" office:value-type="float" office:value="5.87599" calcext:value-type="float">
            <text:p>5,87599</text:p>
          </table:table-cell>
          <table:table-cell table:formula="of:=IF([.A138]=3;[.C1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7148" calcext:value-type="float">
            <text:p>7,07148</text:p>
          </table:table-cell>
          <table:table-cell office:value-type="float" office:value="5.83063" calcext:value-type="float">
            <text:p>5,83063</text:p>
          </table:table-cell>
          <table:table-cell table:formula="of:=IF([.A139]=0;[.C139];NA())" office:value-type="string" office:string-value="" calcext:value-type="error">
            <text:p>#N/DISP</text:p>
          </table:table-cell>
          <table:table-cell table:formula="of:=IF([.A139]=1;[.C139];NA())" office:value-type="string" office:string-value="" calcext:value-type="error">
            <text:p>#N/DISP</text:p>
          </table:table-cell>
          <table:table-cell table:formula="of:=IF([.A139]=2;[.C139];NA())" office:value-type="float" office:value="5.83063" calcext:value-type="float">
            <text:p>5,83063</text:p>
          </table:table-cell>
          <table:table-cell table:formula="of:=IF([.A139]=3;[.C1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2652" calcext:value-type="float">
            <text:p>7,12652</text:p>
          </table:table-cell>
          <table:table-cell office:value-type="float" office:value="5.7862" calcext:value-type="float">
            <text:p>5,7862</text:p>
          </table:table-cell>
          <table:table-cell table:formula="of:=IF([.A140]=0;[.C140];NA())" office:value-type="string" office:string-value="" calcext:value-type="error">
            <text:p>#N/DISP</text:p>
          </table:table-cell>
          <table:table-cell table:formula="of:=IF([.A140]=1;[.C140];NA())" office:value-type="string" office:string-value="" calcext:value-type="error">
            <text:p>#N/DISP</text:p>
          </table:table-cell>
          <table:table-cell table:formula="of:=IF([.A140]=2;[.C140];NA())" office:value-type="float" office:value="5.7862" calcext:value-type="float">
            <text:p>5,7862</text:p>
          </table:table-cell>
          <table:table-cell table:formula="of:=IF([.A140]=3;[.C1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8256" calcext:value-type="float">
            <text:p>7,18256</text:p>
          </table:table-cell>
          <table:table-cell office:value-type="float" office:value="5.74273" calcext:value-type="float">
            <text:p>5,74273</text:p>
          </table:table-cell>
          <table:table-cell table:formula="of:=IF([.A141]=0;[.C141];NA())" office:value-type="string" office:string-value="" calcext:value-type="error">
            <text:p>#N/DISP</text:p>
          </table:table-cell>
          <table:table-cell table:formula="of:=IF([.A141]=1;[.C141];NA())" office:value-type="string" office:string-value="" calcext:value-type="error">
            <text:p>#N/DISP</text:p>
          </table:table-cell>
          <table:table-cell table:formula="of:=IF([.A141]=2;[.C141];NA())" office:value-type="float" office:value="5.74273" calcext:value-type="float">
            <text:p>5,74273</text:p>
          </table:table-cell>
          <table:table-cell table:formula="of:=IF([.A141]=3;[.C1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3957" calcext:value-type="float">
            <text:p>7,23957</text:p>
          </table:table-cell>
          <table:table-cell office:value-type="float" office:value="5.70023" calcext:value-type="float">
            <text:p>5,70023</text:p>
          </table:table-cell>
          <table:table-cell table:formula="of:=IF([.A142]=0;[.C142];NA())" office:value-type="string" office:string-value="" calcext:value-type="error">
            <text:p>#N/DISP</text:p>
          </table:table-cell>
          <table:table-cell table:formula="of:=IF([.A142]=1;[.C142];NA())" office:value-type="string" office:string-value="" calcext:value-type="error">
            <text:p>#N/DISP</text:p>
          </table:table-cell>
          <table:table-cell table:formula="of:=IF([.A142]=2;[.C142];NA())" office:value-type="float" office:value="5.70023" calcext:value-type="float">
            <text:p>5,70023</text:p>
          </table:table-cell>
          <table:table-cell table:formula="of:=IF([.A142]=3;[.C1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9754" calcext:value-type="float">
            <text:p>7,29754</text:p>
          </table:table-cell>
          <table:table-cell office:value-type="float" office:value="5.65873" calcext:value-type="float">
            <text:p>5,65873</text:p>
          </table:table-cell>
          <table:table-cell table:formula="of:=IF([.A143]=0;[.C143];NA())" office:value-type="string" office:string-value="" calcext:value-type="error">
            <text:p>#N/DISP</text:p>
          </table:table-cell>
          <table:table-cell table:formula="of:=IF([.A143]=1;[.C143];NA())" office:value-type="string" office:string-value="" calcext:value-type="error">
            <text:p>#N/DISP</text:p>
          </table:table-cell>
          <table:table-cell table:formula="of:=IF([.A143]=2;[.C143];NA())" office:value-type="float" office:value="5.65873" calcext:value-type="float">
            <text:p>5,65873</text:p>
          </table:table-cell>
          <table:table-cell table:formula="of:=IF([.A143]=3;[.C1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5644" calcext:value-type="float">
            <text:p>7,35644</text:p>
          </table:table-cell>
          <table:table-cell office:value-type="float" office:value="5.61824" calcext:value-type="float">
            <text:p>5,61824</text:p>
          </table:table-cell>
          <table:table-cell table:formula="of:=IF([.A144]=0;[.C144];NA())" office:value-type="string" office:string-value="" calcext:value-type="error">
            <text:p>#N/DISP</text:p>
          </table:table-cell>
          <table:table-cell table:formula="of:=IF([.A144]=1;[.C144];NA())" office:value-type="string" office:string-value="" calcext:value-type="error">
            <text:p>#N/DISP</text:p>
          </table:table-cell>
          <table:table-cell table:formula="of:=IF([.A144]=2;[.C144];NA())" office:value-type="float" office:value="5.61824" calcext:value-type="float">
            <text:p>5,61824</text:p>
          </table:table-cell>
          <table:table-cell table:formula="of:=IF([.A144]=3;[.C1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628" calcext:value-type="float">
            <text:p>7,41628</text:p>
          </table:table-cell>
          <table:table-cell office:value-type="float" office:value="5.57878" calcext:value-type="float">
            <text:p>5,57878</text:p>
          </table:table-cell>
          <table:table-cell table:formula="of:=IF([.A145]=0;[.C145];NA())" office:value-type="string" office:string-value="" calcext:value-type="error">
            <text:p>#N/DISP</text:p>
          </table:table-cell>
          <table:table-cell table:formula="of:=IF([.A145]=1;[.C145];NA())" office:value-type="string" office:string-value="" calcext:value-type="error">
            <text:p>#N/DISP</text:p>
          </table:table-cell>
          <table:table-cell table:formula="of:=IF([.A145]=2;[.C145];NA())" office:value-type="float" office:value="5.57878" calcext:value-type="float">
            <text:p>5,57878</text:p>
          </table:table-cell>
          <table:table-cell table:formula="of:=IF([.A145]=3;[.C1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7701" calcext:value-type="float">
            <text:p>7,47701</text:p>
          </table:table-cell>
          <table:table-cell office:value-type="float" office:value="5.54039" calcext:value-type="float">
            <text:p>5,54039</text:p>
          </table:table-cell>
          <table:table-cell table:formula="of:=IF([.A146]=0;[.C146];NA())" office:value-type="string" office:string-value="" calcext:value-type="error">
            <text:p>#N/DISP</text:p>
          </table:table-cell>
          <table:table-cell table:formula="of:=IF([.A146]=1;[.C146];NA())" office:value-type="string" office:string-value="" calcext:value-type="error">
            <text:p>#N/DISP</text:p>
          </table:table-cell>
          <table:table-cell table:formula="of:=IF([.A146]=2;[.C146];NA())" office:value-type="float" office:value="5.54039" calcext:value-type="float">
            <text:p>5,54039</text:p>
          </table:table-cell>
          <table:table-cell table:formula="of:=IF([.A146]=3;[.C1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7421" calcext:value-type="float">
            <text:p>10,57421</text:p>
          </table:table-cell>
          <table:table-cell office:value-type="float" office:value="9.692999" calcext:value-type="float">
            <text:p>9,692999</text:p>
          </table:table-cell>
          <table:table-cell table:formula="of:=IF([.A147]=0;[.C147];NA())" office:value-type="string" office:string-value="" calcext:value-type="error">
            <text:p>#N/DISP</text:p>
          </table:table-cell>
          <table:table-cell table:formula="of:=IF([.A147]=1;[.C147];NA())" office:value-type="float" office:value="9.692999" calcext:value-type="float">
            <text:p>9,692999</text:p>
          </table:table-cell>
          <table:table-cell table:formula="of:=IF([.A147]=2;[.C147];NA())" office:value-type="string" office:string-value="" calcext:value-type="error">
            <text:p>#N/DISP</text:p>
          </table:table-cell>
          <table:table-cell table:formula="of:=IF([.A147]=3;[.C1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3864" calcext:value-type="float">
            <text:p>7,53864</text:p>
          </table:table-cell>
          <table:table-cell office:value-type="float" office:value="5.50307" calcext:value-type="float">
            <text:p>5,50307</text:p>
          </table:table-cell>
          <table:table-cell table:formula="of:=IF([.A148]=0;[.C148];NA())" office:value-type="string" office:string-value="" calcext:value-type="error">
            <text:p>#N/DISP</text:p>
          </table:table-cell>
          <table:table-cell table:formula="of:=IF([.A148]=1;[.C148];NA())" office:value-type="string" office:string-value="" calcext:value-type="error">
            <text:p>#N/DISP</text:p>
          </table:table-cell>
          <table:table-cell table:formula="of:=IF([.A148]=2;[.C148];NA())" office:value-type="float" office:value="5.50307" calcext:value-type="float">
            <text:p>5,50307</text:p>
          </table:table-cell>
          <table:table-cell table:formula="of:=IF([.A148]=3;[.C1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0113" calcext:value-type="float">
            <text:p>7,60113</text:p>
          </table:table-cell>
          <table:table-cell office:value-type="float" office:value="5.46685" calcext:value-type="float">
            <text:p>5,46685</text:p>
          </table:table-cell>
          <table:table-cell table:formula="of:=IF([.A149]=0;[.C149];NA())" office:value-type="string" office:string-value="" calcext:value-type="error">
            <text:p>#N/DISP</text:p>
          </table:table-cell>
          <table:table-cell table:formula="of:=IF([.A149]=1;[.C149];NA())" office:value-type="string" office:string-value="" calcext:value-type="error">
            <text:p>#N/DISP</text:p>
          </table:table-cell>
          <table:table-cell table:formula="of:=IF([.A149]=2;[.C149];NA())" office:value-type="float" office:value="5.46685" calcext:value-type="float">
            <text:p>5,46685</text:p>
          </table:table-cell>
          <table:table-cell table:formula="of:=IF([.A149]=3;[.C1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6446" calcext:value-type="float">
            <text:p>7,66446</text:p>
          </table:table-cell>
          <table:table-cell office:value-type="float" office:value="5.43174" calcext:value-type="float">
            <text:p>5,43174</text:p>
          </table:table-cell>
          <table:table-cell table:formula="of:=IF([.A150]=0;[.C150];NA())" office:value-type="string" office:string-value="" calcext:value-type="error">
            <text:p>#N/DISP</text:p>
          </table:table-cell>
          <table:table-cell table:formula="of:=IF([.A150]=1;[.C150];NA())" office:value-type="string" office:string-value="" calcext:value-type="error">
            <text:p>#N/DISP</text:p>
          </table:table-cell>
          <table:table-cell table:formula="of:=IF([.A150]=2;[.C150];NA())" office:value-type="float" office:value="5.43174" calcext:value-type="float">
            <text:p>5,43174</text:p>
          </table:table-cell>
          <table:table-cell table:formula="of:=IF([.A150]=3;[.C1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2863" calcext:value-type="float">
            <text:p>7,72863</text:p>
          </table:table-cell>
          <table:table-cell office:value-type="float" office:value="5.39778" calcext:value-type="float">
            <text:p>5,39778</text:p>
          </table:table-cell>
          <table:table-cell table:formula="of:=IF([.A151]=0;[.C151];NA())" office:value-type="string" office:string-value="" calcext:value-type="error">
            <text:p>#N/DISP</text:p>
          </table:table-cell>
          <table:table-cell table:formula="of:=IF([.A151]=1;[.C151];NA())" office:value-type="string" office:string-value="" calcext:value-type="error">
            <text:p>#N/DISP</text:p>
          </table:table-cell>
          <table:table-cell table:formula="of:=IF([.A151]=2;[.C151];NA())" office:value-type="float" office:value="5.39778" calcext:value-type="float">
            <text:p>5,39778</text:p>
          </table:table-cell>
          <table:table-cell table:formula="of:=IF([.A151]=3;[.C1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936" calcext:value-type="float">
            <text:p>7,7936</text:p>
          </table:table-cell>
          <table:table-cell office:value-type="float" office:value="5.36496" calcext:value-type="float">
            <text:p>5,36496</text:p>
          </table:table-cell>
          <table:table-cell table:formula="of:=IF([.A152]=0;[.C152];NA())" office:value-type="string" office:string-value="" calcext:value-type="error">
            <text:p>#N/DISP</text:p>
          </table:table-cell>
          <table:table-cell table:formula="of:=IF([.A152]=1;[.C152];NA())" office:value-type="string" office:string-value="" calcext:value-type="error">
            <text:p>#N/DISP</text:p>
          </table:table-cell>
          <table:table-cell table:formula="of:=IF([.A152]=2;[.C152];NA())" office:value-type="float" office:value="5.36496" calcext:value-type="float">
            <text:p>5,36496</text:p>
          </table:table-cell>
          <table:table-cell table:formula="of:=IF([.A152]=3;[.C1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5936" calcext:value-type="float">
            <text:p>7,85936</text:p>
          </table:table-cell>
          <table:table-cell office:value-type="float" office:value="5.33332" calcext:value-type="float">
            <text:p>5,33332</text:p>
          </table:table-cell>
          <table:table-cell table:formula="of:=IF([.A153]=0;[.C153];NA())" office:value-type="string" office:string-value="" calcext:value-type="error">
            <text:p>#N/DISP</text:p>
          </table:table-cell>
          <table:table-cell table:formula="of:=IF([.A153]=1;[.C153];NA())" office:value-type="string" office:string-value="" calcext:value-type="error">
            <text:p>#N/DISP</text:p>
          </table:table-cell>
          <table:table-cell table:formula="of:=IF([.A153]=2;[.C153];NA())" office:value-type="float" office:value="5.33332" calcext:value-type="float">
            <text:p>5,33332</text:p>
          </table:table-cell>
          <table:table-cell table:formula="of:=IF([.A153]=3;[.C1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2588" calcext:value-type="float">
            <text:p>7,92588</text:p>
          </table:table-cell>
          <table:table-cell office:value-type="float" office:value="5.30287" calcext:value-type="float">
            <text:p>5,30287</text:p>
          </table:table-cell>
          <table:table-cell table:formula="of:=IF([.A154]=0;[.C154];NA())" office:value-type="string" office:string-value="" calcext:value-type="error">
            <text:p>#N/DISP</text:p>
          </table:table-cell>
          <table:table-cell table:formula="of:=IF([.A154]=1;[.C154];NA())" office:value-type="string" office:string-value="" calcext:value-type="error">
            <text:p>#N/DISP</text:p>
          </table:table-cell>
          <table:table-cell table:formula="of:=IF([.A154]=2;[.C154];NA())" office:value-type="float" office:value="5.30287" calcext:value-type="float">
            <text:p>5,30287</text:p>
          </table:table-cell>
          <table:table-cell table:formula="of:=IF([.A154]=3;[.C1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9315" calcext:value-type="float">
            <text:p>7,99315</text:p>
          </table:table-cell>
          <table:table-cell office:value-type="float" office:value="5.27363" calcext:value-type="float">
            <text:p>5,27363</text:p>
          </table:table-cell>
          <table:table-cell table:formula="of:=IF([.A155]=0;[.C155];NA())" office:value-type="string" office:string-value="" calcext:value-type="error">
            <text:p>#N/DISP</text:p>
          </table:table-cell>
          <table:table-cell table:formula="of:=IF([.A155]=1;[.C155];NA())" office:value-type="string" office:string-value="" calcext:value-type="error">
            <text:p>#N/DISP</text:p>
          </table:table-cell>
          <table:table-cell table:formula="of:=IF([.A155]=2;[.C155];NA())" office:value-type="float" office:value="5.27363" calcext:value-type="float">
            <text:p>5,27363</text:p>
          </table:table-cell>
          <table:table-cell table:formula="of:=IF([.A155]=3;[.C1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61141" calcext:value-type="float">
            <text:p>8,061141</text:p>
          </table:table-cell>
          <table:table-cell office:value-type="float" office:value="5.24561" calcext:value-type="float">
            <text:p>5,24561</text:p>
          </table:table-cell>
          <table:table-cell table:formula="of:=IF([.A156]=0;[.C156];NA())" office:value-type="string" office:string-value="" calcext:value-type="error">
            <text:p>#N/DISP</text:p>
          </table:table-cell>
          <table:table-cell table:formula="of:=IF([.A156]=1;[.C156];NA())" office:value-type="string" office:string-value="" calcext:value-type="error">
            <text:p>#N/DISP</text:p>
          </table:table-cell>
          <table:table-cell table:formula="of:=IF([.A156]=2;[.C156];NA())" office:value-type="float" office:value="5.24561" calcext:value-type="float">
            <text:p>5,24561</text:p>
          </table:table-cell>
          <table:table-cell table:formula="of:=IF([.A156]=3;[.C1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29829" calcext:value-type="float">
            <text:p>8,129829</text:p>
          </table:table-cell>
          <table:table-cell office:value-type="float" office:value="5.21884" calcext:value-type="float">
            <text:p>5,21884</text:p>
          </table:table-cell>
          <table:table-cell table:formula="of:=IF([.A157]=0;[.C157];NA())" office:value-type="string" office:string-value="" calcext:value-type="error">
            <text:p>#N/DISP</text:p>
          </table:table-cell>
          <table:table-cell table:formula="of:=IF([.A157]=1;[.C157];NA())" office:value-type="string" office:string-value="" calcext:value-type="error">
            <text:p>#N/DISP</text:p>
          </table:table-cell>
          <table:table-cell table:formula="of:=IF([.A157]=2;[.C157];NA())" office:value-type="float" office:value="5.21884" calcext:value-type="float">
            <text:p>5,21884</text:p>
          </table:table-cell>
          <table:table-cell table:formula="of:=IF([.A157]=3;[.C1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995" calcext:value-type="float">
            <text:p>10,56995</text:p>
          </table:table-cell>
          <table:table-cell office:value-type="float" office:value="9.726748" calcext:value-type="float">
            <text:p>9,726748</text:p>
          </table:table-cell>
          <table:table-cell table:formula="of:=IF([.A158]=0;[.C158];NA())" office:value-type="string" office:string-value="" calcext:value-type="error">
            <text:p>#N/DISP</text:p>
          </table:table-cell>
          <table:table-cell table:formula="of:=IF([.A158]=1;[.C158];NA())" office:value-type="float" office:value="9.726748" calcext:value-type="float">
            <text:p>9,726748</text:p>
          </table:table-cell>
          <table:table-cell table:formula="of:=IF([.A158]=2;[.C158];NA())" office:value-type="string" office:string-value="" calcext:value-type="error">
            <text:p>#N/DISP</text:p>
          </table:table-cell>
          <table:table-cell table:formula="of:=IF([.A158]=3;[.C1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99194" calcext:value-type="float">
            <text:p>8,199194</text:p>
          </table:table-cell>
          <table:table-cell office:value-type="float" office:value="5.19332" calcext:value-type="float">
            <text:p>5,19332</text:p>
          </table:table-cell>
          <table:table-cell table:formula="of:=IF([.A159]=0;[.C159];NA())" office:value-type="string" office:string-value="" calcext:value-type="error">
            <text:p>#N/DISP</text:p>
          </table:table-cell>
          <table:table-cell table:formula="of:=IF([.A159]=1;[.C159];NA())" office:value-type="string" office:string-value="" calcext:value-type="error">
            <text:p>#N/DISP</text:p>
          </table:table-cell>
          <table:table-cell table:formula="of:=IF([.A159]=2;[.C159];NA())" office:value-type="float" office:value="5.19332" calcext:value-type="float">
            <text:p>5,19332</text:p>
          </table:table-cell>
          <table:table-cell table:formula="of:=IF([.A159]=3;[.C1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69213" calcext:value-type="float">
            <text:p>8,269213</text:p>
          </table:table-cell>
          <table:table-cell office:value-type="float" office:value="5.16908" calcext:value-type="float">
            <text:p>5,16908</text:p>
          </table:table-cell>
          <table:table-cell table:formula="of:=IF([.A160]=0;[.C160];NA())" office:value-type="string" office:string-value="" calcext:value-type="error">
            <text:p>#N/DISP</text:p>
          </table:table-cell>
          <table:table-cell table:formula="of:=IF([.A160]=1;[.C160];NA())" office:value-type="string" office:string-value="" calcext:value-type="error">
            <text:p>#N/DISP</text:p>
          </table:table-cell>
          <table:table-cell table:formula="of:=IF([.A160]=2;[.C160];NA())" office:value-type="float" office:value="5.16908" calcext:value-type="float">
            <text:p>5,16908</text:p>
          </table:table-cell>
          <table:table-cell table:formula="of:=IF([.A160]=3;[.C1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39861" calcext:value-type="float">
            <text:p>8,339861</text:p>
          </table:table-cell>
          <table:table-cell office:value-type="float" office:value="5.14613" calcext:value-type="float">
            <text:p>5,14613</text:p>
          </table:table-cell>
          <table:table-cell table:formula="of:=IF([.A161]=0;[.C161];NA())" office:value-type="string" office:string-value="" calcext:value-type="error">
            <text:p>#N/DISP</text:p>
          </table:table-cell>
          <table:table-cell table:formula="of:=IF([.A161]=1;[.C161];NA())" office:value-type="string" office:string-value="" calcext:value-type="error">
            <text:p>#N/DISP</text:p>
          </table:table-cell>
          <table:table-cell table:formula="of:=IF([.A161]=2;[.C161];NA())" office:value-type="float" office:value="5.14613" calcext:value-type="float">
            <text:p>5,14613</text:p>
          </table:table-cell>
          <table:table-cell table:formula="of:=IF([.A161]=3;[.C1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11116" calcext:value-type="float">
            <text:p>8,411116</text:p>
          </table:table-cell>
          <table:table-cell office:value-type="float" office:value="5.12449" calcext:value-type="float">
            <text:p>5,12449</text:p>
          </table:table-cell>
          <table:table-cell table:formula="of:=IF([.A162]=0;[.C162];NA())" office:value-type="string" office:string-value="" calcext:value-type="error">
            <text:p>#N/DISP</text:p>
          </table:table-cell>
          <table:table-cell table:formula="of:=IF([.A162]=1;[.C162];NA())" office:value-type="string" office:string-value="" calcext:value-type="error">
            <text:p>#N/DISP</text:p>
          </table:table-cell>
          <table:table-cell table:formula="of:=IF([.A162]=2;[.C162];NA())" office:value-type="float" office:value="5.12449" calcext:value-type="float">
            <text:p>5,12449</text:p>
          </table:table-cell>
          <table:table-cell table:formula="of:=IF([.A162]=3;[.C1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82952" calcext:value-type="float">
            <text:p>8,482952</text:p>
          </table:table-cell>
          <table:table-cell office:value-type="float" office:value="5.10416" calcext:value-type="float">
            <text:p>5,10416</text:p>
          </table:table-cell>
          <table:table-cell table:formula="of:=IF([.A163]=0;[.C163];NA())" office:value-type="string" office:string-value="" calcext:value-type="error">
            <text:p>#N/DISP</text:p>
          </table:table-cell>
          <table:table-cell table:formula="of:=IF([.A163]=1;[.C163];NA())" office:value-type="string" office:string-value="" calcext:value-type="error">
            <text:p>#N/DISP</text:p>
          </table:table-cell>
          <table:table-cell table:formula="of:=IF([.A163]=2;[.C163];NA())" office:value-type="float" office:value="5.10416" calcext:value-type="float">
            <text:p>5,10416</text:p>
          </table:table-cell>
          <table:table-cell table:formula="of:=IF([.A163]=3;[.C1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55346" calcext:value-type="float">
            <text:p>8,555346</text:p>
          </table:table-cell>
          <table:table-cell office:value-type="float" office:value="5.08517" calcext:value-type="float">
            <text:p>5,08517</text:p>
          </table:table-cell>
          <table:table-cell table:formula="of:=IF([.A164]=0;[.C164];NA())" office:value-type="string" office:string-value="" calcext:value-type="error">
            <text:p>#N/DISP</text:p>
          </table:table-cell>
          <table:table-cell table:formula="of:=IF([.A164]=1;[.C164];NA())" office:value-type="string" office:string-value="" calcext:value-type="error">
            <text:p>#N/DISP</text:p>
          </table:table-cell>
          <table:table-cell table:formula="of:=IF([.A164]=2;[.C164];NA())" office:value-type="float" office:value="5.08517" calcext:value-type="float">
            <text:p>5,08517</text:p>
          </table:table-cell>
          <table:table-cell table:formula="of:=IF([.A164]=3;[.C1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28272" calcext:value-type="float">
            <text:p>8,628272</text:p>
          </table:table-cell>
          <table:table-cell office:value-type="float" office:value="5.06753" calcext:value-type="float">
            <text:p>5,06753</text:p>
          </table:table-cell>
          <table:table-cell table:formula="of:=IF([.A165]=0;[.C165];NA())" office:value-type="string" office:string-value="" calcext:value-type="error">
            <text:p>#N/DISP</text:p>
          </table:table-cell>
          <table:table-cell table:formula="of:=IF([.A165]=1;[.C165];NA())" office:value-type="string" office:string-value="" calcext:value-type="error">
            <text:p>#N/DISP</text:p>
          </table:table-cell>
          <table:table-cell table:formula="of:=IF([.A165]=2;[.C165];NA())" office:value-type="float" office:value="5.06753" calcext:value-type="float">
            <text:p>5,06753</text:p>
          </table:table-cell>
          <table:table-cell table:formula="of:=IF([.A165]=3;[.C1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01706" calcext:value-type="float">
            <text:p>8,701706</text:p>
          </table:table-cell>
          <table:table-cell office:value-type="float" office:value="5.05125" calcext:value-type="float">
            <text:p>5,05125</text:p>
          </table:table-cell>
          <table:table-cell table:formula="of:=IF([.A166]=0;[.C166];NA())" office:value-type="string" office:string-value="" calcext:value-type="error">
            <text:p>#N/DISP</text:p>
          </table:table-cell>
          <table:table-cell table:formula="of:=IF([.A166]=1;[.C166];NA())" office:value-type="string" office:string-value="" calcext:value-type="error">
            <text:p>#N/DISP</text:p>
          </table:table-cell>
          <table:table-cell table:formula="of:=IF([.A166]=2;[.C166];NA())" office:value-type="float" office:value="5.05125" calcext:value-type="float">
            <text:p>5,05125</text:p>
          </table:table-cell>
          <table:table-cell table:formula="of:=IF([.A166]=3;[.C1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75621" calcext:value-type="float">
            <text:p>8,775621</text:p>
          </table:table-cell>
          <table:table-cell office:value-type="float" office:value="5.03635" calcext:value-type="float">
            <text:p>5,03635</text:p>
          </table:table-cell>
          <table:table-cell table:formula="of:=IF([.A167]=0;[.C167];NA())" office:value-type="string" office:string-value="" calcext:value-type="error">
            <text:p>#N/DISP</text:p>
          </table:table-cell>
          <table:table-cell table:formula="of:=IF([.A167]=1;[.C167];NA())" office:value-type="string" office:string-value="" calcext:value-type="error">
            <text:p>#N/DISP</text:p>
          </table:table-cell>
          <table:table-cell table:formula="of:=IF([.A167]=2;[.C167];NA())" office:value-type="float" office:value="5.03635" calcext:value-type="float">
            <text:p>5,03635</text:p>
          </table:table-cell>
          <table:table-cell table:formula="of:=IF([.A167]=3;[.C1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49993" calcext:value-type="float">
            <text:p>8,849993</text:p>
          </table:table-cell>
          <table:table-cell office:value-type="float" office:value="5.02283" calcext:value-type="float">
            <text:p>5,02283</text:p>
          </table:table-cell>
          <table:table-cell table:formula="of:=IF([.A168]=0;[.C168];NA())" office:value-type="string" office:string-value="" calcext:value-type="error">
            <text:p>#N/DISP</text:p>
          </table:table-cell>
          <table:table-cell table:formula="of:=IF([.A168]=1;[.C168];NA())" office:value-type="string" office:string-value="" calcext:value-type="error">
            <text:p>#N/DISP</text:p>
          </table:table-cell>
          <table:table-cell table:formula="of:=IF([.A168]=2;[.C168];NA())" office:value-type="float" office:value="5.02283" calcext:value-type="float">
            <text:p>5,02283</text:p>
          </table:table-cell>
          <table:table-cell table:formula="of:=IF([.A168]=3;[.C1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497" calcext:value-type="float">
            <text:p>10,56497</text:p>
          </table:table-cell>
          <table:table-cell office:value-type="float" office:value="9.760581" calcext:value-type="float">
            <text:p>9,760581</text:p>
          </table:table-cell>
          <table:table-cell table:formula="of:=IF([.A169]=0;[.C169];NA())" office:value-type="string" office:string-value="" calcext:value-type="error">
            <text:p>#N/DISP</text:p>
          </table:table-cell>
          <table:table-cell table:formula="of:=IF([.A169]=1;[.C169];NA())" office:value-type="float" office:value="9.760581" calcext:value-type="float">
            <text:p>9,760581</text:p>
          </table:table-cell>
          <table:table-cell table:formula="of:=IF([.A169]=2;[.C169];NA())" office:value-type="string" office:string-value="" calcext:value-type="error">
            <text:p>#N/DISP</text:p>
          </table:table-cell>
          <table:table-cell table:formula="of:=IF([.A169]=3;[.C1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9247947" calcext:value-type="float">
            <text:p>8,9247947</text:p>
          </table:table-cell>
          <table:table-cell office:value-type="float" office:value="5.01071" calcext:value-type="float">
            <text:p>5,01071</text:p>
          </table:table-cell>
          <table:table-cell table:formula="of:=IF([.A170]=0;[.C170];NA())" office:value-type="string" office:string-value="" calcext:value-type="error">
            <text:p>#N/DISP</text:p>
          </table:table-cell>
          <table:table-cell table:formula="of:=IF([.A170]=1;[.C170];NA())" office:value-type="string" office:string-value="" calcext:value-type="error">
            <text:p>#N/DISP</text:p>
          </table:table-cell>
          <table:table-cell table:formula="of:=IF([.A170]=2;[.C170];NA())" office:value-type="float" office:value="5.01071" calcext:value-type="float">
            <text:p>5,01071</text:p>
          </table:table-cell>
          <table:table-cell table:formula="of:=IF([.A170]=3;[.C1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F([.A171]=0;[.C171];NA())" office:value-type="string" office:string-value="" calcext:value-type="error">
            <text:p>#N/DISP</text:p>
          </table:table-cell>
          <table:table-cell table:formula="of:=IF([.A171]=1;[.C171];NA())" office:value-type="string" office:string-value="" calcext:value-type="error">
            <text:p>#N/DISP</text:p>
          </table:table-cell>
          <table:table-cell table:formula="of:=IF([.A171]=2;[.C171];NA())" office:value-type="float" office:value="5" calcext:value-type="float">
            <text:p>5</text:p>
          </table:table-cell>
          <table:table-cell table:formula="of:=IF([.A171]=3;[.C1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755822" calcext:value-type="float">
            <text:p>9,0755822</text:p>
          </table:table-cell>
          <table:table-cell office:value-type="float" office:value="4.99071" calcext:value-type="float">
            <text:p>4,99071</text:p>
          </table:table-cell>
          <table:table-cell table:formula="of:=IF([.A172]=0;[.C172];NA())" office:value-type="string" office:string-value="" calcext:value-type="error">
            <text:p>#N/DISP</text:p>
          </table:table-cell>
          <table:table-cell table:formula="of:=IF([.A172]=1;[.C172];NA())" office:value-type="string" office:string-value="" calcext:value-type="error">
            <text:p>#N/DISP</text:p>
          </table:table-cell>
          <table:table-cell table:formula="of:=IF([.A172]=2;[.C172];NA())" office:value-type="float" office:value="4.99071" calcext:value-type="float">
            <text:p>4,99071</text:p>
          </table:table-cell>
          <table:table-cell table:formula="of:=IF([.A172]=3;[.C1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51515" calcext:value-type="float">
            <text:p>9,151515</text:p>
          </table:table-cell>
          <table:table-cell office:value-type="float" office:value="4.98286" calcext:value-type="float">
            <text:p>4,98286</text:p>
          </table:table-cell>
          <table:table-cell table:formula="of:=IF([.A173]=0;[.C173];NA())" office:value-type="string" office:string-value="" calcext:value-type="error">
            <text:p>#N/DISP</text:p>
          </table:table-cell>
          <table:table-cell table:formula="of:=IF([.A173]=1;[.C173];NA())" office:value-type="string" office:string-value="" calcext:value-type="error">
            <text:p>#N/DISP</text:p>
          </table:table-cell>
          <table:table-cell table:formula="of:=IF([.A173]=2;[.C173];NA())" office:value-type="float" office:value="4.98286" calcext:value-type="float">
            <text:p>4,98286</text:p>
          </table:table-cell>
          <table:table-cell table:formula="of:=IF([.A173]=3;[.C1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2777" calcext:value-type="float">
            <text:p>9,22777</text:p>
          </table:table-cell>
          <table:table-cell office:value-type="float" office:value="4.97644" calcext:value-type="float">
            <text:p>4,97644</text:p>
          </table:table-cell>
          <table:table-cell table:formula="of:=IF([.A174]=0;[.C174];NA())" office:value-type="string" office:string-value="" calcext:value-type="error">
            <text:p>#N/DISP</text:p>
          </table:table-cell>
          <table:table-cell table:formula="of:=IF([.A174]=1;[.C174];NA())" office:value-type="string" office:string-value="" calcext:value-type="error">
            <text:p>#N/DISP</text:p>
          </table:table-cell>
          <table:table-cell table:formula="of:=IF([.A174]=2;[.C174];NA())" office:value-type="float" office:value="4.97644" calcext:value-type="float">
            <text:p>4,97644</text:p>
          </table:table-cell>
          <table:table-cell table:formula="of:=IF([.A174]=3;[.C1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0432" calcext:value-type="float">
            <text:p>9,30432</text:p>
          </table:table-cell>
          <table:table-cell office:value-type="float" office:value="4.97148" calcext:value-type="float">
            <text:p>4,97148</text:p>
          </table:table-cell>
          <table:table-cell table:formula="of:=IF([.A175]=0;[.C175];NA())" office:value-type="string" office:string-value="" calcext:value-type="error">
            <text:p>#N/DISP</text:p>
          </table:table-cell>
          <table:table-cell table:formula="of:=IF([.A175]=1;[.C175];NA())" office:value-type="string" office:string-value="" calcext:value-type="error">
            <text:p>#N/DISP</text:p>
          </table:table-cell>
          <table:table-cell table:formula="of:=IF([.A175]=2;[.C175];NA())" office:value-type="float" office:value="4.97148" calcext:value-type="float">
            <text:p>4,97148</text:p>
          </table:table-cell>
          <table:table-cell table:formula="of:=IF([.A175]=3;[.C1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81139" calcext:value-type="float">
            <text:p>9,381139</text:p>
          </table:table-cell>
          <table:table-cell office:value-type="float" office:value="4.96797" calcext:value-type="float">
            <text:p>4,96797</text:p>
          </table:table-cell>
          <table:table-cell table:formula="of:=IF([.A176]=0;[.C176];NA())" office:value-type="string" office:string-value="" calcext:value-type="error">
            <text:p>#N/DISP</text:p>
          </table:table-cell>
          <table:table-cell table:formula="of:=IF([.A176]=1;[.C176];NA())" office:value-type="string" office:string-value="" calcext:value-type="error">
            <text:p>#N/DISP</text:p>
          </table:table-cell>
          <table:table-cell table:formula="of:=IF([.A176]=2;[.C176];NA())" office:value-type="float" office:value="4.96797" calcext:value-type="float">
            <text:p>4,96797</text:p>
          </table:table-cell>
          <table:table-cell table:formula="of:=IF([.A176]=3;[.C1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58197" calcext:value-type="float">
            <text:p>9,458197</text:p>
          </table:table-cell>
          <table:table-cell office:value-type="float" office:value="4.96594" calcext:value-type="float">
            <text:p>4,96594</text:p>
          </table:table-cell>
          <table:table-cell table:formula="of:=IF([.A177]=0;[.C177];NA())" office:value-type="string" office:string-value="" calcext:value-type="error">
            <text:p>#N/DISP</text:p>
          </table:table-cell>
          <table:table-cell table:formula="of:=IF([.A177]=1;[.C177];NA())" office:value-type="string" office:string-value="" calcext:value-type="error">
            <text:p>#N/DISP</text:p>
          </table:table-cell>
          <table:table-cell table:formula="of:=IF([.A177]=2;[.C177];NA())" office:value-type="float" office:value="4.96594" calcext:value-type="float">
            <text:p>4,96594</text:p>
          </table:table-cell>
          <table:table-cell table:formula="of:=IF([.A177]=3;[.C1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35467" calcext:value-type="float">
            <text:p>9,535467</text:p>
          </table:table-cell>
          <table:table-cell office:value-type="float" office:value="4.96538" calcext:value-type="float">
            <text:p>4,96538</text:p>
          </table:table-cell>
          <table:table-cell table:formula="of:=IF([.A178]=0;[.C178];NA())" office:value-type="string" office:string-value="" calcext:value-type="error">
            <text:p>#N/DISP</text:p>
          </table:table-cell>
          <table:table-cell table:formula="of:=IF([.A178]=1;[.C178];NA())" office:value-type="string" office:string-value="" calcext:value-type="error">
            <text:p>#N/DISP</text:p>
          </table:table-cell>
          <table:table-cell table:formula="of:=IF([.A178]=2;[.C178];NA())" office:value-type="float" office:value="4.96538" calcext:value-type="float">
            <text:p>4,96538</text:p>
          </table:table-cell>
          <table:table-cell table:formula="of:=IF([.A178]=3;[.C1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1292" calcext:value-type="float">
            <text:p>9,61292</text:p>
          </table:table-cell>
          <table:table-cell office:value-type="float" office:value="4.9663" calcext:value-type="float">
            <text:p>4,9663</text:p>
          </table:table-cell>
          <table:table-cell table:formula="of:=IF([.A179]=0;[.C179];NA())" office:value-type="string" office:string-value="" calcext:value-type="error">
            <text:p>#N/DISP</text:p>
          </table:table-cell>
          <table:table-cell table:formula="of:=IF([.A179]=1;[.C179];NA())" office:value-type="string" office:string-value="" calcext:value-type="error">
            <text:p>#N/DISP</text:p>
          </table:table-cell>
          <table:table-cell table:formula="of:=IF([.A179]=2;[.C179];NA())" office:value-type="float" office:value="4.9663" calcext:value-type="float">
            <text:p>4,9663</text:p>
          </table:table-cell>
          <table:table-cell table:formula="of:=IF([.A179]=3;[.C1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5926" calcext:value-type="float">
            <text:p>10,55926</text:p>
          </table:table-cell>
          <table:table-cell office:value-type="float" office:value="9.794483" calcext:value-type="float">
            <text:p>9,794483</text:p>
          </table:table-cell>
          <table:table-cell table:formula="of:=IF([.A180]=0;[.C180];NA())" office:value-type="string" office:string-value="" calcext:value-type="error">
            <text:p>#N/DISP</text:p>
          </table:table-cell>
          <table:table-cell table:formula="of:=IF([.A180]=1;[.C180];NA())" office:value-type="float" office:value="9.794483" calcext:value-type="float">
            <text:p>9,794483</text:p>
          </table:table-cell>
          <table:table-cell table:formula="of:=IF([.A180]=2;[.C180];NA())" office:value-type="string" office:string-value="" calcext:value-type="error">
            <text:p>#N/DISP</text:p>
          </table:table-cell>
          <table:table-cell table:formula="of:=IF([.A180]=3;[.C1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90529" calcext:value-type="float">
            <text:p>9,690529</text:p>
          </table:table-cell>
          <table:table-cell office:value-type="float" office:value="4.96871" calcext:value-type="float">
            <text:p>4,96871</text:p>
          </table:table-cell>
          <table:table-cell table:formula="of:=IF([.A181]=0;[.C181];NA())" office:value-type="string" office:string-value="" calcext:value-type="error">
            <text:p>#N/DISP</text:p>
          </table:table-cell>
          <table:table-cell table:formula="of:=IF([.A181]=1;[.C181];NA())" office:value-type="string" office:string-value="" calcext:value-type="error">
            <text:p>#N/DISP</text:p>
          </table:table-cell>
          <table:table-cell table:formula="of:=IF([.A181]=2;[.C181];NA())" office:value-type="float" office:value="4.96871" calcext:value-type="float">
            <text:p>4,96871</text:p>
          </table:table-cell>
          <table:table-cell table:formula="of:=IF([.A181]=3;[.C1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68263" calcext:value-type="float">
            <text:p>9,768263</text:p>
          </table:table-cell>
          <table:table-cell office:value-type="float" office:value="4.97262" calcext:value-type="float">
            <text:p>4,97262</text:p>
          </table:table-cell>
          <table:table-cell table:formula="of:=IF([.A182]=0;[.C182];NA())" office:value-type="string" office:string-value="" calcext:value-type="error">
            <text:p>#N/DISP</text:p>
          </table:table-cell>
          <table:table-cell table:formula="of:=IF([.A182]=1;[.C182];NA())" office:value-type="string" office:string-value="" calcext:value-type="error">
            <text:p>#N/DISP</text:p>
          </table:table-cell>
          <table:table-cell table:formula="of:=IF([.A182]=2;[.C182];NA())" office:value-type="float" office:value="4.97262" calcext:value-type="float">
            <text:p>4,97262</text:p>
          </table:table-cell>
          <table:table-cell table:formula="of:=IF([.A182]=3;[.C1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46095" calcext:value-type="float">
            <text:p>9,846095</text:p>
          </table:table-cell>
          <table:table-cell office:value-type="float" office:value="4.97803" calcext:value-type="float">
            <text:p>4,97803</text:p>
          </table:table-cell>
          <table:table-cell table:formula="of:=IF([.A183]=0;[.C183];NA())" office:value-type="string" office:string-value="" calcext:value-type="error">
            <text:p>#N/DISP</text:p>
          </table:table-cell>
          <table:table-cell table:formula="of:=IF([.A183]=1;[.C183];NA())" office:value-type="string" office:string-value="" calcext:value-type="error">
            <text:p>#N/DISP</text:p>
          </table:table-cell>
          <table:table-cell table:formula="of:=IF([.A183]=2;[.C183];NA())" office:value-type="float" office:value="4.97803" calcext:value-type="float">
            <text:p>4,97803</text:p>
          </table:table-cell>
          <table:table-cell table:formula="of:=IF([.A183]=3;[.C1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23996" calcext:value-type="float">
            <text:p>9,923996</text:p>
          </table:table-cell>
          <table:table-cell office:value-type="float" office:value="4.98495" calcext:value-type="float">
            <text:p>4,98495</text:p>
          </table:table-cell>
          <table:table-cell table:formula="of:=IF([.A184]=0;[.C184];NA())" office:value-type="string" office:string-value="" calcext:value-type="error">
            <text:p>#N/DISP</text:p>
          </table:table-cell>
          <table:table-cell table:formula="of:=IF([.A184]=1;[.C184];NA())" office:value-type="string" office:string-value="" calcext:value-type="error">
            <text:p>#N/DISP</text:p>
          </table:table-cell>
          <table:table-cell table:formula="of:=IF([.A184]=2;[.C184];NA())" office:value-type="float" office:value="4.98495" calcext:value-type="float">
            <text:p>4,98495</text:p>
          </table:table-cell>
          <table:table-cell table:formula="of:=IF([.A184]=3;[.C1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0193" calcext:value-type="float">
            <text:p>10,00193</text:p>
          </table:table-cell>
          <table:table-cell office:value-type="float" office:value="4.99338" calcext:value-type="float">
            <text:p>4,99338</text:p>
          </table:table-cell>
          <table:table-cell table:formula="of:=IF([.A185]=0;[.C185];NA())" office:value-type="string" office:string-value="" calcext:value-type="error">
            <text:p>#N/DISP</text:p>
          </table:table-cell>
          <table:table-cell table:formula="of:=IF([.A185]=1;[.C185];NA())" office:value-type="string" office:string-value="" calcext:value-type="error">
            <text:p>#N/DISP</text:p>
          </table:table-cell>
          <table:table-cell table:formula="of:=IF([.A185]=2;[.C185];NA())" office:value-type="float" office:value="4.99338" calcext:value-type="float">
            <text:p>4,99338</text:p>
          </table:table-cell>
          <table:table-cell table:formula="of:=IF([.A185]=3;[.C1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7988" calcext:value-type="float">
            <text:p>10,07988</text:p>
          </table:table-cell>
          <table:table-cell office:value-type="float" office:value="5.00332" calcext:value-type="float">
            <text:p>5,00332</text:p>
          </table:table-cell>
          <table:table-cell table:formula="of:=IF([.A186]=0;[.C186];NA())" office:value-type="string" office:string-value="" calcext:value-type="error">
            <text:p>#N/DISP</text:p>
          </table:table-cell>
          <table:table-cell table:formula="of:=IF([.A186]=1;[.C186];NA())" office:value-type="string" office:string-value="" calcext:value-type="error">
            <text:p>#N/DISP</text:p>
          </table:table-cell>
          <table:table-cell table:formula="of:=IF([.A186]=2;[.C186];NA())" office:value-type="string" office:string-value="" calcext:value-type="error">
            <text:p>#N/DISP</text:p>
          </table:table-cell>
          <table:table-cell table:formula="of:=IF([.A186]=3;[.C186];NA())" office:value-type="float" office:value="5.00332" calcext:value-type="float">
            <text:p>5,00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15781" calcext:value-type="float">
            <text:p>10,15781</text:p>
          </table:table-cell>
          <table:table-cell office:value-type="float" office:value="5.01478" calcext:value-type="float">
            <text:p>5,01478</text:p>
          </table:table-cell>
          <table:table-cell table:formula="of:=IF([.A187]=0;[.C187];NA())" office:value-type="string" office:string-value="" calcext:value-type="error">
            <text:p>#N/DISP</text:p>
          </table:table-cell>
          <table:table-cell table:formula="of:=IF([.A187]=1;[.C187];NA())" office:value-type="string" office:string-value="" calcext:value-type="error">
            <text:p>#N/DISP</text:p>
          </table:table-cell>
          <table:table-cell table:formula="of:=IF([.A187]=2;[.C187];NA())" office:value-type="string" office:string-value="" calcext:value-type="error">
            <text:p>#N/DISP</text:p>
          </table:table-cell>
          <table:table-cell table:formula="of:=IF([.A187]=3;[.C187];NA())" office:value-type="float" office:value="5.01478" calcext:value-type="float">
            <text:p>5,01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23569" calcext:value-type="float">
            <text:p>10,23569</text:p>
          </table:table-cell>
          <table:table-cell office:value-type="float" office:value="5.02776" calcext:value-type="float">
            <text:p>5,02776</text:p>
          </table:table-cell>
          <table:table-cell table:formula="of:=IF([.A188]=0;[.C188];NA())" office:value-type="string" office:string-value="" calcext:value-type="error">
            <text:p>#N/DISP</text:p>
          </table:table-cell>
          <table:table-cell table:formula="of:=IF([.A188]=1;[.C188];NA())" office:value-type="string" office:string-value="" calcext:value-type="error">
            <text:p>#N/DISP</text:p>
          </table:table-cell>
          <table:table-cell table:formula="of:=IF([.A188]=2;[.C188];NA())" office:value-type="string" office:string-value="" calcext:value-type="error">
            <text:p>#N/DISP</text:p>
          </table:table-cell>
          <table:table-cell table:formula="of:=IF([.A188]=3;[.C188];NA())" office:value-type="float" office:value="5.02776" calcext:value-type="float">
            <text:p>5,02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1349" calcext:value-type="float">
            <text:p>10,31349</text:p>
          </table:table-cell>
          <table:table-cell office:value-type="float" office:value="5.04227" calcext:value-type="float">
            <text:p>5,04227</text:p>
          </table:table-cell>
          <table:table-cell table:formula="of:=IF([.A189]=0;[.C189];NA())" office:value-type="string" office:string-value="" calcext:value-type="error">
            <text:p>#N/DISP</text:p>
          </table:table-cell>
          <table:table-cell table:formula="of:=IF([.A189]=1;[.C189];NA())" office:value-type="string" office:string-value="" calcext:value-type="error">
            <text:p>#N/DISP</text:p>
          </table:table-cell>
          <table:table-cell table:formula="of:=IF([.A189]=2;[.C189];NA())" office:value-type="string" office:string-value="" calcext:value-type="error">
            <text:p>#N/DISP</text:p>
          </table:table-cell>
          <table:table-cell table:formula="of:=IF([.A189]=3;[.C189];NA())" office:value-type="float" office:value="5.04227" calcext:value-type="float">
            <text:p>5,04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9119" calcext:value-type="float">
            <text:p>10,39119</text:p>
          </table:table-cell>
          <table:table-cell office:value-type="float" office:value="5.0583" calcext:value-type="float">
            <text:p>5,0583</text:p>
          </table:table-cell>
          <table:table-cell table:formula="of:=IF([.A190]=0;[.C190];NA())" office:value-type="string" office:string-value="" calcext:value-type="error">
            <text:p>#N/DISP</text:p>
          </table:table-cell>
          <table:table-cell table:formula="of:=IF([.A190]=1;[.C190];NA())" office:value-type="string" office:string-value="" calcext:value-type="error">
            <text:p>#N/DISP</text:p>
          </table:table-cell>
          <table:table-cell table:formula="of:=IF([.A190]=2;[.C190];NA())" office:value-type="string" office:string-value="" calcext:value-type="error">
            <text:p>#N/DISP</text:p>
          </table:table-cell>
          <table:table-cell table:formula="of:=IF([.A190]=3;[.C190];NA())" office:value-type="float" office:value="5.0583" calcext:value-type="float">
            <text:p>5,0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5283" calcext:value-type="float">
            <text:p>10,55283</text:p>
          </table:table-cell>
          <table:table-cell office:value-type="float" office:value="9.828439" calcext:value-type="float">
            <text:p>9,828439</text:p>
          </table:table-cell>
          <table:table-cell table:formula="of:=IF([.A191]=0;[.C191];NA())" office:value-type="string" office:string-value="" calcext:value-type="error">
            <text:p>#N/DISP</text:p>
          </table:table-cell>
          <table:table-cell table:formula="of:=IF([.A191]=1;[.C191];NA())" office:value-type="float" office:value="9.828439" calcext:value-type="float">
            <text:p>9,828439</text:p>
          </table:table-cell>
          <table:table-cell table:formula="of:=IF([.A191]=2;[.C191];NA())" office:value-type="string" office:string-value="" calcext:value-type="error">
            <text:p>#N/DISP</text:p>
          </table:table-cell>
          <table:table-cell table:formula="of:=IF([.A191]=3;[.C1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6874" calcext:value-type="float">
            <text:p>10,46874</text:p>
          </table:table-cell>
          <table:table-cell office:value-type="float" office:value="5.07586" calcext:value-type="float">
            <text:p>5,07586</text:p>
          </table:table-cell>
          <table:table-cell table:formula="of:=IF([.A192]=0;[.C192];NA())" office:value-type="string" office:string-value="" calcext:value-type="error">
            <text:p>#N/DISP</text:p>
          </table:table-cell>
          <table:table-cell table:formula="of:=IF([.A192]=1;[.C192];NA())" office:value-type="string" office:string-value="" calcext:value-type="error">
            <text:p>#N/DISP</text:p>
          </table:table-cell>
          <table:table-cell table:formula="of:=IF([.A192]=2;[.C192];NA())" office:value-type="string" office:string-value="" calcext:value-type="error">
            <text:p>#N/DISP</text:p>
          </table:table-cell>
          <table:table-cell table:formula="of:=IF([.A192]=3;[.C192];NA())" office:value-type="float" office:value="5.07586" calcext:value-type="float">
            <text:p>5,07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4612" calcext:value-type="float">
            <text:p>10,54612</text:p>
          </table:table-cell>
          <table:table-cell office:value-type="float" office:value="5.09494" calcext:value-type="float">
            <text:p>5,09494</text:p>
          </table:table-cell>
          <table:table-cell table:formula="of:=IF([.A193]=0;[.C193];NA())" office:value-type="string" office:string-value="" calcext:value-type="error">
            <text:p>#N/DISP</text:p>
          </table:table-cell>
          <table:table-cell table:formula="of:=IF([.A193]=1;[.C193];NA())" office:value-type="string" office:string-value="" calcext:value-type="error">
            <text:p>#N/DISP</text:p>
          </table:table-cell>
          <table:table-cell table:formula="of:=IF([.A193]=2;[.C193];NA())" office:value-type="string" office:string-value="" calcext:value-type="error">
            <text:p>#N/DISP</text:p>
          </table:table-cell>
          <table:table-cell table:formula="of:=IF([.A193]=3;[.C193];NA())" office:value-type="float" office:value="5.09494" calcext:value-type="float">
            <text:p>5,09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2331" calcext:value-type="float">
            <text:p>10,62331</text:p>
          </table:table-cell>
          <table:table-cell office:value-type="float" office:value="5.11555" calcext:value-type="float">
            <text:p>5,11555</text:p>
          </table:table-cell>
          <table:table-cell table:formula="of:=IF([.A194]=0;[.C194];NA())" office:value-type="string" office:string-value="" calcext:value-type="error">
            <text:p>#N/DISP</text:p>
          </table:table-cell>
          <table:table-cell table:formula="of:=IF([.A194]=1;[.C194];NA())" office:value-type="string" office:string-value="" calcext:value-type="error">
            <text:p>#N/DISP</text:p>
          </table:table-cell>
          <table:table-cell table:formula="of:=IF([.A194]=2;[.C194];NA())" office:value-type="string" office:string-value="" calcext:value-type="error">
            <text:p>#N/DISP</text:p>
          </table:table-cell>
          <table:table-cell table:formula="of:=IF([.A194]=3;[.C194];NA())" office:value-type="float" office:value="5.11555" calcext:value-type="float">
            <text:p>5,11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0027" calcext:value-type="float">
            <text:p>10,70027</text:p>
          </table:table-cell>
          <table:table-cell office:value-type="float" office:value="5.13768" calcext:value-type="float">
            <text:p>5,13768</text:p>
          </table:table-cell>
          <table:table-cell table:formula="of:=IF([.A195]=0;[.C195];NA())" office:value-type="string" office:string-value="" calcext:value-type="error">
            <text:p>#N/DISP</text:p>
          </table:table-cell>
          <table:table-cell table:formula="of:=IF([.A195]=1;[.C195];NA())" office:value-type="string" office:string-value="" calcext:value-type="error">
            <text:p>#N/DISP</text:p>
          </table:table-cell>
          <table:table-cell table:formula="of:=IF([.A195]=2;[.C195];NA())" office:value-type="string" office:string-value="" calcext:value-type="error">
            <text:p>#N/DISP</text:p>
          </table:table-cell>
          <table:table-cell table:formula="of:=IF([.A195]=3;[.C195];NA())" office:value-type="float" office:value="5.13768" calcext:value-type="float">
            <text:p>5,13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7696" calcext:value-type="float">
            <text:p>10,77696</text:p>
          </table:table-cell>
          <table:table-cell office:value-type="float" office:value="5.16134" calcext:value-type="float">
            <text:p>5,16134</text:p>
          </table:table-cell>
          <table:table-cell table:formula="of:=IF([.A196]=0;[.C196];NA())" office:value-type="string" office:string-value="" calcext:value-type="error">
            <text:p>#N/DISP</text:p>
          </table:table-cell>
          <table:table-cell table:formula="of:=IF([.A196]=1;[.C196];NA())" office:value-type="string" office:string-value="" calcext:value-type="error">
            <text:p>#N/DISP</text:p>
          </table:table-cell>
          <table:table-cell table:formula="of:=IF([.A196]=2;[.C196];NA())" office:value-type="string" office:string-value="" calcext:value-type="error">
            <text:p>#N/DISP</text:p>
          </table:table-cell>
          <table:table-cell table:formula="of:=IF([.A196]=3;[.C196];NA())" office:value-type="float" office:value="5.16134" calcext:value-type="float">
            <text:p>5,16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5337" calcext:value-type="float">
            <text:p>10,85337</text:p>
          </table:table-cell>
          <table:table-cell office:value-type="float" office:value="5.18652" calcext:value-type="float">
            <text:p>5,18652</text:p>
          </table:table-cell>
          <table:table-cell table:formula="of:=IF([.A197]=0;[.C197];NA())" office:value-type="string" office:string-value="" calcext:value-type="error">
            <text:p>#N/DISP</text:p>
          </table:table-cell>
          <table:table-cell table:formula="of:=IF([.A197]=1;[.C197];NA())" office:value-type="string" office:string-value="" calcext:value-type="error">
            <text:p>#N/DISP</text:p>
          </table:table-cell>
          <table:table-cell table:formula="of:=IF([.A197]=2;[.C197];NA())" office:value-type="string" office:string-value="" calcext:value-type="error">
            <text:p>#N/DISP</text:p>
          </table:table-cell>
          <table:table-cell table:formula="of:=IF([.A197]=3;[.C197];NA())" office:value-type="float" office:value="5.18652" calcext:value-type="float">
            <text:p>5,18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2946" calcext:value-type="float">
            <text:p>10,92946</text:p>
          </table:table-cell>
          <table:table-cell office:value-type="float" office:value="5.21322" calcext:value-type="float">
            <text:p>5,21322</text:p>
          </table:table-cell>
          <table:table-cell table:formula="of:=IF([.A198]=0;[.C198];NA())" office:value-type="string" office:string-value="" calcext:value-type="error">
            <text:p>#N/DISP</text:p>
          </table:table-cell>
          <table:table-cell table:formula="of:=IF([.A198]=1;[.C198];NA())" office:value-type="string" office:string-value="" calcext:value-type="error">
            <text:p>#N/DISP</text:p>
          </table:table-cell>
          <table:table-cell table:formula="of:=IF([.A198]=2;[.C198];NA())" office:value-type="string" office:string-value="" calcext:value-type="error">
            <text:p>#N/DISP</text:p>
          </table:table-cell>
          <table:table-cell table:formula="of:=IF([.A198]=3;[.C198];NA())" office:value-type="float" office:value="5.21322" calcext:value-type="float">
            <text:p>5,21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0052" calcext:value-type="float">
            <text:p>11,0052</text:p>
          </table:table-cell>
          <table:table-cell office:value-type="float" office:value="5.24144" calcext:value-type="float">
            <text:p>5,24144</text:p>
          </table:table-cell>
          <table:table-cell table:formula="of:=IF([.A199]=0;[.C199];NA())" office:value-type="string" office:string-value="" calcext:value-type="error">
            <text:p>#N/DISP</text:p>
          </table:table-cell>
          <table:table-cell table:formula="of:=IF([.A199]=1;[.C199];NA())" office:value-type="string" office:string-value="" calcext:value-type="error">
            <text:p>#N/DISP</text:p>
          </table:table-cell>
          <table:table-cell table:formula="of:=IF([.A199]=2;[.C199];NA())" office:value-type="string" office:string-value="" calcext:value-type="error">
            <text:p>#N/DISP</text:p>
          </table:table-cell>
          <table:table-cell table:formula="of:=IF([.A199]=3;[.C199];NA())" office:value-type="float" office:value="5.24144" calcext:value-type="float">
            <text:p>5,24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08056" calcext:value-type="float">
            <text:p>11,08056</text:p>
          </table:table-cell>
          <table:table-cell office:value-type="float" office:value="5.27117" calcext:value-type="float">
            <text:p>5,27117</text:p>
          </table:table-cell>
          <table:table-cell table:formula="of:=IF([.A200]=0;[.C200];NA())" office:value-type="string" office:string-value="" calcext:value-type="error">
            <text:p>#N/DISP</text:p>
          </table:table-cell>
          <table:table-cell table:formula="of:=IF([.A200]=1;[.C200];NA())" office:value-type="string" office:string-value="" calcext:value-type="error">
            <text:p>#N/DISP</text:p>
          </table:table-cell>
          <table:table-cell table:formula="of:=IF([.A200]=2;[.C200];NA())" office:value-type="string" office:string-value="" calcext:value-type="error">
            <text:p>#N/DISP</text:p>
          </table:table-cell>
          <table:table-cell table:formula="of:=IF([.A200]=3;[.C200];NA())" office:value-type="float" office:value="5.27117" calcext:value-type="float">
            <text:p>5,27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5551" calcext:value-type="float">
            <text:p>11,15551</text:p>
          </table:table-cell>
          <table:table-cell office:value-type="float" office:value="5.30241" calcext:value-type="float">
            <text:p>5,30241</text:p>
          </table:table-cell>
          <table:table-cell table:formula="of:=IF([.A201]=0;[.C201];NA())" office:value-type="string" office:string-value="" calcext:value-type="error">
            <text:p>#N/DISP</text:p>
          </table:table-cell>
          <table:table-cell table:formula="of:=IF([.A201]=1;[.C201];NA())" office:value-type="string" office:string-value="" calcext:value-type="error">
            <text:p>#N/DISP</text:p>
          </table:table-cell>
          <table:table-cell table:formula="of:=IF([.A201]=2;[.C201];NA())" office:value-type="string" office:string-value="" calcext:value-type="error">
            <text:p>#N/DISP</text:p>
          </table:table-cell>
          <table:table-cell table:formula="of:=IF([.A201]=3;[.C201];NA())" office:value-type="float" office:value="5.30241" calcext:value-type="float">
            <text:p>5,30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4567" calcext:value-type="float">
            <text:p>10,54567</text:p>
          </table:table-cell>
          <table:table-cell office:value-type="float" office:value="9.862433" calcext:value-type="float">
            <text:p>9,862433</text:p>
          </table:table-cell>
          <table:table-cell table:formula="of:=IF([.A202]=0;[.C202];NA())" office:value-type="string" office:string-value="" calcext:value-type="error">
            <text:p>#N/DISP</text:p>
          </table:table-cell>
          <table:table-cell table:formula="of:=IF([.A202]=1;[.C202];NA())" office:value-type="float" office:value="9.862433" calcext:value-type="float">
            <text:p>9,862433</text:p>
          </table:table-cell>
          <table:table-cell table:formula="of:=IF([.A202]=2;[.C202];NA())" office:value-type="string" office:string-value="" calcext:value-type="error">
            <text:p>#N/DISP</text:p>
          </table:table-cell>
          <table:table-cell table:formula="of:=IF([.A202]=3;[.C2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3002" calcext:value-type="float">
            <text:p>11,23002</text:p>
          </table:table-cell>
          <table:table-cell office:value-type="float" office:value="5.33515" calcext:value-type="float">
            <text:p>5,33515</text:p>
          </table:table-cell>
          <table:table-cell table:formula="of:=IF([.A203]=0;[.C203];NA())" office:value-type="string" office:string-value="" calcext:value-type="error">
            <text:p>#N/DISP</text:p>
          </table:table-cell>
          <table:table-cell table:formula="of:=IF([.A203]=1;[.C203];NA())" office:value-type="string" office:string-value="" calcext:value-type="error">
            <text:p>#N/DISP</text:p>
          </table:table-cell>
          <table:table-cell table:formula="of:=IF([.A203]=2;[.C203];NA())" office:value-type="string" office:string-value="" calcext:value-type="error">
            <text:p>#N/DISP</text:p>
          </table:table-cell>
          <table:table-cell table:formula="of:=IF([.A203]=3;[.C203];NA())" office:value-type="float" office:value="5.33515" calcext:value-type="float">
            <text:p>5,33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0406" calcext:value-type="float">
            <text:p>11,30406</text:p>
          </table:table-cell>
          <table:table-cell office:value-type="float" office:value="5.36939" calcext:value-type="float">
            <text:p>5,36939</text:p>
          </table:table-cell>
          <table:table-cell table:formula="of:=IF([.A204]=0;[.C204];NA())" office:value-type="string" office:string-value="" calcext:value-type="error">
            <text:p>#N/DISP</text:p>
          </table:table-cell>
          <table:table-cell table:formula="of:=IF([.A204]=1;[.C204];NA())" office:value-type="string" office:string-value="" calcext:value-type="error">
            <text:p>#N/DISP</text:p>
          </table:table-cell>
          <table:table-cell table:formula="of:=IF([.A204]=2;[.C204];NA())" office:value-type="string" office:string-value="" calcext:value-type="error">
            <text:p>#N/DISP</text:p>
          </table:table-cell>
          <table:table-cell table:formula="of:=IF([.A204]=3;[.C204];NA())" office:value-type="float" office:value="5.36939" calcext:value-type="float">
            <text:p>5,36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7759" calcext:value-type="float">
            <text:p>11,37759</text:p>
          </table:table-cell>
          <table:table-cell office:value-type="float" office:value="5.40512" calcext:value-type="float">
            <text:p>5,40512</text:p>
          </table:table-cell>
          <table:table-cell table:formula="of:=IF([.A205]=0;[.C205];NA())" office:value-type="string" office:string-value="" calcext:value-type="error">
            <text:p>#N/DISP</text:p>
          </table:table-cell>
          <table:table-cell table:formula="of:=IF([.A205]=1;[.C205];NA())" office:value-type="string" office:string-value="" calcext:value-type="error">
            <text:p>#N/DISP</text:p>
          </table:table-cell>
          <table:table-cell table:formula="of:=IF([.A205]=2;[.C205];NA())" office:value-type="string" office:string-value="" calcext:value-type="error">
            <text:p>#N/DISP</text:p>
          </table:table-cell>
          <table:table-cell table:formula="of:=IF([.A205]=3;[.C205];NA())" office:value-type="float" office:value="5.40512" calcext:value-type="float">
            <text:p>5,40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506" calcext:value-type="float">
            <text:p>11,4506</text:p>
          </table:table-cell>
          <table:table-cell office:value-type="float" office:value="5.44234" calcext:value-type="float">
            <text:p>5,44234</text:p>
          </table:table-cell>
          <table:table-cell table:formula="of:=IF([.A206]=0;[.C206];NA())" office:value-type="string" office:string-value="" calcext:value-type="error">
            <text:p>#N/DISP</text:p>
          </table:table-cell>
          <table:table-cell table:formula="of:=IF([.A206]=1;[.C206];NA())" office:value-type="string" office:string-value="" calcext:value-type="error">
            <text:p>#N/DISP</text:p>
          </table:table-cell>
          <table:table-cell table:formula="of:=IF([.A206]=2;[.C206];NA())" office:value-type="string" office:string-value="" calcext:value-type="error">
            <text:p>#N/DISP</text:p>
          </table:table-cell>
          <table:table-cell table:formula="of:=IF([.A206]=3;[.C206];NA())" office:value-type="float" office:value="5.44234" calcext:value-type="float">
            <text:p>5,44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2305" calcext:value-type="float">
            <text:p>11,52305</text:p>
          </table:table-cell>
          <table:table-cell office:value-type="float" office:value="5.48103" calcext:value-type="float">
            <text:p>5,48103</text:p>
          </table:table-cell>
          <table:table-cell table:formula="of:=IF([.A207]=0;[.C207];NA())" office:value-type="string" office:string-value="" calcext:value-type="error">
            <text:p>#N/DISP</text:p>
          </table:table-cell>
          <table:table-cell table:formula="of:=IF([.A207]=1;[.C207];NA())" office:value-type="string" office:string-value="" calcext:value-type="error">
            <text:p>#N/DISP</text:p>
          </table:table-cell>
          <table:table-cell table:formula="of:=IF([.A207]=2;[.C207];NA())" office:value-type="string" office:string-value="" calcext:value-type="error">
            <text:p>#N/DISP</text:p>
          </table:table-cell>
          <table:table-cell table:formula="of:=IF([.A207]=3;[.C207];NA())" office:value-type="float" office:value="5.48103" calcext:value-type="float">
            <text:p>5,48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9491" calcext:value-type="float">
            <text:p>11,59491</text:p>
          </table:table-cell>
          <table:table-cell office:value-type="float" office:value="5.5212" calcext:value-type="float">
            <text:p>5,5212</text:p>
          </table:table-cell>
          <table:table-cell table:formula="of:=IF([.A208]=0;[.C208];NA())" office:value-type="string" office:string-value="" calcext:value-type="error">
            <text:p>#N/DISP</text:p>
          </table:table-cell>
          <table:table-cell table:formula="of:=IF([.A208]=1;[.C208];NA())" office:value-type="string" office:string-value="" calcext:value-type="error">
            <text:p>#N/DISP</text:p>
          </table:table-cell>
          <table:table-cell table:formula="of:=IF([.A208]=2;[.C208];NA())" office:value-type="string" office:string-value="" calcext:value-type="error">
            <text:p>#N/DISP</text:p>
          </table:table-cell>
          <table:table-cell table:formula="of:=IF([.A208]=3;[.C208];NA())" office:value-type="float" office:value="5.5212" calcext:value-type="float">
            <text:p>5,5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6615" calcext:value-type="float">
            <text:p>11,66615</text:p>
          </table:table-cell>
          <table:table-cell office:value-type="float" office:value="5.56283" calcext:value-type="float">
            <text:p>5,56283</text:p>
          </table:table-cell>
          <table:table-cell table:formula="of:=IF([.A209]=0;[.C209];NA())" office:value-type="string" office:string-value="" calcext:value-type="error">
            <text:p>#N/DISP</text:p>
          </table:table-cell>
          <table:table-cell table:formula="of:=IF([.A209]=1;[.C209];NA())" office:value-type="string" office:string-value="" calcext:value-type="error">
            <text:p>#N/DISP</text:p>
          </table:table-cell>
          <table:table-cell table:formula="of:=IF([.A209]=2;[.C209];NA())" office:value-type="string" office:string-value="" calcext:value-type="error">
            <text:p>#N/DISP</text:p>
          </table:table-cell>
          <table:table-cell table:formula="of:=IF([.A209]=3;[.C209];NA())" office:value-type="float" office:value="5.56283" calcext:value-type="float">
            <text:p>5,56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73673" calcext:value-type="float">
            <text:p>11,73673</text:p>
          </table:table-cell>
          <table:table-cell office:value-type="float" office:value="5.6059" calcext:value-type="float">
            <text:p>5,6059</text:p>
          </table:table-cell>
          <table:table-cell table:formula="of:=IF([.A210]=0;[.C210];NA())" office:value-type="string" office:string-value="" calcext:value-type="error">
            <text:p>#N/DISP</text:p>
          </table:table-cell>
          <table:table-cell table:formula="of:=IF([.A210]=1;[.C210];NA())" office:value-type="string" office:string-value="" calcext:value-type="error">
            <text:p>#N/DISP</text:p>
          </table:table-cell>
          <table:table-cell table:formula="of:=IF([.A210]=2;[.C210];NA())" office:value-type="string" office:string-value="" calcext:value-type="error">
            <text:p>#N/DISP</text:p>
          </table:table-cell>
          <table:table-cell table:formula="of:=IF([.A210]=3;[.C210];NA())" office:value-type="float" office:value="5.6059" calcext:value-type="float">
            <text:p>5,6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0664" calcext:value-type="float">
            <text:p>11,80664</text:p>
          </table:table-cell>
          <table:table-cell office:value-type="float" office:value="5.65043" calcext:value-type="float">
            <text:p>5,65043</text:p>
          </table:table-cell>
          <table:table-cell table:formula="of:=IF([.A211]=0;[.C211];NA())" office:value-type="string" office:string-value="" calcext:value-type="error">
            <text:p>#N/DISP</text:p>
          </table:table-cell>
          <table:table-cell table:formula="of:=IF([.A211]=1;[.C211];NA())" office:value-type="string" office:string-value="" calcext:value-type="error">
            <text:p>#N/DISP</text:p>
          </table:table-cell>
          <table:table-cell table:formula="of:=IF([.A211]=2;[.C211];NA())" office:value-type="string" office:string-value="" calcext:value-type="error">
            <text:p>#N/DISP</text:p>
          </table:table-cell>
          <table:table-cell table:formula="of:=IF([.A211]=3;[.C211];NA())" office:value-type="float" office:value="5.65043" calcext:value-type="float">
            <text:p>5,65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7585" calcext:value-type="float">
            <text:p>11,87585</text:p>
          </table:table-cell>
          <table:table-cell office:value-type="float" office:value="5.69638" calcext:value-type="float">
            <text:p>5,69638</text:p>
          </table:table-cell>
          <table:table-cell table:formula="of:=IF([.A212]=0;[.C212];NA())" office:value-type="string" office:string-value="" calcext:value-type="error">
            <text:p>#N/DISP</text:p>
          </table:table-cell>
          <table:table-cell table:formula="of:=IF([.A212]=1;[.C212];NA())" office:value-type="string" office:string-value="" calcext:value-type="error">
            <text:p>#N/DISP</text:p>
          </table:table-cell>
          <table:table-cell table:formula="of:=IF([.A212]=2;[.C212];NA())" office:value-type="string" office:string-value="" calcext:value-type="error">
            <text:p>#N/DISP</text:p>
          </table:table-cell>
          <table:table-cell table:formula="of:=IF([.A212]=3;[.C212];NA())" office:value-type="float" office:value="5.69638" calcext:value-type="float">
            <text:p>5,69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3778" calcext:value-type="float">
            <text:p>10,53778</text:p>
          </table:table-cell>
          <table:table-cell office:value-type="float" office:value="9.896449" calcext:value-type="float">
            <text:p>9,896449</text:p>
          </table:table-cell>
          <table:table-cell table:formula="of:=IF([.A213]=0;[.C213];NA())" office:value-type="string" office:string-value="" calcext:value-type="error">
            <text:p>#N/DISP</text:p>
          </table:table-cell>
          <table:table-cell table:formula="of:=IF([.A213]=1;[.C213];NA())" office:value-type="float" office:value="9.896449" calcext:value-type="float">
            <text:p>9,896449</text:p>
          </table:table-cell>
          <table:table-cell table:formula="of:=IF([.A213]=2;[.C213];NA())" office:value-type="string" office:string-value="" calcext:value-type="error">
            <text:p>#N/DISP</text:p>
          </table:table-cell>
          <table:table-cell table:formula="of:=IF([.A213]=3;[.C2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4431" calcext:value-type="float">
            <text:p>11,94431</text:p>
          </table:table-cell>
          <table:table-cell office:value-type="float" office:value="5.74375" calcext:value-type="float">
            <text:p>5,74375</text:p>
          </table:table-cell>
          <table:table-cell table:formula="of:=IF([.A214]=0;[.C214];NA())" office:value-type="string" office:string-value="" calcext:value-type="error">
            <text:p>#N/DISP</text:p>
          </table:table-cell>
          <table:table-cell table:formula="of:=IF([.A214]=1;[.C214];NA())" office:value-type="string" office:string-value="" calcext:value-type="error">
            <text:p>#N/DISP</text:p>
          </table:table-cell>
          <table:table-cell table:formula="of:=IF([.A214]=2;[.C214];NA())" office:value-type="string" office:string-value="" calcext:value-type="error">
            <text:p>#N/DISP</text:p>
          </table:table-cell>
          <table:table-cell table:formula="of:=IF([.A214]=3;[.C214];NA())" office:value-type="float" office:value="5.74375" calcext:value-type="float">
            <text:p>5,74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1201" calcext:value-type="float">
            <text:p>12,01201</text:p>
          </table:table-cell>
          <table:table-cell office:value-type="float" office:value="5.79254" calcext:value-type="float">
            <text:p>5,79254</text:p>
          </table:table-cell>
          <table:table-cell table:formula="of:=IF([.A215]=0;[.C215];NA())" office:value-type="string" office:string-value="" calcext:value-type="error">
            <text:p>#N/DISP</text:p>
          </table:table-cell>
          <table:table-cell table:formula="of:=IF([.A215]=1;[.C215];NA())" office:value-type="string" office:string-value="" calcext:value-type="error">
            <text:p>#N/DISP</text:p>
          </table:table-cell>
          <table:table-cell table:formula="of:=IF([.A215]=2;[.C215];NA())" office:value-type="string" office:string-value="" calcext:value-type="error">
            <text:p>#N/DISP</text:p>
          </table:table-cell>
          <table:table-cell table:formula="of:=IF([.A215]=3;[.C215];NA())" office:value-type="float" office:value="5.79254" calcext:value-type="float">
            <text:p>5,79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7891" calcext:value-type="float">
            <text:p>12,07891</text:p>
          </table:table-cell>
          <table:table-cell office:value-type="float" office:value="5.84272" calcext:value-type="float">
            <text:p>5,84272</text:p>
          </table:table-cell>
          <table:table-cell table:formula="of:=IF([.A216]=0;[.C216];NA())" office:value-type="string" office:string-value="" calcext:value-type="error">
            <text:p>#N/DISP</text:p>
          </table:table-cell>
          <table:table-cell table:formula="of:=IF([.A216]=1;[.C216];NA())" office:value-type="string" office:string-value="" calcext:value-type="error">
            <text:p>#N/DISP</text:p>
          </table:table-cell>
          <table:table-cell table:formula="of:=IF([.A216]=2;[.C216];NA())" office:value-type="string" office:string-value="" calcext:value-type="error">
            <text:p>#N/DISP</text:p>
          </table:table-cell>
          <table:table-cell table:formula="of:=IF([.A216]=3;[.C216];NA())" office:value-type="float" office:value="5.84272" calcext:value-type="float">
            <text:p>5,84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4499" calcext:value-type="float">
            <text:p>12,14499</text:p>
          </table:table-cell>
          <table:table-cell office:value-type="float" office:value="5.89429" calcext:value-type="float">
            <text:p>5,89429</text:p>
          </table:table-cell>
          <table:table-cell table:formula="of:=IF([.A217]=0;[.C217];NA())" office:value-type="string" office:string-value="" calcext:value-type="error">
            <text:p>#N/DISP</text:p>
          </table:table-cell>
          <table:table-cell table:formula="of:=IF([.A217]=1;[.C217];NA())" office:value-type="string" office:string-value="" calcext:value-type="error">
            <text:p>#N/DISP</text:p>
          </table:table-cell>
          <table:table-cell table:formula="of:=IF([.A217]=2;[.C217];NA())" office:value-type="string" office:string-value="" calcext:value-type="error">
            <text:p>#N/DISP</text:p>
          </table:table-cell>
          <table:table-cell table:formula="of:=IF([.A217]=3;[.C217];NA())" office:value-type="float" office:value="5.89429" calcext:value-type="float">
            <text:p>5,89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1021" calcext:value-type="float">
            <text:p>12,21021</text:p>
          </table:table-cell>
          <table:table-cell office:value-type="float" office:value="5.94723" calcext:value-type="float">
            <text:p>5,94723</text:p>
          </table:table-cell>
          <table:table-cell table:formula="of:=IF([.A218]=0;[.C218];NA())" office:value-type="string" office:string-value="" calcext:value-type="error">
            <text:p>#N/DISP</text:p>
          </table:table-cell>
          <table:table-cell table:formula="of:=IF([.A218]=1;[.C218];NA())" office:value-type="string" office:string-value="" calcext:value-type="error">
            <text:p>#N/DISP</text:p>
          </table:table-cell>
          <table:table-cell table:formula="of:=IF([.A218]=2;[.C218];NA())" office:value-type="string" office:string-value="" calcext:value-type="error">
            <text:p>#N/DISP</text:p>
          </table:table-cell>
          <table:table-cell table:formula="of:=IF([.A218]=3;[.C218];NA())" office:value-type="float" office:value="5.94723" calcext:value-type="float">
            <text:p>5,94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7456" calcext:value-type="float">
            <text:p>12,27456</text:p>
          </table:table-cell>
          <table:table-cell office:value-type="float" office:value="6.00152" calcext:value-type="float">
            <text:p>6,00152</text:p>
          </table:table-cell>
          <table:table-cell table:formula="of:=IF([.A219]=0;[.C219];NA())" office:value-type="string" office:string-value="" calcext:value-type="error">
            <text:p>#N/DISP</text:p>
          </table:table-cell>
          <table:table-cell table:formula="of:=IF([.A219]=1;[.C219];NA())" office:value-type="string" office:string-value="" calcext:value-type="error">
            <text:p>#N/DISP</text:p>
          </table:table-cell>
          <table:table-cell table:formula="of:=IF([.A219]=2;[.C219];NA())" office:value-type="string" office:string-value="" calcext:value-type="error">
            <text:p>#N/DISP</text:p>
          </table:table-cell>
          <table:table-cell table:formula="of:=IF([.A219]=3;[.C219];NA())" office:value-type="float" office:value="6.00152" calcext:value-type="float">
            <text:p>6,00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33799" calcext:value-type="float">
            <text:p>12,33799</text:p>
          </table:table-cell>
          <table:table-cell office:value-type="float" office:value="6.05716" calcext:value-type="float">
            <text:p>6,05716</text:p>
          </table:table-cell>
          <table:table-cell table:formula="of:=IF([.A220]=0;[.C220];NA())" office:value-type="string" office:string-value="" calcext:value-type="error">
            <text:p>#N/DISP</text:p>
          </table:table-cell>
          <table:table-cell table:formula="of:=IF([.A220]=1;[.C220];NA())" office:value-type="string" office:string-value="" calcext:value-type="error">
            <text:p>#N/DISP</text:p>
          </table:table-cell>
          <table:table-cell table:formula="of:=IF([.A220]=2;[.C220];NA())" office:value-type="string" office:string-value="" calcext:value-type="error">
            <text:p>#N/DISP</text:p>
          </table:table-cell>
          <table:table-cell table:formula="of:=IF([.A220]=3;[.C220];NA())" office:value-type="float" office:value="6.05716" calcext:value-type="float">
            <text:p>6,057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0049" calcext:value-type="float">
            <text:p>12,40049</text:p>
          </table:table-cell>
          <table:table-cell office:value-type="float" office:value="6.11413" calcext:value-type="float">
            <text:p>6,11413</text:p>
          </table:table-cell>
          <table:table-cell table:formula="of:=IF([.A221]=0;[.C221];NA())" office:value-type="string" office:string-value="" calcext:value-type="error">
            <text:p>#N/DISP</text:p>
          </table:table-cell>
          <table:table-cell table:formula="of:=IF([.A221]=1;[.C221];NA())" office:value-type="string" office:string-value="" calcext:value-type="error">
            <text:p>#N/DISP</text:p>
          </table:table-cell>
          <table:table-cell table:formula="of:=IF([.A221]=2;[.C221];NA())" office:value-type="string" office:string-value="" calcext:value-type="error">
            <text:p>#N/DISP</text:p>
          </table:table-cell>
          <table:table-cell table:formula="of:=IF([.A221]=3;[.C221];NA())" office:value-type="float" office:value="6.11413" calcext:value-type="float">
            <text:p>6,11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6203" calcext:value-type="float">
            <text:p>12,46203</text:p>
          </table:table-cell>
          <table:table-cell office:value-type="float" office:value="6.17241" calcext:value-type="float">
            <text:p>6,17241</text:p>
          </table:table-cell>
          <table:table-cell table:formula="of:=IF([.A222]=0;[.C222];NA())" office:value-type="string" office:string-value="" calcext:value-type="error">
            <text:p>#N/DISP</text:p>
          </table:table-cell>
          <table:table-cell table:formula="of:=IF([.A222]=1;[.C222];NA())" office:value-type="string" office:string-value="" calcext:value-type="error">
            <text:p>#N/DISP</text:p>
          </table:table-cell>
          <table:table-cell table:formula="of:=IF([.A222]=2;[.C222];NA())" office:value-type="string" office:string-value="" calcext:value-type="error">
            <text:p>#N/DISP</text:p>
          </table:table-cell>
          <table:table-cell table:formula="of:=IF([.A222]=3;[.C222];NA())" office:value-type="float" office:value="6.17241" calcext:value-type="float">
            <text:p>6,17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52257" calcext:value-type="float">
            <text:p>12,52257</text:p>
          </table:table-cell>
          <table:table-cell office:value-type="float" office:value="6.23199" calcext:value-type="float">
            <text:p>6,23199</text:p>
          </table:table-cell>
          <table:table-cell table:formula="of:=IF([.A223]=0;[.C223];NA())" office:value-type="string" office:string-value="" calcext:value-type="error">
            <text:p>#N/DISP</text:p>
          </table:table-cell>
          <table:table-cell table:formula="of:=IF([.A223]=1;[.C223];NA())" office:value-type="string" office:string-value="" calcext:value-type="error">
            <text:p>#N/DISP</text:p>
          </table:table-cell>
          <table:table-cell table:formula="of:=IF([.A223]=2;[.C223];NA())" office:value-type="string" office:string-value="" calcext:value-type="error">
            <text:p>#N/DISP</text:p>
          </table:table-cell>
          <table:table-cell table:formula="of:=IF([.A223]=3;[.C223];NA())" office:value-type="float" office:value="6.23199" calcext:value-type="float">
            <text:p>6,23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1892" calcext:value-type="float">
            <text:p>10,51892</text:p>
          </table:table-cell>
          <table:table-cell office:value-type="float" office:value="9.0572891" calcext:value-type="float">
            <text:p>9,0572891</text:p>
          </table:table-cell>
          <table:table-cell table:formula="of:=IF([.A224]=0;[.C224];NA())" office:value-type="string" office:string-value="" calcext:value-type="error">
            <text:p>#N/DISP</text:p>
          </table:table-cell>
          <table:table-cell table:formula="of:=IF([.A224]=1;[.C224];NA())" office:value-type="float" office:value="9.0572891" calcext:value-type="float">
            <text:p>9,0572891</text:p>
          </table:table-cell>
          <table:table-cell table:formula="of:=IF([.A224]=2;[.C224];NA())" office:value-type="string" office:string-value="" calcext:value-type="error">
            <text:p>#N/DISP</text:p>
          </table:table-cell>
          <table:table-cell table:formula="of:=IF([.A224]=3;[.C2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916" calcext:value-type="float">
            <text:p>10,52916</text:p>
          </table:table-cell>
          <table:table-cell office:value-type="float" office:value="9.930473" calcext:value-type="float">
            <text:p>9,930473</text:p>
          </table:table-cell>
          <table:table-cell table:formula="of:=IF([.A225]=0;[.C225];NA())" office:value-type="string" office:string-value="" calcext:value-type="error">
            <text:p>#N/DISP</text:p>
          </table:table-cell>
          <table:table-cell table:formula="of:=IF([.A225]=1;[.C225];NA())" office:value-type="float" office:value="9.930473" calcext:value-type="float">
            <text:p>9,930473</text:p>
          </table:table-cell>
          <table:table-cell table:formula="of:=IF([.A225]=2;[.C225];NA())" office:value-type="string" office:string-value="" calcext:value-type="error">
            <text:p>#N/DISP</text:p>
          </table:table-cell>
          <table:table-cell table:formula="of:=IF([.A225]=3;[.C2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6.29285" calcext:value-type="float">
            <text:p>6,29285</text:p>
          </table:table-cell>
          <table:table-cell table:formula="of:=IF([.A226]=0;[.C226];NA())" office:value-type="string" office:string-value="" calcext:value-type="error">
            <text:p>#N/DISP</text:p>
          </table:table-cell>
          <table:table-cell table:formula="of:=IF([.A226]=1;[.C226];NA())" office:value-type="string" office:string-value="" calcext:value-type="error">
            <text:p>#N/DISP</text:p>
          </table:table-cell>
          <table:table-cell table:formula="of:=IF([.A226]=2;[.C226];NA())" office:value-type="string" office:string-value="" calcext:value-type="error">
            <text:p>#N/DISP</text:p>
          </table:table-cell>
          <table:table-cell table:formula="of:=IF([.A226]=3;[.C226];NA())" office:value-type="float" office:value="6.29285" calcext:value-type="float">
            <text:p>6,29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4058" calcext:value-type="float">
            <text:p>12,64058</text:p>
          </table:table-cell>
          <table:table-cell office:value-type="float" office:value="6.35497" calcext:value-type="float">
            <text:p>6,35497</text:p>
          </table:table-cell>
          <table:table-cell table:formula="of:=IF([.A227]=0;[.C227];NA())" office:value-type="string" office:string-value="" calcext:value-type="error">
            <text:p>#N/DISP</text:p>
          </table:table-cell>
          <table:table-cell table:formula="of:=IF([.A227]=1;[.C227];NA())" office:value-type="string" office:string-value="" calcext:value-type="error">
            <text:p>#N/DISP</text:p>
          </table:table-cell>
          <table:table-cell table:formula="of:=IF([.A227]=2;[.C227];NA())" office:value-type="string" office:string-value="" calcext:value-type="error">
            <text:p>#N/DISP</text:p>
          </table:table-cell>
          <table:table-cell table:formula="of:=IF([.A227]=3;[.C227];NA())" office:value-type="float" office:value="6.35497" calcext:value-type="float">
            <text:p>6,35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9798" calcext:value-type="float">
            <text:p>12,69798</text:p>
          </table:table-cell>
          <table:table-cell office:value-type="float" office:value="6.41833" calcext:value-type="float">
            <text:p>6,41833</text:p>
          </table:table-cell>
          <table:table-cell table:formula="of:=IF([.A228]=0;[.C228];NA())" office:value-type="string" office:string-value="" calcext:value-type="error">
            <text:p>#N/DISP</text:p>
          </table:table-cell>
          <table:table-cell table:formula="of:=IF([.A228]=1;[.C228];NA())" office:value-type="string" office:string-value="" calcext:value-type="error">
            <text:p>#N/DISP</text:p>
          </table:table-cell>
          <table:table-cell table:formula="of:=IF([.A228]=2;[.C228];NA())" office:value-type="string" office:string-value="" calcext:value-type="error">
            <text:p>#N/DISP</text:p>
          </table:table-cell>
          <table:table-cell table:formula="of:=IF([.A228]=3;[.C228];NA())" office:value-type="float" office:value="6.41833" calcext:value-type="float">
            <text:p>6,41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75429" calcext:value-type="float">
            <text:p>12,75429</text:p>
          </table:table-cell>
          <table:table-cell office:value-type="float" office:value="6.48292" calcext:value-type="float">
            <text:p>6,48292</text:p>
          </table:table-cell>
          <table:table-cell table:formula="of:=IF([.A229]=0;[.C229];NA())" office:value-type="string" office:string-value="" calcext:value-type="error">
            <text:p>#N/DISP</text:p>
          </table:table-cell>
          <table:table-cell table:formula="of:=IF([.A229]=1;[.C229];NA())" office:value-type="string" office:string-value="" calcext:value-type="error">
            <text:p>#N/DISP</text:p>
          </table:table-cell>
          <table:table-cell table:formula="of:=IF([.A229]=2;[.C229];NA())" office:value-type="string" office:string-value="" calcext:value-type="error">
            <text:p>#N/DISP</text:p>
          </table:table-cell>
          <table:table-cell table:formula="of:=IF([.A229]=3;[.C229];NA())" office:value-type="float" office:value="6.48292" calcext:value-type="float">
            <text:p>6,48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0948" calcext:value-type="float">
            <text:p>12,80948</text:p>
          </table:table-cell>
          <table:table-cell office:value-type="float" office:value="6.54872" calcext:value-type="float">
            <text:p>6,54872</text:p>
          </table:table-cell>
          <table:table-cell table:formula="of:=IF([.A230]=0;[.C230];NA())" office:value-type="string" office:string-value="" calcext:value-type="error">
            <text:p>#N/DISP</text:p>
          </table:table-cell>
          <table:table-cell table:formula="of:=IF([.A230]=1;[.C230];NA())" office:value-type="string" office:string-value="" calcext:value-type="error">
            <text:p>#N/DISP</text:p>
          </table:table-cell>
          <table:table-cell table:formula="of:=IF([.A230]=2;[.C230];NA())" office:value-type="string" office:string-value="" calcext:value-type="error">
            <text:p>#N/DISP</text:p>
          </table:table-cell>
          <table:table-cell table:formula="of:=IF([.A230]=3;[.C230];NA())" office:value-type="float" office:value="6.54872" calcext:value-type="float">
            <text:p>6,54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6351" calcext:value-type="float">
            <text:p>12,86351</text:p>
          </table:table-cell>
          <table:table-cell office:value-type="float" office:value="6.61571" calcext:value-type="float">
            <text:p>6,61571</text:p>
          </table:table-cell>
          <table:table-cell table:formula="of:=IF([.A231]=0;[.C231];NA())" office:value-type="string" office:string-value="" calcext:value-type="error">
            <text:p>#N/DISP</text:p>
          </table:table-cell>
          <table:table-cell table:formula="of:=IF([.A231]=1;[.C231];NA())" office:value-type="string" office:string-value="" calcext:value-type="error">
            <text:p>#N/DISP</text:p>
          </table:table-cell>
          <table:table-cell table:formula="of:=IF([.A231]=2;[.C231];NA())" office:value-type="string" office:string-value="" calcext:value-type="error">
            <text:p>#N/DISP</text:p>
          </table:table-cell>
          <table:table-cell table:formula="of:=IF([.A231]=3;[.C231];NA())" office:value-type="float" office:value="6.61571" calcext:value-type="float">
            <text:p>6,61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1638" calcext:value-type="float">
            <text:p>12,91638</text:p>
          </table:table-cell>
          <table:table-cell office:value-type="float" office:value="6.68386" calcext:value-type="float">
            <text:p>6,68386</text:p>
          </table:table-cell>
          <table:table-cell table:formula="of:=IF([.A232]=0;[.C232];NA())" office:value-type="string" office:string-value="" calcext:value-type="error">
            <text:p>#N/DISP</text:p>
          </table:table-cell>
          <table:table-cell table:formula="of:=IF([.A232]=1;[.C232];NA())" office:value-type="string" office:string-value="" calcext:value-type="error">
            <text:p>#N/DISP</text:p>
          </table:table-cell>
          <table:table-cell table:formula="of:=IF([.A232]=2;[.C232];NA())" office:value-type="string" office:string-value="" calcext:value-type="error">
            <text:p>#N/DISP</text:p>
          </table:table-cell>
          <table:table-cell table:formula="of:=IF([.A232]=3;[.C232];NA())" office:value-type="float" office:value="6.68386" calcext:value-type="float">
            <text:p>6,683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6804" calcext:value-type="float">
            <text:p>12,96804</text:p>
          </table:table-cell>
          <table:table-cell office:value-type="float" office:value="6.75316" calcext:value-type="float">
            <text:p>6,75316</text:p>
          </table:table-cell>
          <table:table-cell table:formula="of:=IF([.A233]=0;[.C233];NA())" office:value-type="string" office:string-value="" calcext:value-type="error">
            <text:p>#N/DISP</text:p>
          </table:table-cell>
          <table:table-cell table:formula="of:=IF([.A233]=1;[.C233];NA())" office:value-type="string" office:string-value="" calcext:value-type="error">
            <text:p>#N/DISP</text:p>
          </table:table-cell>
          <table:table-cell table:formula="of:=IF([.A233]=2;[.C233];NA())" office:value-type="string" office:string-value="" calcext:value-type="error">
            <text:p>#N/DISP</text:p>
          </table:table-cell>
          <table:table-cell table:formula="of:=IF([.A233]=3;[.C233];NA())" office:value-type="float" office:value="6.75316" calcext:value-type="float">
            <text:p>6,75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1848" calcext:value-type="float">
            <text:p>13,01848</text:p>
          </table:table-cell>
          <table:table-cell office:value-type="float" office:value="6.82359" calcext:value-type="float">
            <text:p>6,82359</text:p>
          </table:table-cell>
          <table:table-cell table:formula="of:=IF([.A234]=0;[.C234];NA())" office:value-type="string" office:string-value="" calcext:value-type="error">
            <text:p>#N/DISP</text:p>
          </table:table-cell>
          <table:table-cell table:formula="of:=IF([.A234]=1;[.C234];NA())" office:value-type="string" office:string-value="" calcext:value-type="error">
            <text:p>#N/DISP</text:p>
          </table:table-cell>
          <table:table-cell table:formula="of:=IF([.A234]=2;[.C234];NA())" office:value-type="string" office:string-value="" calcext:value-type="error">
            <text:p>#N/DISP</text:p>
          </table:table-cell>
          <table:table-cell table:formula="of:=IF([.A234]=3;[.C234];NA())" office:value-type="float" office:value="6.82359" calcext:value-type="float">
            <text:p>6,82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6767" calcext:value-type="float">
            <text:p>13,06767</text:p>
          </table:table-cell>
          <table:table-cell office:value-type="float" office:value="6.89512" calcext:value-type="float">
            <text:p>6,89512</text:p>
          </table:table-cell>
          <table:table-cell table:formula="of:=IF([.A235]=0;[.C235];NA())" office:value-type="string" office:string-value="" calcext:value-type="error">
            <text:p>#N/DISP</text:p>
          </table:table-cell>
          <table:table-cell table:formula="of:=IF([.A235]=1;[.C235];NA())" office:value-type="string" office:string-value="" calcext:value-type="error">
            <text:p>#N/DISP</text:p>
          </table:table-cell>
          <table:table-cell table:formula="of:=IF([.A235]=2;[.C235];NA())" office:value-type="string" office:string-value="" calcext:value-type="error">
            <text:p>#N/DISP</text:p>
          </table:table-cell>
          <table:table-cell table:formula="of:=IF([.A235]=3;[.C235];NA())" office:value-type="float" office:value="6.89512" calcext:value-type="float">
            <text:p>6,89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1979" calcext:value-type="float">
            <text:p>10,51979</text:p>
          </table:table-cell>
          <table:table-cell office:value-type="float" office:value="9.964488" calcext:value-type="float">
            <text:p>9,964488</text:p>
          </table:table-cell>
          <table:table-cell table:formula="of:=IF([.A236]=0;[.C236];NA())" office:value-type="string" office:string-value="" calcext:value-type="error">
            <text:p>#N/DISP</text:p>
          </table:table-cell>
          <table:table-cell table:formula="of:=IF([.A236]=1;[.C236];NA())" office:value-type="float" office:value="9.964488" calcext:value-type="float">
            <text:p>9,964488</text:p>
          </table:table-cell>
          <table:table-cell table:formula="of:=IF([.A236]=2;[.C236];NA())" office:value-type="string" office:string-value="" calcext:value-type="error">
            <text:p>#N/DISP</text:p>
          </table:table-cell>
          <table:table-cell table:formula="of:=IF([.A236]=3;[.C2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11558" calcext:value-type="float">
            <text:p>13,11558</text:p>
          </table:table-cell>
          <table:table-cell office:value-type="float" office:value="6.96774" calcext:value-type="float">
            <text:p>6,96774</text:p>
          </table:table-cell>
          <table:table-cell table:formula="of:=IF([.A237]=0;[.C237];NA())" office:value-type="string" office:string-value="" calcext:value-type="error">
            <text:p>#N/DISP</text:p>
          </table:table-cell>
          <table:table-cell table:formula="of:=IF([.A237]=1;[.C237];NA())" office:value-type="string" office:string-value="" calcext:value-type="error">
            <text:p>#N/DISP</text:p>
          </table:table-cell>
          <table:table-cell table:formula="of:=IF([.A237]=2;[.C237];NA())" office:value-type="string" office:string-value="" calcext:value-type="error">
            <text:p>#N/DISP</text:p>
          </table:table-cell>
          <table:table-cell table:formula="of:=IF([.A237]=3;[.C237];NA())" office:value-type="float" office:value="6.96774" calcext:value-type="float">
            <text:p>6,96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1622" calcext:value-type="float">
            <text:p>13,1622</text:p>
          </table:table-cell>
          <table:table-cell office:value-type="float" office:value="7.04142" calcext:value-type="float">
            <text:p>7,04142</text:p>
          </table:table-cell>
          <table:table-cell table:formula="of:=IF([.A238]=0;[.C238];NA())" office:value-type="string" office:string-value="" calcext:value-type="error">
            <text:p>#N/DISP</text:p>
          </table:table-cell>
          <table:table-cell table:formula="of:=IF([.A238]=1;[.C238];NA())" office:value-type="string" office:string-value="" calcext:value-type="error">
            <text:p>#N/DISP</text:p>
          </table:table-cell>
          <table:table-cell table:formula="of:=IF([.A238]=2;[.C238];NA())" office:value-type="string" office:string-value="" calcext:value-type="error">
            <text:p>#N/DISP</text:p>
          </table:table-cell>
          <table:table-cell table:formula="of:=IF([.A238]=3;[.C238];NA())" office:value-type="float" office:value="7.04142" calcext:value-type="float">
            <text:p>7,04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0751" calcext:value-type="float">
            <text:p>13,20751</text:p>
          </table:table-cell>
          <table:table-cell office:value-type="float" office:value="7.11613" calcext:value-type="float">
            <text:p>7,11613</text:p>
          </table:table-cell>
          <table:table-cell table:formula="of:=IF([.A239]=0;[.C239];NA())" office:value-type="string" office:string-value="" calcext:value-type="error">
            <text:p>#N/DISP</text:p>
          </table:table-cell>
          <table:table-cell table:formula="of:=IF([.A239]=1;[.C239];NA())" office:value-type="string" office:string-value="" calcext:value-type="error">
            <text:p>#N/DISP</text:p>
          </table:table-cell>
          <table:table-cell table:formula="of:=IF([.A239]=2;[.C239];NA())" office:value-type="string" office:string-value="" calcext:value-type="error">
            <text:p>#N/DISP</text:p>
          </table:table-cell>
          <table:table-cell table:formula="of:=IF([.A239]=3;[.C239];NA())" office:value-type="float" office:value="7.11613" calcext:value-type="float">
            <text:p>7,11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5147" calcext:value-type="float">
            <text:p>13,25147</text:p>
          </table:table-cell>
          <table:table-cell office:value-type="float" office:value="7.19185" calcext:value-type="float">
            <text:p>7,19185</text:p>
          </table:table-cell>
          <table:table-cell table:formula="of:=IF([.A240]=0;[.C240];NA())" office:value-type="string" office:string-value="" calcext:value-type="error">
            <text:p>#N/DISP</text:p>
          </table:table-cell>
          <table:table-cell table:formula="of:=IF([.A240]=1;[.C240];NA())" office:value-type="string" office:string-value="" calcext:value-type="error">
            <text:p>#N/DISP</text:p>
          </table:table-cell>
          <table:table-cell table:formula="of:=IF([.A240]=2;[.C240];NA())" office:value-type="string" office:string-value="" calcext:value-type="error">
            <text:p>#N/DISP</text:p>
          </table:table-cell>
          <table:table-cell table:formula="of:=IF([.A240]=3;[.C240];NA())" office:value-type="float" office:value="7.19185" calcext:value-type="float">
            <text:p>7,19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9407" calcext:value-type="float">
            <text:p>13,29407</text:p>
          </table:table-cell>
          <table:table-cell office:value-type="float" office:value="7.26857" calcext:value-type="float">
            <text:p>7,26857</text:p>
          </table:table-cell>
          <table:table-cell table:formula="of:=IF([.A241]=0;[.C241];NA())" office:value-type="string" office:string-value="" calcext:value-type="error">
            <text:p>#N/DISP</text:p>
          </table:table-cell>
          <table:table-cell table:formula="of:=IF([.A241]=1;[.C241];NA())" office:value-type="string" office:string-value="" calcext:value-type="error">
            <text:p>#N/DISP</text:p>
          </table:table-cell>
          <table:table-cell table:formula="of:=IF([.A241]=2;[.C241];NA())" office:value-type="string" office:string-value="" calcext:value-type="error">
            <text:p>#N/DISP</text:p>
          </table:table-cell>
          <table:table-cell table:formula="of:=IF([.A241]=3;[.C241];NA())" office:value-type="float" office:value="7.26857" calcext:value-type="float">
            <text:p>7,26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33529" calcext:value-type="float">
            <text:p>13,33529</text:p>
          </table:table-cell>
          <table:table-cell office:value-type="float" office:value="7.34625" calcext:value-type="float">
            <text:p>7,34625</text:p>
          </table:table-cell>
          <table:table-cell table:formula="of:=IF([.A242]=0;[.C242];NA())" office:value-type="string" office:string-value="" calcext:value-type="error">
            <text:p>#N/DISP</text:p>
          </table:table-cell>
          <table:table-cell table:formula="of:=IF([.A242]=1;[.C242];NA())" office:value-type="string" office:string-value="" calcext:value-type="error">
            <text:p>#N/DISP</text:p>
          </table:table-cell>
          <table:table-cell table:formula="of:=IF([.A242]=2;[.C242];NA())" office:value-type="string" office:string-value="" calcext:value-type="error">
            <text:p>#N/DISP</text:p>
          </table:table-cell>
          <table:table-cell table:formula="of:=IF([.A242]=3;[.C242];NA())" office:value-type="float" office:value="7.34625" calcext:value-type="float">
            <text:p>7,34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3751" calcext:value-type="float">
            <text:p>13,3751</text:p>
          </table:table-cell>
          <table:table-cell office:value-type="float" office:value="7.42487" calcext:value-type="float">
            <text:p>7,42487</text:p>
          </table:table-cell>
          <table:table-cell table:formula="of:=IF([.A243]=0;[.C243];NA())" office:value-type="string" office:string-value="" calcext:value-type="error">
            <text:p>#N/DISP</text:p>
          </table:table-cell>
          <table:table-cell table:formula="of:=IF([.A243]=1;[.C243];NA())" office:value-type="string" office:string-value="" calcext:value-type="error">
            <text:p>#N/DISP</text:p>
          </table:table-cell>
          <table:table-cell table:formula="of:=IF([.A243]=2;[.C243];NA())" office:value-type="string" office:string-value="" calcext:value-type="error">
            <text:p>#N/DISP</text:p>
          </table:table-cell>
          <table:table-cell table:formula="of:=IF([.A243]=3;[.C243];NA())" office:value-type="float" office:value="7.42487" calcext:value-type="float">
            <text:p>7,424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1348" calcext:value-type="float">
            <text:p>13,41348</text:p>
          </table:table-cell>
          <table:table-cell office:value-type="float" office:value="7.5044" calcext:value-type="float">
            <text:p>7,5044</text:p>
          </table:table-cell>
          <table:table-cell table:formula="of:=IF([.A244]=0;[.C244];NA())" office:value-type="string" office:string-value="" calcext:value-type="error">
            <text:p>#N/DISP</text:p>
          </table:table-cell>
          <table:table-cell table:formula="of:=IF([.A244]=1;[.C244];NA())" office:value-type="string" office:string-value="" calcext:value-type="error">
            <text:p>#N/DISP</text:p>
          </table:table-cell>
          <table:table-cell table:formula="of:=IF([.A244]=2;[.C244];NA())" office:value-type="string" office:string-value="" calcext:value-type="error">
            <text:p>#N/DISP</text:p>
          </table:table-cell>
          <table:table-cell table:formula="of:=IF([.A244]=3;[.C244];NA())" office:value-type="float" office:value="7.5044" calcext:value-type="float">
            <text:p>7,5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5041" calcext:value-type="float">
            <text:p>13,45041</text:p>
          </table:table-cell>
          <table:table-cell office:value-type="float" office:value="7.58483" calcext:value-type="float">
            <text:p>7,58483</text:p>
          </table:table-cell>
          <table:table-cell table:formula="of:=IF([.A245]=0;[.C245];NA())" office:value-type="string" office:string-value="" calcext:value-type="error">
            <text:p>#N/DISP</text:p>
          </table:table-cell>
          <table:table-cell table:formula="of:=IF([.A245]=1;[.C245];NA())" office:value-type="string" office:string-value="" calcext:value-type="error">
            <text:p>#N/DISP</text:p>
          </table:table-cell>
          <table:table-cell table:formula="of:=IF([.A245]=2;[.C245];NA())" office:value-type="string" office:string-value="" calcext:value-type="error">
            <text:p>#N/DISP</text:p>
          </table:table-cell>
          <table:table-cell table:formula="of:=IF([.A245]=3;[.C245];NA())" office:value-type="float" office:value="7.58483" calcext:value-type="float">
            <text:p>7,58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8588" calcext:value-type="float">
            <text:p>13,48588</text:p>
          </table:table-cell>
          <table:table-cell office:value-type="float" office:value="7.66611" calcext:value-type="float">
            <text:p>7,66611</text:p>
          </table:table-cell>
          <table:table-cell table:formula="of:=IF([.A246]=0;[.C246];NA())" office:value-type="string" office:string-value="" calcext:value-type="error">
            <text:p>#N/DISP</text:p>
          </table:table-cell>
          <table:table-cell table:formula="of:=IF([.A246]=1;[.C246];NA())" office:value-type="string" office:string-value="" calcext:value-type="error">
            <text:p>#N/DISP</text:p>
          </table:table-cell>
          <table:table-cell table:formula="of:=IF([.A246]=2;[.C246];NA())" office:value-type="string" office:string-value="" calcext:value-type="error">
            <text:p>#N/DISP</text:p>
          </table:table-cell>
          <table:table-cell table:formula="of:=IF([.A246]=3;[.C246];NA())" office:value-type="float" office:value="7.66611" calcext:value-type="float">
            <text:p>7,66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0968" calcext:value-type="float">
            <text:p>10,50968</text:p>
          </table:table-cell>
          <table:table-cell office:value-type="float" office:value="9.998479" calcext:value-type="float">
            <text:p>9,998479</text:p>
          </table:table-cell>
          <table:table-cell table:formula="of:=IF([.A247]=0;[.C247];NA())" office:value-type="string" office:string-value="" calcext:value-type="error">
            <text:p>#N/DISP</text:p>
          </table:table-cell>
          <table:table-cell table:formula="of:=IF([.A247]=1;[.C247];NA())" office:value-type="float" office:value="9.998479" calcext:value-type="float">
            <text:p>9,998479</text:p>
          </table:table-cell>
          <table:table-cell table:formula="of:=IF([.A247]=2;[.C247];NA())" office:value-type="string" office:string-value="" calcext:value-type="error">
            <text:p>#N/DISP</text:p>
          </table:table-cell>
          <table:table-cell table:formula="of:=IF([.A247]=3;[.C2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51986" calcext:value-type="float">
            <text:p>13,51986</text:p>
          </table:table-cell>
          <table:table-cell office:value-type="float" office:value="7.74823" calcext:value-type="float">
            <text:p>7,74823</text:p>
          </table:table-cell>
          <table:table-cell table:formula="of:=IF([.A248]=0;[.C248];NA())" office:value-type="string" office:string-value="" calcext:value-type="error">
            <text:p>#N/DISP</text:p>
          </table:table-cell>
          <table:table-cell table:formula="of:=IF([.A248]=1;[.C248];NA())" office:value-type="string" office:string-value="" calcext:value-type="error">
            <text:p>#N/DISP</text:p>
          </table:table-cell>
          <table:table-cell table:formula="of:=IF([.A248]=2;[.C248];NA())" office:value-type="string" office:string-value="" calcext:value-type="error">
            <text:p>#N/DISP</text:p>
          </table:table-cell>
          <table:table-cell table:formula="of:=IF([.A248]=3;[.C248];NA())" office:value-type="float" office:value="7.74823" calcext:value-type="float">
            <text:p>7,74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55234" calcext:value-type="float">
            <text:p>13,55234</text:p>
          </table:table-cell>
          <table:table-cell office:value-type="float" office:value="7.83116" calcext:value-type="float">
            <text:p>7,83116</text:p>
          </table:table-cell>
          <table:table-cell table:formula="of:=IF([.A249]=0;[.C249];NA())" office:value-type="string" office:string-value="" calcext:value-type="error">
            <text:p>#N/DISP</text:p>
          </table:table-cell>
          <table:table-cell table:formula="of:=IF([.A249]=1;[.C249];NA())" office:value-type="string" office:string-value="" calcext:value-type="error">
            <text:p>#N/DISP</text:p>
          </table:table-cell>
          <table:table-cell table:formula="of:=IF([.A249]=2;[.C249];NA())" office:value-type="string" office:string-value="" calcext:value-type="error">
            <text:p>#N/DISP</text:p>
          </table:table-cell>
          <table:table-cell table:formula="of:=IF([.A249]=3;[.C249];NA())" office:value-type="float" office:value="7.83116" calcext:value-type="float">
            <text:p>7,83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58329" calcext:value-type="float">
            <text:p>13,58329</text:p>
          </table:table-cell>
          <table:table-cell office:value-type="float" office:value="7.91487" calcext:value-type="float">
            <text:p>7,91487</text:p>
          </table:table-cell>
          <table:table-cell table:formula="of:=IF([.A250]=0;[.C250];NA())" office:value-type="string" office:string-value="" calcext:value-type="error">
            <text:p>#N/DISP</text:p>
          </table:table-cell>
          <table:table-cell table:formula="of:=IF([.A250]=1;[.C250];NA())" office:value-type="string" office:string-value="" calcext:value-type="error">
            <text:p>#N/DISP</text:p>
          </table:table-cell>
          <table:table-cell table:formula="of:=IF([.A250]=2;[.C250];NA())" office:value-type="string" office:string-value="" calcext:value-type="error">
            <text:p>#N/DISP</text:p>
          </table:table-cell>
          <table:table-cell table:formula="of:=IF([.A250]=3;[.C250];NA())" office:value-type="float" office:value="7.91487" calcext:value-type="float">
            <text:p>7,914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1271" calcext:value-type="float">
            <text:p>13,61271</text:p>
          </table:table-cell>
          <table:table-cell office:value-type="float" office:value="7.99933" calcext:value-type="float">
            <text:p>7,99933</text:p>
          </table:table-cell>
          <table:table-cell table:formula="of:=IF([.A251]=0;[.C251];NA())" office:value-type="string" office:string-value="" calcext:value-type="error">
            <text:p>#N/DISP</text:p>
          </table:table-cell>
          <table:table-cell table:formula="of:=IF([.A251]=1;[.C251];NA())" office:value-type="string" office:string-value="" calcext:value-type="error">
            <text:p>#N/DISP</text:p>
          </table:table-cell>
          <table:table-cell table:formula="of:=IF([.A251]=2;[.C251];NA())" office:value-type="string" office:string-value="" calcext:value-type="error">
            <text:p>#N/DISP</text:p>
          </table:table-cell>
          <table:table-cell table:formula="of:=IF([.A251]=3;[.C251];NA())" office:value-type="float" office:value="7.99933" calcext:value-type="float">
            <text:p>7,999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4056" calcext:value-type="float">
            <text:p>13,64056</text:p>
          </table:table-cell>
          <table:table-cell office:value-type="float" office:value="8.084511" calcext:value-type="float">
            <text:p>8,084511</text:p>
          </table:table-cell>
          <table:table-cell table:formula="of:=IF([.A252]=0;[.C252];NA())" office:value-type="string" office:string-value="" calcext:value-type="error">
            <text:p>#N/DISP</text:p>
          </table:table-cell>
          <table:table-cell table:formula="of:=IF([.A252]=1;[.C252];NA())" office:value-type="string" office:string-value="" calcext:value-type="error">
            <text:p>#N/DISP</text:p>
          </table:table-cell>
          <table:table-cell table:formula="of:=IF([.A252]=2;[.C252];NA())" office:value-type="string" office:string-value="" calcext:value-type="error">
            <text:p>#N/DISP</text:p>
          </table:table-cell>
          <table:table-cell table:formula="of:=IF([.A252]=3;[.C252];NA())" office:value-type="float" office:value="8.084511" calcext:value-type="float">
            <text:p>8,084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6683" calcext:value-type="float">
            <text:p>13,66683</text:p>
          </table:table-cell>
          <table:table-cell office:value-type="float" office:value="8.170391" calcext:value-type="float">
            <text:p>8,170391</text:p>
          </table:table-cell>
          <table:table-cell table:formula="of:=IF([.A253]=0;[.C253];NA())" office:value-type="string" office:string-value="" calcext:value-type="error">
            <text:p>#N/DISP</text:p>
          </table:table-cell>
          <table:table-cell table:formula="of:=IF([.A253]=1;[.C253];NA())" office:value-type="string" office:string-value="" calcext:value-type="error">
            <text:p>#N/DISP</text:p>
          </table:table-cell>
          <table:table-cell table:formula="of:=IF([.A253]=2;[.C253];NA())" office:value-type="string" office:string-value="" calcext:value-type="error">
            <text:p>#N/DISP</text:p>
          </table:table-cell>
          <table:table-cell table:formula="of:=IF([.A253]=3;[.C253];NA())" office:value-type="float" office:value="8.170391" calcext:value-type="float">
            <text:p>8,170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152" calcext:value-type="float">
            <text:p>13,69152</text:p>
          </table:table-cell>
          <table:table-cell office:value-type="float" office:value="8.256936" calcext:value-type="float">
            <text:p>8,256936</text:p>
          </table:table-cell>
          <table:table-cell table:formula="of:=IF([.A254]=0;[.C254];NA())" office:value-type="string" office:string-value="" calcext:value-type="error">
            <text:p>#N/DISP</text:p>
          </table:table-cell>
          <table:table-cell table:formula="of:=IF([.A254]=1;[.C254];NA())" office:value-type="string" office:string-value="" calcext:value-type="error">
            <text:p>#N/DISP</text:p>
          </table:table-cell>
          <table:table-cell table:formula="of:=IF([.A254]=2;[.C254];NA())" office:value-type="string" office:string-value="" calcext:value-type="error">
            <text:p>#N/DISP</text:p>
          </table:table-cell>
          <table:table-cell table:formula="of:=IF([.A254]=3;[.C254];NA())" office:value-type="float" office:value="8.256936" calcext:value-type="float">
            <text:p>8,256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146" calcext:value-type="float">
            <text:p>13,7146</text:p>
          </table:table-cell>
          <table:table-cell office:value-type="float" office:value="8.344118" calcext:value-type="float">
            <text:p>8,344118</text:p>
          </table:table-cell>
          <table:table-cell table:formula="of:=IF([.A255]=0;[.C255];NA())" office:value-type="string" office:string-value="" calcext:value-type="error">
            <text:p>#N/DISP</text:p>
          </table:table-cell>
          <table:table-cell table:formula="of:=IF([.A255]=1;[.C255];NA())" office:value-type="string" office:string-value="" calcext:value-type="error">
            <text:p>#N/DISP</text:p>
          </table:table-cell>
          <table:table-cell table:formula="of:=IF([.A255]=2;[.C255];NA())" office:value-type="string" office:string-value="" calcext:value-type="error">
            <text:p>#N/DISP</text:p>
          </table:table-cell>
          <table:table-cell table:formula="of:=IF([.A255]=3;[.C255];NA())" office:value-type="float" office:value="8.344118" calcext:value-type="float">
            <text:p>8,344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3605" calcext:value-type="float">
            <text:p>13,73605</text:p>
          </table:table-cell>
          <table:table-cell office:value-type="float" office:value="8.431907" calcext:value-type="float">
            <text:p>8,431907</text:p>
          </table:table-cell>
          <table:table-cell table:formula="of:=IF([.A256]=0;[.C256];NA())" office:value-type="string" office:string-value="" calcext:value-type="error">
            <text:p>#N/DISP</text:p>
          </table:table-cell>
          <table:table-cell table:formula="of:=IF([.A256]=1;[.C256];NA())" office:value-type="string" office:string-value="" calcext:value-type="error">
            <text:p>#N/DISP</text:p>
          </table:table-cell>
          <table:table-cell table:formula="of:=IF([.A256]=2;[.C256];NA())" office:value-type="string" office:string-value="" calcext:value-type="error">
            <text:p>#N/DISP</text:p>
          </table:table-cell>
          <table:table-cell table:formula="of:=IF([.A256]=3;[.C256];NA())" office:value-type="float" office:value="8.431907" calcext:value-type="float">
            <text:p>8,431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5587" calcext:value-type="float">
            <text:p>13,75587</text:p>
          </table:table-cell>
          <table:table-cell office:value-type="float" office:value="8.520271" calcext:value-type="float">
            <text:p>8,520271</text:p>
          </table:table-cell>
          <table:table-cell table:formula="of:=IF([.A257]=0;[.C257];NA())" office:value-type="string" office:string-value="" calcext:value-type="error">
            <text:p>#N/DISP</text:p>
          </table:table-cell>
          <table:table-cell table:formula="of:=IF([.A257]=1;[.C257];NA())" office:value-type="string" office:string-value="" calcext:value-type="error">
            <text:p>#N/DISP</text:p>
          </table:table-cell>
          <table:table-cell table:formula="of:=IF([.A257]=2;[.C257];NA())" office:value-type="string" office:string-value="" calcext:value-type="error">
            <text:p>#N/DISP</text:p>
          </table:table-cell>
          <table:table-cell table:formula="of:=IF([.A257]=3;[.C257];NA())" office:value-type="float" office:value="8.520271" calcext:value-type="float">
            <text:p>8,520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9883" calcext:value-type="float">
            <text:p>10,49883</text:p>
          </table:table-cell>
          <table:table-cell office:value-type="float" office:value="10.03243" calcext:value-type="float">
            <text:p>10,03243</text:p>
          </table:table-cell>
          <table:table-cell table:formula="of:=IF([.A258]=0;[.C258];NA())" office:value-type="string" office:string-value="" calcext:value-type="error">
            <text:p>#N/DISP</text:p>
          </table:table-cell>
          <table:table-cell table:formula="of:=IF([.A258]=1;[.C258];NA())" office:value-type="float" office:value="10.03243" calcext:value-type="float">
            <text:p>10,03243</text:p>
          </table:table-cell>
          <table:table-cell table:formula="of:=IF([.A258]=2;[.C258];NA())" office:value-type="string" office:string-value="" calcext:value-type="error">
            <text:p>#N/DISP</text:p>
          </table:table-cell>
          <table:table-cell table:formula="of:=IF([.A258]=3;[.C2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7403" calcext:value-type="float">
            <text:p>13,77403</text:p>
          </table:table-cell>
          <table:table-cell office:value-type="float" office:value="8.609181" calcext:value-type="float">
            <text:p>8,609181</text:p>
          </table:table-cell>
          <table:table-cell table:formula="of:=IF([.A259]=0;[.C259];NA())" office:value-type="string" office:string-value="" calcext:value-type="error">
            <text:p>#N/DISP</text:p>
          </table:table-cell>
          <table:table-cell table:formula="of:=IF([.A259]=1;[.C259];NA())" office:value-type="string" office:string-value="" calcext:value-type="error">
            <text:p>#N/DISP</text:p>
          </table:table-cell>
          <table:table-cell table:formula="of:=IF([.A259]=2;[.C259];NA())" office:value-type="string" office:string-value="" calcext:value-type="error">
            <text:p>#N/DISP</text:p>
          </table:table-cell>
          <table:table-cell table:formula="of:=IF([.A259]=3;[.C259];NA())" office:value-type="float" office:value="8.609181" calcext:value-type="float">
            <text:p>8,609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9053" calcext:value-type="float">
            <text:p>13,79053</text:p>
          </table:table-cell>
          <table:table-cell office:value-type="float" office:value="8.698606" calcext:value-type="float">
            <text:p>8,698606</text:p>
          </table:table-cell>
          <table:table-cell table:formula="of:=IF([.A260]=0;[.C260];NA())" office:value-type="string" office:string-value="" calcext:value-type="error">
            <text:p>#N/DISP</text:p>
          </table:table-cell>
          <table:table-cell table:formula="of:=IF([.A260]=1;[.C260];NA())" office:value-type="string" office:string-value="" calcext:value-type="error">
            <text:p>#N/DISP</text:p>
          </table:table-cell>
          <table:table-cell table:formula="of:=IF([.A260]=2;[.C260];NA())" office:value-type="string" office:string-value="" calcext:value-type="error">
            <text:p>#N/DISP</text:p>
          </table:table-cell>
          <table:table-cell table:formula="of:=IF([.A260]=3;[.C260];NA())" office:value-type="float" office:value="8.698606" calcext:value-type="float">
            <text:p>8,698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0535" calcext:value-type="float">
            <text:p>13,80535</text:p>
          </table:table-cell>
          <table:table-cell office:value-type="float" office:value="8.788513" calcext:value-type="float">
            <text:p>8,788513</text:p>
          </table:table-cell>
          <table:table-cell table:formula="of:=IF([.A261]=0;[.C261];NA())" office:value-type="string" office:string-value="" calcext:value-type="error">
            <text:p>#N/DISP</text:p>
          </table:table-cell>
          <table:table-cell table:formula="of:=IF([.A261]=1;[.C261];NA())" office:value-type="string" office:string-value="" calcext:value-type="error">
            <text:p>#N/DISP</text:p>
          </table:table-cell>
          <table:table-cell table:formula="of:=IF([.A261]=2;[.C261];NA())" office:value-type="string" office:string-value="" calcext:value-type="error">
            <text:p>#N/DISP</text:p>
          </table:table-cell>
          <table:table-cell table:formula="of:=IF([.A261]=3;[.C261];NA())" office:value-type="float" office:value="8.788513" calcext:value-type="float">
            <text:p>8,788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1848" calcext:value-type="float">
            <text:p>13,81848</text:p>
          </table:table-cell>
          <table:table-cell office:value-type="float" office:value="8.878873" calcext:value-type="float">
            <text:p>8,878873</text:p>
          </table:table-cell>
          <table:table-cell table:formula="of:=IF([.A262]=0;[.C262];NA())" office:value-type="string" office:string-value="" calcext:value-type="error">
            <text:p>#N/DISP</text:p>
          </table:table-cell>
          <table:table-cell table:formula="of:=IF([.A262]=1;[.C262];NA())" office:value-type="string" office:string-value="" calcext:value-type="error">
            <text:p>#N/DISP</text:p>
          </table:table-cell>
          <table:table-cell table:formula="of:=IF([.A262]=2;[.C262];NA())" office:value-type="string" office:string-value="" calcext:value-type="error">
            <text:p>#N/DISP</text:p>
          </table:table-cell>
          <table:table-cell table:formula="of:=IF([.A262]=3;[.C262];NA())" office:value-type="float" office:value="8.878873" calcext:value-type="float">
            <text:p>8,8788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299" calcext:value-type="float">
            <text:p>13,8299</text:p>
          </table:table-cell>
          <table:table-cell office:value-type="float" office:value="8.9696524" calcext:value-type="float">
            <text:p>8,9696524</text:p>
          </table:table-cell>
          <table:table-cell table:formula="of:=IF([.A263]=0;[.C263];NA())" office:value-type="string" office:string-value="" calcext:value-type="error">
            <text:p>#N/DISP</text:p>
          </table:table-cell>
          <table:table-cell table:formula="of:=IF([.A263]=1;[.C263];NA())" office:value-type="string" office:string-value="" calcext:value-type="error">
            <text:p>#N/DISP</text:p>
          </table:table-cell>
          <table:table-cell table:formula="of:=IF([.A263]=2;[.C263];NA())" office:value-type="string" office:string-value="" calcext:value-type="error">
            <text:p>#N/DISP</text:p>
          </table:table-cell>
          <table:table-cell table:formula="of:=IF([.A263]=3;[.C263];NA())" office:value-type="float" office:value="8.9696524" calcext:value-type="float">
            <text:p>8,9696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3962" calcext:value-type="float">
            <text:p>13,83962</text:p>
          </table:table-cell>
          <table:table-cell office:value-type="float" office:value="9.0608196" calcext:value-type="float">
            <text:p>9,0608196</text:p>
          </table:table-cell>
          <table:table-cell table:formula="of:=IF([.A264]=0;[.C264];NA())" office:value-type="string" office:string-value="" calcext:value-type="error">
            <text:p>#N/DISP</text:p>
          </table:table-cell>
          <table:table-cell table:formula="of:=IF([.A264]=1;[.C264];NA())" office:value-type="string" office:string-value="" calcext:value-type="error">
            <text:p>#N/DISP</text:p>
          </table:table-cell>
          <table:table-cell table:formula="of:=IF([.A264]=2;[.C264];NA())" office:value-type="string" office:string-value="" calcext:value-type="error">
            <text:p>#N/DISP</text:p>
          </table:table-cell>
          <table:table-cell table:formula="of:=IF([.A264]=3;[.C264];NA())" office:value-type="float" office:value="9.0608196" calcext:value-type="float">
            <text:p>9,0608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4761" calcext:value-type="float">
            <text:p>13,84761</text:p>
          </table:table-cell>
          <table:table-cell office:value-type="float" office:value="9.152342" calcext:value-type="float">
            <text:p>9,152342</text:p>
          </table:table-cell>
          <table:table-cell table:formula="of:=IF([.A265]=0;[.C265];NA())" office:value-type="string" office:string-value="" calcext:value-type="error">
            <text:p>#N/DISP</text:p>
          </table:table-cell>
          <table:table-cell table:formula="of:=IF([.A265]=1;[.C265];NA())" office:value-type="string" office:string-value="" calcext:value-type="error">
            <text:p>#N/DISP</text:p>
          </table:table-cell>
          <table:table-cell table:formula="of:=IF([.A265]=2;[.C265];NA())" office:value-type="string" office:string-value="" calcext:value-type="error">
            <text:p>#N/DISP</text:p>
          </table:table-cell>
          <table:table-cell table:formula="of:=IF([.A265]=3;[.C265];NA())" office:value-type="float" office:value="9.152342" calcext:value-type="float">
            <text:p>9,152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5386" calcext:value-type="float">
            <text:p>13,85386</text:p>
          </table:table-cell>
          <table:table-cell office:value-type="float" office:value="9.244187" calcext:value-type="float">
            <text:p>9,244187</text:p>
          </table:table-cell>
          <table:table-cell table:formula="of:=IF([.A266]=0;[.C266];NA())" office:value-type="string" office:string-value="" calcext:value-type="error">
            <text:p>#N/DISP</text:p>
          </table:table-cell>
          <table:table-cell table:formula="of:=IF([.A266]=1;[.C266];NA())" office:value-type="string" office:string-value="" calcext:value-type="error">
            <text:p>#N/DISP</text:p>
          </table:table-cell>
          <table:table-cell table:formula="of:=IF([.A266]=2;[.C266];NA())" office:value-type="string" office:string-value="" calcext:value-type="error">
            <text:p>#N/DISP</text:p>
          </table:table-cell>
          <table:table-cell table:formula="of:=IF([.A266]=3;[.C266];NA())" office:value-type="float" office:value="9.244187" calcext:value-type="float">
            <text:p>9,244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5837" calcext:value-type="float">
            <text:p>13,85837</text:p>
          </table:table-cell>
          <table:table-cell office:value-type="float" office:value="9.336322" calcext:value-type="float">
            <text:p>9,336322</text:p>
          </table:table-cell>
          <table:table-cell table:formula="of:=IF([.A267]=0;[.C267];NA())" office:value-type="string" office:string-value="" calcext:value-type="error">
            <text:p>#N/DISP</text:p>
          </table:table-cell>
          <table:table-cell table:formula="of:=IF([.A267]=1;[.C267];NA())" office:value-type="string" office:string-value="" calcext:value-type="error">
            <text:p>#N/DISP</text:p>
          </table:table-cell>
          <table:table-cell table:formula="of:=IF([.A267]=2;[.C267];NA())" office:value-type="string" office:string-value="" calcext:value-type="error">
            <text:p>#N/DISP</text:p>
          </table:table-cell>
          <table:table-cell table:formula="of:=IF([.A267]=3;[.C267];NA())" office:value-type="float" office:value="9.336322" calcext:value-type="float">
            <text:p>9,336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6113" calcext:value-type="float">
            <text:p>13,86113</text:p>
          </table:table-cell>
          <table:table-cell office:value-type="float" office:value="9.428714" calcext:value-type="float">
            <text:p>9,428714</text:p>
          </table:table-cell>
          <table:table-cell table:formula="of:=IF([.A268]=0;[.C268];NA())" office:value-type="string" office:string-value="" calcext:value-type="error">
            <text:p>#N/DISP</text:p>
          </table:table-cell>
          <table:table-cell table:formula="of:=IF([.A268]=1;[.C268];NA())" office:value-type="string" office:string-value="" calcext:value-type="error">
            <text:p>#N/DISP</text:p>
          </table:table-cell>
          <table:table-cell table:formula="of:=IF([.A268]=2;[.C268];NA())" office:value-type="string" office:string-value="" calcext:value-type="error">
            <text:p>#N/DISP</text:p>
          </table:table-cell>
          <table:table-cell table:formula="of:=IF([.A268]=3;[.C268];NA())" office:value-type="float" office:value="9.428714" calcext:value-type="float">
            <text:p>9,428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8723" calcext:value-type="float">
            <text:p>10,48723</text:p>
          </table:table-cell>
          <table:table-cell office:value-type="float" office:value="10.06632" calcext:value-type="float">
            <text:p>10,06632</text:p>
          </table:table-cell>
          <table:table-cell table:formula="of:=IF([.A269]=0;[.C269];NA())" office:value-type="string" office:string-value="" calcext:value-type="error">
            <text:p>#N/DISP</text:p>
          </table:table-cell>
          <table:table-cell table:formula="of:=IF([.A269]=1;[.C269];NA())" office:value-type="float" office:value="10.06632" calcext:value-type="float">
            <text:p>10,06632</text:p>
          </table:table-cell>
          <table:table-cell table:formula="of:=IF([.A269]=2;[.C269];NA())" office:value-type="string" office:string-value="" calcext:value-type="error">
            <text:p>#N/DISP</text:p>
          </table:table-cell>
          <table:table-cell table:formula="of:=IF([.A269]=3;[.C2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6213" calcext:value-type="float">
            <text:p>13,86213</text:p>
          </table:table-cell>
          <table:table-cell office:value-type="float" office:value="9.521329" calcext:value-type="float">
            <text:p>9,521329</text:p>
          </table:table-cell>
          <table:table-cell table:formula="of:=IF([.A270]=0;[.C270];NA())" office:value-type="string" office:string-value="" calcext:value-type="error">
            <text:p>#N/DISP</text:p>
          </table:table-cell>
          <table:table-cell table:formula="of:=IF([.A270]=1;[.C270];NA())" office:value-type="string" office:string-value="" calcext:value-type="error">
            <text:p>#N/DISP</text:p>
          </table:table-cell>
          <table:table-cell table:formula="of:=IF([.A270]=2;[.C270];NA())" office:value-type="string" office:string-value="" calcext:value-type="error">
            <text:p>#N/DISP</text:p>
          </table:table-cell>
          <table:table-cell table:formula="of:=IF([.A270]=3;[.C270];NA())" office:value-type="float" office:value="9.521329" calcext:value-type="float">
            <text:p>9,521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6136" calcext:value-type="float">
            <text:p>13,86136</text:p>
          </table:table-cell>
          <table:table-cell office:value-type="float" office:value="9.614133" calcext:value-type="float">
            <text:p>9,614133</text:p>
          </table:table-cell>
          <table:table-cell table:formula="of:=IF([.A271]=0;[.C271];NA())" office:value-type="string" office:string-value="" calcext:value-type="error">
            <text:p>#N/DISP</text:p>
          </table:table-cell>
          <table:table-cell table:formula="of:=IF([.A271]=1;[.C271];NA())" office:value-type="string" office:string-value="" calcext:value-type="error">
            <text:p>#N/DISP</text:p>
          </table:table-cell>
          <table:table-cell table:formula="of:=IF([.A271]=2;[.C271];NA())" office:value-type="string" office:string-value="" calcext:value-type="error">
            <text:p>#N/DISP</text:p>
          </table:table-cell>
          <table:table-cell table:formula="of:=IF([.A271]=3;[.C271];NA())" office:value-type="float" office:value="9.614133" calcext:value-type="float">
            <text:p>9,614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5882" calcext:value-type="float">
            <text:p>13,85882</text:p>
          </table:table-cell>
          <table:table-cell office:value-type="float" office:value="9.707093" calcext:value-type="float">
            <text:p>9,707093</text:p>
          </table:table-cell>
          <table:table-cell table:formula="of:=IF([.A272]=0;[.C272];NA())" office:value-type="string" office:string-value="" calcext:value-type="error">
            <text:p>#N/DISP</text:p>
          </table:table-cell>
          <table:table-cell table:formula="of:=IF([.A272]=1;[.C272];NA())" office:value-type="string" office:string-value="" calcext:value-type="error">
            <text:p>#N/DISP</text:p>
          </table:table-cell>
          <table:table-cell table:formula="of:=IF([.A272]=2;[.C272];NA())" office:value-type="string" office:string-value="" calcext:value-type="error">
            <text:p>#N/DISP</text:p>
          </table:table-cell>
          <table:table-cell table:formula="of:=IF([.A272]=3;[.C272];NA())" office:value-type="float" office:value="9.707093" calcext:value-type="float">
            <text:p>9,707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545" calcext:value-type="float">
            <text:p>13,8545</text:p>
          </table:table-cell>
          <table:table-cell office:value-type="float" office:value="9.800175" calcext:value-type="float">
            <text:p>9,800175</text:p>
          </table:table-cell>
          <table:table-cell table:formula="of:=IF([.A273]=0;[.C273];NA())" office:value-type="string" office:string-value="" calcext:value-type="error">
            <text:p>#N/DISP</text:p>
          </table:table-cell>
          <table:table-cell table:formula="of:=IF([.A273]=1;[.C273];NA())" office:value-type="string" office:string-value="" calcext:value-type="error">
            <text:p>#N/DISP</text:p>
          </table:table-cell>
          <table:table-cell table:formula="of:=IF([.A273]=2;[.C273];NA())" office:value-type="string" office:string-value="" calcext:value-type="error">
            <text:p>#N/DISP</text:p>
          </table:table-cell>
          <table:table-cell table:formula="of:=IF([.A273]=3;[.C273];NA())" office:value-type="float" office:value="9.800175" calcext:value-type="float">
            <text:p>9,800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4838" calcext:value-type="float">
            <text:p>13,84838</text:p>
          </table:table-cell>
          <table:table-cell office:value-type="float" office:value="9.893344" calcext:value-type="float">
            <text:p>9,893344</text:p>
          </table:table-cell>
          <table:table-cell table:formula="of:=IF([.A274]=0;[.C274];NA())" office:value-type="string" office:string-value="" calcext:value-type="error">
            <text:p>#N/DISP</text:p>
          </table:table-cell>
          <table:table-cell table:formula="of:=IF([.A274]=1;[.C274];NA())" office:value-type="string" office:string-value="" calcext:value-type="error">
            <text:p>#N/DISP</text:p>
          </table:table-cell>
          <table:table-cell table:formula="of:=IF([.A274]=2;[.C274];NA())" office:value-type="string" office:string-value="" calcext:value-type="error">
            <text:p>#N/DISP</text:p>
          </table:table-cell>
          <table:table-cell table:formula="of:=IF([.A274]=3;[.C274];NA())" office:value-type="float" office:value="9.893344" calcext:value-type="float">
            <text:p>9,893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4048" calcext:value-type="float">
            <text:p>13,84048</text:p>
          </table:table-cell>
          <table:table-cell office:value-type="float" office:value="9.986567" calcext:value-type="float">
            <text:p>9,986567</text:p>
          </table:table-cell>
          <table:table-cell table:formula="of:=IF([.A275]=0;[.C275];NA())" office:value-type="string" office:string-value="" calcext:value-type="error">
            <text:p>#N/DISP</text:p>
          </table:table-cell>
          <table:table-cell table:formula="of:=IF([.A275]=1;[.C275];NA())" office:value-type="string" office:string-value="" calcext:value-type="error">
            <text:p>#N/DISP</text:p>
          </table:table-cell>
          <table:table-cell table:formula="of:=IF([.A275]=2;[.C275];NA())" office:value-type="string" office:string-value="" calcext:value-type="error">
            <text:p>#N/DISP</text:p>
          </table:table-cell>
          <table:table-cell table:formula="of:=IF([.A275]=3;[.C275];NA())" office:value-type="float" office:value="9.986567" calcext:value-type="float">
            <text:p>9,986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3079" calcext:value-type="float">
            <text:p>13,83079</text:p>
          </table:table-cell>
          <table:table-cell office:value-type="float" office:value="10.07981" calcext:value-type="float">
            <text:p>10,07981</text:p>
          </table:table-cell>
          <table:table-cell table:formula="of:=IF([.A276]=0;[.C276];NA())" office:value-type="string" office:string-value="" calcext:value-type="error">
            <text:p>#N/DISP</text:p>
          </table:table-cell>
          <table:table-cell table:formula="of:=IF([.A276]=1;[.C276];NA())" office:value-type="float" office:value="10.07981" calcext:value-type="float">
            <text:p>10,07981</text:p>
          </table:table-cell>
          <table:table-cell table:formula="of:=IF([.A276]=2;[.C276];NA())" office:value-type="string" office:string-value="" calcext:value-type="error">
            <text:p>#N/DISP</text:p>
          </table:table-cell>
          <table:table-cell table:formula="of:=IF([.A276]=3;[.C2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1929" calcext:value-type="float">
            <text:p>13,81929</text:p>
          </table:table-cell>
          <table:table-cell office:value-type="float" office:value="10.17304" calcext:value-type="float">
            <text:p>10,17304</text:p>
          </table:table-cell>
          <table:table-cell table:formula="of:=IF([.A277]=0;[.C277];NA())" office:value-type="string" office:string-value="" calcext:value-type="error">
            <text:p>#N/DISP</text:p>
          </table:table-cell>
          <table:table-cell table:formula="of:=IF([.A277]=1;[.C277];NA())" office:value-type="float" office:value="10.17304" calcext:value-type="float">
            <text:p>10,17304</text:p>
          </table:table-cell>
          <table:table-cell table:formula="of:=IF([.A277]=2;[.C277];NA())" office:value-type="string" office:string-value="" calcext:value-type="error">
            <text:p>#N/DISP</text:p>
          </table:table-cell>
          <table:table-cell table:formula="of:=IF([.A277]=3;[.C2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06" calcext:value-type="float">
            <text:p>13,806</text:p>
          </table:table-cell>
          <table:table-cell office:value-type="float" office:value="10.26621" calcext:value-type="float">
            <text:p>10,26621</text:p>
          </table:table-cell>
          <table:table-cell table:formula="of:=IF([.A278]=0;[.C278];NA())" office:value-type="string" office:string-value="" calcext:value-type="error">
            <text:p>#N/DISP</text:p>
          </table:table-cell>
          <table:table-cell table:formula="of:=IF([.A278]=1;[.C278];NA())" office:value-type="float" office:value="10.26621" calcext:value-type="float">
            <text:p>10,26621</text:p>
          </table:table-cell>
          <table:table-cell table:formula="of:=IF([.A278]=2;[.C278];NA())" office:value-type="string" office:string-value="" calcext:value-type="error">
            <text:p>#N/DISP</text:p>
          </table:table-cell>
          <table:table-cell table:formula="of:=IF([.A278]=3;[.C2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909" calcext:value-type="float">
            <text:p>13,7909</text:p>
          </table:table-cell>
          <table:table-cell office:value-type="float" office:value="10.3593" calcext:value-type="float">
            <text:p>10,3593</text:p>
          </table:table-cell>
          <table:table-cell table:formula="of:=IF([.A279]=0;[.C279];NA())" office:value-type="string" office:string-value="" calcext:value-type="error">
            <text:p>#N/DISP</text:p>
          </table:table-cell>
          <table:table-cell table:formula="of:=IF([.A279]=1;[.C279];NA())" office:value-type="float" office:value="10.3593" calcext:value-type="float">
            <text:p>10,3593</text:p>
          </table:table-cell>
          <table:table-cell table:formula="of:=IF([.A279]=2;[.C279];NA())" office:value-type="string" office:string-value="" calcext:value-type="error">
            <text:p>#N/DISP</text:p>
          </table:table-cell>
          <table:table-cell table:formula="of:=IF([.A279]=3;[.C2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7488" calcext:value-type="float">
            <text:p>10,47488</text:p>
          </table:table-cell>
          <table:table-cell office:value-type="float" office:value="10.10015" calcext:value-type="float">
            <text:p>10,10015</text:p>
          </table:table-cell>
          <table:table-cell table:formula="of:=IF([.A280]=0;[.C280];NA())" office:value-type="string" office:string-value="" calcext:value-type="error">
            <text:p>#N/DISP</text:p>
          </table:table-cell>
          <table:table-cell table:formula="of:=IF([.A280]=1;[.C280];NA())" office:value-type="float" office:value="10.10015" calcext:value-type="float">
            <text:p>10,10015</text:p>
          </table:table-cell>
          <table:table-cell table:formula="of:=IF([.A280]=2;[.C280];NA())" office:value-type="string" office:string-value="" calcext:value-type="error">
            <text:p>#N/DISP</text:p>
          </table:table-cell>
          <table:table-cell table:formula="of:=IF([.A280]=3;[.C2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7399" calcext:value-type="float">
            <text:p>13,77399</text:p>
          </table:table-cell>
          <table:table-cell office:value-type="float" office:value="10.45227" calcext:value-type="float">
            <text:p>10,45227</text:p>
          </table:table-cell>
          <table:table-cell table:formula="of:=IF([.A281]=0;[.C281];NA())" office:value-type="string" office:string-value="" calcext:value-type="error">
            <text:p>#N/DISP</text:p>
          </table:table-cell>
          <table:table-cell table:formula="of:=IF([.A281]=1;[.C281];NA())" office:value-type="float" office:value="10.45227" calcext:value-type="float">
            <text:p>10,45227</text:p>
          </table:table-cell>
          <table:table-cell table:formula="of:=IF([.A281]=2;[.C281];NA())" office:value-type="string" office:string-value="" calcext:value-type="error">
            <text:p>#N/DISP</text:p>
          </table:table-cell>
          <table:table-cell table:formula="of:=IF([.A281]=3;[.C2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5528" calcext:value-type="float">
            <text:p>13,75528</text:p>
          </table:table-cell>
          <table:table-cell office:value-type="float" office:value="10.54508" calcext:value-type="float">
            <text:p>10,54508</text:p>
          </table:table-cell>
          <table:table-cell table:formula="of:=IF([.A282]=0;[.C282];NA())" office:value-type="string" office:string-value="" calcext:value-type="error">
            <text:p>#N/DISP</text:p>
          </table:table-cell>
          <table:table-cell table:formula="of:=IF([.A282]=1;[.C282];NA())" office:value-type="float" office:value="10.54508" calcext:value-type="float">
            <text:p>10,54508</text:p>
          </table:table-cell>
          <table:table-cell table:formula="of:=IF([.A282]=2;[.C282];NA())" office:value-type="string" office:string-value="" calcext:value-type="error">
            <text:p>#N/DISP</text:p>
          </table:table-cell>
          <table:table-cell table:formula="of:=IF([.A282]=3;[.C2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3477" calcext:value-type="float">
            <text:p>13,73477</text:p>
          </table:table-cell>
          <table:table-cell office:value-type="float" office:value="10.63771" calcext:value-type="float">
            <text:p>10,63771</text:p>
          </table:table-cell>
          <table:table-cell table:formula="of:=IF([.A283]=0;[.C283];NA())" office:value-type="string" office:string-value="" calcext:value-type="error">
            <text:p>#N/DISP</text:p>
          </table:table-cell>
          <table:table-cell table:formula="of:=IF([.A283]=1;[.C283];NA())" office:value-type="float" office:value="10.63771" calcext:value-type="float">
            <text:p>10,63771</text:p>
          </table:table-cell>
          <table:table-cell table:formula="of:=IF([.A283]=2;[.C283];NA())" office:value-type="string" office:string-value="" calcext:value-type="error">
            <text:p>#N/DISP</text:p>
          </table:table-cell>
          <table:table-cell table:formula="of:=IF([.A283]=3;[.C2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1244" calcext:value-type="float">
            <text:p>13,71244</text:p>
          </table:table-cell>
          <table:table-cell office:value-type="float" office:value="10.73011" calcext:value-type="float">
            <text:p>10,73011</text:p>
          </table:table-cell>
          <table:table-cell table:formula="of:=IF([.A284]=0;[.C284];NA())" office:value-type="string" office:string-value="" calcext:value-type="error">
            <text:p>#N/DISP</text:p>
          </table:table-cell>
          <table:table-cell table:formula="of:=IF([.A284]=1;[.C284];NA())" office:value-type="float" office:value="10.73011" calcext:value-type="float">
            <text:p>10,73011</text:p>
          </table:table-cell>
          <table:table-cell table:formula="of:=IF([.A284]=2;[.C284];NA())" office:value-type="string" office:string-value="" calcext:value-type="error">
            <text:p>#N/DISP</text:p>
          </table:table-cell>
          <table:table-cell table:formula="of:=IF([.A284]=3;[.C2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8832" calcext:value-type="float">
            <text:p>13,68832</text:p>
          </table:table-cell>
          <table:table-cell office:value-type="float" office:value="10.82225" calcext:value-type="float">
            <text:p>10,82225</text:p>
          </table:table-cell>
          <table:table-cell table:formula="of:=IF([.A285]=0;[.C285];NA())" office:value-type="string" office:string-value="" calcext:value-type="error">
            <text:p>#N/DISP</text:p>
          </table:table-cell>
          <table:table-cell table:formula="of:=IF([.A285]=1;[.C285];NA())" office:value-type="float" office:value="10.82225" calcext:value-type="float">
            <text:p>10,82225</text:p>
          </table:table-cell>
          <table:table-cell table:formula="of:=IF([.A285]=2;[.C285];NA())" office:value-type="string" office:string-value="" calcext:value-type="error">
            <text:p>#N/DISP</text:p>
          </table:table-cell>
          <table:table-cell table:formula="of:=IF([.A285]=3;[.C2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6239" calcext:value-type="float">
            <text:p>13,66239</text:p>
          </table:table-cell>
          <table:table-cell office:value-type="float" office:value="10.91409" calcext:value-type="float">
            <text:p>10,91409</text:p>
          </table:table-cell>
          <table:table-cell table:formula="of:=IF([.A286]=0;[.C286];NA())" office:value-type="string" office:string-value="" calcext:value-type="error">
            <text:p>#N/DISP</text:p>
          </table:table-cell>
          <table:table-cell table:formula="of:=IF([.A286]=1;[.C286];NA())" office:value-type="float" office:value="10.91409" calcext:value-type="float">
            <text:p>10,91409</text:p>
          </table:table-cell>
          <table:table-cell table:formula="of:=IF([.A286]=2;[.C286];NA())" office:value-type="string" office:string-value="" calcext:value-type="error">
            <text:p>#N/DISP</text:p>
          </table:table-cell>
          <table:table-cell table:formula="of:=IF([.A286]=3;[.C2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3466" calcext:value-type="float">
            <text:p>13,63466</text:p>
          </table:table-cell>
          <table:table-cell office:value-type="float" office:value="11.0056" calcext:value-type="float">
            <text:p>11,0056</text:p>
          </table:table-cell>
          <table:table-cell table:formula="of:=IF([.A287]=0;[.C287];NA())" office:value-type="string" office:string-value="" calcext:value-type="error">
            <text:p>#N/DISP</text:p>
          </table:table-cell>
          <table:table-cell table:formula="of:=IF([.A287]=1;[.C287];NA())" office:value-type="float" office:value="11.0056" calcext:value-type="float">
            <text:p>11,0056</text:p>
          </table:table-cell>
          <table:table-cell table:formula="of:=IF([.A287]=2;[.C287];NA())" office:value-type="string" office:string-value="" calcext:value-type="error">
            <text:p>#N/DISP</text:p>
          </table:table-cell>
          <table:table-cell table:formula="of:=IF([.A287]=3;[.C2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514" calcext:value-type="float">
            <text:p>13,60514</text:p>
          </table:table-cell>
          <table:table-cell office:value-type="float" office:value="11.09674" calcext:value-type="float">
            <text:p>11,09674</text:p>
          </table:table-cell>
          <table:table-cell table:formula="of:=IF([.A288]=0;[.C288];NA())" office:value-type="string" office:string-value="" calcext:value-type="error">
            <text:p>#N/DISP</text:p>
          </table:table-cell>
          <table:table-cell table:formula="of:=IF([.A288]=1;[.C288];NA())" office:value-type="float" office:value="11.09674" calcext:value-type="float">
            <text:p>11,09674</text:p>
          </table:table-cell>
          <table:table-cell table:formula="of:=IF([.A288]=2;[.C288];NA())" office:value-type="string" office:string-value="" calcext:value-type="error">
            <text:p>#N/DISP</text:p>
          </table:table-cell>
          <table:table-cell table:formula="of:=IF([.A288]=3;[.C2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7382" calcext:value-type="float">
            <text:p>13,57382</text:p>
          </table:table-cell>
          <table:table-cell office:value-type="float" office:value="11.18748" calcext:value-type="float">
            <text:p>11,18748</text:p>
          </table:table-cell>
          <table:table-cell table:formula="of:=IF([.A289]=0;[.C289];NA())" office:value-type="string" office:string-value="" calcext:value-type="error">
            <text:p>#N/DISP</text:p>
          </table:table-cell>
          <table:table-cell table:formula="of:=IF([.A289]=1;[.C289];NA())" office:value-type="float" office:value="11.18748" calcext:value-type="float">
            <text:p>11,18748</text:p>
          </table:table-cell>
          <table:table-cell table:formula="of:=IF([.A289]=2;[.C289];NA())" office:value-type="string" office:string-value="" calcext:value-type="error">
            <text:p>#N/DISP</text:p>
          </table:table-cell>
          <table:table-cell table:formula="of:=IF([.A289]=3;[.C2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4071" calcext:value-type="float">
            <text:p>13,54071</text:p>
          </table:table-cell>
          <table:table-cell office:value-type="float" office:value="11.27779" calcext:value-type="float">
            <text:p>11,27779</text:p>
          </table:table-cell>
          <table:table-cell table:formula="of:=IF([.A290]=0;[.C290];NA())" office:value-type="string" office:string-value="" calcext:value-type="error">
            <text:p>#N/DISP</text:p>
          </table:table-cell>
          <table:table-cell table:formula="of:=IF([.A290]=1;[.C290];NA())" office:value-type="float" office:value="11.27779" calcext:value-type="float">
            <text:p>11,27779</text:p>
          </table:table-cell>
          <table:table-cell table:formula="of:=IF([.A290]=2;[.C290];NA())" office:value-type="string" office:string-value="" calcext:value-type="error">
            <text:p>#N/DISP</text:p>
          </table:table-cell>
          <table:table-cell table:formula="of:=IF([.A290]=3;[.C2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6179" calcext:value-type="float">
            <text:p>10,46179</text:p>
          </table:table-cell>
          <table:table-cell office:value-type="float" office:value="10.13388" calcext:value-type="float">
            <text:p>10,13388</text:p>
          </table:table-cell>
          <table:table-cell table:formula="of:=IF([.A291]=0;[.C291];NA())" office:value-type="string" office:string-value="" calcext:value-type="error">
            <text:p>#N/DISP</text:p>
          </table:table-cell>
          <table:table-cell table:formula="of:=IF([.A291]=1;[.C291];NA())" office:value-type="float" office:value="10.13388" calcext:value-type="float">
            <text:p>10,13388</text:p>
          </table:table-cell>
          <table:table-cell table:formula="of:=IF([.A291]=2;[.C291];NA())" office:value-type="string" office:string-value="" calcext:value-type="error">
            <text:p>#N/DISP</text:p>
          </table:table-cell>
          <table:table-cell table:formula="of:=IF([.A291]=3;[.C2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0583" calcext:value-type="float">
            <text:p>13,50583</text:p>
          </table:table-cell>
          <table:table-cell office:value-type="float" office:value="11.36762" calcext:value-type="float">
            <text:p>11,36762</text:p>
          </table:table-cell>
          <table:table-cell table:formula="of:=IF([.A292]=0;[.C292];NA())" office:value-type="string" office:string-value="" calcext:value-type="error">
            <text:p>#N/DISP</text:p>
          </table:table-cell>
          <table:table-cell table:formula="of:=IF([.A292]=1;[.C292];NA())" office:value-type="float" office:value="11.36762" calcext:value-type="float">
            <text:p>11,36762</text:p>
          </table:table-cell>
          <table:table-cell table:formula="of:=IF([.A292]=2;[.C292];NA())" office:value-type="string" office:string-value="" calcext:value-type="error">
            <text:p>#N/DISP</text:p>
          </table:table-cell>
          <table:table-cell table:formula="of:=IF([.A292]=3;[.C2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6916" calcext:value-type="float">
            <text:p>13,46916</text:p>
          </table:table-cell>
          <table:table-cell office:value-type="float" office:value="11.45694" calcext:value-type="float">
            <text:p>11,45694</text:p>
          </table:table-cell>
          <table:table-cell table:formula="of:=IF([.A293]=0;[.C293];NA())" office:value-type="string" office:string-value="" calcext:value-type="error">
            <text:p>#N/DISP</text:p>
          </table:table-cell>
          <table:table-cell table:formula="of:=IF([.A293]=1;[.C293];NA())" office:value-type="float" office:value="11.45694" calcext:value-type="float">
            <text:p>11,45694</text:p>
          </table:table-cell>
          <table:table-cell table:formula="of:=IF([.A293]=2;[.C293];NA())" office:value-type="string" office:string-value="" calcext:value-type="error">
            <text:p>#N/DISP</text:p>
          </table:table-cell>
          <table:table-cell table:formula="of:=IF([.A293]=3;[.C2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3073" calcext:value-type="float">
            <text:p>13,43073</text:p>
          </table:table-cell>
          <table:table-cell office:value-type="float" office:value="11.54573" calcext:value-type="float">
            <text:p>11,54573</text:p>
          </table:table-cell>
          <table:table-cell table:formula="of:=IF([.A294]=0;[.C294];NA())" office:value-type="string" office:string-value="" calcext:value-type="error">
            <text:p>#N/DISP</text:p>
          </table:table-cell>
          <table:table-cell table:formula="of:=IF([.A294]=1;[.C294];NA())" office:value-type="float" office:value="11.54573" calcext:value-type="float">
            <text:p>11,54573</text:p>
          </table:table-cell>
          <table:table-cell table:formula="of:=IF([.A294]=2;[.C294];NA())" office:value-type="string" office:string-value="" calcext:value-type="error">
            <text:p>#N/DISP</text:p>
          </table:table-cell>
          <table:table-cell table:formula="of:=IF([.A294]=3;[.C2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9054" calcext:value-type="float">
            <text:p>13,39054</text:p>
          </table:table-cell>
          <table:table-cell office:value-type="float" office:value="11.63393" calcext:value-type="float">
            <text:p>11,63393</text:p>
          </table:table-cell>
          <table:table-cell table:formula="of:=IF([.A295]=0;[.C295];NA())" office:value-type="string" office:string-value="" calcext:value-type="error">
            <text:p>#N/DISP</text:p>
          </table:table-cell>
          <table:table-cell table:formula="of:=IF([.A295]=1;[.C295];NA())" office:value-type="float" office:value="11.63393" calcext:value-type="float">
            <text:p>11,63393</text:p>
          </table:table-cell>
          <table:table-cell table:formula="of:=IF([.A295]=2;[.C295];NA())" office:value-type="string" office:string-value="" calcext:value-type="error">
            <text:p>#N/DISP</text:p>
          </table:table-cell>
          <table:table-cell table:formula="of:=IF([.A295]=3;[.C2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4859" calcext:value-type="float">
            <text:p>13,34859</text:p>
          </table:table-cell>
          <table:table-cell office:value-type="float" office:value="11.72152" calcext:value-type="float">
            <text:p>11,72152</text:p>
          </table:table-cell>
          <table:table-cell table:formula="of:=IF([.A296]=0;[.C296];NA())" office:value-type="string" office:string-value="" calcext:value-type="error">
            <text:p>#N/DISP</text:p>
          </table:table-cell>
          <table:table-cell table:formula="of:=IF([.A296]=1;[.C296];NA())" office:value-type="float" office:value="11.72152" calcext:value-type="float">
            <text:p>11,72152</text:p>
          </table:table-cell>
          <table:table-cell table:formula="of:=IF([.A296]=2;[.C296];NA())" office:value-type="string" office:string-value="" calcext:value-type="error">
            <text:p>#N/DISP</text:p>
          </table:table-cell>
          <table:table-cell table:formula="of:=IF([.A296]=3;[.C2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0489" calcext:value-type="float">
            <text:p>13,30489</text:p>
          </table:table-cell>
          <table:table-cell office:value-type="float" office:value="11.80847" calcext:value-type="float">
            <text:p>11,80847</text:p>
          </table:table-cell>
          <table:table-cell table:formula="of:=IF([.A297]=0;[.C297];NA())" office:value-type="string" office:string-value="" calcext:value-type="error">
            <text:p>#N/DISP</text:p>
          </table:table-cell>
          <table:table-cell table:formula="of:=IF([.A297]=1;[.C297];NA())" office:value-type="float" office:value="11.80847" calcext:value-type="float">
            <text:p>11,80847</text:p>
          </table:table-cell>
          <table:table-cell table:formula="of:=IF([.A297]=2;[.C297];NA())" office:value-type="string" office:string-value="" calcext:value-type="error">
            <text:p>#N/DISP</text:p>
          </table:table-cell>
          <table:table-cell table:formula="of:=IF([.A297]=3;[.C2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5946" calcext:value-type="float">
            <text:p>13,25946</text:p>
          </table:table-cell>
          <table:table-cell office:value-type="float" office:value="11.89473" calcext:value-type="float">
            <text:p>11,89473</text:p>
          </table:table-cell>
          <table:table-cell table:formula="of:=IF([.A298]=0;[.C298];NA())" office:value-type="string" office:string-value="" calcext:value-type="error">
            <text:p>#N/DISP</text:p>
          </table:table-cell>
          <table:table-cell table:formula="of:=IF([.A298]=1;[.C298];NA())" office:value-type="float" office:value="11.89473" calcext:value-type="float">
            <text:p>11,89473</text:p>
          </table:table-cell>
          <table:table-cell table:formula="of:=IF([.A298]=2;[.C298];NA())" office:value-type="string" office:string-value="" calcext:value-type="error">
            <text:p>#N/DISP</text:p>
          </table:table-cell>
          <table:table-cell table:formula="of:=IF([.A298]=3;[.C2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1231" calcext:value-type="float">
            <text:p>13,21231</text:p>
          </table:table-cell>
          <table:table-cell office:value-type="float" office:value="11.98028" calcext:value-type="float">
            <text:p>11,98028</text:p>
          </table:table-cell>
          <table:table-cell table:formula="of:=IF([.A299]=0;[.C299];NA())" office:value-type="string" office:string-value="" calcext:value-type="error">
            <text:p>#N/DISP</text:p>
          </table:table-cell>
          <table:table-cell table:formula="of:=IF([.A299]=1;[.C299];NA())" office:value-type="float" office:value="11.98028" calcext:value-type="float">
            <text:p>11,98028</text:p>
          </table:table-cell>
          <table:table-cell table:formula="of:=IF([.A299]=2;[.C299];NA())" office:value-type="string" office:string-value="" calcext:value-type="error">
            <text:p>#N/DISP</text:p>
          </table:table-cell>
          <table:table-cell table:formula="of:=IF([.A299]=3;[.C2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6344" calcext:value-type="float">
            <text:p>13,16344</text:p>
          </table:table-cell>
          <table:table-cell office:value-type="float" office:value="12.06507" calcext:value-type="float">
            <text:p>12,06507</text:p>
          </table:table-cell>
          <table:table-cell table:formula="of:=IF([.A300]=0;[.C300];NA())" office:value-type="string" office:string-value="" calcext:value-type="error">
            <text:p>#N/DISP</text:p>
          </table:table-cell>
          <table:table-cell table:formula="of:=IF([.A300]=1;[.C300];NA())" office:value-type="float" office:value="12.06507" calcext:value-type="float">
            <text:p>12,06507</text:p>
          </table:table-cell>
          <table:table-cell table:formula="of:=IF([.A300]=2;[.C300];NA())" office:value-type="string" office:string-value="" calcext:value-type="error">
            <text:p>#N/DISP</text:p>
          </table:table-cell>
          <table:table-cell table:formula="of:=IF([.A300]=3;[.C3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1287" calcext:value-type="float">
            <text:p>13,11287</text:p>
          </table:table-cell>
          <table:table-cell office:value-type="float" office:value="12.14908" calcext:value-type="float">
            <text:p>12,14908</text:p>
          </table:table-cell>
          <table:table-cell table:formula="of:=IF([.A301]=0;[.C301];NA())" office:value-type="string" office:string-value="" calcext:value-type="error">
            <text:p>#N/DISP</text:p>
          </table:table-cell>
          <table:table-cell table:formula="of:=IF([.A301]=1;[.C301];NA())" office:value-type="float" office:value="12.14908" calcext:value-type="float">
            <text:p>12,14908</text:p>
          </table:table-cell>
          <table:table-cell table:formula="of:=IF([.A301]=2;[.C301];NA())" office:value-type="string" office:string-value="" calcext:value-type="error">
            <text:p>#N/DISP</text:p>
          </table:table-cell>
          <table:table-cell table:formula="of:=IF([.A301]=3;[.C3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794" calcext:value-type="float">
            <text:p>10,44794</text:p>
          </table:table-cell>
          <table:table-cell office:value-type="float" office:value="10.16751" calcext:value-type="float">
            <text:p>10,16751</text:p>
          </table:table-cell>
          <table:table-cell table:formula="of:=IF([.A302]=0;[.C302];NA())" office:value-type="string" office:string-value="" calcext:value-type="error">
            <text:p>#N/DISP</text:p>
          </table:table-cell>
          <table:table-cell table:formula="of:=IF([.A302]=1;[.C302];NA())" office:value-type="float" office:value="10.16751" calcext:value-type="float">
            <text:p>10,16751</text:p>
          </table:table-cell>
          <table:table-cell table:formula="of:=IF([.A302]=2;[.C302];NA())" office:value-type="string" office:string-value="" calcext:value-type="error">
            <text:p>#N/DISP</text:p>
          </table:table-cell>
          <table:table-cell table:formula="of:=IF([.A302]=3;[.C3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6061" calcext:value-type="float">
            <text:p>13,06061</text:p>
          </table:table-cell>
          <table:table-cell office:value-type="float" office:value="12.23227" calcext:value-type="float">
            <text:p>12,23227</text:p>
          </table:table-cell>
          <table:table-cell table:formula="of:=IF([.A303]=0;[.C303];NA())" office:value-type="string" office:string-value="" calcext:value-type="error">
            <text:p>#N/DISP</text:p>
          </table:table-cell>
          <table:table-cell table:formula="of:=IF([.A303]=1;[.C303];NA())" office:value-type="float" office:value="12.23227" calcext:value-type="float">
            <text:p>12,23227</text:p>
          </table:table-cell>
          <table:table-cell table:formula="of:=IF([.A303]=2;[.C303];NA())" office:value-type="string" office:string-value="" calcext:value-type="error">
            <text:p>#N/DISP</text:p>
          </table:table-cell>
          <table:table-cell table:formula="of:=IF([.A303]=3;[.C3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0667" calcext:value-type="float">
            <text:p>13,00667</text:p>
          </table:table-cell>
          <table:table-cell office:value-type="float" office:value="12.3146" calcext:value-type="float">
            <text:p>12,3146</text:p>
          </table:table-cell>
          <table:table-cell table:formula="of:=IF([.A304]=0;[.C304];NA())" office:value-type="string" office:string-value="" calcext:value-type="error">
            <text:p>#N/DISP</text:p>
          </table:table-cell>
          <table:table-cell table:formula="of:=IF([.A304]=1;[.C304];NA())" office:value-type="float" office:value="12.3146" calcext:value-type="float">
            <text:p>12,3146</text:p>
          </table:table-cell>
          <table:table-cell table:formula="of:=IF([.A304]=2;[.C304];NA())" office:value-type="string" office:string-value="" calcext:value-type="error">
            <text:p>#N/DISP</text:p>
          </table:table-cell>
          <table:table-cell table:formula="of:=IF([.A304]=3;[.C3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5107" calcext:value-type="float">
            <text:p>12,95107</text:p>
          </table:table-cell>
          <table:table-cell office:value-type="float" office:value="12.39605" calcext:value-type="float">
            <text:p>12,39605</text:p>
          </table:table-cell>
          <table:table-cell table:formula="of:=IF([.A305]=0;[.C305];NA())" office:value-type="string" office:string-value="" calcext:value-type="error">
            <text:p>#N/DISP</text:p>
          </table:table-cell>
          <table:table-cell table:formula="of:=IF([.A305]=1;[.C305];NA())" office:value-type="float" office:value="12.39605" calcext:value-type="float">
            <text:p>12,39605</text:p>
          </table:table-cell>
          <table:table-cell table:formula="of:=IF([.A305]=2;[.C305];NA())" office:value-type="string" office:string-value="" calcext:value-type="error">
            <text:p>#N/DISP</text:p>
          </table:table-cell>
          <table:table-cell table:formula="of:=IF([.A305]=3;[.C3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9381" calcext:value-type="float">
            <text:p>12,89381</text:p>
          </table:table-cell>
          <table:table-cell office:value-type="float" office:value="12.47658" calcext:value-type="float">
            <text:p>12,47658</text:p>
          </table:table-cell>
          <table:table-cell table:formula="of:=IF([.A306]=0;[.C306];NA())" office:value-type="string" office:string-value="" calcext:value-type="error">
            <text:p>#N/DISP</text:p>
          </table:table-cell>
          <table:table-cell table:formula="of:=IF([.A306]=1;[.C306];NA())" office:value-type="float" office:value="12.47658" calcext:value-type="float">
            <text:p>12,47658</text:p>
          </table:table-cell>
          <table:table-cell table:formula="of:=IF([.A306]=2;[.C306];NA())" office:value-type="string" office:string-value="" calcext:value-type="error">
            <text:p>#N/DISP</text:p>
          </table:table-cell>
          <table:table-cell table:formula="of:=IF([.A306]=3;[.C3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3493" calcext:value-type="float">
            <text:p>12,83493</text:p>
          </table:table-cell>
          <table:table-cell office:value-type="float" office:value="12.55616" calcext:value-type="float">
            <text:p>12,55616</text:p>
          </table:table-cell>
          <table:table-cell table:formula="of:=IF([.A307]=0;[.C307];NA())" office:value-type="string" office:string-value="" calcext:value-type="error">
            <text:p>#N/DISP</text:p>
          </table:table-cell>
          <table:table-cell table:formula="of:=IF([.A307]=1;[.C307];NA())" office:value-type="float" office:value="12.55616" calcext:value-type="float">
            <text:p>12,55616</text:p>
          </table:table-cell>
          <table:table-cell table:formula="of:=IF([.A307]=2;[.C307];NA())" office:value-type="string" office:string-value="" calcext:value-type="error">
            <text:p>#N/DISP</text:p>
          </table:table-cell>
          <table:table-cell table:formula="of:=IF([.A307]=3;[.C3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7442" calcext:value-type="float">
            <text:p>12,77442</text:p>
          </table:table-cell>
          <table:table-cell office:value-type="float" office:value="12.63474" calcext:value-type="float">
            <text:p>12,63474</text:p>
          </table:table-cell>
          <table:table-cell table:formula="of:=IF([.A308]=0;[.C308];NA())" office:value-type="string" office:string-value="" calcext:value-type="error">
            <text:p>#N/DISP</text:p>
          </table:table-cell>
          <table:table-cell table:formula="of:=IF([.A308]=1;[.C308];NA())" office:value-type="float" office:value="12.63474" calcext:value-type="float">
            <text:p>12,63474</text:p>
          </table:table-cell>
          <table:table-cell table:formula="of:=IF([.A308]=2;[.C308];NA())" office:value-type="string" office:string-value="" calcext:value-type="error">
            <text:p>#N/DISP</text:p>
          </table:table-cell>
          <table:table-cell table:formula="of:=IF([.A308]=3;[.C3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.71231" calcext:value-type="float">
            <text:p>12,71231</text:p>
          </table:table-cell>
          <table:table-cell table:formula="of:=IF([.A309]=0;[.C309];NA())" office:value-type="string" office:string-value="" calcext:value-type="error">
            <text:p>#N/DISP</text:p>
          </table:table-cell>
          <table:table-cell table:formula="of:=IF([.A309]=1;[.C309];NA())" office:value-type="float" office:value="12.71231" calcext:value-type="float">
            <text:p>12,71231</text:p>
          </table:table-cell>
          <table:table-cell table:formula="of:=IF([.A309]=2;[.C309];NA())" office:value-type="string" office:string-value="" calcext:value-type="error">
            <text:p>#N/DISP</text:p>
          </table:table-cell>
          <table:table-cell table:formula="of:=IF([.A309]=3;[.C3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4862" calcext:value-type="float">
            <text:p>12,64862</text:p>
          </table:table-cell>
          <table:table-cell office:value-type="float" office:value="12.78883" calcext:value-type="float">
            <text:p>12,78883</text:p>
          </table:table-cell>
          <table:table-cell table:formula="of:=IF([.A310]=0;[.C310];NA())" office:value-type="string" office:string-value="" calcext:value-type="error">
            <text:p>#N/DISP</text:p>
          </table:table-cell>
          <table:table-cell table:formula="of:=IF([.A310]=1;[.C310];NA())" office:value-type="float" office:value="12.78883" calcext:value-type="float">
            <text:p>12,78883</text:p>
          </table:table-cell>
          <table:table-cell table:formula="of:=IF([.A310]=2;[.C310];NA())" office:value-type="string" office:string-value="" calcext:value-type="error">
            <text:p>#N/DISP</text:p>
          </table:table-cell>
          <table:table-cell table:formula="of:=IF([.A310]=3;[.C3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8335" calcext:value-type="float">
            <text:p>12,58335</text:p>
          </table:table-cell>
          <table:table-cell office:value-type="float" office:value="12.86426" calcext:value-type="float">
            <text:p>12,86426</text:p>
          </table:table-cell>
          <table:table-cell table:formula="of:=IF([.A311]=0;[.C311];NA())" office:value-type="string" office:string-value="" calcext:value-type="error">
            <text:p>#N/DISP</text:p>
          </table:table-cell>
          <table:table-cell table:formula="of:=IF([.A311]=1;[.C311];NA())" office:value-type="float" office:value="12.86426" calcext:value-type="float">
            <text:p>12,86426</text:p>
          </table:table-cell>
          <table:table-cell table:formula="of:=IF([.A311]=2;[.C311];NA())" office:value-type="string" office:string-value="" calcext:value-type="error">
            <text:p>#N/DISP</text:p>
          </table:table-cell>
          <table:table-cell table:formula="of:=IF([.A311]=3;[.C3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1654" calcext:value-type="float">
            <text:p>12,51654</text:p>
          </table:table-cell>
          <table:table-cell office:value-type="float" office:value="12.93857" calcext:value-type="float">
            <text:p>12,93857</text:p>
          </table:table-cell>
          <table:table-cell table:formula="of:=IF([.A312]=0;[.C312];NA())" office:value-type="string" office:string-value="" calcext:value-type="error">
            <text:p>#N/DISP</text:p>
          </table:table-cell>
          <table:table-cell table:formula="of:=IF([.A312]=1;[.C312];NA())" office:value-type="float" office:value="12.93857" calcext:value-type="float">
            <text:p>12,93857</text:p>
          </table:table-cell>
          <table:table-cell table:formula="of:=IF([.A312]=2;[.C312];NA())" office:value-type="string" office:string-value="" calcext:value-type="error">
            <text:p>#N/DISP</text:p>
          </table:table-cell>
          <table:table-cell table:formula="of:=IF([.A312]=3;[.C3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3334" calcext:value-type="float">
            <text:p>10,43334</text:p>
          </table:table-cell>
          <table:table-cell office:value-type="float" office:value="10.20101" calcext:value-type="float">
            <text:p>10,20101</text:p>
          </table:table-cell>
          <table:table-cell table:formula="of:=IF([.A313]=0;[.C313];NA())" office:value-type="string" office:string-value="" calcext:value-type="error">
            <text:p>#N/DISP</text:p>
          </table:table-cell>
          <table:table-cell table:formula="of:=IF([.A313]=1;[.C313];NA())" office:value-type="float" office:value="10.20101" calcext:value-type="float">
            <text:p>10,20101</text:p>
          </table:table-cell>
          <table:table-cell table:formula="of:=IF([.A313]=2;[.C313];NA())" office:value-type="string" office:string-value="" calcext:value-type="error">
            <text:p>#N/DISP</text:p>
          </table:table-cell>
          <table:table-cell table:formula="of:=IF([.A313]=3;[.C3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482" calcext:value-type="float">
            <text:p>12,4482</text:p>
          </table:table-cell>
          <table:table-cell office:value-type="float" office:value="13.01173" calcext:value-type="float">
            <text:p>13,01173</text:p>
          </table:table-cell>
          <table:table-cell table:formula="of:=IF([.A314]=0;[.C314];NA())" office:value-type="string" office:string-value="" calcext:value-type="error">
            <text:p>#N/DISP</text:p>
          </table:table-cell>
          <table:table-cell table:formula="of:=IF([.A314]=1;[.C314];NA())" office:value-type="float" office:value="13.01173" calcext:value-type="float">
            <text:p>13,01173</text:p>
          </table:table-cell>
          <table:table-cell table:formula="of:=IF([.A314]=2;[.C314];NA())" office:value-type="string" office:string-value="" calcext:value-type="error">
            <text:p>#N/DISP</text:p>
          </table:table-cell>
          <table:table-cell table:formula="of:=IF([.A314]=3;[.C3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7835" calcext:value-type="float">
            <text:p>12,37835</text:p>
          </table:table-cell>
          <table:table-cell office:value-type="float" office:value="13.08372" calcext:value-type="float">
            <text:p>13,08372</text:p>
          </table:table-cell>
          <table:table-cell table:formula="of:=IF([.A315]=0;[.C315];NA())" office:value-type="string" office:string-value="" calcext:value-type="error">
            <text:p>#N/DISP</text:p>
          </table:table-cell>
          <table:table-cell table:formula="of:=IF([.A315]=1;[.C315];NA())" office:value-type="float" office:value="13.08372" calcext:value-type="float">
            <text:p>13,08372</text:p>
          </table:table-cell>
          <table:table-cell table:formula="of:=IF([.A315]=2;[.C315];NA())" office:value-type="string" office:string-value="" calcext:value-type="error">
            <text:p>#N/DISP</text:p>
          </table:table-cell>
          <table:table-cell table:formula="of:=IF([.A315]=3;[.C3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07" calcext:value-type="float">
            <text:p>12,307</text:p>
          </table:table-cell>
          <table:table-cell office:value-type="float" office:value="13.1545" calcext:value-type="float">
            <text:p>13,1545</text:p>
          </table:table-cell>
          <table:table-cell table:formula="of:=IF([.A316]=0;[.C316];NA())" office:value-type="string" office:string-value="" calcext:value-type="error">
            <text:p>#N/DISP</text:p>
          </table:table-cell>
          <table:table-cell table:formula="of:=IF([.A316]=1;[.C316];NA())" office:value-type="float" office:value="13.1545" calcext:value-type="float">
            <text:p>13,1545</text:p>
          </table:table-cell>
          <table:table-cell table:formula="of:=IF([.A316]=2;[.C316];NA())" office:value-type="string" office:string-value="" calcext:value-type="error">
            <text:p>#N/DISP</text:p>
          </table:table-cell>
          <table:table-cell table:formula="of:=IF([.A316]=3;[.C3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3419" calcext:value-type="float">
            <text:p>12,23419</text:p>
          </table:table-cell>
          <table:table-cell office:value-type="float" office:value="13.22403" calcext:value-type="float">
            <text:p>13,22403</text:p>
          </table:table-cell>
          <table:table-cell table:formula="of:=IF([.A317]=0;[.C317];NA())" office:value-type="string" office:string-value="" calcext:value-type="error">
            <text:p>#N/DISP</text:p>
          </table:table-cell>
          <table:table-cell table:formula="of:=IF([.A317]=1;[.C317];NA())" office:value-type="float" office:value="13.22403" calcext:value-type="float">
            <text:p>13,22403</text:p>
          </table:table-cell>
          <table:table-cell table:formula="of:=IF([.A317]=2;[.C317];NA())" office:value-type="string" office:string-value="" calcext:value-type="error">
            <text:p>#N/DISP</text:p>
          </table:table-cell>
          <table:table-cell table:formula="of:=IF([.A317]=3;[.C3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5993" calcext:value-type="float">
            <text:p>12,15993</text:p>
          </table:table-cell>
          <table:table-cell office:value-type="float" office:value="13.29229" calcext:value-type="float">
            <text:p>13,29229</text:p>
          </table:table-cell>
          <table:table-cell table:formula="of:=IF([.A318]=0;[.C318];NA())" office:value-type="string" office:string-value="" calcext:value-type="error">
            <text:p>#N/DISP</text:p>
          </table:table-cell>
          <table:table-cell table:formula="of:=IF([.A318]=1;[.C318];NA())" office:value-type="float" office:value="13.29229" calcext:value-type="float">
            <text:p>13,29229</text:p>
          </table:table-cell>
          <table:table-cell table:formula="of:=IF([.A318]=2;[.C318];NA())" office:value-type="string" office:string-value="" calcext:value-type="error">
            <text:p>#N/DISP</text:p>
          </table:table-cell>
          <table:table-cell table:formula="of:=IF([.A318]=3;[.C3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8424" calcext:value-type="float">
            <text:p>12,08424</text:p>
          </table:table-cell>
          <table:table-cell office:value-type="float" office:value="13.35925" calcext:value-type="float">
            <text:p>13,35925</text:p>
          </table:table-cell>
          <table:table-cell table:formula="of:=IF([.A319]=0;[.C319];NA())" office:value-type="string" office:string-value="" calcext:value-type="error">
            <text:p>#N/DISP</text:p>
          </table:table-cell>
          <table:table-cell table:formula="of:=IF([.A319]=1;[.C319];NA())" office:value-type="float" office:value="13.35925" calcext:value-type="float">
            <text:p>13,35925</text:p>
          </table:table-cell>
          <table:table-cell table:formula="of:=IF([.A319]=2;[.C319];NA())" office:value-type="string" office:string-value="" calcext:value-type="error">
            <text:p>#N/DISP</text:p>
          </table:table-cell>
          <table:table-cell table:formula="of:=IF([.A319]=3;[.C3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0715" calcext:value-type="float">
            <text:p>12,00715</text:p>
          </table:table-cell>
          <table:table-cell office:value-type="float" office:value="13.42488" calcext:value-type="float">
            <text:p>13,42488</text:p>
          </table:table-cell>
          <table:table-cell table:formula="of:=IF([.A320]=0;[.C320];NA())" office:value-type="string" office:string-value="" calcext:value-type="error">
            <text:p>#N/DISP</text:p>
          </table:table-cell>
          <table:table-cell table:formula="of:=IF([.A320]=1;[.C320];NA())" office:value-type="float" office:value="13.42488" calcext:value-type="float">
            <text:p>13,42488</text:p>
          </table:table-cell>
          <table:table-cell table:formula="of:=IF([.A320]=2;[.C320];NA())" office:value-type="string" office:string-value="" calcext:value-type="error">
            <text:p>#N/DISP</text:p>
          </table:table-cell>
          <table:table-cell table:formula="of:=IF([.A320]=3;[.C3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2867" calcext:value-type="float">
            <text:p>11,92867</text:p>
          </table:table-cell>
          <table:table-cell office:value-type="float" office:value="13.48915" calcext:value-type="float">
            <text:p>13,48915</text:p>
          </table:table-cell>
          <table:table-cell table:formula="of:=IF([.A321]=0;[.C321];NA())" office:value-type="string" office:string-value="" calcext:value-type="error">
            <text:p>#N/DISP</text:p>
          </table:table-cell>
          <table:table-cell table:formula="of:=IF([.A321]=1;[.C321];NA())" office:value-type="float" office:value="13.48915" calcext:value-type="float">
            <text:p>13,48915</text:p>
          </table:table-cell>
          <table:table-cell table:formula="of:=IF([.A321]=2;[.C321];NA())" office:value-type="string" office:string-value="" calcext:value-type="error">
            <text:p>#N/DISP</text:p>
          </table:table-cell>
          <table:table-cell table:formula="of:=IF([.A321]=3;[.C3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4885" calcext:value-type="float">
            <text:p>11,84885</text:p>
          </table:table-cell>
          <table:table-cell office:value-type="float" office:value="13.55203" calcext:value-type="float">
            <text:p>13,55203</text:p>
          </table:table-cell>
          <table:table-cell table:formula="of:=IF([.A322]=0;[.C322];NA())" office:value-type="string" office:string-value="" calcext:value-type="error">
            <text:p>#N/DISP</text:p>
          </table:table-cell>
          <table:table-cell table:formula="of:=IF([.A322]=1;[.C322];NA())" office:value-type="float" office:value="13.55203" calcext:value-type="float">
            <text:p>13,55203</text:p>
          </table:table-cell>
          <table:table-cell table:formula="of:=IF([.A322]=2;[.C322];NA())" office:value-type="string" office:string-value="" calcext:value-type="error">
            <text:p>#N/DISP</text:p>
          </table:table-cell>
          <table:table-cell table:formula="of:=IF([.A322]=3;[.C3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768" calcext:value-type="float">
            <text:p>11,76768</text:p>
          </table:table-cell>
          <table:table-cell office:value-type="float" office:value="13.61349" calcext:value-type="float">
            <text:p>13,61349</text:p>
          </table:table-cell>
          <table:table-cell table:formula="of:=IF([.A323]=0;[.C323];NA())" office:value-type="string" office:string-value="" calcext:value-type="error">
            <text:p>#N/DISP</text:p>
          </table:table-cell>
          <table:table-cell table:formula="of:=IF([.A323]=1;[.C323];NA())" office:value-type="float" office:value="13.61349" calcext:value-type="float">
            <text:p>13,61349</text:p>
          </table:table-cell>
          <table:table-cell table:formula="of:=IF([.A323]=2;[.C323];NA())" office:value-type="string" office:string-value="" calcext:value-type="error">
            <text:p>#N/DISP</text:p>
          </table:table-cell>
          <table:table-cell table:formula="of:=IF([.A323]=3;[.C3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1799" calcext:value-type="float">
            <text:p>10,41799</text:p>
          </table:table-cell>
          <table:table-cell office:value-type="float" office:value="10.23438" calcext:value-type="float">
            <text:p>10,23438</text:p>
          </table:table-cell>
          <table:table-cell table:formula="of:=IF([.A324]=0;[.C324];NA())" office:value-type="string" office:string-value="" calcext:value-type="error">
            <text:p>#N/DISP</text:p>
          </table:table-cell>
          <table:table-cell table:formula="of:=IF([.A324]=1;[.C324];NA())" office:value-type="float" office:value="10.23438" calcext:value-type="float">
            <text:p>10,23438</text:p>
          </table:table-cell>
          <table:table-cell table:formula="of:=IF([.A324]=2;[.C324];NA())" office:value-type="string" office:string-value="" calcext:value-type="error">
            <text:p>#N/DISP</text:p>
          </table:table-cell>
          <table:table-cell table:formula="of:=IF([.A324]=3;[.C3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8522" calcext:value-type="float">
            <text:p>11,68522</text:p>
          </table:table-cell>
          <table:table-cell office:value-type="float" office:value="13.67351" calcext:value-type="float">
            <text:p>13,67351</text:p>
          </table:table-cell>
          <table:table-cell table:formula="of:=IF([.A325]=0;[.C325];NA())" office:value-type="string" office:string-value="" calcext:value-type="error">
            <text:p>#N/DISP</text:p>
          </table:table-cell>
          <table:table-cell table:formula="of:=IF([.A325]=1;[.C325];NA())" office:value-type="float" office:value="13.67351" calcext:value-type="float">
            <text:p>13,67351</text:p>
          </table:table-cell>
          <table:table-cell table:formula="of:=IF([.A325]=2;[.C325];NA())" office:value-type="string" office:string-value="" calcext:value-type="error">
            <text:p>#N/DISP</text:p>
          </table:table-cell>
          <table:table-cell table:formula="of:=IF([.A325]=3;[.C3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0147" calcext:value-type="float">
            <text:p>11,60147</text:p>
          </table:table-cell>
          <table:table-cell office:value-type="float" office:value="13.73206" calcext:value-type="float">
            <text:p>13,73206</text:p>
          </table:table-cell>
          <table:table-cell table:formula="of:=IF([.A326]=0;[.C326];NA())" office:value-type="string" office:string-value="" calcext:value-type="error">
            <text:p>#N/DISP</text:p>
          </table:table-cell>
          <table:table-cell table:formula="of:=IF([.A326]=1;[.C326];NA())" office:value-type="float" office:value="13.73206" calcext:value-type="float">
            <text:p>13,73206</text:p>
          </table:table-cell>
          <table:table-cell table:formula="of:=IF([.A326]=2;[.C326];NA())" office:value-type="string" office:string-value="" calcext:value-type="error">
            <text:p>#N/DISP</text:p>
          </table:table-cell>
          <table:table-cell table:formula="of:=IF([.A326]=3;[.C3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1647" calcext:value-type="float">
            <text:p>11,51647</text:p>
          </table:table-cell>
          <table:table-cell office:value-type="float" office:value="13.7891" calcext:value-type="float">
            <text:p>13,7891</text:p>
          </table:table-cell>
          <table:table-cell table:formula="of:=IF([.A327]=0;[.C327];NA())" office:value-type="string" office:string-value="" calcext:value-type="error">
            <text:p>#N/DISP</text:p>
          </table:table-cell>
          <table:table-cell table:formula="of:=IF([.A327]=1;[.C327];NA())" office:value-type="float" office:value="13.7891" calcext:value-type="float">
            <text:p>13,7891</text:p>
          </table:table-cell>
          <table:table-cell table:formula="of:=IF([.A327]=2;[.C327];NA())" office:value-type="string" office:string-value="" calcext:value-type="error">
            <text:p>#N/DISP</text:p>
          </table:table-cell>
          <table:table-cell table:formula="of:=IF([.A327]=3;[.C3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3024" calcext:value-type="float">
            <text:p>11,43024</text:p>
          </table:table-cell>
          <table:table-cell office:value-type="float" office:value="13.84462" calcext:value-type="float">
            <text:p>13,84462</text:p>
          </table:table-cell>
          <table:table-cell table:formula="of:=IF([.A328]=0;[.C328];NA())" office:value-type="string" office:string-value="" calcext:value-type="error">
            <text:p>#N/DISP</text:p>
          </table:table-cell>
          <table:table-cell table:formula="of:=IF([.A328]=1;[.C328];NA())" office:value-type="float" office:value="13.84462" calcext:value-type="float">
            <text:p>13,84462</text:p>
          </table:table-cell>
          <table:table-cell table:formula="of:=IF([.A328]=2;[.C328];NA())" office:value-type="string" office:string-value="" calcext:value-type="error">
            <text:p>#N/DISP</text:p>
          </table:table-cell>
          <table:table-cell table:formula="of:=IF([.A328]=3;[.C3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4281" calcext:value-type="float">
            <text:p>11,34281</text:p>
          </table:table-cell>
          <table:table-cell office:value-type="float" office:value="13.89859" calcext:value-type="float">
            <text:p>13,89859</text:p>
          </table:table-cell>
          <table:table-cell table:formula="of:=IF([.A329]=0;[.C329];NA())" office:value-type="string" office:string-value="" calcext:value-type="error">
            <text:p>#N/DISP</text:p>
          </table:table-cell>
          <table:table-cell table:formula="of:=IF([.A329]=1;[.C329];NA())" office:value-type="float" office:value="13.89859" calcext:value-type="float">
            <text:p>13,89859</text:p>
          </table:table-cell>
          <table:table-cell table:formula="of:=IF([.A329]=2;[.C329];NA())" office:value-type="string" office:string-value="" calcext:value-type="error">
            <text:p>#N/DISP</text:p>
          </table:table-cell>
          <table:table-cell table:formula="of:=IF([.A329]=3;[.C3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542" calcext:value-type="float">
            <text:p>11,2542</text:p>
          </table:table-cell>
          <table:table-cell office:value-type="float" office:value="13.95098" calcext:value-type="float">
            <text:p>13,95098</text:p>
          </table:table-cell>
          <table:table-cell table:formula="of:=IF([.A330]=0;[.C330];NA())" office:value-type="string" office:string-value="" calcext:value-type="error">
            <text:p>#N/DISP</text:p>
          </table:table-cell>
          <table:table-cell table:formula="of:=IF([.A330]=1;[.C330];NA())" office:value-type="float" office:value="13.95098" calcext:value-type="float">
            <text:p>13,95098</text:p>
          </table:table-cell>
          <table:table-cell table:formula="of:=IF([.A330]=2;[.C330];NA())" office:value-type="string" office:string-value="" calcext:value-type="error">
            <text:p>#N/DISP</text:p>
          </table:table-cell>
          <table:table-cell table:formula="of:=IF([.A330]=3;[.C3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6446" calcext:value-type="float">
            <text:p>11,16446</text:p>
          </table:table-cell>
          <table:table-cell office:value-type="float" office:value="14.00176" calcext:value-type="float">
            <text:p>14,00176</text:p>
          </table:table-cell>
          <table:table-cell table:formula="of:=IF([.A331]=0;[.C331];NA())" office:value-type="string" office:string-value="" calcext:value-type="error">
            <text:p>#N/DISP</text:p>
          </table:table-cell>
          <table:table-cell table:formula="of:=IF([.A331]=1;[.C331];NA())" office:value-type="float" office:value="14.00176" calcext:value-type="float">
            <text:p>14,00176</text:p>
          </table:table-cell>
          <table:table-cell table:formula="of:=IF([.A331]=2;[.C331];NA())" office:value-type="string" office:string-value="" calcext:value-type="error">
            <text:p>#N/DISP</text:p>
          </table:table-cell>
          <table:table-cell table:formula="of:=IF([.A331]=3;[.C3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7359" calcext:value-type="float">
            <text:p>11,07359</text:p>
          </table:table-cell>
          <table:table-cell office:value-type="float" office:value="14.05092" calcext:value-type="float">
            <text:p>14,05092</text:p>
          </table:table-cell>
          <table:table-cell table:formula="of:=IF([.A332]=0;[.C332];NA())" office:value-type="string" office:string-value="" calcext:value-type="error">
            <text:p>#N/DISP</text:p>
          </table:table-cell>
          <table:table-cell table:formula="of:=IF([.A332]=1;[.C332];NA())" office:value-type="float" office:value="14.05092" calcext:value-type="float">
            <text:p>14,05092</text:p>
          </table:table-cell>
          <table:table-cell table:formula="of:=IF([.A332]=2;[.C332];NA())" office:value-type="string" office:string-value="" calcext:value-type="error">
            <text:p>#N/DISP</text:p>
          </table:table-cell>
          <table:table-cell table:formula="of:=IF([.A332]=3;[.C3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165" calcext:value-type="float">
            <text:p>10,98165</text:p>
          </table:table-cell>
          <table:table-cell office:value-type="float" office:value="14.09843" calcext:value-type="float">
            <text:p>14,09843</text:p>
          </table:table-cell>
          <table:table-cell table:formula="of:=IF([.A333]=0;[.C333];NA())" office:value-type="string" office:string-value="" calcext:value-type="error">
            <text:p>#N/DISP</text:p>
          </table:table-cell>
          <table:table-cell table:formula="of:=IF([.A333]=1;[.C333];NA())" office:value-type="float" office:value="14.09843" calcext:value-type="float">
            <text:p>14,09843</text:p>
          </table:table-cell>
          <table:table-cell table:formula="of:=IF([.A333]=2;[.C333];NA())" office:value-type="string" office:string-value="" calcext:value-type="error">
            <text:p>#N/DISP</text:p>
          </table:table-cell>
          <table:table-cell table:formula="of:=IF([.A333]=3;[.C3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8864" calcext:value-type="float">
            <text:p>10,88864</text:p>
          </table:table-cell>
          <table:table-cell office:value-type="float" office:value="14.14426" calcext:value-type="float">
            <text:p>14,14426</text:p>
          </table:table-cell>
          <table:table-cell table:formula="of:=IF([.A334]=0;[.C334];NA())" office:value-type="string" office:string-value="" calcext:value-type="error">
            <text:p>#N/DISP</text:p>
          </table:table-cell>
          <table:table-cell table:formula="of:=IF([.A334]=1;[.C334];NA())" office:value-type="float" office:value="14.14426" calcext:value-type="float">
            <text:p>14,14426</text:p>
          </table:table-cell>
          <table:table-cell table:formula="of:=IF([.A334]=2;[.C334];NA())" office:value-type="string" office:string-value="" calcext:value-type="error">
            <text:p>#N/DISP</text:p>
          </table:table-cell>
          <table:table-cell table:formula="of:=IF([.A334]=3;[.C3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755" calcext:value-type="float">
            <text:p>10,52755</text:p>
          </table:table-cell>
          <table:table-cell office:value-type="float" office:value="9.0864734" calcext:value-type="float">
            <text:p>9,0864734</text:p>
          </table:table-cell>
          <table:table-cell table:formula="of:=IF([.A335]=0;[.C335];NA())" office:value-type="string" office:string-value="" calcext:value-type="error">
            <text:p>#N/DISP</text:p>
          </table:table-cell>
          <table:table-cell table:formula="of:=IF([.A335]=1;[.C335];NA())" office:value-type="float" office:value="9.0864734" calcext:value-type="float">
            <text:p>9,0864734</text:p>
          </table:table-cell>
          <table:table-cell table:formula="of:=IF([.A335]=2;[.C335];NA())" office:value-type="string" office:string-value="" calcext:value-type="error">
            <text:p>#N/DISP</text:p>
          </table:table-cell>
          <table:table-cell table:formula="of:=IF([.A335]=3;[.C3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0189" calcext:value-type="float">
            <text:p>10,40189</text:p>
          </table:table-cell>
          <table:table-cell office:value-type="float" office:value="10.2676" calcext:value-type="float">
            <text:p>10,2676</text:p>
          </table:table-cell>
          <table:table-cell table:formula="of:=IF([.A336]=0;[.C336];NA())" office:value-type="string" office:string-value="" calcext:value-type="error">
            <text:p>#N/DISP</text:p>
          </table:table-cell>
          <table:table-cell table:formula="of:=IF([.A336]=1;[.C336];NA())" office:value-type="float" office:value="10.2676" calcext:value-type="float">
            <text:p>10,2676</text:p>
          </table:table-cell>
          <table:table-cell table:formula="of:=IF([.A336]=2;[.C336];NA())" office:value-type="string" office:string-value="" calcext:value-type="error">
            <text:p>#N/DISP</text:p>
          </table:table-cell>
          <table:table-cell table:formula="of:=IF([.A336]=3;[.C3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9462" calcext:value-type="float">
            <text:p>10,79462</text:p>
          </table:table-cell>
          <table:table-cell office:value-type="float" office:value="14.1884" calcext:value-type="float">
            <text:p>14,1884</text:p>
          </table:table-cell>
          <table:table-cell table:formula="of:=IF([.A337]=0;[.C337];NA())" office:value-type="string" office:string-value="" calcext:value-type="error">
            <text:p>#N/DISP</text:p>
          </table:table-cell>
          <table:table-cell table:formula="of:=IF([.A337]=1;[.C337];NA())" office:value-type="float" office:value="14.1884" calcext:value-type="float">
            <text:p>14,1884</text:p>
          </table:table-cell>
          <table:table-cell table:formula="of:=IF([.A337]=2;[.C337];NA())" office:value-type="string" office:string-value="" calcext:value-type="error">
            <text:p>#N/DISP</text:p>
          </table:table-cell>
          <table:table-cell table:formula="of:=IF([.A337]=3;[.C3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9959" calcext:value-type="float">
            <text:p>10,69959</text:p>
          </table:table-cell>
          <table:table-cell office:value-type="float" office:value="14.23081" calcext:value-type="float">
            <text:p>14,23081</text:p>
          </table:table-cell>
          <table:table-cell table:formula="of:=IF([.A338]=0;[.C338];NA())" office:value-type="string" office:string-value="" calcext:value-type="error">
            <text:p>#N/DISP</text:p>
          </table:table-cell>
          <table:table-cell table:formula="of:=IF([.A338]=1;[.C338];NA())" office:value-type="float" office:value="14.23081" calcext:value-type="float">
            <text:p>14,23081</text:p>
          </table:table-cell>
          <table:table-cell table:formula="of:=IF([.A338]=2;[.C338];NA())" office:value-type="string" office:string-value="" calcext:value-type="error">
            <text:p>#N/DISP</text:p>
          </table:table-cell>
          <table:table-cell table:formula="of:=IF([.A338]=3;[.C3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0361" calcext:value-type="float">
            <text:p>10,60361</text:p>
          </table:table-cell>
          <table:table-cell office:value-type="float" office:value="14.27148" calcext:value-type="float">
            <text:p>14,27148</text:p>
          </table:table-cell>
          <table:table-cell table:formula="of:=IF([.A339]=0;[.C339];NA())" office:value-type="string" office:string-value="" calcext:value-type="error">
            <text:p>#N/DISP</text:p>
          </table:table-cell>
          <table:table-cell table:formula="of:=IF([.A339]=1;[.C339];NA())" office:value-type="float" office:value="14.27148" calcext:value-type="float">
            <text:p>14,27148</text:p>
          </table:table-cell>
          <table:table-cell table:formula="of:=IF([.A339]=2;[.C339];NA())" office:value-type="string" office:string-value="" calcext:value-type="error">
            <text:p>#N/DISP</text:p>
          </table:table-cell>
          <table:table-cell table:formula="of:=IF([.A339]=3;[.C3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0669" calcext:value-type="float">
            <text:p>10,50669</text:p>
          </table:table-cell>
          <table:table-cell office:value-type="float" office:value="14.31039" calcext:value-type="float">
            <text:p>14,31039</text:p>
          </table:table-cell>
          <table:table-cell table:formula="of:=IF([.A340]=0;[.C340];NA())" office:value-type="string" office:string-value="" calcext:value-type="error">
            <text:p>#N/DISP</text:p>
          </table:table-cell>
          <table:table-cell table:formula="of:=IF([.A340]=1;[.C340];NA())" office:value-type="float" office:value="14.31039" calcext:value-type="float">
            <text:p>14,31039</text:p>
          </table:table-cell>
          <table:table-cell table:formula="of:=IF([.A340]=2;[.C340];NA())" office:value-type="string" office:string-value="" calcext:value-type="error">
            <text:p>#N/DISP</text:p>
          </table:table-cell>
          <table:table-cell table:formula="of:=IF([.A340]=3;[.C3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0888" calcext:value-type="float">
            <text:p>10,40888</text:p>
          </table:table-cell>
          <table:table-cell office:value-type="float" office:value="14.34752" calcext:value-type="float">
            <text:p>14,34752</text:p>
          </table:table-cell>
          <table:table-cell table:formula="of:=IF([.A341]=0;[.C341];NA())" office:value-type="string" office:string-value="" calcext:value-type="error">
            <text:p>#N/DISP</text:p>
          </table:table-cell>
          <table:table-cell table:formula="of:=IF([.A341]=1;[.C341];NA())" office:value-type="float" office:value="14.34752" calcext:value-type="float">
            <text:p>14,34752</text:p>
          </table:table-cell>
          <table:table-cell table:formula="of:=IF([.A341]=2;[.C341];NA())" office:value-type="string" office:string-value="" calcext:value-type="error">
            <text:p>#N/DISP</text:p>
          </table:table-cell>
          <table:table-cell table:formula="of:=IF([.A341]=3;[.C3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102" calcext:value-type="float">
            <text:p>10,3102</text:p>
          </table:table-cell>
          <table:table-cell office:value-type="float" office:value="14.38284" calcext:value-type="float">
            <text:p>14,38284</text:p>
          </table:table-cell>
          <table:table-cell table:formula="of:=IF([.A342]=0;[.C342];NA())" office:value-type="string" office:string-value="" calcext:value-type="error">
            <text:p>#N/DISP</text:p>
          </table:table-cell>
          <table:table-cell table:formula="of:=IF([.A342]=1;[.C342];NA())" office:value-type="float" office:value="14.38284" calcext:value-type="float">
            <text:p>14,38284</text:p>
          </table:table-cell>
          <table:table-cell table:formula="of:=IF([.A342]=2;[.C342];NA())" office:value-type="string" office:string-value="" calcext:value-type="error">
            <text:p>#N/DISP</text:p>
          </table:table-cell>
          <table:table-cell table:formula="of:=IF([.A342]=3;[.C3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14.41634" calcext:value-type="float">
            <text:p>14,41634</text:p>
          </table:table-cell>
          <table:table-cell table:formula="of:=IF([.A343]=0;[.C343];NA())" office:value-type="string" office:string-value="" calcext:value-type="error">
            <text:p>#N/DISP</text:p>
          </table:table-cell>
          <table:table-cell table:formula="of:=IF([.A343]=1;[.C343];NA())" office:value-type="float" office:value="14.41634" calcext:value-type="float">
            <text:p>14,41634</text:p>
          </table:table-cell>
          <table:table-cell table:formula="of:=IF([.A343]=2;[.C343];NA())" office:value-type="string" office:string-value="" calcext:value-type="error">
            <text:p>#N/DISP</text:p>
          </table:table-cell>
          <table:table-cell table:formula="of:=IF([.A343]=3;[.C3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1039" calcext:value-type="float">
            <text:p>10,11039</text:p>
          </table:table-cell>
          <table:table-cell office:value-type="float" office:value="14.44799" calcext:value-type="float">
            <text:p>14,44799</text:p>
          </table:table-cell>
          <table:table-cell table:formula="of:=IF([.A344]=0;[.C344];NA())" office:value-type="string" office:string-value="" calcext:value-type="error">
            <text:p>#N/DISP</text:p>
          </table:table-cell>
          <table:table-cell table:formula="of:=IF([.A344]=1;[.C344];NA())" office:value-type="float" office:value="14.44799" calcext:value-type="float">
            <text:p>14,44799</text:p>
          </table:table-cell>
          <table:table-cell table:formula="of:=IF([.A344]=2;[.C344];NA())" office:value-type="string" office:string-value="" calcext:value-type="error">
            <text:p>#N/DISP</text:p>
          </table:table-cell>
          <table:table-cell table:formula="of:=IF([.A344]=3;[.C3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932" calcext:value-type="float">
            <text:p>10,00932</text:p>
          </table:table-cell>
          <table:table-cell office:value-type="float" office:value="14.47779" calcext:value-type="float">
            <text:p>14,47779</text:p>
          </table:table-cell>
          <table:table-cell table:formula="of:=IF([.A345]=0;[.C345];NA())" office:value-type="string" office:string-value="" calcext:value-type="error">
            <text:p>#N/DISP</text:p>
          </table:table-cell>
          <table:table-cell table:formula="of:=IF([.A345]=1;[.C345];NA())" office:value-type="float" office:value="14.47779" calcext:value-type="float">
            <text:p>14,47779</text:p>
          </table:table-cell>
          <table:table-cell table:formula="of:=IF([.A345]=2;[.C345];NA())" office:value-type="string" office:string-value="" calcext:value-type="error">
            <text:p>#N/DISP</text:p>
          </table:table-cell>
          <table:table-cell table:formula="of:=IF([.A345]=3;[.C3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07515" calcext:value-type="float">
            <text:p>9,907515</text:p>
          </table:table-cell>
          <table:table-cell office:value-type="float" office:value="14.50571" calcext:value-type="float">
            <text:p>14,50571</text:p>
          </table:table-cell>
          <table:table-cell table:formula="of:=IF([.A346]=0;[.C346];NA())" office:value-type="string" office:string-value="" calcext:value-type="error">
            <text:p>#N/DISP</text:p>
          </table:table-cell>
          <table:table-cell table:formula="of:=IF([.A346]=1;[.C346];NA())" office:value-type="float" office:value="14.50571" calcext:value-type="float">
            <text:p>14,50571</text:p>
          </table:table-cell>
          <table:table-cell table:formula="of:=IF([.A346]=2;[.C346];NA())" office:value-type="string" office:string-value="" calcext:value-type="error">
            <text:p>#N/DISP</text:p>
          </table:table-cell>
          <table:table-cell table:formula="of:=IF([.A346]=3;[.C3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8504" calcext:value-type="float">
            <text:p>10,38504</text:p>
          </table:table-cell>
          <table:table-cell office:value-type="float" office:value="10.30064" calcext:value-type="float">
            <text:p>10,30064</text:p>
          </table:table-cell>
          <table:table-cell table:formula="of:=IF([.A347]=0;[.C347];NA())" office:value-type="string" office:string-value="" calcext:value-type="error">
            <text:p>#N/DISP</text:p>
          </table:table-cell>
          <table:table-cell table:formula="of:=IF([.A347]=1;[.C347];NA())" office:value-type="float" office:value="10.30064" calcext:value-type="float">
            <text:p>10,30064</text:p>
          </table:table-cell>
          <table:table-cell table:formula="of:=IF([.A347]=2;[.C347];NA())" office:value-type="string" office:string-value="" calcext:value-type="error">
            <text:p>#N/DISP</text:p>
          </table:table-cell>
          <table:table-cell table:formula="of:=IF([.A347]=3;[.C3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0502" calcext:value-type="float">
            <text:p>9,80502</text:p>
          </table:table-cell>
          <table:table-cell office:value-type="float" office:value="14.53173" calcext:value-type="float">
            <text:p>14,53173</text:p>
          </table:table-cell>
          <table:table-cell table:formula="of:=IF([.A348]=0;[.C348];NA())" office:value-type="string" office:string-value="" calcext:value-type="error">
            <text:p>#N/DISP</text:p>
          </table:table-cell>
          <table:table-cell table:formula="of:=IF([.A348]=1;[.C348];NA())" office:value-type="float" office:value="14.53173" calcext:value-type="float">
            <text:p>14,53173</text:p>
          </table:table-cell>
          <table:table-cell table:formula="of:=IF([.A348]=2;[.C348];NA())" office:value-type="string" office:string-value="" calcext:value-type="error">
            <text:p>#N/DISP</text:p>
          </table:table-cell>
          <table:table-cell table:formula="of:=IF([.A348]=3;[.C3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01866" calcext:value-type="float">
            <text:p>9,701866</text:p>
          </table:table-cell>
          <table:table-cell office:value-type="float" office:value="14.55584" calcext:value-type="float">
            <text:p>14,55584</text:p>
          </table:table-cell>
          <table:table-cell table:formula="of:=IF([.A349]=0;[.C349];NA())" office:value-type="string" office:string-value="" calcext:value-type="error">
            <text:p>#N/DISP</text:p>
          </table:table-cell>
          <table:table-cell table:formula="of:=IF([.A349]=1;[.C349];NA())" office:value-type="float" office:value="14.55584" calcext:value-type="float">
            <text:p>14,55584</text:p>
          </table:table-cell>
          <table:table-cell table:formula="of:=IF([.A349]=2;[.C349];NA())" office:value-type="string" office:string-value="" calcext:value-type="error">
            <text:p>#N/DISP</text:p>
          </table:table-cell>
          <table:table-cell table:formula="of:=IF([.A349]=3;[.C3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98089" calcext:value-type="float">
            <text:p>9,598089</text:p>
          </table:table-cell>
          <table:table-cell office:value-type="float" office:value="14.57803" calcext:value-type="float">
            <text:p>14,57803</text:p>
          </table:table-cell>
          <table:table-cell table:formula="of:=IF([.A350]=0;[.C350];NA())" office:value-type="string" office:string-value="" calcext:value-type="error">
            <text:p>#N/DISP</text:p>
          </table:table-cell>
          <table:table-cell table:formula="of:=IF([.A350]=1;[.C350];NA())" office:value-type="float" office:value="14.57803" calcext:value-type="float">
            <text:p>14,57803</text:p>
          </table:table-cell>
          <table:table-cell table:formula="of:=IF([.A350]=2;[.C350];NA())" office:value-type="string" office:string-value="" calcext:value-type="error">
            <text:p>#N/DISP</text:p>
          </table:table-cell>
          <table:table-cell table:formula="of:=IF([.A350]=3;[.C3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93724" calcext:value-type="float">
            <text:p>9,493724</text:p>
          </table:table-cell>
          <table:table-cell office:value-type="float" office:value="14.59827" calcext:value-type="float">
            <text:p>14,59827</text:p>
          </table:table-cell>
          <table:table-cell table:formula="of:=IF([.A351]=0;[.C351];NA())" office:value-type="string" office:string-value="" calcext:value-type="error">
            <text:p>#N/DISP</text:p>
          </table:table-cell>
          <table:table-cell table:formula="of:=IF([.A351]=1;[.C351];NA())" office:value-type="float" office:value="14.59827" calcext:value-type="float">
            <text:p>14,59827</text:p>
          </table:table-cell>
          <table:table-cell table:formula="of:=IF([.A351]=2;[.C351];NA())" office:value-type="string" office:string-value="" calcext:value-type="error">
            <text:p>#N/DISP</text:p>
          </table:table-cell>
          <table:table-cell table:formula="of:=IF([.A351]=3;[.C3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88808" calcext:value-type="float">
            <text:p>9,388808</text:p>
          </table:table-cell>
          <table:table-cell office:value-type="float" office:value="14.61656" calcext:value-type="float">
            <text:p>14,61656</text:p>
          </table:table-cell>
          <table:table-cell table:formula="of:=IF([.A352]=0;[.C352];NA())" office:value-type="string" office:string-value="" calcext:value-type="error">
            <text:p>#N/DISP</text:p>
          </table:table-cell>
          <table:table-cell table:formula="of:=IF([.A352]=1;[.C352];NA())" office:value-type="float" office:value="14.61656" calcext:value-type="float">
            <text:p>14,61656</text:p>
          </table:table-cell>
          <table:table-cell table:formula="of:=IF([.A352]=2;[.C352];NA())" office:value-type="string" office:string-value="" calcext:value-type="error">
            <text:p>#N/DISP</text:p>
          </table:table-cell>
          <table:table-cell table:formula="of:=IF([.A352]=3;[.C3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83378" calcext:value-type="float">
            <text:p>9,283378</text:p>
          </table:table-cell>
          <table:table-cell office:value-type="float" office:value="14.63288" calcext:value-type="float">
            <text:p>14,63288</text:p>
          </table:table-cell>
          <table:table-cell table:formula="of:=IF([.A353]=0;[.C353];NA())" office:value-type="string" office:string-value="" calcext:value-type="error">
            <text:p>#N/DISP</text:p>
          </table:table-cell>
          <table:table-cell table:formula="of:=IF([.A353]=1;[.C353];NA())" office:value-type="float" office:value="14.63288" calcext:value-type="float">
            <text:p>14,63288</text:p>
          </table:table-cell>
          <table:table-cell table:formula="of:=IF([.A353]=2;[.C353];NA())" office:value-type="string" office:string-value="" calcext:value-type="error">
            <text:p>#N/DISP</text:p>
          </table:table-cell>
          <table:table-cell table:formula="of:=IF([.A353]=3;[.C3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77471" calcext:value-type="float">
            <text:p>9,177471</text:p>
          </table:table-cell>
          <table:table-cell office:value-type="float" office:value="14.64721" calcext:value-type="float">
            <text:p>14,64721</text:p>
          </table:table-cell>
          <table:table-cell table:formula="of:=IF([.A354]=0;[.C354];NA())" office:value-type="string" office:string-value="" calcext:value-type="error">
            <text:p>#N/DISP</text:p>
          </table:table-cell>
          <table:table-cell table:formula="of:=IF([.A354]=1;[.C354];NA())" office:value-type="float" office:value="14.64721" calcext:value-type="float">
            <text:p>14,64721</text:p>
          </table:table-cell>
          <table:table-cell table:formula="of:=IF([.A354]=2;[.C354];NA())" office:value-type="string" office:string-value="" calcext:value-type="error">
            <text:p>#N/DISP</text:p>
          </table:table-cell>
          <table:table-cell table:formula="of:=IF([.A354]=3;[.C3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11238" calcext:value-type="float">
            <text:p>9,0711238</text:p>
          </table:table-cell>
          <table:table-cell office:value-type="float" office:value="14.65955" calcext:value-type="float">
            <text:p>14,65955</text:p>
          </table:table-cell>
          <table:table-cell table:formula="of:=IF([.A355]=0;[.C355];NA())" office:value-type="string" office:string-value="" calcext:value-type="error">
            <text:p>#N/DISP</text:p>
          </table:table-cell>
          <table:table-cell table:formula="of:=IF([.A355]=1;[.C355];NA())" office:value-type="float" office:value="14.65955" calcext:value-type="float">
            <text:p>14,65955</text:p>
          </table:table-cell>
          <table:table-cell table:formula="of:=IF([.A355]=2;[.C355];NA())" office:value-type="string" office:string-value="" calcext:value-type="error">
            <text:p>#N/DISP</text:p>
          </table:table-cell>
          <table:table-cell table:formula="of:=IF([.A355]=3;[.C3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643746" calcext:value-type="float">
            <text:p>8,9643746</text:p>
          </table:table-cell>
          <table:table-cell office:value-type="float" office:value="14.66989" calcext:value-type="float">
            <text:p>14,66989</text:p>
          </table:table-cell>
          <table:table-cell table:formula="of:=IF([.A356]=0;[.C356];NA())" office:value-type="string" office:string-value="" calcext:value-type="error">
            <text:p>#N/DISP</text:p>
          </table:table-cell>
          <table:table-cell table:formula="of:=IF([.A356]=1;[.C356];NA())" office:value-type="float" office:value="14.66989" calcext:value-type="float">
            <text:p>14,66989</text:p>
          </table:table-cell>
          <table:table-cell table:formula="of:=IF([.A356]=2;[.C356];NA())" office:value-type="string" office:string-value="" calcext:value-type="error">
            <text:p>#N/DISP</text:p>
          </table:table-cell>
          <table:table-cell table:formula="of:=IF([.A356]=3;[.C3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57261" calcext:value-type="float">
            <text:p>8,857261</text:p>
          </table:table-cell>
          <table:table-cell office:value-type="float" office:value="14.67821" calcext:value-type="float">
            <text:p>14,67821</text:p>
          </table:table-cell>
          <table:table-cell table:formula="of:=IF([.A357]=0;[.C357];NA())" office:value-type="string" office:string-value="" calcext:value-type="error">
            <text:p>#N/DISP</text:p>
          </table:table-cell>
          <table:table-cell table:formula="of:=IF([.A357]=1;[.C357];NA())" office:value-type="float" office:value="14.67821" calcext:value-type="float">
            <text:p>14,67821</text:p>
          </table:table-cell>
          <table:table-cell table:formula="of:=IF([.A357]=2;[.C357];NA())" office:value-type="string" office:string-value="" calcext:value-type="error">
            <text:p>#N/DISP</text:p>
          </table:table-cell>
          <table:table-cell table:formula="of:=IF([.A357]=3;[.C3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6744" calcext:value-type="float">
            <text:p>10,36744</text:p>
          </table:table-cell>
          <table:table-cell office:value-type="float" office:value="10.3335" calcext:value-type="float">
            <text:p>10,3335</text:p>
          </table:table-cell>
          <table:table-cell table:formula="of:=IF([.A358]=0;[.C358];NA())" office:value-type="string" office:string-value="" calcext:value-type="error">
            <text:p>#N/DISP</text:p>
          </table:table-cell>
          <table:table-cell table:formula="of:=IF([.A358]=1;[.C358];NA())" office:value-type="float" office:value="10.3335" calcext:value-type="float">
            <text:p>10,3335</text:p>
          </table:table-cell>
          <table:table-cell table:formula="of:=IF([.A358]=2;[.C358];NA())" office:value-type="string" office:string-value="" calcext:value-type="error">
            <text:p>#N/DISP</text:p>
          </table:table-cell>
          <table:table-cell table:formula="of:=IF([.A358]=3;[.C3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49821" calcext:value-type="float">
            <text:p>8,749821</text:p>
          </table:table-cell>
          <table:table-cell office:value-type="float" office:value="14.6845" calcext:value-type="float">
            <text:p>14,6845</text:p>
          </table:table-cell>
          <table:table-cell table:formula="of:=IF([.A359]=0;[.C359];NA())" office:value-type="string" office:string-value="" calcext:value-type="error">
            <text:p>#N/DISP</text:p>
          </table:table-cell>
          <table:table-cell table:formula="of:=IF([.A359]=1;[.C359];NA())" office:value-type="float" office:value="14.6845" calcext:value-type="float">
            <text:p>14,6845</text:p>
          </table:table-cell>
          <table:table-cell table:formula="of:=IF([.A359]=2;[.C359];NA())" office:value-type="string" office:string-value="" calcext:value-type="error">
            <text:p>#N/DISP</text:p>
          </table:table-cell>
          <table:table-cell table:formula="of:=IF([.A359]=3;[.C3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42094" calcext:value-type="float">
            <text:p>8,642094</text:p>
          </table:table-cell>
          <table:table-cell office:value-type="float" office:value="14.68875" calcext:value-type="float">
            <text:p>14,68875</text:p>
          </table:table-cell>
          <table:table-cell table:formula="of:=IF([.A360]=0;[.C360];NA())" office:value-type="string" office:string-value="" calcext:value-type="error">
            <text:p>#N/DISP</text:p>
          </table:table-cell>
          <table:table-cell table:formula="of:=IF([.A360]=1;[.C360];NA())" office:value-type="float" office:value="14.68875" calcext:value-type="float">
            <text:p>14,68875</text:p>
          </table:table-cell>
          <table:table-cell table:formula="of:=IF([.A360]=2;[.C360];NA())" office:value-type="string" office:string-value="" calcext:value-type="error">
            <text:p>#N/DISP</text:p>
          </table:table-cell>
          <table:table-cell table:formula="of:=IF([.A360]=3;[.C3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34118" calcext:value-type="float">
            <text:p>8,534118</text:p>
          </table:table-cell>
          <table:table-cell office:value-type="float" office:value="14.69096" calcext:value-type="float">
            <text:p>14,69096</text:p>
          </table:table-cell>
          <table:table-cell table:formula="of:=IF([.A361]=0;[.C361];NA())" office:value-type="string" office:string-value="" calcext:value-type="error">
            <text:p>#N/DISP</text:p>
          </table:table-cell>
          <table:table-cell table:formula="of:=IF([.A361]=1;[.C361];NA())" office:value-type="float" office:value="14.69096" calcext:value-type="float">
            <text:p>14,69096</text:p>
          </table:table-cell>
          <table:table-cell table:formula="of:=IF([.A361]=2;[.C361];NA())" office:value-type="string" office:string-value="" calcext:value-type="error">
            <text:p>#N/DISP</text:p>
          </table:table-cell>
          <table:table-cell table:formula="of:=IF([.A361]=3;[.C3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25931" calcext:value-type="float">
            <text:p>8,425931</text:p>
          </table:table-cell>
          <table:table-cell office:value-type="float" office:value="14.69112" calcext:value-type="float">
            <text:p>14,69112</text:p>
          </table:table-cell>
          <table:table-cell table:formula="of:=IF([.A362]=0;[.C362];NA())" office:value-type="string" office:string-value="" calcext:value-type="error">
            <text:p>#N/DISP</text:p>
          </table:table-cell>
          <table:table-cell table:formula="of:=IF([.A362]=1;[.C362];NA())" office:value-type="float" office:value="14.69112" calcext:value-type="float">
            <text:p>14,69112</text:p>
          </table:table-cell>
          <table:table-cell table:formula="of:=IF([.A362]=2;[.C362];NA())" office:value-type="string" office:string-value="" calcext:value-type="error">
            <text:p>#N/DISP</text:p>
          </table:table-cell>
          <table:table-cell table:formula="of:=IF([.A362]=3;[.C3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17573" calcext:value-type="float">
            <text:p>8,317573</text:p>
          </table:table-cell>
          <table:table-cell office:value-type="float" office:value="14.68922" calcext:value-type="float">
            <text:p>14,68922</text:p>
          </table:table-cell>
          <table:table-cell table:formula="of:=IF([.A363]=0;[.C363];NA())" office:value-type="string" office:string-value="" calcext:value-type="error">
            <text:p>#N/DISP</text:p>
          </table:table-cell>
          <table:table-cell table:formula="of:=IF([.A363]=1;[.C363];NA())" office:value-type="float" office:value="14.68922" calcext:value-type="float">
            <text:p>14,68922</text:p>
          </table:table-cell>
          <table:table-cell table:formula="of:=IF([.A363]=2;[.C363];NA())" office:value-type="string" office:string-value="" calcext:value-type="error">
            <text:p>#N/DISP</text:p>
          </table:table-cell>
          <table:table-cell table:formula="of:=IF([.A363]=3;[.C3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9084" calcext:value-type="float">
            <text:p>8,209084</text:p>
          </table:table-cell>
          <table:table-cell office:value-type="float" office:value="14.68525" calcext:value-type="float">
            <text:p>14,68525</text:p>
          </table:table-cell>
          <table:table-cell table:formula="of:=IF([.A364]=0;[.C364];NA())" office:value-type="string" office:string-value="" calcext:value-type="error">
            <text:p>#N/DISP</text:p>
          </table:table-cell>
          <table:table-cell table:formula="of:=IF([.A364]=1;[.C364];NA())" office:value-type="float" office:value="14.68525" calcext:value-type="float">
            <text:p>14,68525</text:p>
          </table:table-cell>
          <table:table-cell table:formula="of:=IF([.A364]=2;[.C364];NA())" office:value-type="string" office:string-value="" calcext:value-type="error">
            <text:p>#N/DISP</text:p>
          </table:table-cell>
          <table:table-cell table:formula="of:=IF([.A364]=3;[.C3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00502" calcext:value-type="float">
            <text:p>8,100502</text:p>
          </table:table-cell>
          <table:table-cell office:value-type="float" office:value="14.67921" calcext:value-type="float">
            <text:p>14,67921</text:p>
          </table:table-cell>
          <table:table-cell table:formula="of:=IF([.A365]=0;[.C365];NA())" office:value-type="string" office:string-value="" calcext:value-type="error">
            <text:p>#N/DISP</text:p>
          </table:table-cell>
          <table:table-cell table:formula="of:=IF([.A365]=1;[.C365];NA())" office:value-type="float" office:value="14.67921" calcext:value-type="float">
            <text:p>14,67921</text:p>
          </table:table-cell>
          <table:table-cell table:formula="of:=IF([.A365]=2;[.C365];NA())" office:value-type="string" office:string-value="" calcext:value-type="error">
            <text:p>#N/DISP</text:p>
          </table:table-cell>
          <table:table-cell table:formula="of:=IF([.A365]=3;[.C3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9187" calcext:value-type="float">
            <text:p>7,99187</text:p>
          </table:table-cell>
          <table:table-cell office:value-type="float" office:value="14.67109" calcext:value-type="float">
            <text:p>14,67109</text:p>
          </table:table-cell>
          <table:table-cell table:formula="of:=IF([.A366]=0;[.C366];NA())" office:value-type="string" office:string-value="" calcext:value-type="error">
            <text:p>#N/DISP</text:p>
          </table:table-cell>
          <table:table-cell table:formula="of:=IF([.A366]=1;[.C366];NA())" office:value-type="float" office:value="14.67109" calcext:value-type="float">
            <text:p>14,67109</text:p>
          </table:table-cell>
          <table:table-cell table:formula="of:=IF([.A366]=2;[.C366];NA())" office:value-type="string" office:string-value="" calcext:value-type="error">
            <text:p>#N/DISP</text:p>
          </table:table-cell>
          <table:table-cell table:formula="of:=IF([.A366]=3;[.C3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8322" calcext:value-type="float">
            <text:p>7,88322</text:p>
          </table:table-cell>
          <table:table-cell office:value-type="float" office:value="14.66089" calcext:value-type="float">
            <text:p>14,66089</text:p>
          </table:table-cell>
          <table:table-cell table:formula="of:=IF([.A367]=0;[.C367];NA())" office:value-type="string" office:string-value="" calcext:value-type="error">
            <text:p>#N/DISP</text:p>
          </table:table-cell>
          <table:table-cell table:formula="of:=IF([.A367]=1;[.C367];NA())" office:value-type="float" office:value="14.66089" calcext:value-type="float">
            <text:p>14,66089</text:p>
          </table:table-cell>
          <table:table-cell table:formula="of:=IF([.A367]=2;[.C367];NA())" office:value-type="string" office:string-value="" calcext:value-type="error">
            <text:p>#N/DISP</text:p>
          </table:table-cell>
          <table:table-cell table:formula="of:=IF([.A367]=3;[.C3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746" calcext:value-type="float">
            <text:p>7,7746</text:p>
          </table:table-cell>
          <table:table-cell office:value-type="float" office:value="14.64861" calcext:value-type="float">
            <text:p>14,64861</text:p>
          </table:table-cell>
          <table:table-cell table:formula="of:=IF([.A368]=0;[.C368];NA())" office:value-type="float" office:value="14.64861" calcext:value-type="float">
            <text:p>14,64861</text:p>
          </table:table-cell>
          <table:table-cell table:formula="of:=IF([.A368]=1;[.C368];NA())" office:value-type="string" office:string-value="" calcext:value-type="error">
            <text:p>#N/DISP</text:p>
          </table:table-cell>
          <table:table-cell table:formula="of:=IF([.A368]=2;[.C368];NA())" office:value-type="string" office:string-value="" calcext:value-type="error">
            <text:p>#N/DISP</text:p>
          </table:table-cell>
          <table:table-cell table:formula="of:=IF([.A368]=3;[.C3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4909" calcext:value-type="float">
            <text:p>10,34909</text:p>
          </table:table-cell>
          <table:table-cell office:value-type="float" office:value="10.36615" calcext:value-type="float">
            <text:p>10,36615</text:p>
          </table:table-cell>
          <table:table-cell table:formula="of:=IF([.A369]=0;[.C369];NA())" office:value-type="string" office:string-value="" calcext:value-type="error">
            <text:p>#N/DISP</text:p>
          </table:table-cell>
          <table:table-cell table:formula="of:=IF([.A369]=1;[.C369];NA())" office:value-type="float" office:value="10.36615" calcext:value-type="float">
            <text:p>10,36615</text:p>
          </table:table-cell>
          <table:table-cell table:formula="of:=IF([.A369]=2;[.C369];NA())" office:value-type="string" office:string-value="" calcext:value-type="error">
            <text:p>#N/DISP</text:p>
          </table:table-cell>
          <table:table-cell table:formula="of:=IF([.A369]=3;[.C3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605" calcext:value-type="float">
            <text:p>7,66605</text:p>
          </table:table-cell>
          <table:table-cell office:value-type="float" office:value="14.63424" calcext:value-type="float">
            <text:p>14,63424</text:p>
          </table:table-cell>
          <table:table-cell table:formula="of:=IF([.A370]=0;[.C370];NA())" office:value-type="float" office:value="14.63424" calcext:value-type="float">
            <text:p>14,63424</text:p>
          </table:table-cell>
          <table:table-cell table:formula="of:=IF([.A370]=1;[.C370];NA())" office:value-type="string" office:string-value="" calcext:value-type="error">
            <text:p>#N/DISP</text:p>
          </table:table-cell>
          <table:table-cell table:formula="of:=IF([.A370]=2;[.C370];NA())" office:value-type="string" office:string-value="" calcext:value-type="error">
            <text:p>#N/DISP</text:p>
          </table:table-cell>
          <table:table-cell table:formula="of:=IF([.A370]=3;[.C3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6" calcext:value-type="float">
            <text:p>7,5576</text:p>
          </table:table-cell>
          <table:table-cell office:value-type="float" office:value="14.61778" calcext:value-type="float">
            <text:p>14,61778</text:p>
          </table:table-cell>
          <table:table-cell table:formula="of:=IF([.A371]=0;[.C371];NA())" office:value-type="float" office:value="14.61778" calcext:value-type="float">
            <text:p>14,61778</text:p>
          </table:table-cell>
          <table:table-cell table:formula="of:=IF([.A371]=1;[.C371];NA())" office:value-type="string" office:string-value="" calcext:value-type="error">
            <text:p>#N/DISP</text:p>
          </table:table-cell>
          <table:table-cell table:formula="of:=IF([.A371]=2;[.C371];NA())" office:value-type="string" office:string-value="" calcext:value-type="error">
            <text:p>#N/DISP</text:p>
          </table:table-cell>
          <table:table-cell table:formula="of:=IF([.A371]=3;[.C3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93" calcext:value-type="float">
            <text:p>7,4493</text:p>
          </table:table-cell>
          <table:table-cell office:value-type="float" office:value="14.59923" calcext:value-type="float">
            <text:p>14,59923</text:p>
          </table:table-cell>
          <table:table-cell table:formula="of:=IF([.A372]=0;[.C372];NA())" office:value-type="float" office:value="14.59923" calcext:value-type="float">
            <text:p>14,59923</text:p>
          </table:table-cell>
          <table:table-cell table:formula="of:=IF([.A372]=1;[.C372];NA())" office:value-type="string" office:string-value="" calcext:value-type="error">
            <text:p>#N/DISP</text:p>
          </table:table-cell>
          <table:table-cell table:formula="of:=IF([.A372]=2;[.C372];NA())" office:value-type="string" office:string-value="" calcext:value-type="error">
            <text:p>#N/DISP</text:p>
          </table:table-cell>
          <table:table-cell table:formula="of:=IF([.A372]=3;[.C3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119" calcext:value-type="float">
            <text:p>7,34119</text:p>
          </table:table-cell>
          <table:table-cell office:value-type="float" office:value="14.5786" calcext:value-type="float">
            <text:p>14,5786</text:p>
          </table:table-cell>
          <table:table-cell table:formula="of:=IF([.A373]=0;[.C373];NA())" office:value-type="float" office:value="14.5786" calcext:value-type="float">
            <text:p>14,5786</text:p>
          </table:table-cell>
          <table:table-cell table:formula="of:=IF([.A373]=1;[.C373];NA())" office:value-type="string" office:string-value="" calcext:value-type="error">
            <text:p>#N/DISP</text:p>
          </table:table-cell>
          <table:table-cell table:formula="of:=IF([.A373]=2;[.C373];NA())" office:value-type="string" office:string-value="" calcext:value-type="error">
            <text:p>#N/DISP</text:p>
          </table:table-cell>
          <table:table-cell table:formula="of:=IF([.A373]=3;[.C3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33" calcext:value-type="float">
            <text:p>7,2333</text:p>
          </table:table-cell>
          <table:table-cell office:value-type="float" office:value="14.55587" calcext:value-type="float">
            <text:p>14,55587</text:p>
          </table:table-cell>
          <table:table-cell table:formula="of:=IF([.A374]=0;[.C374];NA())" office:value-type="float" office:value="14.55587" calcext:value-type="float">
            <text:p>14,55587</text:p>
          </table:table-cell>
          <table:table-cell table:formula="of:=IF([.A374]=1;[.C374];NA())" office:value-type="string" office:string-value="" calcext:value-type="error">
            <text:p>#N/DISP</text:p>
          </table:table-cell>
          <table:table-cell table:formula="of:=IF([.A374]=2;[.C374];NA())" office:value-type="string" office:string-value="" calcext:value-type="error">
            <text:p>#N/DISP</text:p>
          </table:table-cell>
          <table:table-cell table:formula="of:=IF([.A374]=3;[.C3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569" calcext:value-type="float">
            <text:p>7,12569</text:p>
          </table:table-cell>
          <table:table-cell office:value-type="float" office:value="14.53105" calcext:value-type="float">
            <text:p>14,53105</text:p>
          </table:table-cell>
          <table:table-cell table:formula="of:=IF([.A375]=0;[.C375];NA())" office:value-type="float" office:value="14.53105" calcext:value-type="float">
            <text:p>14,53105</text:p>
          </table:table-cell>
          <table:table-cell table:formula="of:=IF([.A375]=1;[.C375];NA())" office:value-type="string" office:string-value="" calcext:value-type="error">
            <text:p>#N/DISP</text:p>
          </table:table-cell>
          <table:table-cell table:formula="of:=IF([.A375]=2;[.C375];NA())" office:value-type="string" office:string-value="" calcext:value-type="error">
            <text:p>#N/DISP</text:p>
          </table:table-cell>
          <table:table-cell table:formula="of:=IF([.A375]=3;[.C3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838" calcext:value-type="float">
            <text:p>7,01838</text:p>
          </table:table-cell>
          <table:table-cell office:value-type="float" office:value="14.50415" calcext:value-type="float">
            <text:p>14,50415</text:p>
          </table:table-cell>
          <table:table-cell table:formula="of:=IF([.A376]=0;[.C376];NA())" office:value-type="float" office:value="14.50415" calcext:value-type="float">
            <text:p>14,50415</text:p>
          </table:table-cell>
          <table:table-cell table:formula="of:=IF([.A376]=1;[.C376];NA())" office:value-type="string" office:string-value="" calcext:value-type="error">
            <text:p>#N/DISP</text:p>
          </table:table-cell>
          <table:table-cell table:formula="of:=IF([.A376]=2;[.C376];NA())" office:value-type="string" office:string-value="" calcext:value-type="error">
            <text:p>#N/DISP</text:p>
          </table:table-cell>
          <table:table-cell table:formula="of:=IF([.A376]=3;[.C3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143" calcext:value-type="float">
            <text:p>6,91143</text:p>
          </table:table-cell>
          <table:table-cell office:value-type="float" office:value="14.47517" calcext:value-type="float">
            <text:p>14,47517</text:p>
          </table:table-cell>
          <table:table-cell table:formula="of:=IF([.A377]=0;[.C377];NA())" office:value-type="float" office:value="14.47517" calcext:value-type="float">
            <text:p>14,47517</text:p>
          </table:table-cell>
          <table:table-cell table:formula="of:=IF([.A377]=1;[.C377];NA())" office:value-type="string" office:string-value="" calcext:value-type="error">
            <text:p>#N/DISP</text:p>
          </table:table-cell>
          <table:table-cell table:formula="of:=IF([.A377]=2;[.C377];NA())" office:value-type="string" office:string-value="" calcext:value-type="error">
            <text:p>#N/DISP</text:p>
          </table:table-cell>
          <table:table-cell table:formula="of:=IF([.A377]=3;[.C3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486" calcext:value-type="float">
            <text:p>6,80486</text:p>
          </table:table-cell>
          <table:table-cell office:value-type="float" office:value="14.4441" calcext:value-type="float">
            <text:p>14,4441</text:p>
          </table:table-cell>
          <table:table-cell table:formula="of:=IF([.A378]=0;[.C378];NA())" office:value-type="float" office:value="14.4441" calcext:value-type="float">
            <text:p>14,4441</text:p>
          </table:table-cell>
          <table:table-cell table:formula="of:=IF([.A378]=1;[.C378];NA())" office:value-type="string" office:string-value="" calcext:value-type="error">
            <text:p>#N/DISP</text:p>
          </table:table-cell>
          <table:table-cell table:formula="of:=IF([.A378]=2;[.C378];NA())" office:value-type="string" office:string-value="" calcext:value-type="error">
            <text:p>#N/DISP</text:p>
          </table:table-cell>
          <table:table-cell table:formula="of:=IF([.A378]=3;[.C3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872" calcext:value-type="float">
            <text:p>6,69872</text:p>
          </table:table-cell>
          <table:table-cell office:value-type="float" office:value="14.41096" calcext:value-type="float">
            <text:p>14,41096</text:p>
          </table:table-cell>
          <table:table-cell table:formula="of:=IF([.A379]=0;[.C379];NA())" office:value-type="float" office:value="14.41096" calcext:value-type="float">
            <text:p>14,41096</text:p>
          </table:table-cell>
          <table:table-cell table:formula="of:=IF([.A379]=1;[.C379];NA())" office:value-type="string" office:string-value="" calcext:value-type="error">
            <text:p>#N/DISP</text:p>
          </table:table-cell>
          <table:table-cell table:formula="of:=IF([.A379]=2;[.C379];NA())" office:value-type="string" office:string-value="" calcext:value-type="error">
            <text:p>#N/DISP</text:p>
          </table:table-cell>
          <table:table-cell table:formula="of:=IF([.A379]=3;[.C3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2999" calcext:value-type="float">
            <text:p>10,32999</text:p>
          </table:table-cell>
          <table:table-cell office:value-type="float" office:value="10.39858" calcext:value-type="float">
            <text:p>10,39858</text:p>
          </table:table-cell>
          <table:table-cell table:formula="of:=IF([.A380]=0;[.C380];NA())" office:value-type="string" office:string-value="" calcext:value-type="error">
            <text:p>#N/DISP</text:p>
          </table:table-cell>
          <table:table-cell table:formula="of:=IF([.A380]=1;[.C380];NA())" office:value-type="float" office:value="10.39858" calcext:value-type="float">
            <text:p>10,39858</text:p>
          </table:table-cell>
          <table:table-cell table:formula="of:=IF([.A380]=2;[.C380];NA())" office:value-type="string" office:string-value="" calcext:value-type="error">
            <text:p>#N/DISP</text:p>
          </table:table-cell>
          <table:table-cell table:formula="of:=IF([.A380]=3;[.C3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306" calcext:value-type="float">
            <text:p>6,59306</text:p>
          </table:table-cell>
          <table:table-cell office:value-type="float" office:value="14.37575" calcext:value-type="float">
            <text:p>14,37575</text:p>
          </table:table-cell>
          <table:table-cell table:formula="of:=IF([.A381]=0;[.C381];NA())" office:value-type="float" office:value="14.37575" calcext:value-type="float">
            <text:p>14,37575</text:p>
          </table:table-cell>
          <table:table-cell table:formula="of:=IF([.A381]=1;[.C381];NA())" office:value-type="string" office:string-value="" calcext:value-type="error">
            <text:p>#N/DISP</text:p>
          </table:table-cell>
          <table:table-cell table:formula="of:=IF([.A381]=2;[.C381];NA())" office:value-type="string" office:string-value="" calcext:value-type="error">
            <text:p>#N/DISP</text:p>
          </table:table-cell>
          <table:table-cell table:formula="of:=IF([.A381]=3;[.C3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879" calcext:value-type="float">
            <text:p>6,4879</text:p>
          </table:table-cell>
          <table:table-cell office:value-type="float" office:value="14.33848" calcext:value-type="float">
            <text:p>14,33848</text:p>
          </table:table-cell>
          <table:table-cell table:formula="of:=IF([.A382]=0;[.C382];NA())" office:value-type="float" office:value="14.33848" calcext:value-type="float">
            <text:p>14,33848</text:p>
          </table:table-cell>
          <table:table-cell table:formula="of:=IF([.A382]=1;[.C382];NA())" office:value-type="string" office:string-value="" calcext:value-type="error">
            <text:p>#N/DISP</text:p>
          </table:table-cell>
          <table:table-cell table:formula="of:=IF([.A382]=2;[.C382];NA())" office:value-type="string" office:string-value="" calcext:value-type="error">
            <text:p>#N/DISP</text:p>
          </table:table-cell>
          <table:table-cell table:formula="of:=IF([.A382]=3;[.C3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833" calcext:value-type="float">
            <text:p>6,3833</text:p>
          </table:table-cell>
          <table:table-cell office:value-type="float" office:value="14.29915" calcext:value-type="float">
            <text:p>14,29915</text:p>
          </table:table-cell>
          <table:table-cell table:formula="of:=IF([.A383]=0;[.C383];NA())" office:value-type="float" office:value="14.29915" calcext:value-type="float">
            <text:p>14,29915</text:p>
          </table:table-cell>
          <table:table-cell table:formula="of:=IF([.A383]=1;[.C383];NA())" office:value-type="string" office:string-value="" calcext:value-type="error">
            <text:p>#N/DISP</text:p>
          </table:table-cell>
          <table:table-cell table:formula="of:=IF([.A383]=2;[.C383];NA())" office:value-type="string" office:string-value="" calcext:value-type="error">
            <text:p>#N/DISP</text:p>
          </table:table-cell>
          <table:table-cell table:formula="of:=IF([.A383]=3;[.C3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7929" calcext:value-type="float">
            <text:p>6,27929</text:p>
          </table:table-cell>
          <table:table-cell office:value-type="float" office:value="14.25777" calcext:value-type="float">
            <text:p>14,25777</text:p>
          </table:table-cell>
          <table:table-cell table:formula="of:=IF([.A384]=0;[.C384];NA())" office:value-type="float" office:value="14.25777" calcext:value-type="float">
            <text:p>14,25777</text:p>
          </table:table-cell>
          <table:table-cell table:formula="of:=IF([.A384]=1;[.C384];NA())" office:value-type="string" office:string-value="" calcext:value-type="error">
            <text:p>#N/DISP</text:p>
          </table:table-cell>
          <table:table-cell table:formula="of:=IF([.A384]=2;[.C384];NA())" office:value-type="string" office:string-value="" calcext:value-type="error">
            <text:p>#N/DISP</text:p>
          </table:table-cell>
          <table:table-cell table:formula="of:=IF([.A384]=3;[.C3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591" calcext:value-type="float">
            <text:p>6,17591</text:p>
          </table:table-cell>
          <table:table-cell office:value-type="float" office:value="14.21435" calcext:value-type="float">
            <text:p>14,21435</text:p>
          </table:table-cell>
          <table:table-cell table:formula="of:=IF([.A385]=0;[.C385];NA())" office:value-type="float" office:value="14.21435" calcext:value-type="float">
            <text:p>14,21435</text:p>
          </table:table-cell>
          <table:table-cell table:formula="of:=IF([.A385]=1;[.C385];NA())" office:value-type="string" office:string-value="" calcext:value-type="error">
            <text:p>#N/DISP</text:p>
          </table:table-cell>
          <table:table-cell table:formula="of:=IF([.A385]=2;[.C385];NA())" office:value-type="string" office:string-value="" calcext:value-type="error">
            <text:p>#N/DISP</text:p>
          </table:table-cell>
          <table:table-cell table:formula="of:=IF([.A385]=3;[.C3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32" calcext:value-type="float">
            <text:p>6,0732</text:p>
          </table:table-cell>
          <table:table-cell office:value-type="float" office:value="14.16889" calcext:value-type="float">
            <text:p>14,16889</text:p>
          </table:table-cell>
          <table:table-cell table:formula="of:=IF([.A386]=0;[.C386];NA())" office:value-type="float" office:value="14.16889" calcext:value-type="float">
            <text:p>14,16889</text:p>
          </table:table-cell>
          <table:table-cell table:formula="of:=IF([.A386]=1;[.C386];NA())" office:value-type="string" office:string-value="" calcext:value-type="error">
            <text:p>#N/DISP</text:p>
          </table:table-cell>
          <table:table-cell table:formula="of:=IF([.A386]=2;[.C386];NA())" office:value-type="string" office:string-value="" calcext:value-type="error">
            <text:p>#N/DISP</text:p>
          </table:table-cell>
          <table:table-cell table:formula="of:=IF([.A386]=3;[.C3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12" calcext:value-type="float">
            <text:p>5,9712</text:p>
          </table:table-cell>
          <table:table-cell office:value-type="float" office:value="14.12142" calcext:value-type="float">
            <text:p>14,12142</text:p>
          </table:table-cell>
          <table:table-cell table:formula="of:=IF([.A387]=0;[.C387];NA())" office:value-type="float" office:value="14.12142" calcext:value-type="float">
            <text:p>14,12142</text:p>
          </table:table-cell>
          <table:table-cell table:formula="of:=IF([.A387]=1;[.C387];NA())" office:value-type="string" office:string-value="" calcext:value-type="error">
            <text:p>#N/DISP</text:p>
          </table:table-cell>
          <table:table-cell table:formula="of:=IF([.A387]=2;[.C387];NA())" office:value-type="string" office:string-value="" calcext:value-type="error">
            <text:p>#N/DISP</text:p>
          </table:table-cell>
          <table:table-cell table:formula="of:=IF([.A387]=3;[.C3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996" calcext:value-type="float">
            <text:p>5,86996</text:p>
          </table:table-cell>
          <table:table-cell office:value-type="float" office:value="14.07193" calcext:value-type="float">
            <text:p>14,07193</text:p>
          </table:table-cell>
          <table:table-cell table:formula="of:=IF([.A388]=0;[.C388];NA())" office:value-type="float" office:value="14.07193" calcext:value-type="float">
            <text:p>14,07193</text:p>
          </table:table-cell>
          <table:table-cell table:formula="of:=IF([.A388]=1;[.C388];NA())" office:value-type="string" office:string-value="" calcext:value-type="error">
            <text:p>#N/DISP</text:p>
          </table:table-cell>
          <table:table-cell table:formula="of:=IF([.A388]=2;[.C388];NA())" office:value-type="string" office:string-value="" calcext:value-type="error">
            <text:p>#N/DISP</text:p>
          </table:table-cell>
          <table:table-cell table:formula="of:=IF([.A388]=3;[.C3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951" calcext:value-type="float">
            <text:p>5,76951</text:p>
          </table:table-cell>
          <table:table-cell office:value-type="float" office:value="14.02044" calcext:value-type="float">
            <text:p>14,02044</text:p>
          </table:table-cell>
          <table:table-cell table:formula="of:=IF([.A389]=0;[.C389];NA())" office:value-type="float" office:value="14.02044" calcext:value-type="float">
            <text:p>14,02044</text:p>
          </table:table-cell>
          <table:table-cell table:formula="of:=IF([.A389]=1;[.C389];NA())" office:value-type="string" office:string-value="" calcext:value-type="error">
            <text:p>#N/DISP</text:p>
          </table:table-cell>
          <table:table-cell table:formula="of:=IF([.A389]=2;[.C389];NA())" office:value-type="string" office:string-value="" calcext:value-type="error">
            <text:p>#N/DISP</text:p>
          </table:table-cell>
          <table:table-cell table:formula="of:=IF([.A389]=3;[.C3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988" calcext:value-type="float">
            <text:p>5,66988</text:p>
          </table:table-cell>
          <table:table-cell office:value-type="float" office:value="13.96696" calcext:value-type="float">
            <text:p>13,96696</text:p>
          </table:table-cell>
          <table:table-cell table:formula="of:=IF([.A390]=0;[.C390];NA())" office:value-type="float" office:value="13.96696" calcext:value-type="float">
            <text:p>13,96696</text:p>
          </table:table-cell>
          <table:table-cell table:formula="of:=IF([.A390]=1;[.C390];NA())" office:value-type="string" office:string-value="" calcext:value-type="error">
            <text:p>#N/DISP</text:p>
          </table:table-cell>
          <table:table-cell table:formula="of:=IF([.A390]=2;[.C390];NA())" office:value-type="string" office:string-value="" calcext:value-type="error">
            <text:p>#N/DISP</text:p>
          </table:table-cell>
          <table:table-cell table:formula="of:=IF([.A390]=3;[.C3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1015" calcext:value-type="float">
            <text:p>10,31015</text:p>
          </table:table-cell>
          <table:table-cell office:value-type="float" office:value="10.43078" calcext:value-type="float">
            <text:p>10,43078</text:p>
          </table:table-cell>
          <table:table-cell table:formula="of:=IF([.A391]=0;[.C391];NA())" office:value-type="string" office:string-value="" calcext:value-type="error">
            <text:p>#N/DISP</text:p>
          </table:table-cell>
          <table:table-cell table:formula="of:=IF([.A391]=1;[.C391];NA())" office:value-type="float" office:value="10.43078" calcext:value-type="float">
            <text:p>10,43078</text:p>
          </table:table-cell>
          <table:table-cell table:formula="of:=IF([.A391]=2;[.C391];NA())" office:value-type="string" office:string-value="" calcext:value-type="error">
            <text:p>#N/DISP</text:p>
          </table:table-cell>
          <table:table-cell table:formula="of:=IF([.A391]=3;[.C3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13.91151" calcext:value-type="float">
            <text:p>13,91151</text:p>
          </table:table-cell>
          <table:table-cell table:formula="of:=IF([.A392]=0;[.C392];NA())" office:value-type="float" office:value="13.91151" calcext:value-type="float">
            <text:p>13,91151</text:p>
          </table:table-cell>
          <table:table-cell table:formula="of:=IF([.A392]=1;[.C392];NA())" office:value-type="string" office:string-value="" calcext:value-type="error">
            <text:p>#N/DISP</text:p>
          </table:table-cell>
          <table:table-cell table:formula="of:=IF([.A392]=2;[.C392];NA())" office:value-type="string" office:string-value="" calcext:value-type="error">
            <text:p>#N/DISP</text:p>
          </table:table-cell>
          <table:table-cell table:formula="of:=IF([.A392]=3;[.C3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7329" calcext:value-type="float">
            <text:p>5,47329</text:p>
          </table:table-cell>
          <table:table-cell office:value-type="float" office:value="13.8541" calcext:value-type="float">
            <text:p>13,8541</text:p>
          </table:table-cell>
          <table:table-cell table:formula="of:=IF([.A393]=0;[.C393];NA())" office:value-type="float" office:value="13.8541" calcext:value-type="float">
            <text:p>13,8541</text:p>
          </table:table-cell>
          <table:table-cell table:formula="of:=IF([.A393]=1;[.C393];NA())" office:value-type="string" office:string-value="" calcext:value-type="error">
            <text:p>#N/DISP</text:p>
          </table:table-cell>
          <table:table-cell table:formula="of:=IF([.A393]=2;[.C393];NA())" office:value-type="string" office:string-value="" calcext:value-type="error">
            <text:p>#N/DISP</text:p>
          </table:table-cell>
          <table:table-cell table:formula="of:=IF([.A393]=3;[.C3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7639" calcext:value-type="float">
            <text:p>5,37639</text:p>
          </table:table-cell>
          <table:table-cell office:value-type="float" office:value="13.79474" calcext:value-type="float">
            <text:p>13,79474</text:p>
          </table:table-cell>
          <table:table-cell table:formula="of:=IF([.A394]=0;[.C394];NA())" office:value-type="float" office:value="13.79474" calcext:value-type="float">
            <text:p>13,79474</text:p>
          </table:table-cell>
          <table:table-cell table:formula="of:=IF([.A394]=1;[.C394];NA())" office:value-type="string" office:string-value="" calcext:value-type="error">
            <text:p>#N/DISP</text:p>
          </table:table-cell>
          <table:table-cell table:formula="of:=IF([.A394]=2;[.C394];NA())" office:value-type="string" office:string-value="" calcext:value-type="error">
            <text:p>#N/DISP</text:p>
          </table:table-cell>
          <table:table-cell table:formula="of:=IF([.A394]=3;[.C3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8049" calcext:value-type="float">
            <text:p>5,28049</text:p>
          </table:table-cell>
          <table:table-cell office:value-type="float" office:value="13.73346" calcext:value-type="float">
            <text:p>13,73346</text:p>
          </table:table-cell>
          <table:table-cell table:formula="of:=IF([.A395]=0;[.C395];NA())" office:value-type="float" office:value="13.73346" calcext:value-type="float">
            <text:p>13,73346</text:p>
          </table:table-cell>
          <table:table-cell table:formula="of:=IF([.A395]=1;[.C395];NA())" office:value-type="string" office:string-value="" calcext:value-type="error">
            <text:p>#N/DISP</text:p>
          </table:table-cell>
          <table:table-cell table:formula="of:=IF([.A395]=2;[.C395];NA())" office:value-type="string" office:string-value="" calcext:value-type="error">
            <text:p>#N/DISP</text:p>
          </table:table-cell>
          <table:table-cell table:formula="of:=IF([.A395]=3;[.C3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856" calcext:value-type="float">
            <text:p>5,1856</text:p>
          </table:table-cell>
          <table:table-cell office:value-type="float" office:value="13.67025" calcext:value-type="float">
            <text:p>13,67025</text:p>
          </table:table-cell>
          <table:table-cell table:formula="of:=IF([.A396]=0;[.C396];NA())" office:value-type="float" office:value="13.67025" calcext:value-type="float">
            <text:p>13,67025</text:p>
          </table:table-cell>
          <table:table-cell table:formula="of:=IF([.A396]=1;[.C396];NA())" office:value-type="string" office:string-value="" calcext:value-type="error">
            <text:p>#N/DISP</text:p>
          </table:table-cell>
          <table:table-cell table:formula="of:=IF([.A396]=2;[.C396];NA())" office:value-type="string" office:string-value="" calcext:value-type="error">
            <text:p>#N/DISP</text:p>
          </table:table-cell>
          <table:table-cell table:formula="of:=IF([.A396]=3;[.C3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9178" calcext:value-type="float">
            <text:p>5,09178</text:p>
          </table:table-cell>
          <table:table-cell office:value-type="float" office:value="13.60515" calcext:value-type="float">
            <text:p>13,60515</text:p>
          </table:table-cell>
          <table:table-cell table:formula="of:=IF([.A397]=0;[.C397];NA())" office:value-type="float" office:value="13.60515" calcext:value-type="float">
            <text:p>13,60515</text:p>
          </table:table-cell>
          <table:table-cell table:formula="of:=IF([.A397]=1;[.C397];NA())" office:value-type="string" office:string-value="" calcext:value-type="error">
            <text:p>#N/DISP</text:p>
          </table:table-cell>
          <table:table-cell table:formula="of:=IF([.A397]=2;[.C397];NA())" office:value-type="string" office:string-value="" calcext:value-type="error">
            <text:p>#N/DISP</text:p>
          </table:table-cell>
          <table:table-cell table:formula="of:=IF([.A397]=3;[.C3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9906" calcext:value-type="float">
            <text:p>4,99906</text:p>
          </table:table-cell>
          <table:table-cell office:value-type="float" office:value="13.53817" calcext:value-type="float">
            <text:p>13,53817</text:p>
          </table:table-cell>
          <table:table-cell table:formula="of:=IF([.A398]=0;[.C398];NA())" office:value-type="float" office:value="13.53817" calcext:value-type="float">
            <text:p>13,53817</text:p>
          </table:table-cell>
          <table:table-cell table:formula="of:=IF([.A398]=1;[.C398];NA())" office:value-type="string" office:string-value="" calcext:value-type="error">
            <text:p>#N/DISP</text:p>
          </table:table-cell>
          <table:table-cell table:formula="of:=IF([.A398]=2;[.C398];NA())" office:value-type="string" office:string-value="" calcext:value-type="error">
            <text:p>#N/DISP</text:p>
          </table:table-cell>
          <table:table-cell table:formula="of:=IF([.A398]=3;[.C3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748" calcext:value-type="float">
            <text:p>4,90748</text:p>
          </table:table-cell>
          <table:table-cell office:value-type="float" office:value="13.46933" calcext:value-type="float">
            <text:p>13,46933</text:p>
          </table:table-cell>
          <table:table-cell table:formula="of:=IF([.A399]=0;[.C399];NA())" office:value-type="float" office:value="13.46933" calcext:value-type="float">
            <text:p>13,46933</text:p>
          </table:table-cell>
          <table:table-cell table:formula="of:=IF([.A399]=1;[.C399];NA())" office:value-type="string" office:string-value="" calcext:value-type="error">
            <text:p>#N/DISP</text:p>
          </table:table-cell>
          <table:table-cell table:formula="of:=IF([.A399]=2;[.C399];NA())" office:value-type="string" office:string-value="" calcext:value-type="error">
            <text:p>#N/DISP</text:p>
          </table:table-cell>
          <table:table-cell table:formula="of:=IF([.A399]=3;[.C3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708" calcext:value-type="float">
            <text:p>4,81708</text:p>
          </table:table-cell>
          <table:table-cell office:value-type="float" office:value="13.39864" calcext:value-type="float">
            <text:p>13,39864</text:p>
          </table:table-cell>
          <table:table-cell table:formula="of:=IF([.A400]=0;[.C400];NA())" office:value-type="float" office:value="13.39864" calcext:value-type="float">
            <text:p>13,39864</text:p>
          </table:table-cell>
          <table:table-cell table:formula="of:=IF([.A400]=1;[.C400];NA())" office:value-type="string" office:string-value="" calcext:value-type="error">
            <text:p>#N/DISP</text:p>
          </table:table-cell>
          <table:table-cell table:formula="of:=IF([.A400]=2;[.C400];NA())" office:value-type="string" office:string-value="" calcext:value-type="error">
            <text:p>#N/DISP</text:p>
          </table:table-cell>
          <table:table-cell table:formula="of:=IF([.A400]=3;[.C4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789" calcext:value-type="float">
            <text:p>4,72789</text:p>
          </table:table-cell>
          <table:table-cell office:value-type="float" office:value="13.32614" calcext:value-type="float">
            <text:p>13,32614</text:p>
          </table:table-cell>
          <table:table-cell table:formula="of:=IF([.A401]=0;[.C401];NA())" office:value-type="float" office:value="13.32614" calcext:value-type="float">
            <text:p>13,32614</text:p>
          </table:table-cell>
          <table:table-cell table:formula="of:=IF([.A401]=1;[.C401];NA())" office:value-type="string" office:string-value="" calcext:value-type="error">
            <text:p>#N/DISP</text:p>
          </table:table-cell>
          <table:table-cell table:formula="of:=IF([.A401]=2;[.C401];NA())" office:value-type="string" office:string-value="" calcext:value-type="error">
            <text:p>#N/DISP</text:p>
          </table:table-cell>
          <table:table-cell table:formula="of:=IF([.A401]=3;[.C4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8956" calcext:value-type="float">
            <text:p>10,28956</text:p>
          </table:table-cell>
          <table:table-cell office:value-type="float" office:value="10.46272" calcext:value-type="float">
            <text:p>10,46272</text:p>
          </table:table-cell>
          <table:table-cell table:formula="of:=IF([.A402]=0;[.C402];NA())" office:value-type="string" office:string-value="" calcext:value-type="error">
            <text:p>#N/DISP</text:p>
          </table:table-cell>
          <table:table-cell table:formula="of:=IF([.A402]=1;[.C402];NA())" office:value-type="float" office:value="10.46272" calcext:value-type="float">
            <text:p>10,46272</text:p>
          </table:table-cell>
          <table:table-cell table:formula="of:=IF([.A402]=2;[.C402];NA())" office:value-type="string" office:string-value="" calcext:value-type="error">
            <text:p>#N/DISP</text:p>
          </table:table-cell>
          <table:table-cell table:formula="of:=IF([.A402]=3;[.C4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3995" calcext:value-type="float">
            <text:p>4,63995</text:p>
          </table:table-cell>
          <table:table-cell office:value-type="float" office:value="13.25183" calcext:value-type="float">
            <text:p>13,25183</text:p>
          </table:table-cell>
          <table:table-cell table:formula="of:=IF([.A403]=0;[.C403];NA())" office:value-type="float" office:value="13.25183" calcext:value-type="float">
            <text:p>13,25183</text:p>
          </table:table-cell>
          <table:table-cell table:formula="of:=IF([.A403]=1;[.C403];NA())" office:value-type="string" office:string-value="" calcext:value-type="error">
            <text:p>#N/DISP</text:p>
          </table:table-cell>
          <table:table-cell table:formula="of:=IF([.A403]=2;[.C403];NA())" office:value-type="string" office:string-value="" calcext:value-type="error">
            <text:p>#N/DISP</text:p>
          </table:table-cell>
          <table:table-cell table:formula="of:=IF([.A403]=3;[.C4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5329" calcext:value-type="float">
            <text:p>4,55329</text:p>
          </table:table-cell>
          <table:table-cell office:value-type="float" office:value="13.17574" calcext:value-type="float">
            <text:p>13,17574</text:p>
          </table:table-cell>
          <table:table-cell table:formula="of:=IF([.A404]=0;[.C404];NA())" office:value-type="float" office:value="13.17574" calcext:value-type="float">
            <text:p>13,17574</text:p>
          </table:table-cell>
          <table:table-cell table:formula="of:=IF([.A404]=1;[.C404];NA())" office:value-type="string" office:string-value="" calcext:value-type="error">
            <text:p>#N/DISP</text:p>
          </table:table-cell>
          <table:table-cell table:formula="of:=IF([.A404]=2;[.C404];NA())" office:value-type="string" office:string-value="" calcext:value-type="error">
            <text:p>#N/DISP</text:p>
          </table:table-cell>
          <table:table-cell table:formula="of:=IF([.A404]=3;[.C4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796" calcext:value-type="float">
            <text:p>4,46796</text:p>
          </table:table-cell>
          <table:table-cell office:value-type="float" office:value="13.09789" calcext:value-type="float">
            <text:p>13,09789</text:p>
          </table:table-cell>
          <table:table-cell table:formula="of:=IF([.A405]=0;[.C405];NA())" office:value-type="float" office:value="13.09789" calcext:value-type="float">
            <text:p>13,09789</text:p>
          </table:table-cell>
          <table:table-cell table:formula="of:=IF([.A405]=1;[.C405];NA())" office:value-type="string" office:string-value="" calcext:value-type="error">
            <text:p>#N/DISP</text:p>
          </table:table-cell>
          <table:table-cell table:formula="of:=IF([.A405]=2;[.C405];NA())" office:value-type="string" office:string-value="" calcext:value-type="error">
            <text:p>#N/DISP</text:p>
          </table:table-cell>
          <table:table-cell table:formula="of:=IF([.A405]=3;[.C4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8398" calcext:value-type="float">
            <text:p>4,38398</text:p>
          </table:table-cell>
          <table:table-cell office:value-type="float" office:value="13.0183" calcext:value-type="float">
            <text:p>13,0183</text:p>
          </table:table-cell>
          <table:table-cell table:formula="of:=IF([.A406]=0;[.C406];NA())" office:value-type="float" office:value="13.0183" calcext:value-type="float">
            <text:p>13,0183</text:p>
          </table:table-cell>
          <table:table-cell table:formula="of:=IF([.A406]=1;[.C406];NA())" office:value-type="string" office:string-value="" calcext:value-type="error">
            <text:p>#N/DISP</text:p>
          </table:table-cell>
          <table:table-cell table:formula="of:=IF([.A406]=2;[.C406];NA())" office:value-type="string" office:string-value="" calcext:value-type="error">
            <text:p>#N/DISP</text:p>
          </table:table-cell>
          <table:table-cell table:formula="of:=IF([.A406]=3;[.C4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14" calcext:value-type="float">
            <text:p>4,3014</text:p>
          </table:table-cell>
          <table:table-cell office:value-type="float" office:value="12.93701" calcext:value-type="float">
            <text:p>12,93701</text:p>
          </table:table-cell>
          <table:table-cell table:formula="of:=IF([.A407]=0;[.C407];NA())" office:value-type="float" office:value="12.93701" calcext:value-type="float">
            <text:p>12,93701</text:p>
          </table:table-cell>
          <table:table-cell table:formula="of:=IF([.A407]=1;[.C407];NA())" office:value-type="string" office:string-value="" calcext:value-type="error">
            <text:p>#N/DISP</text:p>
          </table:table-cell>
          <table:table-cell table:formula="of:=IF([.A407]=2;[.C407];NA())" office:value-type="string" office:string-value="" calcext:value-type="error">
            <text:p>#N/DISP</text:p>
          </table:table-cell>
          <table:table-cell table:formula="of:=IF([.A407]=3;[.C4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024" calcext:value-type="float">
            <text:p>4,22024</text:p>
          </table:table-cell>
          <table:table-cell office:value-type="float" office:value="12.85402" calcext:value-type="float">
            <text:p>12,85402</text:p>
          </table:table-cell>
          <table:table-cell table:formula="of:=IF([.A408]=0;[.C408];NA())" office:value-type="float" office:value="12.85402" calcext:value-type="float">
            <text:p>12,85402</text:p>
          </table:table-cell>
          <table:table-cell table:formula="of:=IF([.A408]=1;[.C408];NA())" office:value-type="string" office:string-value="" calcext:value-type="error">
            <text:p>#N/DISP</text:p>
          </table:table-cell>
          <table:table-cell table:formula="of:=IF([.A408]=2;[.C408];NA())" office:value-type="string" office:string-value="" calcext:value-type="error">
            <text:p>#N/DISP</text:p>
          </table:table-cell>
          <table:table-cell table:formula="of:=IF([.A408]=3;[.C4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055" calcext:value-type="float">
            <text:p>4,14055</text:p>
          </table:table-cell>
          <table:table-cell office:value-type="float" office:value="12.76938" calcext:value-type="float">
            <text:p>12,76938</text:p>
          </table:table-cell>
          <table:table-cell table:formula="of:=IF([.A409]=0;[.C409];NA())" office:value-type="float" office:value="12.76938" calcext:value-type="float">
            <text:p>12,76938</text:p>
          </table:table-cell>
          <table:table-cell table:formula="of:=IF([.A409]=1;[.C409];NA())" office:value-type="string" office:string-value="" calcext:value-type="error">
            <text:p>#N/DISP</text:p>
          </table:table-cell>
          <table:table-cell table:formula="of:=IF([.A409]=2;[.C409];NA())" office:value-type="string" office:string-value="" calcext:value-type="error">
            <text:p>#N/DISP</text:p>
          </table:table-cell>
          <table:table-cell table:formula="of:=IF([.A409]=3;[.C4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6235" calcext:value-type="float">
            <text:p>4,06235</text:p>
          </table:table-cell>
          <table:table-cell office:value-type="float" office:value="12.68309" calcext:value-type="float">
            <text:p>12,68309</text:p>
          </table:table-cell>
          <table:table-cell table:formula="of:=IF([.A410]=0;[.C410];NA())" office:value-type="float" office:value="12.68309" calcext:value-type="float">
            <text:p>12,68309</text:p>
          </table:table-cell>
          <table:table-cell table:formula="of:=IF([.A410]=1;[.C410];NA())" office:value-type="string" office:string-value="" calcext:value-type="error">
            <text:p>#N/DISP</text:p>
          </table:table-cell>
          <table:table-cell table:formula="of:=IF([.A410]=2;[.C410];NA())" office:value-type="string" office:string-value="" calcext:value-type="error">
            <text:p>#N/DISP</text:p>
          </table:table-cell>
          <table:table-cell table:formula="of:=IF([.A410]=3;[.C4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568" calcext:value-type="float">
            <text:p>3,98568</text:p>
          </table:table-cell>
          <table:table-cell office:value-type="float" office:value="12.5952" calcext:value-type="float">
            <text:p>12,5952</text:p>
          </table:table-cell>
          <table:table-cell table:formula="of:=IF([.A411]=0;[.C411];NA())" office:value-type="float" office:value="12.5952" calcext:value-type="float">
            <text:p>12,5952</text:p>
          </table:table-cell>
          <table:table-cell table:formula="of:=IF([.A411]=1;[.C411];NA())" office:value-type="string" office:string-value="" calcext:value-type="error">
            <text:p>#N/DISP</text:p>
          </table:table-cell>
          <table:table-cell table:formula="of:=IF([.A411]=2;[.C411];NA())" office:value-type="string" office:string-value="" calcext:value-type="error">
            <text:p>#N/DISP</text:p>
          </table:table-cell>
          <table:table-cell table:formula="of:=IF([.A411]=3;[.C4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057" calcext:value-type="float">
            <text:p>3,91057</text:p>
          </table:table-cell>
          <table:table-cell office:value-type="float" office:value="12.50572" calcext:value-type="float">
            <text:p>12,50572</text:p>
          </table:table-cell>
          <table:table-cell table:formula="of:=IF([.A412]=0;[.C412];NA())" office:value-type="float" office:value="12.50572" calcext:value-type="float">
            <text:p>12,50572</text:p>
          </table:table-cell>
          <table:table-cell table:formula="of:=IF([.A412]=1;[.C412];NA())" office:value-type="string" office:string-value="" calcext:value-type="error">
            <text:p>#N/DISP</text:p>
          </table:table-cell>
          <table:table-cell table:formula="of:=IF([.A412]=2;[.C412];NA())" office:value-type="string" office:string-value="" calcext:value-type="error">
            <text:p>#N/DISP</text:p>
          </table:table-cell>
          <table:table-cell table:formula="of:=IF([.A412]=3;[.C4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6823" calcext:value-type="float">
            <text:p>10,26823</text:p>
          </table:table-cell>
          <table:table-cell office:value-type="float" office:value="10.49439" calcext:value-type="float">
            <text:p>10,49439</text:p>
          </table:table-cell>
          <table:table-cell table:formula="of:=IF([.A413]=0;[.C413];NA())" office:value-type="string" office:string-value="" calcext:value-type="error">
            <text:p>#N/DISP</text:p>
          </table:table-cell>
          <table:table-cell table:formula="of:=IF([.A413]=1;[.C413];NA())" office:value-type="float" office:value="10.49439" calcext:value-type="float">
            <text:p>10,49439</text:p>
          </table:table-cell>
          <table:table-cell table:formula="of:=IF([.A413]=2;[.C413];NA())" office:value-type="string" office:string-value="" calcext:value-type="error">
            <text:p>#N/DISP</text:p>
          </table:table-cell>
          <table:table-cell table:formula="of:=IF([.A413]=3;[.C4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705" calcext:value-type="float">
            <text:p>3,83705</text:p>
          </table:table-cell>
          <table:table-cell office:value-type="float" office:value="12.41469" calcext:value-type="float">
            <text:p>12,41469</text:p>
          </table:table-cell>
          <table:table-cell table:formula="of:=IF([.A414]=0;[.C414];NA())" office:value-type="float" office:value="12.41469" calcext:value-type="float">
            <text:p>12,41469</text:p>
          </table:table-cell>
          <table:table-cell table:formula="of:=IF([.A414]=1;[.C414];NA())" office:value-type="string" office:string-value="" calcext:value-type="error">
            <text:p>#N/DISP</text:p>
          </table:table-cell>
          <table:table-cell table:formula="of:=IF([.A414]=2;[.C414];NA())" office:value-type="string" office:string-value="" calcext:value-type="error">
            <text:p>#N/DISP</text:p>
          </table:table-cell>
          <table:table-cell table:formula="of:=IF([.A414]=3;[.C4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517" calcext:value-type="float">
            <text:p>3,76517</text:p>
          </table:table-cell>
          <table:table-cell office:value-type="float" office:value="12.32213" calcext:value-type="float">
            <text:p>12,32213</text:p>
          </table:table-cell>
          <table:table-cell table:formula="of:=IF([.A415]=0;[.C415];NA())" office:value-type="float" office:value="12.32213" calcext:value-type="float">
            <text:p>12,32213</text:p>
          </table:table-cell>
          <table:table-cell table:formula="of:=IF([.A415]=1;[.C415];NA())" office:value-type="string" office:string-value="" calcext:value-type="error">
            <text:p>#N/DISP</text:p>
          </table:table-cell>
          <table:table-cell table:formula="of:=IF([.A415]=2;[.C415];NA())" office:value-type="string" office:string-value="" calcext:value-type="error">
            <text:p>#N/DISP</text:p>
          </table:table-cell>
          <table:table-cell table:formula="of:=IF([.A415]=3;[.C4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494" calcext:value-type="float">
            <text:p>3,69494</text:p>
          </table:table-cell>
          <table:table-cell office:value-type="float" office:value="12.22807" calcext:value-type="float">
            <text:p>12,22807</text:p>
          </table:table-cell>
          <table:table-cell table:formula="of:=IF([.A416]=0;[.C416];NA())" office:value-type="float" office:value="12.22807" calcext:value-type="float">
            <text:p>12,22807</text:p>
          </table:table-cell>
          <table:table-cell table:formula="of:=IF([.A416]=1;[.C416];NA())" office:value-type="string" office:string-value="" calcext:value-type="error">
            <text:p>#N/DISP</text:p>
          </table:table-cell>
          <table:table-cell table:formula="of:=IF([.A416]=2;[.C416];NA())" office:value-type="string" office:string-value="" calcext:value-type="error">
            <text:p>#N/DISP</text:p>
          </table:table-cell>
          <table:table-cell table:formula="of:=IF([.A416]=3;[.C4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64" calcext:value-type="float">
            <text:p>3,6264</text:p>
          </table:table-cell>
          <table:table-cell office:value-type="float" office:value="12.13254" calcext:value-type="float">
            <text:p>12,13254</text:p>
          </table:table-cell>
          <table:table-cell table:formula="of:=IF([.A417]=0;[.C417];NA())" office:value-type="float" office:value="12.13254" calcext:value-type="float">
            <text:p>12,13254</text:p>
          </table:table-cell>
          <table:table-cell table:formula="of:=IF([.A417]=1;[.C417];NA())" office:value-type="string" office:string-value="" calcext:value-type="error">
            <text:p>#N/DISP</text:p>
          </table:table-cell>
          <table:table-cell table:formula="of:=IF([.A417]=2;[.C417];NA())" office:value-type="string" office:string-value="" calcext:value-type="error">
            <text:p>#N/DISP</text:p>
          </table:table-cell>
          <table:table-cell table:formula="of:=IF([.A417]=3;[.C4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958" calcext:value-type="float">
            <text:p>3,55958</text:p>
          </table:table-cell>
          <table:table-cell office:value-type="float" office:value="12.03557" calcext:value-type="float">
            <text:p>12,03557</text:p>
          </table:table-cell>
          <table:table-cell table:formula="of:=IF([.A418]=0;[.C418];NA())" office:value-type="float" office:value="12.03557" calcext:value-type="float">
            <text:p>12,03557</text:p>
          </table:table-cell>
          <table:table-cell table:formula="of:=IF([.A418]=1;[.C418];NA())" office:value-type="string" office:string-value="" calcext:value-type="error">
            <text:p>#N/DISP</text:p>
          </table:table-cell>
          <table:table-cell table:formula="of:=IF([.A418]=2;[.C418];NA())" office:value-type="string" office:string-value="" calcext:value-type="error">
            <text:p>#N/DISP</text:p>
          </table:table-cell>
          <table:table-cell table:formula="of:=IF([.A418]=3;[.C4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45" calcext:value-type="float">
            <text:p>3,4945</text:p>
          </table:table-cell>
          <table:table-cell office:value-type="float" office:value="11.93719" calcext:value-type="float">
            <text:p>11,93719</text:p>
          </table:table-cell>
          <table:table-cell table:formula="of:=IF([.A419]=0;[.C419];NA())" office:value-type="float" office:value="11.93719" calcext:value-type="float">
            <text:p>11,93719</text:p>
          </table:table-cell>
          <table:table-cell table:formula="of:=IF([.A419]=1;[.C419];NA())" office:value-type="string" office:string-value="" calcext:value-type="error">
            <text:p>#N/DISP</text:p>
          </table:table-cell>
          <table:table-cell table:formula="of:=IF([.A419]=2;[.C419];NA())" office:value-type="string" office:string-value="" calcext:value-type="error">
            <text:p>#N/DISP</text:p>
          </table:table-cell>
          <table:table-cell table:formula="of:=IF([.A419]=3;[.C4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121" calcext:value-type="float">
            <text:p>3,43121</text:p>
          </table:table-cell>
          <table:table-cell office:value-type="float" office:value="11.83744" calcext:value-type="float">
            <text:p>11,83744</text:p>
          </table:table-cell>
          <table:table-cell table:formula="of:=IF([.A420]=0;[.C420];NA())" office:value-type="float" office:value="11.83744" calcext:value-type="float">
            <text:p>11,83744</text:p>
          </table:table-cell>
          <table:table-cell table:formula="of:=IF([.A420]=1;[.C420];NA())" office:value-type="string" office:string-value="" calcext:value-type="error">
            <text:p>#N/DISP</text:p>
          </table:table-cell>
          <table:table-cell table:formula="of:=IF([.A420]=2;[.C420];NA())" office:value-type="string" office:string-value="" calcext:value-type="error">
            <text:p>#N/DISP</text:p>
          </table:table-cell>
          <table:table-cell table:formula="of:=IF([.A420]=3;[.C4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972" calcext:value-type="float">
            <text:p>3,36972</text:p>
          </table:table-cell>
          <table:table-cell office:value-type="float" office:value="11.73634" calcext:value-type="float">
            <text:p>11,73634</text:p>
          </table:table-cell>
          <table:table-cell table:formula="of:=IF([.A421]=0;[.C421];NA())" office:value-type="float" office:value="11.73634" calcext:value-type="float">
            <text:p>11,73634</text:p>
          </table:table-cell>
          <table:table-cell table:formula="of:=IF([.A421]=1;[.C421];NA())" office:value-type="string" office:string-value="" calcext:value-type="error">
            <text:p>#N/DISP</text:p>
          </table:table-cell>
          <table:table-cell table:formula="of:=IF([.A421]=2;[.C421];NA())" office:value-type="string" office:string-value="" calcext:value-type="error">
            <text:p>#N/DISP</text:p>
          </table:table-cell>
          <table:table-cell table:formula="of:=IF([.A421]=3;[.C4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07" calcext:value-type="float">
            <text:p>3,31007</text:p>
          </table:table-cell>
          <table:table-cell office:value-type="float" office:value="11.63394" calcext:value-type="float">
            <text:p>11,63394</text:p>
          </table:table-cell>
          <table:table-cell table:formula="of:=IF([.A422]=0;[.C422];NA())" office:value-type="float" office:value="11.63394" calcext:value-type="float">
            <text:p>11,63394</text:p>
          </table:table-cell>
          <table:table-cell table:formula="of:=IF([.A422]=1;[.C422];NA())" office:value-type="string" office:string-value="" calcext:value-type="error">
            <text:p>#N/DISP</text:p>
          </table:table-cell>
          <table:table-cell table:formula="of:=IF([.A422]=2;[.C422];NA())" office:value-type="string" office:string-value="" calcext:value-type="error">
            <text:p>#N/DISP</text:p>
          </table:table-cell>
          <table:table-cell table:formula="of:=IF([.A422]=3;[.C4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229" calcext:value-type="float">
            <text:p>3,25229</text:p>
          </table:table-cell>
          <table:table-cell office:value-type="float" office:value="11.53025" calcext:value-type="float">
            <text:p>11,53025</text:p>
          </table:table-cell>
          <table:table-cell table:formula="of:=IF([.A423]=0;[.C423];NA())" office:value-type="float" office:value="11.53025" calcext:value-type="float">
            <text:p>11,53025</text:p>
          </table:table-cell>
          <table:table-cell table:formula="of:=IF([.A423]=1;[.C423];NA())" office:value-type="string" office:string-value="" calcext:value-type="error">
            <text:p>#N/DISP</text:p>
          </table:table-cell>
          <table:table-cell table:formula="of:=IF([.A423]=2;[.C423];NA())" office:value-type="string" office:string-value="" calcext:value-type="error">
            <text:p>#N/DISP</text:p>
          </table:table-cell>
          <table:table-cell table:formula="of:=IF([.A423]=3;[.C4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4616" calcext:value-type="float">
            <text:p>10,24616</text:p>
          </table:table-cell>
          <table:table-cell office:value-type="float" office:value="10.52577" calcext:value-type="float">
            <text:p>10,52577</text:p>
          </table:table-cell>
          <table:table-cell table:formula="of:=IF([.A424]=0;[.C424];NA())" office:value-type="string" office:string-value="" calcext:value-type="error">
            <text:p>#N/DISP</text:p>
          </table:table-cell>
          <table:table-cell table:formula="of:=IF([.A424]=1;[.C424];NA())" office:value-type="float" office:value="10.52577" calcext:value-type="float">
            <text:p>10,52577</text:p>
          </table:table-cell>
          <table:table-cell table:formula="of:=IF([.A424]=2;[.C424];NA())" office:value-type="string" office:string-value="" calcext:value-type="error">
            <text:p>#N/DISP</text:p>
          </table:table-cell>
          <table:table-cell table:formula="of:=IF([.A424]=3;[.C4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11.42532" calcext:value-type="float">
            <text:p>11,42532</text:p>
          </table:table-cell>
          <table:table-cell table:formula="of:=IF([.A425]=0;[.C425];NA())" office:value-type="float" office:value="11.42532" calcext:value-type="float">
            <text:p>11,42532</text:p>
          </table:table-cell>
          <table:table-cell table:formula="of:=IF([.A425]=1;[.C425];NA())" office:value-type="string" office:string-value="" calcext:value-type="error">
            <text:p>#N/DISP</text:p>
          </table:table-cell>
          <table:table-cell table:formula="of:=IF([.A425]=2;[.C425];NA())" office:value-type="string" office:string-value="" calcext:value-type="error">
            <text:p>#N/DISP</text:p>
          </table:table-cell>
          <table:table-cell table:formula="of:=IF([.A425]=3;[.C4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241" calcext:value-type="float">
            <text:p>3,14241</text:p>
          </table:table-cell>
          <table:table-cell office:value-type="float" office:value="11.31918" calcext:value-type="float">
            <text:p>11,31918</text:p>
          </table:table-cell>
          <table:table-cell table:formula="of:=IF([.A426]=0;[.C426];NA())" office:value-type="float" office:value="11.31918" calcext:value-type="float">
            <text:p>11,31918</text:p>
          </table:table-cell>
          <table:table-cell table:formula="of:=IF([.A426]=1;[.C426];NA())" office:value-type="string" office:string-value="" calcext:value-type="error">
            <text:p>#N/DISP</text:p>
          </table:table-cell>
          <table:table-cell table:formula="of:=IF([.A426]=2;[.C426];NA())" office:value-type="string" office:string-value="" calcext:value-type="error">
            <text:p>#N/DISP</text:p>
          </table:table-cell>
          <table:table-cell table:formula="of:=IF([.A426]=3;[.C4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037" calcext:value-type="float">
            <text:p>3,09037</text:p>
          </table:table-cell>
          <table:table-cell office:value-type="float" office:value="11.21187" calcext:value-type="float">
            <text:p>11,21187</text:p>
          </table:table-cell>
          <table:table-cell table:formula="of:=IF([.A427]=0;[.C427];NA())" office:value-type="float" office:value="11.21187" calcext:value-type="float">
            <text:p>11,21187</text:p>
          </table:table-cell>
          <table:table-cell table:formula="of:=IF([.A427]=1;[.C427];NA())" office:value-type="string" office:string-value="" calcext:value-type="error">
            <text:p>#N/DISP</text:p>
          </table:table-cell>
          <table:table-cell table:formula="of:=IF([.A427]=2;[.C427];NA())" office:value-type="string" office:string-value="" calcext:value-type="error">
            <text:p>#N/DISP</text:p>
          </table:table-cell>
          <table:table-cell table:formula="of:=IF([.A427]=3;[.C4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403" calcext:value-type="float">
            <text:p>3,0403</text:p>
          </table:table-cell>
          <table:table-cell office:value-type="float" office:value="11.10342" calcext:value-type="float">
            <text:p>11,10342</text:p>
          </table:table-cell>
          <table:table-cell table:formula="of:=IF([.A428]=0;[.C428];NA())" office:value-type="float" office:value="11.10342" calcext:value-type="float">
            <text:p>11,10342</text:p>
          </table:table-cell>
          <table:table-cell table:formula="of:=IF([.A428]=1;[.C428];NA())" office:value-type="string" office:string-value="" calcext:value-type="error">
            <text:p>#N/DISP</text:p>
          </table:table-cell>
          <table:table-cell table:formula="of:=IF([.A428]=2;[.C428];NA())" office:value-type="string" office:string-value="" calcext:value-type="error">
            <text:p>#N/DISP</text:p>
          </table:table-cell>
          <table:table-cell table:formula="of:=IF([.A428]=3;[.C4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222" calcext:value-type="float">
            <text:p>2,99222</text:p>
          </table:table-cell>
          <table:table-cell office:value-type="float" office:value="10.99386" calcext:value-type="float">
            <text:p>10,99386</text:p>
          </table:table-cell>
          <table:table-cell table:formula="of:=IF([.A429]=0;[.C429];NA())" office:value-type="float" office:value="10.99386" calcext:value-type="float">
            <text:p>10,99386</text:p>
          </table:table-cell>
          <table:table-cell table:formula="of:=IF([.A429]=1;[.C429];NA())" office:value-type="string" office:string-value="" calcext:value-type="error">
            <text:p>#N/DISP</text:p>
          </table:table-cell>
          <table:table-cell table:formula="of:=IF([.A429]=2;[.C429];NA())" office:value-type="string" office:string-value="" calcext:value-type="error">
            <text:p>#N/DISP</text:p>
          </table:table-cell>
          <table:table-cell table:formula="of:=IF([.A429]=3;[.C4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4616" calcext:value-type="float">
            <text:p>2,94616</text:p>
          </table:table-cell>
          <table:table-cell office:value-type="float" office:value="10.88324" calcext:value-type="float">
            <text:p>10,88324</text:p>
          </table:table-cell>
          <table:table-cell table:formula="of:=IF([.A430]=0;[.C430];NA())" office:value-type="float" office:value="10.88324" calcext:value-type="float">
            <text:p>10,88324</text:p>
          </table:table-cell>
          <table:table-cell table:formula="of:=IF([.A430]=1;[.C430];NA())" office:value-type="string" office:string-value="" calcext:value-type="error">
            <text:p>#N/DISP</text:p>
          </table:table-cell>
          <table:table-cell table:formula="of:=IF([.A430]=2;[.C430];NA())" office:value-type="string" office:string-value="" calcext:value-type="error">
            <text:p>#N/DISP</text:p>
          </table:table-cell>
          <table:table-cell table:formula="of:=IF([.A430]=3;[.C4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0213" calcext:value-type="float">
            <text:p>2,90213</text:p>
          </table:table-cell>
          <table:table-cell office:value-type="float" office:value="10.77159" calcext:value-type="float">
            <text:p>10,77159</text:p>
          </table:table-cell>
          <table:table-cell table:formula="of:=IF([.A431]=0;[.C431];NA())" office:value-type="float" office:value="10.77159" calcext:value-type="float">
            <text:p>10,77159</text:p>
          </table:table-cell>
          <table:table-cell table:formula="of:=IF([.A431]=1;[.C431];NA())" office:value-type="string" office:string-value="" calcext:value-type="error">
            <text:p>#N/DISP</text:p>
          </table:table-cell>
          <table:table-cell table:formula="of:=IF([.A431]=2;[.C431];NA())" office:value-type="string" office:string-value="" calcext:value-type="error">
            <text:p>#N/DISP</text:p>
          </table:table-cell>
          <table:table-cell table:formula="of:=IF([.A431]=3;[.C4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017" calcext:value-type="float">
            <text:p>2,86017</text:p>
          </table:table-cell>
          <table:table-cell office:value-type="float" office:value="10.65895" calcext:value-type="float">
            <text:p>10,65895</text:p>
          </table:table-cell>
          <table:table-cell table:formula="of:=IF([.A432]=0;[.C432];NA())" office:value-type="float" office:value="10.65895" calcext:value-type="float">
            <text:p>10,65895</text:p>
          </table:table-cell>
          <table:table-cell table:formula="of:=IF([.A432]=1;[.C432];NA())" office:value-type="string" office:string-value="" calcext:value-type="error">
            <text:p>#N/DISP</text:p>
          </table:table-cell>
          <table:table-cell table:formula="of:=IF([.A432]=2;[.C432];NA())" office:value-type="string" office:string-value="" calcext:value-type="error">
            <text:p>#N/DISP</text:p>
          </table:table-cell>
          <table:table-cell table:formula="of:=IF([.A432]=3;[.C4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2029" calcext:value-type="float">
            <text:p>2,82029</text:p>
          </table:table-cell>
          <table:table-cell office:value-type="float" office:value="10.54536" calcext:value-type="float">
            <text:p>10,54536</text:p>
          </table:table-cell>
          <table:table-cell table:formula="of:=IF([.A433]=0;[.C433];NA())" office:value-type="float" office:value="10.54536" calcext:value-type="float">
            <text:p>10,54536</text:p>
          </table:table-cell>
          <table:table-cell table:formula="of:=IF([.A433]=1;[.C433];NA())" office:value-type="string" office:string-value="" calcext:value-type="error">
            <text:p>#N/DISP</text:p>
          </table:table-cell>
          <table:table-cell table:formula="of:=IF([.A433]=2;[.C433];NA())" office:value-type="string" office:string-value="" calcext:value-type="error">
            <text:p>#N/DISP</text:p>
          </table:table-cell>
          <table:table-cell table:formula="of:=IF([.A433]=3;[.C4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252" calcext:value-type="float">
            <text:p>2,78252</text:p>
          </table:table-cell>
          <table:table-cell office:value-type="float" office:value="10.43085" calcext:value-type="float">
            <text:p>10,43085</text:p>
          </table:table-cell>
          <table:table-cell table:formula="of:=IF([.A434]=0;[.C434];NA())" office:value-type="float" office:value="10.43085" calcext:value-type="float">
            <text:p>10,43085</text:p>
          </table:table-cell>
          <table:table-cell table:formula="of:=IF([.A434]=1;[.C434];NA())" office:value-type="string" office:string-value="" calcext:value-type="error">
            <text:p>#N/DISP</text:p>
          </table:table-cell>
          <table:table-cell table:formula="of:=IF([.A434]=2;[.C434];NA())" office:value-type="string" office:string-value="" calcext:value-type="error">
            <text:p>#N/DISP</text:p>
          </table:table-cell>
          <table:table-cell table:formula="of:=IF([.A434]=3;[.C4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2336" calcext:value-type="float">
            <text:p>10,22336</text:p>
          </table:table-cell>
          <table:table-cell office:value-type="float" office:value="10.55685" calcext:value-type="float">
            <text:p>10,55685</text:p>
          </table:table-cell>
          <table:table-cell table:formula="of:=IF([.A435]=0;[.C435];NA())" office:value-type="string" office:string-value="" calcext:value-type="error">
            <text:p>#N/DISP</text:p>
          </table:table-cell>
          <table:table-cell table:formula="of:=IF([.A435]=1;[.C435];NA())" office:value-type="float" office:value="10.55685" calcext:value-type="float">
            <text:p>10,55685</text:p>
          </table:table-cell>
          <table:table-cell table:formula="of:=IF([.A435]=2;[.C435];NA())" office:value-type="string" office:string-value="" calcext:value-type="error">
            <text:p>#N/DISP</text:p>
          </table:table-cell>
          <table:table-cell table:formula="of:=IF([.A435]=3;[.C4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4687" calcext:value-type="float">
            <text:p>2,74687</text:p>
          </table:table-cell>
          <table:table-cell office:value-type="float" office:value="10.31546" calcext:value-type="float">
            <text:p>10,31546</text:p>
          </table:table-cell>
          <table:table-cell table:formula="of:=IF([.A436]=0;[.C436];NA())" office:value-type="float" office:value="10.31546" calcext:value-type="float">
            <text:p>10,31546</text:p>
          </table:table-cell>
          <table:table-cell table:formula="of:=IF([.A436]=1;[.C436];NA())" office:value-type="string" office:string-value="" calcext:value-type="error">
            <text:p>#N/DISP</text:p>
          </table:table-cell>
          <table:table-cell table:formula="of:=IF([.A436]=2;[.C436];NA())" office:value-type="string" office:string-value="" calcext:value-type="error">
            <text:p>#N/DISP</text:p>
          </table:table-cell>
          <table:table-cell table:formula="of:=IF([.A436]=3;[.C4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336" calcext:value-type="float">
            <text:p>2,71336</text:p>
          </table:table-cell>
          <table:table-cell office:value-type="float" office:value="10.19924" calcext:value-type="float">
            <text:p>10,19924</text:p>
          </table:table-cell>
          <table:table-cell table:formula="of:=IF([.A437]=0;[.C437];NA())" office:value-type="float" office:value="10.19924" calcext:value-type="float">
            <text:p>10,19924</text:p>
          </table:table-cell>
          <table:table-cell table:formula="of:=IF([.A437]=1;[.C437];NA())" office:value-type="string" office:string-value="" calcext:value-type="error">
            <text:p>#N/DISP</text:p>
          </table:table-cell>
          <table:table-cell table:formula="of:=IF([.A437]=2;[.C437];NA())" office:value-type="string" office:string-value="" calcext:value-type="error">
            <text:p>#N/DISP</text:p>
          </table:table-cell>
          <table:table-cell table:formula="of:=IF([.A437]=3;[.C4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8202" calcext:value-type="float">
            <text:p>2,68202</text:p>
          </table:table-cell>
          <table:table-cell office:value-type="float" office:value="10.08222" calcext:value-type="float">
            <text:p>10,08222</text:p>
          </table:table-cell>
          <table:table-cell table:formula="of:=IF([.A438]=0;[.C438];NA())" office:value-type="float" office:value="10.08222" calcext:value-type="float">
            <text:p>10,08222</text:p>
          </table:table-cell>
          <table:table-cell table:formula="of:=IF([.A438]=1;[.C438];NA())" office:value-type="string" office:string-value="" calcext:value-type="error">
            <text:p>#N/DISP</text:p>
          </table:table-cell>
          <table:table-cell table:formula="of:=IF([.A438]=2;[.C438];NA())" office:value-type="string" office:string-value="" calcext:value-type="error">
            <text:p>#N/DISP</text:p>
          </table:table-cell>
          <table:table-cell table:formula="of:=IF([.A438]=3;[.C4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5286" calcext:value-type="float">
            <text:p>2,65286</text:p>
          </table:table-cell>
          <table:table-cell office:value-type="float" office:value="9.964448" calcext:value-type="float">
            <text:p>9,964448</text:p>
          </table:table-cell>
          <table:table-cell table:formula="of:=IF([.A439]=0;[.C439];NA())" office:value-type="float" office:value="9.964448" calcext:value-type="float">
            <text:p>9,964448</text:p>
          </table:table-cell>
          <table:table-cell table:formula="of:=IF([.A439]=1;[.C439];NA())" office:value-type="string" office:string-value="" calcext:value-type="error">
            <text:p>#N/DISP</text:p>
          </table:table-cell>
          <table:table-cell table:formula="of:=IF([.A439]=2;[.C439];NA())" office:value-type="string" office:string-value="" calcext:value-type="error">
            <text:p>#N/DISP</text:p>
          </table:table-cell>
          <table:table-cell table:formula="of:=IF([.A439]=3;[.C4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589" calcext:value-type="float">
            <text:p>2,62589</text:p>
          </table:table-cell>
          <table:table-cell office:value-type="float" office:value="9.845959" calcext:value-type="float">
            <text:p>9,845959</text:p>
          </table:table-cell>
          <table:table-cell table:formula="of:=IF([.A440]=0;[.C440];NA())" office:value-type="float" office:value="9.845959" calcext:value-type="float">
            <text:p>9,845959</text:p>
          </table:table-cell>
          <table:table-cell table:formula="of:=IF([.A440]=1;[.C440];NA())" office:value-type="string" office:string-value="" calcext:value-type="error">
            <text:p>#N/DISP</text:p>
          </table:table-cell>
          <table:table-cell table:formula="of:=IF([.A440]=2;[.C440];NA())" office:value-type="string" office:string-value="" calcext:value-type="error">
            <text:p>#N/DISP</text:p>
          </table:table-cell>
          <table:table-cell table:formula="of:=IF([.A440]=3;[.C4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0114" calcext:value-type="float">
            <text:p>2,60114</text:p>
          </table:table-cell>
          <table:table-cell office:value-type="float" office:value="9.726795" calcext:value-type="float">
            <text:p>9,726795</text:p>
          </table:table-cell>
          <table:table-cell table:formula="of:=IF([.A441]=0;[.C441];NA())" office:value-type="float" office:value="9.726795" calcext:value-type="float">
            <text:p>9,726795</text:p>
          </table:table-cell>
          <table:table-cell table:formula="of:=IF([.A441]=1;[.C441];NA())" office:value-type="string" office:string-value="" calcext:value-type="error">
            <text:p>#N/DISP</text:p>
          </table:table-cell>
          <table:table-cell table:formula="of:=IF([.A441]=2;[.C441];NA())" office:value-type="string" office:string-value="" calcext:value-type="error">
            <text:p>#N/DISP</text:p>
          </table:table-cell>
          <table:table-cell table:formula="of:=IF([.A441]=3;[.C4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7863" calcext:value-type="float">
            <text:p>2,57863</text:p>
          </table:table-cell>
          <table:table-cell office:value-type="float" office:value="9.606999" calcext:value-type="float">
            <text:p>9,606999</text:p>
          </table:table-cell>
          <table:table-cell table:formula="of:=IF([.A442]=0;[.C442];NA())" office:value-type="float" office:value="9.606999" calcext:value-type="float">
            <text:p>9,606999</text:p>
          </table:table-cell>
          <table:table-cell table:formula="of:=IF([.A442]=1;[.C442];NA())" office:value-type="string" office:string-value="" calcext:value-type="error">
            <text:p>#N/DISP</text:p>
          </table:table-cell>
          <table:table-cell table:formula="of:=IF([.A442]=2;[.C442];NA())" office:value-type="string" office:string-value="" calcext:value-type="error">
            <text:p>#N/DISP</text:p>
          </table:table-cell>
          <table:table-cell table:formula="of:=IF([.A442]=3;[.C4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5835" calcext:value-type="float">
            <text:p>2,55835</text:p>
          </table:table-cell>
          <table:table-cell office:value-type="float" office:value="9.486611" calcext:value-type="float">
            <text:p>9,486611</text:p>
          </table:table-cell>
          <table:table-cell table:formula="of:=IF([.A443]=0;[.C443];NA())" office:value-type="float" office:value="9.486611" calcext:value-type="float">
            <text:p>9,486611</text:p>
          </table:table-cell>
          <table:table-cell table:formula="of:=IF([.A443]=1;[.C443];NA())" office:value-type="string" office:string-value="" calcext:value-type="error">
            <text:p>#N/DISP</text:p>
          </table:table-cell>
          <table:table-cell table:formula="of:=IF([.A443]=2;[.C443];NA())" office:value-type="string" office:string-value="" calcext:value-type="error">
            <text:p>#N/DISP</text:p>
          </table:table-cell>
          <table:table-cell table:formula="of:=IF([.A443]=3;[.C4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4034" calcext:value-type="float">
            <text:p>2,54034</text:p>
          </table:table-cell>
          <table:table-cell office:value-type="float" office:value="9.365675" calcext:value-type="float">
            <text:p>9,365675</text:p>
          </table:table-cell>
          <table:table-cell table:formula="of:=IF([.A444]=0;[.C444];NA())" office:value-type="float" office:value="9.365675" calcext:value-type="float">
            <text:p>9,365675</text:p>
          </table:table-cell>
          <table:table-cell table:formula="of:=IF([.A444]=1;[.C444];NA())" office:value-type="string" office:string-value="" calcext:value-type="error">
            <text:p>#N/DISP</text:p>
          </table:table-cell>
          <table:table-cell table:formula="of:=IF([.A444]=2;[.C444];NA())" office:value-type="string" office:string-value="" calcext:value-type="error">
            <text:p>#N/DISP</text:p>
          </table:table-cell>
          <table:table-cell table:formula="of:=IF([.A444]=3;[.C4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246" calcext:value-type="float">
            <text:p>2,5246</text:p>
          </table:table-cell>
          <table:table-cell office:value-type="float" office:value="9.244232" calcext:value-type="float">
            <text:p>9,244232</text:p>
          </table:table-cell>
          <table:table-cell table:formula="of:=IF([.A445]=0;[.C445];NA())" office:value-type="float" office:value="9.244232" calcext:value-type="float">
            <text:p>9,244232</text:p>
          </table:table-cell>
          <table:table-cell table:formula="of:=IF([.A445]=1;[.C445];NA())" office:value-type="string" office:string-value="" calcext:value-type="error">
            <text:p>#N/DISP</text:p>
          </table:table-cell>
          <table:table-cell table:formula="of:=IF([.A445]=2;[.C445];NA())" office:value-type="string" office:string-value="" calcext:value-type="error">
            <text:p>#N/DISP</text:p>
          </table:table-cell>
          <table:table-cell table:formula="of:=IF([.A445]=3;[.C4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3562" calcext:value-type="float">
            <text:p>10,53562</text:p>
          </table:table-cell>
          <table:table-cell office:value-type="float" office:value="9.116003" calcext:value-type="float">
            <text:p>9,116003</text:p>
          </table:table-cell>
          <table:table-cell table:formula="of:=IF([.A446]=0;[.C446];NA())" office:value-type="string" office:string-value="" calcext:value-type="error">
            <text:p>#N/DISP</text:p>
          </table:table-cell>
          <table:table-cell table:formula="of:=IF([.A446]=1;[.C446];NA())" office:value-type="float" office:value="9.116003" calcext:value-type="float">
            <text:p>9,116003</text:p>
          </table:table-cell>
          <table:table-cell table:formula="of:=IF([.A446]=2;[.C446];NA())" office:value-type="string" office:string-value="" calcext:value-type="error">
            <text:p>#N/DISP</text:p>
          </table:table-cell>
          <table:table-cell table:formula="of:=IF([.A446]=3;[.C4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9983" calcext:value-type="float">
            <text:p>10,19983</text:p>
          </table:table-cell>
          <table:table-cell office:value-type="float" office:value="10.58761" calcext:value-type="float">
            <text:p>10,58761</text:p>
          </table:table-cell>
          <table:table-cell table:formula="of:=IF([.A447]=0;[.C447];NA())" office:value-type="string" office:string-value="" calcext:value-type="error">
            <text:p>#N/DISP</text:p>
          </table:table-cell>
          <table:table-cell table:formula="of:=IF([.A447]=1;[.C447];NA())" office:value-type="float" office:value="10.58761" calcext:value-type="float">
            <text:p>10,58761</text:p>
          </table:table-cell>
          <table:table-cell table:formula="of:=IF([.A447]=2;[.C447];NA())" office:value-type="string" office:string-value="" calcext:value-type="error">
            <text:p>#N/DISP</text:p>
          </table:table-cell>
          <table:table-cell table:formula="of:=IF([.A447]=3;[.C4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1115" calcext:value-type="float">
            <text:p>2,51115</text:p>
          </table:table-cell>
          <table:table-cell office:value-type="float" office:value="9.122326" calcext:value-type="float">
            <text:p>9,122326</text:p>
          </table:table-cell>
          <table:table-cell table:formula="of:=IF([.A448]=0;[.C448];NA())" office:value-type="float" office:value="9.122326" calcext:value-type="float">
            <text:p>9,122326</text:p>
          </table:table-cell>
          <table:table-cell table:formula="of:=IF([.A448]=1;[.C448];NA())" office:value-type="string" office:string-value="" calcext:value-type="error">
            <text:p>#N/DISP</text:p>
          </table:table-cell>
          <table:table-cell table:formula="of:=IF([.A448]=2;[.C448];NA())" office:value-type="string" office:string-value="" calcext:value-type="error">
            <text:p>#N/DISP</text:p>
          </table:table-cell>
          <table:table-cell table:formula="of:=IF([.A448]=3;[.C4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7557" calcext:value-type="float">
            <text:p>10,17557</text:p>
          </table:table-cell>
          <table:table-cell office:value-type="float" office:value="10.61803" calcext:value-type="float">
            <text:p>10,61803</text:p>
          </table:table-cell>
          <table:table-cell table:formula="of:=IF([.A449]=0;[.C449];NA())" office:value-type="string" office:string-value="" calcext:value-type="error">
            <text:p>#N/DISP</text:p>
          </table:table-cell>
          <table:table-cell table:formula="of:=IF([.A449]=1;[.C449];NA())" office:value-type="float" office:value="10.61803" calcext:value-type="float">
            <text:p>10,61803</text:p>
          </table:table-cell>
          <table:table-cell table:formula="of:=IF([.A449]=2;[.C449];NA())" office:value-type="string" office:string-value="" calcext:value-type="error">
            <text:p>#N/DISP</text:p>
          </table:table-cell>
          <table:table-cell table:formula="of:=IF([.A449]=3;[.C4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5059" calcext:value-type="float">
            <text:p>10,15059</text:p>
          </table:table-cell>
          <table:table-cell office:value-type="float" office:value="10.6481" calcext:value-type="float">
            <text:p>10,6481</text:p>
          </table:table-cell>
          <table:table-cell table:formula="of:=IF([.A450]=0;[.C450];NA())" office:value-type="string" office:string-value="" calcext:value-type="error">
            <text:p>#N/DISP</text:p>
          </table:table-cell>
          <table:table-cell table:formula="of:=IF([.A450]=1;[.C450];NA())" office:value-type="float" office:value="10.6481" calcext:value-type="float">
            <text:p>10,6481</text:p>
          </table:table-cell>
          <table:table-cell table:formula="of:=IF([.A450]=2;[.C450];NA())" office:value-type="string" office:string-value="" calcext:value-type="error">
            <text:p>#N/DISP</text:p>
          </table:table-cell>
          <table:table-cell table:formula="of:=IF([.A450]=3;[.C4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0.6778" calcext:value-type="float">
            <text:p>10,6778</text:p>
          </table:table-cell>
          <table:table-cell table:formula="of:=IF([.A451]=0;[.C451];NA())" office:value-type="string" office:string-value="" calcext:value-type="error">
            <text:p>#N/DISP</text:p>
          </table:table-cell>
          <table:table-cell table:formula="of:=IF([.A451]=1;[.C451];NA())" office:value-type="float" office:value="10.6778" calcext:value-type="float">
            <text:p>10,6778</text:p>
          </table:table-cell>
          <table:table-cell table:formula="of:=IF([.A451]=2;[.C451];NA())" office:value-type="string" office:string-value="" calcext:value-type="error">
            <text:p>#N/DISP</text:p>
          </table:table-cell>
          <table:table-cell table:formula="of:=IF([.A451]=3;[.C4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9848" calcext:value-type="float">
            <text:p>10,09848</text:p>
          </table:table-cell>
          <table:table-cell office:value-type="float" office:value="10.70712" calcext:value-type="float">
            <text:p>10,70712</text:p>
          </table:table-cell>
          <table:table-cell table:formula="of:=IF([.A452]=0;[.C452];NA())" office:value-type="string" office:string-value="" calcext:value-type="error">
            <text:p>#N/DISP</text:p>
          </table:table-cell>
          <table:table-cell table:formula="of:=IF([.A452]=1;[.C452];NA())" office:value-type="float" office:value="10.70712" calcext:value-type="float">
            <text:p>10,70712</text:p>
          </table:table-cell>
          <table:table-cell table:formula="of:=IF([.A452]=2;[.C452];NA())" office:value-type="string" office:string-value="" calcext:value-type="error">
            <text:p>#N/DISP</text:p>
          </table:table-cell>
          <table:table-cell table:formula="of:=IF([.A452]=3;[.C4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136" calcext:value-type="float">
            <text:p>10,07136</text:p>
          </table:table-cell>
          <table:table-cell office:value-type="float" office:value="10.73603" calcext:value-type="float">
            <text:p>10,73603</text:p>
          </table:table-cell>
          <table:table-cell table:formula="of:=IF([.A453]=0;[.C453];NA())" office:value-type="string" office:string-value="" calcext:value-type="error">
            <text:p>#N/DISP</text:p>
          </table:table-cell>
          <table:table-cell table:formula="of:=IF([.A453]=1;[.C453];NA())" office:value-type="float" office:value="10.73603" calcext:value-type="float">
            <text:p>10,73603</text:p>
          </table:table-cell>
          <table:table-cell table:formula="of:=IF([.A453]=2;[.C453];NA())" office:value-type="string" office:string-value="" calcext:value-type="error">
            <text:p>#N/DISP</text:p>
          </table:table-cell>
          <table:table-cell table:formula="of:=IF([.A453]=3;[.C4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4353" calcext:value-type="float">
            <text:p>10,04353</text:p>
          </table:table-cell>
          <table:table-cell office:value-type="float" office:value="10.76452" calcext:value-type="float">
            <text:p>10,76452</text:p>
          </table:table-cell>
          <table:table-cell table:formula="of:=IF([.A454]=0;[.C454];NA())" office:value-type="string" office:string-value="" calcext:value-type="error">
            <text:p>#N/DISP</text:p>
          </table:table-cell>
          <table:table-cell table:formula="of:=IF([.A454]=1;[.C454];NA())" office:value-type="float" office:value="10.76452" calcext:value-type="float">
            <text:p>10,76452</text:p>
          </table:table-cell>
          <table:table-cell table:formula="of:=IF([.A454]=2;[.C454];NA())" office:value-type="string" office:string-value="" calcext:value-type="error">
            <text:p>#N/DISP</text:p>
          </table:table-cell>
          <table:table-cell table:formula="of:=IF([.A454]=3;[.C4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502" calcext:value-type="float">
            <text:p>10,01502</text:p>
          </table:table-cell>
          <table:table-cell office:value-type="float" office:value="10.79258" calcext:value-type="float">
            <text:p>10,79258</text:p>
          </table:table-cell>
          <table:table-cell table:formula="of:=IF([.A455]=0;[.C455];NA())" office:value-type="string" office:string-value="" calcext:value-type="error">
            <text:p>#N/DISP</text:p>
          </table:table-cell>
          <table:table-cell table:formula="of:=IF([.A455]=1;[.C455];NA())" office:value-type="float" office:value="10.79258" calcext:value-type="float">
            <text:p>10,79258</text:p>
          </table:table-cell>
          <table:table-cell table:formula="of:=IF([.A455]=2;[.C455];NA())" office:value-type="string" office:string-value="" calcext:value-type="error">
            <text:p>#N/DISP</text:p>
          </table:table-cell>
          <table:table-cell table:formula="of:=IF([.A455]=3;[.C4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85813" calcext:value-type="float">
            <text:p>9,985813</text:p>
          </table:table-cell>
          <table:table-cell office:value-type="float" office:value="10.82018" calcext:value-type="float">
            <text:p>10,82018</text:p>
          </table:table-cell>
          <table:table-cell table:formula="of:=IF([.A456]=0;[.C456];NA())" office:value-type="string" office:string-value="" calcext:value-type="error">
            <text:p>#N/DISP</text:p>
          </table:table-cell>
          <table:table-cell table:formula="of:=IF([.A456]=1;[.C456];NA())" office:value-type="float" office:value="10.82018" calcext:value-type="float">
            <text:p>10,82018</text:p>
          </table:table-cell>
          <table:table-cell table:formula="of:=IF([.A456]=2;[.C456];NA())" office:value-type="string" office:string-value="" calcext:value-type="error">
            <text:p>#N/DISP</text:p>
          </table:table-cell>
          <table:table-cell table:formula="of:=IF([.A456]=3;[.C4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55926" calcext:value-type="float">
            <text:p>9,955926</text:p>
          </table:table-cell>
          <table:table-cell office:value-type="float" office:value="10.84732" calcext:value-type="float">
            <text:p>10,84732</text:p>
          </table:table-cell>
          <table:table-cell table:formula="of:=IF([.A457]=0;[.C457];NA())" office:value-type="string" office:string-value="" calcext:value-type="error">
            <text:p>#N/DISP</text:p>
          </table:table-cell>
          <table:table-cell table:formula="of:=IF([.A457]=1;[.C457];NA())" office:value-type="float" office:value="10.84732" calcext:value-type="float">
            <text:p>10,84732</text:p>
          </table:table-cell>
          <table:table-cell table:formula="of:=IF([.A457]=2;[.C457];NA())" office:value-type="string" office:string-value="" calcext:value-type="error">
            <text:p>#N/DISP</text:p>
          </table:table-cell>
          <table:table-cell table:formula="of:=IF([.A457]=3;[.C4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4312" calcext:value-type="float">
            <text:p>10,54312</text:p>
          </table:table-cell>
          <table:table-cell office:value-type="float" office:value="9.145868" calcext:value-type="float">
            <text:p>9,145868</text:p>
          </table:table-cell>
          <table:table-cell table:formula="of:=IF([.A458]=0;[.C458];NA())" office:value-type="string" office:string-value="" calcext:value-type="error">
            <text:p>#N/DISP</text:p>
          </table:table-cell>
          <table:table-cell table:formula="of:=IF([.A458]=1;[.C458];NA())" office:value-type="float" office:value="9.145868" calcext:value-type="float">
            <text:p>9,145868</text:p>
          </table:table-cell>
          <table:table-cell table:formula="of:=IF([.A458]=2;[.C458];NA())" office:value-type="string" office:string-value="" calcext:value-type="error">
            <text:p>#N/DISP</text:p>
          </table:table-cell>
          <table:table-cell table:formula="of:=IF([.A458]=3;[.C4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25365" calcext:value-type="float">
            <text:p>9,925365</text:p>
          </table:table-cell>
          <table:table-cell office:value-type="float" office:value="10.87398" calcext:value-type="float">
            <text:p>10,87398</text:p>
          </table:table-cell>
          <table:table-cell table:formula="of:=IF([.A459]=0;[.C459];NA())" office:value-type="string" office:string-value="" calcext:value-type="error">
            <text:p>#N/DISP</text:p>
          </table:table-cell>
          <table:table-cell table:formula="of:=IF([.A459]=1;[.C459];NA())" office:value-type="float" office:value="10.87398" calcext:value-type="float">
            <text:p>10,87398</text:p>
          </table:table-cell>
          <table:table-cell table:formula="of:=IF([.A459]=2;[.C459];NA())" office:value-type="string" office:string-value="" calcext:value-type="error">
            <text:p>#N/DISP</text:p>
          </table:table-cell>
          <table:table-cell table:formula="of:=IF([.A459]=3;[.C4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94136" calcext:value-type="float">
            <text:p>9,894136</text:p>
          </table:table-cell>
          <table:table-cell office:value-type="float" office:value="10.90014" calcext:value-type="float">
            <text:p>10,90014</text:p>
          </table:table-cell>
          <table:table-cell table:formula="of:=IF([.A460]=0;[.C460];NA())" office:value-type="string" office:string-value="" calcext:value-type="error">
            <text:p>#N/DISP</text:p>
          </table:table-cell>
          <table:table-cell table:formula="of:=IF([.A460]=1;[.C460];NA())" office:value-type="float" office:value="10.90014" calcext:value-type="float">
            <text:p>10,90014</text:p>
          </table:table-cell>
          <table:table-cell table:formula="of:=IF([.A460]=2;[.C460];NA())" office:value-type="string" office:string-value="" calcext:value-type="error">
            <text:p>#N/DISP</text:p>
          </table:table-cell>
          <table:table-cell table:formula="of:=IF([.A460]=3;[.C4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6225" calcext:value-type="float">
            <text:p>9,86225</text:p>
          </table:table-cell>
          <table:table-cell office:value-type="float" office:value="10.92578" calcext:value-type="float">
            <text:p>10,92578</text:p>
          </table:table-cell>
          <table:table-cell table:formula="of:=IF([.A461]=0;[.C461];NA())" office:value-type="string" office:string-value="" calcext:value-type="error">
            <text:p>#N/DISP</text:p>
          </table:table-cell>
          <table:table-cell table:formula="of:=IF([.A461]=1;[.C461];NA())" office:value-type="float" office:value="10.92578" calcext:value-type="float">
            <text:p>10,92578</text:p>
          </table:table-cell>
          <table:table-cell table:formula="of:=IF([.A461]=2;[.C461];NA())" office:value-type="string" office:string-value="" calcext:value-type="error">
            <text:p>#N/DISP</text:p>
          </table:table-cell>
          <table:table-cell table:formula="of:=IF([.A461]=3;[.C4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29712" calcext:value-type="float">
            <text:p>9,829712</text:p>
          </table:table-cell>
          <table:table-cell office:value-type="float" office:value="10.95089" calcext:value-type="float">
            <text:p>10,95089</text:p>
          </table:table-cell>
          <table:table-cell table:formula="of:=IF([.A462]=0;[.C462];NA())" office:value-type="string" office:string-value="" calcext:value-type="error">
            <text:p>#N/DISP</text:p>
          </table:table-cell>
          <table:table-cell table:formula="of:=IF([.A462]=1;[.C462];NA())" office:value-type="float" office:value="10.95089" calcext:value-type="float">
            <text:p>10,95089</text:p>
          </table:table-cell>
          <table:table-cell table:formula="of:=IF([.A462]=2;[.C462];NA())" office:value-type="string" office:string-value="" calcext:value-type="error">
            <text:p>#N/DISP</text:p>
          </table:table-cell>
          <table:table-cell table:formula="of:=IF([.A462]=3;[.C4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6533" calcext:value-type="float">
            <text:p>9,796533</text:p>
          </table:table-cell>
          <table:table-cell office:value-type="float" office:value="10.97546" calcext:value-type="float">
            <text:p>10,97546</text:p>
          </table:table-cell>
          <table:table-cell table:formula="of:=IF([.A463]=0;[.C463];NA())" office:value-type="string" office:string-value="" calcext:value-type="error">
            <text:p>#N/DISP</text:p>
          </table:table-cell>
          <table:table-cell table:formula="of:=IF([.A463]=1;[.C463];NA())" office:value-type="float" office:value="10.97546" calcext:value-type="float">
            <text:p>10,97546</text:p>
          </table:table-cell>
          <table:table-cell table:formula="of:=IF([.A463]=2;[.C463];NA())" office:value-type="string" office:string-value="" calcext:value-type="error">
            <text:p>#N/DISP</text:p>
          </table:table-cell>
          <table:table-cell table:formula="of:=IF([.A463]=3;[.C4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62721" calcext:value-type="float">
            <text:p>9,762721</text:p>
          </table:table-cell>
          <table:table-cell office:value-type="float" office:value="10.99946" calcext:value-type="float">
            <text:p>10,99946</text:p>
          </table:table-cell>
          <table:table-cell table:formula="of:=IF([.A464]=0;[.C464];NA())" office:value-type="string" office:string-value="" calcext:value-type="error">
            <text:p>#N/DISP</text:p>
          </table:table-cell>
          <table:table-cell table:formula="of:=IF([.A464]=1;[.C464];NA())" office:value-type="float" office:value="10.99946" calcext:value-type="float">
            <text:p>10,99946</text:p>
          </table:table-cell>
          <table:table-cell table:formula="of:=IF([.A464]=2;[.C464];NA())" office:value-type="string" office:string-value="" calcext:value-type="error">
            <text:p>#N/DISP</text:p>
          </table:table-cell>
          <table:table-cell table:formula="of:=IF([.A464]=3;[.C4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28287" calcext:value-type="float">
            <text:p>9,728287</text:p>
          </table:table-cell>
          <table:table-cell office:value-type="float" office:value="11.02289" calcext:value-type="float">
            <text:p>11,02289</text:p>
          </table:table-cell>
          <table:table-cell table:formula="of:=IF([.A465]=0;[.C465];NA())" office:value-type="string" office:string-value="" calcext:value-type="error">
            <text:p>#N/DISP</text:p>
          </table:table-cell>
          <table:table-cell table:formula="of:=IF([.A465]=1;[.C465];NA())" office:value-type="float" office:value="11.02289" calcext:value-type="float">
            <text:p>11,02289</text:p>
          </table:table-cell>
          <table:table-cell table:formula="of:=IF([.A465]=2;[.C465];NA())" office:value-type="string" office:string-value="" calcext:value-type="error">
            <text:p>#N/DISP</text:p>
          </table:table-cell>
          <table:table-cell table:formula="of:=IF([.A465]=3;[.C4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93238" calcext:value-type="float">
            <text:p>9,693238</text:p>
          </table:table-cell>
          <table:table-cell office:value-type="float" office:value="11.04573" calcext:value-type="float">
            <text:p>11,04573</text:p>
          </table:table-cell>
          <table:table-cell table:formula="of:=IF([.A466]=0;[.C466];NA())" office:value-type="string" office:string-value="" calcext:value-type="error">
            <text:p>#N/DISP</text:p>
          </table:table-cell>
          <table:table-cell table:formula="of:=IF([.A466]=1;[.C466];NA())" office:value-type="float" office:value="11.04573" calcext:value-type="float">
            <text:p>11,04573</text:p>
          </table:table-cell>
          <table:table-cell table:formula="of:=IF([.A466]=2;[.C466];NA())" office:value-type="string" office:string-value="" calcext:value-type="error">
            <text:p>#N/DISP</text:p>
          </table:table-cell>
          <table:table-cell table:formula="of:=IF([.A466]=3;[.C4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57587" calcext:value-type="float">
            <text:p>9,657587</text:p>
          </table:table-cell>
          <table:table-cell office:value-type="float" office:value="11.06797" calcext:value-type="float">
            <text:p>11,06797</text:p>
          </table:table-cell>
          <table:table-cell table:formula="of:=IF([.A467]=0;[.C467];NA())" office:value-type="string" office:string-value="" calcext:value-type="error">
            <text:p>#N/DISP</text:p>
          </table:table-cell>
          <table:table-cell table:formula="of:=IF([.A467]=1;[.C467];NA())" office:value-type="float" office:value="11.06797" calcext:value-type="float">
            <text:p>11,06797</text:p>
          </table:table-cell>
          <table:table-cell table:formula="of:=IF([.A467]=2;[.C467];NA())" office:value-type="string" office:string-value="" calcext:value-type="error">
            <text:p>#N/DISP</text:p>
          </table:table-cell>
          <table:table-cell table:formula="of:=IF([.A467]=3;[.C4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21342" calcext:value-type="float">
            <text:p>9,621342</text:p>
          </table:table-cell>
          <table:table-cell office:value-type="float" office:value="11.08958" calcext:value-type="float">
            <text:p>11,08958</text:p>
          </table:table-cell>
          <table:table-cell table:formula="of:=IF([.A468]=0;[.C468];NA())" office:value-type="string" office:string-value="" calcext:value-type="error">
            <text:p>#N/DISP</text:p>
          </table:table-cell>
          <table:table-cell table:formula="of:=IF([.A468]=1;[.C468];NA())" office:value-type="float" office:value="11.08958" calcext:value-type="float">
            <text:p>11,08958</text:p>
          </table:table-cell>
          <table:table-cell table:formula="of:=IF([.A468]=2;[.C468];NA())" office:value-type="string" office:string-value="" calcext:value-type="error">
            <text:p>#N/DISP</text:p>
          </table:table-cell>
          <table:table-cell table:formula="of:=IF([.A468]=3;[.C4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5003" calcext:value-type="float">
            <text:p>10,55003</text:p>
          </table:table-cell>
          <table:table-cell office:value-type="float" office:value="9.176056" calcext:value-type="float">
            <text:p>9,176056</text:p>
          </table:table-cell>
          <table:table-cell table:formula="of:=IF([.A469]=0;[.C469];NA())" office:value-type="string" office:string-value="" calcext:value-type="error">
            <text:p>#N/DISP</text:p>
          </table:table-cell>
          <table:table-cell table:formula="of:=IF([.A469]=1;[.C469];NA())" office:value-type="float" office:value="9.176056" calcext:value-type="float">
            <text:p>9,176056</text:p>
          </table:table-cell>
          <table:table-cell table:formula="of:=IF([.A469]=2;[.C469];NA())" office:value-type="string" office:string-value="" calcext:value-type="error">
            <text:p>#N/DISP</text:p>
          </table:table-cell>
          <table:table-cell table:formula="of:=IF([.A469]=3;[.C4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84515" calcext:value-type="float">
            <text:p>9,584515</text:p>
          </table:table-cell>
          <table:table-cell office:value-type="float" office:value="11.11055" calcext:value-type="float">
            <text:p>11,11055</text:p>
          </table:table-cell>
          <table:table-cell table:formula="of:=IF([.A470]=0;[.C470];NA())" office:value-type="string" office:string-value="" calcext:value-type="error">
            <text:p>#N/DISP</text:p>
          </table:table-cell>
          <table:table-cell table:formula="of:=IF([.A470]=1;[.C470];NA())" office:value-type="float" office:value="11.11055" calcext:value-type="float">
            <text:p>11,11055</text:p>
          </table:table-cell>
          <table:table-cell table:formula="of:=IF([.A470]=2;[.C470];NA())" office:value-type="string" office:string-value="" calcext:value-type="error">
            <text:p>#N/DISP</text:p>
          </table:table-cell>
          <table:table-cell table:formula="of:=IF([.A470]=3;[.C4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47118" calcext:value-type="float">
            <text:p>9,547118</text:p>
          </table:table-cell>
          <table:table-cell office:value-type="float" office:value="11.13088" calcext:value-type="float">
            <text:p>11,13088</text:p>
          </table:table-cell>
          <table:table-cell table:formula="of:=IF([.A471]=0;[.C471];NA())" office:value-type="string" office:string-value="" calcext:value-type="error">
            <text:p>#N/DISP</text:p>
          </table:table-cell>
          <table:table-cell table:formula="of:=IF([.A471]=1;[.C471];NA())" office:value-type="float" office:value="11.13088" calcext:value-type="float">
            <text:p>11,13088</text:p>
          </table:table-cell>
          <table:table-cell table:formula="of:=IF([.A471]=2;[.C471];NA())" office:value-type="string" office:string-value="" calcext:value-type="error">
            <text:p>#N/DISP</text:p>
          </table:table-cell>
          <table:table-cell table:formula="of:=IF([.A471]=3;[.C4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09161" calcext:value-type="float">
            <text:p>9,509161</text:p>
          </table:table-cell>
          <table:table-cell office:value-type="float" office:value="11.15055" calcext:value-type="float">
            <text:p>11,15055</text:p>
          </table:table-cell>
          <table:table-cell table:formula="of:=IF([.A472]=0;[.C472];NA())" office:value-type="string" office:string-value="" calcext:value-type="error">
            <text:p>#N/DISP</text:p>
          </table:table-cell>
          <table:table-cell table:formula="of:=IF([.A472]=1;[.C472];NA())" office:value-type="float" office:value="11.15055" calcext:value-type="float">
            <text:p>11,15055</text:p>
          </table:table-cell>
          <table:table-cell table:formula="of:=IF([.A472]=2;[.C472];NA())" office:value-type="string" office:string-value="" calcext:value-type="error">
            <text:p>#N/DISP</text:p>
          </table:table-cell>
          <table:table-cell table:formula="of:=IF([.A472]=3;[.C4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70656" calcext:value-type="float">
            <text:p>9,470656</text:p>
          </table:table-cell>
          <table:table-cell office:value-type="float" office:value="11.16954" calcext:value-type="float">
            <text:p>11,16954</text:p>
          </table:table-cell>
          <table:table-cell table:formula="of:=IF([.A473]=0;[.C473];NA())" office:value-type="string" office:string-value="" calcext:value-type="error">
            <text:p>#N/DISP</text:p>
          </table:table-cell>
          <table:table-cell table:formula="of:=IF([.A473]=1;[.C473];NA())" office:value-type="float" office:value="11.16954" calcext:value-type="float">
            <text:p>11,16954</text:p>
          </table:table-cell>
          <table:table-cell table:formula="of:=IF([.A473]=2;[.C473];NA())" office:value-type="string" office:string-value="" calcext:value-type="error">
            <text:p>#N/DISP</text:p>
          </table:table-cell>
          <table:table-cell table:formula="of:=IF([.A473]=3;[.C4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31615" calcext:value-type="float">
            <text:p>9,431615</text:p>
          </table:table-cell>
          <table:table-cell office:value-type="float" office:value="11.18783" calcext:value-type="float">
            <text:p>11,18783</text:p>
          </table:table-cell>
          <table:table-cell table:formula="of:=IF([.A474]=0;[.C474];NA())" office:value-type="string" office:string-value="" calcext:value-type="error">
            <text:p>#N/DISP</text:p>
          </table:table-cell>
          <table:table-cell table:formula="of:=IF([.A474]=1;[.C474];NA())" office:value-type="float" office:value="11.18783" calcext:value-type="float">
            <text:p>11,18783</text:p>
          </table:table-cell>
          <table:table-cell table:formula="of:=IF([.A474]=2;[.C474];NA())" office:value-type="string" office:string-value="" calcext:value-type="error">
            <text:p>#N/DISP</text:p>
          </table:table-cell>
          <table:table-cell table:formula="of:=IF([.A474]=3;[.C4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2052" calcext:value-type="float">
            <text:p>9,392052</text:p>
          </table:table-cell>
          <table:table-cell office:value-type="float" office:value="11.20542" calcext:value-type="float">
            <text:p>11,20542</text:p>
          </table:table-cell>
          <table:table-cell table:formula="of:=IF([.A475]=0;[.C475];NA())" office:value-type="string" office:string-value="" calcext:value-type="error">
            <text:p>#N/DISP</text:p>
          </table:table-cell>
          <table:table-cell table:formula="of:=IF([.A475]=1;[.C475];NA())" office:value-type="float" office:value="11.20542" calcext:value-type="float">
            <text:p>11,20542</text:p>
          </table:table-cell>
          <table:table-cell table:formula="of:=IF([.A475]=2;[.C475];NA())" office:value-type="string" office:string-value="" calcext:value-type="error">
            <text:p>#N/DISP</text:p>
          </table:table-cell>
          <table:table-cell table:formula="of:=IF([.A475]=3;[.C4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51978" calcext:value-type="float">
            <text:p>9,351978</text:p>
          </table:table-cell>
          <table:table-cell office:value-type="float" office:value="11.2223" calcext:value-type="float">
            <text:p>11,2223</text:p>
          </table:table-cell>
          <table:table-cell table:formula="of:=IF([.A476]=0;[.C476];NA())" office:value-type="string" office:string-value="" calcext:value-type="error">
            <text:p>#N/DISP</text:p>
          </table:table-cell>
          <table:table-cell table:formula="of:=IF([.A476]=1;[.C476];NA())" office:value-type="float" office:value="11.2223" calcext:value-type="float">
            <text:p>11,2223</text:p>
          </table:table-cell>
          <table:table-cell table:formula="of:=IF([.A476]=2;[.C476];NA())" office:value-type="string" office:string-value="" calcext:value-type="error">
            <text:p>#N/DISP</text:p>
          </table:table-cell>
          <table:table-cell table:formula="of:=IF([.A476]=3;[.C4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11406" calcext:value-type="float">
            <text:p>9,311406</text:p>
          </table:table-cell>
          <table:table-cell office:value-type="float" office:value="11.23844" calcext:value-type="float">
            <text:p>11,23844</text:p>
          </table:table-cell>
          <table:table-cell table:formula="of:=IF([.A477]=0;[.C477];NA())" office:value-type="string" office:string-value="" calcext:value-type="error">
            <text:p>#N/DISP</text:p>
          </table:table-cell>
          <table:table-cell table:formula="of:=IF([.A477]=1;[.C477];NA())" office:value-type="float" office:value="11.23844" calcext:value-type="float">
            <text:p>11,23844</text:p>
          </table:table-cell>
          <table:table-cell table:formula="of:=IF([.A477]=2;[.C477];NA())" office:value-type="string" office:string-value="" calcext:value-type="error">
            <text:p>#N/DISP</text:p>
          </table:table-cell>
          <table:table-cell table:formula="of:=IF([.A477]=3;[.C4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70351" calcext:value-type="float">
            <text:p>9,270351</text:p>
          </table:table-cell>
          <table:table-cell office:value-type="float" office:value="11.25384" calcext:value-type="float">
            <text:p>11,25384</text:p>
          </table:table-cell>
          <table:table-cell table:formula="of:=IF([.A478]=0;[.C478];NA())" office:value-type="string" office:string-value="" calcext:value-type="error">
            <text:p>#N/DISP</text:p>
          </table:table-cell>
          <table:table-cell table:formula="of:=IF([.A478]=1;[.C478];NA())" office:value-type="float" office:value="11.25384" calcext:value-type="float">
            <text:p>11,25384</text:p>
          </table:table-cell>
          <table:table-cell table:formula="of:=IF([.A478]=2;[.C478];NA())" office:value-type="string" office:string-value="" calcext:value-type="error">
            <text:p>#N/DISP</text:p>
          </table:table-cell>
          <table:table-cell table:formula="of:=IF([.A478]=3;[.C4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28825" calcext:value-type="float">
            <text:p>9,228825</text:p>
          </table:table-cell>
          <table:table-cell office:value-type="float" office:value="11.26849" calcext:value-type="float">
            <text:p>11,26849</text:p>
          </table:table-cell>
          <table:table-cell table:formula="of:=IF([.A479]=0;[.C479];NA())" office:value-type="string" office:string-value="" calcext:value-type="error">
            <text:p>#N/DISP</text:p>
          </table:table-cell>
          <table:table-cell table:formula="of:=IF([.A479]=1;[.C479];NA())" office:value-type="float" office:value="11.26849" calcext:value-type="float">
            <text:p>11,26849</text:p>
          </table:table-cell>
          <table:table-cell table:formula="of:=IF([.A479]=2;[.C479];NA())" office:value-type="string" office:string-value="" calcext:value-type="error">
            <text:p>#N/DISP</text:p>
          </table:table-cell>
          <table:table-cell table:formula="of:=IF([.A479]=3;[.C4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5635" calcext:value-type="float">
            <text:p>10,55635</text:p>
          </table:table-cell>
          <table:table-cell office:value-type="float" office:value="9.206556" calcext:value-type="float">
            <text:p>9,206556</text:p>
          </table:table-cell>
          <table:table-cell table:formula="of:=IF([.A480]=0;[.C480];NA())" office:value-type="string" office:string-value="" calcext:value-type="error">
            <text:p>#N/DISP</text:p>
          </table:table-cell>
          <table:table-cell table:formula="of:=IF([.A480]=1;[.C480];NA())" office:value-type="float" office:value="9.206556" calcext:value-type="float">
            <text:p>9,206556</text:p>
          </table:table-cell>
          <table:table-cell table:formula="of:=IF([.A480]=2;[.C480];NA())" office:value-type="string" office:string-value="" calcext:value-type="error">
            <text:p>#N/DISP</text:p>
          </table:table-cell>
          <table:table-cell table:formula="of:=IF([.A480]=3;[.C4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86843" calcext:value-type="float">
            <text:p>9,186843</text:p>
          </table:table-cell>
          <table:table-cell office:value-type="float" office:value="11.28237" calcext:value-type="float">
            <text:p>11,28237</text:p>
          </table:table-cell>
          <table:table-cell table:formula="of:=IF([.A481]=0;[.C481];NA())" office:value-type="string" office:string-value="" calcext:value-type="error">
            <text:p>#N/DISP</text:p>
          </table:table-cell>
          <table:table-cell table:formula="of:=IF([.A481]=1;[.C481];NA())" office:value-type="float" office:value="11.28237" calcext:value-type="float">
            <text:p>11,28237</text:p>
          </table:table-cell>
          <table:table-cell table:formula="of:=IF([.A481]=2;[.C481];NA())" office:value-type="string" office:string-value="" calcext:value-type="error">
            <text:p>#N/DISP</text:p>
          </table:table-cell>
          <table:table-cell table:formula="of:=IF([.A481]=3;[.C4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44418" calcext:value-type="float">
            <text:p>9,144418</text:p>
          </table:table-cell>
          <table:table-cell office:value-type="float" office:value="11.29546" calcext:value-type="float">
            <text:p>11,29546</text:p>
          </table:table-cell>
          <table:table-cell table:formula="of:=IF([.A482]=0;[.C482];NA())" office:value-type="string" office:string-value="" calcext:value-type="error">
            <text:p>#N/DISP</text:p>
          </table:table-cell>
          <table:table-cell table:formula="of:=IF([.A482]=1;[.C482];NA())" office:value-type="float" office:value="11.29546" calcext:value-type="float">
            <text:p>11,29546</text:p>
          </table:table-cell>
          <table:table-cell table:formula="of:=IF([.A482]=2;[.C482];NA())" office:value-type="string" office:string-value="" calcext:value-type="error">
            <text:p>#N/DISP</text:p>
          </table:table-cell>
          <table:table-cell table:formula="of:=IF([.A482]=3;[.C4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01566" calcext:value-type="float">
            <text:p>9,101566</text:p>
          </table:table-cell>
          <table:table-cell office:value-type="float" office:value="11.30777" calcext:value-type="float">
            <text:p>11,30777</text:p>
          </table:table-cell>
          <table:table-cell table:formula="of:=IF([.A483]=0;[.C483];NA())" office:value-type="string" office:string-value="" calcext:value-type="error">
            <text:p>#N/DISP</text:p>
          </table:table-cell>
          <table:table-cell table:formula="of:=IF([.A483]=1;[.C483];NA())" office:value-type="float" office:value="11.30777" calcext:value-type="float">
            <text:p>11,30777</text:p>
          </table:table-cell>
          <table:table-cell table:formula="of:=IF([.A483]=2;[.C483];NA())" office:value-type="string" office:string-value="" calcext:value-type="error">
            <text:p>#N/DISP</text:p>
          </table:table-cell>
          <table:table-cell table:formula="of:=IF([.A483]=3;[.C4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583018" calcext:value-type="float">
            <text:p>9,0583018</text:p>
          </table:table-cell>
          <table:table-cell office:value-type="float" office:value="11.31927" calcext:value-type="float">
            <text:p>11,31927</text:p>
          </table:table-cell>
          <table:table-cell table:formula="of:=IF([.A484]=0;[.C484];NA())" office:value-type="string" office:string-value="" calcext:value-type="error">
            <text:p>#N/DISP</text:p>
          </table:table-cell>
          <table:table-cell table:formula="of:=IF([.A484]=1;[.C484];NA())" office:value-type="float" office:value="11.31927" calcext:value-type="float">
            <text:p>11,31927</text:p>
          </table:table-cell>
          <table:table-cell table:formula="of:=IF([.A484]=2;[.C484];NA())" office:value-type="string" office:string-value="" calcext:value-type="error">
            <text:p>#N/DISP</text:p>
          </table:table-cell>
          <table:table-cell table:formula="of:=IF([.A484]=3;[.C4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146397" calcext:value-type="float">
            <text:p>9,0146397</text:p>
          </table:table-cell>
          <table:table-cell office:value-type="float" office:value="11.32995" calcext:value-type="float">
            <text:p>11,32995</text:p>
          </table:table-cell>
          <table:table-cell table:formula="of:=IF([.A485]=0;[.C485];NA())" office:value-type="string" office:string-value="" calcext:value-type="error">
            <text:p>#N/DISP</text:p>
          </table:table-cell>
          <table:table-cell table:formula="of:=IF([.A485]=1;[.C485];NA())" office:value-type="float" office:value="11.32995" calcext:value-type="float">
            <text:p>11,32995</text:p>
          </table:table-cell>
          <table:table-cell table:formula="of:=IF([.A485]=2;[.C485];NA())" office:value-type="string" office:string-value="" calcext:value-type="error">
            <text:p>#N/DISP</text:p>
          </table:table-cell>
          <table:table-cell table:formula="of:=IF([.A485]=3;[.C4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705955" calcext:value-type="float">
            <text:p>8,9705955</text:p>
          </table:table-cell>
          <table:table-cell office:value-type="float" office:value="11.33982" calcext:value-type="float">
            <text:p>11,33982</text:p>
          </table:table-cell>
          <table:table-cell table:formula="of:=IF([.A486]=0;[.C486];NA())" office:value-type="string" office:string-value="" calcext:value-type="error">
            <text:p>#N/DISP</text:p>
          </table:table-cell>
          <table:table-cell table:formula="of:=IF([.A486]=1;[.C486];NA())" office:value-type="float" office:value="11.33982" calcext:value-type="float">
            <text:p>11,33982</text:p>
          </table:table-cell>
          <table:table-cell table:formula="of:=IF([.A486]=2;[.C486];NA())" office:value-type="string" office:string-value="" calcext:value-type="error">
            <text:p>#N/DISP</text:p>
          </table:table-cell>
          <table:table-cell table:formula="of:=IF([.A486]=3;[.C4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261847" calcext:value-type="float">
            <text:p>8,9261847</text:p>
          </table:table-cell>
          <table:table-cell office:value-type="float" office:value="11.34884" calcext:value-type="float">
            <text:p>11,34884</text:p>
          </table:table-cell>
          <table:table-cell table:formula="of:=IF([.A487]=0;[.C487];NA())" office:value-type="string" office:string-value="" calcext:value-type="error">
            <text:p>#N/DISP</text:p>
          </table:table-cell>
          <table:table-cell table:formula="of:=IF([.A487]=1;[.C487];NA())" office:value-type="float" office:value="11.34884" calcext:value-type="float">
            <text:p>11,34884</text:p>
          </table:table-cell>
          <table:table-cell table:formula="of:=IF([.A487]=2;[.C487];NA())" office:value-type="string" office:string-value="" calcext:value-type="error">
            <text:p>#N/DISP</text:p>
          </table:table-cell>
          <table:table-cell table:formula="of:=IF([.A487]=3;[.C4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81423" calcext:value-type="float">
            <text:p>8,881423</text:p>
          </table:table-cell>
          <table:table-cell office:value-type="float" office:value="11.35702" calcext:value-type="float">
            <text:p>11,35702</text:p>
          </table:table-cell>
          <table:table-cell table:formula="of:=IF([.A488]=0;[.C488];NA())" office:value-type="string" office:string-value="" calcext:value-type="error">
            <text:p>#N/DISP</text:p>
          </table:table-cell>
          <table:table-cell table:formula="of:=IF([.A488]=1;[.C488];NA())" office:value-type="float" office:value="11.35702" calcext:value-type="float">
            <text:p>11,35702</text:p>
          </table:table-cell>
          <table:table-cell table:formula="of:=IF([.A488]=2;[.C488];NA())" office:value-type="string" office:string-value="" calcext:value-type="error">
            <text:p>#N/DISP</text:p>
          </table:table-cell>
          <table:table-cell table:formula="of:=IF([.A488]=3;[.C4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36328" calcext:value-type="float">
            <text:p>8,836328</text:p>
          </table:table-cell>
          <table:table-cell office:value-type="float" office:value="11.36434" calcext:value-type="float">
            <text:p>11,36434</text:p>
          </table:table-cell>
          <table:table-cell table:formula="of:=IF([.A489]=0;[.C489];NA())" office:value-type="string" office:string-value="" calcext:value-type="error">
            <text:p>#N/DISP</text:p>
          </table:table-cell>
          <table:table-cell table:formula="of:=IF([.A489]=1;[.C489];NA())" office:value-type="float" office:value="11.36434" calcext:value-type="float">
            <text:p>11,36434</text:p>
          </table:table-cell>
          <table:table-cell table:formula="of:=IF([.A489]=2;[.C489];NA())" office:value-type="string" office:string-value="" calcext:value-type="error">
            <text:p>#N/DISP</text:p>
          </table:table-cell>
          <table:table-cell table:formula="of:=IF([.A489]=3;[.C4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90914" calcext:value-type="float">
            <text:p>8,790914</text:p>
          </table:table-cell>
          <table:table-cell office:value-type="float" office:value="11.3708" calcext:value-type="float">
            <text:p>11,3708</text:p>
          </table:table-cell>
          <table:table-cell table:formula="of:=IF([.A490]=0;[.C490];NA())" office:value-type="string" office:string-value="" calcext:value-type="error">
            <text:p>#N/DISP</text:p>
          </table:table-cell>
          <table:table-cell table:formula="of:=IF([.A490]=1;[.C490];NA())" office:value-type="float" office:value="11.3708" calcext:value-type="float">
            <text:p>11,3708</text:p>
          </table:table-cell>
          <table:table-cell table:formula="of:=IF([.A490]=2;[.C490];NA())" office:value-type="string" office:string-value="" calcext:value-type="error">
            <text:p>#N/DISP</text:p>
          </table:table-cell>
          <table:table-cell table:formula="of:=IF([.A490]=3;[.C4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207" calcext:value-type="float">
            <text:p>10,56207</text:p>
          </table:table-cell>
          <table:table-cell office:value-type="float" office:value="9.237356" calcext:value-type="float">
            <text:p>9,237356</text:p>
          </table:table-cell>
          <table:table-cell table:formula="of:=IF([.A491]=0;[.C491];NA())" office:value-type="string" office:string-value="" calcext:value-type="error">
            <text:p>#N/DISP</text:p>
          </table:table-cell>
          <table:table-cell table:formula="of:=IF([.A491]=1;[.C491];NA())" office:value-type="float" office:value="9.237356" calcext:value-type="float">
            <text:p>9,237356</text:p>
          </table:table-cell>
          <table:table-cell table:formula="of:=IF([.A491]=2;[.C491];NA())" office:value-type="string" office:string-value="" calcext:value-type="error">
            <text:p>#N/DISP</text:p>
          </table:table-cell>
          <table:table-cell table:formula="of:=IF([.A491]=3;[.C4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45199" calcext:value-type="float">
            <text:p>8,745199</text:p>
          </table:table-cell>
          <table:table-cell office:value-type="float" office:value="11.37638" calcext:value-type="float">
            <text:p>11,37638</text:p>
          </table:table-cell>
          <table:table-cell table:formula="of:=IF([.A492]=0;[.C492];NA())" office:value-type="string" office:string-value="" calcext:value-type="error">
            <text:p>#N/DISP</text:p>
          </table:table-cell>
          <table:table-cell table:formula="of:=IF([.A492]=1;[.C492];NA())" office:value-type="float" office:value="11.37638" calcext:value-type="float">
            <text:p>11,37638</text:p>
          </table:table-cell>
          <table:table-cell table:formula="of:=IF([.A492]=2;[.C492];NA())" office:value-type="string" office:string-value="" calcext:value-type="error">
            <text:p>#N/DISP</text:p>
          </table:table-cell>
          <table:table-cell table:formula="of:=IF([.A492]=3;[.C4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992" calcext:value-type="float">
            <text:p>8,6992</text:p>
          </table:table-cell>
          <table:table-cell office:value-type="float" office:value="11.38108" calcext:value-type="float">
            <text:p>11,38108</text:p>
          </table:table-cell>
          <table:table-cell table:formula="of:=IF([.A493]=0;[.C493];NA())" office:value-type="string" office:string-value="" calcext:value-type="error">
            <text:p>#N/DISP</text:p>
          </table:table-cell>
          <table:table-cell table:formula="of:=IF([.A493]=1;[.C493];NA())" office:value-type="float" office:value="11.38108" calcext:value-type="float">
            <text:p>11,38108</text:p>
          </table:table-cell>
          <table:table-cell table:formula="of:=IF([.A493]=2;[.C493];NA())" office:value-type="string" office:string-value="" calcext:value-type="error">
            <text:p>#N/DISP</text:p>
          </table:table-cell>
          <table:table-cell table:formula="of:=IF([.A493]=3;[.C4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52934" calcext:value-type="float">
            <text:p>8,652934</text:p>
          </table:table-cell>
          <table:table-cell office:value-type="float" office:value="11.38488" calcext:value-type="float">
            <text:p>11,38488</text:p>
          </table:table-cell>
          <table:table-cell table:formula="of:=IF([.A494]=0;[.C494];NA())" office:value-type="string" office:string-value="" calcext:value-type="error">
            <text:p>#N/DISP</text:p>
          </table:table-cell>
          <table:table-cell table:formula="of:=IF([.A494]=1;[.C494];NA())" office:value-type="float" office:value="11.38488" calcext:value-type="float">
            <text:p>11,38488</text:p>
          </table:table-cell>
          <table:table-cell table:formula="of:=IF([.A494]=2;[.C494];NA())" office:value-type="string" office:string-value="" calcext:value-type="error">
            <text:p>#N/DISP</text:p>
          </table:table-cell>
          <table:table-cell table:formula="of:=IF([.A494]=3;[.C4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06418" calcext:value-type="float">
            <text:p>8,606418</text:p>
          </table:table-cell>
          <table:table-cell office:value-type="float" office:value="11.38778" calcext:value-type="float">
            <text:p>11,38778</text:p>
          </table:table-cell>
          <table:table-cell table:formula="of:=IF([.A495]=0;[.C495];NA())" office:value-type="string" office:string-value="" calcext:value-type="error">
            <text:p>#N/DISP</text:p>
          </table:table-cell>
          <table:table-cell table:formula="of:=IF([.A495]=1;[.C495];NA())" office:value-type="float" office:value="11.38778" calcext:value-type="float">
            <text:p>11,38778</text:p>
          </table:table-cell>
          <table:table-cell table:formula="of:=IF([.A495]=2;[.C495];NA())" office:value-type="string" office:string-value="" calcext:value-type="error">
            <text:p>#N/DISP</text:p>
          </table:table-cell>
          <table:table-cell table:formula="of:=IF([.A495]=3;[.C4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5967" calcext:value-type="float">
            <text:p>8,55967</text:p>
          </table:table-cell>
          <table:table-cell office:value-type="float" office:value="11.38977" calcext:value-type="float">
            <text:p>11,38977</text:p>
          </table:table-cell>
          <table:table-cell table:formula="of:=IF([.A496]=0;[.C496];NA())" office:value-type="string" office:string-value="" calcext:value-type="error">
            <text:p>#N/DISP</text:p>
          </table:table-cell>
          <table:table-cell table:formula="of:=IF([.A496]=1;[.C496];NA())" office:value-type="float" office:value="11.38977" calcext:value-type="float">
            <text:p>11,38977</text:p>
          </table:table-cell>
          <table:table-cell table:formula="of:=IF([.A496]=2;[.C496];NA())" office:value-type="string" office:string-value="" calcext:value-type="error">
            <text:p>#N/DISP</text:p>
          </table:table-cell>
          <table:table-cell table:formula="of:=IF([.A496]=3;[.C4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12708" calcext:value-type="float">
            <text:p>8,512708</text:p>
          </table:table-cell>
          <table:table-cell office:value-type="float" office:value="11.39085" calcext:value-type="float">
            <text:p>11,39085</text:p>
          </table:table-cell>
          <table:table-cell table:formula="of:=IF([.A497]=0;[.C497];NA())" office:value-type="string" office:string-value="" calcext:value-type="error">
            <text:p>#N/DISP</text:p>
          </table:table-cell>
          <table:table-cell table:formula="of:=IF([.A497]=1;[.C497];NA())" office:value-type="float" office:value="11.39085" calcext:value-type="float">
            <text:p>11,39085</text:p>
          </table:table-cell>
          <table:table-cell table:formula="of:=IF([.A497]=2;[.C497];NA())" office:value-type="string" office:string-value="" calcext:value-type="error">
            <text:p>#N/DISP</text:p>
          </table:table-cell>
          <table:table-cell table:formula="of:=IF([.A497]=3;[.C4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65549" calcext:value-type="float">
            <text:p>8,465549</text:p>
          </table:table-cell>
          <table:table-cell office:value-type="float" office:value="11.391" calcext:value-type="float">
            <text:p>11,391</text:p>
          </table:table-cell>
          <table:table-cell table:formula="of:=IF([.A498]=0;[.C498];NA())" office:value-type="string" office:string-value="" calcext:value-type="error">
            <text:p>#N/DISP</text:p>
          </table:table-cell>
          <table:table-cell table:formula="of:=IF([.A498]=1;[.C498];NA())" office:value-type="float" office:value="11.391" calcext:value-type="float">
            <text:p>11,391</text:p>
          </table:table-cell>
          <table:table-cell table:formula="of:=IF([.A498]=2;[.C498];NA())" office:value-type="string" office:string-value="" calcext:value-type="error">
            <text:p>#N/DISP</text:p>
          </table:table-cell>
          <table:table-cell table:formula="of:=IF([.A498]=3;[.C4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18212" calcext:value-type="float">
            <text:p>8,418212</text:p>
          </table:table-cell>
          <table:table-cell office:value-type="float" office:value="11.39021" calcext:value-type="float">
            <text:p>11,39021</text:p>
          </table:table-cell>
          <table:table-cell table:formula="of:=IF([.A499]=0;[.C499];NA())" office:value-type="string" office:string-value="" calcext:value-type="error">
            <text:p>#N/DISP</text:p>
          </table:table-cell>
          <table:table-cell table:formula="of:=IF([.A499]=1;[.C499];NA())" office:value-type="float" office:value="11.39021" calcext:value-type="float">
            <text:p>11,39021</text:p>
          </table:table-cell>
          <table:table-cell table:formula="of:=IF([.A499]=2;[.C499];NA())" office:value-type="string" office:string-value="" calcext:value-type="error">
            <text:p>#N/DISP</text:p>
          </table:table-cell>
          <table:table-cell table:formula="of:=IF([.A499]=3;[.C4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70716" calcext:value-type="float">
            <text:p>8,370716</text:p>
          </table:table-cell>
          <table:table-cell office:value-type="float" office:value="11.38849" calcext:value-type="float">
            <text:p>11,38849</text:p>
          </table:table-cell>
          <table:table-cell table:formula="of:=IF([.A500]=0;[.C500];NA())" office:value-type="string" office:string-value="" calcext:value-type="error">
            <text:p>#N/DISP</text:p>
          </table:table-cell>
          <table:table-cell table:formula="of:=IF([.A500]=1;[.C500];NA())" office:value-type="float" office:value="11.38849" calcext:value-type="float">
            <text:p>11,38849</text:p>
          </table:table-cell>
          <table:table-cell table:formula="of:=IF([.A500]=2;[.C500];NA())" office:value-type="string" office:string-value="" calcext:value-type="error">
            <text:p>#N/DISP</text:p>
          </table:table-cell>
          <table:table-cell table:formula="of:=IF([.A500]=3;[.C5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23079" calcext:value-type="float">
            <text:p>8,323079</text:p>
          </table:table-cell>
          <table:table-cell office:value-type="float" office:value="11.38583" calcext:value-type="float">
            <text:p>11,38583</text:p>
          </table:table-cell>
          <table:table-cell table:formula="of:=IF([.A501]=0;[.C501];NA())" office:value-type="string" office:string-value="" calcext:value-type="error">
            <text:p>#N/DISP</text:p>
          </table:table-cell>
          <table:table-cell table:formula="of:=IF([.A501]=1;[.C501];NA())" office:value-type="float" office:value="11.38583" calcext:value-type="float">
            <text:p>11,38583</text:p>
          </table:table-cell>
          <table:table-cell table:formula="of:=IF([.A501]=2;[.C501];NA())" office:value-type="string" office:string-value="" calcext:value-type="error">
            <text:p>#N/DISP</text:p>
          </table:table-cell>
          <table:table-cell table:formula="of:=IF([.A501]=3;[.C5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8885" calcext:value-type="float">
            <text:p>15,48885</text:p>
          </table:table-cell>
          <table:table-cell office:value-type="float" office:value="8.877674" calcext:value-type="float">
            <text:p>8,877674</text:p>
          </table:table-cell>
          <table:table-cell table:formula="of:=IF([.A502]=0;[.C502];NA())" office:value-type="string" office:string-value="" calcext:value-type="error">
            <text:p>#N/DISP</text:p>
          </table:table-cell>
          <table:table-cell table:formula="of:=IF([.A502]=1;[.C502];NA())" office:value-type="string" office:string-value="" calcext:value-type="error">
            <text:p>#N/DISP</text:p>
          </table:table-cell>
          <table:table-cell table:formula="of:=IF([.A502]=2;[.C502];NA())" office:value-type="string" office:string-value="" calcext:value-type="error">
            <text:p>#N/DISP</text:p>
          </table:table-cell>
          <table:table-cell table:formula="of:=IF([.A502]=3;[.C502];NA())" office:value-type="float" office:value="8.877674" calcext:value-type="float">
            <text:p>8,877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table:formula="of:=IF([.A503]=0;[.C503];NA())" office:value-type="string" office:string-value="" calcext:value-type="error">
            <text:p>#N/DISP</text:p>
          </table:table-cell>
          <table:table-cell table:formula="of:=IF([.A503]=1;[.C503];NA())" office:value-type="string" office:string-value="" calcext:value-type="error">
            <text:p>#N/DISP</text:p>
          </table:table-cell>
          <table:table-cell table:formula="of:=IF([.A503]=2;[.C503];NA())" office:value-type="float" office:value="9" calcext:value-type="float">
            <text:p>9</text:p>
          </table:table-cell>
          <table:table-cell table:formula="of:=IF([.A503]=3;[.C5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9027" calcext:value-type="float">
            <text:p>7,49027</text:p>
          </table:table-cell>
          <table:table-cell office:value-type="float" office:value="8.9715389" calcext:value-type="float">
            <text:p>8,9715389</text:p>
          </table:table-cell>
          <table:table-cell table:formula="of:=IF([.A504]=0;[.C504];NA())" office:value-type="string" office:string-value="" calcext:value-type="error">
            <text:p>#N/DISP</text:p>
          </table:table-cell>
          <table:table-cell table:formula="of:=IF([.A504]=1;[.C504];NA())" office:value-type="string" office:string-value="" calcext:value-type="error">
            <text:p>#N/DISP</text:p>
          </table:table-cell>
          <table:table-cell table:formula="of:=IF([.A504]=2;[.C504];NA())" office:value-type="float" office:value="8.9715389" calcext:value-type="float">
            <text:p>8,9715389</text:p>
          </table:table-cell>
          <table:table-cell table:formula="of:=IF([.A504]=3;[.C5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8108" calcext:value-type="float">
            <text:p>7,48108</text:p>
          </table:table-cell>
          <table:table-cell office:value-type="float" office:value="8.9427109" calcext:value-type="float">
            <text:p>8,9427109</text:p>
          </table:table-cell>
          <table:table-cell table:formula="of:=IF([.A505]=0;[.C505];NA())" office:value-type="string" office:string-value="" calcext:value-type="error">
            <text:p>#N/DISP</text:p>
          </table:table-cell>
          <table:table-cell table:formula="of:=IF([.A505]=1;[.C505];NA())" office:value-type="string" office:string-value="" calcext:value-type="error">
            <text:p>#N/DISP</text:p>
          </table:table-cell>
          <table:table-cell table:formula="of:=IF([.A505]=2;[.C505];NA())" office:value-type="float" office:value="8.9427109" calcext:value-type="float">
            <text:p>8,9427109</text:p>
          </table:table-cell>
          <table:table-cell table:formula="of:=IF([.A505]=3;[.C5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7245" calcext:value-type="float">
            <text:p>7,47245</text:p>
          </table:table-cell>
          <table:table-cell office:value-type="float" office:value="8.9135266" calcext:value-type="float">
            <text:p>8,9135266</text:p>
          </table:table-cell>
          <table:table-cell table:formula="of:=IF([.A506]=0;[.C506];NA())" office:value-type="string" office:string-value="" calcext:value-type="error">
            <text:p>#N/DISP</text:p>
          </table:table-cell>
          <table:table-cell table:formula="of:=IF([.A506]=1;[.C506];NA())" office:value-type="string" office:string-value="" calcext:value-type="error">
            <text:p>#N/DISP</text:p>
          </table:table-cell>
          <table:table-cell table:formula="of:=IF([.A506]=2;[.C506];NA())" office:value-type="float" office:value="8.9135266" calcext:value-type="float">
            <text:p>8,9135266</text:p>
          </table:table-cell>
          <table:table-cell table:formula="of:=IF([.A506]=3;[.C5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6438" calcext:value-type="float">
            <text:p>7,46438</text:p>
          </table:table-cell>
          <table:table-cell office:value-type="float" office:value="8.883997" calcext:value-type="float">
            <text:p>8,883997</text:p>
          </table:table-cell>
          <table:table-cell table:formula="of:=IF([.A507]=0;[.C507];NA())" office:value-type="string" office:string-value="" calcext:value-type="error">
            <text:p>#N/DISP</text:p>
          </table:table-cell>
          <table:table-cell table:formula="of:=IF([.A507]=1;[.C507];NA())" office:value-type="string" office:string-value="" calcext:value-type="error">
            <text:p>#N/DISP</text:p>
          </table:table-cell>
          <table:table-cell table:formula="of:=IF([.A507]=2;[.C507];NA())" office:value-type="float" office:value="8.883997" calcext:value-type="float">
            <text:p>8,883997</text:p>
          </table:table-cell>
          <table:table-cell table:formula="of:=IF([.A507]=3;[.C5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5688" calcext:value-type="float">
            <text:p>7,45688</text:p>
          </table:table-cell>
          <table:table-cell office:value-type="float" office:value="8.854132" calcext:value-type="float">
            <text:p>8,854132</text:p>
          </table:table-cell>
          <table:table-cell table:formula="of:=IF([.A508]=0;[.C508];NA())" office:value-type="string" office:string-value="" calcext:value-type="error">
            <text:p>#N/DISP</text:p>
          </table:table-cell>
          <table:table-cell table:formula="of:=IF([.A508]=1;[.C508];NA())" office:value-type="string" office:string-value="" calcext:value-type="error">
            <text:p>#N/DISP</text:p>
          </table:table-cell>
          <table:table-cell table:formula="of:=IF([.A508]=2;[.C508];NA())" office:value-type="float" office:value="8.854132" calcext:value-type="float">
            <text:p>8,854132</text:p>
          </table:table-cell>
          <table:table-cell table:formula="of:=IF([.A508]=3;[.C5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4997" calcext:value-type="float">
            <text:p>7,44997</text:p>
          </table:table-cell>
          <table:table-cell office:value-type="float" office:value="8.823944" calcext:value-type="float">
            <text:p>8,823944</text:p>
          </table:table-cell>
          <table:table-cell table:formula="of:=IF([.A509]=0;[.C509];NA())" office:value-type="string" office:string-value="" calcext:value-type="error">
            <text:p>#N/DISP</text:p>
          </table:table-cell>
          <table:table-cell table:formula="of:=IF([.A509]=1;[.C509];NA())" office:value-type="string" office:string-value="" calcext:value-type="error">
            <text:p>#N/DISP</text:p>
          </table:table-cell>
          <table:table-cell table:formula="of:=IF([.A509]=2;[.C509];NA())" office:value-type="float" office:value="8.823944" calcext:value-type="float">
            <text:p>8,823944</text:p>
          </table:table-cell>
          <table:table-cell table:formula="of:=IF([.A509]=3;[.C5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4365" calcext:value-type="float">
            <text:p>7,44365</text:p>
          </table:table-cell>
          <table:table-cell office:value-type="float" office:value="8.793444" calcext:value-type="float">
            <text:p>8,793444</text:p>
          </table:table-cell>
          <table:table-cell table:formula="of:=IF([.A510]=0;[.C510];NA())" office:value-type="string" office:string-value="" calcext:value-type="error">
            <text:p>#N/DISP</text:p>
          </table:table-cell>
          <table:table-cell table:formula="of:=IF([.A510]=1;[.C510];NA())" office:value-type="string" office:string-value="" calcext:value-type="error">
            <text:p>#N/DISP</text:p>
          </table:table-cell>
          <table:table-cell table:formula="of:=IF([.A510]=2;[.C510];NA())" office:value-type="float" office:value="8.793444" calcext:value-type="float">
            <text:p>8,793444</text:p>
          </table:table-cell>
          <table:table-cell table:formula="of:=IF([.A510]=3;[.C5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3793" calcext:value-type="float">
            <text:p>7,43793</text:p>
          </table:table-cell>
          <table:table-cell office:value-type="float" office:value="8.762644" calcext:value-type="float">
            <text:p>8,762644</text:p>
          </table:table-cell>
          <table:table-cell table:formula="of:=IF([.A511]=0;[.C511];NA())" office:value-type="string" office:string-value="" calcext:value-type="error">
            <text:p>#N/DISP</text:p>
          </table:table-cell>
          <table:table-cell table:formula="of:=IF([.A511]=1;[.C511];NA())" office:value-type="string" office:string-value="" calcext:value-type="error">
            <text:p>#N/DISP</text:p>
          </table:table-cell>
          <table:table-cell table:formula="of:=IF([.A511]=2;[.C511];NA())" office:value-type="float" office:value="8.762644" calcext:value-type="float">
            <text:p>8,762644</text:p>
          </table:table-cell>
          <table:table-cell table:formula="of:=IF([.A511]=3;[.C5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3283" calcext:value-type="float">
            <text:p>7,43283</text:p>
          </table:table-cell>
          <table:table-cell office:value-type="float" office:value="8.731555" calcext:value-type="float">
            <text:p>8,731555</text:p>
          </table:table-cell>
          <table:table-cell table:formula="of:=IF([.A512]=0;[.C512];NA())" office:value-type="string" office:string-value="" calcext:value-type="error">
            <text:p>#N/DISP</text:p>
          </table:table-cell>
          <table:table-cell table:formula="of:=IF([.A512]=1;[.C512];NA())" office:value-type="string" office:string-value="" calcext:value-type="error">
            <text:p>#N/DISP</text:p>
          </table:table-cell>
          <table:table-cell table:formula="of:=IF([.A512]=2;[.C512];NA())" office:value-type="float" office:value="8.731555" calcext:value-type="float">
            <text:p>8,731555</text:p>
          </table:table-cell>
          <table:table-cell table:formula="of:=IF([.A512]=3;[.C5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2834" calcext:value-type="float">
            <text:p>7,42834</text:p>
          </table:table-cell>
          <table:table-cell office:value-type="float" office:value="8.70019" calcext:value-type="float">
            <text:p>8,70019</text:p>
          </table:table-cell>
          <table:table-cell table:formula="of:=IF([.A513]=0;[.C513];NA())" office:value-type="string" office:string-value="" calcext:value-type="error">
            <text:p>#N/DISP</text:p>
          </table:table-cell>
          <table:table-cell table:formula="of:=IF([.A513]=1;[.C513];NA())" office:value-type="string" office:string-value="" calcext:value-type="error">
            <text:p>#N/DISP</text:p>
          </table:table-cell>
          <table:table-cell table:formula="of:=IF([.A513]=2;[.C513];NA())" office:value-type="float" office:value="8.70019" calcext:value-type="float">
            <text:p>8,70019</text:p>
          </table:table-cell>
          <table:table-cell table:formula="of:=IF([.A513]=3;[.C5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2448" calcext:value-type="float">
            <text:p>7,42448</text:p>
          </table:table-cell>
          <table:table-cell office:value-type="float" office:value="8.668561" calcext:value-type="float">
            <text:p>8,668561</text:p>
          </table:table-cell>
          <table:table-cell table:formula="of:=IF([.A514]=0;[.C514];NA())" office:value-type="string" office:string-value="" calcext:value-type="error">
            <text:p>#N/DISP</text:p>
          </table:table-cell>
          <table:table-cell table:formula="of:=IF([.A514]=1;[.C514];NA())" office:value-type="string" office:string-value="" calcext:value-type="error">
            <text:p>#N/DISP</text:p>
          </table:table-cell>
          <table:table-cell table:formula="of:=IF([.A514]=2;[.C514];NA())" office:value-type="float" office:value="8.668561" calcext:value-type="float">
            <text:p>8,668561</text:p>
          </table:table-cell>
          <table:table-cell table:formula="of:=IF([.A514]=3;[.C5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2127" calcext:value-type="float">
            <text:p>7,42127</text:p>
          </table:table-cell>
          <table:table-cell office:value-type="float" office:value="8.636681" calcext:value-type="float">
            <text:p>8,636681</text:p>
          </table:table-cell>
          <table:table-cell table:formula="of:=IF([.A515]=0;[.C515];NA())" office:value-type="string" office:string-value="" calcext:value-type="error">
            <text:p>#N/DISP</text:p>
          </table:table-cell>
          <table:table-cell table:formula="of:=IF([.A515]=1;[.C515];NA())" office:value-type="string" office:string-value="" calcext:value-type="error">
            <text:p>#N/DISP</text:p>
          </table:table-cell>
          <table:table-cell table:formula="of:=IF([.A515]=2;[.C515];NA())" office:value-type="float" office:value="8.636681" calcext:value-type="float">
            <text:p>8,636681</text:p>
          </table:table-cell>
          <table:table-cell table:formula="of:=IF([.A515]=3;[.C5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869" calcext:value-type="float">
            <text:p>7,41869</text:p>
          </table:table-cell>
          <table:table-cell office:value-type="float" office:value="8.604563" calcext:value-type="float">
            <text:p>8,604563</text:p>
          </table:table-cell>
          <table:table-cell table:formula="of:=IF([.A516]=0;[.C516];NA())" office:value-type="string" office:string-value="" calcext:value-type="error">
            <text:p>#N/DISP</text:p>
          </table:table-cell>
          <table:table-cell table:formula="of:=IF([.A516]=1;[.C516];NA())" office:value-type="string" office:string-value="" calcext:value-type="error">
            <text:p>#N/DISP</text:p>
          </table:table-cell>
          <table:table-cell table:formula="of:=IF([.A516]=2;[.C516];NA())" office:value-type="float" office:value="8.604563" calcext:value-type="float">
            <text:p>8,604563</text:p>
          </table:table-cell>
          <table:table-cell table:formula="of:=IF([.A516]=3;[.C5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677" calcext:value-type="float">
            <text:p>7,41677</text:p>
          </table:table-cell>
          <table:table-cell office:value-type="float" office:value="8.57222" calcext:value-type="float">
            <text:p>8,57222</text:p>
          </table:table-cell>
          <table:table-cell table:formula="of:=IF([.A517]=0;[.C517];NA())" office:value-type="string" office:string-value="" calcext:value-type="error">
            <text:p>#N/DISP</text:p>
          </table:table-cell>
          <table:table-cell table:formula="of:=IF([.A517]=1;[.C517];NA())" office:value-type="string" office:string-value="" calcext:value-type="error">
            <text:p>#N/DISP</text:p>
          </table:table-cell>
          <table:table-cell table:formula="of:=IF([.A517]=2;[.C517];NA())" office:value-type="float" office:value="8.57222" calcext:value-type="float">
            <text:p>8,57222</text:p>
          </table:table-cell>
          <table:table-cell table:formula="of:=IF([.A517]=3;[.C5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552" calcext:value-type="float">
            <text:p>7,41552</text:p>
          </table:table-cell>
          <table:table-cell office:value-type="float" office:value="8.539665" calcext:value-type="float">
            <text:p>8,539665</text:p>
          </table:table-cell>
          <table:table-cell table:formula="of:=IF([.A518]=0;[.C518];NA())" office:value-type="string" office:string-value="" calcext:value-type="error">
            <text:p>#N/DISP</text:p>
          </table:table-cell>
          <table:table-cell table:formula="of:=IF([.A518]=1;[.C518];NA())" office:value-type="string" office:string-value="" calcext:value-type="error">
            <text:p>#N/DISP</text:p>
          </table:table-cell>
          <table:table-cell table:formula="of:=IF([.A518]=2;[.C518];NA())" office:value-type="float" office:value="8.539665" calcext:value-type="float">
            <text:p>8,539665</text:p>
          </table:table-cell>
          <table:table-cell table:formula="of:=IF([.A518]=3;[.C5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492" calcext:value-type="float">
            <text:p>7,41492</text:p>
          </table:table-cell>
          <table:table-cell office:value-type="float" office:value="8.506911" calcext:value-type="float">
            <text:p>8,506911</text:p>
          </table:table-cell>
          <table:table-cell table:formula="of:=IF([.A519]=0;[.C519];NA())" office:value-type="string" office:string-value="" calcext:value-type="error">
            <text:p>#N/DISP</text:p>
          </table:table-cell>
          <table:table-cell table:formula="of:=IF([.A519]=1;[.C519];NA())" office:value-type="string" office:string-value="" calcext:value-type="error">
            <text:p>#N/DISP</text:p>
          </table:table-cell>
          <table:table-cell table:formula="of:=IF([.A519]=2;[.C519];NA())" office:value-type="float" office:value="8.506911" calcext:value-type="float">
            <text:p>8,506911</text:p>
          </table:table-cell>
          <table:table-cell table:formula="of:=IF([.A519]=3;[.C5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501" calcext:value-type="float">
            <text:p>7,41501</text:p>
          </table:table-cell>
          <table:table-cell office:value-type="float" office:value="8.473972" calcext:value-type="float">
            <text:p>8,473972</text:p>
          </table:table-cell>
          <table:table-cell table:formula="of:=IF([.A520]=0;[.C520];NA())" office:value-type="string" office:string-value="" calcext:value-type="error">
            <text:p>#N/DISP</text:p>
          </table:table-cell>
          <table:table-cell table:formula="of:=IF([.A520]=1;[.C520];NA())" office:value-type="string" office:string-value="" calcext:value-type="error">
            <text:p>#N/DISP</text:p>
          </table:table-cell>
          <table:table-cell table:formula="of:=IF([.A520]=2;[.C520];NA())" office:value-type="float" office:value="8.473972" calcext:value-type="float">
            <text:p>8,473972</text:p>
          </table:table-cell>
          <table:table-cell table:formula="of:=IF([.A520]=3;[.C5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578" calcext:value-type="float">
            <text:p>7,41578</text:p>
          </table:table-cell>
          <table:table-cell office:value-type="float" office:value="8.440863" calcext:value-type="float">
            <text:p>8,440863</text:p>
          </table:table-cell>
          <table:table-cell table:formula="of:=IF([.A521]=0;[.C521];NA())" office:value-type="string" office:string-value="" calcext:value-type="error">
            <text:p>#N/DISP</text:p>
          </table:table-cell>
          <table:table-cell table:formula="of:=IF([.A521]=1;[.C521];NA())" office:value-type="string" office:string-value="" calcext:value-type="error">
            <text:p>#N/DISP</text:p>
          </table:table-cell>
          <table:table-cell table:formula="of:=IF([.A521]=2;[.C521];NA())" office:value-type="float" office:value="8.440863" calcext:value-type="float">
            <text:p>8,440863</text:p>
          </table:table-cell>
          <table:table-cell table:formula="of:=IF([.A521]=3;[.C5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723" calcext:value-type="float">
            <text:p>7,41723</text:p>
          </table:table-cell>
          <table:table-cell office:value-type="float" office:value="8.407597" calcext:value-type="float">
            <text:p>8,407597</text:p>
          </table:table-cell>
          <table:table-cell table:formula="of:=IF([.A522]=0;[.C522];NA())" office:value-type="string" office:string-value="" calcext:value-type="error">
            <text:p>#N/DISP</text:p>
          </table:table-cell>
          <table:table-cell table:formula="of:=IF([.A522]=1;[.C522];NA())" office:value-type="string" office:string-value="" calcext:value-type="error">
            <text:p>#N/DISP</text:p>
          </table:table-cell>
          <table:table-cell table:formula="of:=IF([.A522]=2;[.C522];NA())" office:value-type="float" office:value="8.407597" calcext:value-type="float">
            <text:p>8,407597</text:p>
          </table:table-cell>
          <table:table-cell table:formula="of:=IF([.A522]=3;[.C5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938" calcext:value-type="float">
            <text:p>7,41938</text:p>
          </table:table-cell>
          <table:table-cell office:value-type="float" office:value="8.374188" calcext:value-type="float">
            <text:p>8,374188</text:p>
          </table:table-cell>
          <table:table-cell table:formula="of:=IF([.A523]=0;[.C523];NA())" office:value-type="string" office:string-value="" calcext:value-type="error">
            <text:p>#N/DISP</text:p>
          </table:table-cell>
          <table:table-cell table:formula="of:=IF([.A523]=1;[.C523];NA())" office:value-type="string" office:string-value="" calcext:value-type="error">
            <text:p>#N/DISP</text:p>
          </table:table-cell>
          <table:table-cell table:formula="of:=IF([.A523]=2;[.C523];NA())" office:value-type="float" office:value="8.374188" calcext:value-type="float">
            <text:p>8,374188</text:p>
          </table:table-cell>
          <table:table-cell table:formula="of:=IF([.A523]=3;[.C5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2223" calcext:value-type="float">
            <text:p>7,42223</text:p>
          </table:table-cell>
          <table:table-cell office:value-type="float" office:value="8.340651" calcext:value-type="float">
            <text:p>8,340651</text:p>
          </table:table-cell>
          <table:table-cell table:formula="of:=IF([.A524]=0;[.C524];NA())" office:value-type="string" office:string-value="" calcext:value-type="error">
            <text:p>#N/DISP</text:p>
          </table:table-cell>
          <table:table-cell table:formula="of:=IF([.A524]=1;[.C524];NA())" office:value-type="string" office:string-value="" calcext:value-type="error">
            <text:p>#N/DISP</text:p>
          </table:table-cell>
          <table:table-cell table:formula="of:=IF([.A524]=2;[.C524];NA())" office:value-type="float" office:value="8.340651" calcext:value-type="float">
            <text:p>8,340651</text:p>
          </table:table-cell>
          <table:table-cell table:formula="of:=IF([.A524]=3;[.C5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2579" calcext:value-type="float">
            <text:p>7,42579</text:p>
          </table:table-cell>
          <table:table-cell office:value-type="float" office:value="8.307001" calcext:value-type="float">
            <text:p>8,307001</text:p>
          </table:table-cell>
          <table:table-cell table:formula="of:=IF([.A525]=0;[.C525];NA())" office:value-type="string" office:string-value="" calcext:value-type="error">
            <text:p>#N/DISP</text:p>
          </table:table-cell>
          <table:table-cell table:formula="of:=IF([.A525]=1;[.C525];NA())" office:value-type="string" office:string-value="" calcext:value-type="error">
            <text:p>#N/DISP</text:p>
          </table:table-cell>
          <table:table-cell table:formula="of:=IF([.A525]=2;[.C525];NA())" office:value-type="float" office:value="8.307001" calcext:value-type="float">
            <text:p>8,307001</text:p>
          </table:table-cell>
          <table:table-cell table:formula="of:=IF([.A525]=3;[.C5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3005" calcext:value-type="float">
            <text:p>7,43005</text:p>
          </table:table-cell>
          <table:table-cell office:value-type="float" office:value="8.273252" calcext:value-type="float">
            <text:p>8,273252</text:p>
          </table:table-cell>
          <table:table-cell table:formula="of:=IF([.A526]=0;[.C526];NA())" office:value-type="string" office:string-value="" calcext:value-type="error">
            <text:p>#N/DISP</text:p>
          </table:table-cell>
          <table:table-cell table:formula="of:=IF([.A526]=1;[.C526];NA())" office:value-type="string" office:string-value="" calcext:value-type="error">
            <text:p>#N/DISP</text:p>
          </table:table-cell>
          <table:table-cell table:formula="of:=IF([.A526]=2;[.C526];NA())" office:value-type="float" office:value="8.273252" calcext:value-type="float">
            <text:p>8,273252</text:p>
          </table:table-cell>
          <table:table-cell table:formula="of:=IF([.A526]=3;[.C5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3503" calcext:value-type="float">
            <text:p>7,43503</text:p>
          </table:table-cell>
          <table:table-cell office:value-type="float" office:value="8.239419" calcext:value-type="float">
            <text:p>8,239419</text:p>
          </table:table-cell>
          <table:table-cell table:formula="of:=IF([.A527]=0;[.C527];NA())" office:value-type="string" office:string-value="" calcext:value-type="error">
            <text:p>#N/DISP</text:p>
          </table:table-cell>
          <table:table-cell table:formula="of:=IF([.A527]=1;[.C527];NA())" office:value-type="string" office:string-value="" calcext:value-type="error">
            <text:p>#N/DISP</text:p>
          </table:table-cell>
          <table:table-cell table:formula="of:=IF([.A527]=2;[.C527];NA())" office:value-type="float" office:value="8.239419" calcext:value-type="float">
            <text:p>8,239419</text:p>
          </table:table-cell>
          <table:table-cell table:formula="of:=IF([.A527]=3;[.C5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4074" calcext:value-type="float">
            <text:p>7,44074</text:p>
          </table:table-cell>
          <table:table-cell office:value-type="float" office:value="8.205517" calcext:value-type="float">
            <text:p>8,205517</text:p>
          </table:table-cell>
          <table:table-cell table:formula="of:=IF([.A528]=0;[.C528];NA())" office:value-type="string" office:string-value="" calcext:value-type="error">
            <text:p>#N/DISP</text:p>
          </table:table-cell>
          <table:table-cell table:formula="of:=IF([.A528]=1;[.C528];NA())" office:value-type="string" office:string-value="" calcext:value-type="error">
            <text:p>#N/DISP</text:p>
          </table:table-cell>
          <table:table-cell table:formula="of:=IF([.A528]=2;[.C528];NA())" office:value-type="float" office:value="8.205517" calcext:value-type="float">
            <text:p>8,205517</text:p>
          </table:table-cell>
          <table:table-cell table:formula="of:=IF([.A528]=3;[.C5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4717" calcext:value-type="float">
            <text:p>7,44717</text:p>
          </table:table-cell>
          <table:table-cell office:value-type="float" office:value="8.171561" calcext:value-type="float">
            <text:p>8,171561</text:p>
          </table:table-cell>
          <table:table-cell table:formula="of:=IF([.A529]=0;[.C529];NA())" office:value-type="string" office:string-value="" calcext:value-type="error">
            <text:p>#N/DISP</text:p>
          </table:table-cell>
          <table:table-cell table:formula="of:=IF([.A529]=1;[.C529];NA())" office:value-type="string" office:string-value="" calcext:value-type="error">
            <text:p>#N/DISP</text:p>
          </table:table-cell>
          <table:table-cell table:formula="of:=IF([.A529]=2;[.C529];NA())" office:value-type="float" office:value="8.171561" calcext:value-type="float">
            <text:p>8,171561</text:p>
          </table:table-cell>
          <table:table-cell table:formula="of:=IF([.A529]=3;[.C5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5433" calcext:value-type="float">
            <text:p>7,45433</text:p>
          </table:table-cell>
          <table:table-cell office:value-type="float" office:value="8.137567" calcext:value-type="float">
            <text:p>8,137567</text:p>
          </table:table-cell>
          <table:table-cell table:formula="of:=IF([.A530]=0;[.C530];NA())" office:value-type="string" office:string-value="" calcext:value-type="error">
            <text:p>#N/DISP</text:p>
          </table:table-cell>
          <table:table-cell table:formula="of:=IF([.A530]=1;[.C530];NA())" office:value-type="string" office:string-value="" calcext:value-type="error">
            <text:p>#N/DISP</text:p>
          </table:table-cell>
          <table:table-cell table:formula="of:=IF([.A530]=2;[.C530];NA())" office:value-type="float" office:value="8.137567" calcext:value-type="float">
            <text:p>8,137567</text:p>
          </table:table-cell>
          <table:table-cell table:formula="of:=IF([.A530]=3;[.C5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6222" calcext:value-type="float">
            <text:p>7,46222</text:p>
          </table:table-cell>
          <table:table-cell office:value-type="float" office:value="8.103551" calcext:value-type="float">
            <text:p>8,103551</text:p>
          </table:table-cell>
          <table:table-cell table:formula="of:=IF([.A531]=0;[.C531];NA())" office:value-type="string" office:string-value="" calcext:value-type="error">
            <text:p>#N/DISP</text:p>
          </table:table-cell>
          <table:table-cell table:formula="of:=IF([.A531]=1;[.C531];NA())" office:value-type="string" office:string-value="" calcext:value-type="error">
            <text:p>#N/DISP</text:p>
          </table:table-cell>
          <table:table-cell table:formula="of:=IF([.A531]=2;[.C531];NA())" office:value-type="float" office:value="8.103551" calcext:value-type="float">
            <text:p>8,103551</text:p>
          </table:table-cell>
          <table:table-cell table:formula="of:=IF([.A531]=3;[.C5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7084" calcext:value-type="float">
            <text:p>7,47084</text:p>
          </table:table-cell>
          <table:table-cell office:value-type="float" office:value="8.069527" calcext:value-type="float">
            <text:p>8,069527</text:p>
          </table:table-cell>
          <table:table-cell table:formula="of:=IF([.A532]=0;[.C532];NA())" office:value-type="string" office:string-value="" calcext:value-type="error">
            <text:p>#N/DISP</text:p>
          </table:table-cell>
          <table:table-cell table:formula="of:=IF([.A532]=1;[.C532];NA())" office:value-type="string" office:string-value="" calcext:value-type="error">
            <text:p>#N/DISP</text:p>
          </table:table-cell>
          <table:table-cell table:formula="of:=IF([.A532]=2;[.C532];NA())" office:value-type="float" office:value="8.069527" calcext:value-type="float">
            <text:p>8,069527</text:p>
          </table:table-cell>
          <table:table-cell table:formula="of:=IF([.A532]=3;[.C5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8021" calcext:value-type="float">
            <text:p>7,48021</text:p>
          </table:table-cell>
          <table:table-cell office:value-type="float" office:value="8.035512" calcext:value-type="float">
            <text:p>8,035512</text:p>
          </table:table-cell>
          <table:table-cell table:formula="of:=IF([.A533]=0;[.C533];NA())" office:value-type="string" office:string-value="" calcext:value-type="error">
            <text:p>#N/DISP</text:p>
          </table:table-cell>
          <table:table-cell table:formula="of:=IF([.A533]=1;[.C533];NA())" office:value-type="string" office:string-value="" calcext:value-type="error">
            <text:p>#N/DISP</text:p>
          </table:table-cell>
          <table:table-cell table:formula="of:=IF([.A533]=2;[.C533];NA())" office:value-type="float" office:value="8.035512" calcext:value-type="float">
            <text:p>8,035512</text:p>
          </table:table-cell>
          <table:table-cell table:formula="of:=IF([.A533]=3;[.C5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9032" calcext:value-type="float">
            <text:p>7,49032</text:p>
          </table:table-cell>
          <table:table-cell office:value-type="float" office:value="8.001521" calcext:value-type="float">
            <text:p>8,001521</text:p>
          </table:table-cell>
          <table:table-cell table:formula="of:=IF([.A534]=0;[.C534];NA())" office:value-type="string" office:string-value="" calcext:value-type="error">
            <text:p>#N/DISP</text:p>
          </table:table-cell>
          <table:table-cell table:formula="of:=IF([.A534]=1;[.C534];NA())" office:value-type="string" office:string-value="" calcext:value-type="error">
            <text:p>#N/DISP</text:p>
          </table:table-cell>
          <table:table-cell table:formula="of:=IF([.A534]=2;[.C534];NA())" office:value-type="float" office:value="8.001521" calcext:value-type="float">
            <text:p>8,001521</text:p>
          </table:table-cell>
          <table:table-cell table:formula="of:=IF([.A534]=3;[.C5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0117" calcext:value-type="float">
            <text:p>7,50117</text:p>
          </table:table-cell>
          <table:table-cell office:value-type="float" office:value="7.96757" calcext:value-type="float">
            <text:p>7,96757</text:p>
          </table:table-cell>
          <table:table-cell table:formula="of:=IF([.A535]=0;[.C535];NA())" office:value-type="string" office:string-value="" calcext:value-type="error">
            <text:p>#N/DISP</text:p>
          </table:table-cell>
          <table:table-cell table:formula="of:=IF([.A535]=1;[.C535];NA())" office:value-type="string" office:string-value="" calcext:value-type="error">
            <text:p>#N/DISP</text:p>
          </table:table-cell>
          <table:table-cell table:formula="of:=IF([.A535]=2;[.C535];NA())" office:value-type="float" office:value="7.96757" calcext:value-type="float">
            <text:p>7,96757</text:p>
          </table:table-cell>
          <table:table-cell table:formula="of:=IF([.A535]=3;[.C5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1277" calcext:value-type="float">
            <text:p>7,51277</text:p>
          </table:table-cell>
          <table:table-cell office:value-type="float" office:value="7.93368" calcext:value-type="float">
            <text:p>7,93368</text:p>
          </table:table-cell>
          <table:table-cell table:formula="of:=IF([.A536]=0;[.C536];NA())" office:value-type="string" office:string-value="" calcext:value-type="error">
            <text:p>#N/DISP</text:p>
          </table:table-cell>
          <table:table-cell table:formula="of:=IF([.A536]=1;[.C536];NA())" office:value-type="string" office:string-value="" calcext:value-type="error">
            <text:p>#N/DISP</text:p>
          </table:table-cell>
          <table:table-cell table:formula="of:=IF([.A536]=2;[.C536];NA())" office:value-type="float" office:value="7.93368" calcext:value-type="float">
            <text:p>7,93368</text:p>
          </table:table-cell>
          <table:table-cell table:formula="of:=IF([.A536]=3;[.C5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2512" calcext:value-type="float">
            <text:p>7,52512</text:p>
          </table:table-cell>
          <table:table-cell office:value-type="float" office:value="7.89985" calcext:value-type="float">
            <text:p>7,89985</text:p>
          </table:table-cell>
          <table:table-cell table:formula="of:=IF([.A537]=0;[.C537];NA())" office:value-type="string" office:string-value="" calcext:value-type="error">
            <text:p>#N/DISP</text:p>
          </table:table-cell>
          <table:table-cell table:formula="of:=IF([.A537]=1;[.C537];NA())" office:value-type="string" office:string-value="" calcext:value-type="error">
            <text:p>#N/DISP</text:p>
          </table:table-cell>
          <table:table-cell table:formula="of:=IF([.A537]=2;[.C537];NA())" office:value-type="float" office:value="7.89985" calcext:value-type="float">
            <text:p>7,89985</text:p>
          </table:table-cell>
          <table:table-cell table:formula="of:=IF([.A537]=3;[.C5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3821" calcext:value-type="float">
            <text:p>7,53821</text:p>
          </table:table-cell>
          <table:table-cell office:value-type="float" office:value="7.86612" calcext:value-type="float">
            <text:p>7,86612</text:p>
          </table:table-cell>
          <table:table-cell table:formula="of:=IF([.A538]=0;[.C538];NA())" office:value-type="string" office:string-value="" calcext:value-type="error">
            <text:p>#N/DISP</text:p>
          </table:table-cell>
          <table:table-cell table:formula="of:=IF([.A538]=1;[.C538];NA())" office:value-type="string" office:string-value="" calcext:value-type="error">
            <text:p>#N/DISP</text:p>
          </table:table-cell>
          <table:table-cell table:formula="of:=IF([.A538]=2;[.C538];NA())" office:value-type="float" office:value="7.86612" calcext:value-type="float">
            <text:p>7,86612</text:p>
          </table:table-cell>
          <table:table-cell table:formula="of:=IF([.A538]=3;[.C5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5206" calcext:value-type="float">
            <text:p>7,55206</text:p>
          </table:table-cell>
          <table:table-cell office:value-type="float" office:value="7.83249" calcext:value-type="float">
            <text:p>7,83249</text:p>
          </table:table-cell>
          <table:table-cell table:formula="of:=IF([.A539]=0;[.C539];NA())" office:value-type="string" office:string-value="" calcext:value-type="error">
            <text:p>#N/DISP</text:p>
          </table:table-cell>
          <table:table-cell table:formula="of:=IF([.A539]=1;[.C539];NA())" office:value-type="string" office:string-value="" calcext:value-type="error">
            <text:p>#N/DISP</text:p>
          </table:table-cell>
          <table:table-cell table:formula="of:=IF([.A539]=2;[.C539];NA())" office:value-type="float" office:value="7.83249" calcext:value-type="float">
            <text:p>7,83249</text:p>
          </table:table-cell>
          <table:table-cell table:formula="of:=IF([.A539]=3;[.C5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6666" calcext:value-type="float">
            <text:p>7,56666</text:p>
          </table:table-cell>
          <table:table-cell office:value-type="float" office:value="7.79899" calcext:value-type="float">
            <text:p>7,79899</text:p>
          </table:table-cell>
          <table:table-cell table:formula="of:=IF([.A540]=0;[.C540];NA())" office:value-type="string" office:string-value="" calcext:value-type="error">
            <text:p>#N/DISP</text:p>
          </table:table-cell>
          <table:table-cell table:formula="of:=IF([.A540]=1;[.C540];NA())" office:value-type="string" office:string-value="" calcext:value-type="error">
            <text:p>#N/DISP</text:p>
          </table:table-cell>
          <table:table-cell table:formula="of:=IF([.A540]=2;[.C540];NA())" office:value-type="float" office:value="7.79899" calcext:value-type="float">
            <text:p>7,79899</text:p>
          </table:table-cell>
          <table:table-cell table:formula="of:=IF([.A540]=3;[.C5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8201" calcext:value-type="float">
            <text:p>7,58201</text:p>
          </table:table-cell>
          <table:table-cell office:value-type="float" office:value="7.76562" calcext:value-type="float">
            <text:p>7,76562</text:p>
          </table:table-cell>
          <table:table-cell table:formula="of:=IF([.A541]=0;[.C541];NA())" office:value-type="string" office:string-value="" calcext:value-type="error">
            <text:p>#N/DISP</text:p>
          </table:table-cell>
          <table:table-cell table:formula="of:=IF([.A541]=1;[.C541];NA())" office:value-type="string" office:string-value="" calcext:value-type="error">
            <text:p>#N/DISP</text:p>
          </table:table-cell>
          <table:table-cell table:formula="of:=IF([.A541]=2;[.C541];NA())" office:value-type="float" office:value="7.76562" calcext:value-type="float">
            <text:p>7,76562</text:p>
          </table:table-cell>
          <table:table-cell table:formula="of:=IF([.A541]=3;[.C5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9811" calcext:value-type="float">
            <text:p>7,59811</text:p>
          </table:table-cell>
          <table:table-cell office:value-type="float" office:value="7.7324" calcext:value-type="float">
            <text:p>7,7324</text:p>
          </table:table-cell>
          <table:table-cell table:formula="of:=IF([.A542]=0;[.C542];NA())" office:value-type="string" office:string-value="" calcext:value-type="error">
            <text:p>#N/DISP</text:p>
          </table:table-cell>
          <table:table-cell table:formula="of:=IF([.A542]=1;[.C542];NA())" office:value-type="string" office:string-value="" calcext:value-type="error">
            <text:p>#N/DISP</text:p>
          </table:table-cell>
          <table:table-cell table:formula="of:=IF([.A542]=2;[.C542];NA())" office:value-type="float" office:value="7.7324" calcext:value-type="float">
            <text:p>7,7324</text:p>
          </table:table-cell>
          <table:table-cell table:formula="of:=IF([.A542]=3;[.C5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1496" calcext:value-type="float">
            <text:p>7,61496</text:p>
          </table:table-cell>
          <table:table-cell office:value-type="float" office:value="7.69936" calcext:value-type="float">
            <text:p>7,69936</text:p>
          </table:table-cell>
          <table:table-cell table:formula="of:=IF([.A543]=0;[.C543];NA())" office:value-type="string" office:string-value="" calcext:value-type="error">
            <text:p>#N/DISP</text:p>
          </table:table-cell>
          <table:table-cell table:formula="of:=IF([.A543]=1;[.C543];NA())" office:value-type="string" office:string-value="" calcext:value-type="error">
            <text:p>#N/DISP</text:p>
          </table:table-cell>
          <table:table-cell table:formula="of:=IF([.A543]=2;[.C543];NA())" office:value-type="float" office:value="7.69936" calcext:value-type="float">
            <text:p>7,69936</text:p>
          </table:table-cell>
          <table:table-cell table:formula="of:=IF([.A543]=3;[.C5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3256" calcext:value-type="float">
            <text:p>7,63256</text:p>
          </table:table-cell>
          <table:table-cell office:value-type="float" office:value="7.6665" calcext:value-type="float">
            <text:p>7,6665</text:p>
          </table:table-cell>
          <table:table-cell table:formula="of:=IF([.A544]=0;[.C544];NA())" office:value-type="string" office:string-value="" calcext:value-type="error">
            <text:p>#N/DISP</text:p>
          </table:table-cell>
          <table:table-cell table:formula="of:=IF([.A544]=1;[.C544];NA())" office:value-type="string" office:string-value="" calcext:value-type="error">
            <text:p>#N/DISP</text:p>
          </table:table-cell>
          <table:table-cell table:formula="of:=IF([.A544]=2;[.C544];NA())" office:value-type="float" office:value="7.6665" calcext:value-type="float">
            <text:p>7,6665</text:p>
          </table:table-cell>
          <table:table-cell table:formula="of:=IF([.A544]=3;[.C5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5091" calcext:value-type="float">
            <text:p>7,65091</text:p>
          </table:table-cell>
          <table:table-cell office:value-type="float" office:value="7.63385" calcext:value-type="float">
            <text:p>7,63385</text:p>
          </table:table-cell>
          <table:table-cell table:formula="of:=IF([.A545]=0;[.C545];NA())" office:value-type="string" office:string-value="" calcext:value-type="error">
            <text:p>#N/DISP</text:p>
          </table:table-cell>
          <table:table-cell table:formula="of:=IF([.A545]=1;[.C545];NA())" office:value-type="string" office:string-value="" calcext:value-type="error">
            <text:p>#N/DISP</text:p>
          </table:table-cell>
          <table:table-cell table:formula="of:=IF([.A545]=2;[.C545];NA())" office:value-type="float" office:value="7.63385" calcext:value-type="float">
            <text:p>7,63385</text:p>
          </table:table-cell>
          <table:table-cell table:formula="of:=IF([.A545]=3;[.C5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7001" calcext:value-type="float">
            <text:p>7,67001</text:p>
          </table:table-cell>
          <table:table-cell office:value-type="float" office:value="7.60142" calcext:value-type="float">
            <text:p>7,60142</text:p>
          </table:table-cell>
          <table:table-cell table:formula="of:=IF([.A546]=0;[.C546];NA())" office:value-type="string" office:string-value="" calcext:value-type="error">
            <text:p>#N/DISP</text:p>
          </table:table-cell>
          <table:table-cell table:formula="of:=IF([.A546]=1;[.C546];NA())" office:value-type="string" office:string-value="" calcext:value-type="error">
            <text:p>#N/DISP</text:p>
          </table:table-cell>
          <table:table-cell table:formula="of:=IF([.A546]=2;[.C546];NA())" office:value-type="float" office:value="7.60142" calcext:value-type="float">
            <text:p>7,60142</text:p>
          </table:table-cell>
          <table:table-cell table:formula="of:=IF([.A546]=3;[.C5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8985" calcext:value-type="float">
            <text:p>7,68985</text:p>
          </table:table-cell>
          <table:table-cell office:value-type="float" office:value="7.56922" calcext:value-type="float">
            <text:p>7,56922</text:p>
          </table:table-cell>
          <table:table-cell table:formula="of:=IF([.A547]=0;[.C547];NA())" office:value-type="string" office:string-value="" calcext:value-type="error">
            <text:p>#N/DISP</text:p>
          </table:table-cell>
          <table:table-cell table:formula="of:=IF([.A547]=1;[.C547];NA())" office:value-type="string" office:string-value="" calcext:value-type="error">
            <text:p>#N/DISP</text:p>
          </table:table-cell>
          <table:table-cell table:formula="of:=IF([.A547]=2;[.C547];NA())" office:value-type="float" office:value="7.56922" calcext:value-type="float">
            <text:p>7,56922</text:p>
          </table:table-cell>
          <table:table-cell table:formula="of:=IF([.A547]=3;[.C5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1044" calcext:value-type="float">
            <text:p>7,71044</text:p>
          </table:table-cell>
          <table:table-cell office:value-type="float" office:value="7.53728" calcext:value-type="float">
            <text:p>7,53728</text:p>
          </table:table-cell>
          <table:table-cell table:formula="of:=IF([.A548]=0;[.C548];NA())" office:value-type="string" office:string-value="" calcext:value-type="error">
            <text:p>#N/DISP</text:p>
          </table:table-cell>
          <table:table-cell table:formula="of:=IF([.A548]=1;[.C548];NA())" office:value-type="string" office:string-value="" calcext:value-type="error">
            <text:p>#N/DISP</text:p>
          </table:table-cell>
          <table:table-cell table:formula="of:=IF([.A548]=2;[.C548];NA())" office:value-type="float" office:value="7.53728" calcext:value-type="float">
            <text:p>7,53728</text:p>
          </table:table-cell>
          <table:table-cell table:formula="of:=IF([.A548]=3;[.C5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3177" calcext:value-type="float">
            <text:p>7,73177</text:p>
          </table:table-cell>
          <table:table-cell office:value-type="float" office:value="7.50561" calcext:value-type="float">
            <text:p>7,50561</text:p>
          </table:table-cell>
          <table:table-cell table:formula="of:=IF([.A549]=0;[.C549];NA())" office:value-type="string" office:string-value="" calcext:value-type="error">
            <text:p>#N/DISP</text:p>
          </table:table-cell>
          <table:table-cell table:formula="of:=IF([.A549]=1;[.C549];NA())" office:value-type="string" office:string-value="" calcext:value-type="error">
            <text:p>#N/DISP</text:p>
          </table:table-cell>
          <table:table-cell table:formula="of:=IF([.A549]=2;[.C549];NA())" office:value-type="float" office:value="7.50561" calcext:value-type="float">
            <text:p>7,50561</text:p>
          </table:table-cell>
          <table:table-cell table:formula="of:=IF([.A549]=3;[.C5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5384" calcext:value-type="float">
            <text:p>7,75384</text:p>
          </table:table-cell>
          <table:table-cell office:value-type="float" office:value="7.47423" calcext:value-type="float">
            <text:p>7,47423</text:p>
          </table:table-cell>
          <table:table-cell table:formula="of:=IF([.A550]=0;[.C550];NA())" office:value-type="string" office:string-value="" calcext:value-type="error">
            <text:p>#N/DISP</text:p>
          </table:table-cell>
          <table:table-cell table:formula="of:=IF([.A550]=1;[.C550];NA())" office:value-type="string" office:string-value="" calcext:value-type="error">
            <text:p>#N/DISP</text:p>
          </table:table-cell>
          <table:table-cell table:formula="of:=IF([.A550]=2;[.C550];NA())" office:value-type="float" office:value="7.47423" calcext:value-type="float">
            <text:p>7,47423</text:p>
          </table:table-cell>
          <table:table-cell table:formula="of:=IF([.A550]=3;[.C5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7664" calcext:value-type="float">
            <text:p>7,77664</text:p>
          </table:table-cell>
          <table:table-cell office:value-type="float" office:value="7.44315" calcext:value-type="float">
            <text:p>7,44315</text:p>
          </table:table-cell>
          <table:table-cell table:formula="of:=IF([.A551]=0;[.C551];NA())" office:value-type="string" office:string-value="" calcext:value-type="error">
            <text:p>#N/DISP</text:p>
          </table:table-cell>
          <table:table-cell table:formula="of:=IF([.A551]=1;[.C551];NA())" office:value-type="string" office:string-value="" calcext:value-type="error">
            <text:p>#N/DISP</text:p>
          </table:table-cell>
          <table:table-cell table:formula="of:=IF([.A551]=2;[.C551];NA())" office:value-type="float" office:value="7.44315" calcext:value-type="float">
            <text:p>7,44315</text:p>
          </table:table-cell>
          <table:table-cell table:formula="of:=IF([.A551]=3;[.C5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0017" calcext:value-type="float">
            <text:p>7,80017</text:p>
          </table:table-cell>
          <table:table-cell office:value-type="float" office:value="7.41239" calcext:value-type="float">
            <text:p>7,41239</text:p>
          </table:table-cell>
          <table:table-cell table:formula="of:=IF([.A552]=0;[.C552];NA())" office:value-type="string" office:string-value="" calcext:value-type="error">
            <text:p>#N/DISP</text:p>
          </table:table-cell>
          <table:table-cell table:formula="of:=IF([.A552]=1;[.C552];NA())" office:value-type="string" office:string-value="" calcext:value-type="error">
            <text:p>#N/DISP</text:p>
          </table:table-cell>
          <table:table-cell table:formula="of:=IF([.A552]=2;[.C552];NA())" office:value-type="float" office:value="7.41239" calcext:value-type="float">
            <text:p>7,41239</text:p>
          </table:table-cell>
          <table:table-cell table:formula="of:=IF([.A552]=3;[.C5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2443" calcext:value-type="float">
            <text:p>7,82443</text:p>
          </table:table-cell>
          <table:table-cell office:value-type="float" office:value="7.38197" calcext:value-type="float">
            <text:p>7,38197</text:p>
          </table:table-cell>
          <table:table-cell table:formula="of:=IF([.A553]=0;[.C553];NA())" office:value-type="string" office:string-value="" calcext:value-type="error">
            <text:p>#N/DISP</text:p>
          </table:table-cell>
          <table:table-cell table:formula="of:=IF([.A553]=1;[.C553];NA())" office:value-type="string" office:string-value="" calcext:value-type="error">
            <text:p>#N/DISP</text:p>
          </table:table-cell>
          <table:table-cell table:formula="of:=IF([.A553]=2;[.C553];NA())" office:value-type="float" office:value="7.38197" calcext:value-type="float">
            <text:p>7,38197</text:p>
          </table:table-cell>
          <table:table-cell table:formula="of:=IF([.A553]=3;[.C5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4941" calcext:value-type="float">
            <text:p>7,84941</text:p>
          </table:table-cell>
          <table:table-cell office:value-type="float" office:value="7.3519" calcext:value-type="float">
            <text:p>7,3519</text:p>
          </table:table-cell>
          <table:table-cell table:formula="of:=IF([.A554]=0;[.C554];NA())" office:value-type="string" office:string-value="" calcext:value-type="error">
            <text:p>#N/DISP</text:p>
          </table:table-cell>
          <table:table-cell table:formula="of:=IF([.A554]=1;[.C554];NA())" office:value-type="string" office:string-value="" calcext:value-type="error">
            <text:p>#N/DISP</text:p>
          </table:table-cell>
          <table:table-cell table:formula="of:=IF([.A554]=2;[.C554];NA())" office:value-type="float" office:value="7.3519" calcext:value-type="float">
            <text:p>7,3519</text:p>
          </table:table-cell>
          <table:table-cell table:formula="of:=IF([.A554]=3;[.C5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7511" calcext:value-type="float">
            <text:p>7,87511</text:p>
          </table:table-cell>
          <table:table-cell office:value-type="float" office:value="7.3222" calcext:value-type="float">
            <text:p>7,3222</text:p>
          </table:table-cell>
          <table:table-cell table:formula="of:=IF([.A555]=0;[.C555];NA())" office:value-type="string" office:string-value="" calcext:value-type="error">
            <text:p>#N/DISP</text:p>
          </table:table-cell>
          <table:table-cell table:formula="of:=IF([.A555]=1;[.C555];NA())" office:value-type="string" office:string-value="" calcext:value-type="error">
            <text:p>#N/DISP</text:p>
          </table:table-cell>
          <table:table-cell table:formula="of:=IF([.A555]=2;[.C555];NA())" office:value-type="float" office:value="7.3222" calcext:value-type="float">
            <text:p>7,3222</text:p>
          </table:table-cell>
          <table:table-cell table:formula="of:=IF([.A555]=3;[.C5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29288" calcext:value-type="float">
            <text:p>7,29288</text:p>
          </table:table-cell>
          <table:table-cell table:formula="of:=IF([.A556]=0;[.C556];NA())" office:value-type="string" office:string-value="" calcext:value-type="error">
            <text:p>#N/DISP</text:p>
          </table:table-cell>
          <table:table-cell table:formula="of:=IF([.A556]=1;[.C556];NA())" office:value-type="string" office:string-value="" calcext:value-type="error">
            <text:p>#N/DISP</text:p>
          </table:table-cell>
          <table:table-cell table:formula="of:=IF([.A556]=2;[.C556];NA())" office:value-type="float" office:value="7.29288" calcext:value-type="float">
            <text:p>7,29288</text:p>
          </table:table-cell>
          <table:table-cell table:formula="of:=IF([.A556]=3;[.C5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2864" calcext:value-type="float">
            <text:p>7,92864</text:p>
          </table:table-cell>
          <table:table-cell office:value-type="float" office:value="7.26397" calcext:value-type="float">
            <text:p>7,26397</text:p>
          </table:table-cell>
          <table:table-cell table:formula="of:=IF([.A557]=0;[.C557];NA())" office:value-type="string" office:string-value="" calcext:value-type="error">
            <text:p>#N/DISP</text:p>
          </table:table-cell>
          <table:table-cell table:formula="of:=IF([.A557]=1;[.C557];NA())" office:value-type="string" office:string-value="" calcext:value-type="error">
            <text:p>#N/DISP</text:p>
          </table:table-cell>
          <table:table-cell table:formula="of:=IF([.A557]=2;[.C557];NA())" office:value-type="float" office:value="7.26397" calcext:value-type="float">
            <text:p>7,26397</text:p>
          </table:table-cell>
          <table:table-cell table:formula="of:=IF([.A557]=3;[.C5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5647" calcext:value-type="float">
            <text:p>7,95647</text:p>
          </table:table-cell>
          <table:table-cell office:value-type="float" office:value="7.23548" calcext:value-type="float">
            <text:p>7,23548</text:p>
          </table:table-cell>
          <table:table-cell table:formula="of:=IF([.A558]=0;[.C558];NA())" office:value-type="string" office:string-value="" calcext:value-type="error">
            <text:p>#N/DISP</text:p>
          </table:table-cell>
          <table:table-cell table:formula="of:=IF([.A558]=1;[.C558];NA())" office:value-type="string" office:string-value="" calcext:value-type="error">
            <text:p>#N/DISP</text:p>
          </table:table-cell>
          <table:table-cell table:formula="of:=IF([.A558]=2;[.C558];NA())" office:value-type="float" office:value="7.23548" calcext:value-type="float">
            <text:p>7,23548</text:p>
          </table:table-cell>
          <table:table-cell table:formula="of:=IF([.A558]=3;[.C5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8498" calcext:value-type="float">
            <text:p>7,98498</text:p>
          </table:table-cell>
          <table:table-cell office:value-type="float" office:value="7.20742" calcext:value-type="float">
            <text:p>7,20742</text:p>
          </table:table-cell>
          <table:table-cell table:formula="of:=IF([.A559]=0;[.C559];NA())" office:value-type="string" office:string-value="" calcext:value-type="error">
            <text:p>#N/DISP</text:p>
          </table:table-cell>
          <table:table-cell table:formula="of:=IF([.A559]=1;[.C559];NA())" office:value-type="string" office:string-value="" calcext:value-type="error">
            <text:p>#N/DISP</text:p>
          </table:table-cell>
          <table:table-cell table:formula="of:=IF([.A559]=2;[.C559];NA())" office:value-type="float" office:value="7.20742" calcext:value-type="float">
            <text:p>7,20742</text:p>
          </table:table-cell>
          <table:table-cell table:formula="of:=IF([.A559]=3;[.C5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14187" calcext:value-type="float">
            <text:p>8,014187</text:p>
          </table:table-cell>
          <table:table-cell office:value-type="float" office:value="7.17982" calcext:value-type="float">
            <text:p>7,17982</text:p>
          </table:table-cell>
          <table:table-cell table:formula="of:=IF([.A560]=0;[.C560];NA())" office:value-type="string" office:string-value="" calcext:value-type="error">
            <text:p>#N/DISP</text:p>
          </table:table-cell>
          <table:table-cell table:formula="of:=IF([.A560]=1;[.C560];NA())" office:value-type="string" office:string-value="" calcext:value-type="error">
            <text:p>#N/DISP</text:p>
          </table:table-cell>
          <table:table-cell table:formula="of:=IF([.A560]=2;[.C560];NA())" office:value-type="float" office:value="7.17982" calcext:value-type="float">
            <text:p>7,17982</text:p>
          </table:table-cell>
          <table:table-cell table:formula="of:=IF([.A560]=3;[.C5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44074" calcext:value-type="float">
            <text:p>8,044074</text:p>
          </table:table-cell>
          <table:table-cell office:value-type="float" office:value="7.15268" calcext:value-type="float">
            <text:p>7,15268</text:p>
          </table:table-cell>
          <table:table-cell table:formula="of:=IF([.A561]=0;[.C561];NA())" office:value-type="string" office:string-value="" calcext:value-type="error">
            <text:p>#N/DISP</text:p>
          </table:table-cell>
          <table:table-cell table:formula="of:=IF([.A561]=1;[.C561];NA())" office:value-type="string" office:string-value="" calcext:value-type="error">
            <text:p>#N/DISP</text:p>
          </table:table-cell>
          <table:table-cell table:formula="of:=IF([.A561]=2;[.C561];NA())" office:value-type="float" office:value="7.15268" calcext:value-type="float">
            <text:p>7,15268</text:p>
          </table:table-cell>
          <table:table-cell table:formula="of:=IF([.A561]=3;[.C5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74635" calcext:value-type="float">
            <text:p>8,074635</text:p>
          </table:table-cell>
          <table:table-cell office:value-type="float" office:value="7.12602" calcext:value-type="float">
            <text:p>7,12602</text:p>
          </table:table-cell>
          <table:table-cell table:formula="of:=IF([.A562]=0;[.C562];NA())" office:value-type="string" office:string-value="" calcext:value-type="error">
            <text:p>#N/DISP</text:p>
          </table:table-cell>
          <table:table-cell table:formula="of:=IF([.A562]=1;[.C562];NA())" office:value-type="string" office:string-value="" calcext:value-type="error">
            <text:p>#N/DISP</text:p>
          </table:table-cell>
          <table:table-cell table:formula="of:=IF([.A562]=2;[.C562];NA())" office:value-type="float" office:value="7.12602" calcext:value-type="float">
            <text:p>7,12602</text:p>
          </table:table-cell>
          <table:table-cell table:formula="of:=IF([.A562]=3;[.C5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05864" calcext:value-type="float">
            <text:p>8,105864</text:p>
          </table:table-cell>
          <table:table-cell office:value-type="float" office:value="7.09986" calcext:value-type="float">
            <text:p>7,09986</text:p>
          </table:table-cell>
          <table:table-cell table:formula="of:=IF([.A563]=0;[.C563];NA())" office:value-type="string" office:string-value="" calcext:value-type="error">
            <text:p>#N/DISP</text:p>
          </table:table-cell>
          <table:table-cell table:formula="of:=IF([.A563]=1;[.C563];NA())" office:value-type="string" office:string-value="" calcext:value-type="error">
            <text:p>#N/DISP</text:p>
          </table:table-cell>
          <table:table-cell table:formula="of:=IF([.A563]=2;[.C563];NA())" office:value-type="float" office:value="7.09986" calcext:value-type="float">
            <text:p>7,09986</text:p>
          </table:table-cell>
          <table:table-cell table:formula="of:=IF([.A563]=3;[.C5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3775" calcext:value-type="float">
            <text:p>8,13775</text:p>
          </table:table-cell>
          <table:table-cell office:value-type="float" office:value="7.07422" calcext:value-type="float">
            <text:p>7,07422</text:p>
          </table:table-cell>
          <table:table-cell table:formula="of:=IF([.A564]=0;[.C564];NA())" office:value-type="string" office:string-value="" calcext:value-type="error">
            <text:p>#N/DISP</text:p>
          </table:table-cell>
          <table:table-cell table:formula="of:=IF([.A564]=1;[.C564];NA())" office:value-type="string" office:string-value="" calcext:value-type="error">
            <text:p>#N/DISP</text:p>
          </table:table-cell>
          <table:table-cell table:formula="of:=IF([.A564]=2;[.C564];NA())" office:value-type="float" office:value="7.07422" calcext:value-type="float">
            <text:p>7,07422</text:p>
          </table:table-cell>
          <table:table-cell table:formula="of:=IF([.A564]=3;[.C5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70288" calcext:value-type="float">
            <text:p>8,170288</text:p>
          </table:table-cell>
          <table:table-cell office:value-type="float" office:value="7.04911" calcext:value-type="float">
            <text:p>7,04911</text:p>
          </table:table-cell>
          <table:table-cell table:formula="of:=IF([.A565]=0;[.C565];NA())" office:value-type="string" office:string-value="" calcext:value-type="error">
            <text:p>#N/DISP</text:p>
          </table:table-cell>
          <table:table-cell table:formula="of:=IF([.A565]=1;[.C565];NA())" office:value-type="string" office:string-value="" calcext:value-type="error">
            <text:p>#N/DISP</text:p>
          </table:table-cell>
          <table:table-cell table:formula="of:=IF([.A565]=2;[.C565];NA())" office:value-type="float" office:value="7.04911" calcext:value-type="float">
            <text:p>7,04911</text:p>
          </table:table-cell>
          <table:table-cell table:formula="of:=IF([.A565]=3;[.C5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03467" calcext:value-type="float">
            <text:p>8,203467</text:p>
          </table:table-cell>
          <table:table-cell office:value-type="float" office:value="7.02454" calcext:value-type="float">
            <text:p>7,02454</text:p>
          </table:table-cell>
          <table:table-cell table:formula="of:=IF([.A566]=0;[.C566];NA())" office:value-type="string" office:string-value="" calcext:value-type="error">
            <text:p>#N/DISP</text:p>
          </table:table-cell>
          <table:table-cell table:formula="of:=IF([.A566]=1;[.C566];NA())" office:value-type="string" office:string-value="" calcext:value-type="error">
            <text:p>#N/DISP</text:p>
          </table:table-cell>
          <table:table-cell table:formula="of:=IF([.A566]=2;[.C566];NA())" office:value-type="float" office:value="7.02454" calcext:value-type="float">
            <text:p>7,02454</text:p>
          </table:table-cell>
          <table:table-cell table:formula="of:=IF([.A566]=3;[.C5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37279" calcext:value-type="float">
            <text:p>8,237279</text:p>
          </table:table-cell>
          <table:table-cell office:value-type="float" office:value="7.00054" calcext:value-type="float">
            <text:p>7,00054</text:p>
          </table:table-cell>
          <table:table-cell table:formula="of:=IF([.A567]=0;[.C567];NA())" office:value-type="string" office:string-value="" calcext:value-type="error">
            <text:p>#N/DISP</text:p>
          </table:table-cell>
          <table:table-cell table:formula="of:=IF([.A567]=1;[.C567];NA())" office:value-type="string" office:string-value="" calcext:value-type="error">
            <text:p>#N/DISP</text:p>
          </table:table-cell>
          <table:table-cell table:formula="of:=IF([.A567]=2;[.C567];NA())" office:value-type="float" office:value="7.00054" calcext:value-type="float">
            <text:p>7,00054</text:p>
          </table:table-cell>
          <table:table-cell table:formula="of:=IF([.A567]=3;[.C5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71713" calcext:value-type="float">
            <text:p>8,271713</text:p>
          </table:table-cell>
          <table:table-cell office:value-type="float" office:value="6.97711" calcext:value-type="float">
            <text:p>6,97711</text:p>
          </table:table-cell>
          <table:table-cell table:formula="of:=IF([.A568]=0;[.C568];NA())" office:value-type="string" office:string-value="" calcext:value-type="error">
            <text:p>#N/DISP</text:p>
          </table:table-cell>
          <table:table-cell table:formula="of:=IF([.A568]=1;[.C568];NA())" office:value-type="string" office:string-value="" calcext:value-type="error">
            <text:p>#N/DISP</text:p>
          </table:table-cell>
          <table:table-cell table:formula="of:=IF([.A568]=2;[.C568];NA())" office:value-type="float" office:value="6.97711" calcext:value-type="float">
            <text:p>6,97711</text:p>
          </table:table-cell>
          <table:table-cell table:formula="of:=IF([.A568]=3;[.C5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06762" calcext:value-type="float">
            <text:p>8,306762</text:p>
          </table:table-cell>
          <table:table-cell office:value-type="float" office:value="6.95427" calcext:value-type="float">
            <text:p>6,95427</text:p>
          </table:table-cell>
          <table:table-cell table:formula="of:=IF([.A569]=0;[.C569];NA())" office:value-type="string" office:string-value="" calcext:value-type="error">
            <text:p>#N/DISP</text:p>
          </table:table-cell>
          <table:table-cell table:formula="of:=IF([.A569]=1;[.C569];NA())" office:value-type="string" office:string-value="" calcext:value-type="error">
            <text:p>#N/DISP</text:p>
          </table:table-cell>
          <table:table-cell table:formula="of:=IF([.A569]=2;[.C569];NA())" office:value-type="float" office:value="6.95427" calcext:value-type="float">
            <text:p>6,95427</text:p>
          </table:table-cell>
          <table:table-cell table:formula="of:=IF([.A569]=3;[.C5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42413" calcext:value-type="float">
            <text:p>8,342413</text:p>
          </table:table-cell>
          <table:table-cell office:value-type="float" office:value="6.93203" calcext:value-type="float">
            <text:p>6,93203</text:p>
          </table:table-cell>
          <table:table-cell table:formula="of:=IF([.A570]=0;[.C570];NA())" office:value-type="string" office:string-value="" calcext:value-type="error">
            <text:p>#N/DISP</text:p>
          </table:table-cell>
          <table:table-cell table:formula="of:=IF([.A570]=1;[.C570];NA())" office:value-type="string" office:string-value="" calcext:value-type="error">
            <text:p>#N/DISP</text:p>
          </table:table-cell>
          <table:table-cell table:formula="of:=IF([.A570]=2;[.C570];NA())" office:value-type="float" office:value="6.93203" calcext:value-type="float">
            <text:p>6,93203</text:p>
          </table:table-cell>
          <table:table-cell table:formula="of:=IF([.A570]=3;[.C5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78658" calcext:value-type="float">
            <text:p>8,378658</text:p>
          </table:table-cell>
          <table:table-cell office:value-type="float" office:value="6.91042" calcext:value-type="float">
            <text:p>6,91042</text:p>
          </table:table-cell>
          <table:table-cell table:formula="of:=IF([.A571]=0;[.C571];NA())" office:value-type="string" office:string-value="" calcext:value-type="error">
            <text:p>#N/DISP</text:p>
          </table:table-cell>
          <table:table-cell table:formula="of:=IF([.A571]=1;[.C571];NA())" office:value-type="string" office:string-value="" calcext:value-type="error">
            <text:p>#N/DISP</text:p>
          </table:table-cell>
          <table:table-cell table:formula="of:=IF([.A571]=2;[.C571];NA())" office:value-type="float" office:value="6.91042" calcext:value-type="float">
            <text:p>6,91042</text:p>
          </table:table-cell>
          <table:table-cell table:formula="of:=IF([.A571]=3;[.C5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15485" calcext:value-type="float">
            <text:p>8,415485</text:p>
          </table:table-cell>
          <table:table-cell office:value-type="float" office:value="6.88945" calcext:value-type="float">
            <text:p>6,88945</text:p>
          </table:table-cell>
          <table:table-cell table:formula="of:=IF([.A572]=0;[.C572];NA())" office:value-type="string" office:string-value="" calcext:value-type="error">
            <text:p>#N/DISP</text:p>
          </table:table-cell>
          <table:table-cell table:formula="of:=IF([.A572]=1;[.C572];NA())" office:value-type="string" office:string-value="" calcext:value-type="error">
            <text:p>#N/DISP</text:p>
          </table:table-cell>
          <table:table-cell table:formula="of:=IF([.A572]=2;[.C572];NA())" office:value-type="float" office:value="6.88945" calcext:value-type="float">
            <text:p>6,88945</text:p>
          </table:table-cell>
          <table:table-cell table:formula="of:=IF([.A572]=3;[.C5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52882" calcext:value-type="float">
            <text:p>8,452882</text:p>
          </table:table-cell>
          <table:table-cell office:value-type="float" office:value="6.86912" calcext:value-type="float">
            <text:p>6,86912</text:p>
          </table:table-cell>
          <table:table-cell table:formula="of:=IF([.A573]=0;[.C573];NA())" office:value-type="string" office:string-value="" calcext:value-type="error">
            <text:p>#N/DISP</text:p>
          </table:table-cell>
          <table:table-cell table:formula="of:=IF([.A573]=1;[.C573];NA())" office:value-type="string" office:string-value="" calcext:value-type="error">
            <text:p>#N/DISP</text:p>
          </table:table-cell>
          <table:table-cell table:formula="of:=IF([.A573]=2;[.C573];NA())" office:value-type="float" office:value="6.86912" calcext:value-type="float">
            <text:p>6,86912</text:p>
          </table:table-cell>
          <table:table-cell table:formula="of:=IF([.A573]=3;[.C5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90839" calcext:value-type="float">
            <text:p>8,490839</text:p>
          </table:table-cell>
          <table:table-cell office:value-type="float" office:value="6.84945" calcext:value-type="float">
            <text:p>6,84945</text:p>
          </table:table-cell>
          <table:table-cell table:formula="of:=IF([.A574]=0;[.C574];NA())" office:value-type="string" office:string-value="" calcext:value-type="error">
            <text:p>#N/DISP</text:p>
          </table:table-cell>
          <table:table-cell table:formula="of:=IF([.A574]=1;[.C574];NA())" office:value-type="string" office:string-value="" calcext:value-type="error">
            <text:p>#N/DISP</text:p>
          </table:table-cell>
          <table:table-cell table:formula="of:=IF([.A574]=2;[.C574];NA())" office:value-type="float" office:value="6.84945" calcext:value-type="float">
            <text:p>6,84945</text:p>
          </table:table-cell>
          <table:table-cell table:formula="of:=IF([.A574]=3;[.C5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29344" calcext:value-type="float">
            <text:p>8,529344</text:p>
          </table:table-cell>
          <table:table-cell office:value-type="float" office:value="6.83046" calcext:value-type="float">
            <text:p>6,83046</text:p>
          </table:table-cell>
          <table:table-cell table:formula="of:=IF([.A575]=0;[.C575];NA())" office:value-type="string" office:string-value="" calcext:value-type="error">
            <text:p>#N/DISP</text:p>
          </table:table-cell>
          <table:table-cell table:formula="of:=IF([.A575]=1;[.C575];NA())" office:value-type="string" office:string-value="" calcext:value-type="error">
            <text:p>#N/DISP</text:p>
          </table:table-cell>
          <table:table-cell table:formula="of:=IF([.A575]=2;[.C575];NA())" office:value-type="float" office:value="6.83046" calcext:value-type="float">
            <text:p>6,83046</text:p>
          </table:table-cell>
          <table:table-cell table:formula="of:=IF([.A575]=3;[.C5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68385" calcext:value-type="float">
            <text:p>8,568385</text:p>
          </table:table-cell>
          <table:table-cell office:value-type="float" office:value="6.81217" calcext:value-type="float">
            <text:p>6,81217</text:p>
          </table:table-cell>
          <table:table-cell table:formula="of:=IF([.A576]=0;[.C576];NA())" office:value-type="string" office:string-value="" calcext:value-type="error">
            <text:p>#N/DISP</text:p>
          </table:table-cell>
          <table:table-cell table:formula="of:=IF([.A576]=1;[.C576];NA())" office:value-type="string" office:string-value="" calcext:value-type="error">
            <text:p>#N/DISP</text:p>
          </table:table-cell>
          <table:table-cell table:formula="of:=IF([.A576]=2;[.C576];NA())" office:value-type="float" office:value="6.81217" calcext:value-type="float">
            <text:p>6,81217</text:p>
          </table:table-cell>
          <table:table-cell table:formula="of:=IF([.A576]=3;[.C5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07948" calcext:value-type="float">
            <text:p>8,607948</text:p>
          </table:table-cell>
          <table:table-cell office:value-type="float" office:value="6.79458" calcext:value-type="float">
            <text:p>6,79458</text:p>
          </table:table-cell>
          <table:table-cell table:formula="of:=IF([.A577]=0;[.C577];NA())" office:value-type="string" office:string-value="" calcext:value-type="error">
            <text:p>#N/DISP</text:p>
          </table:table-cell>
          <table:table-cell table:formula="of:=IF([.A577]=1;[.C577];NA())" office:value-type="string" office:string-value="" calcext:value-type="error">
            <text:p>#N/DISP</text:p>
          </table:table-cell>
          <table:table-cell table:formula="of:=IF([.A577]=2;[.C577];NA())" office:value-type="float" office:value="6.79458" calcext:value-type="float">
            <text:p>6,79458</text:p>
          </table:table-cell>
          <table:table-cell table:formula="of:=IF([.A577]=3;[.C5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48022" calcext:value-type="float">
            <text:p>8,648022</text:p>
          </table:table-cell>
          <table:table-cell office:value-type="float" office:value="6.7777" calcext:value-type="float">
            <text:p>6,7777</text:p>
          </table:table-cell>
          <table:table-cell table:formula="of:=IF([.A578]=0;[.C578];NA())" office:value-type="string" office:string-value="" calcext:value-type="error">
            <text:p>#N/DISP</text:p>
          </table:table-cell>
          <table:table-cell table:formula="of:=IF([.A578]=1;[.C578];NA())" office:value-type="string" office:string-value="" calcext:value-type="error">
            <text:p>#N/DISP</text:p>
          </table:table-cell>
          <table:table-cell table:formula="of:=IF([.A578]=2;[.C578];NA())" office:value-type="float" office:value="6.7777" calcext:value-type="float">
            <text:p>6,7777</text:p>
          </table:table-cell>
          <table:table-cell table:formula="of:=IF([.A578]=3;[.C5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88594" calcext:value-type="float">
            <text:p>8,688594</text:p>
          </table:table-cell>
          <table:table-cell office:value-type="float" office:value="6.76156" calcext:value-type="float">
            <text:p>6,76156</text:p>
          </table:table-cell>
          <table:table-cell table:formula="of:=IF([.A579]=0;[.C579];NA())" office:value-type="string" office:string-value="" calcext:value-type="error">
            <text:p>#N/DISP</text:p>
          </table:table-cell>
          <table:table-cell table:formula="of:=IF([.A579]=1;[.C579];NA())" office:value-type="string" office:string-value="" calcext:value-type="error">
            <text:p>#N/DISP</text:p>
          </table:table-cell>
          <table:table-cell table:formula="of:=IF([.A579]=2;[.C579];NA())" office:value-type="float" office:value="6.76156" calcext:value-type="float">
            <text:p>6,76156</text:p>
          </table:table-cell>
          <table:table-cell table:formula="of:=IF([.A579]=3;[.C5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29649" calcext:value-type="float">
            <text:p>8,729649</text:p>
          </table:table-cell>
          <table:table-cell office:value-type="float" office:value="6.74616" calcext:value-type="float">
            <text:p>6,74616</text:p>
          </table:table-cell>
          <table:table-cell table:formula="of:=IF([.A580]=0;[.C580];NA())" office:value-type="string" office:string-value="" calcext:value-type="error">
            <text:p>#N/DISP</text:p>
          </table:table-cell>
          <table:table-cell table:formula="of:=IF([.A580]=1;[.C580];NA())" office:value-type="string" office:string-value="" calcext:value-type="error">
            <text:p>#N/DISP</text:p>
          </table:table-cell>
          <table:table-cell table:formula="of:=IF([.A580]=2;[.C580];NA())" office:value-type="float" office:value="6.74616" calcext:value-type="float">
            <text:p>6,74616</text:p>
          </table:table-cell>
          <table:table-cell table:formula="of:=IF([.A580]=3;[.C5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71175" calcext:value-type="float">
            <text:p>8,771175</text:p>
          </table:table-cell>
          <table:table-cell office:value-type="float" office:value="6.73151" calcext:value-type="float">
            <text:p>6,73151</text:p>
          </table:table-cell>
          <table:table-cell table:formula="of:=IF([.A581]=0;[.C581];NA())" office:value-type="string" office:string-value="" calcext:value-type="error">
            <text:p>#N/DISP</text:p>
          </table:table-cell>
          <table:table-cell table:formula="of:=IF([.A581]=1;[.C581];NA())" office:value-type="string" office:string-value="" calcext:value-type="error">
            <text:p>#N/DISP</text:p>
          </table:table-cell>
          <table:table-cell table:formula="of:=IF([.A581]=2;[.C581];NA())" office:value-type="float" office:value="6.73151" calcext:value-type="float">
            <text:p>6,73151</text:p>
          </table:table-cell>
          <table:table-cell table:formula="of:=IF([.A581]=3;[.C5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13157" calcext:value-type="float">
            <text:p>8,813157</text:p>
          </table:table-cell>
          <table:table-cell office:value-type="float" office:value="6.71763" calcext:value-type="float">
            <text:p>6,71763</text:p>
          </table:table-cell>
          <table:table-cell table:formula="of:=IF([.A582]=0;[.C582];NA())" office:value-type="string" office:string-value="" calcext:value-type="error">
            <text:p>#N/DISP</text:p>
          </table:table-cell>
          <table:table-cell table:formula="of:=IF([.A582]=1;[.C582];NA())" office:value-type="string" office:string-value="" calcext:value-type="error">
            <text:p>#N/DISP</text:p>
          </table:table-cell>
          <table:table-cell table:formula="of:=IF([.A582]=2;[.C582];NA())" office:value-type="float" office:value="6.71763" calcext:value-type="float">
            <text:p>6,71763</text:p>
          </table:table-cell>
          <table:table-cell table:formula="of:=IF([.A582]=3;[.C5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55582" calcext:value-type="float">
            <text:p>8,855582</text:p>
          </table:table-cell>
          <table:table-cell office:value-type="float" office:value="6.70454" calcext:value-type="float">
            <text:p>6,70454</text:p>
          </table:table-cell>
          <table:table-cell table:formula="of:=IF([.A583]=0;[.C583];NA())" office:value-type="string" office:string-value="" calcext:value-type="error">
            <text:p>#N/DISP</text:p>
          </table:table-cell>
          <table:table-cell table:formula="of:=IF([.A583]=1;[.C583];NA())" office:value-type="string" office:string-value="" calcext:value-type="error">
            <text:p>#N/DISP</text:p>
          </table:table-cell>
          <table:table-cell table:formula="of:=IF([.A583]=2;[.C583];NA())" office:value-type="float" office:value="6.70454" calcext:value-type="float">
            <text:p>6,70454</text:p>
          </table:table-cell>
          <table:table-cell table:formula="of:=IF([.A583]=3;[.C5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98434" calcext:value-type="float">
            <text:p>8,898434</text:p>
          </table:table-cell>
          <table:table-cell office:value-type="float" office:value="6.69223" calcext:value-type="float">
            <text:p>6,69223</text:p>
          </table:table-cell>
          <table:table-cell table:formula="of:=IF([.A584]=0;[.C584];NA())" office:value-type="string" office:string-value="" calcext:value-type="error">
            <text:p>#N/DISP</text:p>
          </table:table-cell>
          <table:table-cell table:formula="of:=IF([.A584]=1;[.C584];NA())" office:value-type="string" office:string-value="" calcext:value-type="error">
            <text:p>#N/DISP</text:p>
          </table:table-cell>
          <table:table-cell table:formula="of:=IF([.A584]=2;[.C584];NA())" office:value-type="float" office:value="6.69223" calcext:value-type="float">
            <text:p>6,69223</text:p>
          </table:table-cell>
          <table:table-cell table:formula="of:=IF([.A584]=3;[.C5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9416982" calcext:value-type="float">
            <text:p>8,9416982</text:p>
          </table:table-cell>
          <table:table-cell office:value-type="float" office:value="6.68073" calcext:value-type="float">
            <text:p>6,68073</text:p>
          </table:table-cell>
          <table:table-cell table:formula="of:=IF([.A585]=0;[.C585];NA())" office:value-type="string" office:string-value="" calcext:value-type="error">
            <text:p>#N/DISP</text:p>
          </table:table-cell>
          <table:table-cell table:formula="of:=IF([.A585]=1;[.C585];NA())" office:value-type="string" office:string-value="" calcext:value-type="error">
            <text:p>#N/DISP</text:p>
          </table:table-cell>
          <table:table-cell table:formula="of:=IF([.A585]=2;[.C585];NA())" office:value-type="float" office:value="6.68073" calcext:value-type="float">
            <text:p>6,68073</text:p>
          </table:table-cell>
          <table:table-cell table:formula="of:=IF([.A585]=3;[.C5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9853603" calcext:value-type="float">
            <text:p>8,9853603</text:p>
          </table:table-cell>
          <table:table-cell office:value-type="float" office:value="6.67005" calcext:value-type="float">
            <text:p>6,67005</text:p>
          </table:table-cell>
          <table:table-cell table:formula="of:=IF([.A586]=0;[.C586];NA())" office:value-type="string" office:string-value="" calcext:value-type="error">
            <text:p>#N/DISP</text:p>
          </table:table-cell>
          <table:table-cell table:formula="of:=IF([.A586]=1;[.C586];NA())" office:value-type="string" office:string-value="" calcext:value-type="error">
            <text:p>#N/DISP</text:p>
          </table:table-cell>
          <table:table-cell table:formula="of:=IF([.A586]=2;[.C586];NA())" office:value-type="float" office:value="6.67005" calcext:value-type="float">
            <text:p>6,67005</text:p>
          </table:table-cell>
          <table:table-cell table:formula="of:=IF([.A586]=3;[.C5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294045" calcext:value-type="float">
            <text:p>9,0294045</text:p>
          </table:table-cell>
          <table:table-cell office:value-type="float" office:value="6.66018" calcext:value-type="float">
            <text:p>6,66018</text:p>
          </table:table-cell>
          <table:table-cell table:formula="of:=IF([.A587]=0;[.C587];NA())" office:value-type="string" office:string-value="" calcext:value-type="error">
            <text:p>#N/DISP</text:p>
          </table:table-cell>
          <table:table-cell table:formula="of:=IF([.A587]=1;[.C587];NA())" office:value-type="string" office:string-value="" calcext:value-type="error">
            <text:p>#N/DISP</text:p>
          </table:table-cell>
          <table:table-cell table:formula="of:=IF([.A587]=2;[.C587];NA())" office:value-type="float" office:value="6.66018" calcext:value-type="float">
            <text:p>6,66018</text:p>
          </table:table-cell>
          <table:table-cell table:formula="of:=IF([.A587]=3;[.C5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738153" calcext:value-type="float">
            <text:p>9,0738153</text:p>
          </table:table-cell>
          <table:table-cell office:value-type="float" office:value="6.65116" calcext:value-type="float">
            <text:p>6,65116</text:p>
          </table:table-cell>
          <table:table-cell table:formula="of:=IF([.A588]=0;[.C588];NA())" office:value-type="string" office:string-value="" calcext:value-type="error">
            <text:p>#N/DISP</text:p>
          </table:table-cell>
          <table:table-cell table:formula="of:=IF([.A588]=1;[.C588];NA())" office:value-type="string" office:string-value="" calcext:value-type="error">
            <text:p>#N/DISP</text:p>
          </table:table-cell>
          <table:table-cell table:formula="of:=IF([.A588]=2;[.C588];NA())" office:value-type="float" office:value="6.65116" calcext:value-type="float">
            <text:p>6,65116</text:p>
          </table:table-cell>
          <table:table-cell table:formula="of:=IF([.A588]=3;[.C5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18577" calcext:value-type="float">
            <text:p>9,118577</text:p>
          </table:table-cell>
          <table:table-cell office:value-type="float" office:value="6.64298" calcext:value-type="float">
            <text:p>6,64298</text:p>
          </table:table-cell>
          <table:table-cell table:formula="of:=IF([.A589]=0;[.C589];NA())" office:value-type="string" office:string-value="" calcext:value-type="error">
            <text:p>#N/DISP</text:p>
          </table:table-cell>
          <table:table-cell table:formula="of:=IF([.A589]=1;[.C589];NA())" office:value-type="string" office:string-value="" calcext:value-type="error">
            <text:p>#N/DISP</text:p>
          </table:table-cell>
          <table:table-cell table:formula="of:=IF([.A589]=2;[.C589];NA())" office:value-type="float" office:value="6.64298" calcext:value-type="float">
            <text:p>6,64298</text:p>
          </table:table-cell>
          <table:table-cell table:formula="of:=IF([.A589]=3;[.C5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63672" calcext:value-type="float">
            <text:p>9,163672</text:p>
          </table:table-cell>
          <table:table-cell office:value-type="float" office:value="6.63566" calcext:value-type="float">
            <text:p>6,63566</text:p>
          </table:table-cell>
          <table:table-cell table:formula="of:=IF([.A590]=0;[.C590];NA())" office:value-type="string" office:string-value="" calcext:value-type="error">
            <text:p>#N/DISP</text:p>
          </table:table-cell>
          <table:table-cell table:formula="of:=IF([.A590]=1;[.C590];NA())" office:value-type="string" office:string-value="" calcext:value-type="error">
            <text:p>#N/DISP</text:p>
          </table:table-cell>
          <table:table-cell table:formula="of:=IF([.A590]=2;[.C590];NA())" office:value-type="float" office:value="6.63566" calcext:value-type="float">
            <text:p>6,63566</text:p>
          </table:table-cell>
          <table:table-cell table:formula="of:=IF([.A590]=3;[.C5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09086" calcext:value-type="float">
            <text:p>9,209086</text:p>
          </table:table-cell>
          <table:table-cell office:value-type="float" office:value="6.6292" calcext:value-type="float">
            <text:p>6,6292</text:p>
          </table:table-cell>
          <table:table-cell table:formula="of:=IF([.A591]=0;[.C591];NA())" office:value-type="string" office:string-value="" calcext:value-type="error">
            <text:p>#N/DISP</text:p>
          </table:table-cell>
          <table:table-cell table:formula="of:=IF([.A591]=1;[.C591];NA())" office:value-type="string" office:string-value="" calcext:value-type="error">
            <text:p>#N/DISP</text:p>
          </table:table-cell>
          <table:table-cell table:formula="of:=IF([.A591]=2;[.C591];NA())" office:value-type="float" office:value="6.6292" calcext:value-type="float">
            <text:p>6,6292</text:p>
          </table:table-cell>
          <table:table-cell table:formula="of:=IF([.A591]=3;[.C5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54801" calcext:value-type="float">
            <text:p>9,254801</text:p>
          </table:table-cell>
          <table:table-cell office:value-type="float" office:value="6.62362" calcext:value-type="float">
            <text:p>6,62362</text:p>
          </table:table-cell>
          <table:table-cell table:formula="of:=IF([.A592]=0;[.C592];NA())" office:value-type="string" office:string-value="" calcext:value-type="error">
            <text:p>#N/DISP</text:p>
          </table:table-cell>
          <table:table-cell table:formula="of:=IF([.A592]=1;[.C592];NA())" office:value-type="string" office:string-value="" calcext:value-type="error">
            <text:p>#N/DISP</text:p>
          </table:table-cell>
          <table:table-cell table:formula="of:=IF([.A592]=2;[.C592];NA())" office:value-type="float" office:value="6.62362" calcext:value-type="float">
            <text:p>6,62362</text:p>
          </table:table-cell>
          <table:table-cell table:formula="of:=IF([.A592]=3;[.C5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008" calcext:value-type="float">
            <text:p>9,3008</text:p>
          </table:table-cell>
          <table:table-cell office:value-type="float" office:value="6.61892" calcext:value-type="float">
            <text:p>6,61892</text:p>
          </table:table-cell>
          <table:table-cell table:formula="of:=IF([.A593]=0;[.C593];NA())" office:value-type="string" office:string-value="" calcext:value-type="error">
            <text:p>#N/DISP</text:p>
          </table:table-cell>
          <table:table-cell table:formula="of:=IF([.A593]=1;[.C593];NA())" office:value-type="string" office:string-value="" calcext:value-type="error">
            <text:p>#N/DISP</text:p>
          </table:table-cell>
          <table:table-cell table:formula="of:=IF([.A593]=2;[.C593];NA())" office:value-type="float" office:value="6.61892" calcext:value-type="float">
            <text:p>6,61892</text:p>
          </table:table-cell>
          <table:table-cell table:formula="of:=IF([.A593]=3;[.C5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47066" calcext:value-type="float">
            <text:p>9,347066</text:p>
          </table:table-cell>
          <table:table-cell office:value-type="float" office:value="6.61512" calcext:value-type="float">
            <text:p>6,61512</text:p>
          </table:table-cell>
          <table:table-cell table:formula="of:=IF([.A594]=0;[.C594];NA())" office:value-type="string" office:string-value="" calcext:value-type="error">
            <text:p>#N/DISP</text:p>
          </table:table-cell>
          <table:table-cell table:formula="of:=IF([.A594]=1;[.C594];NA())" office:value-type="string" office:string-value="" calcext:value-type="error">
            <text:p>#N/DISP</text:p>
          </table:table-cell>
          <table:table-cell table:formula="of:=IF([.A594]=2;[.C594];NA())" office:value-type="float" office:value="6.61512" calcext:value-type="float">
            <text:p>6,61512</text:p>
          </table:table-cell>
          <table:table-cell table:formula="of:=IF([.A594]=3;[.C5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93582" calcext:value-type="float">
            <text:p>9,393582</text:p>
          </table:table-cell>
          <table:table-cell office:value-type="float" office:value="6.61222" calcext:value-type="float">
            <text:p>6,61222</text:p>
          </table:table-cell>
          <table:table-cell table:formula="of:=IF([.A595]=0;[.C595];NA())" office:value-type="string" office:string-value="" calcext:value-type="error">
            <text:p>#N/DISP</text:p>
          </table:table-cell>
          <table:table-cell table:formula="of:=IF([.A595]=1;[.C595];NA())" office:value-type="string" office:string-value="" calcext:value-type="error">
            <text:p>#N/DISP</text:p>
          </table:table-cell>
          <table:table-cell table:formula="of:=IF([.A595]=2;[.C595];NA())" office:value-type="float" office:value="6.61222" calcext:value-type="float">
            <text:p>6,61222</text:p>
          </table:table-cell>
          <table:table-cell table:formula="of:=IF([.A595]=3;[.C5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4033" calcext:value-type="float">
            <text:p>9,44033</text:p>
          </table:table-cell>
          <table:table-cell office:value-type="float" office:value="6.61023" calcext:value-type="float">
            <text:p>6,61023</text:p>
          </table:table-cell>
          <table:table-cell table:formula="of:=IF([.A596]=0;[.C596];NA())" office:value-type="string" office:string-value="" calcext:value-type="error">
            <text:p>#N/DISP</text:p>
          </table:table-cell>
          <table:table-cell table:formula="of:=IF([.A596]=1;[.C596];NA())" office:value-type="string" office:string-value="" calcext:value-type="error">
            <text:p>#N/DISP</text:p>
          </table:table-cell>
          <table:table-cell table:formula="of:=IF([.A596]=2;[.C596];NA())" office:value-type="float" office:value="6.61023" calcext:value-type="float">
            <text:p>6,61023</text:p>
          </table:table-cell>
          <table:table-cell table:formula="of:=IF([.A596]=3;[.C5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87292" calcext:value-type="float">
            <text:p>9,487292</text:p>
          </table:table-cell>
          <table:table-cell office:value-type="float" office:value="6.60915" calcext:value-type="float">
            <text:p>6,60915</text:p>
          </table:table-cell>
          <table:table-cell table:formula="of:=IF([.A597]=0;[.C597];NA())" office:value-type="string" office:string-value="" calcext:value-type="error">
            <text:p>#N/DISP</text:p>
          </table:table-cell>
          <table:table-cell table:formula="of:=IF([.A597]=1;[.C597];NA())" office:value-type="string" office:string-value="" calcext:value-type="error">
            <text:p>#N/DISP</text:p>
          </table:table-cell>
          <table:table-cell table:formula="of:=IF([.A597]=2;[.C597];NA())" office:value-type="float" office:value="6.60915" calcext:value-type="float">
            <text:p>6,60915</text:p>
          </table:table-cell>
          <table:table-cell table:formula="of:=IF([.A597]=3;[.C5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34451" calcext:value-type="float">
            <text:p>9,534451</text:p>
          </table:table-cell>
          <table:table-cell office:value-type="float" office:value="6.609" calcext:value-type="float">
            <text:p>6,609</text:p>
          </table:table-cell>
          <table:table-cell table:formula="of:=IF([.A598]=0;[.C598];NA())" office:value-type="string" office:string-value="" calcext:value-type="error">
            <text:p>#N/DISP</text:p>
          </table:table-cell>
          <table:table-cell table:formula="of:=IF([.A598]=1;[.C598];NA())" office:value-type="string" office:string-value="" calcext:value-type="error">
            <text:p>#N/DISP</text:p>
          </table:table-cell>
          <table:table-cell table:formula="of:=IF([.A598]=2;[.C598];NA())" office:value-type="float" office:value="6.609" calcext:value-type="float">
            <text:p>6,609</text:p>
          </table:table-cell>
          <table:table-cell table:formula="of:=IF([.A598]=3;[.C5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81788" calcext:value-type="float">
            <text:p>9,581788</text:p>
          </table:table-cell>
          <table:table-cell office:value-type="float" office:value="6.60979" calcext:value-type="float">
            <text:p>6,60979</text:p>
          </table:table-cell>
          <table:table-cell table:formula="of:=IF([.A599]=0;[.C599];NA())" office:value-type="string" office:string-value="" calcext:value-type="error">
            <text:p>#N/DISP</text:p>
          </table:table-cell>
          <table:table-cell table:formula="of:=IF([.A599]=1;[.C599];NA())" office:value-type="string" office:string-value="" calcext:value-type="error">
            <text:p>#N/DISP</text:p>
          </table:table-cell>
          <table:table-cell table:formula="of:=IF([.A599]=2;[.C599];NA())" office:value-type="float" office:value="6.60979" calcext:value-type="float">
            <text:p>6,60979</text:p>
          </table:table-cell>
          <table:table-cell table:formula="of:=IF([.A599]=3;[.C5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29284" calcext:value-type="float">
            <text:p>9,629284</text:p>
          </table:table-cell>
          <table:table-cell office:value-type="float" office:value="6.61151" calcext:value-type="float">
            <text:p>6,61151</text:p>
          </table:table-cell>
          <table:table-cell table:formula="of:=IF([.A600]=0;[.C600];NA())" office:value-type="string" office:string-value="" calcext:value-type="error">
            <text:p>#N/DISP</text:p>
          </table:table-cell>
          <table:table-cell table:formula="of:=IF([.A600]=1;[.C600];NA())" office:value-type="string" office:string-value="" calcext:value-type="error">
            <text:p>#N/DISP</text:p>
          </table:table-cell>
          <table:table-cell table:formula="of:=IF([.A600]=2;[.C600];NA())" office:value-type="float" office:value="6.61151" calcext:value-type="float">
            <text:p>6,61151</text:p>
          </table:table-cell>
          <table:table-cell table:formula="of:=IF([.A600]=3;[.C6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76921" calcext:value-type="float">
            <text:p>9,676921</text:p>
          </table:table-cell>
          <table:table-cell office:value-type="float" office:value="6.61417" calcext:value-type="float">
            <text:p>6,61417</text:p>
          </table:table-cell>
          <table:table-cell table:formula="of:=IF([.A601]=0;[.C601];NA())" office:value-type="string" office:string-value="" calcext:value-type="error">
            <text:p>#N/DISP</text:p>
          </table:table-cell>
          <table:table-cell table:formula="of:=IF([.A601]=1;[.C601];NA())" office:value-type="string" office:string-value="" calcext:value-type="error">
            <text:p>#N/DISP</text:p>
          </table:table-cell>
          <table:table-cell table:formula="of:=IF([.A601]=2;[.C601];NA())" office:value-type="float" office:value="6.61417" calcext:value-type="float">
            <text:p>6,61417</text:p>
          </table:table-cell>
          <table:table-cell table:formula="of:=IF([.A601]=3;[.C6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2468" calcext:value-type="float">
            <text:p>9,72468</text:p>
          </table:table-cell>
          <table:table-cell office:value-type="float" office:value="6.61779" calcext:value-type="float">
            <text:p>6,61779</text:p>
          </table:table-cell>
          <table:table-cell table:formula="of:=IF([.A602]=0;[.C602];NA())" office:value-type="string" office:string-value="" calcext:value-type="error">
            <text:p>#N/DISP</text:p>
          </table:table-cell>
          <table:table-cell table:formula="of:=IF([.A602]=1;[.C602];NA())" office:value-type="string" office:string-value="" calcext:value-type="error">
            <text:p>#N/DISP</text:p>
          </table:table-cell>
          <table:table-cell table:formula="of:=IF([.A602]=2;[.C602];NA())" office:value-type="float" office:value="6.61779" calcext:value-type="float">
            <text:p>6,61779</text:p>
          </table:table-cell>
          <table:table-cell table:formula="of:=IF([.A602]=3;[.C6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72542" calcext:value-type="float">
            <text:p>9,772542</text:p>
          </table:table-cell>
          <table:table-cell office:value-type="float" office:value="6.62236" calcext:value-type="float">
            <text:p>6,62236</text:p>
          </table:table-cell>
          <table:table-cell table:formula="of:=IF([.A603]=0;[.C603];NA())" office:value-type="string" office:string-value="" calcext:value-type="error">
            <text:p>#N/DISP</text:p>
          </table:table-cell>
          <table:table-cell table:formula="of:=IF([.A603]=1;[.C603];NA())" office:value-type="string" office:string-value="" calcext:value-type="error">
            <text:p>#N/DISP</text:p>
          </table:table-cell>
          <table:table-cell table:formula="of:=IF([.A603]=2;[.C603];NA())" office:value-type="float" office:value="6.62236" calcext:value-type="float">
            <text:p>6,62236</text:p>
          </table:table-cell>
          <table:table-cell table:formula="of:=IF([.A603]=3;[.C6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20489" calcext:value-type="float">
            <text:p>9,820489</text:p>
          </table:table-cell>
          <table:table-cell office:value-type="float" office:value="6.62789" calcext:value-type="float">
            <text:p>6,62789</text:p>
          </table:table-cell>
          <table:table-cell table:formula="of:=IF([.A604]=0;[.C604];NA())" office:value-type="string" office:string-value="" calcext:value-type="error">
            <text:p>#N/DISP</text:p>
          </table:table-cell>
          <table:table-cell table:formula="of:=IF([.A604]=1;[.C604];NA())" office:value-type="string" office:string-value="" calcext:value-type="error">
            <text:p>#N/DISP</text:p>
          </table:table-cell>
          <table:table-cell table:formula="of:=IF([.A604]=2;[.C604];NA())" office:value-type="float" office:value="6.62789" calcext:value-type="float">
            <text:p>6,62789</text:p>
          </table:table-cell>
          <table:table-cell table:formula="of:=IF([.A604]=3;[.C6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685" calcext:value-type="float">
            <text:p>9,8685</text:p>
          </table:table-cell>
          <table:table-cell office:value-type="float" office:value="6.63439" calcext:value-type="float">
            <text:p>6,63439</text:p>
          </table:table-cell>
          <table:table-cell table:formula="of:=IF([.A605]=0;[.C605];NA())" office:value-type="string" office:string-value="" calcext:value-type="error">
            <text:p>#N/DISP</text:p>
          </table:table-cell>
          <table:table-cell table:formula="of:=IF([.A605]=1;[.C605];NA())" office:value-type="string" office:string-value="" calcext:value-type="error">
            <text:p>#N/DISP</text:p>
          </table:table-cell>
          <table:table-cell table:formula="of:=IF([.A605]=2;[.C605];NA())" office:value-type="float" office:value="6.63439" calcext:value-type="float">
            <text:p>6,63439</text:p>
          </table:table-cell>
          <table:table-cell table:formula="of:=IF([.A605]=3;[.C6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16557" calcext:value-type="float">
            <text:p>9,916557</text:p>
          </table:table-cell>
          <table:table-cell office:value-type="float" office:value="6.64186" calcext:value-type="float">
            <text:p>6,64186</text:p>
          </table:table-cell>
          <table:table-cell table:formula="of:=IF([.A606]=0;[.C606];NA())" office:value-type="string" office:string-value="" calcext:value-type="error">
            <text:p>#N/DISP</text:p>
          </table:table-cell>
          <table:table-cell table:formula="of:=IF([.A606]=1;[.C606];NA())" office:value-type="string" office:string-value="" calcext:value-type="error">
            <text:p>#N/DISP</text:p>
          </table:table-cell>
          <table:table-cell table:formula="of:=IF([.A606]=2;[.C606];NA())" office:value-type="string" office:string-value="" calcext:value-type="error">
            <text:p>#N/DISP</text:p>
          </table:table-cell>
          <table:table-cell table:formula="of:=IF([.A606]=3;[.C606];NA())" office:value-type="float" office:value="6.64186" calcext:value-type="float">
            <text:p>6,64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64639" calcext:value-type="float">
            <text:p>9,964639</text:p>
          </table:table-cell>
          <table:table-cell office:value-type="float" office:value="6.6503" calcext:value-type="float">
            <text:p>6,6503</text:p>
          </table:table-cell>
          <table:table-cell table:formula="of:=IF([.A607]=0;[.C607];NA())" office:value-type="string" office:string-value="" calcext:value-type="error">
            <text:p>#N/DISP</text:p>
          </table:table-cell>
          <table:table-cell table:formula="of:=IF([.A607]=1;[.C607];NA())" office:value-type="string" office:string-value="" calcext:value-type="error">
            <text:p>#N/DISP</text:p>
          </table:table-cell>
          <table:table-cell table:formula="of:=IF([.A607]=2;[.C607];NA())" office:value-type="string" office:string-value="" calcext:value-type="error">
            <text:p>#N/DISP</text:p>
          </table:table-cell>
          <table:table-cell table:formula="of:=IF([.A607]=3;[.C607];NA())" office:value-type="float" office:value="6.6503" calcext:value-type="float">
            <text:p>6,65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273" calcext:value-type="float">
            <text:p>10,01273</text:p>
          </table:table-cell>
          <table:table-cell office:value-type="float" office:value="6.65973" calcext:value-type="float">
            <text:p>6,65973</text:p>
          </table:table-cell>
          <table:table-cell table:formula="of:=IF([.A608]=0;[.C608];NA())" office:value-type="string" office:string-value="" calcext:value-type="error">
            <text:p>#N/DISP</text:p>
          </table:table-cell>
          <table:table-cell table:formula="of:=IF([.A608]=1;[.C608];NA())" office:value-type="string" office:string-value="" calcext:value-type="error">
            <text:p>#N/DISP</text:p>
          </table:table-cell>
          <table:table-cell table:formula="of:=IF([.A608]=2;[.C608];NA())" office:value-type="string" office:string-value="" calcext:value-type="error">
            <text:p>#N/DISP</text:p>
          </table:table-cell>
          <table:table-cell table:formula="of:=IF([.A608]=3;[.C608];NA())" office:value-type="float" office:value="6.65973" calcext:value-type="float">
            <text:p>6,65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608" calcext:value-type="float">
            <text:p>10,0608</text:p>
          </table:table-cell>
          <table:table-cell office:value-type="float" office:value="6.67013" calcext:value-type="float">
            <text:p>6,67013</text:p>
          </table:table-cell>
          <table:table-cell table:formula="of:=IF([.A609]=0;[.C609];NA())" office:value-type="string" office:string-value="" calcext:value-type="error">
            <text:p>#N/DISP</text:p>
          </table:table-cell>
          <table:table-cell table:formula="of:=IF([.A609]=1;[.C609];NA())" office:value-type="string" office:string-value="" calcext:value-type="error">
            <text:p>#N/DISP</text:p>
          </table:table-cell>
          <table:table-cell table:formula="of:=IF([.A609]=2;[.C609];NA())" office:value-type="string" office:string-value="" calcext:value-type="error">
            <text:p>#N/DISP</text:p>
          </table:table-cell>
          <table:table-cell table:formula="of:=IF([.A609]=3;[.C609];NA())" office:value-type="float" office:value="6.67013" calcext:value-type="float">
            <text:p>6,67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10884" calcext:value-type="float">
            <text:p>10,10884</text:p>
          </table:table-cell>
          <table:table-cell office:value-type="float" office:value="6.68152" calcext:value-type="float">
            <text:p>6,68152</text:p>
          </table:table-cell>
          <table:table-cell table:formula="of:=IF([.A610]=0;[.C610];NA())" office:value-type="string" office:string-value="" calcext:value-type="error">
            <text:p>#N/DISP</text:p>
          </table:table-cell>
          <table:table-cell table:formula="of:=IF([.A610]=1;[.C610];NA())" office:value-type="string" office:string-value="" calcext:value-type="error">
            <text:p>#N/DISP</text:p>
          </table:table-cell>
          <table:table-cell table:formula="of:=IF([.A610]=2;[.C610];NA())" office:value-type="string" office:string-value="" calcext:value-type="error">
            <text:p>#N/DISP</text:p>
          </table:table-cell>
          <table:table-cell table:formula="of:=IF([.A610]=3;[.C610];NA())" office:value-type="float" office:value="6.68152" calcext:value-type="float">
            <text:p>6,68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15683" calcext:value-type="float">
            <text:p>10,15683</text:p>
          </table:table-cell>
          <table:table-cell office:value-type="float" office:value="6.69389" calcext:value-type="float">
            <text:p>6,69389</text:p>
          </table:table-cell>
          <table:table-cell table:formula="of:=IF([.A611]=0;[.C611];NA())" office:value-type="string" office:string-value="" calcext:value-type="error">
            <text:p>#N/DISP</text:p>
          </table:table-cell>
          <table:table-cell table:formula="of:=IF([.A611]=1;[.C611];NA())" office:value-type="string" office:string-value="" calcext:value-type="error">
            <text:p>#N/DISP</text:p>
          </table:table-cell>
          <table:table-cell table:formula="of:=IF([.A611]=2;[.C611];NA())" office:value-type="string" office:string-value="" calcext:value-type="error">
            <text:p>#N/DISP</text:p>
          </table:table-cell>
          <table:table-cell table:formula="of:=IF([.A611]=3;[.C611];NA())" office:value-type="float" office:value="6.69389" calcext:value-type="float">
            <text:p>6,69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20474" calcext:value-type="float">
            <text:p>10,20474</text:p>
          </table:table-cell>
          <table:table-cell office:value-type="float" office:value="6.70725" calcext:value-type="float">
            <text:p>6,70725</text:p>
          </table:table-cell>
          <table:table-cell table:formula="of:=IF([.A612]=0;[.C612];NA())" office:value-type="string" office:string-value="" calcext:value-type="error">
            <text:p>#N/DISP</text:p>
          </table:table-cell>
          <table:table-cell table:formula="of:=IF([.A612]=1;[.C612];NA())" office:value-type="string" office:string-value="" calcext:value-type="error">
            <text:p>#N/DISP</text:p>
          </table:table-cell>
          <table:table-cell table:formula="of:=IF([.A612]=2;[.C612];NA())" office:value-type="string" office:string-value="" calcext:value-type="error">
            <text:p>#N/DISP</text:p>
          </table:table-cell>
          <table:table-cell table:formula="of:=IF([.A612]=3;[.C612];NA())" office:value-type="float" office:value="6.70725" calcext:value-type="float">
            <text:p>6,70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25256" calcext:value-type="float">
            <text:p>10,25256</text:p>
          </table:table-cell>
          <table:table-cell office:value-type="float" office:value="6.7216" calcext:value-type="float">
            <text:p>6,7216</text:p>
          </table:table-cell>
          <table:table-cell table:formula="of:=IF([.A613]=0;[.C613];NA())" office:value-type="string" office:string-value="" calcext:value-type="error">
            <text:p>#N/DISP</text:p>
          </table:table-cell>
          <table:table-cell table:formula="of:=IF([.A613]=1;[.C613];NA())" office:value-type="string" office:string-value="" calcext:value-type="error">
            <text:p>#N/DISP</text:p>
          </table:table-cell>
          <table:table-cell table:formula="of:=IF([.A613]=2;[.C613];NA())" office:value-type="string" office:string-value="" calcext:value-type="error">
            <text:p>#N/DISP</text:p>
          </table:table-cell>
          <table:table-cell table:formula="of:=IF([.A613]=3;[.C613];NA())" office:value-type="float" office:value="6.7216" calcext:value-type="float">
            <text:p>6,7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0026" calcext:value-type="float">
            <text:p>10,30026</text:p>
          </table:table-cell>
          <table:table-cell office:value-type="float" office:value="6.73695" calcext:value-type="float">
            <text:p>6,73695</text:p>
          </table:table-cell>
          <table:table-cell table:formula="of:=IF([.A614]=0;[.C614];NA())" office:value-type="string" office:string-value="" calcext:value-type="error">
            <text:p>#N/DISP</text:p>
          </table:table-cell>
          <table:table-cell table:formula="of:=IF([.A614]=1;[.C614];NA())" office:value-type="string" office:string-value="" calcext:value-type="error">
            <text:p>#N/DISP</text:p>
          </table:table-cell>
          <table:table-cell table:formula="of:=IF([.A614]=2;[.C614];NA())" office:value-type="string" office:string-value="" calcext:value-type="error">
            <text:p>#N/DISP</text:p>
          </table:table-cell>
          <table:table-cell table:formula="of:=IF([.A614]=3;[.C614];NA())" office:value-type="float" office:value="6.73695" calcext:value-type="float">
            <text:p>6,73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4783" calcext:value-type="float">
            <text:p>10,34783</text:p>
          </table:table-cell>
          <table:table-cell office:value-type="float" office:value="6.75328" calcext:value-type="float">
            <text:p>6,75328</text:p>
          </table:table-cell>
          <table:table-cell table:formula="of:=IF([.A615]=0;[.C615];NA())" office:value-type="string" office:string-value="" calcext:value-type="error">
            <text:p>#N/DISP</text:p>
          </table:table-cell>
          <table:table-cell table:formula="of:=IF([.A615]=1;[.C615];NA())" office:value-type="string" office:string-value="" calcext:value-type="error">
            <text:p>#N/DISP</text:p>
          </table:table-cell>
          <table:table-cell table:formula="of:=IF([.A615]=2;[.C615];NA())" office:value-type="string" office:string-value="" calcext:value-type="error">
            <text:p>#N/DISP</text:p>
          </table:table-cell>
          <table:table-cell table:formula="of:=IF([.A615]=3;[.C615];NA())" office:value-type="float" office:value="6.75328" calcext:value-type="float">
            <text:p>6,75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9524" calcext:value-type="float">
            <text:p>10,39524</text:p>
          </table:table-cell>
          <table:table-cell office:value-type="float" office:value="6.77061" calcext:value-type="float">
            <text:p>6,77061</text:p>
          </table:table-cell>
          <table:table-cell table:formula="of:=IF([.A616]=0;[.C616];NA())" office:value-type="string" office:string-value="" calcext:value-type="error">
            <text:p>#N/DISP</text:p>
          </table:table-cell>
          <table:table-cell table:formula="of:=IF([.A616]=1;[.C616];NA())" office:value-type="string" office:string-value="" calcext:value-type="error">
            <text:p>#N/DISP</text:p>
          </table:table-cell>
          <table:table-cell table:formula="of:=IF([.A616]=2;[.C616];NA())" office:value-type="string" office:string-value="" calcext:value-type="error">
            <text:p>#N/DISP</text:p>
          </table:table-cell>
          <table:table-cell table:formula="of:=IF([.A616]=3;[.C616];NA())" office:value-type="float" office:value="6.77061" calcext:value-type="float">
            <text:p>6,77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4248" calcext:value-type="float">
            <text:p>10,44248</text:p>
          </table:table-cell>
          <table:table-cell office:value-type="float" office:value="6.78893" calcext:value-type="float">
            <text:p>6,78893</text:p>
          </table:table-cell>
          <table:table-cell table:formula="of:=IF([.A617]=0;[.C617];NA())" office:value-type="string" office:string-value="" calcext:value-type="error">
            <text:p>#N/DISP</text:p>
          </table:table-cell>
          <table:table-cell table:formula="of:=IF([.A617]=1;[.C617];NA())" office:value-type="string" office:string-value="" calcext:value-type="error">
            <text:p>#N/DISP</text:p>
          </table:table-cell>
          <table:table-cell table:formula="of:=IF([.A617]=2;[.C617];NA())" office:value-type="string" office:string-value="" calcext:value-type="error">
            <text:p>#N/DISP</text:p>
          </table:table-cell>
          <table:table-cell table:formula="of:=IF([.A617]=3;[.C617];NA())" office:value-type="float" office:value="6.78893" calcext:value-type="float">
            <text:p>6,78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8952" calcext:value-type="float">
            <text:p>10,48952</text:p>
          </table:table-cell>
          <table:table-cell office:value-type="float" office:value="6.80824" calcext:value-type="float">
            <text:p>6,80824</text:p>
          </table:table-cell>
          <table:table-cell table:formula="of:=IF([.A618]=0;[.C618];NA())" office:value-type="string" office:string-value="" calcext:value-type="error">
            <text:p>#N/DISP</text:p>
          </table:table-cell>
          <table:table-cell table:formula="of:=IF([.A618]=1;[.C618];NA())" office:value-type="string" office:string-value="" calcext:value-type="error">
            <text:p>#N/DISP</text:p>
          </table:table-cell>
          <table:table-cell table:formula="of:=IF([.A618]=2;[.C618];NA())" office:value-type="string" office:string-value="" calcext:value-type="error">
            <text:p>#N/DISP</text:p>
          </table:table-cell>
          <table:table-cell table:formula="of:=IF([.A618]=3;[.C618];NA())" office:value-type="float" office:value="6.80824" calcext:value-type="float">
            <text:p>6,80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3634" calcext:value-type="float">
            <text:p>10,53634</text:p>
          </table:table-cell>
          <table:table-cell office:value-type="float" office:value="6.82854" calcext:value-type="float">
            <text:p>6,82854</text:p>
          </table:table-cell>
          <table:table-cell table:formula="of:=IF([.A619]=0;[.C619];NA())" office:value-type="string" office:string-value="" calcext:value-type="error">
            <text:p>#N/DISP</text:p>
          </table:table-cell>
          <table:table-cell table:formula="of:=IF([.A619]=1;[.C619];NA())" office:value-type="string" office:string-value="" calcext:value-type="error">
            <text:p>#N/DISP</text:p>
          </table:table-cell>
          <table:table-cell table:formula="of:=IF([.A619]=2;[.C619];NA())" office:value-type="string" office:string-value="" calcext:value-type="error">
            <text:p>#N/DISP</text:p>
          </table:table-cell>
          <table:table-cell table:formula="of:=IF([.A619]=3;[.C619];NA())" office:value-type="float" office:value="6.82854" calcext:value-type="float">
            <text:p>6,82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8293" calcext:value-type="float">
            <text:p>10,58293</text:p>
          </table:table-cell>
          <table:table-cell office:value-type="float" office:value="6.84983" calcext:value-type="float">
            <text:p>6,84983</text:p>
          </table:table-cell>
          <table:table-cell table:formula="of:=IF([.A620]=0;[.C620];NA())" office:value-type="string" office:string-value="" calcext:value-type="error">
            <text:p>#N/DISP</text:p>
          </table:table-cell>
          <table:table-cell table:formula="of:=IF([.A620]=1;[.C620];NA())" office:value-type="string" office:string-value="" calcext:value-type="error">
            <text:p>#N/DISP</text:p>
          </table:table-cell>
          <table:table-cell table:formula="of:=IF([.A620]=2;[.C620];NA())" office:value-type="string" office:string-value="" calcext:value-type="error">
            <text:p>#N/DISP</text:p>
          </table:table-cell>
          <table:table-cell table:formula="of:=IF([.A620]=3;[.C620];NA())" office:value-type="float" office:value="6.84983" calcext:value-type="float">
            <text:p>6,849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2925" calcext:value-type="float">
            <text:p>10,62925</text:p>
          </table:table-cell>
          <table:table-cell office:value-type="float" office:value="6.87211" calcext:value-type="float">
            <text:p>6,87211</text:p>
          </table:table-cell>
          <table:table-cell table:formula="of:=IF([.A621]=0;[.C621];NA())" office:value-type="string" office:string-value="" calcext:value-type="error">
            <text:p>#N/DISP</text:p>
          </table:table-cell>
          <table:table-cell table:formula="of:=IF([.A621]=1;[.C621];NA())" office:value-type="string" office:string-value="" calcext:value-type="error">
            <text:p>#N/DISP</text:p>
          </table:table-cell>
          <table:table-cell table:formula="of:=IF([.A621]=2;[.C621];NA())" office:value-type="string" office:string-value="" calcext:value-type="error">
            <text:p>#N/DISP</text:p>
          </table:table-cell>
          <table:table-cell table:formula="of:=IF([.A621]=3;[.C621];NA())" office:value-type="float" office:value="6.87211" calcext:value-type="float">
            <text:p>6,87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6.89537" calcext:value-type="float">
            <text:p>6,89537</text:p>
          </table:table-cell>
          <table:table-cell table:formula="of:=IF([.A622]=0;[.C622];NA())" office:value-type="string" office:string-value="" calcext:value-type="error">
            <text:p>#N/DISP</text:p>
          </table:table-cell>
          <table:table-cell table:formula="of:=IF([.A622]=1;[.C622];NA())" office:value-type="string" office:string-value="" calcext:value-type="error">
            <text:p>#N/DISP</text:p>
          </table:table-cell>
          <table:table-cell table:formula="of:=IF([.A622]=2;[.C622];NA())" office:value-type="string" office:string-value="" calcext:value-type="error">
            <text:p>#N/DISP</text:p>
          </table:table-cell>
          <table:table-cell table:formula="of:=IF([.A622]=3;[.C622];NA())" office:value-type="float" office:value="6.89537" calcext:value-type="float">
            <text:p>6,89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2104" calcext:value-type="float">
            <text:p>10,72104</text:p>
          </table:table-cell>
          <table:table-cell office:value-type="float" office:value="6.91961" calcext:value-type="float">
            <text:p>6,91961</text:p>
          </table:table-cell>
          <table:table-cell table:formula="of:=IF([.A623]=0;[.C623];NA())" office:value-type="string" office:string-value="" calcext:value-type="error">
            <text:p>#N/DISP</text:p>
          </table:table-cell>
          <table:table-cell table:formula="of:=IF([.A623]=1;[.C623];NA())" office:value-type="string" office:string-value="" calcext:value-type="error">
            <text:p>#N/DISP</text:p>
          </table:table-cell>
          <table:table-cell table:formula="of:=IF([.A623]=2;[.C623];NA())" office:value-type="string" office:string-value="" calcext:value-type="error">
            <text:p>#N/DISP</text:p>
          </table:table-cell>
          <table:table-cell table:formula="of:=IF([.A623]=3;[.C623];NA())" office:value-type="float" office:value="6.91961" calcext:value-type="float">
            <text:p>6,91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6647" calcext:value-type="float">
            <text:p>10,76647</text:p>
          </table:table-cell>
          <table:table-cell office:value-type="float" office:value="6.94484" calcext:value-type="float">
            <text:p>6,94484</text:p>
          </table:table-cell>
          <table:table-cell table:formula="of:=IF([.A624]=0;[.C624];NA())" office:value-type="string" office:string-value="" calcext:value-type="error">
            <text:p>#N/DISP</text:p>
          </table:table-cell>
          <table:table-cell table:formula="of:=IF([.A624]=1;[.C624];NA())" office:value-type="string" office:string-value="" calcext:value-type="error">
            <text:p>#N/DISP</text:p>
          </table:table-cell>
          <table:table-cell table:formula="of:=IF([.A624]=2;[.C624];NA())" office:value-type="string" office:string-value="" calcext:value-type="error">
            <text:p>#N/DISP</text:p>
          </table:table-cell>
          <table:table-cell table:formula="of:=IF([.A624]=3;[.C624];NA())" office:value-type="float" office:value="6.94484" calcext:value-type="float">
            <text:p>6,94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1155" calcext:value-type="float">
            <text:p>10,81155</text:p>
          </table:table-cell>
          <table:table-cell office:value-type="float" office:value="6.97104" calcext:value-type="float">
            <text:p>6,97104</text:p>
          </table:table-cell>
          <table:table-cell table:formula="of:=IF([.A625]=0;[.C625];NA())" office:value-type="string" office:string-value="" calcext:value-type="error">
            <text:p>#N/DISP</text:p>
          </table:table-cell>
          <table:table-cell table:formula="of:=IF([.A625]=1;[.C625];NA())" office:value-type="string" office:string-value="" calcext:value-type="error">
            <text:p>#N/DISP</text:p>
          </table:table-cell>
          <table:table-cell table:formula="of:=IF([.A625]=2;[.C625];NA())" office:value-type="string" office:string-value="" calcext:value-type="error">
            <text:p>#N/DISP</text:p>
          </table:table-cell>
          <table:table-cell table:formula="of:=IF([.A625]=3;[.C625];NA())" office:value-type="float" office:value="6.97104" calcext:value-type="float">
            <text:p>6,97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5627" calcext:value-type="float">
            <text:p>10,85627</text:p>
          </table:table-cell>
          <table:table-cell office:value-type="float" office:value="6.99821" calcext:value-type="float">
            <text:p>6,99821</text:p>
          </table:table-cell>
          <table:table-cell table:formula="of:=IF([.A626]=0;[.C626];NA())" office:value-type="string" office:string-value="" calcext:value-type="error">
            <text:p>#N/DISP</text:p>
          </table:table-cell>
          <table:table-cell table:formula="of:=IF([.A626]=1;[.C626];NA())" office:value-type="string" office:string-value="" calcext:value-type="error">
            <text:p>#N/DISP</text:p>
          </table:table-cell>
          <table:table-cell table:formula="of:=IF([.A626]=2;[.C626];NA())" office:value-type="string" office:string-value="" calcext:value-type="error">
            <text:p>#N/DISP</text:p>
          </table:table-cell>
          <table:table-cell table:formula="of:=IF([.A626]=3;[.C626];NA())" office:value-type="float" office:value="6.99821" calcext:value-type="float">
            <text:p>6,99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0061" calcext:value-type="float">
            <text:p>10,90061</text:p>
          </table:table-cell>
          <table:table-cell office:value-type="float" office:value="7.02635" calcext:value-type="float">
            <text:p>7,02635</text:p>
          </table:table-cell>
          <table:table-cell table:formula="of:=IF([.A627]=0;[.C627];NA())" office:value-type="string" office:string-value="" calcext:value-type="error">
            <text:p>#N/DISP</text:p>
          </table:table-cell>
          <table:table-cell table:formula="of:=IF([.A627]=1;[.C627];NA())" office:value-type="string" office:string-value="" calcext:value-type="error">
            <text:p>#N/DISP</text:p>
          </table:table-cell>
          <table:table-cell table:formula="of:=IF([.A627]=2;[.C627];NA())" office:value-type="string" office:string-value="" calcext:value-type="error">
            <text:p>#N/DISP</text:p>
          </table:table-cell>
          <table:table-cell table:formula="of:=IF([.A627]=3;[.C627];NA())" office:value-type="float" office:value="7.02635" calcext:value-type="float">
            <text:p>7,02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4454" calcext:value-type="float">
            <text:p>10,94454</text:p>
          </table:table-cell>
          <table:table-cell office:value-type="float" office:value="7.05546" calcext:value-type="float">
            <text:p>7,05546</text:p>
          </table:table-cell>
          <table:table-cell table:formula="of:=IF([.A628]=0;[.C628];NA())" office:value-type="string" office:string-value="" calcext:value-type="error">
            <text:p>#N/DISP</text:p>
          </table:table-cell>
          <table:table-cell table:formula="of:=IF([.A628]=1;[.C628];NA())" office:value-type="string" office:string-value="" calcext:value-type="error">
            <text:p>#N/DISP</text:p>
          </table:table-cell>
          <table:table-cell table:formula="of:=IF([.A628]=2;[.C628];NA())" office:value-type="string" office:string-value="" calcext:value-type="error">
            <text:p>#N/DISP</text:p>
          </table:table-cell>
          <table:table-cell table:formula="of:=IF([.A628]=3;[.C628];NA())" office:value-type="float" office:value="7.05546" calcext:value-type="float">
            <text:p>7,05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8805" calcext:value-type="float">
            <text:p>10,98805</text:p>
          </table:table-cell>
          <table:table-cell office:value-type="float" office:value="7.08552" calcext:value-type="float">
            <text:p>7,08552</text:p>
          </table:table-cell>
          <table:table-cell table:formula="of:=IF([.A629]=0;[.C629];NA())" office:value-type="string" office:string-value="" calcext:value-type="error">
            <text:p>#N/DISP</text:p>
          </table:table-cell>
          <table:table-cell table:formula="of:=IF([.A629]=1;[.C629];NA())" office:value-type="string" office:string-value="" calcext:value-type="error">
            <text:p>#N/DISP</text:p>
          </table:table-cell>
          <table:table-cell table:formula="of:=IF([.A629]=2;[.C629];NA())" office:value-type="string" office:string-value="" calcext:value-type="error">
            <text:p>#N/DISP</text:p>
          </table:table-cell>
          <table:table-cell table:formula="of:=IF([.A629]=3;[.C629];NA())" office:value-type="float" office:value="7.08552" calcext:value-type="float">
            <text:p>7,08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03112" calcext:value-type="float">
            <text:p>11,03112</text:p>
          </table:table-cell>
          <table:table-cell office:value-type="float" office:value="7.11653" calcext:value-type="float">
            <text:p>7,11653</text:p>
          </table:table-cell>
          <table:table-cell table:formula="of:=IF([.A630]=0;[.C630];NA())" office:value-type="string" office:string-value="" calcext:value-type="error">
            <text:p>#N/DISP</text:p>
          </table:table-cell>
          <table:table-cell table:formula="of:=IF([.A630]=1;[.C630];NA())" office:value-type="string" office:string-value="" calcext:value-type="error">
            <text:p>#N/DISP</text:p>
          </table:table-cell>
          <table:table-cell table:formula="of:=IF([.A630]=2;[.C630];NA())" office:value-type="string" office:string-value="" calcext:value-type="error">
            <text:p>#N/DISP</text:p>
          </table:table-cell>
          <table:table-cell table:formula="of:=IF([.A630]=3;[.C630];NA())" office:value-type="float" office:value="7.11653" calcext:value-type="float">
            <text:p>7,11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07372" calcext:value-type="float">
            <text:p>11,07372</text:p>
          </table:table-cell>
          <table:table-cell office:value-type="float" office:value="7.14849" calcext:value-type="float">
            <text:p>7,14849</text:p>
          </table:table-cell>
          <table:table-cell table:formula="of:=IF([.A631]=0;[.C631];NA())" office:value-type="string" office:string-value="" calcext:value-type="error">
            <text:p>#N/DISP</text:p>
          </table:table-cell>
          <table:table-cell table:formula="of:=IF([.A631]=1;[.C631];NA())" office:value-type="string" office:string-value="" calcext:value-type="error">
            <text:p>#N/DISP</text:p>
          </table:table-cell>
          <table:table-cell table:formula="of:=IF([.A631]=2;[.C631];NA())" office:value-type="string" office:string-value="" calcext:value-type="error">
            <text:p>#N/DISP</text:p>
          </table:table-cell>
          <table:table-cell table:formula="of:=IF([.A631]=3;[.C631];NA())" office:value-type="float" office:value="7.14849" calcext:value-type="float">
            <text:p>7,14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1583" calcext:value-type="float">
            <text:p>11,11583</text:p>
          </table:table-cell>
          <table:table-cell office:value-type="float" office:value="7.18138" calcext:value-type="float">
            <text:p>7,18138</text:p>
          </table:table-cell>
          <table:table-cell table:formula="of:=IF([.A632]=0;[.C632];NA())" office:value-type="string" office:string-value="" calcext:value-type="error">
            <text:p>#N/DISP</text:p>
          </table:table-cell>
          <table:table-cell table:formula="of:=IF([.A632]=1;[.C632];NA())" office:value-type="string" office:string-value="" calcext:value-type="error">
            <text:p>#N/DISP</text:p>
          </table:table-cell>
          <table:table-cell table:formula="of:=IF([.A632]=2;[.C632];NA())" office:value-type="string" office:string-value="" calcext:value-type="error">
            <text:p>#N/DISP</text:p>
          </table:table-cell>
          <table:table-cell table:formula="of:=IF([.A632]=3;[.C632];NA())" office:value-type="float" office:value="7.18138" calcext:value-type="float">
            <text:p>7,18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5744" calcext:value-type="float">
            <text:p>11,15744</text:p>
          </table:table-cell>
          <table:table-cell office:value-type="float" office:value="7.21521" calcext:value-type="float">
            <text:p>7,21521</text:p>
          </table:table-cell>
          <table:table-cell table:formula="of:=IF([.A633]=0;[.C633];NA())" office:value-type="string" office:string-value="" calcext:value-type="error">
            <text:p>#N/DISP</text:p>
          </table:table-cell>
          <table:table-cell table:formula="of:=IF([.A633]=1;[.C633];NA())" office:value-type="string" office:string-value="" calcext:value-type="error">
            <text:p>#N/DISP</text:p>
          </table:table-cell>
          <table:table-cell table:formula="of:=IF([.A633]=2;[.C633];NA())" office:value-type="string" office:string-value="" calcext:value-type="error">
            <text:p>#N/DISP</text:p>
          </table:table-cell>
          <table:table-cell table:formula="of:=IF([.A633]=3;[.C633];NA())" office:value-type="float" office:value="7.21521" calcext:value-type="float">
            <text:p>7,21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9852" calcext:value-type="float">
            <text:p>11,19852</text:p>
          </table:table-cell>
          <table:table-cell office:value-type="float" office:value="7.24997" calcext:value-type="float">
            <text:p>7,24997</text:p>
          </table:table-cell>
          <table:table-cell table:formula="of:=IF([.A634]=0;[.C634];NA())" office:value-type="string" office:string-value="" calcext:value-type="error">
            <text:p>#N/DISP</text:p>
          </table:table-cell>
          <table:table-cell table:formula="of:=IF([.A634]=1;[.C634];NA())" office:value-type="string" office:string-value="" calcext:value-type="error">
            <text:p>#N/DISP</text:p>
          </table:table-cell>
          <table:table-cell table:formula="of:=IF([.A634]=2;[.C634];NA())" office:value-type="string" office:string-value="" calcext:value-type="error">
            <text:p>#N/DISP</text:p>
          </table:table-cell>
          <table:table-cell table:formula="of:=IF([.A634]=3;[.C634];NA())" office:value-type="float" office:value="7.24997" calcext:value-type="float">
            <text:p>7,24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3905" calcext:value-type="float">
            <text:p>11,23905</text:p>
          </table:table-cell>
          <table:table-cell office:value-type="float" office:value="7.28564" calcext:value-type="float">
            <text:p>7,28564</text:p>
          </table:table-cell>
          <table:table-cell table:formula="of:=IF([.A635]=0;[.C635];NA())" office:value-type="string" office:string-value="" calcext:value-type="error">
            <text:p>#N/DISP</text:p>
          </table:table-cell>
          <table:table-cell table:formula="of:=IF([.A635]=1;[.C635];NA())" office:value-type="string" office:string-value="" calcext:value-type="error">
            <text:p>#N/DISP</text:p>
          </table:table-cell>
          <table:table-cell table:formula="of:=IF([.A635]=2;[.C635];NA())" office:value-type="string" office:string-value="" calcext:value-type="error">
            <text:p>#N/DISP</text:p>
          </table:table-cell>
          <table:table-cell table:formula="of:=IF([.A635]=3;[.C635];NA())" office:value-type="float" office:value="7.28564" calcext:value-type="float">
            <text:p>7,28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7902" calcext:value-type="float">
            <text:p>11,27902</text:p>
          </table:table-cell>
          <table:table-cell office:value-type="float" office:value="7.32222" calcext:value-type="float">
            <text:p>7,32222</text:p>
          </table:table-cell>
          <table:table-cell table:formula="of:=IF([.A636]=0;[.C636];NA())" office:value-type="string" office:string-value="" calcext:value-type="error">
            <text:p>#N/DISP</text:p>
          </table:table-cell>
          <table:table-cell table:formula="of:=IF([.A636]=1;[.C636];NA())" office:value-type="string" office:string-value="" calcext:value-type="error">
            <text:p>#N/DISP</text:p>
          </table:table-cell>
          <table:table-cell table:formula="of:=IF([.A636]=2;[.C636];NA())" office:value-type="string" office:string-value="" calcext:value-type="error">
            <text:p>#N/DISP</text:p>
          </table:table-cell>
          <table:table-cell table:formula="of:=IF([.A636]=3;[.C636];NA())" office:value-type="float" office:value="7.32222" calcext:value-type="float">
            <text:p>7,3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184" calcext:value-type="float">
            <text:p>11,3184</text:p>
          </table:table-cell>
          <table:table-cell office:value-type="float" office:value="7.35969" calcext:value-type="float">
            <text:p>7,35969</text:p>
          </table:table-cell>
          <table:table-cell table:formula="of:=IF([.A637]=0;[.C637];NA())" office:value-type="string" office:string-value="" calcext:value-type="error">
            <text:p>#N/DISP</text:p>
          </table:table-cell>
          <table:table-cell table:formula="of:=IF([.A637]=1;[.C637];NA())" office:value-type="string" office:string-value="" calcext:value-type="error">
            <text:p>#N/DISP</text:p>
          </table:table-cell>
          <table:table-cell table:formula="of:=IF([.A637]=2;[.C637];NA())" office:value-type="string" office:string-value="" calcext:value-type="error">
            <text:p>#N/DISP</text:p>
          </table:table-cell>
          <table:table-cell table:formula="of:=IF([.A637]=3;[.C637];NA())" office:value-type="float" office:value="7.35969" calcext:value-type="float">
            <text:p>7,35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5718" calcext:value-type="float">
            <text:p>11,35718</text:p>
          </table:table-cell>
          <table:table-cell office:value-type="float" office:value="7.39806" calcext:value-type="float">
            <text:p>7,39806</text:p>
          </table:table-cell>
          <table:table-cell table:formula="of:=IF([.A638]=0;[.C638];NA())" office:value-type="string" office:string-value="" calcext:value-type="error">
            <text:p>#N/DISP</text:p>
          </table:table-cell>
          <table:table-cell table:formula="of:=IF([.A638]=1;[.C638];NA())" office:value-type="string" office:string-value="" calcext:value-type="error">
            <text:p>#N/DISP</text:p>
          </table:table-cell>
          <table:table-cell table:formula="of:=IF([.A638]=2;[.C638];NA())" office:value-type="string" office:string-value="" calcext:value-type="error">
            <text:p>#N/DISP</text:p>
          </table:table-cell>
          <table:table-cell table:formula="of:=IF([.A638]=3;[.C638];NA())" office:value-type="float" office:value="7.39806" calcext:value-type="float">
            <text:p>7,39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9533" calcext:value-type="float">
            <text:p>11,39533</text:p>
          </table:table-cell>
          <table:table-cell office:value-type="float" office:value="7.43731" calcext:value-type="float">
            <text:p>7,43731</text:p>
          </table:table-cell>
          <table:table-cell table:formula="of:=IF([.A639]=0;[.C639];NA())" office:value-type="string" office:string-value="" calcext:value-type="error">
            <text:p>#N/DISP</text:p>
          </table:table-cell>
          <table:table-cell table:formula="of:=IF([.A639]=1;[.C639];NA())" office:value-type="string" office:string-value="" calcext:value-type="error">
            <text:p>#N/DISP</text:p>
          </table:table-cell>
          <table:table-cell table:formula="of:=IF([.A639]=2;[.C639];NA())" office:value-type="string" office:string-value="" calcext:value-type="error">
            <text:p>#N/DISP</text:p>
          </table:table-cell>
          <table:table-cell table:formula="of:=IF([.A639]=3;[.C639];NA())" office:value-type="float" office:value="7.43731" calcext:value-type="float">
            <text:p>7,43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3284" calcext:value-type="float">
            <text:p>11,43284</text:p>
          </table:table-cell>
          <table:table-cell office:value-type="float" office:value="7.47743" calcext:value-type="float">
            <text:p>7,47743</text:p>
          </table:table-cell>
          <table:table-cell table:formula="of:=IF([.A640]=0;[.C640];NA())" office:value-type="string" office:string-value="" calcext:value-type="error">
            <text:p>#N/DISP</text:p>
          </table:table-cell>
          <table:table-cell table:formula="of:=IF([.A640]=1;[.C640];NA())" office:value-type="string" office:string-value="" calcext:value-type="error">
            <text:p>#N/DISP</text:p>
          </table:table-cell>
          <table:table-cell table:formula="of:=IF([.A640]=2;[.C640];NA())" office:value-type="string" office:string-value="" calcext:value-type="error">
            <text:p>#N/DISP</text:p>
          </table:table-cell>
          <table:table-cell table:formula="of:=IF([.A640]=3;[.C640];NA())" office:value-type="float" office:value="7.47743" calcext:value-type="float">
            <text:p>7,477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6968" calcext:value-type="float">
            <text:p>11,46968</text:p>
          </table:table-cell>
          <table:table-cell office:value-type="float" office:value="7.51841" calcext:value-type="float">
            <text:p>7,51841</text:p>
          </table:table-cell>
          <table:table-cell table:formula="of:=IF([.A641]=0;[.C641];NA())" office:value-type="string" office:string-value="" calcext:value-type="error">
            <text:p>#N/DISP</text:p>
          </table:table-cell>
          <table:table-cell table:formula="of:=IF([.A641]=1;[.C641];NA())" office:value-type="string" office:string-value="" calcext:value-type="error">
            <text:p>#N/DISP</text:p>
          </table:table-cell>
          <table:table-cell table:formula="of:=IF([.A641]=2;[.C641];NA())" office:value-type="string" office:string-value="" calcext:value-type="error">
            <text:p>#N/DISP</text:p>
          </table:table-cell>
          <table:table-cell table:formula="of:=IF([.A641]=3;[.C641];NA())" office:value-type="float" office:value="7.51841" calcext:value-type="float">
            <text:p>7,51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0583" calcext:value-type="float">
            <text:p>11,50583</text:p>
          </table:table-cell>
          <table:table-cell office:value-type="float" office:value="7.56025" calcext:value-type="float">
            <text:p>7,56025</text:p>
          </table:table-cell>
          <table:table-cell table:formula="of:=IF([.A642]=0;[.C642];NA())" office:value-type="string" office:string-value="" calcext:value-type="error">
            <text:p>#N/DISP</text:p>
          </table:table-cell>
          <table:table-cell table:formula="of:=IF([.A642]=1;[.C642];NA())" office:value-type="string" office:string-value="" calcext:value-type="error">
            <text:p>#N/DISP</text:p>
          </table:table-cell>
          <table:table-cell table:formula="of:=IF([.A642]=2;[.C642];NA())" office:value-type="string" office:string-value="" calcext:value-type="error">
            <text:p>#N/DISP</text:p>
          </table:table-cell>
          <table:table-cell table:formula="of:=IF([.A642]=3;[.C642];NA())" office:value-type="float" office:value="7.56025" calcext:value-type="float">
            <text:p>7,56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4129" calcext:value-type="float">
            <text:p>11,54129</text:p>
          </table:table-cell>
          <table:table-cell office:value-type="float" office:value="7.60291" calcext:value-type="float">
            <text:p>7,60291</text:p>
          </table:table-cell>
          <table:table-cell table:formula="of:=IF([.A643]=0;[.C643];NA())" office:value-type="string" office:string-value="" calcext:value-type="error">
            <text:p>#N/DISP</text:p>
          </table:table-cell>
          <table:table-cell table:formula="of:=IF([.A643]=1;[.C643];NA())" office:value-type="string" office:string-value="" calcext:value-type="error">
            <text:p>#N/DISP</text:p>
          </table:table-cell>
          <table:table-cell table:formula="of:=IF([.A643]=2;[.C643];NA())" office:value-type="string" office:string-value="" calcext:value-type="error">
            <text:p>#N/DISP</text:p>
          </table:table-cell>
          <table:table-cell table:formula="of:=IF([.A643]=3;[.C643];NA())" office:value-type="float" office:value="7.60291" calcext:value-type="float">
            <text:p>7,60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7602" calcext:value-type="float">
            <text:p>11,57602</text:p>
          </table:table-cell>
          <table:table-cell office:value-type="float" office:value="7.64641" calcext:value-type="float">
            <text:p>7,64641</text:p>
          </table:table-cell>
          <table:table-cell table:formula="of:=IF([.A644]=0;[.C644];NA())" office:value-type="string" office:string-value="" calcext:value-type="error">
            <text:p>#N/DISP</text:p>
          </table:table-cell>
          <table:table-cell table:formula="of:=IF([.A644]=1;[.C644];NA())" office:value-type="string" office:string-value="" calcext:value-type="error">
            <text:p>#N/DISP</text:p>
          </table:table-cell>
          <table:table-cell table:formula="of:=IF([.A644]=2;[.C644];NA())" office:value-type="string" office:string-value="" calcext:value-type="error">
            <text:p>#N/DISP</text:p>
          </table:table-cell>
          <table:table-cell table:formula="of:=IF([.A644]=3;[.C644];NA())" office:value-type="float" office:value="7.64641" calcext:value-type="float">
            <text:p>7,64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1002" calcext:value-type="float">
            <text:p>11,61002</text:p>
          </table:table-cell>
          <table:table-cell office:value-type="float" office:value="7.69072" calcext:value-type="float">
            <text:p>7,69072</text:p>
          </table:table-cell>
          <table:table-cell table:formula="of:=IF([.A645]=0;[.C645];NA())" office:value-type="string" office:string-value="" calcext:value-type="error">
            <text:p>#N/DISP</text:p>
          </table:table-cell>
          <table:table-cell table:formula="of:=IF([.A645]=1;[.C645];NA())" office:value-type="string" office:string-value="" calcext:value-type="error">
            <text:p>#N/DISP</text:p>
          </table:table-cell>
          <table:table-cell table:formula="of:=IF([.A645]=2;[.C645];NA())" office:value-type="string" office:string-value="" calcext:value-type="error">
            <text:p>#N/DISP</text:p>
          </table:table-cell>
          <table:table-cell table:formula="of:=IF([.A645]=3;[.C645];NA())" office:value-type="float" office:value="7.69072" calcext:value-type="float">
            <text:p>7,69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4325" calcext:value-type="float">
            <text:p>11,64325</text:p>
          </table:table-cell>
          <table:table-cell office:value-type="float" office:value="7.73583" calcext:value-type="float">
            <text:p>7,73583</text:p>
          </table:table-cell>
          <table:table-cell table:formula="of:=IF([.A646]=0;[.C646];NA())" office:value-type="string" office:string-value="" calcext:value-type="error">
            <text:p>#N/DISP</text:p>
          </table:table-cell>
          <table:table-cell table:formula="of:=IF([.A646]=1;[.C646];NA())" office:value-type="string" office:string-value="" calcext:value-type="error">
            <text:p>#N/DISP</text:p>
          </table:table-cell>
          <table:table-cell table:formula="of:=IF([.A646]=2;[.C646];NA())" office:value-type="string" office:string-value="" calcext:value-type="error">
            <text:p>#N/DISP</text:p>
          </table:table-cell>
          <table:table-cell table:formula="of:=IF([.A646]=3;[.C646];NA())" office:value-type="float" office:value="7.73583" calcext:value-type="float">
            <text:p>7,73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7571" calcext:value-type="float">
            <text:p>11,67571</text:p>
          </table:table-cell>
          <table:table-cell office:value-type="float" office:value="7.78174" calcext:value-type="float">
            <text:p>7,78174</text:p>
          </table:table-cell>
          <table:table-cell table:formula="of:=IF([.A647]=0;[.C647];NA())" office:value-type="string" office:string-value="" calcext:value-type="error">
            <text:p>#N/DISP</text:p>
          </table:table-cell>
          <table:table-cell table:formula="of:=IF([.A647]=1;[.C647];NA())" office:value-type="string" office:string-value="" calcext:value-type="error">
            <text:p>#N/DISP</text:p>
          </table:table-cell>
          <table:table-cell table:formula="of:=IF([.A647]=2;[.C647];NA())" office:value-type="string" office:string-value="" calcext:value-type="error">
            <text:p>#N/DISP</text:p>
          </table:table-cell>
          <table:table-cell table:formula="of:=IF([.A647]=3;[.C647];NA())" office:value-type="float" office:value="7.78174" calcext:value-type="float">
            <text:p>7,78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70738" calcext:value-type="float">
            <text:p>11,70738</text:p>
          </table:table-cell>
          <table:table-cell office:value-type="float" office:value="7.82841" calcext:value-type="float">
            <text:p>7,82841</text:p>
          </table:table-cell>
          <table:table-cell table:formula="of:=IF([.A648]=0;[.C648];NA())" office:value-type="string" office:string-value="" calcext:value-type="error">
            <text:p>#N/DISP</text:p>
          </table:table-cell>
          <table:table-cell table:formula="of:=IF([.A648]=1;[.C648];NA())" office:value-type="string" office:string-value="" calcext:value-type="error">
            <text:p>#N/DISP</text:p>
          </table:table-cell>
          <table:table-cell table:formula="of:=IF([.A648]=2;[.C648];NA())" office:value-type="string" office:string-value="" calcext:value-type="error">
            <text:p>#N/DISP</text:p>
          </table:table-cell>
          <table:table-cell table:formula="of:=IF([.A648]=3;[.C648];NA())" office:value-type="float" office:value="7.82841" calcext:value-type="float">
            <text:p>7,82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73823" calcext:value-type="float">
            <text:p>11,73823</text:p>
          </table:table-cell>
          <table:table-cell office:value-type="float" office:value="7.87585" calcext:value-type="float">
            <text:p>7,87585</text:p>
          </table:table-cell>
          <table:table-cell table:formula="of:=IF([.A649]=0;[.C649];NA())" office:value-type="string" office:string-value="" calcext:value-type="error">
            <text:p>#N/DISP</text:p>
          </table:table-cell>
          <table:table-cell table:formula="of:=IF([.A649]=1;[.C649];NA())" office:value-type="string" office:string-value="" calcext:value-type="error">
            <text:p>#N/DISP</text:p>
          </table:table-cell>
          <table:table-cell table:formula="of:=IF([.A649]=2;[.C649];NA())" office:value-type="string" office:string-value="" calcext:value-type="error">
            <text:p>#N/DISP</text:p>
          </table:table-cell>
          <table:table-cell table:formula="of:=IF([.A649]=3;[.C649];NA())" office:value-type="float" office:value="7.87585" calcext:value-type="float">
            <text:p>7,87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76825" calcext:value-type="float">
            <text:p>11,76825</text:p>
          </table:table-cell>
          <table:table-cell office:value-type="float" office:value="7.92404" calcext:value-type="float">
            <text:p>7,92404</text:p>
          </table:table-cell>
          <table:table-cell table:formula="of:=IF([.A650]=0;[.C650];NA())" office:value-type="string" office:string-value="" calcext:value-type="error">
            <text:p>#N/DISP</text:p>
          </table:table-cell>
          <table:table-cell table:formula="of:=IF([.A650]=1;[.C650];NA())" office:value-type="string" office:string-value="" calcext:value-type="error">
            <text:p>#N/DISP</text:p>
          </table:table-cell>
          <table:table-cell table:formula="of:=IF([.A650]=2;[.C650];NA())" office:value-type="string" office:string-value="" calcext:value-type="error">
            <text:p>#N/DISP</text:p>
          </table:table-cell>
          <table:table-cell table:formula="of:=IF([.A650]=3;[.C650];NA())" office:value-type="float" office:value="7.92404" calcext:value-type="float">
            <text:p>7,92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79743" calcext:value-type="float">
            <text:p>11,79743</text:p>
          </table:table-cell>
          <table:table-cell office:value-type="float" office:value="7.97296" calcext:value-type="float">
            <text:p>7,97296</text:p>
          </table:table-cell>
          <table:table-cell table:formula="of:=IF([.A651]=0;[.C651];NA())" office:value-type="string" office:string-value="" calcext:value-type="error">
            <text:p>#N/DISP</text:p>
          </table:table-cell>
          <table:table-cell table:formula="of:=IF([.A651]=1;[.C651];NA())" office:value-type="string" office:string-value="" calcext:value-type="error">
            <text:p>#N/DISP</text:p>
          </table:table-cell>
          <table:table-cell table:formula="of:=IF([.A651]=2;[.C651];NA())" office:value-type="string" office:string-value="" calcext:value-type="error">
            <text:p>#N/DISP</text:p>
          </table:table-cell>
          <table:table-cell table:formula="of:=IF([.A651]=3;[.C651];NA())" office:value-type="float" office:value="7.97296" calcext:value-type="float">
            <text:p>7,97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2574" calcext:value-type="float">
            <text:p>11,82574</text:p>
          </table:table-cell>
          <table:table-cell office:value-type="float" office:value="8.022605" calcext:value-type="float">
            <text:p>8,022605</text:p>
          </table:table-cell>
          <table:table-cell table:formula="of:=IF([.A652]=0;[.C652];NA())" office:value-type="string" office:string-value="" calcext:value-type="error">
            <text:p>#N/DISP</text:p>
          </table:table-cell>
          <table:table-cell table:formula="of:=IF([.A652]=1;[.C652];NA())" office:value-type="string" office:string-value="" calcext:value-type="error">
            <text:p>#N/DISP</text:p>
          </table:table-cell>
          <table:table-cell table:formula="of:=IF([.A652]=2;[.C652];NA())" office:value-type="string" office:string-value="" calcext:value-type="error">
            <text:p>#N/DISP</text:p>
          </table:table-cell>
          <table:table-cell table:formula="of:=IF([.A652]=3;[.C652];NA())" office:value-type="float" office:value="8.022605" calcext:value-type="float">
            <text:p>8,022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5317" calcext:value-type="float">
            <text:p>11,85317</text:p>
          </table:table-cell>
          <table:table-cell office:value-type="float" office:value="8.072949" calcext:value-type="float">
            <text:p>8,072949</text:p>
          </table:table-cell>
          <table:table-cell table:formula="of:=IF([.A653]=0;[.C653];NA())" office:value-type="string" office:string-value="" calcext:value-type="error">
            <text:p>#N/DISP</text:p>
          </table:table-cell>
          <table:table-cell table:formula="of:=IF([.A653]=1;[.C653];NA())" office:value-type="string" office:string-value="" calcext:value-type="error">
            <text:p>#N/DISP</text:p>
          </table:table-cell>
          <table:table-cell table:formula="of:=IF([.A653]=2;[.C653];NA())" office:value-type="string" office:string-value="" calcext:value-type="error">
            <text:p>#N/DISP</text:p>
          </table:table-cell>
          <table:table-cell table:formula="of:=IF([.A653]=3;[.C653];NA())" office:value-type="float" office:value="8.072949" calcext:value-type="float">
            <text:p>8,072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797" calcext:value-type="float">
            <text:p>11,8797</text:p>
          </table:table-cell>
          <table:table-cell office:value-type="float" office:value="8.123981" calcext:value-type="float">
            <text:p>8,123981</text:p>
          </table:table-cell>
          <table:table-cell table:formula="of:=IF([.A654]=0;[.C654];NA())" office:value-type="string" office:string-value="" calcext:value-type="error">
            <text:p>#N/DISP</text:p>
          </table:table-cell>
          <table:table-cell table:formula="of:=IF([.A654]=1;[.C654];NA())" office:value-type="string" office:string-value="" calcext:value-type="error">
            <text:p>#N/DISP</text:p>
          </table:table-cell>
          <table:table-cell table:formula="of:=IF([.A654]=2;[.C654];NA())" office:value-type="string" office:string-value="" calcext:value-type="error">
            <text:p>#N/DISP</text:p>
          </table:table-cell>
          <table:table-cell table:formula="of:=IF([.A654]=3;[.C654];NA())" office:value-type="float" office:value="8.123981" calcext:value-type="float">
            <text:p>8,1239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0532" calcext:value-type="float">
            <text:p>11,90532</text:p>
          </table:table-cell>
          <table:table-cell office:value-type="float" office:value="8.175685" calcext:value-type="float">
            <text:p>8,175685</text:p>
          </table:table-cell>
          <table:table-cell table:formula="of:=IF([.A655]=0;[.C655];NA())" office:value-type="string" office:string-value="" calcext:value-type="error">
            <text:p>#N/DISP</text:p>
          </table:table-cell>
          <table:table-cell table:formula="of:=IF([.A655]=1;[.C655];NA())" office:value-type="string" office:string-value="" calcext:value-type="error">
            <text:p>#N/DISP</text:p>
          </table:table-cell>
          <table:table-cell table:formula="of:=IF([.A655]=2;[.C655];NA())" office:value-type="string" office:string-value="" calcext:value-type="error">
            <text:p>#N/DISP</text:p>
          </table:table-cell>
          <table:table-cell table:formula="of:=IF([.A655]=3;[.C655];NA())" office:value-type="float" office:value="8.175685" calcext:value-type="float">
            <text:p>8,175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3001" calcext:value-type="float">
            <text:p>11,93001</text:p>
          </table:table-cell>
          <table:table-cell office:value-type="float" office:value="8.228045" calcext:value-type="float">
            <text:p>8,228045</text:p>
          </table:table-cell>
          <table:table-cell table:formula="of:=IF([.A656]=0;[.C656];NA())" office:value-type="string" office:string-value="" calcext:value-type="error">
            <text:p>#N/DISP</text:p>
          </table:table-cell>
          <table:table-cell table:formula="of:=IF([.A656]=1;[.C656];NA())" office:value-type="string" office:string-value="" calcext:value-type="error">
            <text:p>#N/DISP</text:p>
          </table:table-cell>
          <table:table-cell table:formula="of:=IF([.A656]=2;[.C656];NA())" office:value-type="string" office:string-value="" calcext:value-type="error">
            <text:p>#N/DISP</text:p>
          </table:table-cell>
          <table:table-cell table:formula="of:=IF([.A656]=3;[.C656];NA())" office:value-type="float" office:value="8.228045" calcext:value-type="float">
            <text:p>8,228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5376" calcext:value-type="float">
            <text:p>11,95376</text:p>
          </table:table-cell>
          <table:table-cell office:value-type="float" office:value="8.281043" calcext:value-type="float">
            <text:p>8,281043</text:p>
          </table:table-cell>
          <table:table-cell table:formula="of:=IF([.A657]=0;[.C657];NA())" office:value-type="string" office:string-value="" calcext:value-type="error">
            <text:p>#N/DISP</text:p>
          </table:table-cell>
          <table:table-cell table:formula="of:=IF([.A657]=1;[.C657];NA())" office:value-type="string" office:string-value="" calcext:value-type="error">
            <text:p>#N/DISP</text:p>
          </table:table-cell>
          <table:table-cell table:formula="of:=IF([.A657]=2;[.C657];NA())" office:value-type="string" office:string-value="" calcext:value-type="error">
            <text:p>#N/DISP</text:p>
          </table:table-cell>
          <table:table-cell table:formula="of:=IF([.A657]=3;[.C657];NA())" office:value-type="float" office:value="8.281043" calcext:value-type="float">
            <text:p>8,281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7655" calcext:value-type="float">
            <text:p>11,97655</text:p>
          </table:table-cell>
          <table:table-cell office:value-type="float" office:value="8.334663" calcext:value-type="float">
            <text:p>8,334663</text:p>
          </table:table-cell>
          <table:table-cell table:formula="of:=IF([.A658]=0;[.C658];NA())" office:value-type="string" office:string-value="" calcext:value-type="error">
            <text:p>#N/DISP</text:p>
          </table:table-cell>
          <table:table-cell table:formula="of:=IF([.A658]=1;[.C658];NA())" office:value-type="string" office:string-value="" calcext:value-type="error">
            <text:p>#N/DISP</text:p>
          </table:table-cell>
          <table:table-cell table:formula="of:=IF([.A658]=2;[.C658];NA())" office:value-type="string" office:string-value="" calcext:value-type="error">
            <text:p>#N/DISP</text:p>
          </table:table-cell>
          <table:table-cell table:formula="of:=IF([.A658]=3;[.C658];NA())" office:value-type="float" office:value="8.334663" calcext:value-type="float">
            <text:p>8,334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9836" calcext:value-type="float">
            <text:p>11,99836</text:p>
          </table:table-cell>
          <table:table-cell office:value-type="float" office:value="8.388887" calcext:value-type="float">
            <text:p>8,388887</text:p>
          </table:table-cell>
          <table:table-cell table:formula="of:=IF([.A659]=0;[.C659];NA())" office:value-type="string" office:string-value="" calcext:value-type="error">
            <text:p>#N/DISP</text:p>
          </table:table-cell>
          <table:table-cell table:formula="of:=IF([.A659]=1;[.C659];NA())" office:value-type="string" office:string-value="" calcext:value-type="error">
            <text:p>#N/DISP</text:p>
          </table:table-cell>
          <table:table-cell table:formula="of:=IF([.A659]=2;[.C659];NA())" office:value-type="string" office:string-value="" calcext:value-type="error">
            <text:p>#N/DISP</text:p>
          </table:table-cell>
          <table:table-cell table:formula="of:=IF([.A659]=3;[.C659];NA())" office:value-type="float" office:value="8.388887" calcext:value-type="float">
            <text:p>8,388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1918" calcext:value-type="float">
            <text:p>12,01918</text:p>
          </table:table-cell>
          <table:table-cell office:value-type="float" office:value="8.443698" calcext:value-type="float">
            <text:p>8,443698</text:p>
          </table:table-cell>
          <table:table-cell table:formula="of:=IF([.A660]=0;[.C660];NA())" office:value-type="string" office:string-value="" calcext:value-type="error">
            <text:p>#N/DISP</text:p>
          </table:table-cell>
          <table:table-cell table:formula="of:=IF([.A660]=1;[.C660];NA())" office:value-type="string" office:string-value="" calcext:value-type="error">
            <text:p>#N/DISP</text:p>
          </table:table-cell>
          <table:table-cell table:formula="of:=IF([.A660]=2;[.C660];NA())" office:value-type="string" office:string-value="" calcext:value-type="error">
            <text:p>#N/DISP</text:p>
          </table:table-cell>
          <table:table-cell table:formula="of:=IF([.A660]=3;[.C660];NA())" office:value-type="float" office:value="8.443698" calcext:value-type="float">
            <text:p>8,443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3899" calcext:value-type="float">
            <text:p>12,03899</text:p>
          </table:table-cell>
          <table:table-cell office:value-type="float" office:value="8.499078" calcext:value-type="float">
            <text:p>8,499078</text:p>
          </table:table-cell>
          <table:table-cell table:formula="of:=IF([.A661]=0;[.C661];NA())" office:value-type="string" office:string-value="" calcext:value-type="error">
            <text:p>#N/DISP</text:p>
          </table:table-cell>
          <table:table-cell table:formula="of:=IF([.A661]=1;[.C661];NA())" office:value-type="string" office:string-value="" calcext:value-type="error">
            <text:p>#N/DISP</text:p>
          </table:table-cell>
          <table:table-cell table:formula="of:=IF([.A661]=2;[.C661];NA())" office:value-type="string" office:string-value="" calcext:value-type="error">
            <text:p>#N/DISP</text:p>
          </table:table-cell>
          <table:table-cell table:formula="of:=IF([.A661]=3;[.C661];NA())" office:value-type="float" office:value="8.499078" calcext:value-type="float">
            <text:p>8,499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5779" calcext:value-type="float">
            <text:p>12,05779</text:p>
          </table:table-cell>
          <table:table-cell office:value-type="float" office:value="8.555007" calcext:value-type="float">
            <text:p>8,555007</text:p>
          </table:table-cell>
          <table:table-cell table:formula="of:=IF([.A662]=0;[.C662];NA())" office:value-type="string" office:string-value="" calcext:value-type="error">
            <text:p>#N/DISP</text:p>
          </table:table-cell>
          <table:table-cell table:formula="of:=IF([.A662]=1;[.C662];NA())" office:value-type="string" office:string-value="" calcext:value-type="error">
            <text:p>#N/DISP</text:p>
          </table:table-cell>
          <table:table-cell table:formula="of:=IF([.A662]=2;[.C662];NA())" office:value-type="string" office:string-value="" calcext:value-type="error">
            <text:p>#N/DISP</text:p>
          </table:table-cell>
          <table:table-cell table:formula="of:=IF([.A662]=3;[.C662];NA())" office:value-type="float" office:value="8.555007" calcext:value-type="float">
            <text:p>8,555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7556" calcext:value-type="float">
            <text:p>12,07556</text:p>
          </table:table-cell>
          <table:table-cell office:value-type="float" office:value="8.611467" calcext:value-type="float">
            <text:p>8,611467</text:p>
          </table:table-cell>
          <table:table-cell table:formula="of:=IF([.A663]=0;[.C663];NA())" office:value-type="string" office:string-value="" calcext:value-type="error">
            <text:p>#N/DISP</text:p>
          </table:table-cell>
          <table:table-cell table:formula="of:=IF([.A663]=1;[.C663];NA())" office:value-type="string" office:string-value="" calcext:value-type="error">
            <text:p>#N/DISP</text:p>
          </table:table-cell>
          <table:table-cell table:formula="of:=IF([.A663]=2;[.C663];NA())" office:value-type="string" office:string-value="" calcext:value-type="error">
            <text:p>#N/DISP</text:p>
          </table:table-cell>
          <table:table-cell table:formula="of:=IF([.A663]=3;[.C663];NA())" office:value-type="float" office:value="8.611467" calcext:value-type="float">
            <text:p>8,611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9228" calcext:value-type="float">
            <text:p>12,09228</text:p>
          </table:table-cell>
          <table:table-cell office:value-type="float" office:value="8.668439" calcext:value-type="float">
            <text:p>8,668439</text:p>
          </table:table-cell>
          <table:table-cell table:formula="of:=IF([.A664]=0;[.C664];NA())" office:value-type="string" office:string-value="" calcext:value-type="error">
            <text:p>#N/DISP</text:p>
          </table:table-cell>
          <table:table-cell table:formula="of:=IF([.A664]=1;[.C664];NA())" office:value-type="string" office:string-value="" calcext:value-type="error">
            <text:p>#N/DISP</text:p>
          </table:table-cell>
          <table:table-cell table:formula="of:=IF([.A664]=2;[.C664];NA())" office:value-type="string" office:string-value="" calcext:value-type="error">
            <text:p>#N/DISP</text:p>
          </table:table-cell>
          <table:table-cell table:formula="of:=IF([.A664]=3;[.C664];NA())" office:value-type="float" office:value="8.668439" calcext:value-type="float">
            <text:p>8,668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0794" calcext:value-type="float">
            <text:p>12,10794</text:p>
          </table:table-cell>
          <table:table-cell office:value-type="float" office:value="8.725904" calcext:value-type="float">
            <text:p>8,725904</text:p>
          </table:table-cell>
          <table:table-cell table:formula="of:=IF([.A665]=0;[.C665];NA())" office:value-type="string" office:string-value="" calcext:value-type="error">
            <text:p>#N/DISP</text:p>
          </table:table-cell>
          <table:table-cell table:formula="of:=IF([.A665]=1;[.C665];NA())" office:value-type="string" office:string-value="" calcext:value-type="error">
            <text:p>#N/DISP</text:p>
          </table:table-cell>
          <table:table-cell table:formula="of:=IF([.A665]=2;[.C665];NA())" office:value-type="string" office:string-value="" calcext:value-type="error">
            <text:p>#N/DISP</text:p>
          </table:table-cell>
          <table:table-cell table:formula="of:=IF([.A665]=3;[.C665];NA())" office:value-type="float" office:value="8.725904" calcext:value-type="float">
            <text:p>8,725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2253" calcext:value-type="float">
            <text:p>12,12253</text:p>
          </table:table-cell>
          <table:table-cell office:value-type="float" office:value="8.783842" calcext:value-type="float">
            <text:p>8,783842</text:p>
          </table:table-cell>
          <table:table-cell table:formula="of:=IF([.A666]=0;[.C666];NA())" office:value-type="string" office:string-value="" calcext:value-type="error">
            <text:p>#N/DISP</text:p>
          </table:table-cell>
          <table:table-cell table:formula="of:=IF([.A666]=1;[.C666];NA())" office:value-type="string" office:string-value="" calcext:value-type="error">
            <text:p>#N/DISP</text:p>
          </table:table-cell>
          <table:table-cell table:formula="of:=IF([.A666]=2;[.C666];NA())" office:value-type="string" office:string-value="" calcext:value-type="error">
            <text:p>#N/DISP</text:p>
          </table:table-cell>
          <table:table-cell table:formula="of:=IF([.A666]=3;[.C666];NA())" office:value-type="float" office:value="8.783842" calcext:value-type="float">
            <text:p>8,783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3603" calcext:value-type="float">
            <text:p>12,13603</text:p>
          </table:table-cell>
          <table:table-cell office:value-type="float" office:value="8.842233" calcext:value-type="float">
            <text:p>8,842233</text:p>
          </table:table-cell>
          <table:table-cell table:formula="of:=IF([.A667]=0;[.C667];NA())" office:value-type="string" office:string-value="" calcext:value-type="error">
            <text:p>#N/DISP</text:p>
          </table:table-cell>
          <table:table-cell table:formula="of:=IF([.A667]=1;[.C667];NA())" office:value-type="string" office:string-value="" calcext:value-type="error">
            <text:p>#N/DISP</text:p>
          </table:table-cell>
          <table:table-cell table:formula="of:=IF([.A667]=2;[.C667];NA())" office:value-type="string" office:string-value="" calcext:value-type="error">
            <text:p>#N/DISP</text:p>
          </table:table-cell>
          <table:table-cell table:formula="of:=IF([.A667]=3;[.C667];NA())" office:value-type="float" office:value="8.842233" calcext:value-type="float">
            <text:p>8,842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4845" calcext:value-type="float">
            <text:p>12,14845</text:p>
          </table:table-cell>
          <table:table-cell office:value-type="float" office:value="8.9010561" calcext:value-type="float">
            <text:p>8,9010561</text:p>
          </table:table-cell>
          <table:table-cell table:formula="of:=IF([.A668]=0;[.C668];NA())" office:value-type="string" office:string-value="" calcext:value-type="error">
            <text:p>#N/DISP</text:p>
          </table:table-cell>
          <table:table-cell table:formula="of:=IF([.A668]=1;[.C668];NA())" office:value-type="string" office:string-value="" calcext:value-type="error">
            <text:p>#N/DISP</text:p>
          </table:table-cell>
          <table:table-cell table:formula="of:=IF([.A668]=2;[.C668];NA())" office:value-type="string" office:string-value="" calcext:value-type="error">
            <text:p>#N/DISP</text:p>
          </table:table-cell>
          <table:table-cell table:formula="of:=IF([.A668]=3;[.C668];NA())" office:value-type="float" office:value="8.9010561" calcext:value-type="float">
            <text:p>8,9010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5975" calcext:value-type="float">
            <text:p>12,15975</text:p>
          </table:table-cell>
          <table:table-cell office:value-type="float" office:value="8.9602913" calcext:value-type="float">
            <text:p>8,9602913</text:p>
          </table:table-cell>
          <table:table-cell table:formula="of:=IF([.A669]=0;[.C669];NA())" office:value-type="string" office:string-value="" calcext:value-type="error">
            <text:p>#N/DISP</text:p>
          </table:table-cell>
          <table:table-cell table:formula="of:=IF([.A669]=1;[.C669];NA())" office:value-type="string" office:string-value="" calcext:value-type="error">
            <text:p>#N/DISP</text:p>
          </table:table-cell>
          <table:table-cell table:formula="of:=IF([.A669]=2;[.C669];NA())" office:value-type="string" office:string-value="" calcext:value-type="error">
            <text:p>#N/DISP</text:p>
          </table:table-cell>
          <table:table-cell table:formula="of:=IF([.A669]=3;[.C669];NA())" office:value-type="float" office:value="8.9602913" calcext:value-type="float">
            <text:p>8,9602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6994" calcext:value-type="float">
            <text:p>12,16994</text:p>
          </table:table-cell>
          <table:table-cell office:value-type="float" office:value="9.0199176" calcext:value-type="float">
            <text:p>9,0199176</text:p>
          </table:table-cell>
          <table:table-cell table:formula="of:=IF([.A670]=0;[.C670];NA())" office:value-type="string" office:string-value="" calcext:value-type="error">
            <text:p>#N/DISP</text:p>
          </table:table-cell>
          <table:table-cell table:formula="of:=IF([.A670]=1;[.C670];NA())" office:value-type="string" office:string-value="" calcext:value-type="error">
            <text:p>#N/DISP</text:p>
          </table:table-cell>
          <table:table-cell table:formula="of:=IF([.A670]=2;[.C670];NA())" office:value-type="string" office:string-value="" calcext:value-type="error">
            <text:p>#N/DISP</text:p>
          </table:table-cell>
          <table:table-cell table:formula="of:=IF([.A670]=3;[.C670];NA())" office:value-type="float" office:value="9.0199176" calcext:value-type="float">
            <text:p>9,0199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79" calcext:value-type="float">
            <text:p>12,179</text:p>
          </table:table-cell>
          <table:table-cell office:value-type="float" office:value="9.0799137" calcext:value-type="float">
            <text:p>9,0799137</text:p>
          </table:table-cell>
          <table:table-cell table:formula="of:=IF([.A671]=0;[.C671];NA())" office:value-type="string" office:string-value="" calcext:value-type="error">
            <text:p>#N/DISP</text:p>
          </table:table-cell>
          <table:table-cell table:formula="of:=IF([.A671]=1;[.C671];NA())" office:value-type="string" office:string-value="" calcext:value-type="error">
            <text:p>#N/DISP</text:p>
          </table:table-cell>
          <table:table-cell table:formula="of:=IF([.A671]=2;[.C671];NA())" office:value-type="string" office:string-value="" calcext:value-type="error">
            <text:p>#N/DISP</text:p>
          </table:table-cell>
          <table:table-cell table:formula="of:=IF([.A671]=3;[.C671];NA())" office:value-type="float" office:value="9.0799137" calcext:value-type="float">
            <text:p>9,0799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8692" calcext:value-type="float">
            <text:p>12,18692</text:p>
          </table:table-cell>
          <table:table-cell office:value-type="float" office:value="9.140258" calcext:value-type="float">
            <text:p>9,140258</text:p>
          </table:table-cell>
          <table:table-cell table:formula="of:=IF([.A672]=0;[.C672];NA())" office:value-type="string" office:string-value="" calcext:value-type="error">
            <text:p>#N/DISP</text:p>
          </table:table-cell>
          <table:table-cell table:formula="of:=IF([.A672]=1;[.C672];NA())" office:value-type="string" office:string-value="" calcext:value-type="error">
            <text:p>#N/DISP</text:p>
          </table:table-cell>
          <table:table-cell table:formula="of:=IF([.A672]=2;[.C672];NA())" office:value-type="string" office:string-value="" calcext:value-type="error">
            <text:p>#N/DISP</text:p>
          </table:table-cell>
          <table:table-cell table:formula="of:=IF([.A672]=3;[.C672];NA())" office:value-type="float" office:value="9.140258" calcext:value-type="float">
            <text:p>9,140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9369" calcext:value-type="float">
            <text:p>12,19369</text:p>
          </table:table-cell>
          <table:table-cell office:value-type="float" office:value="9.20093" calcext:value-type="float">
            <text:p>9,20093</text:p>
          </table:table-cell>
          <table:table-cell table:formula="of:=IF([.A673]=0;[.C673];NA())" office:value-type="string" office:string-value="" calcext:value-type="error">
            <text:p>#N/DISP</text:p>
          </table:table-cell>
          <table:table-cell table:formula="of:=IF([.A673]=1;[.C673];NA())" office:value-type="string" office:string-value="" calcext:value-type="error">
            <text:p>#N/DISP</text:p>
          </table:table-cell>
          <table:table-cell table:formula="of:=IF([.A673]=2;[.C673];NA())" office:value-type="string" office:string-value="" calcext:value-type="error">
            <text:p>#N/DISP</text:p>
          </table:table-cell>
          <table:table-cell table:formula="of:=IF([.A673]=3;[.C673];NA())" office:value-type="float" office:value="9.20093" calcext:value-type="float">
            <text:p>9,20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993" calcext:value-type="float">
            <text:p>12,1993</text:p>
          </table:table-cell>
          <table:table-cell office:value-type="float" office:value="9.261906" calcext:value-type="float">
            <text:p>9,261906</text:p>
          </table:table-cell>
          <table:table-cell table:formula="of:=IF([.A674]=0;[.C674];NA())" office:value-type="string" office:string-value="" calcext:value-type="error">
            <text:p>#N/DISP</text:p>
          </table:table-cell>
          <table:table-cell table:formula="of:=IF([.A674]=1;[.C674];NA())" office:value-type="string" office:string-value="" calcext:value-type="error">
            <text:p>#N/DISP</text:p>
          </table:table-cell>
          <table:table-cell table:formula="of:=IF([.A674]=2;[.C674];NA())" office:value-type="string" office:string-value="" calcext:value-type="error">
            <text:p>#N/DISP</text:p>
          </table:table-cell>
          <table:table-cell table:formula="of:=IF([.A674]=3;[.C674];NA())" office:value-type="float" office:value="9.261906" calcext:value-type="float">
            <text:p>9,261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0374" calcext:value-type="float">
            <text:p>12,20374</text:p>
          </table:table-cell>
          <table:table-cell office:value-type="float" office:value="9.323165" calcext:value-type="float">
            <text:p>9,323165</text:p>
          </table:table-cell>
          <table:table-cell table:formula="of:=IF([.A675]=0;[.C675];NA())" office:value-type="string" office:string-value="" calcext:value-type="error">
            <text:p>#N/DISP</text:p>
          </table:table-cell>
          <table:table-cell table:formula="of:=IF([.A675]=1;[.C675];NA())" office:value-type="string" office:string-value="" calcext:value-type="error">
            <text:p>#N/DISP</text:p>
          </table:table-cell>
          <table:table-cell table:formula="of:=IF([.A675]=2;[.C675];NA())" office:value-type="string" office:string-value="" calcext:value-type="error">
            <text:p>#N/DISP</text:p>
          </table:table-cell>
          <table:table-cell table:formula="of:=IF([.A675]=3;[.C675];NA())" office:value-type="float" office:value="9.323165" calcext:value-type="float">
            <text:p>9,323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0701" calcext:value-type="float">
            <text:p>12,20701</text:p>
          </table:table-cell>
          <table:table-cell office:value-type="float" office:value="9.384684" calcext:value-type="float">
            <text:p>9,384684</text:p>
          </table:table-cell>
          <table:table-cell table:formula="of:=IF([.A676]=0;[.C676];NA())" office:value-type="string" office:string-value="" calcext:value-type="error">
            <text:p>#N/DISP</text:p>
          </table:table-cell>
          <table:table-cell table:formula="of:=IF([.A676]=1;[.C676];NA())" office:value-type="string" office:string-value="" calcext:value-type="error">
            <text:p>#N/DISP</text:p>
          </table:table-cell>
          <table:table-cell table:formula="of:=IF([.A676]=2;[.C676];NA())" office:value-type="string" office:string-value="" calcext:value-type="error">
            <text:p>#N/DISP</text:p>
          </table:table-cell>
          <table:table-cell table:formula="of:=IF([.A676]=3;[.C676];NA())" office:value-type="float" office:value="9.384684" calcext:value-type="float">
            <text:p>9,38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91" calcext:value-type="float">
            <text:p>12,2091</text:p>
          </table:table-cell>
          <table:table-cell office:value-type="float" office:value="9.446441" calcext:value-type="float">
            <text:p>9,446441</text:p>
          </table:table-cell>
          <table:table-cell table:formula="of:=IF([.A677]=0;[.C677];NA())" office:value-type="string" office:string-value="" calcext:value-type="error">
            <text:p>#N/DISP</text:p>
          </table:table-cell>
          <table:table-cell table:formula="of:=IF([.A677]=1;[.C677];NA())" office:value-type="float" office:value="9.446441" calcext:value-type="float">
            <text:p>9,446441</text:p>
          </table:table-cell>
          <table:table-cell table:formula="of:=IF([.A677]=2;[.C677];NA())" office:value-type="string" office:string-value="" calcext:value-type="error">
            <text:p>#N/DISP</text:p>
          </table:table-cell>
          <table:table-cell table:formula="of:=IF([.A677]=3;[.C6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999" calcext:value-type="float">
            <text:p>12,20999</text:p>
          </table:table-cell>
          <table:table-cell office:value-type="float" office:value="9.508412" calcext:value-type="float">
            <text:p>9,508412</text:p>
          </table:table-cell>
          <table:table-cell table:formula="of:=IF([.A678]=0;[.C678];NA())" office:value-type="string" office:string-value="" calcext:value-type="error">
            <text:p>#N/DISP</text:p>
          </table:table-cell>
          <table:table-cell table:formula="of:=IF([.A678]=1;[.C678];NA())" office:value-type="float" office:value="9.508412" calcext:value-type="float">
            <text:p>9,508412</text:p>
          </table:table-cell>
          <table:table-cell table:formula="of:=IF([.A678]=2;[.C678];NA())" office:value-type="string" office:string-value="" calcext:value-type="error">
            <text:p>#N/DISP</text:p>
          </table:table-cell>
          <table:table-cell table:formula="of:=IF([.A678]=3;[.C6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968" calcext:value-type="float">
            <text:p>12,20968</text:p>
          </table:table-cell>
          <table:table-cell office:value-type="float" office:value="9.570575" calcext:value-type="float">
            <text:p>9,570575</text:p>
          </table:table-cell>
          <table:table-cell table:formula="of:=IF([.A679]=0;[.C679];NA())" office:value-type="string" office:string-value="" calcext:value-type="error">
            <text:p>#N/DISP</text:p>
          </table:table-cell>
          <table:table-cell table:formula="of:=IF([.A679]=1;[.C679];NA())" office:value-type="float" office:value="9.570575" calcext:value-type="float">
            <text:p>9,570575</text:p>
          </table:table-cell>
          <table:table-cell table:formula="of:=IF([.A679]=2;[.C679];NA())" office:value-type="string" office:string-value="" calcext:value-type="error">
            <text:p>#N/DISP</text:p>
          </table:table-cell>
          <table:table-cell table:formula="of:=IF([.A679]=3;[.C6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817" calcext:value-type="float">
            <text:p>12,20817</text:p>
          </table:table-cell>
          <table:table-cell office:value-type="float" office:value="9.632907" calcext:value-type="float">
            <text:p>9,632907</text:p>
          </table:table-cell>
          <table:table-cell table:formula="of:=IF([.A680]=0;[.C680];NA())" office:value-type="string" office:string-value="" calcext:value-type="error">
            <text:p>#N/DISP</text:p>
          </table:table-cell>
          <table:table-cell table:formula="of:=IF([.A680]=1;[.C680];NA())" office:value-type="float" office:value="9.632907" calcext:value-type="float">
            <text:p>9,632907</text:p>
          </table:table-cell>
          <table:table-cell table:formula="of:=IF([.A680]=2;[.C680];NA())" office:value-type="string" office:string-value="" calcext:value-type="error">
            <text:p>#N/DISP</text:p>
          </table:table-cell>
          <table:table-cell table:formula="of:=IF([.A680]=3;[.C6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544" calcext:value-type="float">
            <text:p>12,20544</text:p>
          </table:table-cell>
          <table:table-cell office:value-type="float" office:value="9.695383" calcext:value-type="float">
            <text:p>9,695383</text:p>
          </table:table-cell>
          <table:table-cell table:formula="of:=IF([.A681]=0;[.C681];NA())" office:value-type="string" office:string-value="" calcext:value-type="error">
            <text:p>#N/DISP</text:p>
          </table:table-cell>
          <table:table-cell table:formula="of:=IF([.A681]=1;[.C681];NA())" office:value-type="float" office:value="9.695383" calcext:value-type="float">
            <text:p>9,695383</text:p>
          </table:table-cell>
          <table:table-cell table:formula="of:=IF([.A681]=2;[.C681];NA())" office:value-type="string" office:string-value="" calcext:value-type="error">
            <text:p>#N/DISP</text:p>
          </table:table-cell>
          <table:table-cell table:formula="of:=IF([.A681]=3;[.C6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149" calcext:value-type="float">
            <text:p>12,20149</text:p>
          </table:table-cell>
          <table:table-cell office:value-type="float" office:value="9.757981" calcext:value-type="float">
            <text:p>9,757981</text:p>
          </table:table-cell>
          <table:table-cell table:formula="of:=IF([.A682]=0;[.C682];NA())" office:value-type="string" office:string-value="" calcext:value-type="error">
            <text:p>#N/DISP</text:p>
          </table:table-cell>
          <table:table-cell table:formula="of:=IF([.A682]=1;[.C682];NA())" office:value-type="float" office:value="9.757981" calcext:value-type="float">
            <text:p>9,757981</text:p>
          </table:table-cell>
          <table:table-cell table:formula="of:=IF([.A682]=2;[.C682];NA())" office:value-type="string" office:string-value="" calcext:value-type="error">
            <text:p>#N/DISP</text:p>
          </table:table-cell>
          <table:table-cell table:formula="of:=IF([.A682]=3;[.C6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9632" calcext:value-type="float">
            <text:p>12,19632</text:p>
          </table:table-cell>
          <table:table-cell office:value-type="float" office:value="9.820677" calcext:value-type="float">
            <text:p>9,820677</text:p>
          </table:table-cell>
          <table:table-cell table:formula="of:=IF([.A683]=0;[.C683];NA())" office:value-type="string" office:string-value="" calcext:value-type="error">
            <text:p>#N/DISP</text:p>
          </table:table-cell>
          <table:table-cell table:formula="of:=IF([.A683]=1;[.C683];NA())" office:value-type="float" office:value="9.820677" calcext:value-type="float">
            <text:p>9,820677</text:p>
          </table:table-cell>
          <table:table-cell table:formula="of:=IF([.A683]=2;[.C683];NA())" office:value-type="string" office:string-value="" calcext:value-type="error">
            <text:p>#N/DISP</text:p>
          </table:table-cell>
          <table:table-cell table:formula="of:=IF([.A683]=3;[.C6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993" calcext:value-type="float">
            <text:p>12,18993</text:p>
          </table:table-cell>
          <table:table-cell office:value-type="float" office:value="9.883446" calcext:value-type="float">
            <text:p>9,883446</text:p>
          </table:table-cell>
          <table:table-cell table:formula="of:=IF([.A684]=0;[.C684];NA())" office:value-type="string" office:string-value="" calcext:value-type="error">
            <text:p>#N/DISP</text:p>
          </table:table-cell>
          <table:table-cell table:formula="of:=IF([.A684]=1;[.C684];NA())" office:value-type="float" office:value="9.883446" calcext:value-type="float">
            <text:p>9,883446</text:p>
          </table:table-cell>
          <table:table-cell table:formula="of:=IF([.A684]=2;[.C684];NA())" office:value-type="string" office:string-value="" calcext:value-type="error">
            <text:p>#N/DISP</text:p>
          </table:table-cell>
          <table:table-cell table:formula="of:=IF([.A684]=3;[.C6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229" calcext:value-type="float">
            <text:p>12,18229</text:p>
          </table:table-cell>
          <table:table-cell office:value-type="float" office:value="9.946264" calcext:value-type="float">
            <text:p>9,946264</text:p>
          </table:table-cell>
          <table:table-cell table:formula="of:=IF([.A685]=0;[.C685];NA())" office:value-type="string" office:string-value="" calcext:value-type="error">
            <text:p>#N/DISP</text:p>
          </table:table-cell>
          <table:table-cell table:formula="of:=IF([.A685]=1;[.C685];NA())" office:value-type="float" office:value="9.946264" calcext:value-type="float">
            <text:p>9,946264</text:p>
          </table:table-cell>
          <table:table-cell table:formula="of:=IF([.A685]=2;[.C685];NA())" office:value-type="string" office:string-value="" calcext:value-type="error">
            <text:p>#N/DISP</text:p>
          </table:table-cell>
          <table:table-cell table:formula="of:=IF([.A685]=3;[.C6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7342" calcext:value-type="float">
            <text:p>12,17342</text:p>
          </table:table-cell>
          <table:table-cell office:value-type="float" office:value="10.00911" calcext:value-type="float">
            <text:p>10,00911</text:p>
          </table:table-cell>
          <table:table-cell table:formula="of:=IF([.A686]=0;[.C686];NA())" office:value-type="string" office:string-value="" calcext:value-type="error">
            <text:p>#N/DISP</text:p>
          </table:table-cell>
          <table:table-cell table:formula="of:=IF([.A686]=1;[.C686];NA())" office:value-type="float" office:value="10.00911" calcext:value-type="float">
            <text:p>10,00911</text:p>
          </table:table-cell>
          <table:table-cell table:formula="of:=IF([.A686]=2;[.C686];NA())" office:value-type="string" office:string-value="" calcext:value-type="error">
            <text:p>#N/DISP</text:p>
          </table:table-cell>
          <table:table-cell table:formula="of:=IF([.A686]=3;[.C6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6331" calcext:value-type="float">
            <text:p>12,16331</text:p>
          </table:table-cell>
          <table:table-cell office:value-type="float" office:value="10.07195" calcext:value-type="float">
            <text:p>10,07195</text:p>
          </table:table-cell>
          <table:table-cell table:formula="of:=IF([.A687]=0;[.C687];NA())" office:value-type="string" office:string-value="" calcext:value-type="error">
            <text:p>#N/DISP</text:p>
          </table:table-cell>
          <table:table-cell table:formula="of:=IF([.A687]=1;[.C687];NA())" office:value-type="float" office:value="10.07195" calcext:value-type="float">
            <text:p>10,07195</text:p>
          </table:table-cell>
          <table:table-cell table:formula="of:=IF([.A687]=2;[.C687];NA())" office:value-type="string" office:string-value="" calcext:value-type="error">
            <text:p>#N/DISP</text:p>
          </table:table-cell>
          <table:table-cell table:formula="of:=IF([.A687]=3;[.C6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5195" calcext:value-type="float">
            <text:p>12,15195</text:p>
          </table:table-cell>
          <table:table-cell office:value-type="float" office:value="10.13477" calcext:value-type="float">
            <text:p>10,13477</text:p>
          </table:table-cell>
          <table:table-cell table:formula="of:=IF([.A688]=0;[.C688];NA())" office:value-type="string" office:string-value="" calcext:value-type="error">
            <text:p>#N/DISP</text:p>
          </table:table-cell>
          <table:table-cell table:formula="of:=IF([.A688]=1;[.C688];NA())" office:value-type="float" office:value="10.13477" calcext:value-type="float">
            <text:p>10,13477</text:p>
          </table:table-cell>
          <table:table-cell table:formula="of:=IF([.A688]=2;[.C688];NA())" office:value-type="string" office:string-value="" calcext:value-type="error">
            <text:p>#N/DISP</text:p>
          </table:table-cell>
          <table:table-cell table:formula="of:=IF([.A688]=3;[.C6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935" calcext:value-type="float">
            <text:p>12,13935</text:p>
          </table:table-cell>
          <table:table-cell office:value-type="float" office:value="10.19754" calcext:value-type="float">
            <text:p>10,19754</text:p>
          </table:table-cell>
          <table:table-cell table:formula="of:=IF([.A689]=0;[.C689];NA())" office:value-type="string" office:string-value="" calcext:value-type="error">
            <text:p>#N/DISP</text:p>
          </table:table-cell>
          <table:table-cell table:formula="of:=IF([.A689]=1;[.C689];NA())" office:value-type="float" office:value="10.19754" calcext:value-type="float">
            <text:p>10,19754</text:p>
          </table:table-cell>
          <table:table-cell table:formula="of:=IF([.A689]=2;[.C689];NA())" office:value-type="string" office:string-value="" calcext:value-type="error">
            <text:p>#N/DISP</text:p>
          </table:table-cell>
          <table:table-cell table:formula="of:=IF([.A689]=3;[.C6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2549" calcext:value-type="float">
            <text:p>12,12549</text:p>
          </table:table-cell>
          <table:table-cell office:value-type="float" office:value="10.26024" calcext:value-type="float">
            <text:p>10,26024</text:p>
          </table:table-cell>
          <table:table-cell table:formula="of:=IF([.A690]=0;[.C690];NA())" office:value-type="string" office:string-value="" calcext:value-type="error">
            <text:p>#N/DISP</text:p>
          </table:table-cell>
          <table:table-cell table:formula="of:=IF([.A690]=1;[.C690];NA())" office:value-type="float" office:value="10.26024" calcext:value-type="float">
            <text:p>10,26024</text:p>
          </table:table-cell>
          <table:table-cell table:formula="of:=IF([.A690]=2;[.C690];NA())" office:value-type="string" office:string-value="" calcext:value-type="error">
            <text:p>#N/DISP</text:p>
          </table:table-cell>
          <table:table-cell table:formula="of:=IF([.A690]=3;[.C6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038" calcext:value-type="float">
            <text:p>12,11038</text:p>
          </table:table-cell>
          <table:table-cell office:value-type="float" office:value="10.32284" calcext:value-type="float">
            <text:p>10,32284</text:p>
          </table:table-cell>
          <table:table-cell table:formula="of:=IF([.A691]=0;[.C691];NA())" office:value-type="string" office:string-value="" calcext:value-type="error">
            <text:p>#N/DISP</text:p>
          </table:table-cell>
          <table:table-cell table:formula="of:=IF([.A691]=1;[.C691];NA())" office:value-type="float" office:value="10.32284" calcext:value-type="float">
            <text:p>10,32284</text:p>
          </table:table-cell>
          <table:table-cell table:formula="of:=IF([.A691]=2;[.C691];NA())" office:value-type="string" office:string-value="" calcext:value-type="error">
            <text:p>#N/DISP</text:p>
          </table:table-cell>
          <table:table-cell table:formula="of:=IF([.A691]=3;[.C6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9402" calcext:value-type="float">
            <text:p>12,09402</text:p>
          </table:table-cell>
          <table:table-cell office:value-type="float" office:value="10.38532" calcext:value-type="float">
            <text:p>10,38532</text:p>
          </table:table-cell>
          <table:table-cell table:formula="of:=IF([.A692]=0;[.C692];NA())" office:value-type="string" office:string-value="" calcext:value-type="error">
            <text:p>#N/DISP</text:p>
          </table:table-cell>
          <table:table-cell table:formula="of:=IF([.A692]=1;[.C692];NA())" office:value-type="float" office:value="10.38532" calcext:value-type="float">
            <text:p>10,38532</text:p>
          </table:table-cell>
          <table:table-cell table:formula="of:=IF([.A692]=2;[.C692];NA())" office:value-type="string" office:string-value="" calcext:value-type="error">
            <text:p>#N/DISP</text:p>
          </table:table-cell>
          <table:table-cell table:formula="of:=IF([.A692]=3;[.C6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7641" calcext:value-type="float">
            <text:p>12,07641</text:p>
          </table:table-cell>
          <table:table-cell office:value-type="float" office:value="10.44765" calcext:value-type="float">
            <text:p>10,44765</text:p>
          </table:table-cell>
          <table:table-cell table:formula="of:=IF([.A693]=0;[.C693];NA())" office:value-type="string" office:string-value="" calcext:value-type="error">
            <text:p>#N/DISP</text:p>
          </table:table-cell>
          <table:table-cell table:formula="of:=IF([.A693]=1;[.C693];NA())" office:value-type="float" office:value="10.44765" calcext:value-type="float">
            <text:p>10,44765</text:p>
          </table:table-cell>
          <table:table-cell table:formula="of:=IF([.A693]=2;[.C693];NA())" office:value-type="string" office:string-value="" calcext:value-type="error">
            <text:p>#N/DISP</text:p>
          </table:table-cell>
          <table:table-cell table:formula="of:=IF([.A693]=3;[.C6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5755" calcext:value-type="float">
            <text:p>12,05755</text:p>
          </table:table-cell>
          <table:table-cell office:value-type="float" office:value="10.50981" calcext:value-type="float">
            <text:p>10,50981</text:p>
          </table:table-cell>
          <table:table-cell table:formula="of:=IF([.A694]=0;[.C694];NA())" office:value-type="string" office:string-value="" calcext:value-type="error">
            <text:p>#N/DISP</text:p>
          </table:table-cell>
          <table:table-cell table:formula="of:=IF([.A694]=1;[.C694];NA())" office:value-type="float" office:value="10.50981" calcext:value-type="float">
            <text:p>10,50981</text:p>
          </table:table-cell>
          <table:table-cell table:formula="of:=IF([.A694]=2;[.C694];NA())" office:value-type="string" office:string-value="" calcext:value-type="error">
            <text:p>#N/DISP</text:p>
          </table:table-cell>
          <table:table-cell table:formula="of:=IF([.A694]=3;[.C6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743" calcext:value-type="float">
            <text:p>12,03743</text:p>
          </table:table-cell>
          <table:table-cell office:value-type="float" office:value="10.57176" calcext:value-type="float">
            <text:p>10,57176</text:p>
          </table:table-cell>
          <table:table-cell table:formula="of:=IF([.A695]=0;[.C695];NA())" office:value-type="string" office:string-value="" calcext:value-type="error">
            <text:p>#N/DISP</text:p>
          </table:table-cell>
          <table:table-cell table:formula="of:=IF([.A695]=1;[.C695];NA())" office:value-type="float" office:value="10.57176" calcext:value-type="float">
            <text:p>10,57176</text:p>
          </table:table-cell>
          <table:table-cell table:formula="of:=IF([.A695]=2;[.C695];NA())" office:value-type="string" office:string-value="" calcext:value-type="error">
            <text:p>#N/DISP</text:p>
          </table:table-cell>
          <table:table-cell table:formula="of:=IF([.A695]=3;[.C6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1605" calcext:value-type="float">
            <text:p>12,01605</text:p>
          </table:table-cell>
          <table:table-cell office:value-type="float" office:value="10.6335" calcext:value-type="float">
            <text:p>10,6335</text:p>
          </table:table-cell>
          <table:table-cell table:formula="of:=IF([.A696]=0;[.C696];NA())" office:value-type="string" office:string-value="" calcext:value-type="error">
            <text:p>#N/DISP</text:p>
          </table:table-cell>
          <table:table-cell table:formula="of:=IF([.A696]=1;[.C696];NA())" office:value-type="float" office:value="10.6335" calcext:value-type="float">
            <text:p>10,6335</text:p>
          </table:table-cell>
          <table:table-cell table:formula="of:=IF([.A696]=2;[.C696];NA())" office:value-type="string" office:string-value="" calcext:value-type="error">
            <text:p>#N/DISP</text:p>
          </table:table-cell>
          <table:table-cell table:formula="of:=IF([.A696]=3;[.C6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9343" calcext:value-type="float">
            <text:p>11,99343</text:p>
          </table:table-cell>
          <table:table-cell office:value-type="float" office:value="10.69498" calcext:value-type="float">
            <text:p>10,69498</text:p>
          </table:table-cell>
          <table:table-cell table:formula="of:=IF([.A697]=0;[.C697];NA())" office:value-type="string" office:string-value="" calcext:value-type="error">
            <text:p>#N/DISP</text:p>
          </table:table-cell>
          <table:table-cell table:formula="of:=IF([.A697]=1;[.C697];NA())" office:value-type="float" office:value="10.69498" calcext:value-type="float">
            <text:p>10,69498</text:p>
          </table:table-cell>
          <table:table-cell table:formula="of:=IF([.A697]=2;[.C697];NA())" office:value-type="string" office:string-value="" calcext:value-type="error">
            <text:p>#N/DISP</text:p>
          </table:table-cell>
          <table:table-cell table:formula="of:=IF([.A697]=3;[.C6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6956" calcext:value-type="float">
            <text:p>11,96956</text:p>
          </table:table-cell>
          <table:table-cell office:value-type="float" office:value="10.75619" calcext:value-type="float">
            <text:p>10,75619</text:p>
          </table:table-cell>
          <table:table-cell table:formula="of:=IF([.A698]=0;[.C698];NA())" office:value-type="string" office:string-value="" calcext:value-type="error">
            <text:p>#N/DISP</text:p>
          </table:table-cell>
          <table:table-cell table:formula="of:=IF([.A698]=1;[.C698];NA())" office:value-type="float" office:value="10.75619" calcext:value-type="float">
            <text:p>10,75619</text:p>
          </table:table-cell>
          <table:table-cell table:formula="of:=IF([.A698]=2;[.C698];NA())" office:value-type="string" office:string-value="" calcext:value-type="error">
            <text:p>#N/DISP</text:p>
          </table:table-cell>
          <table:table-cell table:formula="of:=IF([.A698]=3;[.C6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4444" calcext:value-type="float">
            <text:p>11,94444</text:p>
          </table:table-cell>
          <table:table-cell office:value-type="float" office:value="10.8171" calcext:value-type="float">
            <text:p>10,8171</text:p>
          </table:table-cell>
          <table:table-cell table:formula="of:=IF([.A699]=0;[.C699];NA())" office:value-type="string" office:string-value="" calcext:value-type="error">
            <text:p>#N/DISP</text:p>
          </table:table-cell>
          <table:table-cell table:formula="of:=IF([.A699]=1;[.C699];NA())" office:value-type="float" office:value="10.8171" calcext:value-type="float">
            <text:p>10,8171</text:p>
          </table:table-cell>
          <table:table-cell table:formula="of:=IF([.A699]=2;[.C699];NA())" office:value-type="string" office:string-value="" calcext:value-type="error">
            <text:p>#N/DISP</text:p>
          </table:table-cell>
          <table:table-cell table:formula="of:=IF([.A699]=3;[.C6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1808" calcext:value-type="float">
            <text:p>11,91808</text:p>
          </table:table-cell>
          <table:table-cell office:value-type="float" office:value="10.87769" calcext:value-type="float">
            <text:p>10,87769</text:p>
          </table:table-cell>
          <table:table-cell table:formula="of:=IF([.A700]=0;[.C700];NA())" office:value-type="string" office:string-value="" calcext:value-type="error">
            <text:p>#N/DISP</text:p>
          </table:table-cell>
          <table:table-cell table:formula="of:=IF([.A700]=1;[.C700];NA())" office:value-type="float" office:value="10.87769" calcext:value-type="float">
            <text:p>10,87769</text:p>
          </table:table-cell>
          <table:table-cell table:formula="of:=IF([.A700]=2;[.C700];NA())" office:value-type="string" office:string-value="" calcext:value-type="error">
            <text:p>#N/DISP</text:p>
          </table:table-cell>
          <table:table-cell table:formula="of:=IF([.A700]=3;[.C7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9047" calcext:value-type="float">
            <text:p>11,89047</text:p>
          </table:table-cell>
          <table:table-cell office:value-type="float" office:value="10.93793" calcext:value-type="float">
            <text:p>10,93793</text:p>
          </table:table-cell>
          <table:table-cell table:formula="of:=IF([.A701]=0;[.C701];NA())" office:value-type="string" office:string-value="" calcext:value-type="error">
            <text:p>#N/DISP</text:p>
          </table:table-cell>
          <table:table-cell table:formula="of:=IF([.A701]=1;[.C701];NA())" office:value-type="float" office:value="10.93793" calcext:value-type="float">
            <text:p>10,93793</text:p>
          </table:table-cell>
          <table:table-cell table:formula="of:=IF([.A701]=2;[.C701];NA())" office:value-type="string" office:string-value="" calcext:value-type="error">
            <text:p>#N/DISP</text:p>
          </table:table-cell>
          <table:table-cell table:formula="of:=IF([.A701]=3;[.C7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6163" calcext:value-type="float">
            <text:p>11,86163</text:p>
          </table:table-cell>
          <table:table-cell office:value-type="float" office:value="10.99779" calcext:value-type="float">
            <text:p>10,99779</text:p>
          </table:table-cell>
          <table:table-cell table:formula="of:=IF([.A702]=0;[.C702];NA())" office:value-type="string" office:string-value="" calcext:value-type="error">
            <text:p>#N/DISP</text:p>
          </table:table-cell>
          <table:table-cell table:formula="of:=IF([.A702]=1;[.C702];NA())" office:value-type="float" office:value="10.99779" calcext:value-type="float">
            <text:p>10,99779</text:p>
          </table:table-cell>
          <table:table-cell table:formula="of:=IF([.A702]=2;[.C702];NA())" office:value-type="string" office:string-value="" calcext:value-type="error">
            <text:p>#N/DISP</text:p>
          </table:table-cell>
          <table:table-cell table:formula="of:=IF([.A702]=3;[.C7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3156" calcext:value-type="float">
            <text:p>11,83156</text:p>
          </table:table-cell>
          <table:table-cell office:value-type="float" office:value="11.05725" calcext:value-type="float">
            <text:p>11,05725</text:p>
          </table:table-cell>
          <table:table-cell table:formula="of:=IF([.A703]=0;[.C703];NA())" office:value-type="string" office:string-value="" calcext:value-type="error">
            <text:p>#N/DISP</text:p>
          </table:table-cell>
          <table:table-cell table:formula="of:=IF([.A703]=1;[.C703];NA())" office:value-type="float" office:value="11.05725" calcext:value-type="float">
            <text:p>11,05725</text:p>
          </table:table-cell>
          <table:table-cell table:formula="of:=IF([.A703]=2;[.C703];NA())" office:value-type="string" office:string-value="" calcext:value-type="error">
            <text:p>#N/DISP</text:p>
          </table:table-cell>
          <table:table-cell table:formula="of:=IF([.A703]=3;[.C7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0026" calcext:value-type="float">
            <text:p>11,80026</text:p>
          </table:table-cell>
          <table:table-cell office:value-type="float" office:value="11.11628" calcext:value-type="float">
            <text:p>11,11628</text:p>
          </table:table-cell>
          <table:table-cell table:formula="of:=IF([.A704]=0;[.C704];NA())" office:value-type="string" office:string-value="" calcext:value-type="error">
            <text:p>#N/DISP</text:p>
          </table:table-cell>
          <table:table-cell table:formula="of:=IF([.A704]=1;[.C704];NA())" office:value-type="float" office:value="11.11628" calcext:value-type="float">
            <text:p>11,11628</text:p>
          </table:table-cell>
          <table:table-cell table:formula="of:=IF([.A704]=2;[.C704];NA())" office:value-type="string" office:string-value="" calcext:value-type="error">
            <text:p>#N/DISP</text:p>
          </table:table-cell>
          <table:table-cell table:formula="of:=IF([.A704]=3;[.C7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774" calcext:value-type="float">
            <text:p>11,76774</text:p>
          </table:table-cell>
          <table:table-cell office:value-type="float" office:value="11.17487" calcext:value-type="float">
            <text:p>11,17487</text:p>
          </table:table-cell>
          <table:table-cell table:formula="of:=IF([.A705]=0;[.C705];NA())" office:value-type="string" office:string-value="" calcext:value-type="error">
            <text:p>#N/DISP</text:p>
          </table:table-cell>
          <table:table-cell table:formula="of:=IF([.A705]=1;[.C705];NA())" office:value-type="float" office:value="11.17487" calcext:value-type="float">
            <text:p>11,17487</text:p>
          </table:table-cell>
          <table:table-cell table:formula="of:=IF([.A705]=2;[.C705];NA())" office:value-type="string" office:string-value="" calcext:value-type="error">
            <text:p>#N/DISP</text:p>
          </table:table-cell>
          <table:table-cell table:formula="of:=IF([.A705]=3;[.C7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34" calcext:value-type="float">
            <text:p>11,734</text:p>
          </table:table-cell>
          <table:table-cell office:value-type="float" office:value="11.23297" calcext:value-type="float">
            <text:p>11,23297</text:p>
          </table:table-cell>
          <table:table-cell table:formula="of:=IF([.A706]=0;[.C706];NA())" office:value-type="string" office:string-value="" calcext:value-type="error">
            <text:p>#N/DISP</text:p>
          </table:table-cell>
          <table:table-cell table:formula="of:=IF([.A706]=1;[.C706];NA())" office:value-type="float" office:value="11.23297" calcext:value-type="float">
            <text:p>11,23297</text:p>
          </table:table-cell>
          <table:table-cell table:formula="of:=IF([.A706]=2;[.C706];NA())" office:value-type="string" office:string-value="" calcext:value-type="error">
            <text:p>#N/DISP</text:p>
          </table:table-cell>
          <table:table-cell table:formula="of:=IF([.A706]=3;[.C7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9905" calcext:value-type="float">
            <text:p>11,69905</text:p>
          </table:table-cell>
          <table:table-cell office:value-type="float" office:value="11.29058" calcext:value-type="float">
            <text:p>11,29058</text:p>
          </table:table-cell>
          <table:table-cell table:formula="of:=IF([.A707]=0;[.C707];NA())" office:value-type="string" office:string-value="" calcext:value-type="error">
            <text:p>#N/DISP</text:p>
          </table:table-cell>
          <table:table-cell table:formula="of:=IF([.A707]=1;[.C707];NA())" office:value-type="float" office:value="11.29058" calcext:value-type="float">
            <text:p>11,29058</text:p>
          </table:table-cell>
          <table:table-cell table:formula="of:=IF([.A707]=2;[.C707];NA())" office:value-type="string" office:string-value="" calcext:value-type="error">
            <text:p>#N/DISP</text:p>
          </table:table-cell>
          <table:table-cell table:formula="of:=IF([.A707]=3;[.C7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6289" calcext:value-type="float">
            <text:p>11,66289</text:p>
          </table:table-cell>
          <table:table-cell office:value-type="float" office:value="11.34766" calcext:value-type="float">
            <text:p>11,34766</text:p>
          </table:table-cell>
          <table:table-cell table:formula="of:=IF([.A708]=0;[.C708];NA())" office:value-type="string" office:string-value="" calcext:value-type="error">
            <text:p>#N/DISP</text:p>
          </table:table-cell>
          <table:table-cell table:formula="of:=IF([.A708]=1;[.C708];NA())" office:value-type="float" office:value="11.34766" calcext:value-type="float">
            <text:p>11,34766</text:p>
          </table:table-cell>
          <table:table-cell table:formula="of:=IF([.A708]=2;[.C708];NA())" office:value-type="string" office:string-value="" calcext:value-type="error">
            <text:p>#N/DISP</text:p>
          </table:table-cell>
          <table:table-cell table:formula="of:=IF([.A708]=3;[.C7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2555" calcext:value-type="float">
            <text:p>11,62555</text:p>
          </table:table-cell>
          <table:table-cell office:value-type="float" office:value="11.40418" calcext:value-type="float">
            <text:p>11,40418</text:p>
          </table:table-cell>
          <table:table-cell table:formula="of:=IF([.A709]=0;[.C709];NA())" office:value-type="string" office:string-value="" calcext:value-type="error">
            <text:p>#N/DISP</text:p>
          </table:table-cell>
          <table:table-cell table:formula="of:=IF([.A709]=1;[.C709];NA())" office:value-type="float" office:value="11.40418" calcext:value-type="float">
            <text:p>11,40418</text:p>
          </table:table-cell>
          <table:table-cell table:formula="of:=IF([.A709]=2;[.C709];NA())" office:value-type="string" office:string-value="" calcext:value-type="error">
            <text:p>#N/DISP</text:p>
          </table:table-cell>
          <table:table-cell table:formula="of:=IF([.A709]=3;[.C7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8701" calcext:value-type="float">
            <text:p>11,58701</text:p>
          </table:table-cell>
          <table:table-cell office:value-type="float" office:value="11.46014" calcext:value-type="float">
            <text:p>11,46014</text:p>
          </table:table-cell>
          <table:table-cell table:formula="of:=IF([.A710]=0;[.C710];NA())" office:value-type="string" office:string-value="" calcext:value-type="error">
            <text:p>#N/DISP</text:p>
          </table:table-cell>
          <table:table-cell table:formula="of:=IF([.A710]=1;[.C710];NA())" office:value-type="float" office:value="11.46014" calcext:value-type="float">
            <text:p>11,46014</text:p>
          </table:table-cell>
          <table:table-cell table:formula="of:=IF([.A710]=2;[.C710];NA())" office:value-type="string" office:string-value="" calcext:value-type="error">
            <text:p>#N/DISP</text:p>
          </table:table-cell>
          <table:table-cell table:formula="of:=IF([.A710]=3;[.C7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73" calcext:value-type="float">
            <text:p>11,5473</text:p>
          </table:table-cell>
          <table:table-cell office:value-type="float" office:value="11.51549" calcext:value-type="float">
            <text:p>11,51549</text:p>
          </table:table-cell>
          <table:table-cell table:formula="of:=IF([.A711]=0;[.C711];NA())" office:value-type="string" office:string-value="" calcext:value-type="error">
            <text:p>#N/DISP</text:p>
          </table:table-cell>
          <table:table-cell table:formula="of:=IF([.A711]=1;[.C711];NA())" office:value-type="float" office:value="11.51549" calcext:value-type="float">
            <text:p>11,51549</text:p>
          </table:table-cell>
          <table:table-cell table:formula="of:=IF([.A711]=2;[.C711];NA())" office:value-type="string" office:string-value="" calcext:value-type="error">
            <text:p>#N/DISP</text:p>
          </table:table-cell>
          <table:table-cell table:formula="of:=IF([.A711]=3;[.C7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0641" calcext:value-type="float">
            <text:p>11,50641</text:p>
          </table:table-cell>
          <table:table-cell office:value-type="float" office:value="11.57021" calcext:value-type="float">
            <text:p>11,57021</text:p>
          </table:table-cell>
          <table:table-cell table:formula="of:=IF([.A712]=0;[.C712];NA())" office:value-type="string" office:string-value="" calcext:value-type="error">
            <text:p>#N/DISP</text:p>
          </table:table-cell>
          <table:table-cell table:formula="of:=IF([.A712]=1;[.C712];NA())" office:value-type="float" office:value="11.57021" calcext:value-type="float">
            <text:p>11,57021</text:p>
          </table:table-cell>
          <table:table-cell table:formula="of:=IF([.A712]=2;[.C712];NA())" office:value-type="string" office:string-value="" calcext:value-type="error">
            <text:p>#N/DISP</text:p>
          </table:table-cell>
          <table:table-cell table:formula="of:=IF([.A712]=3;[.C7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6437" calcext:value-type="float">
            <text:p>11,46437</text:p>
          </table:table-cell>
          <table:table-cell office:value-type="float" office:value="11.62429" calcext:value-type="float">
            <text:p>11,62429</text:p>
          </table:table-cell>
          <table:table-cell table:formula="of:=IF([.A713]=0;[.C713];NA())" office:value-type="string" office:string-value="" calcext:value-type="error">
            <text:p>#N/DISP</text:p>
          </table:table-cell>
          <table:table-cell table:formula="of:=IF([.A713]=1;[.C713];NA())" office:value-type="float" office:value="11.62429" calcext:value-type="float">
            <text:p>11,62429</text:p>
          </table:table-cell>
          <table:table-cell table:formula="of:=IF([.A713]=2;[.C713];NA())" office:value-type="string" office:string-value="" calcext:value-type="error">
            <text:p>#N/DISP</text:p>
          </table:table-cell>
          <table:table-cell table:formula="of:=IF([.A713]=3;[.C7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2118" calcext:value-type="float">
            <text:p>11,42118</text:p>
          </table:table-cell>
          <table:table-cell office:value-type="float" office:value="11.67769" calcext:value-type="float">
            <text:p>11,67769</text:p>
          </table:table-cell>
          <table:table-cell table:formula="of:=IF([.A714]=0;[.C714];NA())" office:value-type="string" office:string-value="" calcext:value-type="error">
            <text:p>#N/DISP</text:p>
          </table:table-cell>
          <table:table-cell table:formula="of:=IF([.A714]=1;[.C714];NA())" office:value-type="float" office:value="11.67769" calcext:value-type="float">
            <text:p>11,67769</text:p>
          </table:table-cell>
          <table:table-cell table:formula="of:=IF([.A714]=2;[.C714];NA())" office:value-type="string" office:string-value="" calcext:value-type="error">
            <text:p>#N/DISP</text:p>
          </table:table-cell>
          <table:table-cell table:formula="of:=IF([.A714]=3;[.C7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7684" calcext:value-type="float">
            <text:p>11,37684</text:p>
          </table:table-cell>
          <table:table-cell office:value-type="float" office:value="11.73039" calcext:value-type="float">
            <text:p>11,73039</text:p>
          </table:table-cell>
          <table:table-cell table:formula="of:=IF([.A715]=0;[.C715];NA())" office:value-type="string" office:string-value="" calcext:value-type="error">
            <text:p>#N/DISP</text:p>
          </table:table-cell>
          <table:table-cell table:formula="of:=IF([.A715]=1;[.C715];NA())" office:value-type="float" office:value="11.73039" calcext:value-type="float">
            <text:p>11,73039</text:p>
          </table:table-cell>
          <table:table-cell table:formula="of:=IF([.A715]=2;[.C715];NA())" office:value-type="string" office:string-value="" calcext:value-type="error">
            <text:p>#N/DISP</text:p>
          </table:table-cell>
          <table:table-cell table:formula="of:=IF([.A715]=3;[.C7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3138" calcext:value-type="float">
            <text:p>11,33138</text:p>
          </table:table-cell>
          <table:table-cell office:value-type="float" office:value="11.78237" calcext:value-type="float">
            <text:p>11,78237</text:p>
          </table:table-cell>
          <table:table-cell table:formula="of:=IF([.A716]=0;[.C716];NA())" office:value-type="string" office:string-value="" calcext:value-type="error">
            <text:p>#N/DISP</text:p>
          </table:table-cell>
          <table:table-cell table:formula="of:=IF([.A716]=1;[.C716];NA())" office:value-type="float" office:value="11.78237" calcext:value-type="float">
            <text:p>11,78237</text:p>
          </table:table-cell>
          <table:table-cell table:formula="of:=IF([.A716]=2;[.C716];NA())" office:value-type="string" office:string-value="" calcext:value-type="error">
            <text:p>#N/DISP</text:p>
          </table:table-cell>
          <table:table-cell table:formula="of:=IF([.A716]=3;[.C7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8336" calcext:value-type="float">
            <text:p>11,8336</text:p>
          </table:table-cell>
          <table:table-cell table:formula="of:=IF([.A717]=0;[.C717];NA())" office:value-type="string" office:string-value="" calcext:value-type="error">
            <text:p>#N/DISP</text:p>
          </table:table-cell>
          <table:table-cell table:formula="of:=IF([.A717]=1;[.C717];NA())" office:value-type="float" office:value="11.8336" calcext:value-type="float">
            <text:p>11,8336</text:p>
          </table:table-cell>
          <table:table-cell table:formula="of:=IF([.A717]=2;[.C717];NA())" office:value-type="string" office:string-value="" calcext:value-type="error">
            <text:p>#N/DISP</text:p>
          </table:table-cell>
          <table:table-cell table:formula="of:=IF([.A717]=3;[.C7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3711" calcext:value-type="float">
            <text:p>11,23711</text:p>
          </table:table-cell>
          <table:table-cell office:value-type="float" office:value="11.88407" calcext:value-type="float">
            <text:p>11,88407</text:p>
          </table:table-cell>
          <table:table-cell table:formula="of:=IF([.A718]=0;[.C718];NA())" office:value-type="string" office:string-value="" calcext:value-type="error">
            <text:p>#N/DISP</text:p>
          </table:table-cell>
          <table:table-cell table:formula="of:=IF([.A718]=1;[.C718];NA())" office:value-type="float" office:value="11.88407" calcext:value-type="float">
            <text:p>11,88407</text:p>
          </table:table-cell>
          <table:table-cell table:formula="of:=IF([.A718]=2;[.C718];NA())" office:value-type="string" office:string-value="" calcext:value-type="error">
            <text:p>#N/DISP</text:p>
          </table:table-cell>
          <table:table-cell table:formula="of:=IF([.A718]=3;[.C7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8833" calcext:value-type="float">
            <text:p>11,18833</text:p>
          </table:table-cell>
          <table:table-cell office:value-type="float" office:value="11.93374" calcext:value-type="float">
            <text:p>11,93374</text:p>
          </table:table-cell>
          <table:table-cell table:formula="of:=IF([.A719]=0;[.C719];NA())" office:value-type="string" office:string-value="" calcext:value-type="error">
            <text:p>#N/DISP</text:p>
          </table:table-cell>
          <table:table-cell table:formula="of:=IF([.A719]=1;[.C719];NA())" office:value-type="float" office:value="11.93374" calcext:value-type="float">
            <text:p>11,93374</text:p>
          </table:table-cell>
          <table:table-cell table:formula="of:=IF([.A719]=2;[.C719];NA())" office:value-type="string" office:string-value="" calcext:value-type="error">
            <text:p>#N/DISP</text:p>
          </table:table-cell>
          <table:table-cell table:formula="of:=IF([.A719]=3;[.C7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3847" calcext:value-type="float">
            <text:p>11,13847</text:p>
          </table:table-cell>
          <table:table-cell office:value-type="float" office:value="11.98259" calcext:value-type="float">
            <text:p>11,98259</text:p>
          </table:table-cell>
          <table:table-cell table:formula="of:=IF([.A720]=0;[.C720];NA())" office:value-type="string" office:string-value="" calcext:value-type="error">
            <text:p>#N/DISP</text:p>
          </table:table-cell>
          <table:table-cell table:formula="of:=IF([.A720]=1;[.C720];NA())" office:value-type="float" office:value="11.98259" calcext:value-type="float">
            <text:p>11,98259</text:p>
          </table:table-cell>
          <table:table-cell table:formula="of:=IF([.A720]=2;[.C720];NA())" office:value-type="string" office:string-value="" calcext:value-type="error">
            <text:p>#N/DISP</text:p>
          </table:table-cell>
          <table:table-cell table:formula="of:=IF([.A720]=3;[.C7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755" calcext:value-type="float">
            <text:p>11,08755</text:p>
          </table:table-cell>
          <table:table-cell office:value-type="float" office:value="12.0306" calcext:value-type="float">
            <text:p>12,0306</text:p>
          </table:table-cell>
          <table:table-cell table:formula="of:=IF([.A721]=0;[.C721];NA())" office:value-type="string" office:string-value="" calcext:value-type="error">
            <text:p>#N/DISP</text:p>
          </table:table-cell>
          <table:table-cell table:formula="of:=IF([.A721]=1;[.C721];NA())" office:value-type="float" office:value="12.0306" calcext:value-type="float">
            <text:p>12,0306</text:p>
          </table:table-cell>
          <table:table-cell table:formula="of:=IF([.A721]=2;[.C721];NA())" office:value-type="string" office:string-value="" calcext:value-type="error">
            <text:p>#N/DISP</text:p>
          </table:table-cell>
          <table:table-cell table:formula="of:=IF([.A721]=3;[.C7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3557" calcext:value-type="float">
            <text:p>11,03557</text:p>
          </table:table-cell>
          <table:table-cell office:value-type="float" office:value="12.07775" calcext:value-type="float">
            <text:p>12,07775</text:p>
          </table:table-cell>
          <table:table-cell table:formula="of:=IF([.A722]=0;[.C722];NA())" office:value-type="string" office:string-value="" calcext:value-type="error">
            <text:p>#N/DISP</text:p>
          </table:table-cell>
          <table:table-cell table:formula="of:=IF([.A722]=1;[.C722];NA())" office:value-type="float" office:value="12.07775" calcext:value-type="float">
            <text:p>12,07775</text:p>
          </table:table-cell>
          <table:table-cell table:formula="of:=IF([.A722]=2;[.C722];NA())" office:value-type="string" office:string-value="" calcext:value-type="error">
            <text:p>#N/DISP</text:p>
          </table:table-cell>
          <table:table-cell table:formula="of:=IF([.A722]=3;[.C7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256" calcext:value-type="float">
            <text:p>10,98256</text:p>
          </table:table-cell>
          <table:table-cell office:value-type="float" office:value="12.12401" calcext:value-type="float">
            <text:p>12,12401</text:p>
          </table:table-cell>
          <table:table-cell table:formula="of:=IF([.A723]=0;[.C723];NA())" office:value-type="string" office:string-value="" calcext:value-type="error">
            <text:p>#N/DISP</text:p>
          </table:table-cell>
          <table:table-cell table:formula="of:=IF([.A723]=1;[.C723];NA())" office:value-type="float" office:value="12.12401" calcext:value-type="float">
            <text:p>12,12401</text:p>
          </table:table-cell>
          <table:table-cell table:formula="of:=IF([.A723]=2;[.C723];NA())" office:value-type="string" office:string-value="" calcext:value-type="error">
            <text:p>#N/DISP</text:p>
          </table:table-cell>
          <table:table-cell table:formula="of:=IF([.A723]=3;[.C7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2852" calcext:value-type="float">
            <text:p>10,92852</text:p>
          </table:table-cell>
          <table:table-cell office:value-type="float" office:value="12.16937" calcext:value-type="float">
            <text:p>12,16937</text:p>
          </table:table-cell>
          <table:table-cell table:formula="of:=IF([.A724]=0;[.C724];NA())" office:value-type="string" office:string-value="" calcext:value-type="error">
            <text:p>#N/DISP</text:p>
          </table:table-cell>
          <table:table-cell table:formula="of:=IF([.A724]=1;[.C724];NA())" office:value-type="float" office:value="12.16937" calcext:value-type="float">
            <text:p>12,16937</text:p>
          </table:table-cell>
          <table:table-cell table:formula="of:=IF([.A724]=2;[.C724];NA())" office:value-type="string" office:string-value="" calcext:value-type="error">
            <text:p>#N/DISP</text:p>
          </table:table-cell>
          <table:table-cell table:formula="of:=IF([.A724]=3;[.C7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7348" calcext:value-type="float">
            <text:p>10,87348</text:p>
          </table:table-cell>
          <table:table-cell office:value-type="float" office:value="12.2138" calcext:value-type="float">
            <text:p>12,2138</text:p>
          </table:table-cell>
          <table:table-cell table:formula="of:=IF([.A725]=0;[.C725];NA())" office:value-type="string" office:string-value="" calcext:value-type="error">
            <text:p>#N/DISP</text:p>
          </table:table-cell>
          <table:table-cell table:formula="of:=IF([.A725]=1;[.C725];NA())" office:value-type="float" office:value="12.2138" calcext:value-type="float">
            <text:p>12,2138</text:p>
          </table:table-cell>
          <table:table-cell table:formula="of:=IF([.A725]=2;[.C725];NA())" office:value-type="string" office:string-value="" calcext:value-type="error">
            <text:p>#N/DISP</text:p>
          </table:table-cell>
          <table:table-cell table:formula="of:=IF([.A725]=3;[.C7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1744" calcext:value-type="float">
            <text:p>10,81744</text:p>
          </table:table-cell>
          <table:table-cell office:value-type="float" office:value="12.25727" calcext:value-type="float">
            <text:p>12,25727</text:p>
          </table:table-cell>
          <table:table-cell table:formula="of:=IF([.A726]=0;[.C726];NA())" office:value-type="string" office:string-value="" calcext:value-type="error">
            <text:p>#N/DISP</text:p>
          </table:table-cell>
          <table:table-cell table:formula="of:=IF([.A726]=1;[.C726];NA())" office:value-type="float" office:value="12.25727" calcext:value-type="float">
            <text:p>12,25727</text:p>
          </table:table-cell>
          <table:table-cell table:formula="of:=IF([.A726]=2;[.C726];NA())" office:value-type="string" office:string-value="" calcext:value-type="error">
            <text:p>#N/DISP</text:p>
          </table:table-cell>
          <table:table-cell table:formula="of:=IF([.A726]=3;[.C7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043" calcext:value-type="float">
            <text:p>10,76043</text:p>
          </table:table-cell>
          <table:table-cell office:value-type="float" office:value="12.29977" calcext:value-type="float">
            <text:p>12,29977</text:p>
          </table:table-cell>
          <table:table-cell table:formula="of:=IF([.A727]=0;[.C727];NA())" office:value-type="string" office:string-value="" calcext:value-type="error">
            <text:p>#N/DISP</text:p>
          </table:table-cell>
          <table:table-cell table:formula="of:=IF([.A727]=1;[.C727];NA())" office:value-type="float" office:value="12.29977" calcext:value-type="float">
            <text:p>12,29977</text:p>
          </table:table-cell>
          <table:table-cell table:formula="of:=IF([.A727]=2;[.C727];NA())" office:value-type="string" office:string-value="" calcext:value-type="error">
            <text:p>#N/DISP</text:p>
          </table:table-cell>
          <table:table-cell table:formula="of:=IF([.A727]=3;[.C7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0246" calcext:value-type="float">
            <text:p>10,70246</text:p>
          </table:table-cell>
          <table:table-cell office:value-type="float" office:value="12.34127" calcext:value-type="float">
            <text:p>12,34127</text:p>
          </table:table-cell>
          <table:table-cell table:formula="of:=IF([.A728]=0;[.C728];NA())" office:value-type="string" office:string-value="" calcext:value-type="error">
            <text:p>#N/DISP</text:p>
          </table:table-cell>
          <table:table-cell table:formula="of:=IF([.A728]=1;[.C728];NA())" office:value-type="float" office:value="12.34127" calcext:value-type="float">
            <text:p>12,34127</text:p>
          </table:table-cell>
          <table:table-cell table:formula="of:=IF([.A728]=2;[.C728];NA())" office:value-type="string" office:string-value="" calcext:value-type="error">
            <text:p>#N/DISP</text:p>
          </table:table-cell>
          <table:table-cell table:formula="of:=IF([.A728]=3;[.C7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4356" calcext:value-type="float">
            <text:p>10,64356</text:p>
          </table:table-cell>
          <table:table-cell office:value-type="float" office:value="12.38176" calcext:value-type="float">
            <text:p>12,38176</text:p>
          </table:table-cell>
          <table:table-cell table:formula="of:=IF([.A729]=0;[.C729];NA())" office:value-type="string" office:string-value="" calcext:value-type="error">
            <text:p>#N/DISP</text:p>
          </table:table-cell>
          <table:table-cell table:formula="of:=IF([.A729]=1;[.C729];NA())" office:value-type="float" office:value="12.38176" calcext:value-type="float">
            <text:p>12,38176</text:p>
          </table:table-cell>
          <table:table-cell table:formula="of:=IF([.A729]=2;[.C729];NA())" office:value-type="string" office:string-value="" calcext:value-type="error">
            <text:p>#N/DISP</text:p>
          </table:table-cell>
          <table:table-cell table:formula="of:=IF([.A729]=3;[.C7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372" calcext:value-type="float">
            <text:p>10,58372</text:p>
          </table:table-cell>
          <table:table-cell office:value-type="float" office:value="12.42122" calcext:value-type="float">
            <text:p>12,42122</text:p>
          </table:table-cell>
          <table:table-cell table:formula="of:=IF([.A730]=0;[.C730];NA())" office:value-type="string" office:string-value="" calcext:value-type="error">
            <text:p>#N/DISP</text:p>
          </table:table-cell>
          <table:table-cell table:formula="of:=IF([.A730]=1;[.C730];NA())" office:value-type="float" office:value="12.42122" calcext:value-type="float">
            <text:p>12,42122</text:p>
          </table:table-cell>
          <table:table-cell table:formula="of:=IF([.A730]=2;[.C730];NA())" office:value-type="string" office:string-value="" calcext:value-type="error">
            <text:p>#N/DISP</text:p>
          </table:table-cell>
          <table:table-cell table:formula="of:=IF([.A730]=3;[.C7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299" calcext:value-type="float">
            <text:p>10,52299</text:p>
          </table:table-cell>
          <table:table-cell office:value-type="float" office:value="12.45961" calcext:value-type="float">
            <text:p>12,45961</text:p>
          </table:table-cell>
          <table:table-cell table:formula="of:=IF([.A731]=0;[.C731];NA())" office:value-type="string" office:string-value="" calcext:value-type="error">
            <text:p>#N/DISP</text:p>
          </table:table-cell>
          <table:table-cell table:formula="of:=IF([.A731]=1;[.C731];NA())" office:value-type="float" office:value="12.45961" calcext:value-type="float">
            <text:p>12,45961</text:p>
          </table:table-cell>
          <table:table-cell table:formula="of:=IF([.A731]=2;[.C731];NA())" office:value-type="string" office:string-value="" calcext:value-type="error">
            <text:p>#N/DISP</text:p>
          </table:table-cell>
          <table:table-cell table:formula="of:=IF([.A731]=3;[.C7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6136" calcext:value-type="float">
            <text:p>10,46136</text:p>
          </table:table-cell>
          <table:table-cell office:value-type="float" office:value="12.49693" calcext:value-type="float">
            <text:p>12,49693</text:p>
          </table:table-cell>
          <table:table-cell table:formula="of:=IF([.A732]=0;[.C732];NA())" office:value-type="string" office:string-value="" calcext:value-type="error">
            <text:p>#N/DISP</text:p>
          </table:table-cell>
          <table:table-cell table:formula="of:=IF([.A732]=1;[.C732];NA())" office:value-type="float" office:value="12.49693" calcext:value-type="float">
            <text:p>12,49693</text:p>
          </table:table-cell>
          <table:table-cell table:formula="of:=IF([.A732]=2;[.C732];NA())" office:value-type="string" office:string-value="" calcext:value-type="error">
            <text:p>#N/DISP</text:p>
          </table:table-cell>
          <table:table-cell table:formula="of:=IF([.A732]=3;[.C7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9887" calcext:value-type="float">
            <text:p>10,39887</text:p>
          </table:table-cell>
          <table:table-cell office:value-type="float" office:value="12.53315" calcext:value-type="float">
            <text:p>12,53315</text:p>
          </table:table-cell>
          <table:table-cell table:formula="of:=IF([.A733]=0;[.C733];NA())" office:value-type="string" office:string-value="" calcext:value-type="error">
            <text:p>#N/DISP</text:p>
          </table:table-cell>
          <table:table-cell table:formula="of:=IF([.A733]=1;[.C733];NA())" office:value-type="float" office:value="12.53315" calcext:value-type="float">
            <text:p>12,53315</text:p>
          </table:table-cell>
          <table:table-cell table:formula="of:=IF([.A733]=2;[.C733];NA())" office:value-type="string" office:string-value="" calcext:value-type="error">
            <text:p>#N/DISP</text:p>
          </table:table-cell>
          <table:table-cell table:formula="of:=IF([.A733]=3;[.C7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3554" calcext:value-type="float">
            <text:p>10,33554</text:p>
          </table:table-cell>
          <table:table-cell office:value-type="float" office:value="12.56826" calcext:value-type="float">
            <text:p>12,56826</text:p>
          </table:table-cell>
          <table:table-cell table:formula="of:=IF([.A734]=0;[.C734];NA())" office:value-type="string" office:string-value="" calcext:value-type="error">
            <text:p>#N/DISP</text:p>
          </table:table-cell>
          <table:table-cell table:formula="of:=IF([.A734]=1;[.C734];NA())" office:value-type="float" office:value="12.56826" calcext:value-type="float">
            <text:p>12,56826</text:p>
          </table:table-cell>
          <table:table-cell table:formula="of:=IF([.A734]=2;[.C734];NA())" office:value-type="string" office:string-value="" calcext:value-type="error">
            <text:p>#N/DISP</text:p>
          </table:table-cell>
          <table:table-cell table:formula="of:=IF([.A734]=3;[.C7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7137" calcext:value-type="float">
            <text:p>10,27137</text:p>
          </table:table-cell>
          <table:table-cell office:value-type="float" office:value="12.60222" calcext:value-type="float">
            <text:p>12,60222</text:p>
          </table:table-cell>
          <table:table-cell table:formula="of:=IF([.A735]=0;[.C735];NA())" office:value-type="string" office:string-value="" calcext:value-type="error">
            <text:p>#N/DISP</text:p>
          </table:table-cell>
          <table:table-cell table:formula="of:=IF([.A735]=1;[.C735];NA())" office:value-type="float" office:value="12.60222" calcext:value-type="float">
            <text:p>12,60222</text:p>
          </table:table-cell>
          <table:table-cell table:formula="of:=IF([.A735]=2;[.C735];NA())" office:value-type="string" office:string-value="" calcext:value-type="error">
            <text:p>#N/DISP</text:p>
          </table:table-cell>
          <table:table-cell table:formula="of:=IF([.A735]=3;[.C7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64" calcext:value-type="float">
            <text:p>10,2064</text:p>
          </table:table-cell>
          <table:table-cell office:value-type="float" office:value="12.63504" calcext:value-type="float">
            <text:p>12,63504</text:p>
          </table:table-cell>
          <table:table-cell table:formula="of:=IF([.A736]=0;[.C736];NA())" office:value-type="string" office:string-value="" calcext:value-type="error">
            <text:p>#N/DISP</text:p>
          </table:table-cell>
          <table:table-cell table:formula="of:=IF([.A736]=1;[.C736];NA())" office:value-type="float" office:value="12.63504" calcext:value-type="float">
            <text:p>12,63504</text:p>
          </table:table-cell>
          <table:table-cell table:formula="of:=IF([.A736]=2;[.C736];NA())" office:value-type="string" office:string-value="" calcext:value-type="error">
            <text:p>#N/DISP</text:p>
          </table:table-cell>
          <table:table-cell table:formula="of:=IF([.A736]=3;[.C7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4064" calcext:value-type="float">
            <text:p>10,14064</text:p>
          </table:table-cell>
          <table:table-cell office:value-type="float" office:value="12.66668" calcext:value-type="float">
            <text:p>12,66668</text:p>
          </table:table-cell>
          <table:table-cell table:formula="of:=IF([.A737]=0;[.C737];NA())" office:value-type="string" office:string-value="" calcext:value-type="error">
            <text:p>#N/DISP</text:p>
          </table:table-cell>
          <table:table-cell table:formula="of:=IF([.A737]=1;[.C737];NA())" office:value-type="float" office:value="12.66668" calcext:value-type="float">
            <text:p>12,66668</text:p>
          </table:table-cell>
          <table:table-cell table:formula="of:=IF([.A737]=2;[.C737];NA())" office:value-type="string" office:string-value="" calcext:value-type="error">
            <text:p>#N/DISP</text:p>
          </table:table-cell>
          <table:table-cell table:formula="of:=IF([.A737]=3;[.C7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412" calcext:value-type="float">
            <text:p>10,07412</text:p>
          </table:table-cell>
          <table:table-cell office:value-type="float" office:value="12.69713" calcext:value-type="float">
            <text:p>12,69713</text:p>
          </table:table-cell>
          <table:table-cell table:formula="of:=IF([.A738]=0;[.C738];NA())" office:value-type="string" office:string-value="" calcext:value-type="error">
            <text:p>#N/DISP</text:p>
          </table:table-cell>
          <table:table-cell table:formula="of:=IF([.A738]=1;[.C738];NA())" office:value-type="float" office:value="12.69713" calcext:value-type="float">
            <text:p>12,69713</text:p>
          </table:table-cell>
          <table:table-cell table:formula="of:=IF([.A738]=2;[.C738];NA())" office:value-type="string" office:string-value="" calcext:value-type="error">
            <text:p>#N/DISP</text:p>
          </table:table-cell>
          <table:table-cell table:formula="of:=IF([.A738]=3;[.C7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685" calcext:value-type="float">
            <text:p>10,00685</text:p>
          </table:table-cell>
          <table:table-cell office:value-type="float" office:value="12.72637" calcext:value-type="float">
            <text:p>12,72637</text:p>
          </table:table-cell>
          <table:table-cell table:formula="of:=IF([.A739]=0;[.C739];NA())" office:value-type="string" office:string-value="" calcext:value-type="error">
            <text:p>#N/DISP</text:p>
          </table:table-cell>
          <table:table-cell table:formula="of:=IF([.A739]=1;[.C739];NA())" office:value-type="float" office:value="12.72637" calcext:value-type="float">
            <text:p>12,72637</text:p>
          </table:table-cell>
          <table:table-cell table:formula="of:=IF([.A739]=2;[.C739];NA())" office:value-type="string" office:string-value="" calcext:value-type="error">
            <text:p>#N/DISP</text:p>
          </table:table-cell>
          <table:table-cell table:formula="of:=IF([.A739]=3;[.C7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38859" calcext:value-type="float">
            <text:p>9,938859</text:p>
          </table:table-cell>
          <table:table-cell office:value-type="float" office:value="12.75439" calcext:value-type="float">
            <text:p>12,75439</text:p>
          </table:table-cell>
          <table:table-cell table:formula="of:=IF([.A740]=0;[.C740];NA())" office:value-type="string" office:string-value="" calcext:value-type="error">
            <text:p>#N/DISP</text:p>
          </table:table-cell>
          <table:table-cell table:formula="of:=IF([.A740]=1;[.C740];NA())" office:value-type="float" office:value="12.75439" calcext:value-type="float">
            <text:p>12,75439</text:p>
          </table:table-cell>
          <table:table-cell table:formula="of:=IF([.A740]=2;[.C740];NA())" office:value-type="string" office:string-value="" calcext:value-type="error">
            <text:p>#N/DISP</text:p>
          </table:table-cell>
          <table:table-cell table:formula="of:=IF([.A740]=3;[.C7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70171" calcext:value-type="float">
            <text:p>9,870171</text:p>
          </table:table-cell>
          <table:table-cell office:value-type="float" office:value="12.78116" calcext:value-type="float">
            <text:p>12,78116</text:p>
          </table:table-cell>
          <table:table-cell table:formula="of:=IF([.A741]=0;[.C741];NA())" office:value-type="string" office:string-value="" calcext:value-type="error">
            <text:p>#N/DISP</text:p>
          </table:table-cell>
          <table:table-cell table:formula="of:=IF([.A741]=1;[.C741];NA())" office:value-type="float" office:value="12.78116" calcext:value-type="float">
            <text:p>12,78116</text:p>
          </table:table-cell>
          <table:table-cell table:formula="of:=IF([.A741]=2;[.C741];NA())" office:value-type="string" office:string-value="" calcext:value-type="error">
            <text:p>#N/DISP</text:p>
          </table:table-cell>
          <table:table-cell table:formula="of:=IF([.A741]=3;[.C7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00806" calcext:value-type="float">
            <text:p>9,800806</text:p>
          </table:table-cell>
          <table:table-cell office:value-type="float" office:value="12.80668" calcext:value-type="float">
            <text:p>12,80668</text:p>
          </table:table-cell>
          <table:table-cell table:formula="of:=IF([.A742]=0;[.C742];NA())" office:value-type="string" office:string-value="" calcext:value-type="error">
            <text:p>#N/DISP</text:p>
          </table:table-cell>
          <table:table-cell table:formula="of:=IF([.A742]=1;[.C742];NA())" office:value-type="float" office:value="12.80668" calcext:value-type="float">
            <text:p>12,80668</text:p>
          </table:table-cell>
          <table:table-cell table:formula="of:=IF([.A742]=2;[.C742];NA())" office:value-type="string" office:string-value="" calcext:value-type="error">
            <text:p>#N/DISP</text:p>
          </table:table-cell>
          <table:table-cell table:formula="of:=IF([.A742]=3;[.C7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30787" calcext:value-type="float">
            <text:p>9,730787</text:p>
          </table:table-cell>
          <table:table-cell office:value-type="float" office:value="12.83092" calcext:value-type="float">
            <text:p>12,83092</text:p>
          </table:table-cell>
          <table:table-cell table:formula="of:=IF([.A743]=0;[.C743];NA())" office:value-type="string" office:string-value="" calcext:value-type="error">
            <text:p>#N/DISP</text:p>
          </table:table-cell>
          <table:table-cell table:formula="of:=IF([.A743]=1;[.C743];NA())" office:value-type="float" office:value="12.83092" calcext:value-type="float">
            <text:p>12,83092</text:p>
          </table:table-cell>
          <table:table-cell table:formula="of:=IF([.A743]=2;[.C743];NA())" office:value-type="string" office:string-value="" calcext:value-type="error">
            <text:p>#N/DISP</text:p>
          </table:table-cell>
          <table:table-cell table:formula="of:=IF([.A743]=3;[.C7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60139" calcext:value-type="float">
            <text:p>9,660139</text:p>
          </table:table-cell>
          <table:table-cell office:value-type="float" office:value="12.85387" calcext:value-type="float">
            <text:p>12,85387</text:p>
          </table:table-cell>
          <table:table-cell table:formula="of:=IF([.A744]=0;[.C744];NA())" office:value-type="string" office:string-value="" calcext:value-type="error">
            <text:p>#N/DISP</text:p>
          </table:table-cell>
          <table:table-cell table:formula="of:=IF([.A744]=1;[.C744];NA())" office:value-type="float" office:value="12.85387" calcext:value-type="float">
            <text:p>12,85387</text:p>
          </table:table-cell>
          <table:table-cell table:formula="of:=IF([.A744]=2;[.C744];NA())" office:value-type="string" office:string-value="" calcext:value-type="error">
            <text:p>#N/DISP</text:p>
          </table:table-cell>
          <table:table-cell table:formula="of:=IF([.A744]=3;[.C7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88884" calcext:value-type="float">
            <text:p>9,588884</text:p>
          </table:table-cell>
          <table:table-cell office:value-type="float" office:value="12.87551" calcext:value-type="float">
            <text:p>12,87551</text:p>
          </table:table-cell>
          <table:table-cell table:formula="of:=IF([.A745]=0;[.C745];NA())" office:value-type="string" office:string-value="" calcext:value-type="error">
            <text:p>#N/DISP</text:p>
          </table:table-cell>
          <table:table-cell table:formula="of:=IF([.A745]=1;[.C745];NA())" office:value-type="float" office:value="12.87551" calcext:value-type="float">
            <text:p>12,87551</text:p>
          </table:table-cell>
          <table:table-cell table:formula="of:=IF([.A745]=2;[.C745];NA())" office:value-type="string" office:string-value="" calcext:value-type="error">
            <text:p>#N/DISP</text:p>
          </table:table-cell>
          <table:table-cell table:formula="of:=IF([.A745]=3;[.C7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17048" calcext:value-type="float">
            <text:p>9,517048</text:p>
          </table:table-cell>
          <table:table-cell office:value-type="float" office:value="12.89584" calcext:value-type="float">
            <text:p>12,89584</text:p>
          </table:table-cell>
          <table:table-cell table:formula="of:=IF([.A746]=0;[.C746];NA())" office:value-type="string" office:string-value="" calcext:value-type="error">
            <text:p>#N/DISP</text:p>
          </table:table-cell>
          <table:table-cell table:formula="of:=IF([.A746]=1;[.C746];NA())" office:value-type="float" office:value="12.89584" calcext:value-type="float">
            <text:p>12,89584</text:p>
          </table:table-cell>
          <table:table-cell table:formula="of:=IF([.A746]=2;[.C746];NA())" office:value-type="string" office:string-value="" calcext:value-type="error">
            <text:p>#N/DISP</text:p>
          </table:table-cell>
          <table:table-cell table:formula="of:=IF([.A746]=3;[.C7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44654" calcext:value-type="float">
            <text:p>9,444654</text:p>
          </table:table-cell>
          <table:table-cell office:value-type="float" office:value="12.91483" calcext:value-type="float">
            <text:p>12,91483</text:p>
          </table:table-cell>
          <table:table-cell table:formula="of:=IF([.A747]=0;[.C747];NA())" office:value-type="string" office:string-value="" calcext:value-type="error">
            <text:p>#N/DISP</text:p>
          </table:table-cell>
          <table:table-cell table:formula="of:=IF([.A747]=1;[.C747];NA())" office:value-type="float" office:value="12.91483" calcext:value-type="float">
            <text:p>12,91483</text:p>
          </table:table-cell>
          <table:table-cell table:formula="of:=IF([.A747]=2;[.C747];NA())" office:value-type="string" office:string-value="" calcext:value-type="error">
            <text:p>#N/DISP</text:p>
          </table:table-cell>
          <table:table-cell table:formula="of:=IF([.A747]=3;[.C7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71728" calcext:value-type="float">
            <text:p>9,371728</text:p>
          </table:table-cell>
          <table:table-cell office:value-type="float" office:value="12.93247" calcext:value-type="float">
            <text:p>12,93247</text:p>
          </table:table-cell>
          <table:table-cell table:formula="of:=IF([.A748]=0;[.C748];NA())" office:value-type="string" office:string-value="" calcext:value-type="error">
            <text:p>#N/DISP</text:p>
          </table:table-cell>
          <table:table-cell table:formula="of:=IF([.A748]=1;[.C748];NA())" office:value-type="float" office:value="12.93247" calcext:value-type="float">
            <text:p>12,93247</text:p>
          </table:table-cell>
          <table:table-cell table:formula="of:=IF([.A748]=2;[.C748];NA())" office:value-type="string" office:string-value="" calcext:value-type="error">
            <text:p>#N/DISP</text:p>
          </table:table-cell>
          <table:table-cell table:formula="of:=IF([.A748]=3;[.C7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98294" calcext:value-type="float">
            <text:p>9,298294</text:p>
          </table:table-cell>
          <table:table-cell office:value-type="float" office:value="12.94875" calcext:value-type="float">
            <text:p>12,94875</text:p>
          </table:table-cell>
          <table:table-cell table:formula="of:=IF([.A749]=0;[.C749];NA())" office:value-type="string" office:string-value="" calcext:value-type="error">
            <text:p>#N/DISP</text:p>
          </table:table-cell>
          <table:table-cell table:formula="of:=IF([.A749]=1;[.C749];NA())" office:value-type="float" office:value="12.94875" calcext:value-type="float">
            <text:p>12,94875</text:p>
          </table:table-cell>
          <table:table-cell table:formula="of:=IF([.A749]=2;[.C749];NA())" office:value-type="string" office:string-value="" calcext:value-type="error">
            <text:p>#N/DISP</text:p>
          </table:table-cell>
          <table:table-cell table:formula="of:=IF([.A749]=3;[.C7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24379" calcext:value-type="float">
            <text:p>9,224379</text:p>
          </table:table-cell>
          <table:table-cell office:value-type="float" office:value="12.96365" calcext:value-type="float">
            <text:p>12,96365</text:p>
          </table:table-cell>
          <table:table-cell table:formula="of:=IF([.A750]=0;[.C750];NA())" office:value-type="string" office:string-value="" calcext:value-type="error">
            <text:p>#N/DISP</text:p>
          </table:table-cell>
          <table:table-cell table:formula="of:=IF([.A750]=1;[.C750];NA())" office:value-type="float" office:value="12.96365" calcext:value-type="float">
            <text:p>12,96365</text:p>
          </table:table-cell>
          <table:table-cell table:formula="of:=IF([.A750]=2;[.C750];NA())" office:value-type="string" office:string-value="" calcext:value-type="error">
            <text:p>#N/DISP</text:p>
          </table:table-cell>
          <table:table-cell table:formula="of:=IF([.A750]=3;[.C7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50007" calcext:value-type="float">
            <text:p>9,150007</text:p>
          </table:table-cell>
          <table:table-cell office:value-type="float" office:value="12.97717" calcext:value-type="float">
            <text:p>12,97717</text:p>
          </table:table-cell>
          <table:table-cell table:formula="of:=IF([.A751]=0;[.C751];NA())" office:value-type="string" office:string-value="" calcext:value-type="error">
            <text:p>#N/DISP</text:p>
          </table:table-cell>
          <table:table-cell table:formula="of:=IF([.A751]=1;[.C751];NA())" office:value-type="float" office:value="12.97717" calcext:value-type="float">
            <text:p>12,97717</text:p>
          </table:table-cell>
          <table:table-cell table:formula="of:=IF([.A751]=2;[.C751];NA())" office:value-type="string" office:string-value="" calcext:value-type="error">
            <text:p>#N/DISP</text:p>
          </table:table-cell>
          <table:table-cell table:formula="of:=IF([.A751]=3;[.C7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52053" calcext:value-type="float">
            <text:p>9,0752053</text:p>
          </table:table-cell>
          <table:table-cell office:value-type="float" office:value="12.98929" calcext:value-type="float">
            <text:p>12,98929</text:p>
          </table:table-cell>
          <table:table-cell table:formula="of:=IF([.A752]=0;[.C752];NA())" office:value-type="string" office:string-value="" calcext:value-type="error">
            <text:p>#N/DISP</text:p>
          </table:table-cell>
          <table:table-cell table:formula="of:=IF([.A752]=1;[.C752];NA())" office:value-type="float" office:value="12.98929" calcext:value-type="float">
            <text:p>12,98929</text:p>
          </table:table-cell>
          <table:table-cell table:formula="of:=IF([.A752]=2;[.C752];NA())" office:value-type="string" office:string-value="" calcext:value-type="error">
            <text:p>#N/DISP</text:p>
          </table:table-cell>
          <table:table-cell table:formula="of:=IF([.A752]=3;[.C7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[.A753]=0;[.C753];NA())" office:value-type="string" office:string-value="" calcext:value-type="error">
            <text:p>#N/DISP</text:p>
          </table:table-cell>
          <table:table-cell table:formula="of:=IF([.A753]=1;[.C753];NA())" office:value-type="float" office:value="13" calcext:value-type="float">
            <text:p>13</text:p>
          </table:table-cell>
          <table:table-cell table:formula="of:=IF([.A753]=2;[.C753];NA())" office:value-type="string" office:string-value="" calcext:value-type="error">
            <text:p>#N/DISP</text:p>
          </table:table-cell>
          <table:table-cell table:formula="of:=IF([.A753]=3;[.C7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244178" calcext:value-type="float">
            <text:p>8,9244178</text:p>
          </table:table-cell>
          <table:table-cell office:value-type="float" office:value="13.00929" calcext:value-type="float">
            <text:p>13,00929</text:p>
          </table:table-cell>
          <table:table-cell table:formula="of:=IF([.A754]=0;[.C754];NA())" office:value-type="string" office:string-value="" calcext:value-type="error">
            <text:p>#N/DISP</text:p>
          </table:table-cell>
          <table:table-cell table:formula="of:=IF([.A754]=1;[.C754];NA())" office:value-type="float" office:value="13.00929" calcext:value-type="float">
            <text:p>13,00929</text:p>
          </table:table-cell>
          <table:table-cell table:formula="of:=IF([.A754]=2;[.C754];NA())" office:value-type="string" office:string-value="" calcext:value-type="error">
            <text:p>#N/DISP</text:p>
          </table:table-cell>
          <table:table-cell table:formula="of:=IF([.A754]=3;[.C7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48485" calcext:value-type="float">
            <text:p>8,848485</text:p>
          </table:table-cell>
          <table:table-cell office:value-type="float" office:value="13.01714" calcext:value-type="float">
            <text:p>13,01714</text:p>
          </table:table-cell>
          <table:table-cell table:formula="of:=IF([.A755]=0;[.C755];NA())" office:value-type="string" office:string-value="" calcext:value-type="error">
            <text:p>#N/DISP</text:p>
          </table:table-cell>
          <table:table-cell table:formula="of:=IF([.A755]=1;[.C755];NA())" office:value-type="float" office:value="13.01714" calcext:value-type="float">
            <text:p>13,01714</text:p>
          </table:table-cell>
          <table:table-cell table:formula="of:=IF([.A755]=2;[.C755];NA())" office:value-type="string" office:string-value="" calcext:value-type="error">
            <text:p>#N/DISP</text:p>
          </table:table-cell>
          <table:table-cell table:formula="of:=IF([.A755]=3;[.C7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7223" calcext:value-type="float">
            <text:p>8,77223</text:p>
          </table:table-cell>
          <table:table-cell office:value-type="float" office:value="13.02356" calcext:value-type="float">
            <text:p>13,02356</text:p>
          </table:table-cell>
          <table:table-cell table:formula="of:=IF([.A756]=0;[.C756];NA())" office:value-type="string" office:string-value="" calcext:value-type="error">
            <text:p>#N/DISP</text:p>
          </table:table-cell>
          <table:table-cell table:formula="of:=IF([.A756]=1;[.C756];NA())" office:value-type="float" office:value="13.02356" calcext:value-type="float">
            <text:p>13,02356</text:p>
          </table:table-cell>
          <table:table-cell table:formula="of:=IF([.A756]=2;[.C756];NA())" office:value-type="string" office:string-value="" calcext:value-type="error">
            <text:p>#N/DISP</text:p>
          </table:table-cell>
          <table:table-cell table:formula="of:=IF([.A756]=3;[.C7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9568" calcext:value-type="float">
            <text:p>8,69568</text:p>
          </table:table-cell>
          <table:table-cell office:value-type="float" office:value="13.02852" calcext:value-type="float">
            <text:p>13,02852</text:p>
          </table:table-cell>
          <table:table-cell table:formula="of:=IF([.A757]=0;[.C757];NA())" office:value-type="string" office:string-value="" calcext:value-type="error">
            <text:p>#N/DISP</text:p>
          </table:table-cell>
          <table:table-cell table:formula="of:=IF([.A757]=1;[.C757];NA())" office:value-type="float" office:value="13.02852" calcext:value-type="float">
            <text:p>13,02852</text:p>
          </table:table-cell>
          <table:table-cell table:formula="of:=IF([.A757]=2;[.C757];NA())" office:value-type="string" office:string-value="" calcext:value-type="error">
            <text:p>#N/DISP</text:p>
          </table:table-cell>
          <table:table-cell table:formula="of:=IF([.A757]=3;[.C7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18861" calcext:value-type="float">
            <text:p>8,618861</text:p>
          </table:table-cell>
          <table:table-cell office:value-type="float" office:value="13.03203" calcext:value-type="float">
            <text:p>13,03203</text:p>
          </table:table-cell>
          <table:table-cell table:formula="of:=IF([.A758]=0;[.C758];NA())" office:value-type="string" office:string-value="" calcext:value-type="error">
            <text:p>#N/DISP</text:p>
          </table:table-cell>
          <table:table-cell table:formula="of:=IF([.A758]=1;[.C758];NA())" office:value-type="float" office:value="13.03203" calcext:value-type="float">
            <text:p>13,03203</text:p>
          </table:table-cell>
          <table:table-cell table:formula="of:=IF([.A758]=2;[.C758];NA())" office:value-type="string" office:string-value="" calcext:value-type="error">
            <text:p>#N/DISP</text:p>
          </table:table-cell>
          <table:table-cell table:formula="of:=IF([.A758]=3;[.C7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41803" calcext:value-type="float">
            <text:p>8,541803</text:p>
          </table:table-cell>
          <table:table-cell office:value-type="float" office:value="13.03406" calcext:value-type="float">
            <text:p>13,03406</text:p>
          </table:table-cell>
          <table:table-cell table:formula="of:=IF([.A759]=0;[.C759];NA())" office:value-type="string" office:string-value="" calcext:value-type="error">
            <text:p>#N/DISP</text:p>
          </table:table-cell>
          <table:table-cell table:formula="of:=IF([.A759]=1;[.C759];NA())" office:value-type="float" office:value="13.03406" calcext:value-type="float">
            <text:p>13,03406</text:p>
          </table:table-cell>
          <table:table-cell table:formula="of:=IF([.A759]=2;[.C759];NA())" office:value-type="string" office:string-value="" calcext:value-type="error">
            <text:p>#N/DISP</text:p>
          </table:table-cell>
          <table:table-cell table:formula="of:=IF([.A759]=3;[.C7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64533" calcext:value-type="float">
            <text:p>8,464533</text:p>
          </table:table-cell>
          <table:table-cell office:value-type="float" office:value="13.03462" calcext:value-type="float">
            <text:p>13,03462</text:p>
          </table:table-cell>
          <table:table-cell table:formula="of:=IF([.A760]=0;[.C760];NA())" office:value-type="string" office:string-value="" calcext:value-type="error">
            <text:p>#N/DISP</text:p>
          </table:table-cell>
          <table:table-cell table:formula="of:=IF([.A760]=1;[.C760];NA())" office:value-type="float" office:value="13.03462" calcext:value-type="float">
            <text:p>13,03462</text:p>
          </table:table-cell>
          <table:table-cell table:formula="of:=IF([.A760]=2;[.C760];NA())" office:value-type="string" office:string-value="" calcext:value-type="error">
            <text:p>#N/DISP</text:p>
          </table:table-cell>
          <table:table-cell table:formula="of:=IF([.A760]=3;[.C7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8708" calcext:value-type="float">
            <text:p>8,38708</text:p>
          </table:table-cell>
          <table:table-cell office:value-type="float" office:value="13.0337" calcext:value-type="float">
            <text:p>13,0337</text:p>
          </table:table-cell>
          <table:table-cell table:formula="of:=IF([.A761]=0;[.C761];NA())" office:value-type="string" office:string-value="" calcext:value-type="error">
            <text:p>#N/DISP</text:p>
          </table:table-cell>
          <table:table-cell table:formula="of:=IF([.A761]=1;[.C761];NA())" office:value-type="float" office:value="13.0337" calcext:value-type="float">
            <text:p>13,0337</text:p>
          </table:table-cell>
          <table:table-cell table:formula="of:=IF([.A761]=2;[.C761];NA())" office:value-type="string" office:string-value="" calcext:value-type="error">
            <text:p>#N/DISP</text:p>
          </table:table-cell>
          <table:table-cell table:formula="of:=IF([.A761]=3;[.C7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09471" calcext:value-type="float">
            <text:p>8,309471</text:p>
          </table:table-cell>
          <table:table-cell office:value-type="float" office:value="13.03129" calcext:value-type="float">
            <text:p>13,03129</text:p>
          </table:table-cell>
          <table:table-cell table:formula="of:=IF([.A762]=0;[.C762];NA())" office:value-type="string" office:string-value="" calcext:value-type="error">
            <text:p>#N/DISP</text:p>
          </table:table-cell>
          <table:table-cell table:formula="of:=IF([.A762]=1;[.C762];NA())" office:value-type="float" office:value="13.03129" calcext:value-type="float">
            <text:p>13,03129</text:p>
          </table:table-cell>
          <table:table-cell table:formula="of:=IF([.A762]=2;[.C762];NA())" office:value-type="string" office:string-value="" calcext:value-type="error">
            <text:p>#N/DISP</text:p>
          </table:table-cell>
          <table:table-cell table:formula="of:=IF([.A762]=3;[.C7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31737" calcext:value-type="float">
            <text:p>8,231737</text:p>
          </table:table-cell>
          <table:table-cell office:value-type="float" office:value="13.02738" calcext:value-type="float">
            <text:p>13,02738</text:p>
          </table:table-cell>
          <table:table-cell table:formula="of:=IF([.A763]=0;[.C763];NA())" office:value-type="string" office:string-value="" calcext:value-type="error">
            <text:p>#N/DISP</text:p>
          </table:table-cell>
          <table:table-cell table:formula="of:=IF([.A763]=1;[.C763];NA())" office:value-type="float" office:value="13.02738" calcext:value-type="float">
            <text:p>13,02738</text:p>
          </table:table-cell>
          <table:table-cell table:formula="of:=IF([.A763]=2;[.C763];NA())" office:value-type="string" office:string-value="" calcext:value-type="error">
            <text:p>#N/DISP</text:p>
          </table:table-cell>
          <table:table-cell table:formula="of:=IF([.A763]=3;[.C7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53905" calcext:value-type="float">
            <text:p>8,153905</text:p>
          </table:table-cell>
          <table:table-cell office:value-type="float" office:value="13.02197" calcext:value-type="float">
            <text:p>13,02197</text:p>
          </table:table-cell>
          <table:table-cell table:formula="of:=IF([.A764]=0;[.C764];NA())" office:value-type="string" office:string-value="" calcext:value-type="error">
            <text:p>#N/DISP</text:p>
          </table:table-cell>
          <table:table-cell table:formula="of:=IF([.A764]=1;[.C764];NA())" office:value-type="float" office:value="13.02197" calcext:value-type="float">
            <text:p>13,02197</text:p>
          </table:table-cell>
          <table:table-cell table:formula="of:=IF([.A764]=2;[.C764];NA())" office:value-type="string" office:string-value="" calcext:value-type="error">
            <text:p>#N/DISP</text:p>
          </table:table-cell>
          <table:table-cell table:formula="of:=IF([.A764]=3;[.C7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76004" calcext:value-type="float">
            <text:p>8,076004</text:p>
          </table:table-cell>
          <table:table-cell office:value-type="float" office:value="13.01505" calcext:value-type="float">
            <text:p>13,01505</text:p>
          </table:table-cell>
          <table:table-cell table:formula="of:=IF([.A765]=0;[.C765];NA())" office:value-type="string" office:string-value="" calcext:value-type="error">
            <text:p>#N/DISP</text:p>
          </table:table-cell>
          <table:table-cell table:formula="of:=IF([.A765]=1;[.C765];NA())" office:value-type="float" office:value="13.01505" calcext:value-type="float">
            <text:p>13,01505</text:p>
          </table:table-cell>
          <table:table-cell table:formula="of:=IF([.A765]=2;[.C765];NA())" office:value-type="string" office:string-value="" calcext:value-type="error">
            <text:p>#N/DISP</text:p>
          </table:table-cell>
          <table:table-cell table:formula="of:=IF([.A765]=3;[.C7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9807" calcext:value-type="float">
            <text:p>7,99807</text:p>
          </table:table-cell>
          <table:table-cell office:value-type="float" office:value="13.00662" calcext:value-type="float">
            <text:p>13,00662</text:p>
          </table:table-cell>
          <table:table-cell table:formula="of:=IF([.A766]=0;[.C766];NA())" office:value-type="string" office:string-value="" calcext:value-type="error">
            <text:p>#N/DISP</text:p>
          </table:table-cell>
          <table:table-cell table:formula="of:=IF([.A766]=1;[.C766];NA())" office:value-type="float" office:value="13.00662" calcext:value-type="float">
            <text:p>13,00662</text:p>
          </table:table-cell>
          <table:table-cell table:formula="of:=IF([.A766]=2;[.C766];NA())" office:value-type="string" office:string-value="" calcext:value-type="error">
            <text:p>#N/DISP</text:p>
          </table:table-cell>
          <table:table-cell table:formula="of:=IF([.A766]=3;[.C7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012" calcext:value-type="float">
            <text:p>7,92012</text:p>
          </table:table-cell>
          <table:table-cell office:value-type="float" office:value="12.99668" calcext:value-type="float">
            <text:p>12,99668</text:p>
          </table:table-cell>
          <table:table-cell table:formula="of:=IF([.A767]=0;[.C767];NA())" office:value-type="float" office:value="12.99668" calcext:value-type="float">
            <text:p>12,99668</text:p>
          </table:table-cell>
          <table:table-cell table:formula="of:=IF([.A767]=1;[.C767];NA())" office:value-type="string" office:string-value="" calcext:value-type="error">
            <text:p>#N/DISP</text:p>
          </table:table-cell>
          <table:table-cell table:formula="of:=IF([.A767]=2;[.C767];NA())" office:value-type="string" office:string-value="" calcext:value-type="error">
            <text:p>#N/DISP</text:p>
          </table:table-cell>
          <table:table-cell table:formula="of:=IF([.A767]=3;[.C7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219" calcext:value-type="float">
            <text:p>7,84219</text:p>
          </table:table-cell>
          <table:table-cell office:value-type="float" office:value="12.98522" calcext:value-type="float">
            <text:p>12,98522</text:p>
          </table:table-cell>
          <table:table-cell table:formula="of:=IF([.A768]=0;[.C768];NA())" office:value-type="float" office:value="12.98522" calcext:value-type="float">
            <text:p>12,98522</text:p>
          </table:table-cell>
          <table:table-cell table:formula="of:=IF([.A768]=1;[.C768];NA())" office:value-type="string" office:string-value="" calcext:value-type="error">
            <text:p>#N/DISP</text:p>
          </table:table-cell>
          <table:table-cell table:formula="of:=IF([.A768]=2;[.C768];NA())" office:value-type="string" office:string-value="" calcext:value-type="error">
            <text:p>#N/DISP</text:p>
          </table:table-cell>
          <table:table-cell table:formula="of:=IF([.A768]=3;[.C7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6431" calcext:value-type="float">
            <text:p>7,76431</text:p>
          </table:table-cell>
          <table:table-cell office:value-type="float" office:value="12.97224" calcext:value-type="float">
            <text:p>12,97224</text:p>
          </table:table-cell>
          <table:table-cell table:formula="of:=IF([.A769]=0;[.C769];NA())" office:value-type="float" office:value="12.97224" calcext:value-type="float">
            <text:p>12,97224</text:p>
          </table:table-cell>
          <table:table-cell table:formula="of:=IF([.A769]=1;[.C769];NA())" office:value-type="string" office:string-value="" calcext:value-type="error">
            <text:p>#N/DISP</text:p>
          </table:table-cell>
          <table:table-cell table:formula="of:=IF([.A769]=2;[.C769];NA())" office:value-type="string" office:string-value="" calcext:value-type="error">
            <text:p>#N/DISP</text:p>
          </table:table-cell>
          <table:table-cell table:formula="of:=IF([.A769]=3;[.C7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8651" calcext:value-type="float">
            <text:p>7,68651</text:p>
          </table:table-cell>
          <table:table-cell office:value-type="float" office:value="12.95773" calcext:value-type="float">
            <text:p>12,95773</text:p>
          </table:table-cell>
          <table:table-cell table:formula="of:=IF([.A770]=0;[.C770];NA())" office:value-type="float" office:value="12.95773" calcext:value-type="float">
            <text:p>12,95773</text:p>
          </table:table-cell>
          <table:table-cell table:formula="of:=IF([.A770]=1;[.C770];NA())" office:value-type="string" office:string-value="" calcext:value-type="error">
            <text:p>#N/DISP</text:p>
          </table:table-cell>
          <table:table-cell table:formula="of:=IF([.A770]=2;[.C770];NA())" office:value-type="string" office:string-value="" calcext:value-type="error">
            <text:p>#N/DISP</text:p>
          </table:table-cell>
          <table:table-cell table:formula="of:=IF([.A770]=3;[.C7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881" calcext:value-type="float">
            <text:p>7,60881</text:p>
          </table:table-cell>
          <table:table-cell office:value-type="float" office:value="12.9417" calcext:value-type="float">
            <text:p>12,9417</text:p>
          </table:table-cell>
          <table:table-cell table:formula="of:=IF([.A771]=0;[.C771];NA())" office:value-type="float" office:value="12.9417" calcext:value-type="float">
            <text:p>12,9417</text:p>
          </table:table-cell>
          <table:table-cell table:formula="of:=IF([.A771]=1;[.C771];NA())" office:value-type="string" office:string-value="" calcext:value-type="error">
            <text:p>#N/DISP</text:p>
          </table:table-cell>
          <table:table-cell table:formula="of:=IF([.A771]=2;[.C771];NA())" office:value-type="string" office:string-value="" calcext:value-type="error">
            <text:p>#N/DISP</text:p>
          </table:table-cell>
          <table:table-cell table:formula="of:=IF([.A771]=3;[.C7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126" calcext:value-type="float">
            <text:p>7,53126</text:p>
          </table:table-cell>
          <table:table-cell office:value-type="float" office:value="12.92414" calcext:value-type="float">
            <text:p>12,92414</text:p>
          </table:table-cell>
          <table:table-cell table:formula="of:=IF([.A772]=0;[.C772];NA())" office:value-type="float" office:value="12.92414" calcext:value-type="float">
            <text:p>12,92414</text:p>
          </table:table-cell>
          <table:table-cell table:formula="of:=IF([.A772]=1;[.C772];NA())" office:value-type="string" office:string-value="" calcext:value-type="error">
            <text:p>#N/DISP</text:p>
          </table:table-cell>
          <table:table-cell table:formula="of:=IF([.A772]=2;[.C772];NA())" office:value-type="string" office:string-value="" calcext:value-type="error">
            <text:p>#N/DISP</text:p>
          </table:table-cell>
          <table:table-cell table:formula="of:=IF([.A772]=3;[.C7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388" calcext:value-type="float">
            <text:p>7,45388</text:p>
          </table:table-cell>
          <table:table-cell office:value-type="float" office:value="12.90506" calcext:value-type="float">
            <text:p>12,90506</text:p>
          </table:table-cell>
          <table:table-cell table:formula="of:=IF([.A773]=0;[.C773];NA())" office:value-type="float" office:value="12.90506" calcext:value-type="float">
            <text:p>12,90506</text:p>
          </table:table-cell>
          <table:table-cell table:formula="of:=IF([.A773]=1;[.C773];NA())" office:value-type="string" office:string-value="" calcext:value-type="error">
            <text:p>#N/DISP</text:p>
          </table:table-cell>
          <table:table-cell table:formula="of:=IF([.A773]=2;[.C773];NA())" office:value-type="string" office:string-value="" calcext:value-type="error">
            <text:p>#N/DISP</text:p>
          </table:table-cell>
          <table:table-cell table:formula="of:=IF([.A773]=3;[.C7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669" calcext:value-type="float">
            <text:p>7,37669</text:p>
          </table:table-cell>
          <table:table-cell office:value-type="float" office:value="12.88445" calcext:value-type="float">
            <text:p>12,88445</text:p>
          </table:table-cell>
          <table:table-cell table:formula="of:=IF([.A774]=0;[.C774];NA())" office:value-type="float" office:value="12.88445" calcext:value-type="float">
            <text:p>12,88445</text:p>
          </table:table-cell>
          <table:table-cell table:formula="of:=IF([.A774]=1;[.C774];NA())" office:value-type="string" office:string-value="" calcext:value-type="error">
            <text:p>#N/DISP</text:p>
          </table:table-cell>
          <table:table-cell table:formula="of:=IF([.A774]=2;[.C774];NA())" office:value-type="string" office:string-value="" calcext:value-type="error">
            <text:p>#N/DISP</text:p>
          </table:table-cell>
          <table:table-cell table:formula="of:=IF([.A774]=3;[.C7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9973" calcext:value-type="float">
            <text:p>7,29973</text:p>
          </table:table-cell>
          <table:table-cell office:value-type="float" office:value="12.86232" calcext:value-type="float">
            <text:p>12,86232</text:p>
          </table:table-cell>
          <table:table-cell table:formula="of:=IF([.A775]=0;[.C775];NA())" office:value-type="float" office:value="12.86232" calcext:value-type="float">
            <text:p>12,86232</text:p>
          </table:table-cell>
          <table:table-cell table:formula="of:=IF([.A775]=1;[.C775];NA())" office:value-type="string" office:string-value="" calcext:value-type="error">
            <text:p>#N/DISP</text:p>
          </table:table-cell>
          <table:table-cell table:formula="of:=IF([.A775]=2;[.C775];NA())" office:value-type="string" office:string-value="" calcext:value-type="error">
            <text:p>#N/DISP</text:p>
          </table:table-cell>
          <table:table-cell table:formula="of:=IF([.A775]=3;[.C7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2304" calcext:value-type="float">
            <text:p>7,22304</text:p>
          </table:table-cell>
          <table:table-cell office:value-type="float" office:value="12.83866" calcext:value-type="float">
            <text:p>12,83866</text:p>
          </table:table-cell>
          <table:table-cell table:formula="of:=IF([.A776]=0;[.C776];NA())" office:value-type="float" office:value="12.83866" calcext:value-type="float">
            <text:p>12,83866</text:p>
          </table:table-cell>
          <table:table-cell table:formula="of:=IF([.A776]=1;[.C776];NA())" office:value-type="string" office:string-value="" calcext:value-type="error">
            <text:p>#N/DISP</text:p>
          </table:table-cell>
          <table:table-cell table:formula="of:=IF([.A776]=2;[.C776];NA())" office:value-type="string" office:string-value="" calcext:value-type="error">
            <text:p>#N/DISP</text:p>
          </table:table-cell>
          <table:table-cell table:formula="of:=IF([.A776]=3;[.C7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663" calcext:value-type="float">
            <text:p>7,14663</text:p>
          </table:table-cell>
          <table:table-cell office:value-type="float" office:value="12.81348" calcext:value-type="float">
            <text:p>12,81348</text:p>
          </table:table-cell>
          <table:table-cell table:formula="of:=IF([.A777]=0;[.C777];NA())" office:value-type="float" office:value="12.81348" calcext:value-type="float">
            <text:p>12,81348</text:p>
          </table:table-cell>
          <table:table-cell table:formula="of:=IF([.A777]=1;[.C777];NA())" office:value-type="string" office:string-value="" calcext:value-type="error">
            <text:p>#N/DISP</text:p>
          </table:table-cell>
          <table:table-cell table:formula="of:=IF([.A777]=2;[.C777];NA())" office:value-type="string" office:string-value="" calcext:value-type="error">
            <text:p>#N/DISP</text:p>
          </table:table-cell>
          <table:table-cell table:formula="of:=IF([.A777]=3;[.C7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7054" calcext:value-type="float">
            <text:p>7,07054</text:p>
          </table:table-cell>
          <table:table-cell office:value-type="float" office:value="12.78678" calcext:value-type="float">
            <text:p>12,78678</text:p>
          </table:table-cell>
          <table:table-cell table:formula="of:=IF([.A778]=0;[.C778];NA())" office:value-type="float" office:value="12.78678" calcext:value-type="float">
            <text:p>12,78678</text:p>
          </table:table-cell>
          <table:table-cell table:formula="of:=IF([.A778]=1;[.C778];NA())" office:value-type="string" office:string-value="" calcext:value-type="error">
            <text:p>#N/DISP</text:p>
          </table:table-cell>
          <table:table-cell table:formula="of:=IF([.A778]=2;[.C778];NA())" office:value-type="string" office:string-value="" calcext:value-type="error">
            <text:p>#N/DISP</text:p>
          </table:table-cell>
          <table:table-cell table:formula="of:=IF([.A778]=3;[.C7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48" calcext:value-type="float">
            <text:p>6,9948</text:p>
          </table:table-cell>
          <table:table-cell office:value-type="float" office:value="12.75856" calcext:value-type="float">
            <text:p>12,75856</text:p>
          </table:table-cell>
          <table:table-cell table:formula="of:=IF([.A779]=0;[.C779];NA())" office:value-type="float" office:value="12.75856" calcext:value-type="float">
            <text:p>12,75856</text:p>
          </table:table-cell>
          <table:table-cell table:formula="of:=IF([.A779]=1;[.C779];NA())" office:value-type="string" office:string-value="" calcext:value-type="error">
            <text:p>#N/DISP</text:p>
          </table:table-cell>
          <table:table-cell table:formula="of:=IF([.A779]=2;[.C779];NA())" office:value-type="string" office:string-value="" calcext:value-type="error">
            <text:p>#N/DISP</text:p>
          </table:table-cell>
          <table:table-cell table:formula="of:=IF([.A779]=3;[.C7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944" calcext:value-type="float">
            <text:p>6,91944</text:p>
          </table:table-cell>
          <table:table-cell office:value-type="float" office:value="12.72883" calcext:value-type="float">
            <text:p>12,72883</text:p>
          </table:table-cell>
          <table:table-cell table:formula="of:=IF([.A780]=0;[.C780];NA())" office:value-type="float" office:value="12.72883" calcext:value-type="float">
            <text:p>12,72883</text:p>
          </table:table-cell>
          <table:table-cell table:formula="of:=IF([.A780]=1;[.C780];NA())" office:value-type="string" office:string-value="" calcext:value-type="error">
            <text:p>#N/DISP</text:p>
          </table:table-cell>
          <table:table-cell table:formula="of:=IF([.A780]=2;[.C780];NA())" office:value-type="string" office:string-value="" calcext:value-type="error">
            <text:p>#N/DISP</text:p>
          </table:table-cell>
          <table:table-cell table:formula="of:=IF([.A780]=3;[.C7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449" calcext:value-type="float">
            <text:p>6,84449</text:p>
          </table:table-cell>
          <table:table-cell office:value-type="float" office:value="12.69759" calcext:value-type="float">
            <text:p>12,69759</text:p>
          </table:table-cell>
          <table:table-cell table:formula="of:=IF([.A781]=0;[.C781];NA())" office:value-type="float" office:value="12.69759" calcext:value-type="float">
            <text:p>12,69759</text:p>
          </table:table-cell>
          <table:table-cell table:formula="of:=IF([.A781]=1;[.C781];NA())" office:value-type="string" office:string-value="" calcext:value-type="error">
            <text:p>#N/DISP</text:p>
          </table:table-cell>
          <table:table-cell table:formula="of:=IF([.A781]=2;[.C781];NA())" office:value-type="string" office:string-value="" calcext:value-type="error">
            <text:p>#N/DISP</text:p>
          </table:table-cell>
          <table:table-cell table:formula="of:=IF([.A781]=3;[.C7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998" calcext:value-type="float">
            <text:p>6,76998</text:p>
          </table:table-cell>
          <table:table-cell office:value-type="float" office:value="12.66485" calcext:value-type="float">
            <text:p>12,66485</text:p>
          </table:table-cell>
          <table:table-cell table:formula="of:=IF([.A782]=0;[.C782];NA())" office:value-type="float" office:value="12.66485" calcext:value-type="float">
            <text:p>12,66485</text:p>
          </table:table-cell>
          <table:table-cell table:formula="of:=IF([.A782]=1;[.C782];NA())" office:value-type="string" office:string-value="" calcext:value-type="error">
            <text:p>#N/DISP</text:p>
          </table:table-cell>
          <table:table-cell table:formula="of:=IF([.A782]=2;[.C782];NA())" office:value-type="string" office:string-value="" calcext:value-type="error">
            <text:p>#N/DISP</text:p>
          </table:table-cell>
          <table:table-cell table:formula="of:=IF([.A782]=3;[.C7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594" calcext:value-type="float">
            <text:p>6,69594</text:p>
          </table:table-cell>
          <table:table-cell office:value-type="float" office:value="12.63061" calcext:value-type="float">
            <text:p>12,63061</text:p>
          </table:table-cell>
          <table:table-cell table:formula="of:=IF([.A783]=0;[.C783];NA())" office:value-type="float" office:value="12.63061" calcext:value-type="float">
            <text:p>12,63061</text:p>
          </table:table-cell>
          <table:table-cell table:formula="of:=IF([.A783]=1;[.C783];NA())" office:value-type="string" office:string-value="" calcext:value-type="error">
            <text:p>#N/DISP</text:p>
          </table:table-cell>
          <table:table-cell table:formula="of:=IF([.A783]=2;[.C783];NA())" office:value-type="string" office:string-value="" calcext:value-type="error">
            <text:p>#N/DISP</text:p>
          </table:table-cell>
          <table:table-cell table:formula="of:=IF([.A783]=3;[.C7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241" calcext:value-type="float">
            <text:p>6,62241</text:p>
          </table:table-cell>
          <table:table-cell office:value-type="float" office:value="12.59488" calcext:value-type="float">
            <text:p>12,59488</text:p>
          </table:table-cell>
          <table:table-cell table:formula="of:=IF([.A784]=0;[.C784];NA())" office:value-type="float" office:value="12.59488" calcext:value-type="float">
            <text:p>12,59488</text:p>
          </table:table-cell>
          <table:table-cell table:formula="of:=IF([.A784]=1;[.C784];NA())" office:value-type="string" office:string-value="" calcext:value-type="error">
            <text:p>#N/DISP</text:p>
          </table:table-cell>
          <table:table-cell table:formula="of:=IF([.A784]=2;[.C784];NA())" office:value-type="string" office:string-value="" calcext:value-type="error">
            <text:p>#N/DISP</text:p>
          </table:table-cell>
          <table:table-cell table:formula="of:=IF([.A784]=3;[.C7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94" calcext:value-type="float">
            <text:p>6,5494</text:p>
          </table:table-cell>
          <table:table-cell office:value-type="float" office:value="12.55766" calcext:value-type="float">
            <text:p>12,55766</text:p>
          </table:table-cell>
          <table:table-cell table:formula="of:=IF([.A785]=0;[.C785];NA())" office:value-type="float" office:value="12.55766" calcext:value-type="float">
            <text:p>12,55766</text:p>
          </table:table-cell>
          <table:table-cell table:formula="of:=IF([.A785]=1;[.C785];NA())" office:value-type="string" office:string-value="" calcext:value-type="error">
            <text:p>#N/DISP</text:p>
          </table:table-cell>
          <table:table-cell table:formula="of:=IF([.A785]=2;[.C785];NA())" office:value-type="string" office:string-value="" calcext:value-type="error">
            <text:p>#N/DISP</text:p>
          </table:table-cell>
          <table:table-cell table:formula="of:=IF([.A785]=3;[.C7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7695" calcext:value-type="float">
            <text:p>6,47695</text:p>
          </table:table-cell>
          <table:table-cell office:value-type="float" office:value="12.51897" calcext:value-type="float">
            <text:p>12,51897</text:p>
          </table:table-cell>
          <table:table-cell table:formula="of:=IF([.A786]=0;[.C786];NA())" office:value-type="float" office:value="12.51897" calcext:value-type="float">
            <text:p>12,51897</text:p>
          </table:table-cell>
          <table:table-cell table:formula="of:=IF([.A786]=1;[.C786];NA())" office:value-type="string" office:string-value="" calcext:value-type="error">
            <text:p>#N/DISP</text:p>
          </table:table-cell>
          <table:table-cell table:formula="of:=IF([.A786]=2;[.C786];NA())" office:value-type="string" office:string-value="" calcext:value-type="error">
            <text:p>#N/DISP</text:p>
          </table:table-cell>
          <table:table-cell table:formula="of:=IF([.A786]=3;[.C7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0509" calcext:value-type="float">
            <text:p>6,40509</text:p>
          </table:table-cell>
          <table:table-cell office:value-type="float" office:value="12.4788" calcext:value-type="float">
            <text:p>12,4788</text:p>
          </table:table-cell>
          <table:table-cell table:formula="of:=IF([.A787]=0;[.C787];NA())" office:value-type="float" office:value="12.4788" calcext:value-type="float">
            <text:p>12,4788</text:p>
          </table:table-cell>
          <table:table-cell table:formula="of:=IF([.A787]=1;[.C787];NA())" office:value-type="string" office:string-value="" calcext:value-type="error">
            <text:p>#N/DISP</text:p>
          </table:table-cell>
          <table:table-cell table:formula="of:=IF([.A787]=2;[.C787];NA())" office:value-type="string" office:string-value="" calcext:value-type="error">
            <text:p>#N/DISP</text:p>
          </table:table-cell>
          <table:table-cell table:formula="of:=IF([.A787]=3;[.C7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3385" calcext:value-type="float">
            <text:p>6,33385</text:p>
          </table:table-cell>
          <table:table-cell office:value-type="float" office:value="12.43717" calcext:value-type="float">
            <text:p>12,43717</text:p>
          </table:table-cell>
          <table:table-cell table:formula="of:=IF([.A788]=0;[.C788];NA())" office:value-type="float" office:value="12.43717" calcext:value-type="float">
            <text:p>12,43717</text:p>
          </table:table-cell>
          <table:table-cell table:formula="of:=IF([.A788]=1;[.C788];NA())" office:value-type="string" office:string-value="" calcext:value-type="error">
            <text:p>#N/DISP</text:p>
          </table:table-cell>
          <table:table-cell table:formula="of:=IF([.A788]=2;[.C788];NA())" office:value-type="string" office:string-value="" calcext:value-type="error">
            <text:p>#N/DISP</text:p>
          </table:table-cell>
          <table:table-cell table:formula="of:=IF([.A788]=3;[.C7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327" calcext:value-type="float">
            <text:p>6,26327</text:p>
          </table:table-cell>
          <table:table-cell office:value-type="float" office:value="12.3941" calcext:value-type="float">
            <text:p>12,3941</text:p>
          </table:table-cell>
          <table:table-cell table:formula="of:=IF([.A789]=0;[.C789];NA())" office:value-type="float" office:value="12.3941" calcext:value-type="float">
            <text:p>12,3941</text:p>
          </table:table-cell>
          <table:table-cell table:formula="of:=IF([.A789]=1;[.C789];NA())" office:value-type="string" office:string-value="" calcext:value-type="error">
            <text:p>#N/DISP</text:p>
          </table:table-cell>
          <table:table-cell table:formula="of:=IF([.A789]=2;[.C789];NA())" office:value-type="string" office:string-value="" calcext:value-type="error">
            <text:p>#N/DISP</text:p>
          </table:table-cell>
          <table:table-cell table:formula="of:=IF([.A789]=3;[.C7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9336" calcext:value-type="float">
            <text:p>6,19336</text:p>
          </table:table-cell>
          <table:table-cell office:value-type="float" office:value="12.34957" calcext:value-type="float">
            <text:p>12,34957</text:p>
          </table:table-cell>
          <table:table-cell table:formula="of:=IF([.A790]=0;[.C790];NA())" office:value-type="float" office:value="12.34957" calcext:value-type="float">
            <text:p>12,34957</text:p>
          </table:table-cell>
          <table:table-cell table:formula="of:=IF([.A790]=1;[.C790];NA())" office:value-type="string" office:string-value="" calcext:value-type="error">
            <text:p>#N/DISP</text:p>
          </table:table-cell>
          <table:table-cell table:formula="of:=IF([.A790]=2;[.C790];NA())" office:value-type="string" office:string-value="" calcext:value-type="error">
            <text:p>#N/DISP</text:p>
          </table:table-cell>
          <table:table-cell table:formula="of:=IF([.A790]=3;[.C7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2415" calcext:value-type="float">
            <text:p>6,12415</text:p>
          </table:table-cell>
          <table:table-cell office:value-type="float" office:value="12.30362" calcext:value-type="float">
            <text:p>12,30362</text:p>
          </table:table-cell>
          <table:table-cell table:formula="of:=IF([.A791]=0;[.C791];NA())" office:value-type="float" office:value="12.30362" calcext:value-type="float">
            <text:p>12,30362</text:p>
          </table:table-cell>
          <table:table-cell table:formula="of:=IF([.A791]=1;[.C791];NA())" office:value-type="string" office:string-value="" calcext:value-type="error">
            <text:p>#N/DISP</text:p>
          </table:table-cell>
          <table:table-cell table:formula="of:=IF([.A791]=2;[.C791];NA())" office:value-type="string" office:string-value="" calcext:value-type="error">
            <text:p>#N/DISP</text:p>
          </table:table-cell>
          <table:table-cell table:formula="of:=IF([.A791]=3;[.C7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5569" calcext:value-type="float">
            <text:p>6,05569</text:p>
          </table:table-cell>
          <table:table-cell office:value-type="float" office:value="12.25625" calcext:value-type="float">
            <text:p>12,25625</text:p>
          </table:table-cell>
          <table:table-cell table:formula="of:=IF([.A792]=0;[.C792];NA())" office:value-type="float" office:value="12.25625" calcext:value-type="float">
            <text:p>12,25625</text:p>
          </table:table-cell>
          <table:table-cell table:formula="of:=IF([.A792]=1;[.C792];NA())" office:value-type="string" office:string-value="" calcext:value-type="error">
            <text:p>#N/DISP</text:p>
          </table:table-cell>
          <table:table-cell table:formula="of:=IF([.A792]=2;[.C792];NA())" office:value-type="string" office:string-value="" calcext:value-type="error">
            <text:p>#N/DISP</text:p>
          </table:table-cell>
          <table:table-cell table:formula="of:=IF([.A792]=3;[.C7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799" calcext:value-type="float">
            <text:p>5,98799</text:p>
          </table:table-cell>
          <table:table-cell office:value-type="float" office:value="12.20746" calcext:value-type="float">
            <text:p>12,20746</text:p>
          </table:table-cell>
          <table:table-cell table:formula="of:=IF([.A793]=0;[.C793];NA())" office:value-type="float" office:value="12.20746" calcext:value-type="float">
            <text:p>12,20746</text:p>
          </table:table-cell>
          <table:table-cell table:formula="of:=IF([.A793]=1;[.C793];NA())" office:value-type="string" office:string-value="" calcext:value-type="error">
            <text:p>#N/DISP</text:p>
          </table:table-cell>
          <table:table-cell table:formula="of:=IF([.A793]=2;[.C793];NA())" office:value-type="string" office:string-value="" calcext:value-type="error">
            <text:p>#N/DISP</text:p>
          </table:table-cell>
          <table:table-cell table:formula="of:=IF([.A793]=3;[.C7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109" calcext:value-type="float">
            <text:p>5,92109</text:p>
          </table:table-cell>
          <table:table-cell office:value-type="float" office:value="12.15728" calcext:value-type="float">
            <text:p>12,15728</text:p>
          </table:table-cell>
          <table:table-cell table:formula="of:=IF([.A794]=0;[.C794];NA())" office:value-type="float" office:value="12.15728" calcext:value-type="float">
            <text:p>12,15728</text:p>
          </table:table-cell>
          <table:table-cell table:formula="of:=IF([.A794]=1;[.C794];NA())" office:value-type="string" office:string-value="" calcext:value-type="error">
            <text:p>#N/DISP</text:p>
          </table:table-cell>
          <table:table-cell table:formula="of:=IF([.A794]=2;[.C794];NA())" office:value-type="string" office:string-value="" calcext:value-type="error">
            <text:p>#N/DISP</text:p>
          </table:table-cell>
          <table:table-cell table:formula="of:=IF([.A794]=3;[.C7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2.10571" calcext:value-type="float">
            <text:p>12,10571</text:p>
          </table:table-cell>
          <table:table-cell table:formula="of:=IF([.A795]=0;[.C795];NA())" office:value-type="float" office:value="12.10571" calcext:value-type="float">
            <text:p>12,10571</text:p>
          </table:table-cell>
          <table:table-cell table:formula="of:=IF([.A795]=1;[.C795];NA())" office:value-type="string" office:string-value="" calcext:value-type="error">
            <text:p>#N/DISP</text:p>
          </table:table-cell>
          <table:table-cell table:formula="of:=IF([.A795]=2;[.C795];NA())" office:value-type="string" office:string-value="" calcext:value-type="error">
            <text:p>#N/DISP</text:p>
          </table:table-cell>
          <table:table-cell table:formula="of:=IF([.A795]=3;[.C7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979" calcext:value-type="float">
            <text:p>5,78979</text:p>
          </table:table-cell>
          <table:table-cell office:value-type="float" office:value="12.05277" calcext:value-type="float">
            <text:p>12,05277</text:p>
          </table:table-cell>
          <table:table-cell table:formula="of:=IF([.A796]=0;[.C796];NA())" office:value-type="float" office:value="12.05277" calcext:value-type="float">
            <text:p>12,05277</text:p>
          </table:table-cell>
          <table:table-cell table:formula="of:=IF([.A796]=1;[.C796];NA())" office:value-type="string" office:string-value="" calcext:value-type="error">
            <text:p>#N/DISP</text:p>
          </table:table-cell>
          <table:table-cell table:formula="of:=IF([.A796]=2;[.C796];NA())" office:value-type="string" office:string-value="" calcext:value-type="error">
            <text:p>#N/DISP</text:p>
          </table:table-cell>
          <table:table-cell table:formula="of:=IF([.A796]=3;[.C7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544" calcext:value-type="float">
            <text:p>5,72544</text:p>
          </table:table-cell>
          <table:table-cell office:value-type="float" office:value="11.99848" calcext:value-type="float">
            <text:p>11,99848</text:p>
          </table:table-cell>
          <table:table-cell table:formula="of:=IF([.A797]=0;[.C797];NA())" office:value-type="float" office:value="11.99848" calcext:value-type="float">
            <text:p>11,99848</text:p>
          </table:table-cell>
          <table:table-cell table:formula="of:=IF([.A797]=1;[.C797];NA())" office:value-type="string" office:string-value="" calcext:value-type="error">
            <text:p>#N/DISP</text:p>
          </table:table-cell>
          <table:table-cell table:formula="of:=IF([.A797]=2;[.C797];NA())" office:value-type="string" office:string-value="" calcext:value-type="error">
            <text:p>#N/DISP</text:p>
          </table:table-cell>
          <table:table-cell table:formula="of:=IF([.A797]=3;[.C7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201" calcext:value-type="float">
            <text:p>5,66201</text:p>
          </table:table-cell>
          <table:table-cell office:value-type="float" office:value="11.94284" calcext:value-type="float">
            <text:p>11,94284</text:p>
          </table:table-cell>
          <table:table-cell table:formula="of:=IF([.A798]=0;[.C798];NA())" office:value-type="float" office:value="11.94284" calcext:value-type="float">
            <text:p>11,94284</text:p>
          </table:table-cell>
          <table:table-cell table:formula="of:=IF([.A798]=1;[.C798];NA())" office:value-type="string" office:string-value="" calcext:value-type="error">
            <text:p>#N/DISP</text:p>
          </table:table-cell>
          <table:table-cell table:formula="of:=IF([.A798]=2;[.C798];NA())" office:value-type="string" office:string-value="" calcext:value-type="error">
            <text:p>#N/DISP</text:p>
          </table:table-cell>
          <table:table-cell table:formula="of:=IF([.A798]=3;[.C7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9951" calcext:value-type="float">
            <text:p>5,59951</text:p>
          </table:table-cell>
          <table:table-cell office:value-type="float" office:value="11.88587" calcext:value-type="float">
            <text:p>11,88587</text:p>
          </table:table-cell>
          <table:table-cell table:formula="of:=IF([.A799]=0;[.C799];NA())" office:value-type="float" office:value="11.88587" calcext:value-type="float">
            <text:p>11,88587</text:p>
          </table:table-cell>
          <table:table-cell table:formula="of:=IF([.A799]=1;[.C799];NA())" office:value-type="string" office:string-value="" calcext:value-type="error">
            <text:p>#N/DISP</text:p>
          </table:table-cell>
          <table:table-cell table:formula="of:=IF([.A799]=2;[.C799];NA())" office:value-type="string" office:string-value="" calcext:value-type="error">
            <text:p>#N/DISP</text:p>
          </table:table-cell>
          <table:table-cell table:formula="of:=IF([.A799]=3;[.C7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3797" calcext:value-type="float">
            <text:p>5,53797</text:p>
          </table:table-cell>
          <table:table-cell office:value-type="float" office:value="11.82759" calcext:value-type="float">
            <text:p>11,82759</text:p>
          </table:table-cell>
          <table:table-cell table:formula="of:=IF([.A800]=0;[.C800];NA())" office:value-type="float" office:value="11.82759" calcext:value-type="float">
            <text:p>11,82759</text:p>
          </table:table-cell>
          <table:table-cell table:formula="of:=IF([.A800]=1;[.C800];NA())" office:value-type="string" office:string-value="" calcext:value-type="error">
            <text:p>#N/DISP</text:p>
          </table:table-cell>
          <table:table-cell table:formula="of:=IF([.A800]=2;[.C800];NA())" office:value-type="string" office:string-value="" calcext:value-type="error">
            <text:p>#N/DISP</text:p>
          </table:table-cell>
          <table:table-cell table:formula="of:=IF([.A800]=3;[.C8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7743" calcext:value-type="float">
            <text:p>5,47743</text:p>
          </table:table-cell>
          <table:table-cell office:value-type="float" office:value="11.76801" calcext:value-type="float">
            <text:p>11,76801</text:p>
          </table:table-cell>
          <table:table-cell table:formula="of:=IF([.A801]=0;[.C801];NA())" office:value-type="float" office:value="11.76801" calcext:value-type="float">
            <text:p>11,76801</text:p>
          </table:table-cell>
          <table:table-cell table:formula="of:=IF([.A801]=1;[.C801];NA())" office:value-type="string" office:string-value="" calcext:value-type="error">
            <text:p>#N/DISP</text:p>
          </table:table-cell>
          <table:table-cell table:formula="of:=IF([.A801]=2;[.C801];NA())" office:value-type="string" office:string-value="" calcext:value-type="error">
            <text:p>#N/DISP</text:p>
          </table:table-cell>
          <table:table-cell table:formula="of:=IF([.A801]=3;[.C8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179" calcext:value-type="float">
            <text:p>5,4179</text:p>
          </table:table-cell>
          <table:table-cell office:value-type="float" office:value="11.70715" calcext:value-type="float">
            <text:p>11,70715</text:p>
          </table:table-cell>
          <table:table-cell table:formula="of:=IF([.A802]=0;[.C802];NA())" office:value-type="float" office:value="11.70715" calcext:value-type="float">
            <text:p>11,70715</text:p>
          </table:table-cell>
          <table:table-cell table:formula="of:=IF([.A802]=1;[.C802];NA())" office:value-type="string" office:string-value="" calcext:value-type="error">
            <text:p>#N/DISP</text:p>
          </table:table-cell>
          <table:table-cell table:formula="of:=IF([.A802]=2;[.C802];NA())" office:value-type="string" office:string-value="" calcext:value-type="error">
            <text:p>#N/DISP</text:p>
          </table:table-cell>
          <table:table-cell table:formula="of:=IF([.A802]=3;[.C8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942" calcext:value-type="float">
            <text:p>5,35942</text:p>
          </table:table-cell>
          <table:table-cell office:value-type="float" office:value="11.64503" calcext:value-type="float">
            <text:p>11,64503</text:p>
          </table:table-cell>
          <table:table-cell table:formula="of:=IF([.A803]=0;[.C803];NA())" office:value-type="float" office:value="11.64503" calcext:value-type="float">
            <text:p>11,64503</text:p>
          </table:table-cell>
          <table:table-cell table:formula="of:=IF([.A803]=1;[.C803];NA())" office:value-type="string" office:string-value="" calcext:value-type="error">
            <text:p>#N/DISP</text:p>
          </table:table-cell>
          <table:table-cell table:formula="of:=IF([.A803]=2;[.C803];NA())" office:value-type="string" office:string-value="" calcext:value-type="error">
            <text:p>#N/DISP</text:p>
          </table:table-cell>
          <table:table-cell table:formula="of:=IF([.A803]=3;[.C8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0202" calcext:value-type="float">
            <text:p>5,30202</text:p>
          </table:table-cell>
          <table:table-cell office:value-type="float" office:value="11.58167" calcext:value-type="float">
            <text:p>11,58167</text:p>
          </table:table-cell>
          <table:table-cell table:formula="of:=IF([.A804]=0;[.C804];NA())" office:value-type="float" office:value="11.58167" calcext:value-type="float">
            <text:p>11,58167</text:p>
          </table:table-cell>
          <table:table-cell table:formula="of:=IF([.A804]=1;[.C804];NA())" office:value-type="string" office:string-value="" calcext:value-type="error">
            <text:p>#N/DISP</text:p>
          </table:table-cell>
          <table:table-cell table:formula="of:=IF([.A804]=2;[.C804];NA())" office:value-type="string" office:string-value="" calcext:value-type="error">
            <text:p>#N/DISP</text:p>
          </table:table-cell>
          <table:table-cell table:formula="of:=IF([.A804]=3;[.C8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571" calcext:value-type="float">
            <text:p>5,24571</text:p>
          </table:table-cell>
          <table:table-cell office:value-type="float" office:value="11.51708" calcext:value-type="float">
            <text:p>11,51708</text:p>
          </table:table-cell>
          <table:table-cell table:formula="of:=IF([.A805]=0;[.C805];NA())" office:value-type="float" office:value="11.51708" calcext:value-type="float">
            <text:p>11,51708</text:p>
          </table:table-cell>
          <table:table-cell table:formula="of:=IF([.A805]=1;[.C805];NA())" office:value-type="string" office:string-value="" calcext:value-type="error">
            <text:p>#N/DISP</text:p>
          </table:table-cell>
          <table:table-cell table:formula="of:=IF([.A805]=2;[.C805];NA())" office:value-type="string" office:string-value="" calcext:value-type="error">
            <text:p>#N/DISP</text:p>
          </table:table-cell>
          <table:table-cell table:formula="of:=IF([.A805]=3;[.C8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9052" calcext:value-type="float">
            <text:p>5,19052</text:p>
          </table:table-cell>
          <table:table-cell office:value-type="float" office:value="11.45128" calcext:value-type="float">
            <text:p>11,45128</text:p>
          </table:table-cell>
          <table:table-cell table:formula="of:=IF([.A806]=0;[.C806];NA())" office:value-type="float" office:value="11.45128" calcext:value-type="float">
            <text:p>11,45128</text:p>
          </table:table-cell>
          <table:table-cell table:formula="of:=IF([.A806]=1;[.C806];NA())" office:value-type="string" office:string-value="" calcext:value-type="error">
            <text:p>#N/DISP</text:p>
          </table:table-cell>
          <table:table-cell table:formula="of:=IF([.A806]=2;[.C806];NA())" office:value-type="string" office:string-value="" calcext:value-type="error">
            <text:p>#N/DISP</text:p>
          </table:table-cell>
          <table:table-cell table:formula="of:=IF([.A806]=3;[.C8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3649" calcext:value-type="float">
            <text:p>5,13649</text:p>
          </table:table-cell>
          <table:table-cell office:value-type="float" office:value="11.38429" calcext:value-type="float">
            <text:p>11,38429</text:p>
          </table:table-cell>
          <table:table-cell table:formula="of:=IF([.A807]=0;[.C807];NA())" office:value-type="float" office:value="11.38429" calcext:value-type="float">
            <text:p>11,38429</text:p>
          </table:table-cell>
          <table:table-cell table:formula="of:=IF([.A807]=1;[.C807];NA())" office:value-type="string" office:string-value="" calcext:value-type="error">
            <text:p>#N/DISP</text:p>
          </table:table-cell>
          <table:table-cell table:formula="of:=IF([.A807]=2;[.C807];NA())" office:value-type="string" office:string-value="" calcext:value-type="error">
            <text:p>#N/DISP</text:p>
          </table:table-cell>
          <table:table-cell table:formula="of:=IF([.A807]=3;[.C8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8362" calcext:value-type="float">
            <text:p>5,08362</text:p>
          </table:table-cell>
          <table:table-cell office:value-type="float" office:value="11.31614" calcext:value-type="float">
            <text:p>11,31614</text:p>
          </table:table-cell>
          <table:table-cell table:formula="of:=IF([.A808]=0;[.C808];NA())" office:value-type="float" office:value="11.31614" calcext:value-type="float">
            <text:p>11,31614</text:p>
          </table:table-cell>
          <table:table-cell table:formula="of:=IF([.A808]=1;[.C808];NA())" office:value-type="string" office:string-value="" calcext:value-type="error">
            <text:p>#N/DISP</text:p>
          </table:table-cell>
          <table:table-cell table:formula="of:=IF([.A808]=2;[.C808];NA())" office:value-type="string" office:string-value="" calcext:value-type="error">
            <text:p>#N/DISP</text:p>
          </table:table-cell>
          <table:table-cell table:formula="of:=IF([.A808]=3;[.C8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3196" calcext:value-type="float">
            <text:p>5,03196</text:p>
          </table:table-cell>
          <table:table-cell office:value-type="float" office:value="11.24684" calcext:value-type="float">
            <text:p>11,24684</text:p>
          </table:table-cell>
          <table:table-cell table:formula="of:=IF([.A809]=0;[.C809];NA())" office:value-type="float" office:value="11.24684" calcext:value-type="float">
            <text:p>11,24684</text:p>
          </table:table-cell>
          <table:table-cell table:formula="of:=IF([.A809]=1;[.C809];NA())" office:value-type="string" office:string-value="" calcext:value-type="error">
            <text:p>#N/DISP</text:p>
          </table:table-cell>
          <table:table-cell table:formula="of:=IF([.A809]=2;[.C809];NA())" office:value-type="string" office:string-value="" calcext:value-type="error">
            <text:p>#N/DISP</text:p>
          </table:table-cell>
          <table:table-cell table:formula="of:=IF([.A809]=3;[.C8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8152" calcext:value-type="float">
            <text:p>4,98152</text:p>
          </table:table-cell>
          <table:table-cell office:value-type="float" office:value="11.17641" calcext:value-type="float">
            <text:p>11,17641</text:p>
          </table:table-cell>
          <table:table-cell table:formula="of:=IF([.A810]=0;[.C810];NA())" office:value-type="float" office:value="11.17641" calcext:value-type="float">
            <text:p>11,17641</text:p>
          </table:table-cell>
          <table:table-cell table:formula="of:=IF([.A810]=1;[.C810];NA())" office:value-type="string" office:string-value="" calcext:value-type="error">
            <text:p>#N/DISP</text:p>
          </table:table-cell>
          <table:table-cell table:formula="of:=IF([.A810]=2;[.C810];NA())" office:value-type="string" office:string-value="" calcext:value-type="error">
            <text:p>#N/DISP</text:p>
          </table:table-cell>
          <table:table-cell table:formula="of:=IF([.A810]=3;[.C8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3233" calcext:value-type="float">
            <text:p>4,93233</text:p>
          </table:table-cell>
          <table:table-cell office:value-type="float" office:value="11.10488" calcext:value-type="float">
            <text:p>11,10488</text:p>
          </table:table-cell>
          <table:table-cell table:formula="of:=IF([.A811]=0;[.C811];NA())" office:value-type="float" office:value="11.10488" calcext:value-type="float">
            <text:p>11,10488</text:p>
          </table:table-cell>
          <table:table-cell table:formula="of:=IF([.A811]=1;[.C811];NA())" office:value-type="string" office:string-value="" calcext:value-type="error">
            <text:p>#N/DISP</text:p>
          </table:table-cell>
          <table:table-cell table:formula="of:=IF([.A811]=2;[.C811];NA())" office:value-type="string" office:string-value="" calcext:value-type="error">
            <text:p>#N/DISP</text:p>
          </table:table-cell>
          <table:table-cell table:formula="of:=IF([.A811]=3;[.C8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8442" calcext:value-type="float">
            <text:p>4,88442</text:p>
          </table:table-cell>
          <table:table-cell office:value-type="float" office:value="11.03226" calcext:value-type="float">
            <text:p>11,03226</text:p>
          </table:table-cell>
          <table:table-cell table:formula="of:=IF([.A812]=0;[.C812];NA())" office:value-type="float" office:value="11.03226" calcext:value-type="float">
            <text:p>11,03226</text:p>
          </table:table-cell>
          <table:table-cell table:formula="of:=IF([.A812]=1;[.C812];NA())" office:value-type="string" office:string-value="" calcext:value-type="error">
            <text:p>#N/DISP</text:p>
          </table:table-cell>
          <table:table-cell table:formula="of:=IF([.A812]=2;[.C812];NA())" office:value-type="string" office:string-value="" calcext:value-type="error">
            <text:p>#N/DISP</text:p>
          </table:table-cell>
          <table:table-cell table:formula="of:=IF([.A812]=3;[.C8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378" calcext:value-type="float">
            <text:p>4,8378</text:p>
          </table:table-cell>
          <table:table-cell office:value-type="float" office:value="10.95858" calcext:value-type="float">
            <text:p>10,95858</text:p>
          </table:table-cell>
          <table:table-cell table:formula="of:=IF([.A813]=0;[.C813];NA())" office:value-type="float" office:value="10.95858" calcext:value-type="float">
            <text:p>10,95858</text:p>
          </table:table-cell>
          <table:table-cell table:formula="of:=IF([.A813]=1;[.C813];NA())" office:value-type="string" office:string-value="" calcext:value-type="error">
            <text:p>#N/DISP</text:p>
          </table:table-cell>
          <table:table-cell table:formula="of:=IF([.A813]=2;[.C813];NA())" office:value-type="string" office:string-value="" calcext:value-type="error">
            <text:p>#N/DISP</text:p>
          </table:table-cell>
          <table:table-cell table:formula="of:=IF([.A813]=3;[.C8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9249" calcext:value-type="float">
            <text:p>4,79249</text:p>
          </table:table-cell>
          <table:table-cell office:value-type="float" office:value="10.88387" calcext:value-type="float">
            <text:p>10,88387</text:p>
          </table:table-cell>
          <table:table-cell table:formula="of:=IF([.A814]=0;[.C814];NA())" office:value-type="float" office:value="10.88387" calcext:value-type="float">
            <text:p>10,88387</text:p>
          </table:table-cell>
          <table:table-cell table:formula="of:=IF([.A814]=1;[.C814];NA())" office:value-type="string" office:string-value="" calcext:value-type="error">
            <text:p>#N/DISP</text:p>
          </table:table-cell>
          <table:table-cell table:formula="of:=IF([.A814]=2;[.C814];NA())" office:value-type="string" office:string-value="" calcext:value-type="error">
            <text:p>#N/DISP</text:p>
          </table:table-cell>
          <table:table-cell table:formula="of:=IF([.A814]=3;[.C8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853" calcext:value-type="float">
            <text:p>4,74853</text:p>
          </table:table-cell>
          <table:table-cell office:value-type="float" office:value="10.80815" calcext:value-type="float">
            <text:p>10,80815</text:p>
          </table:table-cell>
          <table:table-cell table:formula="of:=IF([.A815]=0;[.C815];NA())" office:value-type="float" office:value="10.80815" calcext:value-type="float">
            <text:p>10,80815</text:p>
          </table:table-cell>
          <table:table-cell table:formula="of:=IF([.A815]=1;[.C815];NA())" office:value-type="string" office:string-value="" calcext:value-type="error">
            <text:p>#N/DISP</text:p>
          </table:table-cell>
          <table:table-cell table:formula="of:=IF([.A815]=2;[.C815];NA())" office:value-type="string" office:string-value="" calcext:value-type="error">
            <text:p>#N/DISP</text:p>
          </table:table-cell>
          <table:table-cell table:formula="of:=IF([.A815]=3;[.C8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0593" calcext:value-type="float">
            <text:p>4,70593</text:p>
          </table:table-cell>
          <table:table-cell office:value-type="float" office:value="10.73143" calcext:value-type="float">
            <text:p>10,73143</text:p>
          </table:table-cell>
          <table:table-cell table:formula="of:=IF([.A816]=0;[.C816];NA())" office:value-type="float" office:value="10.73143" calcext:value-type="float">
            <text:p>10,73143</text:p>
          </table:table-cell>
          <table:table-cell table:formula="of:=IF([.A816]=1;[.C816];NA())" office:value-type="string" office:string-value="" calcext:value-type="error">
            <text:p>#N/DISP</text:p>
          </table:table-cell>
          <table:table-cell table:formula="of:=IF([.A816]=2;[.C816];NA())" office:value-type="string" office:string-value="" calcext:value-type="error">
            <text:p>#N/DISP</text:p>
          </table:table-cell>
          <table:table-cell table:formula="of:=IF([.A816]=3;[.C8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471" calcext:value-type="float">
            <text:p>4,66471</text:p>
          </table:table-cell>
          <table:table-cell office:value-type="float" office:value="10.65375" calcext:value-type="float">
            <text:p>10,65375</text:p>
          </table:table-cell>
          <table:table-cell table:formula="of:=IF([.A817]=0;[.C817];NA())" office:value-type="float" office:value="10.65375" calcext:value-type="float">
            <text:p>10,65375</text:p>
          </table:table-cell>
          <table:table-cell table:formula="of:=IF([.A817]=1;[.C817];NA())" office:value-type="string" office:string-value="" calcext:value-type="error">
            <text:p>#N/DISP</text:p>
          </table:table-cell>
          <table:table-cell table:formula="of:=IF([.A817]=2;[.C817];NA())" office:value-type="string" office:string-value="" calcext:value-type="error">
            <text:p>#N/DISP</text:p>
          </table:table-cell>
          <table:table-cell table:formula="of:=IF([.A817]=3;[.C8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249" calcext:value-type="float">
            <text:p>4,6249</text:p>
          </table:table-cell>
          <table:table-cell office:value-type="float" office:value="10.57513" calcext:value-type="float">
            <text:p>10,57513</text:p>
          </table:table-cell>
          <table:table-cell table:formula="of:=IF([.A818]=0;[.C818];NA())" office:value-type="float" office:value="10.57513" calcext:value-type="float">
            <text:p>10,57513</text:p>
          </table:table-cell>
          <table:table-cell table:formula="of:=IF([.A818]=1;[.C818];NA())" office:value-type="string" office:string-value="" calcext:value-type="error">
            <text:p>#N/DISP</text:p>
          </table:table-cell>
          <table:table-cell table:formula="of:=IF([.A818]=2;[.C818];NA())" office:value-type="string" office:string-value="" calcext:value-type="error">
            <text:p>#N/DISP</text:p>
          </table:table-cell>
          <table:table-cell table:formula="of:=IF([.A818]=3;[.C8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8652" calcext:value-type="float">
            <text:p>4,58652</text:p>
          </table:table-cell>
          <table:table-cell office:value-type="float" office:value="10.4956" calcext:value-type="float">
            <text:p>10,4956</text:p>
          </table:table-cell>
          <table:table-cell table:formula="of:=IF([.A819]=0;[.C819];NA())" office:value-type="float" office:value="10.4956" calcext:value-type="float">
            <text:p>10,4956</text:p>
          </table:table-cell>
          <table:table-cell table:formula="of:=IF([.A819]=1;[.C819];NA())" office:value-type="string" office:string-value="" calcext:value-type="error">
            <text:p>#N/DISP</text:p>
          </table:table-cell>
          <table:table-cell table:formula="of:=IF([.A819]=2;[.C819];NA())" office:value-type="string" office:string-value="" calcext:value-type="error">
            <text:p>#N/DISP</text:p>
          </table:table-cell>
          <table:table-cell table:formula="of:=IF([.A819]=3;[.C8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959" calcext:value-type="float">
            <text:p>4,54959</text:p>
          </table:table-cell>
          <table:table-cell office:value-type="float" office:value="10.41517" calcext:value-type="float">
            <text:p>10,41517</text:p>
          </table:table-cell>
          <table:table-cell table:formula="of:=IF([.A820]=0;[.C820];NA())" office:value-type="float" office:value="10.41517" calcext:value-type="float">
            <text:p>10,41517</text:p>
          </table:table-cell>
          <table:table-cell table:formula="of:=IF([.A820]=1;[.C820];NA())" office:value-type="string" office:string-value="" calcext:value-type="error">
            <text:p>#N/DISP</text:p>
          </table:table-cell>
          <table:table-cell table:formula="of:=IF([.A820]=2;[.C820];NA())" office:value-type="string" office:string-value="" calcext:value-type="error">
            <text:p>#N/DISP</text:p>
          </table:table-cell>
          <table:table-cell table:formula="of:=IF([.A820]=3;[.C8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1412" calcext:value-type="float">
            <text:p>4,51412</text:p>
          </table:table-cell>
          <table:table-cell office:value-type="float" office:value="10.33389" calcext:value-type="float">
            <text:p>10,33389</text:p>
          </table:table-cell>
          <table:table-cell table:formula="of:=IF([.A821]=0;[.C821];NA())" office:value-type="float" office:value="10.33389" calcext:value-type="float">
            <text:p>10,33389</text:p>
          </table:table-cell>
          <table:table-cell table:formula="of:=IF([.A821]=1;[.C821];NA())" office:value-type="string" office:string-value="" calcext:value-type="error">
            <text:p>#N/DISP</text:p>
          </table:table-cell>
          <table:table-cell table:formula="of:=IF([.A821]=2;[.C821];NA())" office:value-type="string" office:string-value="" calcext:value-type="error">
            <text:p>#N/DISP</text:p>
          </table:table-cell>
          <table:table-cell table:formula="of:=IF([.A821]=3;[.C8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014" calcext:value-type="float">
            <text:p>4,48014</text:p>
          </table:table-cell>
          <table:table-cell office:value-type="float" office:value="10.25177" calcext:value-type="float">
            <text:p>10,25177</text:p>
          </table:table-cell>
          <table:table-cell table:formula="of:=IF([.A822]=0;[.C822];NA())" office:value-type="float" office:value="10.25177" calcext:value-type="float">
            <text:p>10,25177</text:p>
          </table:table-cell>
          <table:table-cell table:formula="of:=IF([.A822]=1;[.C822];NA())" office:value-type="string" office:string-value="" calcext:value-type="error">
            <text:p>#N/DISP</text:p>
          </table:table-cell>
          <table:table-cell table:formula="of:=IF([.A822]=2;[.C822];NA())" office:value-type="string" office:string-value="" calcext:value-type="error">
            <text:p>#N/DISP</text:p>
          </table:table-cell>
          <table:table-cell table:formula="of:=IF([.A822]=3;[.C8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4766" calcext:value-type="float">
            <text:p>4,44766</text:p>
          </table:table-cell>
          <table:table-cell office:value-type="float" office:value="10.16884" calcext:value-type="float">
            <text:p>10,16884</text:p>
          </table:table-cell>
          <table:table-cell table:formula="of:=IF([.A823]=0;[.C823];NA())" office:value-type="float" office:value="10.16884" calcext:value-type="float">
            <text:p>10,16884</text:p>
          </table:table-cell>
          <table:table-cell table:formula="of:=IF([.A823]=1;[.C823];NA())" office:value-type="string" office:string-value="" calcext:value-type="error">
            <text:p>#N/DISP</text:p>
          </table:table-cell>
          <table:table-cell table:formula="of:=IF([.A823]=2;[.C823];NA())" office:value-type="string" office:string-value="" calcext:value-type="error">
            <text:p>#N/DISP</text:p>
          </table:table-cell>
          <table:table-cell table:formula="of:=IF([.A823]=3;[.C8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1671" calcext:value-type="float">
            <text:p>4,41671</text:p>
          </table:table-cell>
          <table:table-cell office:value-type="float" office:value="10.08513" calcext:value-type="float">
            <text:p>10,08513</text:p>
          </table:table-cell>
          <table:table-cell table:formula="of:=IF([.A824]=0;[.C824];NA())" office:value-type="float" office:value="10.08513" calcext:value-type="float">
            <text:p>10,08513</text:p>
          </table:table-cell>
          <table:table-cell table:formula="of:=IF([.A824]=1;[.C824];NA())" office:value-type="string" office:string-value="" calcext:value-type="error">
            <text:p>#N/DISP</text:p>
          </table:table-cell>
          <table:table-cell table:formula="of:=IF([.A824]=2;[.C824];NA())" office:value-type="string" office:string-value="" calcext:value-type="error">
            <text:p>#N/DISP</text:p>
          </table:table-cell>
          <table:table-cell table:formula="of:=IF([.A824]=3;[.C8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8729" calcext:value-type="float">
            <text:p>4,38729</text:p>
          </table:table-cell>
          <table:table-cell office:value-type="float" office:value="10.00067" calcext:value-type="float">
            <text:p>10,00067</text:p>
          </table:table-cell>
          <table:table-cell table:formula="of:=IF([.A825]=0;[.C825];NA())" office:value-type="float" office:value="10.00067" calcext:value-type="float">
            <text:p>10,00067</text:p>
          </table:table-cell>
          <table:table-cell table:formula="of:=IF([.A825]=1;[.C825];NA())" office:value-type="string" office:string-value="" calcext:value-type="error">
            <text:p>#N/DISP</text:p>
          </table:table-cell>
          <table:table-cell table:formula="of:=IF([.A825]=2;[.C825];NA())" office:value-type="string" office:string-value="" calcext:value-type="error">
            <text:p>#N/DISP</text:p>
          </table:table-cell>
          <table:table-cell table:formula="of:=IF([.A825]=3;[.C8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5944" calcext:value-type="float">
            <text:p>4,35944</text:p>
          </table:table-cell>
          <table:table-cell office:value-type="float" office:value="9.915489" calcext:value-type="float">
            <text:p>9,915489</text:p>
          </table:table-cell>
          <table:table-cell table:formula="of:=IF([.A826]=0;[.C826];NA())" office:value-type="float" office:value="9.915489" calcext:value-type="float">
            <text:p>9,915489</text:p>
          </table:table-cell>
          <table:table-cell table:formula="of:=IF([.A826]=1;[.C826];NA())" office:value-type="string" office:string-value="" calcext:value-type="error">
            <text:p>#N/DISP</text:p>
          </table:table-cell>
          <table:table-cell table:formula="of:=IF([.A826]=2;[.C826];NA())" office:value-type="string" office:string-value="" calcext:value-type="error">
            <text:p>#N/DISP</text:p>
          </table:table-cell>
          <table:table-cell table:formula="of:=IF([.A826]=3;[.C8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3317" calcext:value-type="float">
            <text:p>4,33317</text:p>
          </table:table-cell>
          <table:table-cell office:value-type="float" office:value="9.829609" calcext:value-type="float">
            <text:p>9,829609</text:p>
          </table:table-cell>
          <table:table-cell table:formula="of:=IF([.A827]=0;[.C827];NA())" office:value-type="float" office:value="9.829609" calcext:value-type="float">
            <text:p>9,829609</text:p>
          </table:table-cell>
          <table:table-cell table:formula="of:=IF([.A827]=1;[.C827];NA())" office:value-type="string" office:string-value="" calcext:value-type="error">
            <text:p>#N/DISP</text:p>
          </table:table-cell>
          <table:table-cell table:formula="of:=IF([.A827]=2;[.C827];NA())" office:value-type="string" office:string-value="" calcext:value-type="error">
            <text:p>#N/DISP</text:p>
          </table:table-cell>
          <table:table-cell table:formula="of:=IF([.A827]=3;[.C8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848" calcext:value-type="float">
            <text:p>4,30848</text:p>
          </table:table-cell>
          <table:table-cell office:value-type="float" office:value="9.743064" calcext:value-type="float">
            <text:p>9,743064</text:p>
          </table:table-cell>
          <table:table-cell table:formula="of:=IF([.A828]=0;[.C828];NA())" office:value-type="float" office:value="9.743064" calcext:value-type="float">
            <text:p>9,743064</text:p>
          </table:table-cell>
          <table:table-cell table:formula="of:=IF([.A828]=1;[.C828];NA())" office:value-type="string" office:string-value="" calcext:value-type="error">
            <text:p>#N/DISP</text:p>
          </table:table-cell>
          <table:table-cell table:formula="of:=IF([.A828]=2;[.C828];NA())" office:value-type="string" office:string-value="" calcext:value-type="error">
            <text:p>#N/DISP</text:p>
          </table:table-cell>
          <table:table-cell table:formula="of:=IF([.A828]=3;[.C8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54" calcext:value-type="float">
            <text:p>4,2854</text:p>
          </table:table-cell>
          <table:table-cell office:value-type="float" office:value="9.655882" calcext:value-type="float">
            <text:p>9,655882</text:p>
          </table:table-cell>
          <table:table-cell table:formula="of:=IF([.A829]=0;[.C829];NA())" office:value-type="float" office:value="9.655882" calcext:value-type="float">
            <text:p>9,655882</text:p>
          </table:table-cell>
          <table:table-cell table:formula="of:=IF([.A829]=1;[.C829];NA())" office:value-type="string" office:string-value="" calcext:value-type="error">
            <text:p>#N/DISP</text:p>
          </table:table-cell>
          <table:table-cell table:formula="of:=IF([.A829]=2;[.C829];NA())" office:value-type="string" office:string-value="" calcext:value-type="error">
            <text:p>#N/DISP</text:p>
          </table:table-cell>
          <table:table-cell table:formula="of:=IF([.A829]=3;[.C8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395" calcext:value-type="float">
            <text:p>4,26395</text:p>
          </table:table-cell>
          <table:table-cell office:value-type="float" office:value="9.568093" calcext:value-type="float">
            <text:p>9,568093</text:p>
          </table:table-cell>
          <table:table-cell table:formula="of:=IF([.A830]=0;[.C830];NA())" office:value-type="float" office:value="9.568093" calcext:value-type="float">
            <text:p>9,568093</text:p>
          </table:table-cell>
          <table:table-cell table:formula="of:=IF([.A830]=1;[.C830];NA())" office:value-type="string" office:string-value="" calcext:value-type="error">
            <text:p>#N/DISP</text:p>
          </table:table-cell>
          <table:table-cell table:formula="of:=IF([.A830]=2;[.C830];NA())" office:value-type="string" office:string-value="" calcext:value-type="error">
            <text:p>#N/DISP</text:p>
          </table:table-cell>
          <table:table-cell table:formula="of:=IF([.A830]=3;[.C8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4413" calcext:value-type="float">
            <text:p>4,24413</text:p>
          </table:table-cell>
          <table:table-cell office:value-type="float" office:value="9.479729" calcext:value-type="float">
            <text:p>9,479729</text:p>
          </table:table-cell>
          <table:table-cell table:formula="of:=IF([.A831]=0;[.C831];NA())" office:value-type="float" office:value="9.479729" calcext:value-type="float">
            <text:p>9,479729</text:p>
          </table:table-cell>
          <table:table-cell table:formula="of:=IF([.A831]=1;[.C831];NA())" office:value-type="string" office:string-value="" calcext:value-type="error">
            <text:p>#N/DISP</text:p>
          </table:table-cell>
          <table:table-cell table:formula="of:=IF([.A831]=2;[.C831];NA())" office:value-type="string" office:string-value="" calcext:value-type="error">
            <text:p>#N/DISP</text:p>
          </table:table-cell>
          <table:table-cell table:formula="of:=IF([.A831]=3;[.C8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597" calcext:value-type="float">
            <text:p>4,22597</text:p>
          </table:table-cell>
          <table:table-cell office:value-type="float" office:value="9.390819" calcext:value-type="float">
            <text:p>9,390819</text:p>
          </table:table-cell>
          <table:table-cell table:formula="of:=IF([.A832]=0;[.C832];NA())" office:value-type="float" office:value="9.390819" calcext:value-type="float">
            <text:p>9,390819</text:p>
          </table:table-cell>
          <table:table-cell table:formula="of:=IF([.A832]=1;[.C832];NA())" office:value-type="string" office:string-value="" calcext:value-type="error">
            <text:p>#N/DISP</text:p>
          </table:table-cell>
          <table:table-cell table:formula="of:=IF([.A832]=2;[.C832];NA())" office:value-type="string" office:string-value="" calcext:value-type="error">
            <text:p>#N/DISP</text:p>
          </table:table-cell>
          <table:table-cell table:formula="of:=IF([.A832]=3;[.C8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0947" calcext:value-type="float">
            <text:p>4,20947</text:p>
          </table:table-cell>
          <table:table-cell office:value-type="float" office:value="9.301394" calcext:value-type="float">
            <text:p>9,301394</text:p>
          </table:table-cell>
          <table:table-cell table:formula="of:=IF([.A833]=0;[.C833];NA())" office:value-type="float" office:value="9.301394" calcext:value-type="float">
            <text:p>9,301394</text:p>
          </table:table-cell>
          <table:table-cell table:formula="of:=IF([.A833]=1;[.C833];NA())" office:value-type="string" office:string-value="" calcext:value-type="error">
            <text:p>#N/DISP</text:p>
          </table:table-cell>
          <table:table-cell table:formula="of:=IF([.A833]=2;[.C833];NA())" office:value-type="string" office:string-value="" calcext:value-type="error">
            <text:p>#N/DISP</text:p>
          </table:table-cell>
          <table:table-cell table:formula="of:=IF([.A833]=3;[.C8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465" calcext:value-type="float">
            <text:p>4,19465</text:p>
          </table:table-cell>
          <table:table-cell office:value-type="float" office:value="9.211487" calcext:value-type="float">
            <text:p>9,211487</text:p>
          </table:table-cell>
          <table:table-cell table:formula="of:=IF([.A834]=0;[.C834];NA())" office:value-type="float" office:value="9.211487" calcext:value-type="float">
            <text:p>9,211487</text:p>
          </table:table-cell>
          <table:table-cell table:formula="of:=IF([.A834]=1;[.C834];NA())" office:value-type="string" office:string-value="" calcext:value-type="error">
            <text:p>#N/DISP</text:p>
          </table:table-cell>
          <table:table-cell table:formula="of:=IF([.A834]=2;[.C834];NA())" office:value-type="string" office:string-value="" calcext:value-type="error">
            <text:p>#N/DISP</text:p>
          </table:table-cell>
          <table:table-cell table:formula="of:=IF([.A834]=3;[.C8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8152" calcext:value-type="float">
            <text:p>4,18152</text:p>
          </table:table-cell>
          <table:table-cell office:value-type="float" office:value="9.121127" calcext:value-type="float">
            <text:p>9,121127</text:p>
          </table:table-cell>
          <table:table-cell table:formula="of:=IF([.A835]=0;[.C835];NA())" office:value-type="float" office:value="9.121127" calcext:value-type="float">
            <text:p>9,121127</text:p>
          </table:table-cell>
          <table:table-cell table:formula="of:=IF([.A835]=1;[.C835];NA())" office:value-type="string" office:string-value="" calcext:value-type="error">
            <text:p>#N/DISP</text:p>
          </table:table-cell>
          <table:table-cell table:formula="of:=IF([.A835]=2;[.C835];NA())" office:value-type="string" office:string-value="" calcext:value-type="error">
            <text:p>#N/DISP</text:p>
          </table:table-cell>
          <table:table-cell table:formula="of:=IF([.A835]=3;[.C8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701" calcext:value-type="float">
            <text:p>4,1701</text:p>
          </table:table-cell>
          <table:table-cell office:value-type="float" office:value="9.0303476" calcext:value-type="float">
            <text:p>9,0303476</text:p>
          </table:table-cell>
          <table:table-cell table:formula="of:=IF([.A836]=0;[.C836];NA())" office:value-type="float" office:value="9.0303476" calcext:value-type="float">
            <text:p>9,0303476</text:p>
          </table:table-cell>
          <table:table-cell table:formula="of:=IF([.A836]=1;[.C836];NA())" office:value-type="string" office:string-value="" calcext:value-type="error">
            <text:p>#N/DISP</text:p>
          </table:table-cell>
          <table:table-cell table:formula="of:=IF([.A836]=2;[.C836];NA())" office:value-type="string" office:string-value="" calcext:value-type="error">
            <text:p>#N/DISP</text:p>
          </table:table-cell>
          <table:table-cell table:formula="of:=IF([.A836]=3;[.C8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8.9391804" calcext:value-type="float">
            <text:p>8,9391804</text:p>
          </table:table-cell>
          <table:table-cell table:formula="of:=IF([.A837]=0;[.C837];NA())" office:value-type="float" office:value="8.9391804" calcext:value-type="float">
            <text:p>8,9391804</text:p>
          </table:table-cell>
          <table:table-cell table:formula="of:=IF([.A837]=1;[.C837];NA())" office:value-type="string" office:string-value="" calcext:value-type="error">
            <text:p>#N/DISP</text:p>
          </table:table-cell>
          <table:table-cell table:formula="of:=IF([.A837]=2;[.C837];NA())" office:value-type="string" office:string-value="" calcext:value-type="error">
            <text:p>#N/DISP</text:p>
          </table:table-cell>
          <table:table-cell table:formula="of:=IF([.A837]=3;[.C8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239" calcext:value-type="float">
            <text:p>4,15239</text:p>
          </table:table-cell>
          <table:table-cell office:value-type="float" office:value="8.847658" calcext:value-type="float">
            <text:p>8,847658</text:p>
          </table:table-cell>
          <table:table-cell table:formula="of:=IF([.A838]=0;[.C838];NA())" office:value-type="float" office:value="8.847658" calcext:value-type="float">
            <text:p>8,847658</text:p>
          </table:table-cell>
          <table:table-cell table:formula="of:=IF([.A838]=1;[.C838];NA())" office:value-type="string" office:string-value="" calcext:value-type="error">
            <text:p>#N/DISP</text:p>
          </table:table-cell>
          <table:table-cell table:formula="of:=IF([.A838]=2;[.C838];NA())" office:value-type="string" office:string-value="" calcext:value-type="error">
            <text:p>#N/DISP</text:p>
          </table:table-cell>
          <table:table-cell table:formula="of:=IF([.A838]=3;[.C8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8.755813" calcext:value-type="float">
            <text:p>8,755813</text:p>
          </table:table-cell>
          <table:table-cell table:formula="of:=IF([.A839]=0;[.C839];NA())" office:value-type="float" office:value="8.755813" calcext:value-type="float">
            <text:p>8,755813</text:p>
          </table:table-cell>
          <table:table-cell table:formula="of:=IF([.A839]=1;[.C839];NA())" office:value-type="string" office:string-value="" calcext:value-type="error">
            <text:p>#N/DISP</text:p>
          </table:table-cell>
          <table:table-cell table:formula="of:=IF([.A839]=2;[.C839];NA())" office:value-type="string" office:string-value="" calcext:value-type="error">
            <text:p>#N/DISP</text:p>
          </table:table-cell>
          <table:table-cell table:formula="of:=IF([.A839]=3;[.C8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163" calcext:value-type="float">
            <text:p>4,14163</text:p>
          </table:table-cell>
          <table:table-cell office:value-type="float" office:value="8.663678" calcext:value-type="float">
            <text:p>8,663678</text:p>
          </table:table-cell>
          <table:table-cell table:formula="of:=IF([.A840]=0;[.C840];NA())" office:value-type="float" office:value="8.663678" calcext:value-type="float">
            <text:p>8,663678</text:p>
          </table:table-cell>
          <table:table-cell table:formula="of:=IF([.A840]=1;[.C840];NA())" office:value-type="string" office:string-value="" calcext:value-type="error">
            <text:p>#N/DISP</text:p>
          </table:table-cell>
          <table:table-cell table:formula="of:=IF([.A840]=2;[.C840];NA())" office:value-type="string" office:string-value="" calcext:value-type="error">
            <text:p>#N/DISP</text:p>
          </table:table-cell>
          <table:table-cell table:formula="of:=IF([.A840]=3;[.C8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3887" calcext:value-type="float">
            <text:p>4,13887</text:p>
          </table:table-cell>
          <table:table-cell office:value-type="float" office:value="8.571286" calcext:value-type="float">
            <text:p>8,571286</text:p>
          </table:table-cell>
          <table:table-cell table:formula="of:=IF([.A841]=0;[.C841];NA())" office:value-type="float" office:value="8.571286" calcext:value-type="float">
            <text:p>8,571286</text:p>
          </table:table-cell>
          <table:table-cell table:formula="of:=IF([.A841]=1;[.C841];NA())" office:value-type="string" office:string-value="" calcext:value-type="error">
            <text:p>#N/DISP</text:p>
          </table:table-cell>
          <table:table-cell table:formula="of:=IF([.A841]=2;[.C841];NA())" office:value-type="string" office:string-value="" calcext:value-type="error">
            <text:p>#N/DISP</text:p>
          </table:table-cell>
          <table:table-cell table:formula="of:=IF([.A841]=3;[.C8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3787" calcext:value-type="float">
            <text:p>4,13787</text:p>
          </table:table-cell>
          <table:table-cell office:value-type="float" office:value="8.478671" calcext:value-type="float">
            <text:p>8,478671</text:p>
          </table:table-cell>
          <table:table-cell table:formula="of:=IF([.A842]=0;[.C842];NA())" office:value-type="float" office:value="8.478671" calcext:value-type="float">
            <text:p>8,478671</text:p>
          </table:table-cell>
          <table:table-cell table:formula="of:=IF([.A842]=1;[.C842];NA())" office:value-type="string" office:string-value="" calcext:value-type="error">
            <text:p>#N/DISP</text:p>
          </table:table-cell>
          <table:table-cell table:formula="of:=IF([.A842]=2;[.C842];NA())" office:value-type="string" office:string-value="" calcext:value-type="error">
            <text:p>#N/DISP</text:p>
          </table:table-cell>
          <table:table-cell table:formula="of:=IF([.A842]=3;[.C8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3864" calcext:value-type="float">
            <text:p>4,13864</text:p>
          </table:table-cell>
          <table:table-cell office:value-type="float" office:value="8.385867" calcext:value-type="float">
            <text:p>8,385867</text:p>
          </table:table-cell>
          <table:table-cell table:formula="of:=IF([.A843]=0;[.C843];NA())" office:value-type="float" office:value="8.385867" calcext:value-type="float">
            <text:p>8,385867</text:p>
          </table:table-cell>
          <table:table-cell table:formula="of:=IF([.A843]=1;[.C843];NA())" office:value-type="string" office:string-value="" calcext:value-type="error">
            <text:p>#N/DISP</text:p>
          </table:table-cell>
          <table:table-cell table:formula="of:=IF([.A843]=2;[.C843];NA())" office:value-type="string" office:string-value="" calcext:value-type="error">
            <text:p>#N/DISP</text:p>
          </table:table-cell>
          <table:table-cell table:formula="of:=IF([.A843]=3;[.C8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118" calcext:value-type="float">
            <text:p>4,14118</text:p>
          </table:table-cell>
          <table:table-cell office:value-type="float" office:value="8.292907" calcext:value-type="float">
            <text:p>8,292907</text:p>
          </table:table-cell>
          <table:table-cell table:formula="of:=IF([.A844]=0;[.C844];NA())" office:value-type="float" office:value="8.292907" calcext:value-type="float">
            <text:p>8,292907</text:p>
          </table:table-cell>
          <table:table-cell table:formula="of:=IF([.A844]=1;[.C844];NA())" office:value-type="string" office:string-value="" calcext:value-type="error">
            <text:p>#N/DISP</text:p>
          </table:table-cell>
          <table:table-cell table:formula="of:=IF([.A844]=2;[.C844];NA())" office:value-type="string" office:string-value="" calcext:value-type="error">
            <text:p>#N/DISP</text:p>
          </table:table-cell>
          <table:table-cell table:formula="of:=IF([.A844]=3;[.C8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55" calcext:value-type="float">
            <text:p>4,1455</text:p>
          </table:table-cell>
          <table:table-cell office:value-type="float" office:value="8.199825" calcext:value-type="float">
            <text:p>8,199825</text:p>
          </table:table-cell>
          <table:table-cell table:formula="of:=IF([.A845]=0;[.C845];NA())" office:value-type="float" office:value="8.199825" calcext:value-type="float">
            <text:p>8,199825</text:p>
          </table:table-cell>
          <table:table-cell table:formula="of:=IF([.A845]=1;[.C845];NA())" office:value-type="string" office:string-value="" calcext:value-type="error">
            <text:p>#N/DISP</text:p>
          </table:table-cell>
          <table:table-cell table:formula="of:=IF([.A845]=2;[.C845];NA())" office:value-type="string" office:string-value="" calcext:value-type="error">
            <text:p>#N/DISP</text:p>
          </table:table-cell>
          <table:table-cell table:formula="of:=IF([.A845]=3;[.C8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162" calcext:value-type="float">
            <text:p>4,15162</text:p>
          </table:table-cell>
          <table:table-cell office:value-type="float" office:value="8.106656" calcext:value-type="float">
            <text:p>8,106656</text:p>
          </table:table-cell>
          <table:table-cell table:formula="of:=IF([.A846]=0;[.C846];NA())" office:value-type="float" office:value="8.106656" calcext:value-type="float">
            <text:p>8,106656</text:p>
          </table:table-cell>
          <table:table-cell table:formula="of:=IF([.A846]=1;[.C846];NA())" office:value-type="string" office:string-value="" calcext:value-type="error">
            <text:p>#N/DISP</text:p>
          </table:table-cell>
          <table:table-cell table:formula="of:=IF([.A846]=2;[.C846];NA())" office:value-type="string" office:string-value="" calcext:value-type="error">
            <text:p>#N/DISP</text:p>
          </table:table-cell>
          <table:table-cell table:formula="of:=IF([.A846]=3;[.C8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952" calcext:value-type="float">
            <text:p>4,15952</text:p>
          </table:table-cell>
          <table:table-cell office:value-type="float" office:value="8.013433" calcext:value-type="float">
            <text:p>8,013433</text:p>
          </table:table-cell>
          <table:table-cell table:formula="of:=IF([.A847]=0;[.C847];NA())" office:value-type="float" office:value="8.013433" calcext:value-type="float">
            <text:p>8,013433</text:p>
          </table:table-cell>
          <table:table-cell table:formula="of:=IF([.A847]=1;[.C847];NA())" office:value-type="string" office:string-value="" calcext:value-type="error">
            <text:p>#N/DISP</text:p>
          </table:table-cell>
          <table:table-cell table:formula="of:=IF([.A847]=2;[.C847];NA())" office:value-type="string" office:string-value="" calcext:value-type="error">
            <text:p>#N/DISP</text:p>
          </table:table-cell>
          <table:table-cell table:formula="of:=IF([.A847]=3;[.C8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6921" calcext:value-type="float">
            <text:p>4,16921</text:p>
          </table:table-cell>
          <table:table-cell office:value-type="float" office:value="7.92019" calcext:value-type="float">
            <text:p>7,92019</text:p>
          </table:table-cell>
          <table:table-cell table:formula="of:=IF([.A848]=0;[.C848];NA())" office:value-type="string" office:string-value="" calcext:value-type="error">
            <text:p>#N/DISP</text:p>
          </table:table-cell>
          <table:table-cell table:formula="of:=IF([.A848]=1;[.C848];NA())" office:value-type="string" office:string-value="" calcext:value-type="error">
            <text:p>#N/DISP</text:p>
          </table:table-cell>
          <table:table-cell table:formula="of:=IF([.A848]=2;[.C848];NA())" office:value-type="float" office:value="7.92019" calcext:value-type="float">
            <text:p>7,92019</text:p>
          </table:table-cell>
          <table:table-cell table:formula="of:=IF([.A848]=3;[.C8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8071" calcext:value-type="float">
            <text:p>4,18071</text:p>
          </table:table-cell>
          <table:table-cell office:value-type="float" office:value="7.82696" calcext:value-type="float">
            <text:p>7,82696</text:p>
          </table:table-cell>
          <table:table-cell table:formula="of:=IF([.A849]=0;[.C849];NA())" office:value-type="string" office:string-value="" calcext:value-type="error">
            <text:p>#N/DISP</text:p>
          </table:table-cell>
          <table:table-cell table:formula="of:=IF([.A849]=1;[.C849];NA())" office:value-type="string" office:string-value="" calcext:value-type="error">
            <text:p>#N/DISP</text:p>
          </table:table-cell>
          <table:table-cell table:formula="of:=IF([.A849]=2;[.C849];NA())" office:value-type="float" office:value="7.82696" calcext:value-type="float">
            <text:p>7,82696</text:p>
          </table:table-cell>
          <table:table-cell table:formula="of:=IF([.A849]=3;[.C8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94" calcext:value-type="float">
            <text:p>4,194</text:p>
          </table:table-cell>
          <table:table-cell office:value-type="float" office:value="7.73379" calcext:value-type="float">
            <text:p>7,73379</text:p>
          </table:table-cell>
          <table:table-cell table:formula="of:=IF([.A850]=0;[.C850];NA())" office:value-type="string" office:string-value="" calcext:value-type="error">
            <text:p>#N/DISP</text:p>
          </table:table-cell>
          <table:table-cell table:formula="of:=IF([.A850]=1;[.C850];NA())" office:value-type="string" office:string-value="" calcext:value-type="error">
            <text:p>#N/DISP</text:p>
          </table:table-cell>
          <table:table-cell table:formula="of:=IF([.A850]=2;[.C850];NA())" office:value-type="float" office:value="7.73379" calcext:value-type="float">
            <text:p>7,73379</text:p>
          </table:table-cell>
          <table:table-cell table:formula="of:=IF([.A850]=3;[.C8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091" calcext:value-type="float">
            <text:p>4,2091</text:p>
          </table:table-cell>
          <table:table-cell office:value-type="float" office:value="7.6407" calcext:value-type="float">
            <text:p>7,6407</text:p>
          </table:table-cell>
          <table:table-cell table:formula="of:=IF([.A851]=0;[.C851];NA())" office:value-type="string" office:string-value="" calcext:value-type="error">
            <text:p>#N/DISP</text:p>
          </table:table-cell>
          <table:table-cell table:formula="of:=IF([.A851]=1;[.C851];NA())" office:value-type="string" office:string-value="" calcext:value-type="error">
            <text:p>#N/DISP</text:p>
          </table:table-cell>
          <table:table-cell table:formula="of:=IF([.A851]=2;[.C851];NA())" office:value-type="float" office:value="7.6407" calcext:value-type="float">
            <text:p>7,6407</text:p>
          </table:table-cell>
          <table:table-cell table:formula="of:=IF([.A851]=3;[.C8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2601" calcext:value-type="float">
            <text:p>4,22601</text:p>
          </table:table-cell>
          <table:table-cell office:value-type="float" office:value="7.54773" calcext:value-type="float">
            <text:p>7,54773</text:p>
          </table:table-cell>
          <table:table-cell table:formula="of:=IF([.A852]=0;[.C852];NA())" office:value-type="string" office:string-value="" calcext:value-type="error">
            <text:p>#N/DISP</text:p>
          </table:table-cell>
          <table:table-cell table:formula="of:=IF([.A852]=1;[.C852];NA())" office:value-type="string" office:string-value="" calcext:value-type="error">
            <text:p>#N/DISP</text:p>
          </table:table-cell>
          <table:table-cell table:formula="of:=IF([.A852]=2;[.C852];NA())" office:value-type="float" office:value="7.54773" calcext:value-type="float">
            <text:p>7,54773</text:p>
          </table:table-cell>
          <table:table-cell table:formula="of:=IF([.A852]=3;[.C8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4472" calcext:value-type="float">
            <text:p>4,24472</text:p>
          </table:table-cell>
          <table:table-cell office:value-type="float" office:value="7.45492" calcext:value-type="float">
            <text:p>7,45492</text:p>
          </table:table-cell>
          <table:table-cell table:formula="of:=IF([.A853]=0;[.C853];NA())" office:value-type="string" office:string-value="" calcext:value-type="error">
            <text:p>#N/DISP</text:p>
          </table:table-cell>
          <table:table-cell table:formula="of:=IF([.A853]=1;[.C853];NA())" office:value-type="string" office:string-value="" calcext:value-type="error">
            <text:p>#N/DISP</text:p>
          </table:table-cell>
          <table:table-cell table:formula="of:=IF([.A853]=2;[.C853];NA())" office:value-type="float" office:value="7.45492" calcext:value-type="float">
            <text:p>7,45492</text:p>
          </table:table-cell>
          <table:table-cell table:formula="of:=IF([.A853]=3;[.C8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6523" calcext:value-type="float">
            <text:p>4,26523</text:p>
          </table:table-cell>
          <table:table-cell office:value-type="float" office:value="7.36229" calcext:value-type="float">
            <text:p>7,36229</text:p>
          </table:table-cell>
          <table:table-cell table:formula="of:=IF([.A854]=0;[.C854];NA())" office:value-type="string" office:string-value="" calcext:value-type="error">
            <text:p>#N/DISP</text:p>
          </table:table-cell>
          <table:table-cell table:formula="of:=IF([.A854]=1;[.C854];NA())" office:value-type="string" office:string-value="" calcext:value-type="error">
            <text:p>#N/DISP</text:p>
          </table:table-cell>
          <table:table-cell table:formula="of:=IF([.A854]=2;[.C854];NA())" office:value-type="float" office:value="7.36229" calcext:value-type="float">
            <text:p>7,36229</text:p>
          </table:table-cell>
          <table:table-cell table:formula="of:=IF([.A854]=3;[.C8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8756" calcext:value-type="float">
            <text:p>4,28756</text:p>
          </table:table-cell>
          <table:table-cell office:value-type="float" office:value="7.26989" calcext:value-type="float">
            <text:p>7,26989</text:p>
          </table:table-cell>
          <table:table-cell table:formula="of:=IF([.A855]=0;[.C855];NA())" office:value-type="string" office:string-value="" calcext:value-type="error">
            <text:p>#N/DISP</text:p>
          </table:table-cell>
          <table:table-cell table:formula="of:=IF([.A855]=1;[.C855];NA())" office:value-type="string" office:string-value="" calcext:value-type="error">
            <text:p>#N/DISP</text:p>
          </table:table-cell>
          <table:table-cell table:formula="of:=IF([.A855]=2;[.C855];NA())" office:value-type="float" office:value="7.26989" calcext:value-type="float">
            <text:p>7,26989</text:p>
          </table:table-cell>
          <table:table-cell table:formula="of:=IF([.A855]=3;[.C8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1168" calcext:value-type="float">
            <text:p>4,31168</text:p>
          </table:table-cell>
          <table:table-cell office:value-type="float" office:value="7.17775" calcext:value-type="float">
            <text:p>7,17775</text:p>
          </table:table-cell>
          <table:table-cell table:formula="of:=IF([.A856]=0;[.C856];NA())" office:value-type="string" office:string-value="" calcext:value-type="error">
            <text:p>#N/DISP</text:p>
          </table:table-cell>
          <table:table-cell table:formula="of:=IF([.A856]=1;[.C856];NA())" office:value-type="string" office:string-value="" calcext:value-type="error">
            <text:p>#N/DISP</text:p>
          </table:table-cell>
          <table:table-cell table:formula="of:=IF([.A856]=2;[.C856];NA())" office:value-type="float" office:value="7.17775" calcext:value-type="float">
            <text:p>7,17775</text:p>
          </table:table-cell>
          <table:table-cell table:formula="of:=IF([.A856]=3;[.C8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3761" calcext:value-type="float">
            <text:p>4,33761</text:p>
          </table:table-cell>
          <table:table-cell office:value-type="float" office:value="7.08591" calcext:value-type="float">
            <text:p>7,08591</text:p>
          </table:table-cell>
          <table:table-cell table:formula="of:=IF([.A857]=0;[.C857];NA())" office:value-type="string" office:string-value="" calcext:value-type="error">
            <text:p>#N/DISP</text:p>
          </table:table-cell>
          <table:table-cell table:formula="of:=IF([.A857]=1;[.C857];NA())" office:value-type="string" office:string-value="" calcext:value-type="error">
            <text:p>#N/DISP</text:p>
          </table:table-cell>
          <table:table-cell table:formula="of:=IF([.A857]=2;[.C857];NA())" office:value-type="float" office:value="7.08591" calcext:value-type="float">
            <text:p>7,08591</text:p>
          </table:table-cell>
          <table:table-cell table:formula="of:=IF([.A857]=3;[.C8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6534" calcext:value-type="float">
            <text:p>4,36534</text:p>
          </table:table-cell>
          <table:table-cell office:value-type="float" office:value="6.9944" calcext:value-type="float">
            <text:p>6,9944</text:p>
          </table:table-cell>
          <table:table-cell table:formula="of:=IF([.A858]=0;[.C858];NA())" office:value-type="string" office:string-value="" calcext:value-type="error">
            <text:p>#N/DISP</text:p>
          </table:table-cell>
          <table:table-cell table:formula="of:=IF([.A858]=1;[.C858];NA())" office:value-type="string" office:string-value="" calcext:value-type="error">
            <text:p>#N/DISP</text:p>
          </table:table-cell>
          <table:table-cell table:formula="of:=IF([.A858]=2;[.C858];NA())" office:value-type="float" office:value="6.9944" calcext:value-type="float">
            <text:p>6,9944</text:p>
          </table:table-cell>
          <table:table-cell table:formula="of:=IF([.A858]=3;[.C8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9486" calcext:value-type="float">
            <text:p>4,39486</text:p>
          </table:table-cell>
          <table:table-cell office:value-type="float" office:value="6.90326" calcext:value-type="float">
            <text:p>6,90326</text:p>
          </table:table-cell>
          <table:table-cell table:formula="of:=IF([.A859]=0;[.C859];NA())" office:value-type="string" office:string-value="" calcext:value-type="error">
            <text:p>#N/DISP</text:p>
          </table:table-cell>
          <table:table-cell table:formula="of:=IF([.A859]=1;[.C859];NA())" office:value-type="string" office:string-value="" calcext:value-type="error">
            <text:p>#N/DISP</text:p>
          </table:table-cell>
          <table:table-cell table:formula="of:=IF([.A859]=2;[.C859];NA())" office:value-type="float" office:value="6.90326" calcext:value-type="float">
            <text:p>6,90326</text:p>
          </table:table-cell>
          <table:table-cell table:formula="of:=IF([.A859]=3;[.C8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2618" calcext:value-type="float">
            <text:p>4,42618</text:p>
          </table:table-cell>
          <table:table-cell office:value-type="float" office:value="6.81252" calcext:value-type="float">
            <text:p>6,81252</text:p>
          </table:table-cell>
          <table:table-cell table:formula="of:=IF([.A860]=0;[.C860];NA())" office:value-type="string" office:string-value="" calcext:value-type="error">
            <text:p>#N/DISP</text:p>
          </table:table-cell>
          <table:table-cell table:formula="of:=IF([.A860]=1;[.C860];NA())" office:value-type="string" office:string-value="" calcext:value-type="error">
            <text:p>#N/DISP</text:p>
          </table:table-cell>
          <table:table-cell table:formula="of:=IF([.A860]=2;[.C860];NA())" office:value-type="float" office:value="6.81252" calcext:value-type="float">
            <text:p>6,81252</text:p>
          </table:table-cell>
          <table:table-cell table:formula="of:=IF([.A860]=3;[.C8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5929" calcext:value-type="float">
            <text:p>4,45929</text:p>
          </table:table-cell>
          <table:table-cell office:value-type="float" office:value="6.72221" calcext:value-type="float">
            <text:p>6,72221</text:p>
          </table:table-cell>
          <table:table-cell table:formula="of:=IF([.A861]=0;[.C861];NA())" office:value-type="string" office:string-value="" calcext:value-type="error">
            <text:p>#N/DISP</text:p>
          </table:table-cell>
          <table:table-cell table:formula="of:=IF([.A861]=1;[.C861];NA())" office:value-type="string" office:string-value="" calcext:value-type="error">
            <text:p>#N/DISP</text:p>
          </table:table-cell>
          <table:table-cell table:formula="of:=IF([.A861]=2;[.C861];NA())" office:value-type="float" office:value="6.72221" calcext:value-type="float">
            <text:p>6,72221</text:p>
          </table:table-cell>
          <table:table-cell table:formula="of:=IF([.A861]=3;[.C8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9417" calcext:value-type="float">
            <text:p>4,49417</text:p>
          </table:table-cell>
          <table:table-cell office:value-type="float" office:value="6.63238" calcext:value-type="float">
            <text:p>6,63238</text:p>
          </table:table-cell>
          <table:table-cell table:formula="of:=IF([.A862]=0;[.C862];NA())" office:value-type="string" office:string-value="" calcext:value-type="error">
            <text:p>#N/DISP</text:p>
          </table:table-cell>
          <table:table-cell table:formula="of:=IF([.A862]=1;[.C862];NA())" office:value-type="string" office:string-value="" calcext:value-type="error">
            <text:p>#N/DISP</text:p>
          </table:table-cell>
          <table:table-cell table:formula="of:=IF([.A862]=2;[.C862];NA())" office:value-type="float" office:value="6.63238" calcext:value-type="float">
            <text:p>6,63238</text:p>
          </table:table-cell>
          <table:table-cell table:formula="of:=IF([.A862]=3;[.C8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3084" calcext:value-type="float">
            <text:p>4,53084</text:p>
          </table:table-cell>
          <table:table-cell office:value-type="float" office:value="6.54306" calcext:value-type="float">
            <text:p>6,54306</text:p>
          </table:table-cell>
          <table:table-cell table:formula="of:=IF([.A863]=0;[.C863];NA())" office:value-type="string" office:string-value="" calcext:value-type="error">
            <text:p>#N/DISP</text:p>
          </table:table-cell>
          <table:table-cell table:formula="of:=IF([.A863]=1;[.C863];NA())" office:value-type="string" office:string-value="" calcext:value-type="error">
            <text:p>#N/DISP</text:p>
          </table:table-cell>
          <table:table-cell table:formula="of:=IF([.A863]=2;[.C863];NA())" office:value-type="float" office:value="6.54306" calcext:value-type="float">
            <text:p>6,54306</text:p>
          </table:table-cell>
          <table:table-cell table:formula="of:=IF([.A863]=3;[.C8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927" calcext:value-type="float">
            <text:p>4,56927</text:p>
          </table:table-cell>
          <table:table-cell office:value-type="float" office:value="6.45427" calcext:value-type="float">
            <text:p>6,45427</text:p>
          </table:table-cell>
          <table:table-cell table:formula="of:=IF([.A864]=0;[.C864];NA())" office:value-type="string" office:string-value="" calcext:value-type="error">
            <text:p>#N/DISP</text:p>
          </table:table-cell>
          <table:table-cell table:formula="of:=IF([.A864]=1;[.C864];NA())" office:value-type="string" office:string-value="" calcext:value-type="error">
            <text:p>#N/DISP</text:p>
          </table:table-cell>
          <table:table-cell table:formula="of:=IF([.A864]=2;[.C864];NA())" office:value-type="float" office:value="6.45427" calcext:value-type="float">
            <text:p>6,45427</text:p>
          </table:table-cell>
          <table:table-cell table:formula="of:=IF([.A864]=3;[.C8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0946" calcext:value-type="float">
            <text:p>4,60946</text:p>
          </table:table-cell>
          <table:table-cell office:value-type="float" office:value="6.36607" calcext:value-type="float">
            <text:p>6,36607</text:p>
          </table:table-cell>
          <table:table-cell table:formula="of:=IF([.A865]=0;[.C865];NA())" office:value-type="string" office:string-value="" calcext:value-type="error">
            <text:p>#N/DISP</text:p>
          </table:table-cell>
          <table:table-cell table:formula="of:=IF([.A865]=1;[.C865];NA())" office:value-type="string" office:string-value="" calcext:value-type="error">
            <text:p>#N/DISP</text:p>
          </table:table-cell>
          <table:table-cell table:formula="of:=IF([.A865]=2;[.C865];NA())" office:value-type="float" office:value="6.36607" calcext:value-type="float">
            <text:p>6,36607</text:p>
          </table:table-cell>
          <table:table-cell table:formula="of:=IF([.A865]=3;[.C8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5141" calcext:value-type="float">
            <text:p>4,65141</text:p>
          </table:table-cell>
          <table:table-cell office:value-type="float" office:value="6.27848" calcext:value-type="float">
            <text:p>6,27848</text:p>
          </table:table-cell>
          <table:table-cell table:formula="of:=IF([.A866]=0;[.C866];NA())" office:value-type="string" office:string-value="" calcext:value-type="error">
            <text:p>#N/DISP</text:p>
          </table:table-cell>
          <table:table-cell table:formula="of:=IF([.A866]=1;[.C866];NA())" office:value-type="string" office:string-value="" calcext:value-type="error">
            <text:p>#N/DISP</text:p>
          </table:table-cell>
          <table:table-cell table:formula="of:=IF([.A866]=2;[.C866];NA())" office:value-type="float" office:value="6.27848" calcext:value-type="float">
            <text:p>6,27848</text:p>
          </table:table-cell>
          <table:table-cell table:formula="of:=IF([.A866]=3;[.C8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511" calcext:value-type="float">
            <text:p>4,69511</text:p>
          </table:table-cell>
          <table:table-cell office:value-type="float" office:value="6.19153" calcext:value-type="float">
            <text:p>6,19153</text:p>
          </table:table-cell>
          <table:table-cell table:formula="of:=IF([.A867]=0;[.C867];NA())" office:value-type="string" office:string-value="" calcext:value-type="error">
            <text:p>#N/DISP</text:p>
          </table:table-cell>
          <table:table-cell table:formula="of:=IF([.A867]=1;[.C867];NA())" office:value-type="string" office:string-value="" calcext:value-type="error">
            <text:p>#N/DISP</text:p>
          </table:table-cell>
          <table:table-cell table:formula="of:=IF([.A867]=2;[.C867];NA())" office:value-type="float" office:value="6.19153" calcext:value-type="float">
            <text:p>6,19153</text:p>
          </table:table-cell>
          <table:table-cell table:formula="of:=IF([.A867]=3;[.C8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4054" calcext:value-type="float">
            <text:p>4,74054</text:p>
          </table:table-cell>
          <table:table-cell office:value-type="float" office:value="6.10527" calcext:value-type="float">
            <text:p>6,10527</text:p>
          </table:table-cell>
          <table:table-cell table:formula="of:=IF([.A868]=0;[.C868];NA())" office:value-type="string" office:string-value="" calcext:value-type="error">
            <text:p>#N/DISP</text:p>
          </table:table-cell>
          <table:table-cell table:formula="of:=IF([.A868]=1;[.C868];NA())" office:value-type="string" office:string-value="" calcext:value-type="error">
            <text:p>#N/DISP</text:p>
          </table:table-cell>
          <table:table-cell table:formula="of:=IF([.A868]=2;[.C868];NA())" office:value-type="float" office:value="6.10527" calcext:value-type="float">
            <text:p>6,10527</text:p>
          </table:table-cell>
          <table:table-cell table:formula="of:=IF([.A868]=3;[.C8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8769" calcext:value-type="float">
            <text:p>4,78769</text:p>
          </table:table-cell>
          <table:table-cell office:value-type="float" office:value="6.01972" calcext:value-type="float">
            <text:p>6,01972</text:p>
          </table:table-cell>
          <table:table-cell table:formula="of:=IF([.A869]=0;[.C869];NA())" office:value-type="string" office:string-value="" calcext:value-type="error">
            <text:p>#N/DISP</text:p>
          </table:table-cell>
          <table:table-cell table:formula="of:=IF([.A869]=1;[.C869];NA())" office:value-type="string" office:string-value="" calcext:value-type="error">
            <text:p>#N/DISP</text:p>
          </table:table-cell>
          <table:table-cell table:formula="of:=IF([.A869]=2;[.C869];NA())" office:value-type="float" office:value="6.01972" calcext:value-type="float">
            <text:p>6,01972</text:p>
          </table:table-cell>
          <table:table-cell table:formula="of:=IF([.A869]=3;[.C8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3656" calcext:value-type="float">
            <text:p>4,83656</text:p>
          </table:table-cell>
          <table:table-cell office:value-type="float" office:value="5.93493" calcext:value-type="float">
            <text:p>5,93493</text:p>
          </table:table-cell>
          <table:table-cell table:formula="of:=IF([.A870]=0;[.C870];NA())" office:value-type="string" office:string-value="" calcext:value-type="error">
            <text:p>#N/DISP</text:p>
          </table:table-cell>
          <table:table-cell table:formula="of:=IF([.A870]=1;[.C870];NA())" office:value-type="string" office:string-value="" calcext:value-type="error">
            <text:p>#N/DISP</text:p>
          </table:table-cell>
          <table:table-cell table:formula="of:=IF([.A870]=2;[.C870];NA())" office:value-type="float" office:value="5.93493" calcext:value-type="float">
            <text:p>5,93493</text:p>
          </table:table-cell>
          <table:table-cell table:formula="of:=IF([.A870]=3;[.C8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8713" calcext:value-type="float">
            <text:p>4,88713</text:p>
          </table:table-cell>
          <table:table-cell office:value-type="float" office:value="5.85092" calcext:value-type="float">
            <text:p>5,85092</text:p>
          </table:table-cell>
          <table:table-cell table:formula="of:=IF([.A871]=0;[.C871];NA())" office:value-type="string" office:string-value="" calcext:value-type="error">
            <text:p>#N/DISP</text:p>
          </table:table-cell>
          <table:table-cell table:formula="of:=IF([.A871]=1;[.C871];NA())" office:value-type="string" office:string-value="" calcext:value-type="error">
            <text:p>#N/DISP</text:p>
          </table:table-cell>
          <table:table-cell table:formula="of:=IF([.A871]=2;[.C871];NA())" office:value-type="float" office:value="5.85092" calcext:value-type="float">
            <text:p>5,85092</text:p>
          </table:table-cell>
          <table:table-cell table:formula="of:=IF([.A871]=3;[.C8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3939" calcext:value-type="float">
            <text:p>4,93939</text:p>
          </table:table-cell>
          <table:table-cell office:value-type="float" office:value="5.76773" calcext:value-type="float">
            <text:p>5,76773</text:p>
          </table:table-cell>
          <table:table-cell table:formula="of:=IF([.A872]=0;[.C872];NA())" office:value-type="string" office:string-value="" calcext:value-type="error">
            <text:p>#N/DISP</text:p>
          </table:table-cell>
          <table:table-cell table:formula="of:=IF([.A872]=1;[.C872];NA())" office:value-type="string" office:string-value="" calcext:value-type="error">
            <text:p>#N/DISP</text:p>
          </table:table-cell>
          <table:table-cell table:formula="of:=IF([.A872]=2;[.C872];NA())" office:value-type="float" office:value="5.76773" calcext:value-type="float">
            <text:p>5,76773</text:p>
          </table:table-cell>
          <table:table-cell table:formula="of:=IF([.A872]=3;[.C8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9333" calcext:value-type="float">
            <text:p>4,99333</text:p>
          </table:table-cell>
          <table:table-cell office:value-type="float" office:value="5.6854" calcext:value-type="float">
            <text:p>5,6854</text:p>
          </table:table-cell>
          <table:table-cell table:formula="of:=IF([.A873]=0;[.C873];NA())" office:value-type="string" office:string-value="" calcext:value-type="error">
            <text:p>#N/DISP</text:p>
          </table:table-cell>
          <table:table-cell table:formula="of:=IF([.A873]=1;[.C873];NA())" office:value-type="string" office:string-value="" calcext:value-type="error">
            <text:p>#N/DISP</text:p>
          </table:table-cell>
          <table:table-cell table:formula="of:=IF([.A873]=2;[.C873];NA())" office:value-type="float" office:value="5.6854" calcext:value-type="float">
            <text:p>5,6854</text:p>
          </table:table-cell>
          <table:table-cell table:formula="of:=IF([.A873]=3;[.C8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4893" calcext:value-type="float">
            <text:p>5,04893</text:p>
          </table:table-cell>
          <table:table-cell office:value-type="float" office:value="5.60395" calcext:value-type="float">
            <text:p>5,60395</text:p>
          </table:table-cell>
          <table:table-cell table:formula="of:=IF([.A874]=0;[.C874];NA())" office:value-type="string" office:string-value="" calcext:value-type="error">
            <text:p>#N/DISP</text:p>
          </table:table-cell>
          <table:table-cell table:formula="of:=IF([.A874]=1;[.C874];NA())" office:value-type="string" office:string-value="" calcext:value-type="error">
            <text:p>#N/DISP</text:p>
          </table:table-cell>
          <table:table-cell table:formula="of:=IF([.A874]=2;[.C874];NA())" office:value-type="float" office:value="5.60395" calcext:value-type="float">
            <text:p>5,60395</text:p>
          </table:table-cell>
          <table:table-cell table:formula="of:=IF([.A874]=3;[.C8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0619" calcext:value-type="float">
            <text:p>5,10619</text:p>
          </table:table-cell>
          <table:table-cell office:value-type="float" office:value="5.52342" calcext:value-type="float">
            <text:p>5,52342</text:p>
          </table:table-cell>
          <table:table-cell table:formula="of:=IF([.A875]=0;[.C875];NA())" office:value-type="string" office:string-value="" calcext:value-type="error">
            <text:p>#N/DISP</text:p>
          </table:table-cell>
          <table:table-cell table:formula="of:=IF([.A875]=1;[.C875];NA())" office:value-type="string" office:string-value="" calcext:value-type="error">
            <text:p>#N/DISP</text:p>
          </table:table-cell>
          <table:table-cell table:formula="of:=IF([.A875]=2;[.C875];NA())" office:value-type="float" office:value="5.52342" calcext:value-type="float">
            <text:p>5,52342</text:p>
          </table:table-cell>
          <table:table-cell table:formula="of:=IF([.A875]=3;[.C8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6507" calcext:value-type="float">
            <text:p>5,16507</text:p>
          </table:table-cell>
          <table:table-cell office:value-type="float" office:value="5.44384" calcext:value-type="float">
            <text:p>5,44384</text:p>
          </table:table-cell>
          <table:table-cell table:formula="of:=IF([.A876]=0;[.C876];NA())" office:value-type="string" office:string-value="" calcext:value-type="error">
            <text:p>#N/DISP</text:p>
          </table:table-cell>
          <table:table-cell table:formula="of:=IF([.A876]=1;[.C876];NA())" office:value-type="string" office:string-value="" calcext:value-type="error">
            <text:p>#N/DISP</text:p>
          </table:table-cell>
          <table:table-cell table:formula="of:=IF([.A876]=2;[.C876];NA())" office:value-type="float" office:value="5.44384" calcext:value-type="float">
            <text:p>5,44384</text:p>
          </table:table-cell>
          <table:table-cell table:formula="of:=IF([.A876]=3;[.C8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2558" calcext:value-type="float">
            <text:p>5,22558</text:p>
          </table:table-cell>
          <table:table-cell office:value-type="float" office:value="5.36526" calcext:value-type="float">
            <text:p>5,36526</text:p>
          </table:table-cell>
          <table:table-cell table:formula="of:=IF([.A877]=0;[.C877];NA())" office:value-type="string" office:string-value="" calcext:value-type="error">
            <text:p>#N/DISP</text:p>
          </table:table-cell>
          <table:table-cell table:formula="of:=IF([.A877]=1;[.C877];NA())" office:value-type="string" office:string-value="" calcext:value-type="error">
            <text:p>#N/DISP</text:p>
          </table:table-cell>
          <table:table-cell table:formula="of:=IF([.A877]=2;[.C877];NA())" office:value-type="float" office:value="5.36526" calcext:value-type="float">
            <text:p>5,36526</text:p>
          </table:table-cell>
          <table:table-cell table:formula="of:=IF([.A877]=3;[.C8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.28769" calcext:value-type="float">
            <text:p>5,28769</text:p>
          </table:table-cell>
          <table:table-cell table:formula="of:=IF([.A878]=0;[.C878];NA())" office:value-type="string" office:string-value="" calcext:value-type="error">
            <text:p>#N/DISP</text:p>
          </table:table-cell>
          <table:table-cell table:formula="of:=IF([.A878]=1;[.C878];NA())" office:value-type="string" office:string-value="" calcext:value-type="error">
            <text:p>#N/DISP</text:p>
          </table:table-cell>
          <table:table-cell table:formula="of:=IF([.A878]=2;[.C878];NA())" office:value-type="float" office:value="5.28769" calcext:value-type="float">
            <text:p>5,28769</text:p>
          </table:table-cell>
          <table:table-cell table:formula="of:=IF([.A878]=3;[.C8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5138" calcext:value-type="float">
            <text:p>5,35138</text:p>
          </table:table-cell>
          <table:table-cell office:value-type="float" office:value="5.21117" calcext:value-type="float">
            <text:p>5,21117</text:p>
          </table:table-cell>
          <table:table-cell table:formula="of:=IF([.A879]=0;[.C879];NA())" office:value-type="string" office:string-value="" calcext:value-type="error">
            <text:p>#N/DISP</text:p>
          </table:table-cell>
          <table:table-cell table:formula="of:=IF([.A879]=1;[.C879];NA())" office:value-type="string" office:string-value="" calcext:value-type="error">
            <text:p>#N/DISP</text:p>
          </table:table-cell>
          <table:table-cell table:formula="of:=IF([.A879]=2;[.C879];NA())" office:value-type="float" office:value="5.21117" calcext:value-type="float">
            <text:p>5,21117</text:p>
          </table:table-cell>
          <table:table-cell table:formula="of:=IF([.A879]=3;[.C8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1665" calcext:value-type="float">
            <text:p>5,41665</text:p>
          </table:table-cell>
          <table:table-cell office:value-type="float" office:value="5.13574" calcext:value-type="float">
            <text:p>5,13574</text:p>
          </table:table-cell>
          <table:table-cell table:formula="of:=IF([.A880]=0;[.C880];NA())" office:value-type="string" office:string-value="" calcext:value-type="error">
            <text:p>#N/DISP</text:p>
          </table:table-cell>
          <table:table-cell table:formula="of:=IF([.A880]=1;[.C880];NA())" office:value-type="string" office:string-value="" calcext:value-type="error">
            <text:p>#N/DISP</text:p>
          </table:table-cell>
          <table:table-cell table:formula="of:=IF([.A880]=2;[.C880];NA())" office:value-type="float" office:value="5.13574" calcext:value-type="float">
            <text:p>5,13574</text:p>
          </table:table-cell>
          <table:table-cell table:formula="of:=IF([.A880]=3;[.C8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8346" calcext:value-type="float">
            <text:p>5,48346</text:p>
          </table:table-cell>
          <table:table-cell office:value-type="float" office:value="5.06143" calcext:value-type="float">
            <text:p>5,06143</text:p>
          </table:table-cell>
          <table:table-cell table:formula="of:=IF([.A881]=0;[.C881];NA())" office:value-type="string" office:string-value="" calcext:value-type="error">
            <text:p>#N/DISP</text:p>
          </table:table-cell>
          <table:table-cell table:formula="of:=IF([.A881]=1;[.C881];NA())" office:value-type="string" office:string-value="" calcext:value-type="error">
            <text:p>#N/DISP</text:p>
          </table:table-cell>
          <table:table-cell table:formula="of:=IF([.A881]=2;[.C881];NA())" office:value-type="float" office:value="5.06143" calcext:value-type="float">
            <text:p>5,06143</text:p>
          </table:table-cell>
          <table:table-cell table:formula="of:=IF([.A881]=3;[.C8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518" calcext:value-type="float">
            <text:p>5,5518</text:p>
          </table:table-cell>
          <table:table-cell office:value-type="float" office:value="4.98827" calcext:value-type="float">
            <text:p>4,98827</text:p>
          </table:table-cell>
          <table:table-cell table:formula="of:=IF([.A882]=0;[.C882];NA())" office:value-type="string" office:string-value="" calcext:value-type="error">
            <text:p>#N/DISP</text:p>
          </table:table-cell>
          <table:table-cell table:formula="of:=IF([.A882]=1;[.C882];NA())" office:value-type="string" office:string-value="" calcext:value-type="error">
            <text:p>#N/DISP</text:p>
          </table:table-cell>
          <table:table-cell table:formula="of:=IF([.A882]=2;[.C882];NA())" office:value-type="float" office:value="4.98827" calcext:value-type="float">
            <text:p>4,98827</text:p>
          </table:table-cell>
          <table:table-cell table:formula="of:=IF([.A882]=3;[.C8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2165" calcext:value-type="float">
            <text:p>5,62165</text:p>
          </table:table-cell>
          <table:table-cell office:value-type="float" office:value="4.91628" calcext:value-type="float">
            <text:p>4,91628</text:p>
          </table:table-cell>
          <table:table-cell table:formula="of:=IF([.A883]=0;[.C883];NA())" office:value-type="string" office:string-value="" calcext:value-type="error">
            <text:p>#N/DISP</text:p>
          </table:table-cell>
          <table:table-cell table:formula="of:=IF([.A883]=1;[.C883];NA())" office:value-type="string" office:string-value="" calcext:value-type="error">
            <text:p>#N/DISP</text:p>
          </table:table-cell>
          <table:table-cell table:formula="of:=IF([.A883]=2;[.C883];NA())" office:value-type="float" office:value="4.91628" calcext:value-type="float">
            <text:p>4,91628</text:p>
          </table:table-cell>
          <table:table-cell table:formula="of:=IF([.A883]=3;[.C8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93" calcext:value-type="float">
            <text:p>5,693</text:p>
          </table:table-cell>
          <table:table-cell office:value-type="float" office:value="4.8455" calcext:value-type="float">
            <text:p>4,8455</text:p>
          </table:table-cell>
          <table:table-cell table:formula="of:=IF([.A884]=0;[.C884];NA())" office:value-type="string" office:string-value="" calcext:value-type="error">
            <text:p>#N/DISP</text:p>
          </table:table-cell>
          <table:table-cell table:formula="of:=IF([.A884]=1;[.C884];NA())" office:value-type="string" office:string-value="" calcext:value-type="error">
            <text:p>#N/DISP</text:p>
          </table:table-cell>
          <table:table-cell table:formula="of:=IF([.A884]=2;[.C884];NA())" office:value-type="float" office:value="4.8455" calcext:value-type="float">
            <text:p>4,8455</text:p>
          </table:table-cell>
          <table:table-cell table:formula="of:=IF([.A884]=3;[.C8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6581" calcext:value-type="float">
            <text:p>5,76581</text:p>
          </table:table-cell>
          <table:table-cell office:value-type="float" office:value="4.77597" calcext:value-type="float">
            <text:p>4,77597</text:p>
          </table:table-cell>
          <table:table-cell table:formula="of:=IF([.A885]=0;[.C885];NA())" office:value-type="string" office:string-value="" calcext:value-type="error">
            <text:p>#N/DISP</text:p>
          </table:table-cell>
          <table:table-cell table:formula="of:=IF([.A885]=1;[.C885];NA())" office:value-type="string" office:string-value="" calcext:value-type="error">
            <text:p>#N/DISP</text:p>
          </table:table-cell>
          <table:table-cell table:formula="of:=IF([.A885]=2;[.C885];NA())" office:value-type="float" office:value="4.77597" calcext:value-type="float">
            <text:p>4,77597</text:p>
          </table:table-cell>
          <table:table-cell table:formula="of:=IF([.A885]=3;[.C8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4007" calcext:value-type="float">
            <text:p>5,84007</text:p>
          </table:table-cell>
          <table:table-cell office:value-type="float" office:value="4.70771" calcext:value-type="float">
            <text:p>4,70771</text:p>
          </table:table-cell>
          <table:table-cell table:formula="of:=IF([.A886]=0;[.C886];NA())" office:value-type="string" office:string-value="" calcext:value-type="error">
            <text:p>#N/DISP</text:p>
          </table:table-cell>
          <table:table-cell table:formula="of:=IF([.A886]=1;[.C886];NA())" office:value-type="string" office:string-value="" calcext:value-type="error">
            <text:p>#N/DISP</text:p>
          </table:table-cell>
          <table:table-cell table:formula="of:=IF([.A886]=2;[.C886];NA())" office:value-type="float" office:value="4.70771" calcext:value-type="float">
            <text:p>4,70771</text:p>
          </table:table-cell>
          <table:table-cell table:formula="of:=IF([.A886]=3;[.C8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1576" calcext:value-type="float">
            <text:p>5,91576</text:p>
          </table:table-cell>
          <table:table-cell office:value-type="float" office:value="4.64075" calcext:value-type="float">
            <text:p>4,64075</text:p>
          </table:table-cell>
          <table:table-cell table:formula="of:=IF([.A887]=0;[.C887];NA())" office:value-type="string" office:string-value="" calcext:value-type="error">
            <text:p>#N/DISP</text:p>
          </table:table-cell>
          <table:table-cell table:formula="of:=IF([.A887]=1;[.C887];NA())" office:value-type="string" office:string-value="" calcext:value-type="error">
            <text:p>#N/DISP</text:p>
          </table:table-cell>
          <table:table-cell table:formula="of:=IF([.A887]=2;[.C887];NA())" office:value-type="float" office:value="4.64075" calcext:value-type="float">
            <text:p>4,64075</text:p>
          </table:table-cell>
          <table:table-cell table:formula="of:=IF([.A887]=3;[.C8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9285" calcext:value-type="float">
            <text:p>5,99285</text:p>
          </table:table-cell>
          <table:table-cell office:value-type="float" office:value="4.57512" calcext:value-type="float">
            <text:p>4,57512</text:p>
          </table:table-cell>
          <table:table-cell table:formula="of:=IF([.A888]=0;[.C888];NA())" office:value-type="string" office:string-value="" calcext:value-type="error">
            <text:p>#N/DISP</text:p>
          </table:table-cell>
          <table:table-cell table:formula="of:=IF([.A888]=1;[.C888];NA())" office:value-type="string" office:string-value="" calcext:value-type="error">
            <text:p>#N/DISP</text:p>
          </table:table-cell>
          <table:table-cell table:formula="of:=IF([.A888]=2;[.C888];NA())" office:value-type="float" office:value="4.57512" calcext:value-type="float">
            <text:p>4,57512</text:p>
          </table:table-cell>
          <table:table-cell table:formula="of:=IF([.A888]=3;[.C8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7133" calcext:value-type="float">
            <text:p>6,07133</text:p>
          </table:table-cell>
          <table:table-cell office:value-type="float" office:value="4.51085" calcext:value-type="float">
            <text:p>4,51085</text:p>
          </table:table-cell>
          <table:table-cell table:formula="of:=IF([.A889]=0;[.C889];NA())" office:value-type="string" office:string-value="" calcext:value-type="error">
            <text:p>#N/DISP</text:p>
          </table:table-cell>
          <table:table-cell table:formula="of:=IF([.A889]=1;[.C889];NA())" office:value-type="string" office:string-value="" calcext:value-type="error">
            <text:p>#N/DISP</text:p>
          </table:table-cell>
          <table:table-cell table:formula="of:=IF([.A889]=2;[.C889];NA())" office:value-type="float" office:value="4.51085" calcext:value-type="float">
            <text:p>4,51085</text:p>
          </table:table-cell>
          <table:table-cell table:formula="of:=IF([.A889]=3;[.C8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5115" calcext:value-type="float">
            <text:p>6,15115</text:p>
          </table:table-cell>
          <table:table-cell office:value-type="float" office:value="4.44797" calcext:value-type="float">
            <text:p>4,44797</text:p>
          </table:table-cell>
          <table:table-cell table:formula="of:=IF([.A890]=0;[.C890];NA())" office:value-type="string" office:string-value="" calcext:value-type="error">
            <text:p>#N/DISP</text:p>
          </table:table-cell>
          <table:table-cell table:formula="of:=IF([.A890]=1;[.C890];NA())" office:value-type="string" office:string-value="" calcext:value-type="error">
            <text:p>#N/DISP</text:p>
          </table:table-cell>
          <table:table-cell table:formula="of:=IF([.A890]=2;[.C890];NA())" office:value-type="float" office:value="4.44797" calcext:value-type="float">
            <text:p>4,44797</text:p>
          </table:table-cell>
          <table:table-cell table:formula="of:=IF([.A890]=3;[.C8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3232" calcext:value-type="float">
            <text:p>6,23232</text:p>
          </table:table-cell>
          <table:table-cell office:value-type="float" office:value="4.38651" calcext:value-type="float">
            <text:p>4,38651</text:p>
          </table:table-cell>
          <table:table-cell table:formula="of:=IF([.A891]=0;[.C891];NA())" office:value-type="string" office:string-value="" calcext:value-type="error">
            <text:p>#N/DISP</text:p>
          </table:table-cell>
          <table:table-cell table:formula="of:=IF([.A891]=1;[.C891];NA())" office:value-type="string" office:string-value="" calcext:value-type="error">
            <text:p>#N/DISP</text:p>
          </table:table-cell>
          <table:table-cell table:formula="of:=IF([.A891]=2;[.C891];NA())" office:value-type="float" office:value="4.38651" calcext:value-type="float">
            <text:p>4,38651</text:p>
          </table:table-cell>
          <table:table-cell table:formula="of:=IF([.A891]=3;[.C8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1478" calcext:value-type="float">
            <text:p>6,31478</text:p>
          </table:table-cell>
          <table:table-cell office:value-type="float" office:value="4.32649" calcext:value-type="float">
            <text:p>4,32649</text:p>
          </table:table-cell>
          <table:table-cell table:formula="of:=IF([.A892]=0;[.C892];NA())" office:value-type="string" office:string-value="" calcext:value-type="error">
            <text:p>#N/DISP</text:p>
          </table:table-cell>
          <table:table-cell table:formula="of:=IF([.A892]=1;[.C892];NA())" office:value-type="string" office:string-value="" calcext:value-type="error">
            <text:p>#N/DISP</text:p>
          </table:table-cell>
          <table:table-cell table:formula="of:=IF([.A892]=2;[.C892];NA())" office:value-type="float" office:value="4.32649" calcext:value-type="float">
            <text:p>4,32649</text:p>
          </table:table-cell>
          <table:table-cell table:formula="of:=IF([.A892]=3;[.C8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9853" calcext:value-type="float">
            <text:p>6,39853</text:p>
          </table:table-cell>
          <table:table-cell office:value-type="float" office:value="4.26794" calcext:value-type="float">
            <text:p>4,26794</text:p>
          </table:table-cell>
          <table:table-cell table:formula="of:=IF([.A893]=0;[.C893];NA())" office:value-type="string" office:string-value="" calcext:value-type="error">
            <text:p>#N/DISP</text:p>
          </table:table-cell>
          <table:table-cell table:formula="of:=IF([.A893]=1;[.C893];NA())" office:value-type="string" office:string-value="" calcext:value-type="error">
            <text:p>#N/DISP</text:p>
          </table:table-cell>
          <table:table-cell table:formula="of:=IF([.A893]=2;[.C893];NA())" office:value-type="float" office:value="4.26794" calcext:value-type="float">
            <text:p>4,26794</text:p>
          </table:table-cell>
          <table:table-cell table:formula="of:=IF([.A893]=3;[.C8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8353" calcext:value-type="float">
            <text:p>6,48353</text:p>
          </table:table-cell>
          <table:table-cell office:value-type="float" office:value="4.2109" calcext:value-type="float">
            <text:p>4,2109</text:p>
          </table:table-cell>
          <table:table-cell table:formula="of:=IF([.A894]=0;[.C894];NA())" office:value-type="string" office:string-value="" calcext:value-type="error">
            <text:p>#N/DISP</text:p>
          </table:table-cell>
          <table:table-cell table:formula="of:=IF([.A894]=1;[.C894];NA())" office:value-type="string" office:string-value="" calcext:value-type="error">
            <text:p>#N/DISP</text:p>
          </table:table-cell>
          <table:table-cell table:formula="of:=IF([.A894]=2;[.C894];NA())" office:value-type="float" office:value="4.2109" calcext:value-type="float">
            <text:p>4,2109</text:p>
          </table:table-cell>
          <table:table-cell table:formula="of:=IF([.A894]=3;[.C8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6976" calcext:value-type="float">
            <text:p>6,56976</text:p>
          </table:table-cell>
          <table:table-cell office:value-type="float" office:value="4.15538" calcext:value-type="float">
            <text:p>4,15538</text:p>
          </table:table-cell>
          <table:table-cell table:formula="of:=IF([.A895]=0;[.C895];NA())" office:value-type="string" office:string-value="" calcext:value-type="error">
            <text:p>#N/DISP</text:p>
          </table:table-cell>
          <table:table-cell table:formula="of:=IF([.A895]=1;[.C895];NA())" office:value-type="string" office:string-value="" calcext:value-type="error">
            <text:p>#N/DISP</text:p>
          </table:table-cell>
          <table:table-cell table:formula="of:=IF([.A895]=2;[.C895];NA())" office:value-type="float" office:value="4.15538" calcext:value-type="float">
            <text:p>4,15538</text:p>
          </table:table-cell>
          <table:table-cell table:formula="of:=IF([.A895]=3;[.C8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5719" calcext:value-type="float">
            <text:p>6,65719</text:p>
          </table:table-cell>
          <table:table-cell office:value-type="float" office:value="4.10141" calcext:value-type="float">
            <text:p>4,10141</text:p>
          </table:table-cell>
          <table:table-cell table:formula="of:=IF([.A896]=0;[.C896];NA())" office:value-type="string" office:string-value="" calcext:value-type="error">
            <text:p>#N/DISP</text:p>
          </table:table-cell>
          <table:table-cell table:formula="of:=IF([.A896]=1;[.C896];NA())" office:value-type="string" office:string-value="" calcext:value-type="error">
            <text:p>#N/DISP</text:p>
          </table:table-cell>
          <table:table-cell table:formula="of:=IF([.A896]=2;[.C896];NA())" office:value-type="float" office:value="4.10141" calcext:value-type="float">
            <text:p>4,10141</text:p>
          </table:table-cell>
          <table:table-cell table:formula="of:=IF([.A896]=3;[.C8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458" calcext:value-type="float">
            <text:p>6,7458</text:p>
          </table:table-cell>
          <table:table-cell office:value-type="float" office:value="4.04902" calcext:value-type="float">
            <text:p>4,04902</text:p>
          </table:table-cell>
          <table:table-cell table:formula="of:=IF([.A897]=0;[.C897];NA())" office:value-type="string" office:string-value="" calcext:value-type="error">
            <text:p>#N/DISP</text:p>
          </table:table-cell>
          <table:table-cell table:formula="of:=IF([.A897]=1;[.C897];NA())" office:value-type="string" office:string-value="" calcext:value-type="error">
            <text:p>#N/DISP</text:p>
          </table:table-cell>
          <table:table-cell table:formula="of:=IF([.A897]=2;[.C897];NA())" office:value-type="float" office:value="4.04902" calcext:value-type="float">
            <text:p>4,04902</text:p>
          </table:table-cell>
          <table:table-cell table:formula="of:=IF([.A897]=3;[.C8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3554" calcext:value-type="float">
            <text:p>6,83554</text:p>
          </table:table-cell>
          <table:table-cell office:value-type="float" office:value="3.99824" calcext:value-type="float">
            <text:p>3,99824</text:p>
          </table:table-cell>
          <table:table-cell table:formula="of:=IF([.A898]=0;[.C898];NA())" office:value-type="string" office:string-value="" calcext:value-type="error">
            <text:p>#N/DISP</text:p>
          </table:table-cell>
          <table:table-cell table:formula="of:=IF([.A898]=1;[.C898];NA())" office:value-type="string" office:string-value="" calcext:value-type="error">
            <text:p>#N/DISP</text:p>
          </table:table-cell>
          <table:table-cell table:formula="of:=IF([.A898]=2;[.C898];NA())" office:value-type="float" office:value="3.99824" calcext:value-type="float">
            <text:p>3,99824</text:p>
          </table:table-cell>
          <table:table-cell table:formula="of:=IF([.A898]=3;[.C8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2641" calcext:value-type="float">
            <text:p>6,92641</text:p>
          </table:table-cell>
          <table:table-cell office:value-type="float" office:value="3.94908" calcext:value-type="float">
            <text:p>3,94908</text:p>
          </table:table-cell>
          <table:table-cell table:formula="of:=IF([.A899]=0;[.C899];NA())" office:value-type="string" office:string-value="" calcext:value-type="error">
            <text:p>#N/DISP</text:p>
          </table:table-cell>
          <table:table-cell table:formula="of:=IF([.A899]=1;[.C899];NA())" office:value-type="string" office:string-value="" calcext:value-type="error">
            <text:p>#N/DISP</text:p>
          </table:table-cell>
          <table:table-cell table:formula="of:=IF([.A899]=2;[.C899];NA())" office:value-type="float" office:value="3.94908" calcext:value-type="float">
            <text:p>3,94908</text:p>
          </table:table-cell>
          <table:table-cell table:formula="of:=IF([.A899]=3;[.C8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1835" calcext:value-type="float">
            <text:p>7,01835</text:p>
          </table:table-cell>
          <table:table-cell office:value-type="float" office:value="3.90157" calcext:value-type="float">
            <text:p>3,90157</text:p>
          </table:table-cell>
          <table:table-cell table:formula="of:=IF([.A900]=0;[.C900];NA())" office:value-type="string" office:string-value="" calcext:value-type="error">
            <text:p>#N/DISP</text:p>
          </table:table-cell>
          <table:table-cell table:formula="of:=IF([.A900]=1;[.C900];NA())" office:value-type="string" office:string-value="" calcext:value-type="error">
            <text:p>#N/DISP</text:p>
          </table:table-cell>
          <table:table-cell table:formula="of:=IF([.A900]=2;[.C900];NA())" office:value-type="float" office:value="3.90157" calcext:value-type="float">
            <text:p>3,90157</text:p>
          </table:table-cell>
          <table:table-cell table:formula="of:=IF([.A900]=3;[.C9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1136" calcext:value-type="float">
            <text:p>7,11136</text:p>
          </table:table-cell>
          <table:table-cell office:value-type="float" office:value="3.85574" calcext:value-type="float">
            <text:p>3,85574</text:p>
          </table:table-cell>
          <table:table-cell table:formula="of:=IF([.A901]=0;[.C901];NA())" office:value-type="string" office:string-value="" calcext:value-type="error">
            <text:p>#N/DISP</text:p>
          </table:table-cell>
          <table:table-cell table:formula="of:=IF([.A901]=1;[.C901];NA())" office:value-type="string" office:string-value="" calcext:value-type="error">
            <text:p>#N/DISP</text:p>
          </table:table-cell>
          <table:table-cell table:formula="of:=IF([.A901]=2;[.C901];NA())" office:value-type="float" office:value="3.85574" calcext:value-type="float">
            <text:p>3,85574</text:p>
          </table:table-cell>
          <table:table-cell table:formula="of:=IF([.A901]=3;[.C9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0538" calcext:value-type="float">
            <text:p>7,20538</text:p>
          </table:table-cell>
          <table:table-cell office:value-type="float" office:value="3.8116" calcext:value-type="float">
            <text:p>3,8116</text:p>
          </table:table-cell>
          <table:table-cell table:formula="of:=IF([.A902]=0;[.C902];NA())" office:value-type="string" office:string-value="" calcext:value-type="error">
            <text:p>#N/DISP</text:p>
          </table:table-cell>
          <table:table-cell table:formula="of:=IF([.A902]=1;[.C902];NA())" office:value-type="string" office:string-value="" calcext:value-type="error">
            <text:p>#N/DISP</text:p>
          </table:table-cell>
          <table:table-cell table:formula="of:=IF([.A902]=2;[.C902];NA())" office:value-type="float" office:value="3.8116" calcext:value-type="float">
            <text:p>3,8116</text:p>
          </table:table-cell>
          <table:table-cell table:formula="of:=IF([.A902]=3;[.C9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0041" calcext:value-type="float">
            <text:p>7,30041</text:p>
          </table:table-cell>
          <table:table-cell office:value-type="float" office:value="3.76919" calcext:value-type="float">
            <text:p>3,76919</text:p>
          </table:table-cell>
          <table:table-cell table:formula="of:=IF([.A903]=0;[.C903];NA())" office:value-type="string" office:string-value="" calcext:value-type="error">
            <text:p>#N/DISP</text:p>
          </table:table-cell>
          <table:table-cell table:formula="of:=IF([.A903]=1;[.C903];NA())" office:value-type="string" office:string-value="" calcext:value-type="error">
            <text:p>#N/DISP</text:p>
          </table:table-cell>
          <table:table-cell table:formula="of:=IF([.A903]=2;[.C903];NA())" office:value-type="float" office:value="3.76919" calcext:value-type="float">
            <text:p>3,76919</text:p>
          </table:table-cell>
          <table:table-cell table:formula="of:=IF([.A903]=3;[.C9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9639" calcext:value-type="float">
            <text:p>7,39639</text:p>
          </table:table-cell>
          <table:table-cell office:value-type="float" office:value="3.72852" calcext:value-type="float">
            <text:p>3,72852</text:p>
          </table:table-cell>
          <table:table-cell table:formula="of:=IF([.A904]=0;[.C904];NA())" office:value-type="string" office:string-value="" calcext:value-type="error">
            <text:p>#N/DISP</text:p>
          </table:table-cell>
          <table:table-cell table:formula="of:=IF([.A904]=1;[.C904];NA())" office:value-type="string" office:string-value="" calcext:value-type="error">
            <text:p>#N/DISP</text:p>
          </table:table-cell>
          <table:table-cell table:formula="of:=IF([.A904]=2;[.C904];NA())" office:value-type="float" office:value="3.72852" calcext:value-type="float">
            <text:p>3,72852</text:p>
          </table:table-cell>
          <table:table-cell table:formula="of:=IF([.A904]=3;[.C9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9331" calcext:value-type="float">
            <text:p>7,49331</text:p>
          </table:table-cell>
          <table:table-cell office:value-type="float" office:value="3.68961" calcext:value-type="float">
            <text:p>3,68961</text:p>
          </table:table-cell>
          <table:table-cell table:formula="of:=IF([.A905]=0;[.C905];NA())" office:value-type="string" office:string-value="" calcext:value-type="error">
            <text:p>#N/DISP</text:p>
          </table:table-cell>
          <table:table-cell table:formula="of:=IF([.A905]=1;[.C905];NA())" office:value-type="string" office:string-value="" calcext:value-type="error">
            <text:p>#N/DISP</text:p>
          </table:table-cell>
          <table:table-cell table:formula="of:=IF([.A905]=2;[.C905];NA())" office:value-type="float" office:value="3.68961" calcext:value-type="float">
            <text:p>3,68961</text:p>
          </table:table-cell>
          <table:table-cell table:formula="of:=IF([.A905]=3;[.C9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9112" calcext:value-type="float">
            <text:p>7,59112</text:p>
          </table:table-cell>
          <table:table-cell office:value-type="float" office:value="3.65248" calcext:value-type="float">
            <text:p>3,65248</text:p>
          </table:table-cell>
          <table:table-cell table:formula="of:=IF([.A906]=0;[.C906];NA())" office:value-type="string" office:string-value="" calcext:value-type="error">
            <text:p>#N/DISP</text:p>
          </table:table-cell>
          <table:table-cell table:formula="of:=IF([.A906]=1;[.C906];NA())" office:value-type="string" office:string-value="" calcext:value-type="error">
            <text:p>#N/DISP</text:p>
          </table:table-cell>
          <table:table-cell table:formula="of:=IF([.A906]=2;[.C906];NA())" office:value-type="float" office:value="3.65248" calcext:value-type="float">
            <text:p>3,65248</text:p>
          </table:table-cell>
          <table:table-cell table:formula="of:=IF([.A906]=3;[.C9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898" calcext:value-type="float">
            <text:p>7,6898</text:p>
          </table:table-cell>
          <table:table-cell office:value-type="float" office:value="3.61716" calcext:value-type="float">
            <text:p>3,61716</text:p>
          </table:table-cell>
          <table:table-cell table:formula="of:=IF([.A907]=0;[.C907];NA())" office:value-type="string" office:string-value="" calcext:value-type="error">
            <text:p>#N/DISP</text:p>
          </table:table-cell>
          <table:table-cell table:formula="of:=IF([.A907]=1;[.C907];NA())" office:value-type="string" office:string-value="" calcext:value-type="error">
            <text:p>#N/DISP</text:p>
          </table:table-cell>
          <table:table-cell table:formula="of:=IF([.A907]=2;[.C907];NA())" office:value-type="float" office:value="3.61716" calcext:value-type="float">
            <text:p>3,61716</text:p>
          </table:table-cell>
          <table:table-cell table:formula="of:=IF([.A907]=3;[.C9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893" calcext:value-type="float">
            <text:p>7,7893</text:p>
          </table:table-cell>
          <table:table-cell office:value-type="float" office:value="3.58366" calcext:value-type="float">
            <text:p>3,58366</text:p>
          </table:table-cell>
          <table:table-cell table:formula="of:=IF([.A908]=0;[.C908];NA())" office:value-type="string" office:string-value="" calcext:value-type="error">
            <text:p>#N/DISP</text:p>
          </table:table-cell>
          <table:table-cell table:formula="of:=IF([.A908]=1;[.C908];NA())" office:value-type="string" office:string-value="" calcext:value-type="error">
            <text:p>#N/DISP</text:p>
          </table:table-cell>
          <table:table-cell table:formula="of:=IF([.A908]=2;[.C908];NA())" office:value-type="float" office:value="3.58366" calcext:value-type="float">
            <text:p>3,58366</text:p>
          </table:table-cell>
          <table:table-cell table:formula="of:=IF([.A908]=3;[.C9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8961" calcext:value-type="float">
            <text:p>7,88961</text:p>
          </table:table-cell>
          <table:table-cell office:value-type="float" office:value="3.55201" calcext:value-type="float">
            <text:p>3,55201</text:p>
          </table:table-cell>
          <table:table-cell table:formula="of:=IF([.A909]=0;[.C909];NA())" office:value-type="string" office:string-value="" calcext:value-type="error">
            <text:p>#N/DISP</text:p>
          </table:table-cell>
          <table:table-cell table:formula="of:=IF([.A909]=1;[.C909];NA())" office:value-type="string" office:string-value="" calcext:value-type="error">
            <text:p>#N/DISP</text:p>
          </table:table-cell>
          <table:table-cell table:formula="of:=IF([.A909]=2;[.C909];NA())" office:value-type="float" office:value="3.55201" calcext:value-type="float">
            <text:p>3,55201</text:p>
          </table:table-cell>
          <table:table-cell table:formula="of:=IF([.A909]=3;[.C9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9068" calcext:value-type="float">
            <text:p>7,99068</text:p>
          </table:table-cell>
          <table:table-cell office:value-type="float" office:value="3.52221" calcext:value-type="float">
            <text:p>3,52221</text:p>
          </table:table-cell>
          <table:table-cell table:formula="of:=IF([.A910]=0;[.C910];NA())" office:value-type="string" office:string-value="" calcext:value-type="error">
            <text:p>#N/DISP</text:p>
          </table:table-cell>
          <table:table-cell table:formula="of:=IF([.A910]=1;[.C910];NA())" office:value-type="string" office:string-value="" calcext:value-type="error">
            <text:p>#N/DISP</text:p>
          </table:table-cell>
          <table:table-cell table:formula="of:=IF([.A910]=2;[.C910];NA())" office:value-type="float" office:value="3.52221" calcext:value-type="float">
            <text:p>3,52221</text:p>
          </table:table-cell>
          <table:table-cell table:formula="of:=IF([.A910]=3;[.C9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92485" calcext:value-type="float">
            <text:p>8,092485</text:p>
          </table:table-cell>
          <table:table-cell office:value-type="float" office:value="3.49429" calcext:value-type="float">
            <text:p>3,49429</text:p>
          </table:table-cell>
          <table:table-cell table:formula="of:=IF([.A911]=0;[.C911];NA())" office:value-type="string" office:string-value="" calcext:value-type="error">
            <text:p>#N/DISP</text:p>
          </table:table-cell>
          <table:table-cell table:formula="of:=IF([.A911]=1;[.C911];NA())" office:value-type="string" office:string-value="" calcext:value-type="error">
            <text:p>#N/DISP</text:p>
          </table:table-cell>
          <table:table-cell table:formula="of:=IF([.A911]=2;[.C911];NA())" office:value-type="float" office:value="3.49429" calcext:value-type="float">
            <text:p>3,49429</text:p>
          </table:table-cell>
          <table:table-cell table:formula="of:=IF([.A911]=3;[.C9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9498" calcext:value-type="float">
            <text:p>8,19498</text:p>
          </table:table-cell>
          <table:table-cell office:value-type="float" office:value="3.46827" calcext:value-type="float">
            <text:p>3,46827</text:p>
          </table:table-cell>
          <table:table-cell table:formula="of:=IF([.A912]=0;[.C912];NA())" office:value-type="string" office:string-value="" calcext:value-type="error">
            <text:p>#N/DISP</text:p>
          </table:table-cell>
          <table:table-cell table:formula="of:=IF([.A912]=1;[.C912];NA())" office:value-type="string" office:string-value="" calcext:value-type="error">
            <text:p>#N/DISP</text:p>
          </table:table-cell>
          <table:table-cell table:formula="of:=IF([.A912]=2;[.C912];NA())" office:value-type="float" office:value="3.46827" calcext:value-type="float">
            <text:p>3,46827</text:p>
          </table:table-cell>
          <table:table-cell table:formula="of:=IF([.A912]=3;[.C9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98134" calcext:value-type="float">
            <text:p>8,298134</text:p>
          </table:table-cell>
          <table:table-cell office:value-type="float" office:value="3.44416" calcext:value-type="float">
            <text:p>3,44416</text:p>
          </table:table-cell>
          <table:table-cell table:formula="of:=IF([.A913]=0;[.C913];NA())" office:value-type="string" office:string-value="" calcext:value-type="error">
            <text:p>#N/DISP</text:p>
          </table:table-cell>
          <table:table-cell table:formula="of:=IF([.A913]=1;[.C913];NA())" office:value-type="string" office:string-value="" calcext:value-type="error">
            <text:p>#N/DISP</text:p>
          </table:table-cell>
          <table:table-cell table:formula="of:=IF([.A913]=2;[.C913];NA())" office:value-type="float" office:value="3.44416" calcext:value-type="float">
            <text:p>3,44416</text:p>
          </table:table-cell>
          <table:table-cell table:formula="of:=IF([.A913]=3;[.C9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01911" calcext:value-type="float">
            <text:p>8,401911</text:p>
          </table:table-cell>
          <table:table-cell office:value-type="float" office:value="3.42197" calcext:value-type="float">
            <text:p>3,42197</text:p>
          </table:table-cell>
          <table:table-cell table:formula="of:=IF([.A914]=0;[.C914];NA())" office:value-type="string" office:string-value="" calcext:value-type="error">
            <text:p>#N/DISP</text:p>
          </table:table-cell>
          <table:table-cell table:formula="of:=IF([.A914]=1;[.C914];NA())" office:value-type="string" office:string-value="" calcext:value-type="error">
            <text:p>#N/DISP</text:p>
          </table:table-cell>
          <table:table-cell table:formula="of:=IF([.A914]=2;[.C914];NA())" office:value-type="float" office:value="3.42197" calcext:value-type="float">
            <text:p>3,42197</text:p>
          </table:table-cell>
          <table:table-cell table:formula="of:=IF([.A914]=3;[.C9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06276" calcext:value-type="float">
            <text:p>8,506276</text:p>
          </table:table-cell>
          <table:table-cell office:value-type="float" office:value="3.40173" calcext:value-type="float">
            <text:p>3,40173</text:p>
          </table:table-cell>
          <table:table-cell table:formula="of:=IF([.A915]=0;[.C915];NA())" office:value-type="string" office:string-value="" calcext:value-type="error">
            <text:p>#N/DISP</text:p>
          </table:table-cell>
          <table:table-cell table:formula="of:=IF([.A915]=1;[.C915];NA())" office:value-type="string" office:string-value="" calcext:value-type="error">
            <text:p>#N/DISP</text:p>
          </table:table-cell>
          <table:table-cell table:formula="of:=IF([.A915]=2;[.C915];NA())" office:value-type="float" office:value="3.40173" calcext:value-type="float">
            <text:p>3,40173</text:p>
          </table:table-cell>
          <table:table-cell table:formula="of:=IF([.A915]=3;[.C9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1192" calcext:value-type="float">
            <text:p>8,611192</text:p>
          </table:table-cell>
          <table:table-cell office:value-type="float" office:value="3.38344" calcext:value-type="float">
            <text:p>3,38344</text:p>
          </table:table-cell>
          <table:table-cell table:formula="of:=IF([.A916]=0;[.C916];NA())" office:value-type="string" office:string-value="" calcext:value-type="error">
            <text:p>#N/DISP</text:p>
          </table:table-cell>
          <table:table-cell table:formula="of:=IF([.A916]=1;[.C916];NA())" office:value-type="string" office:string-value="" calcext:value-type="error">
            <text:p>#N/DISP</text:p>
          </table:table-cell>
          <table:table-cell table:formula="of:=IF([.A916]=2;[.C916];NA())" office:value-type="float" office:value="3.38344" calcext:value-type="float">
            <text:p>3,38344</text:p>
          </table:table-cell>
          <table:table-cell table:formula="of:=IF([.A916]=3;[.C9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16622" calcext:value-type="float">
            <text:p>8,716622</text:p>
          </table:table-cell>
          <table:table-cell office:value-type="float" office:value="3.36712" calcext:value-type="float">
            <text:p>3,36712</text:p>
          </table:table-cell>
          <table:table-cell table:formula="of:=IF([.A917]=0;[.C917];NA())" office:value-type="string" office:string-value="" calcext:value-type="error">
            <text:p>#N/DISP</text:p>
          </table:table-cell>
          <table:table-cell table:formula="of:=IF([.A917]=1;[.C917];NA())" office:value-type="string" office:string-value="" calcext:value-type="error">
            <text:p>#N/DISP</text:p>
          </table:table-cell>
          <table:table-cell table:formula="of:=IF([.A917]=2;[.C917];NA())" office:value-type="float" office:value="3.36712" calcext:value-type="float">
            <text:p>3,36712</text:p>
          </table:table-cell>
          <table:table-cell table:formula="of:=IF([.A917]=3;[.C9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22529" calcext:value-type="float">
            <text:p>8,822529</text:p>
          </table:table-cell>
          <table:table-cell office:value-type="float" office:value="3.35279" calcext:value-type="float">
            <text:p>3,35279</text:p>
          </table:table-cell>
          <table:table-cell table:formula="of:=IF([.A918]=0;[.C918];NA())" office:value-type="string" office:string-value="" calcext:value-type="error">
            <text:p>#N/DISP</text:p>
          </table:table-cell>
          <table:table-cell table:formula="of:=IF([.A918]=1;[.C918];NA())" office:value-type="string" office:string-value="" calcext:value-type="error">
            <text:p>#N/DISP</text:p>
          </table:table-cell>
          <table:table-cell table:formula="of:=IF([.A918]=2;[.C918];NA())" office:value-type="float" office:value="3.35279" calcext:value-type="float">
            <text:p>3,35279</text:p>
          </table:table-cell>
          <table:table-cell table:formula="of:=IF([.A918]=3;[.C9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9288762" calcext:value-type="float">
            <text:p>8,9288762</text:p>
          </table:table-cell>
          <table:table-cell office:value-type="float" office:value="3.34045" calcext:value-type="float">
            <text:p>3,34045</text:p>
          </table:table-cell>
          <table:table-cell table:formula="of:=IF([.A919]=0;[.C919];NA())" office:value-type="string" office:string-value="" calcext:value-type="error">
            <text:p>#N/DISP</text:p>
          </table:table-cell>
          <table:table-cell table:formula="of:=IF([.A919]=1;[.C919];NA())" office:value-type="string" office:string-value="" calcext:value-type="error">
            <text:p>#N/DISP</text:p>
          </table:table-cell>
          <table:table-cell table:formula="of:=IF([.A919]=2;[.C919];NA())" office:value-type="float" office:value="3.34045" calcext:value-type="float">
            <text:p>3,34045</text:p>
          </table:table-cell>
          <table:table-cell table:formula="of:=IF([.A919]=3;[.C9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356254" calcext:value-type="float">
            <text:p>9,0356254</text:p>
          </table:table-cell>
          <table:table-cell office:value-type="float" office:value="3.33011" calcext:value-type="float">
            <text:p>3,33011</text:p>
          </table:table-cell>
          <table:table-cell table:formula="of:=IF([.A920]=0;[.C920];NA())" office:value-type="string" office:string-value="" calcext:value-type="error">
            <text:p>#N/DISP</text:p>
          </table:table-cell>
          <table:table-cell table:formula="of:=IF([.A920]=1;[.C920];NA())" office:value-type="string" office:string-value="" calcext:value-type="error">
            <text:p>#N/DISP</text:p>
          </table:table-cell>
          <table:table-cell table:formula="of:=IF([.A920]=2;[.C920];NA())" office:value-type="float" office:value="3.33011" calcext:value-type="float">
            <text:p>3,33011</text:p>
          </table:table-cell>
          <table:table-cell table:formula="of:=IF([.A920]=3;[.C9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42739" calcext:value-type="float">
            <text:p>9,142739</text:p>
          </table:table-cell>
          <table:table-cell office:value-type="float" office:value="3.32179" calcext:value-type="float">
            <text:p>3,32179</text:p>
          </table:table-cell>
          <table:table-cell table:formula="of:=IF([.A921]=0;[.C921];NA())" office:value-type="string" office:string-value="" calcext:value-type="error">
            <text:p>#N/DISP</text:p>
          </table:table-cell>
          <table:table-cell table:formula="of:=IF([.A921]=1;[.C921];NA())" office:value-type="string" office:string-value="" calcext:value-type="error">
            <text:p>#N/DISP</text:p>
          </table:table-cell>
          <table:table-cell table:formula="of:=IF([.A921]=2;[.C921];NA())" office:value-type="float" office:value="3.32179" calcext:value-type="float">
            <text:p>3,32179</text:p>
          </table:table-cell>
          <table:table-cell table:formula="of:=IF([.A921]=3;[.C9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50179" calcext:value-type="float">
            <text:p>9,250179</text:p>
          </table:table-cell>
          <table:table-cell office:value-type="float" office:value="3.3155" calcext:value-type="float">
            <text:p>3,3155</text:p>
          </table:table-cell>
          <table:table-cell table:formula="of:=IF([.A922]=0;[.C922];NA())" office:value-type="string" office:string-value="" calcext:value-type="error">
            <text:p>#N/DISP</text:p>
          </table:table-cell>
          <table:table-cell table:formula="of:=IF([.A922]=1;[.C922];NA())" office:value-type="string" office:string-value="" calcext:value-type="error">
            <text:p>#N/DISP</text:p>
          </table:table-cell>
          <table:table-cell table:formula="of:=IF([.A922]=2;[.C922];NA())" office:value-type="float" office:value="3.3155" calcext:value-type="float">
            <text:p>3,3155</text:p>
          </table:table-cell>
          <table:table-cell table:formula="of:=IF([.A922]=3;[.C9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57906" calcext:value-type="float">
            <text:p>9,357906</text:p>
          </table:table-cell>
          <table:table-cell office:value-type="float" office:value="3.31125" calcext:value-type="float">
            <text:p>3,31125</text:p>
          </table:table-cell>
          <table:table-cell table:formula="of:=IF([.A923]=0;[.C923];NA())" office:value-type="string" office:string-value="" calcext:value-type="error">
            <text:p>#N/DISP</text:p>
          </table:table-cell>
          <table:table-cell table:formula="of:=IF([.A923]=1;[.C923];NA())" office:value-type="string" office:string-value="" calcext:value-type="error">
            <text:p>#N/DISP</text:p>
          </table:table-cell>
          <table:table-cell table:formula="of:=IF([.A923]=2;[.C923];NA())" office:value-type="float" office:value="3.31125" calcext:value-type="float">
            <text:p>3,31125</text:p>
          </table:table-cell>
          <table:table-cell table:formula="of:=IF([.A923]=3;[.C9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65882" calcext:value-type="float">
            <text:p>9,465882</text:p>
          </table:table-cell>
          <table:table-cell office:value-type="float" office:value="3.30904" calcext:value-type="float">
            <text:p>3,30904</text:p>
          </table:table-cell>
          <table:table-cell table:formula="of:=IF([.A924]=0;[.C924];NA())" office:value-type="string" office:string-value="" calcext:value-type="error">
            <text:p>#N/DISP</text:p>
          </table:table-cell>
          <table:table-cell table:formula="of:=IF([.A924]=1;[.C924];NA())" office:value-type="string" office:string-value="" calcext:value-type="error">
            <text:p>#N/DISP</text:p>
          </table:table-cell>
          <table:table-cell table:formula="of:=IF([.A924]=2;[.C924];NA())" office:value-type="float" office:value="3.30904" calcext:value-type="float">
            <text:p>3,30904</text:p>
          </table:table-cell>
          <table:table-cell table:formula="of:=IF([.A924]=3;[.C9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74069" calcext:value-type="float">
            <text:p>9,574069</text:p>
          </table:table-cell>
          <table:table-cell office:value-type="float" office:value="3.30888" calcext:value-type="float">
            <text:p>3,30888</text:p>
          </table:table-cell>
          <table:table-cell table:formula="of:=IF([.A925]=0;[.C925];NA())" office:value-type="string" office:string-value="" calcext:value-type="error">
            <text:p>#N/DISP</text:p>
          </table:table-cell>
          <table:table-cell table:formula="of:=IF([.A925]=1;[.C925];NA())" office:value-type="string" office:string-value="" calcext:value-type="error">
            <text:p>#N/DISP</text:p>
          </table:table-cell>
          <table:table-cell table:formula="of:=IF([.A925]=2;[.C925];NA())" office:value-type="float" office:value="3.30888" calcext:value-type="float">
            <text:p>3,30888</text:p>
          </table:table-cell>
          <table:table-cell table:formula="of:=IF([.A925]=3;[.C9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82427" calcext:value-type="float">
            <text:p>9,682427</text:p>
          </table:table-cell>
          <table:table-cell office:value-type="float" office:value="3.31078" calcext:value-type="float">
            <text:p>3,31078</text:p>
          </table:table-cell>
          <table:table-cell table:formula="of:=IF([.A926]=0;[.C926];NA())" office:value-type="string" office:string-value="" calcext:value-type="error">
            <text:p>#N/DISP</text:p>
          </table:table-cell>
          <table:table-cell table:formula="of:=IF([.A926]=1;[.C926];NA())" office:value-type="string" office:string-value="" calcext:value-type="error">
            <text:p>#N/DISP</text:p>
          </table:table-cell>
          <table:table-cell table:formula="of:=IF([.A926]=2;[.C926];NA())" office:value-type="float" office:value="3.31078" calcext:value-type="float">
            <text:p>3,31078</text:p>
          </table:table-cell>
          <table:table-cell table:formula="of:=IF([.A926]=3;[.C9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90916" calcext:value-type="float">
            <text:p>9,790916</text:p>
          </table:table-cell>
          <table:table-cell office:value-type="float" office:value="3.31475" calcext:value-type="float">
            <text:p>3,31475</text:p>
          </table:table-cell>
          <table:table-cell table:formula="of:=IF([.A927]=0;[.C927];NA())" office:value-type="string" office:string-value="" calcext:value-type="error">
            <text:p>#N/DISP</text:p>
          </table:table-cell>
          <table:table-cell table:formula="of:=IF([.A927]=1;[.C927];NA())" office:value-type="string" office:string-value="" calcext:value-type="error">
            <text:p>#N/DISP</text:p>
          </table:table-cell>
          <table:table-cell table:formula="of:=IF([.A927]=2;[.C927];NA())" office:value-type="float" office:value="3.31475" calcext:value-type="float">
            <text:p>3,31475</text:p>
          </table:table-cell>
          <table:table-cell table:formula="of:=IF([.A927]=3;[.C9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99498" calcext:value-type="float">
            <text:p>9,899498</text:p>
          </table:table-cell>
          <table:table-cell office:value-type="float" office:value="3.32079" calcext:value-type="float">
            <text:p>3,32079</text:p>
          </table:table-cell>
          <table:table-cell table:formula="of:=IF([.A928]=0;[.C928];NA())" office:value-type="string" office:string-value="" calcext:value-type="error">
            <text:p>#N/DISP</text:p>
          </table:table-cell>
          <table:table-cell table:formula="of:=IF([.A928]=1;[.C928];NA())" office:value-type="string" office:string-value="" calcext:value-type="error">
            <text:p>#N/DISP</text:p>
          </table:table-cell>
          <table:table-cell table:formula="of:=IF([.A928]=2;[.C928];NA())" office:value-type="float" office:value="3.32079" calcext:value-type="float">
            <text:p>3,32079</text:p>
          </table:table-cell>
          <table:table-cell table:formula="of:=IF([.A928]=3;[.C9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0813" calcext:value-type="float">
            <text:p>10,00813</text:p>
          </table:table-cell>
          <table:table-cell office:value-type="float" office:value="3.32891" calcext:value-type="float">
            <text:p>3,32891</text:p>
          </table:table-cell>
          <table:table-cell table:formula="of:=IF([.A929]=0;[.C929];NA())" office:value-type="string" office:string-value="" calcext:value-type="error">
            <text:p>#N/DISP</text:p>
          </table:table-cell>
          <table:table-cell table:formula="of:=IF([.A929]=1;[.C929];NA())" office:value-type="string" office:string-value="" calcext:value-type="error">
            <text:p>#N/DISP</text:p>
          </table:table-cell>
          <table:table-cell table:formula="of:=IF([.A929]=2;[.C929];NA())" office:value-type="float" office:value="3.32891" calcext:value-type="float">
            <text:p>3,32891</text:p>
          </table:table-cell>
          <table:table-cell table:formula="of:=IF([.A929]=3;[.C9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1678" calcext:value-type="float">
            <text:p>10,11678</text:p>
          </table:table-cell>
          <table:table-cell office:value-type="float" office:value="3.33911" calcext:value-type="float">
            <text:p>3,33911</text:p>
          </table:table-cell>
          <table:table-cell table:formula="of:=IF([.A930]=0;[.C930];NA())" office:value-type="string" office:string-value="" calcext:value-type="error">
            <text:p>#N/DISP</text:p>
          </table:table-cell>
          <table:table-cell table:formula="of:=IF([.A930]=1;[.C930];NA())" office:value-type="string" office:string-value="" calcext:value-type="error">
            <text:p>#N/DISP</text:p>
          </table:table-cell>
          <table:table-cell table:formula="of:=IF([.A930]=2;[.C930];NA())" office:value-type="float" office:value="3.33911" calcext:value-type="float">
            <text:p>3,33911</text:p>
          </table:table-cell>
          <table:table-cell table:formula="of:=IF([.A930]=3;[.C9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2254" calcext:value-type="float">
            <text:p>10,2254</text:p>
          </table:table-cell>
          <table:table-cell office:value-type="float" office:value="3.35139" calcext:value-type="float">
            <text:p>3,35139</text:p>
          </table:table-cell>
          <table:table-cell table:formula="of:=IF([.A931]=0;[.C931];NA())" office:value-type="string" office:string-value="" calcext:value-type="error">
            <text:p>#N/DISP</text:p>
          </table:table-cell>
          <table:table-cell table:formula="of:=IF([.A931]=1;[.C931];NA())" office:value-type="string" office:string-value="" calcext:value-type="error">
            <text:p>#N/DISP</text:p>
          </table:table-cell>
          <table:table-cell table:formula="of:=IF([.A931]=2;[.C931];NA())" office:value-type="string" office:string-value="" calcext:value-type="error">
            <text:p>#N/DISP</text:p>
          </table:table-cell>
          <table:table-cell table:formula="of:=IF([.A931]=3;[.C931];NA())" office:value-type="float" office:value="3.35139" calcext:value-type="float">
            <text:p>3,35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3395" calcext:value-type="float">
            <text:p>10,33395</text:p>
          </table:table-cell>
          <table:table-cell office:value-type="float" office:value="3.36576" calcext:value-type="float">
            <text:p>3,36576</text:p>
          </table:table-cell>
          <table:table-cell table:formula="of:=IF([.A932]=0;[.C932];NA())" office:value-type="string" office:string-value="" calcext:value-type="error">
            <text:p>#N/DISP</text:p>
          </table:table-cell>
          <table:table-cell table:formula="of:=IF([.A932]=1;[.C932];NA())" office:value-type="string" office:string-value="" calcext:value-type="error">
            <text:p>#N/DISP</text:p>
          </table:table-cell>
          <table:table-cell table:formula="of:=IF([.A932]=2;[.C932];NA())" office:value-type="string" office:string-value="" calcext:value-type="error">
            <text:p>#N/DISP</text:p>
          </table:table-cell>
          <table:table-cell table:formula="of:=IF([.A932]=3;[.C932];NA())" office:value-type="float" office:value="3.36576" calcext:value-type="float">
            <text:p>3,36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3.38222" calcext:value-type="float">
            <text:p>3,38222</text:p>
          </table:table-cell>
          <table:table-cell table:formula="of:=IF([.A933]=0;[.C933];NA())" office:value-type="string" office:string-value="" calcext:value-type="error">
            <text:p>#N/DISP</text:p>
          </table:table-cell>
          <table:table-cell table:formula="of:=IF([.A933]=1;[.C933];NA())" office:value-type="string" office:string-value="" calcext:value-type="error">
            <text:p>#N/DISP</text:p>
          </table:table-cell>
          <table:table-cell table:formula="of:=IF([.A933]=2;[.C933];NA())" office:value-type="string" office:string-value="" calcext:value-type="error">
            <text:p>#N/DISP</text:p>
          </table:table-cell>
          <table:table-cell table:formula="of:=IF([.A933]=3;[.C933];NA())" office:value-type="float" office:value="3.38222" calcext:value-type="float">
            <text:p>3,38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507" calcext:value-type="float">
            <text:p>10,5507</text:p>
          </table:table-cell>
          <table:table-cell office:value-type="float" office:value="3.40077" calcext:value-type="float">
            <text:p>3,40077</text:p>
          </table:table-cell>
          <table:table-cell table:formula="of:=IF([.A934]=0;[.C934];NA())" office:value-type="string" office:string-value="" calcext:value-type="error">
            <text:p>#N/DISP</text:p>
          </table:table-cell>
          <table:table-cell table:formula="of:=IF([.A934]=1;[.C934];NA())" office:value-type="string" office:string-value="" calcext:value-type="error">
            <text:p>#N/DISP</text:p>
          </table:table-cell>
          <table:table-cell table:formula="of:=IF([.A934]=2;[.C934];NA())" office:value-type="string" office:string-value="" calcext:value-type="error">
            <text:p>#N/DISP</text:p>
          </table:table-cell>
          <table:table-cell table:formula="of:=IF([.A934]=3;[.C934];NA())" office:value-type="float" office:value="3.40077" calcext:value-type="float">
            <text:p>3,40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5881" calcext:value-type="float">
            <text:p>10,65881</text:p>
          </table:table-cell>
          <table:table-cell office:value-type="float" office:value="3.4214" calcext:value-type="float">
            <text:p>3,4214</text:p>
          </table:table-cell>
          <table:table-cell table:formula="of:=IF([.A935]=0;[.C935];NA())" office:value-type="string" office:string-value="" calcext:value-type="error">
            <text:p>#N/DISP</text:p>
          </table:table-cell>
          <table:table-cell table:formula="of:=IF([.A935]=1;[.C935];NA())" office:value-type="string" office:string-value="" calcext:value-type="error">
            <text:p>#N/DISP</text:p>
          </table:table-cell>
          <table:table-cell table:formula="of:=IF([.A935]=2;[.C935];NA())" office:value-type="string" office:string-value="" calcext:value-type="error">
            <text:p>#N/DISP</text:p>
          </table:table-cell>
          <table:table-cell table:formula="of:=IF([.A935]=3;[.C935];NA())" office:value-type="float" office:value="3.4214" calcext:value-type="float">
            <text:p>3,4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667" calcext:value-type="float">
            <text:p>10,7667</text:p>
          </table:table-cell>
          <table:table-cell office:value-type="float" office:value="3.44413" calcext:value-type="float">
            <text:p>3,44413</text:p>
          </table:table-cell>
          <table:table-cell table:formula="of:=IF([.A936]=0;[.C936];NA())" office:value-type="string" office:string-value="" calcext:value-type="error">
            <text:p>#N/DISP</text:p>
          </table:table-cell>
          <table:table-cell table:formula="of:=IF([.A936]=1;[.C936];NA())" office:value-type="string" office:string-value="" calcext:value-type="error">
            <text:p>#N/DISP</text:p>
          </table:table-cell>
          <table:table-cell table:formula="of:=IF([.A936]=2;[.C936];NA())" office:value-type="string" office:string-value="" calcext:value-type="error">
            <text:p>#N/DISP</text:p>
          </table:table-cell>
          <table:table-cell table:formula="of:=IF([.A936]=3;[.C936];NA())" office:value-type="float" office:value="3.44413" calcext:value-type="float">
            <text:p>3,44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7431" calcext:value-type="float">
            <text:p>10,87431</text:p>
          </table:table-cell>
          <table:table-cell office:value-type="float" office:value="3.46895" calcext:value-type="float">
            <text:p>3,46895</text:p>
          </table:table-cell>
          <table:table-cell table:formula="of:=IF([.A937]=0;[.C937];NA())" office:value-type="string" office:string-value="" calcext:value-type="error">
            <text:p>#N/DISP</text:p>
          </table:table-cell>
          <table:table-cell table:formula="of:=IF([.A937]=1;[.C937];NA())" office:value-type="string" office:string-value="" calcext:value-type="error">
            <text:p>#N/DISP</text:p>
          </table:table-cell>
          <table:table-cell table:formula="of:=IF([.A937]=2;[.C937];NA())" office:value-type="string" office:string-value="" calcext:value-type="error">
            <text:p>#N/DISP</text:p>
          </table:table-cell>
          <table:table-cell table:formula="of:=IF([.A937]=3;[.C937];NA())" office:value-type="float" office:value="3.46895" calcext:value-type="float">
            <text:p>3,46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8162" calcext:value-type="float">
            <text:p>10,98162</text:p>
          </table:table-cell>
          <table:table-cell office:value-type="float" office:value="3.49585" calcext:value-type="float">
            <text:p>3,49585</text:p>
          </table:table-cell>
          <table:table-cell table:formula="of:=IF([.A938]=0;[.C938];NA())" office:value-type="string" office:string-value="" calcext:value-type="error">
            <text:p>#N/DISP</text:p>
          </table:table-cell>
          <table:table-cell table:formula="of:=IF([.A938]=1;[.C938];NA())" office:value-type="string" office:string-value="" calcext:value-type="error">
            <text:p>#N/DISP</text:p>
          </table:table-cell>
          <table:table-cell table:formula="of:=IF([.A938]=2;[.C938];NA())" office:value-type="string" office:string-value="" calcext:value-type="error">
            <text:p>#N/DISP</text:p>
          </table:table-cell>
          <table:table-cell table:formula="of:=IF([.A938]=3;[.C938];NA())" office:value-type="float" office:value="3.49585" calcext:value-type="float">
            <text:p>3,49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08857" calcext:value-type="float">
            <text:p>11,08857</text:p>
          </table:table-cell>
          <table:table-cell office:value-type="float" office:value="3.52483" calcext:value-type="float">
            <text:p>3,52483</text:p>
          </table:table-cell>
          <table:table-cell table:formula="of:=IF([.A939]=0;[.C939];NA())" office:value-type="string" office:string-value="" calcext:value-type="error">
            <text:p>#N/DISP</text:p>
          </table:table-cell>
          <table:table-cell table:formula="of:=IF([.A939]=1;[.C939];NA())" office:value-type="string" office:string-value="" calcext:value-type="error">
            <text:p>#N/DISP</text:p>
          </table:table-cell>
          <table:table-cell table:formula="of:=IF([.A939]=2;[.C939];NA())" office:value-type="string" office:string-value="" calcext:value-type="error">
            <text:p>#N/DISP</text:p>
          </table:table-cell>
          <table:table-cell table:formula="of:=IF([.A939]=3;[.C939];NA())" office:value-type="float" office:value="3.52483" calcext:value-type="float">
            <text:p>3,52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9514" calcext:value-type="float">
            <text:p>11,19514</text:p>
          </table:table-cell>
          <table:table-cell office:value-type="float" office:value="3.5559" calcext:value-type="float">
            <text:p>3,5559</text:p>
          </table:table-cell>
          <table:table-cell table:formula="of:=IF([.A940]=0;[.C940];NA())" office:value-type="string" office:string-value="" calcext:value-type="error">
            <text:p>#N/DISP</text:p>
          </table:table-cell>
          <table:table-cell table:formula="of:=IF([.A940]=1;[.C940];NA())" office:value-type="string" office:string-value="" calcext:value-type="error">
            <text:p>#N/DISP</text:p>
          </table:table-cell>
          <table:table-cell table:formula="of:=IF([.A940]=2;[.C940];NA())" office:value-type="string" office:string-value="" calcext:value-type="error">
            <text:p>#N/DISP</text:p>
          </table:table-cell>
          <table:table-cell table:formula="of:=IF([.A940]=3;[.C940];NA())" office:value-type="float" office:value="3.5559" calcext:value-type="float">
            <text:p>3,5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0128" calcext:value-type="float">
            <text:p>11,30128</text:p>
          </table:table-cell>
          <table:table-cell office:value-type="float" office:value="3.58904" calcext:value-type="float">
            <text:p>3,58904</text:p>
          </table:table-cell>
          <table:table-cell table:formula="of:=IF([.A941]=0;[.C941];NA())" office:value-type="string" office:string-value="" calcext:value-type="error">
            <text:p>#N/DISP</text:p>
          </table:table-cell>
          <table:table-cell table:formula="of:=IF([.A941]=1;[.C941];NA())" office:value-type="string" office:string-value="" calcext:value-type="error">
            <text:p>#N/DISP</text:p>
          </table:table-cell>
          <table:table-cell table:formula="of:=IF([.A941]=2;[.C941];NA())" office:value-type="string" office:string-value="" calcext:value-type="error">
            <text:p>#N/DISP</text:p>
          </table:table-cell>
          <table:table-cell table:formula="of:=IF([.A941]=3;[.C941];NA())" office:value-type="float" office:value="3.58904" calcext:value-type="float">
            <text:p>3,58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0694" calcext:value-type="float">
            <text:p>11,40694</text:p>
          </table:table-cell>
          <table:table-cell office:value-type="float" office:value="3.62425" calcext:value-type="float">
            <text:p>3,62425</text:p>
          </table:table-cell>
          <table:table-cell table:formula="of:=IF([.A942]=0;[.C942];NA())" office:value-type="string" office:string-value="" calcext:value-type="error">
            <text:p>#N/DISP</text:p>
          </table:table-cell>
          <table:table-cell table:formula="of:=IF([.A942]=1;[.C942];NA())" office:value-type="string" office:string-value="" calcext:value-type="error">
            <text:p>#N/DISP</text:p>
          </table:table-cell>
          <table:table-cell table:formula="of:=IF([.A942]=2;[.C942];NA())" office:value-type="string" office:string-value="" calcext:value-type="error">
            <text:p>#N/DISP</text:p>
          </table:table-cell>
          <table:table-cell table:formula="of:=IF([.A942]=3;[.C942];NA())" office:value-type="float" office:value="3.62425" calcext:value-type="float">
            <text:p>3,62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121" calcext:value-type="float">
            <text:p>11,5121</text:p>
          </table:table-cell>
          <table:table-cell office:value-type="float" office:value="3.66152" calcext:value-type="float">
            <text:p>3,66152</text:p>
          </table:table-cell>
          <table:table-cell table:formula="of:=IF([.A943]=0;[.C943];NA())" office:value-type="string" office:string-value="" calcext:value-type="error">
            <text:p>#N/DISP</text:p>
          </table:table-cell>
          <table:table-cell table:formula="of:=IF([.A943]=1;[.C943];NA())" office:value-type="string" office:string-value="" calcext:value-type="error">
            <text:p>#N/DISP</text:p>
          </table:table-cell>
          <table:table-cell table:formula="of:=IF([.A943]=2;[.C943];NA())" office:value-type="string" office:string-value="" calcext:value-type="error">
            <text:p>#N/DISP</text:p>
          </table:table-cell>
          <table:table-cell table:formula="of:=IF([.A943]=3;[.C943];NA())" office:value-type="float" office:value="3.66152" calcext:value-type="float">
            <text:p>3,66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3.70085" calcext:value-type="float">
            <text:p>3,70085</text:p>
          </table:table-cell>
          <table:table-cell table:formula="of:=IF([.A944]=0;[.C944];NA())" office:value-type="string" office:string-value="" calcext:value-type="error">
            <text:p>#N/DISP</text:p>
          </table:table-cell>
          <table:table-cell table:formula="of:=IF([.A944]=1;[.C944];NA())" office:value-type="string" office:string-value="" calcext:value-type="error">
            <text:p>#N/DISP</text:p>
          </table:table-cell>
          <table:table-cell table:formula="of:=IF([.A944]=2;[.C944];NA())" office:value-type="string" office:string-value="" calcext:value-type="error">
            <text:p>#N/DISP</text:p>
          </table:table-cell>
          <table:table-cell table:formula="of:=IF([.A944]=3;[.C944];NA())" office:value-type="float" office:value="3.70085" calcext:value-type="float">
            <text:p>3,700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72071" calcext:value-type="float">
            <text:p>11,72071</text:p>
          </table:table-cell>
          <table:table-cell office:value-type="float" office:value="3.74223" calcext:value-type="float">
            <text:p>3,74223</text:p>
          </table:table-cell>
          <table:table-cell table:formula="of:=IF([.A945]=0;[.C945];NA())" office:value-type="string" office:string-value="" calcext:value-type="error">
            <text:p>#N/DISP</text:p>
          </table:table-cell>
          <table:table-cell table:formula="of:=IF([.A945]=1;[.C945];NA())" office:value-type="string" office:string-value="" calcext:value-type="error">
            <text:p>#N/DISP</text:p>
          </table:table-cell>
          <table:table-cell table:formula="of:=IF([.A945]=2;[.C945];NA())" office:value-type="string" office:string-value="" calcext:value-type="error">
            <text:p>#N/DISP</text:p>
          </table:table-cell>
          <table:table-cell table:formula="of:=IF([.A945]=3;[.C945];NA())" office:value-type="float" office:value="3.74223" calcext:value-type="float">
            <text:p>3,74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2409" calcext:value-type="float">
            <text:p>11,82409</text:p>
          </table:table-cell>
          <table:table-cell office:value-type="float" office:value="3.78565" calcext:value-type="float">
            <text:p>3,78565</text:p>
          </table:table-cell>
          <table:table-cell table:formula="of:=IF([.A946]=0;[.C946];NA())" office:value-type="string" office:string-value="" calcext:value-type="error">
            <text:p>#N/DISP</text:p>
          </table:table-cell>
          <table:table-cell table:formula="of:=IF([.A946]=1;[.C946];NA())" office:value-type="string" office:string-value="" calcext:value-type="error">
            <text:p>#N/DISP</text:p>
          </table:table-cell>
          <table:table-cell table:formula="of:=IF([.A946]=2;[.C946];NA())" office:value-type="string" office:string-value="" calcext:value-type="error">
            <text:p>#N/DISP</text:p>
          </table:table-cell>
          <table:table-cell table:formula="of:=IF([.A946]=3;[.C946];NA())" office:value-type="float" office:value="3.78565" calcext:value-type="float">
            <text:p>3,78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3.83111" calcext:value-type="float">
            <text:p>3,83111</text:p>
          </table:table-cell>
          <table:table-cell table:formula="of:=IF([.A947]=0;[.C947];NA())" office:value-type="string" office:string-value="" calcext:value-type="error">
            <text:p>#N/DISP</text:p>
          </table:table-cell>
          <table:table-cell table:formula="of:=IF([.A947]=1;[.C947];NA())" office:value-type="string" office:string-value="" calcext:value-type="error">
            <text:p>#N/DISP</text:p>
          </table:table-cell>
          <table:table-cell table:formula="of:=IF([.A947]=2;[.C947];NA())" office:value-type="string" office:string-value="" calcext:value-type="error">
            <text:p>#N/DISP</text:p>
          </table:table-cell>
          <table:table-cell table:formula="of:=IF([.A947]=3;[.C947];NA())" office:value-type="float" office:value="3.83111" calcext:value-type="float">
            <text:p>3,83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288" calcext:value-type="float">
            <text:p>12,0288</text:p>
          </table:table-cell>
          <table:table-cell office:value-type="float" office:value="3.87858" calcext:value-type="float">
            <text:p>3,87858</text:p>
          </table:table-cell>
          <table:table-cell table:formula="of:=IF([.A948]=0;[.C948];NA())" office:value-type="string" office:string-value="" calcext:value-type="error">
            <text:p>#N/DISP</text:p>
          </table:table-cell>
          <table:table-cell table:formula="of:=IF([.A948]=1;[.C948];NA())" office:value-type="string" office:string-value="" calcext:value-type="error">
            <text:p>#N/DISP</text:p>
          </table:table-cell>
          <table:table-cell table:formula="of:=IF([.A948]=2;[.C948];NA())" office:value-type="string" office:string-value="" calcext:value-type="error">
            <text:p>#N/DISP</text:p>
          </table:table-cell>
          <table:table-cell table:formula="of:=IF([.A948]=3;[.C948];NA())" office:value-type="float" office:value="3.87858" calcext:value-type="float">
            <text:p>3,87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3004" calcext:value-type="float">
            <text:p>12,13004</text:p>
          </table:table-cell>
          <table:table-cell office:value-type="float" office:value="3.92807" calcext:value-type="float">
            <text:p>3,92807</text:p>
          </table:table-cell>
          <table:table-cell table:formula="of:=IF([.A949]=0;[.C949];NA())" office:value-type="string" office:string-value="" calcext:value-type="error">
            <text:p>#N/DISP</text:p>
          </table:table-cell>
          <table:table-cell table:formula="of:=IF([.A949]=1;[.C949];NA())" office:value-type="string" office:string-value="" calcext:value-type="error">
            <text:p>#N/DISP</text:p>
          </table:table-cell>
          <table:table-cell table:formula="of:=IF([.A949]=2;[.C949];NA())" office:value-type="string" office:string-value="" calcext:value-type="error">
            <text:p>#N/DISP</text:p>
          </table:table-cell>
          <table:table-cell table:formula="of:=IF([.A949]=3;[.C949];NA())" office:value-type="float" office:value="3.92807" calcext:value-type="float">
            <text:p>3,9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3049" calcext:value-type="float">
            <text:p>12,23049</text:p>
          </table:table-cell>
          <table:table-cell office:value-type="float" office:value="3.97956" calcext:value-type="float">
            <text:p>3,97956</text:p>
          </table:table-cell>
          <table:table-cell table:formula="of:=IF([.A950]=0;[.C950];NA())" office:value-type="string" office:string-value="" calcext:value-type="error">
            <text:p>#N/DISP</text:p>
          </table:table-cell>
          <table:table-cell table:formula="of:=IF([.A950]=1;[.C950];NA())" office:value-type="string" office:string-value="" calcext:value-type="error">
            <text:p>#N/DISP</text:p>
          </table:table-cell>
          <table:table-cell table:formula="of:=IF([.A950]=2;[.C950];NA())" office:value-type="string" office:string-value="" calcext:value-type="error">
            <text:p>#N/DISP</text:p>
          </table:table-cell>
          <table:table-cell table:formula="of:=IF([.A950]=3;[.C950];NA())" office:value-type="float" office:value="3.97956" calcext:value-type="float">
            <text:p>3,97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33012" calcext:value-type="float">
            <text:p>12,33012</text:p>
          </table:table-cell>
          <table:table-cell office:value-type="float" office:value="4.03304" calcext:value-type="float">
            <text:p>4,03304</text:p>
          </table:table-cell>
          <table:table-cell table:formula="of:=IF([.A951]=0;[.C951];NA())" office:value-type="string" office:string-value="" calcext:value-type="error">
            <text:p>#N/DISP</text:p>
          </table:table-cell>
          <table:table-cell table:formula="of:=IF([.A951]=1;[.C951];NA())" office:value-type="string" office:string-value="" calcext:value-type="error">
            <text:p>#N/DISP</text:p>
          </table:table-cell>
          <table:table-cell table:formula="of:=IF([.A951]=2;[.C951];NA())" office:value-type="string" office:string-value="" calcext:value-type="error">
            <text:p>#N/DISP</text:p>
          </table:table-cell>
          <table:table-cell table:formula="of:=IF([.A951]=3;[.C951];NA())" office:value-type="float" office:value="4.03304" calcext:value-type="float">
            <text:p>4,03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887" calcext:value-type="float">
            <text:p>12,42887</text:p>
          </table:table-cell>
          <table:table-cell office:value-type="float" office:value="4.08849" calcext:value-type="float">
            <text:p>4,08849</text:p>
          </table:table-cell>
          <table:table-cell table:formula="of:=IF([.A952]=0;[.C952];NA())" office:value-type="string" office:string-value="" calcext:value-type="error">
            <text:p>#N/DISP</text:p>
          </table:table-cell>
          <table:table-cell table:formula="of:=IF([.A952]=1;[.C952];NA())" office:value-type="string" office:string-value="" calcext:value-type="error">
            <text:p>#N/DISP</text:p>
          </table:table-cell>
          <table:table-cell table:formula="of:=IF([.A952]=2;[.C952];NA())" office:value-type="string" office:string-value="" calcext:value-type="error">
            <text:p>#N/DISP</text:p>
          </table:table-cell>
          <table:table-cell table:formula="of:=IF([.A952]=3;[.C952];NA())" office:value-type="float" office:value="4.08849" calcext:value-type="float">
            <text:p>4,08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52671" calcext:value-type="float">
            <text:p>12,52671</text:p>
          </table:table-cell>
          <table:table-cell office:value-type="float" office:value="4.1459" calcext:value-type="float">
            <text:p>4,1459</text:p>
          </table:table-cell>
          <table:table-cell table:formula="of:=IF([.A953]=0;[.C953];NA())" office:value-type="string" office:string-value="" calcext:value-type="error">
            <text:p>#N/DISP</text:p>
          </table:table-cell>
          <table:table-cell table:formula="of:=IF([.A953]=1;[.C953];NA())" office:value-type="string" office:string-value="" calcext:value-type="error">
            <text:p>#N/DISP</text:p>
          </table:table-cell>
          <table:table-cell table:formula="of:=IF([.A953]=2;[.C953];NA())" office:value-type="string" office:string-value="" calcext:value-type="error">
            <text:p>#N/DISP</text:p>
          </table:table-cell>
          <table:table-cell table:formula="of:=IF([.A953]=3;[.C953];NA())" office:value-type="float" office:value="4.1459" calcext:value-type="float">
            <text:p>4,1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2361" calcext:value-type="float">
            <text:p>12,62361</text:p>
          </table:table-cell>
          <table:table-cell office:value-type="float" office:value="4.20526" calcext:value-type="float">
            <text:p>4,20526</text:p>
          </table:table-cell>
          <table:table-cell table:formula="of:=IF([.A954]=0;[.C954];NA())" office:value-type="string" office:string-value="" calcext:value-type="error">
            <text:p>#N/DISP</text:p>
          </table:table-cell>
          <table:table-cell table:formula="of:=IF([.A954]=1;[.C954];NA())" office:value-type="string" office:string-value="" calcext:value-type="error">
            <text:p>#N/DISP</text:p>
          </table:table-cell>
          <table:table-cell table:formula="of:=IF([.A954]=2;[.C954];NA())" office:value-type="string" office:string-value="" calcext:value-type="error">
            <text:p>#N/DISP</text:p>
          </table:table-cell>
          <table:table-cell table:formula="of:=IF([.A954]=3;[.C954];NA())" office:value-type="float" office:value="4.20526" calcext:value-type="float">
            <text:p>4,20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71951" calcext:value-type="float">
            <text:p>12,71951</text:p>
          </table:table-cell>
          <table:table-cell office:value-type="float" office:value="4.26654" calcext:value-type="float">
            <text:p>4,26654</text:p>
          </table:table-cell>
          <table:table-cell table:formula="of:=IF([.A955]=0;[.C955];NA())" office:value-type="string" office:string-value="" calcext:value-type="error">
            <text:p>#N/DISP</text:p>
          </table:table-cell>
          <table:table-cell table:formula="of:=IF([.A955]=1;[.C955];NA())" office:value-type="string" office:string-value="" calcext:value-type="error">
            <text:p>#N/DISP</text:p>
          </table:table-cell>
          <table:table-cell table:formula="of:=IF([.A955]=2;[.C955];NA())" office:value-type="string" office:string-value="" calcext:value-type="error">
            <text:p>#N/DISP</text:p>
          </table:table-cell>
          <table:table-cell table:formula="of:=IF([.A955]=3;[.C955];NA())" office:value-type="float" office:value="4.26654" calcext:value-type="float">
            <text:p>4,26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144" calcext:value-type="float">
            <text:p>12,8144</text:p>
          </table:table-cell>
          <table:table-cell office:value-type="float" office:value="4.32975" calcext:value-type="float">
            <text:p>4,32975</text:p>
          </table:table-cell>
          <table:table-cell table:formula="of:=IF([.A956]=0;[.C956];NA())" office:value-type="string" office:string-value="" calcext:value-type="error">
            <text:p>#N/DISP</text:p>
          </table:table-cell>
          <table:table-cell table:formula="of:=IF([.A956]=1;[.C956];NA())" office:value-type="string" office:string-value="" calcext:value-type="error">
            <text:p>#N/DISP</text:p>
          </table:table-cell>
          <table:table-cell table:formula="of:=IF([.A956]=2;[.C956];NA())" office:value-type="string" office:string-value="" calcext:value-type="error">
            <text:p>#N/DISP</text:p>
          </table:table-cell>
          <table:table-cell table:formula="of:=IF([.A956]=3;[.C956];NA())" office:value-type="float" office:value="4.32975" calcext:value-type="float">
            <text:p>4,32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0822" calcext:value-type="float">
            <text:p>12,90822</text:p>
          </table:table-cell>
          <table:table-cell office:value-type="float" office:value="4.39485" calcext:value-type="float">
            <text:p>4,39485</text:p>
          </table:table-cell>
          <table:table-cell table:formula="of:=IF([.A957]=0;[.C957];NA())" office:value-type="string" office:string-value="" calcext:value-type="error">
            <text:p>#N/DISP</text:p>
          </table:table-cell>
          <table:table-cell table:formula="of:=IF([.A957]=1;[.C957];NA())" office:value-type="string" office:string-value="" calcext:value-type="error">
            <text:p>#N/DISP</text:p>
          </table:table-cell>
          <table:table-cell table:formula="of:=IF([.A957]=2;[.C957];NA())" office:value-type="string" office:string-value="" calcext:value-type="error">
            <text:p>#N/DISP</text:p>
          </table:table-cell>
          <table:table-cell table:formula="of:=IF([.A957]=3;[.C957];NA())" office:value-type="float" office:value="4.39485" calcext:value-type="float">
            <text:p>4,39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0094" calcext:value-type="float">
            <text:p>13,00094</text:p>
          </table:table-cell>
          <table:table-cell office:value-type="float" office:value="4.46183" calcext:value-type="float">
            <text:p>4,46183</text:p>
          </table:table-cell>
          <table:table-cell table:formula="of:=IF([.A958]=0;[.C958];NA())" office:value-type="string" office:string-value="" calcext:value-type="error">
            <text:p>#N/DISP</text:p>
          </table:table-cell>
          <table:table-cell table:formula="of:=IF([.A958]=1;[.C958];NA())" office:value-type="string" office:string-value="" calcext:value-type="error">
            <text:p>#N/DISP</text:p>
          </table:table-cell>
          <table:table-cell table:formula="of:=IF([.A958]=2;[.C958];NA())" office:value-type="string" office:string-value="" calcext:value-type="error">
            <text:p>#N/DISP</text:p>
          </table:table-cell>
          <table:table-cell table:formula="of:=IF([.A958]=3;[.C958];NA())" office:value-type="float" office:value="4.46183" calcext:value-type="float">
            <text:p>4,46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9252" calcext:value-type="float">
            <text:p>13,09252</text:p>
          </table:table-cell>
          <table:table-cell office:value-type="float" office:value="4.53067" calcext:value-type="float">
            <text:p>4,53067</text:p>
          </table:table-cell>
          <table:table-cell table:formula="of:=IF([.A959]=0;[.C959];NA())" office:value-type="string" office:string-value="" calcext:value-type="error">
            <text:p>#N/DISP</text:p>
          </table:table-cell>
          <table:table-cell table:formula="of:=IF([.A959]=1;[.C959];NA())" office:value-type="string" office:string-value="" calcext:value-type="error">
            <text:p>#N/DISP</text:p>
          </table:table-cell>
          <table:table-cell table:formula="of:=IF([.A959]=2;[.C959];NA())" office:value-type="string" office:string-value="" calcext:value-type="error">
            <text:p>#N/DISP</text:p>
          </table:table-cell>
          <table:table-cell table:formula="of:=IF([.A959]=3;[.C959];NA())" office:value-type="float" office:value="4.53067" calcext:value-type="float">
            <text:p>4,53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18292" calcext:value-type="float">
            <text:p>13,18292</text:p>
          </table:table-cell>
          <table:table-cell office:value-type="float" office:value="4.60136" calcext:value-type="float">
            <text:p>4,60136</text:p>
          </table:table-cell>
          <table:table-cell table:formula="of:=IF([.A960]=0;[.C960];NA())" office:value-type="string" office:string-value="" calcext:value-type="error">
            <text:p>#N/DISP</text:p>
          </table:table-cell>
          <table:table-cell table:formula="of:=IF([.A960]=1;[.C960];NA())" office:value-type="string" office:string-value="" calcext:value-type="error">
            <text:p>#N/DISP</text:p>
          </table:table-cell>
          <table:table-cell table:formula="of:=IF([.A960]=2;[.C960];NA())" office:value-type="string" office:string-value="" calcext:value-type="error">
            <text:p>#N/DISP</text:p>
          </table:table-cell>
          <table:table-cell table:formula="of:=IF([.A960]=3;[.C960];NA())" office:value-type="float" office:value="4.60136" calcext:value-type="float">
            <text:p>4,60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7211" calcext:value-type="float">
            <text:p>13,27211</text:p>
          </table:table-cell>
          <table:table-cell office:value-type="float" office:value="4.67386" calcext:value-type="float">
            <text:p>4,67386</text:p>
          </table:table-cell>
          <table:table-cell table:formula="of:=IF([.A961]=0;[.C961];NA())" office:value-type="string" office:string-value="" calcext:value-type="error">
            <text:p>#N/DISP</text:p>
          </table:table-cell>
          <table:table-cell table:formula="of:=IF([.A961]=1;[.C961];NA())" office:value-type="string" office:string-value="" calcext:value-type="error">
            <text:p>#N/DISP</text:p>
          </table:table-cell>
          <table:table-cell table:formula="of:=IF([.A961]=2;[.C961];NA())" office:value-type="string" office:string-value="" calcext:value-type="error">
            <text:p>#N/DISP</text:p>
          </table:table-cell>
          <table:table-cell table:formula="of:=IF([.A961]=3;[.C961];NA())" office:value-type="float" office:value="4.67386" calcext:value-type="float">
            <text:p>4,673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36005" calcext:value-type="float">
            <text:p>13,36005</text:p>
          </table:table-cell>
          <table:table-cell office:value-type="float" office:value="4.74817" calcext:value-type="float">
            <text:p>4,74817</text:p>
          </table:table-cell>
          <table:table-cell table:formula="of:=IF([.A962]=0;[.C962];NA())" office:value-type="string" office:string-value="" calcext:value-type="error">
            <text:p>#N/DISP</text:p>
          </table:table-cell>
          <table:table-cell table:formula="of:=IF([.A962]=1;[.C962];NA())" office:value-type="string" office:string-value="" calcext:value-type="error">
            <text:p>#N/DISP</text:p>
          </table:table-cell>
          <table:table-cell table:formula="of:=IF([.A962]=2;[.C962];NA())" office:value-type="string" office:string-value="" calcext:value-type="error">
            <text:p>#N/DISP</text:p>
          </table:table-cell>
          <table:table-cell table:formula="of:=IF([.A962]=3;[.C962];NA())" office:value-type="float" office:value="4.74817" calcext:value-type="float">
            <text:p>4,74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4671" calcext:value-type="float">
            <text:p>13,44671</text:p>
          </table:table-cell>
          <table:table-cell office:value-type="float" office:value="4.82426" calcext:value-type="float">
            <text:p>4,82426</text:p>
          </table:table-cell>
          <table:table-cell table:formula="of:=IF([.A963]=0;[.C963];NA())" office:value-type="string" office:string-value="" calcext:value-type="error">
            <text:p>#N/DISP</text:p>
          </table:table-cell>
          <table:table-cell table:formula="of:=IF([.A963]=1;[.C963];NA())" office:value-type="string" office:string-value="" calcext:value-type="error">
            <text:p>#N/DISP</text:p>
          </table:table-cell>
          <table:table-cell table:formula="of:=IF([.A963]=2;[.C963];NA())" office:value-type="string" office:string-value="" calcext:value-type="error">
            <text:p>#N/DISP</text:p>
          </table:table-cell>
          <table:table-cell table:formula="of:=IF([.A963]=3;[.C963];NA())" office:value-type="float" office:value="4.82426" calcext:value-type="float">
            <text:p>4,82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53204" calcext:value-type="float">
            <text:p>13,53204</text:p>
          </table:table-cell>
          <table:table-cell office:value-type="float" office:value="4.90211" calcext:value-type="float">
            <text:p>4,90211</text:p>
          </table:table-cell>
          <table:table-cell table:formula="of:=IF([.A964]=0;[.C964];NA())" office:value-type="string" office:string-value="" calcext:value-type="error">
            <text:p>#N/DISP</text:p>
          </table:table-cell>
          <table:table-cell table:formula="of:=IF([.A964]=1;[.C964];NA())" office:value-type="string" office:string-value="" calcext:value-type="error">
            <text:p>#N/DISP</text:p>
          </table:table-cell>
          <table:table-cell table:formula="of:=IF([.A964]=2;[.C964];NA())" office:value-type="string" office:string-value="" calcext:value-type="error">
            <text:p>#N/DISP</text:p>
          </table:table-cell>
          <table:table-cell table:formula="of:=IF([.A964]=3;[.C964];NA())" office:value-type="float" office:value="4.90211" calcext:value-type="float">
            <text:p>4,90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1602" calcext:value-type="float">
            <text:p>13,61602</text:p>
          </table:table-cell>
          <table:table-cell office:value-type="float" office:value="4.9817" calcext:value-type="float">
            <text:p>4,9817</text:p>
          </table:table-cell>
          <table:table-cell table:formula="of:=IF([.A965]=0;[.C965];NA())" office:value-type="string" office:string-value="" calcext:value-type="error">
            <text:p>#N/DISP</text:p>
          </table:table-cell>
          <table:table-cell table:formula="of:=IF([.A965]=1;[.C965];NA())" office:value-type="string" office:string-value="" calcext:value-type="error">
            <text:p>#N/DISP</text:p>
          </table:table-cell>
          <table:table-cell table:formula="of:=IF([.A965]=2;[.C965];NA())" office:value-type="string" office:string-value="" calcext:value-type="error">
            <text:p>#N/DISP</text:p>
          </table:table-cell>
          <table:table-cell table:formula="of:=IF([.A965]=3;[.C965];NA())" office:value-type="float" office:value="4.9817" calcext:value-type="float">
            <text:p>4,9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86" calcext:value-type="float">
            <text:p>13,6986</text:p>
          </table:table-cell>
          <table:table-cell office:value-type="float" office:value="5.06299" calcext:value-type="float">
            <text:p>5,06299</text:p>
          </table:table-cell>
          <table:table-cell table:formula="of:=IF([.A966]=0;[.C966];NA())" office:value-type="string" office:string-value="" calcext:value-type="error">
            <text:p>#N/DISP</text:p>
          </table:table-cell>
          <table:table-cell table:formula="of:=IF([.A966]=1;[.C966];NA())" office:value-type="string" office:string-value="" calcext:value-type="error">
            <text:p>#N/DISP</text:p>
          </table:table-cell>
          <table:table-cell table:formula="of:=IF([.A966]=2;[.C966];NA())" office:value-type="string" office:string-value="" calcext:value-type="error">
            <text:p>#N/DISP</text:p>
          </table:table-cell>
          <table:table-cell table:formula="of:=IF([.A966]=3;[.C966];NA())" office:value-type="float" office:value="5.06299" calcext:value-type="float">
            <text:p>5,06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7976" calcext:value-type="float">
            <text:p>13,77976</text:p>
          </table:table-cell>
          <table:table-cell office:value-type="float" office:value="5.14598" calcext:value-type="float">
            <text:p>5,14598</text:p>
          </table:table-cell>
          <table:table-cell table:formula="of:=IF([.A967]=0;[.C967];NA())" office:value-type="string" office:string-value="" calcext:value-type="error">
            <text:p>#N/DISP</text:p>
          </table:table-cell>
          <table:table-cell table:formula="of:=IF([.A967]=1;[.C967];NA())" office:value-type="string" office:string-value="" calcext:value-type="error">
            <text:p>#N/DISP</text:p>
          </table:table-cell>
          <table:table-cell table:formula="of:=IF([.A967]=2;[.C967];NA())" office:value-type="string" office:string-value="" calcext:value-type="error">
            <text:p>#N/DISP</text:p>
          </table:table-cell>
          <table:table-cell table:formula="of:=IF([.A967]=3;[.C967];NA())" office:value-type="float" office:value="5.14598" calcext:value-type="float">
            <text:p>5,145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5945" calcext:value-type="float">
            <text:p>13,85945</text:p>
          </table:table-cell>
          <table:table-cell office:value-type="float" office:value="5.23062" calcext:value-type="float">
            <text:p>5,23062</text:p>
          </table:table-cell>
          <table:table-cell table:formula="of:=IF([.A968]=0;[.C968];NA())" office:value-type="string" office:string-value="" calcext:value-type="error">
            <text:p>#N/DISP</text:p>
          </table:table-cell>
          <table:table-cell table:formula="of:=IF([.A968]=1;[.C968];NA())" office:value-type="string" office:string-value="" calcext:value-type="error">
            <text:p>#N/DISP</text:p>
          </table:table-cell>
          <table:table-cell table:formula="of:=IF([.A968]=2;[.C968];NA())" office:value-type="string" office:string-value="" calcext:value-type="error">
            <text:p>#N/DISP</text:p>
          </table:table-cell>
          <table:table-cell table:formula="of:=IF([.A968]=3;[.C968];NA())" office:value-type="float" office:value="5.23062" calcext:value-type="float">
            <text:p>5,23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93765" calcext:value-type="float">
            <text:p>13,93765</text:p>
          </table:table-cell>
          <table:table-cell office:value-type="float" office:value="5.31691" calcext:value-type="float">
            <text:p>5,31691</text:p>
          </table:table-cell>
          <table:table-cell table:formula="of:=IF([.A969]=0;[.C969];NA())" office:value-type="string" office:string-value="" calcext:value-type="error">
            <text:p>#N/DISP</text:p>
          </table:table-cell>
          <table:table-cell table:formula="of:=IF([.A969]=1;[.C969];NA())" office:value-type="string" office:string-value="" calcext:value-type="error">
            <text:p>#N/DISP</text:p>
          </table:table-cell>
          <table:table-cell table:formula="of:=IF([.A969]=2;[.C969];NA())" office:value-type="string" office:string-value="" calcext:value-type="error">
            <text:p>#N/DISP</text:p>
          </table:table-cell>
          <table:table-cell table:formula="of:=IF([.A969]=3;[.C969];NA())" office:value-type="float" office:value="5.31691" calcext:value-type="float">
            <text:p>5,316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1432" calcext:value-type="float">
            <text:p>14,01432</text:p>
          </table:table-cell>
          <table:table-cell office:value-type="float" office:value="5.4048" calcext:value-type="float">
            <text:p>5,4048</text:p>
          </table:table-cell>
          <table:table-cell table:formula="of:=IF([.A970]=0;[.C970];NA())" office:value-type="string" office:string-value="" calcext:value-type="error">
            <text:p>#N/DISP</text:p>
          </table:table-cell>
          <table:table-cell table:formula="of:=IF([.A970]=1;[.C970];NA())" office:value-type="string" office:string-value="" calcext:value-type="error">
            <text:p>#N/DISP</text:p>
          </table:table-cell>
          <table:table-cell table:formula="of:=IF([.A970]=2;[.C970];NA())" office:value-type="string" office:string-value="" calcext:value-type="error">
            <text:p>#N/DISP</text:p>
          </table:table-cell>
          <table:table-cell table:formula="of:=IF([.A970]=3;[.C970];NA())" office:value-type="float" office:value="5.4048" calcext:value-type="float">
            <text:p>5,4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8943" calcext:value-type="float">
            <text:p>14,08943</text:p>
          </table:table-cell>
          <table:table-cell office:value-type="float" office:value="5.49428" calcext:value-type="float">
            <text:p>5,49428</text:p>
          </table:table-cell>
          <table:table-cell table:formula="of:=IF([.A971]=0;[.C971];NA())" office:value-type="string" office:string-value="" calcext:value-type="error">
            <text:p>#N/DISP</text:p>
          </table:table-cell>
          <table:table-cell table:formula="of:=IF([.A971]=1;[.C971];NA())" office:value-type="string" office:string-value="" calcext:value-type="error">
            <text:p>#N/DISP</text:p>
          </table:table-cell>
          <table:table-cell table:formula="of:=IF([.A971]=2;[.C971];NA())" office:value-type="string" office:string-value="" calcext:value-type="error">
            <text:p>#N/DISP</text:p>
          </table:table-cell>
          <table:table-cell table:formula="of:=IF([.A971]=3;[.C971];NA())" office:value-type="float" office:value="5.49428" calcext:value-type="float">
            <text:p>5,49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6295" calcext:value-type="float">
            <text:p>14,16295</text:p>
          </table:table-cell>
          <table:table-cell office:value-type="float" office:value="5.58531" calcext:value-type="float">
            <text:p>5,58531</text:p>
          </table:table-cell>
          <table:table-cell table:formula="of:=IF([.A972]=0;[.C972];NA())" office:value-type="string" office:string-value="" calcext:value-type="error">
            <text:p>#N/DISP</text:p>
          </table:table-cell>
          <table:table-cell table:formula="of:=IF([.A972]=1;[.C972];NA())" office:value-type="string" office:string-value="" calcext:value-type="error">
            <text:p>#N/DISP</text:p>
          </table:table-cell>
          <table:table-cell table:formula="of:=IF([.A972]=2;[.C972];NA())" office:value-type="string" office:string-value="" calcext:value-type="error">
            <text:p>#N/DISP</text:p>
          </table:table-cell>
          <table:table-cell table:formula="of:=IF([.A972]=3;[.C972];NA())" office:value-type="float" office:value="5.58531" calcext:value-type="float">
            <text:p>5,58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23483" calcext:value-type="float">
            <text:p>14,23483</text:p>
          </table:table-cell>
          <table:table-cell office:value-type="float" office:value="5.67787" calcext:value-type="float">
            <text:p>5,67787</text:p>
          </table:table-cell>
          <table:table-cell table:formula="of:=IF([.A973]=0;[.C973];NA())" office:value-type="string" office:string-value="" calcext:value-type="error">
            <text:p>#N/DISP</text:p>
          </table:table-cell>
          <table:table-cell table:formula="of:=IF([.A973]=1;[.C973];NA())" office:value-type="string" office:string-value="" calcext:value-type="error">
            <text:p>#N/DISP</text:p>
          </table:table-cell>
          <table:table-cell table:formula="of:=IF([.A973]=2;[.C973];NA())" office:value-type="string" office:string-value="" calcext:value-type="error">
            <text:p>#N/DISP</text:p>
          </table:table-cell>
          <table:table-cell table:formula="of:=IF([.A973]=3;[.C973];NA())" office:value-type="float" office:value="5.67787" calcext:value-type="float">
            <text:p>5,67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30506" calcext:value-type="float">
            <text:p>14,30506</text:p>
          </table:table-cell>
          <table:table-cell office:value-type="float" office:value="5.77193" calcext:value-type="float">
            <text:p>5,77193</text:p>
          </table:table-cell>
          <table:table-cell table:formula="of:=IF([.A974]=0;[.C974];NA())" office:value-type="string" office:string-value="" calcext:value-type="error">
            <text:p>#N/DISP</text:p>
          </table:table-cell>
          <table:table-cell table:formula="of:=IF([.A974]=1;[.C974];NA())" office:value-type="string" office:string-value="" calcext:value-type="error">
            <text:p>#N/DISP</text:p>
          </table:table-cell>
          <table:table-cell table:formula="of:=IF([.A974]=2;[.C974];NA())" office:value-type="string" office:string-value="" calcext:value-type="error">
            <text:p>#N/DISP</text:p>
          </table:table-cell>
          <table:table-cell table:formula="of:=IF([.A974]=3;[.C974];NA())" office:value-type="float" office:value="5.77193" calcext:value-type="float">
            <text:p>5,77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3736" calcext:value-type="float">
            <text:p>14,3736</text:p>
          </table:table-cell>
          <table:table-cell office:value-type="float" office:value="5.86746" calcext:value-type="float">
            <text:p>5,86746</text:p>
          </table:table-cell>
          <table:table-cell table:formula="of:=IF([.A975]=0;[.C975];NA())" office:value-type="string" office:string-value="" calcext:value-type="error">
            <text:p>#N/DISP</text:p>
          </table:table-cell>
          <table:table-cell table:formula="of:=IF([.A975]=1;[.C975];NA())" office:value-type="string" office:string-value="" calcext:value-type="error">
            <text:p>#N/DISP</text:p>
          </table:table-cell>
          <table:table-cell table:formula="of:=IF([.A975]=2;[.C975];NA())" office:value-type="string" office:string-value="" calcext:value-type="error">
            <text:p>#N/DISP</text:p>
          </table:table-cell>
          <table:table-cell table:formula="of:=IF([.A975]=3;[.C975];NA())" office:value-type="float" office:value="5.86746" calcext:value-type="float">
            <text:p>5,86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44042" calcext:value-type="float">
            <text:p>14,44042</text:p>
          </table:table-cell>
          <table:table-cell office:value-type="float" office:value="5.96443" calcext:value-type="float">
            <text:p>5,96443</text:p>
          </table:table-cell>
          <table:table-cell table:formula="of:=IF([.A976]=0;[.C976];NA())" office:value-type="string" office:string-value="" calcext:value-type="error">
            <text:p>#N/DISP</text:p>
          </table:table-cell>
          <table:table-cell table:formula="of:=IF([.A976]=1;[.C976];NA())" office:value-type="string" office:string-value="" calcext:value-type="error">
            <text:p>#N/DISP</text:p>
          </table:table-cell>
          <table:table-cell table:formula="of:=IF([.A976]=2;[.C976];NA())" office:value-type="string" office:string-value="" calcext:value-type="error">
            <text:p>#N/DISP</text:p>
          </table:table-cell>
          <table:table-cell table:formula="of:=IF([.A976]=3;[.C976];NA())" office:value-type="float" office:value="5.96443" calcext:value-type="float">
            <text:p>5,964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5055" calcext:value-type="float">
            <text:p>14,5055</text:p>
          </table:table-cell>
          <table:table-cell office:value-type="float" office:value="6.06281" calcext:value-type="float">
            <text:p>6,06281</text:p>
          </table:table-cell>
          <table:table-cell table:formula="of:=IF([.A977]=0;[.C977];NA())" office:value-type="string" office:string-value="" calcext:value-type="error">
            <text:p>#N/DISP</text:p>
          </table:table-cell>
          <table:table-cell table:formula="of:=IF([.A977]=1;[.C977];NA())" office:value-type="string" office:string-value="" calcext:value-type="error">
            <text:p>#N/DISP</text:p>
          </table:table-cell>
          <table:table-cell table:formula="of:=IF([.A977]=2;[.C977];NA())" office:value-type="string" office:string-value="" calcext:value-type="error">
            <text:p>#N/DISP</text:p>
          </table:table-cell>
          <table:table-cell table:formula="of:=IF([.A977]=3;[.C977];NA())" office:value-type="float" office:value="6.06281" calcext:value-type="float">
            <text:p>6,06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56879" calcext:value-type="float">
            <text:p>14,56879</text:p>
          </table:table-cell>
          <table:table-cell office:value-type="float" office:value="6.16256" calcext:value-type="float">
            <text:p>6,16256</text:p>
          </table:table-cell>
          <table:table-cell table:formula="of:=IF([.A978]=0;[.C978];NA())" office:value-type="string" office:string-value="" calcext:value-type="error">
            <text:p>#N/DISP</text:p>
          </table:table-cell>
          <table:table-cell table:formula="of:=IF([.A978]=1;[.C978];NA())" office:value-type="string" office:string-value="" calcext:value-type="error">
            <text:p>#N/DISP</text:p>
          </table:table-cell>
          <table:table-cell table:formula="of:=IF([.A978]=2;[.C978];NA())" office:value-type="string" office:string-value="" calcext:value-type="error">
            <text:p>#N/DISP</text:p>
          </table:table-cell>
          <table:table-cell table:formula="of:=IF([.A978]=3;[.C978];NA())" office:value-type="float" office:value="6.16256" calcext:value-type="float">
            <text:p>6,16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63028" calcext:value-type="float">
            <text:p>14,63028</text:p>
          </table:table-cell>
          <table:table-cell office:value-type="float" office:value="6.26366" calcext:value-type="float">
            <text:p>6,26366</text:p>
          </table:table-cell>
          <table:table-cell table:formula="of:=IF([.A979]=0;[.C979];NA())" office:value-type="string" office:string-value="" calcext:value-type="error">
            <text:p>#N/DISP</text:p>
          </table:table-cell>
          <table:table-cell table:formula="of:=IF([.A979]=1;[.C979];NA())" office:value-type="string" office:string-value="" calcext:value-type="error">
            <text:p>#N/DISP</text:p>
          </table:table-cell>
          <table:table-cell table:formula="of:=IF([.A979]=2;[.C979];NA())" office:value-type="string" office:string-value="" calcext:value-type="error">
            <text:p>#N/DISP</text:p>
          </table:table-cell>
          <table:table-cell table:formula="of:=IF([.A979]=3;[.C979];NA())" office:value-type="float" office:value="6.26366" calcext:value-type="float">
            <text:p>6,26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68993" calcext:value-type="float">
            <text:p>14,68993</text:p>
          </table:table-cell>
          <table:table-cell office:value-type="float" office:value="6.36606" calcext:value-type="float">
            <text:p>6,36606</text:p>
          </table:table-cell>
          <table:table-cell table:formula="of:=IF([.A980]=0;[.C980];NA())" office:value-type="string" office:string-value="" calcext:value-type="error">
            <text:p>#N/DISP</text:p>
          </table:table-cell>
          <table:table-cell table:formula="of:=IF([.A980]=1;[.C980];NA())" office:value-type="string" office:string-value="" calcext:value-type="error">
            <text:p>#N/DISP</text:p>
          </table:table-cell>
          <table:table-cell table:formula="of:=IF([.A980]=2;[.C980];NA())" office:value-type="string" office:string-value="" calcext:value-type="error">
            <text:p>#N/DISP</text:p>
          </table:table-cell>
          <table:table-cell table:formula="of:=IF([.A980]=3;[.C980];NA())" office:value-type="float" office:value="6.36606" calcext:value-type="float">
            <text:p>6,36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74771" calcext:value-type="float">
            <text:p>14,74771</text:p>
          </table:table-cell>
          <table:table-cell office:value-type="float" office:value="6.46975" calcext:value-type="float">
            <text:p>6,46975</text:p>
          </table:table-cell>
          <table:table-cell table:formula="of:=IF([.A981]=0;[.C981];NA())" office:value-type="string" office:string-value="" calcext:value-type="error">
            <text:p>#N/DISP</text:p>
          </table:table-cell>
          <table:table-cell table:formula="of:=IF([.A981]=1;[.C981];NA())" office:value-type="string" office:string-value="" calcext:value-type="error">
            <text:p>#N/DISP</text:p>
          </table:table-cell>
          <table:table-cell table:formula="of:=IF([.A981]=2;[.C981];NA())" office:value-type="string" office:string-value="" calcext:value-type="error">
            <text:p>#N/DISP</text:p>
          </table:table-cell>
          <table:table-cell table:formula="of:=IF([.A981]=3;[.C981];NA())" office:value-type="float" office:value="6.46975" calcext:value-type="float">
            <text:p>6,46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80361" calcext:value-type="float">
            <text:p>14,80361</text:p>
          </table:table-cell>
          <table:table-cell office:value-type="float" office:value="6.57468" calcext:value-type="float">
            <text:p>6,57468</text:p>
          </table:table-cell>
          <table:table-cell table:formula="of:=IF([.A982]=0;[.C982];NA())" office:value-type="string" office:string-value="" calcext:value-type="error">
            <text:p>#N/DISP</text:p>
          </table:table-cell>
          <table:table-cell table:formula="of:=IF([.A982]=1;[.C982];NA())" office:value-type="string" office:string-value="" calcext:value-type="error">
            <text:p>#N/DISP</text:p>
          </table:table-cell>
          <table:table-cell table:formula="of:=IF([.A982]=2;[.C982];NA())" office:value-type="string" office:string-value="" calcext:value-type="error">
            <text:p>#N/DISP</text:p>
          </table:table-cell>
          <table:table-cell table:formula="of:=IF([.A982]=3;[.C982];NA())" office:value-type="float" office:value="6.57468" calcext:value-type="float">
            <text:p>6,57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85759" calcext:value-type="float">
            <text:p>14,85759</text:p>
          </table:table-cell>
          <table:table-cell office:value-type="float" office:value="6.68082" calcext:value-type="float">
            <text:p>6,68082</text:p>
          </table:table-cell>
          <table:table-cell table:formula="of:=IF([.A983]=0;[.C983];NA())" office:value-type="string" office:string-value="" calcext:value-type="error">
            <text:p>#N/DISP</text:p>
          </table:table-cell>
          <table:table-cell table:formula="of:=IF([.A983]=1;[.C983];NA())" office:value-type="string" office:string-value="" calcext:value-type="error">
            <text:p>#N/DISP</text:p>
          </table:table-cell>
          <table:table-cell table:formula="of:=IF([.A983]=2;[.C983];NA())" office:value-type="string" office:string-value="" calcext:value-type="error">
            <text:p>#N/DISP</text:p>
          </table:table-cell>
          <table:table-cell table:formula="of:=IF([.A983]=3;[.C983];NA())" office:value-type="float" office:value="6.68082" calcext:value-type="float">
            <text:p>6,68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0963" calcext:value-type="float">
            <text:p>14,90963</text:p>
          </table:table-cell>
          <table:table-cell office:value-type="float" office:value="6.78813" calcext:value-type="float">
            <text:p>6,78813</text:p>
          </table:table-cell>
          <table:table-cell table:formula="of:=IF([.A984]=0;[.C984];NA())" office:value-type="string" office:string-value="" calcext:value-type="error">
            <text:p>#N/DISP</text:p>
          </table:table-cell>
          <table:table-cell table:formula="of:=IF([.A984]=1;[.C984];NA())" office:value-type="string" office:string-value="" calcext:value-type="error">
            <text:p>#N/DISP</text:p>
          </table:table-cell>
          <table:table-cell table:formula="of:=IF([.A984]=2;[.C984];NA())" office:value-type="string" office:string-value="" calcext:value-type="error">
            <text:p>#N/DISP</text:p>
          </table:table-cell>
          <table:table-cell table:formula="of:=IF([.A984]=3;[.C984];NA())" office:value-type="float" office:value="6.78813" calcext:value-type="float">
            <text:p>6,78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597" calcext:value-type="float">
            <text:p>14,9597</text:p>
          </table:table-cell>
          <table:table-cell office:value-type="float" office:value="6.89658" calcext:value-type="float">
            <text:p>6,89658</text:p>
          </table:table-cell>
          <table:table-cell table:formula="of:=IF([.A985]=0;[.C985];NA())" office:value-type="string" office:string-value="" calcext:value-type="error">
            <text:p>#N/DISP</text:p>
          </table:table-cell>
          <table:table-cell table:formula="of:=IF([.A985]=1;[.C985];NA())" office:value-type="string" office:string-value="" calcext:value-type="error">
            <text:p>#N/DISP</text:p>
          </table:table-cell>
          <table:table-cell table:formula="of:=IF([.A985]=2;[.C985];NA())" office:value-type="string" office:string-value="" calcext:value-type="error">
            <text:p>#N/DISP</text:p>
          </table:table-cell>
          <table:table-cell table:formula="of:=IF([.A985]=3;[.C985];NA())" office:value-type="float" office:value="6.89658" calcext:value-type="float">
            <text:p>6,89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0778" calcext:value-type="float">
            <text:p>15,00778</text:p>
          </table:table-cell>
          <table:table-cell office:value-type="float" office:value="7.00614" calcext:value-type="float">
            <text:p>7,00614</text:p>
          </table:table-cell>
          <table:table-cell table:formula="of:=IF([.A986]=0;[.C986];NA())" office:value-type="string" office:string-value="" calcext:value-type="error">
            <text:p>#N/DISP</text:p>
          </table:table-cell>
          <table:table-cell table:formula="of:=IF([.A986]=1;[.C986];NA())" office:value-type="string" office:string-value="" calcext:value-type="error">
            <text:p>#N/DISP</text:p>
          </table:table-cell>
          <table:table-cell table:formula="of:=IF([.A986]=2;[.C986];NA())" office:value-type="string" office:string-value="" calcext:value-type="error">
            <text:p>#N/DISP</text:p>
          </table:table-cell>
          <table:table-cell table:formula="of:=IF([.A986]=3;[.C986];NA())" office:value-type="float" office:value="7.00614" calcext:value-type="float">
            <text:p>7,00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5384" calcext:value-type="float">
            <text:p>15,05384</text:p>
          </table:table-cell>
          <table:table-cell office:value-type="float" office:value="7.11676" calcext:value-type="float">
            <text:p>7,11676</text:p>
          </table:table-cell>
          <table:table-cell table:formula="of:=IF([.A987]=0;[.C987];NA())" office:value-type="string" office:string-value="" calcext:value-type="error">
            <text:p>#N/DISP</text:p>
          </table:table-cell>
          <table:table-cell table:formula="of:=IF([.A987]=1;[.C987];NA())" office:value-type="string" office:string-value="" calcext:value-type="error">
            <text:p>#N/DISP</text:p>
          </table:table-cell>
          <table:table-cell table:formula="of:=IF([.A987]=2;[.C987];NA())" office:value-type="string" office:string-value="" calcext:value-type="error">
            <text:p>#N/DISP</text:p>
          </table:table-cell>
          <table:table-cell table:formula="of:=IF([.A987]=3;[.C987];NA())" office:value-type="float" office:value="7.11676" calcext:value-type="float">
            <text:p>7,11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9787" calcext:value-type="float">
            <text:p>15,09787</text:p>
          </table:table-cell>
          <table:table-cell office:value-type="float" office:value="7.22841" calcext:value-type="float">
            <text:p>7,22841</text:p>
          </table:table-cell>
          <table:table-cell table:formula="of:=IF([.A988]=0;[.C988];NA())" office:value-type="string" office:string-value="" calcext:value-type="error">
            <text:p>#N/DISP</text:p>
          </table:table-cell>
          <table:table-cell table:formula="of:=IF([.A988]=1;[.C988];NA())" office:value-type="string" office:string-value="" calcext:value-type="error">
            <text:p>#N/DISP</text:p>
          </table:table-cell>
          <table:table-cell table:formula="of:=IF([.A988]=2;[.C988];NA())" office:value-type="string" office:string-value="" calcext:value-type="error">
            <text:p>#N/DISP</text:p>
          </table:table-cell>
          <table:table-cell table:formula="of:=IF([.A988]=3;[.C988];NA())" office:value-type="float" office:value="7.22841" calcext:value-type="float">
            <text:p>7,22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3983" calcext:value-type="float">
            <text:p>15,13983</text:p>
          </table:table-cell>
          <table:table-cell office:value-type="float" office:value="7.34105" calcext:value-type="float">
            <text:p>7,34105</text:p>
          </table:table-cell>
          <table:table-cell table:formula="of:=IF([.A989]=0;[.C989];NA())" office:value-type="string" office:string-value="" calcext:value-type="error">
            <text:p>#N/DISP</text:p>
          </table:table-cell>
          <table:table-cell table:formula="of:=IF([.A989]=1;[.C989];NA())" office:value-type="string" office:string-value="" calcext:value-type="error">
            <text:p>#N/DISP</text:p>
          </table:table-cell>
          <table:table-cell table:formula="of:=IF([.A989]=2;[.C989];NA())" office:value-type="string" office:string-value="" calcext:value-type="error">
            <text:p>#N/DISP</text:p>
          </table:table-cell>
          <table:table-cell table:formula="of:=IF([.A989]=3;[.C989];NA())" office:value-type="float" office:value="7.34105" calcext:value-type="float">
            <text:p>7,34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7971" calcext:value-type="float">
            <text:p>15,17971</text:p>
          </table:table-cell>
          <table:table-cell office:value-type="float" office:value="7.45464" calcext:value-type="float">
            <text:p>7,45464</text:p>
          </table:table-cell>
          <table:table-cell table:formula="of:=IF([.A990]=0;[.C990];NA())" office:value-type="string" office:string-value="" calcext:value-type="error">
            <text:p>#N/DISP</text:p>
          </table:table-cell>
          <table:table-cell table:formula="of:=IF([.A990]=1;[.C990];NA())" office:value-type="string" office:string-value="" calcext:value-type="error">
            <text:p>#N/DISP</text:p>
          </table:table-cell>
          <table:table-cell table:formula="of:=IF([.A990]=2;[.C990];NA())" office:value-type="string" office:string-value="" calcext:value-type="error">
            <text:p>#N/DISP</text:p>
          </table:table-cell>
          <table:table-cell table:formula="of:=IF([.A990]=3;[.C990];NA())" office:value-type="float" office:value="7.45464" calcext:value-type="float">
            <text:p>7,45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21748" calcext:value-type="float">
            <text:p>15,21748</text:p>
          </table:table-cell>
          <table:table-cell office:value-type="float" office:value="7.56915" calcext:value-type="float">
            <text:p>7,56915</text:p>
          </table:table-cell>
          <table:table-cell table:formula="of:=IF([.A991]=0;[.C991];NA())" office:value-type="string" office:string-value="" calcext:value-type="error">
            <text:p>#N/DISP</text:p>
          </table:table-cell>
          <table:table-cell table:formula="of:=IF([.A991]=1;[.C991];NA())" office:value-type="string" office:string-value="" calcext:value-type="error">
            <text:p>#N/DISP</text:p>
          </table:table-cell>
          <table:table-cell table:formula="of:=IF([.A991]=2;[.C991];NA())" office:value-type="string" office:string-value="" calcext:value-type="error">
            <text:p>#N/DISP</text:p>
          </table:table-cell>
          <table:table-cell table:formula="of:=IF([.A991]=3;[.C991];NA())" office:value-type="float" office:value="7.56915" calcext:value-type="float">
            <text:p>7,56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25313" calcext:value-type="float">
            <text:p>15,25313</text:p>
          </table:table-cell>
          <table:table-cell office:value-type="float" office:value="7.68454" calcext:value-type="float">
            <text:p>7,68454</text:p>
          </table:table-cell>
          <table:table-cell table:formula="of:=IF([.A992]=0;[.C992];NA())" office:value-type="string" office:string-value="" calcext:value-type="error">
            <text:p>#N/DISP</text:p>
          </table:table-cell>
          <table:table-cell table:formula="of:=IF([.A992]=1;[.C992];NA())" office:value-type="string" office:string-value="" calcext:value-type="error">
            <text:p>#N/DISP</text:p>
          </table:table-cell>
          <table:table-cell table:formula="of:=IF([.A992]=2;[.C992];NA())" office:value-type="string" office:string-value="" calcext:value-type="error">
            <text:p>#N/DISP</text:p>
          </table:table-cell>
          <table:table-cell table:formula="of:=IF([.A992]=3;[.C992];NA())" office:value-type="float" office:value="7.68454" calcext:value-type="float">
            <text:p>7,68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28664" calcext:value-type="float">
            <text:p>15,28664</text:p>
          </table:table-cell>
          <table:table-cell office:value-type="float" office:value="7.80076" calcext:value-type="float">
            <text:p>7,80076</text:p>
          </table:table-cell>
          <table:table-cell table:formula="of:=IF([.A993]=0;[.C993];NA())" office:value-type="string" office:string-value="" calcext:value-type="error">
            <text:p>#N/DISP</text:p>
          </table:table-cell>
          <table:table-cell table:formula="of:=IF([.A993]=1;[.C993];NA())" office:value-type="string" office:string-value="" calcext:value-type="error">
            <text:p>#N/DISP</text:p>
          </table:table-cell>
          <table:table-cell table:formula="of:=IF([.A993]=2;[.C993];NA())" office:value-type="string" office:string-value="" calcext:value-type="error">
            <text:p>#N/DISP</text:p>
          </table:table-cell>
          <table:table-cell table:formula="of:=IF([.A993]=3;[.C993];NA())" office:value-type="float" office:value="7.80076" calcext:value-type="float">
            <text:p>7,80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1798" calcext:value-type="float">
            <text:p>15,31798</text:p>
          </table:table-cell>
          <table:table-cell office:value-type="float" office:value="7.91778" calcext:value-type="float">
            <text:p>7,91778</text:p>
          </table:table-cell>
          <table:table-cell table:formula="of:=IF([.A994]=0;[.C994];NA())" office:value-type="string" office:string-value="" calcext:value-type="error">
            <text:p>#N/DISP</text:p>
          </table:table-cell>
          <table:table-cell table:formula="of:=IF([.A994]=1;[.C994];NA())" office:value-type="string" office:string-value="" calcext:value-type="error">
            <text:p>#N/DISP</text:p>
          </table:table-cell>
          <table:table-cell table:formula="of:=IF([.A994]=2;[.C994];NA())" office:value-type="string" office:string-value="" calcext:value-type="error">
            <text:p>#N/DISP</text:p>
          </table:table-cell>
          <table:table-cell table:formula="of:=IF([.A994]=3;[.C994];NA())" office:value-type="float" office:value="7.91778" calcext:value-type="float">
            <text:p>7,91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4714" calcext:value-type="float">
            <text:p>15,34714</text:p>
          </table:table-cell>
          <table:table-cell office:value-type="float" office:value="8.035552" calcext:value-type="float">
            <text:p>8,035552</text:p>
          </table:table-cell>
          <table:table-cell table:formula="of:=IF([.A995]=0;[.C995];NA())" office:value-type="string" office:string-value="" calcext:value-type="error">
            <text:p>#N/DISP</text:p>
          </table:table-cell>
          <table:table-cell table:formula="of:=IF([.A995]=1;[.C995];NA())" office:value-type="string" office:string-value="" calcext:value-type="error">
            <text:p>#N/DISP</text:p>
          </table:table-cell>
          <table:table-cell table:formula="of:=IF([.A995]=2;[.C995];NA())" office:value-type="string" office:string-value="" calcext:value-type="error">
            <text:p>#N/DISP</text:p>
          </table:table-cell>
          <table:table-cell table:formula="of:=IF([.A995]=3;[.C995];NA())" office:value-type="float" office:value="8.035552" calcext:value-type="float">
            <text:p>8,035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7411" calcext:value-type="float">
            <text:p>15,37411</text:p>
          </table:table-cell>
          <table:table-cell office:value-type="float" office:value="8.154041" calcext:value-type="float">
            <text:p>8,154041</text:p>
          </table:table-cell>
          <table:table-cell table:formula="of:=IF([.A996]=0;[.C996];NA())" office:value-type="string" office:string-value="" calcext:value-type="error">
            <text:p>#N/DISP</text:p>
          </table:table-cell>
          <table:table-cell table:formula="of:=IF([.A996]=1;[.C996];NA())" office:value-type="string" office:string-value="" calcext:value-type="error">
            <text:p>#N/DISP</text:p>
          </table:table-cell>
          <table:table-cell table:formula="of:=IF([.A996]=2;[.C996];NA())" office:value-type="string" office:string-value="" calcext:value-type="error">
            <text:p>#N/DISP</text:p>
          </table:table-cell>
          <table:table-cell table:formula="of:=IF([.A996]=3;[.C996];NA())" office:value-type="float" office:value="8.154041" calcext:value-type="float">
            <text:p>8,154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9886" calcext:value-type="float">
            <text:p>15,39886</text:p>
          </table:table-cell>
          <table:table-cell office:value-type="float" office:value="8.273205" calcext:value-type="float">
            <text:p>8,273205</text:p>
          </table:table-cell>
          <table:table-cell table:formula="of:=IF([.A997]=0;[.C997];NA())" office:value-type="string" office:string-value="" calcext:value-type="error">
            <text:p>#N/DISP</text:p>
          </table:table-cell>
          <table:table-cell table:formula="of:=IF([.A997]=1;[.C997];NA())" office:value-type="string" office:string-value="" calcext:value-type="error">
            <text:p>#N/DISP</text:p>
          </table:table-cell>
          <table:table-cell table:formula="of:=IF([.A997]=2;[.C997];NA())" office:value-type="string" office:string-value="" calcext:value-type="error">
            <text:p>#N/DISP</text:p>
          </table:table-cell>
          <table:table-cell table:formula="of:=IF([.A997]=3;[.C997];NA())" office:value-type="float" office:value="8.273205" calcext:value-type="float">
            <text:p>8,273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2137" calcext:value-type="float">
            <text:p>15,42137</text:p>
          </table:table-cell>
          <table:table-cell office:value-type="float" office:value="8.393001" calcext:value-type="float">
            <text:p>8,393001</text:p>
          </table:table-cell>
          <table:table-cell table:formula="of:=IF([.A998]=0;[.C998];NA())" office:value-type="string" office:string-value="" calcext:value-type="error">
            <text:p>#N/DISP</text:p>
          </table:table-cell>
          <table:table-cell table:formula="of:=IF([.A998]=1;[.C998];NA())" office:value-type="string" office:string-value="" calcext:value-type="error">
            <text:p>#N/DISP</text:p>
          </table:table-cell>
          <table:table-cell table:formula="of:=IF([.A998]=2;[.C998];NA())" office:value-type="string" office:string-value="" calcext:value-type="error">
            <text:p>#N/DISP</text:p>
          </table:table-cell>
          <table:table-cell table:formula="of:=IF([.A998]=3;[.C998];NA())" office:value-type="float" office:value="8.393001" calcext:value-type="float">
            <text:p>8,393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4165" calcext:value-type="float">
            <text:p>15,44165</text:p>
          </table:table-cell>
          <table:table-cell office:value-type="float" office:value="8.513389" calcext:value-type="float">
            <text:p>8,513389</text:p>
          </table:table-cell>
          <table:table-cell table:formula="of:=IF([.A999]=0;[.C999];NA())" office:value-type="string" office:string-value="" calcext:value-type="error">
            <text:p>#N/DISP</text:p>
          </table:table-cell>
          <table:table-cell table:formula="of:=IF([.A999]=1;[.C999];NA())" office:value-type="string" office:string-value="" calcext:value-type="error">
            <text:p>#N/DISP</text:p>
          </table:table-cell>
          <table:table-cell table:formula="of:=IF([.A999]=2;[.C999];NA())" office:value-type="string" office:string-value="" calcext:value-type="error">
            <text:p>#N/DISP</text:p>
          </table:table-cell>
          <table:table-cell table:formula="of:=IF([.A999]=3;[.C999];NA())" office:value-type="float" office:value="8.513389" calcext:value-type="float">
            <text:p>8,513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5966" calcext:value-type="float">
            <text:p>15,45966</text:p>
          </table:table-cell>
          <table:table-cell office:value-type="float" office:value="8.634325" calcext:value-type="float">
            <text:p>8,634325</text:p>
          </table:table-cell>
          <table:table-cell table:formula="of:=IF([.A1000]=0;[.C1000];NA())" office:value-type="string" office:string-value="" calcext:value-type="error">
            <text:p>#N/DISP</text:p>
          </table:table-cell>
          <table:table-cell table:formula="of:=IF([.A1000]=1;[.C1000];NA())" office:value-type="string" office:string-value="" calcext:value-type="error">
            <text:p>#N/DISP</text:p>
          </table:table-cell>
          <table:table-cell table:formula="of:=IF([.A1000]=2;[.C1000];NA())" office:value-type="string" office:string-value="" calcext:value-type="error">
            <text:p>#N/DISP</text:p>
          </table:table-cell>
          <table:table-cell table:formula="of:=IF([.A1000]=3;[.C1000];NA())" office:value-type="float" office:value="8.634325" calcext:value-type="float">
            <text:p>8,63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754" calcext:value-type="float">
            <text:p>15,4754</text:p>
          </table:table-cell>
          <table:table-cell office:value-type="float" office:value="8.755768" calcext:value-type="float">
            <text:p>8,755768</text:p>
          </table:table-cell>
          <table:table-cell table:formula="of:=IF([.A1001]=0;[.C1001];NA())" office:value-type="string" office:string-value="" calcext:value-type="error">
            <text:p>#N/DISP</text:p>
          </table:table-cell>
          <table:table-cell table:formula="of:=IF([.A1001]=1;[.C1001];NA())" office:value-type="string" office:string-value="" calcext:value-type="error">
            <text:p>#N/DISP</text:p>
          </table:table-cell>
          <table:table-cell table:formula="of:=IF([.A1001]=2;[.C1001];NA())" office:value-type="string" office:string-value="" calcext:value-type="error">
            <text:p>#N/DISP</text:p>
          </table:table-cell>
          <table:table-cell table:formula="of:=IF([.A1001]=3;[.C1001];NA())" office:value-type="float" office:value="8.755768" calcext:value-type="float">
            <text:p>8,755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08T17:51:15.789592354</dc:date>
    <meta:editing-duration>PT7M21S</meta:editing-duration>
    <meta:editing-cycles>1</meta:editing-cycles>
    <meta:document-statistic meta:table-count="1" meta:cell-count="7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c2ds1-2sp - k médias</text:p>
        </chart:title>
        <chart:legend chart:legend-position="end" svg:x="13.843cm" svg:y="3.454cm" style:legend-expansion="high" chart:style-name="ch3"/>
        <chart:plot-area chart:style-name="ch4" table:cell-range-address="'Planilha 1'.B2:'Planilha 1'.B1001 'Planilha 1'.D2:'Planilha 1'.G1001" chart:data-source-has-labels="row" svg:x="0.32cm" svg:y="1.275cm" svg:width="13.203cm" svg:height="7.545cm">
          <chartooo:coordinate-region svg:x="0.756cm" svg:y="1.474cm" svg:width="12.39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lanilha 1'.D2:'Planilha 1'.D1001" loext:label-string="cluster_1" chart:class="chart:scatter">
            <chart:domain table:cell-range-address="'Planilha 1'.B2:'Planilha 1'.B1001"/>
            <chart:data-point chart:repeated="1000"/>
          </chart:series>
          <chart:series chart:style-name="ch8" chart:values-cell-range-address="'Planilha 1'.E2:'Planilha 1'.E1001" loext:label-string="cluster_2" chart:class="chart:scatter">
            <chart:data-point chart:repeated="1000"/>
          </chart:series>
          <chart:series chart:style-name="ch9" chart:values-cell-range-address="'Planilha 1'.F2:'Planilha 1'.F1001" loext:label-string="cluster_3" chart:class="chart:scatter">
            <chart:data-point chart:repeated="1000"/>
          </chart:series>
          <chart:series chart:style-name="ch10" chart:values-cell-range-address="'Planilha 1'.G2:'Planilha 1'.G1001" loext:label-string="cluster_4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luster_1</text:p>
              </table:table-cell>
              <table:table-cell office:value-type="string">
                <text:p>cluster_2</text:p>
              </table:table-cell>
              <table:table-cell office:value-type="string">
                <text:p>cluster_3</text:p>
              </table:table-cell>
              <table:table-cell office:value-type="string">
                <text:p>cluster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">
                <text:p>10.5</text:p>
                <draw:g>
                  <svg:desc>'Planilha 1'.B2:'Planilha 1'.B1001</svg:desc>
                </draw:g>
              </table:table-cell>
              <table:table-cell office:value-type="float" office:value="NaN">
                <text:p>NaN</text:p>
                <draw:g>
                  <svg:desc>'Planilha 1'.D2:'Planilha 1'.D1001</svg:desc>
                </draw:g>
              </table:table-cell>
              <table:table-cell office:value-type="float" office:value="9">
                <text:p>9</text:p>
                <draw:g>
                  <svg:desc>'Planilha 1'.E2:'Planilha 1'.E1001</svg:desc>
                </draw:g>
              </table:table-cell>
              <table:table-cell office:value-type="float" office:value="NaN">
                <text:p>NaN</text:p>
                <draw:g>
                  <svg:desc>'Planilha 1'.F2:'Planilha 1'.F1001</svg:desc>
                </draw:g>
              </table:table-cell>
              <table:table-cell office:value-type="float" office:value="NaN">
                <text:p>NaN</text:p>
                <draw:g>
                  <svg:desc>'Planilha 1'.G2:'Planilha 1'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6717">
                <text:p>10.56717</text:p>
              </table:table-cell>
              <table:table-cell office:value-type="float" office:value="NaN">
                <text:p>NaN</text:p>
              </table:table-cell>
              <table:table-cell office:value-type="float" office:value="9.268445">
                <text:p>9.26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7532">
                <text:p>8.27532</text:p>
              </table:table-cell>
              <table:table-cell office:value-type="float" office:value="NaN">
                <text:p>NaN</text:p>
              </table:table-cell>
              <table:table-cell office:value-type="float" office:value="11.38221">
                <text:p>11.3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27458">
                <text:p>8.227458</text:p>
              </table:table-cell>
              <table:table-cell office:value-type="float" office:value="NaN">
                <text:p>NaN</text:p>
              </table:table-cell>
              <table:table-cell office:value-type="float" office:value="11.37764">
                <text:p>11.3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79511">
                <text:p>8.179511</text:p>
              </table:table-cell>
              <table:table-cell office:value-type="float" office:value="NaN">
                <text:p>NaN</text:p>
              </table:table-cell>
              <table:table-cell office:value-type="float" office:value="11.37211">
                <text:p>11.3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315">
                <text:p>8.1315</text:p>
              </table:table-cell>
              <table:table-cell office:value-type="float" office:value="NaN">
                <text:p>NaN</text:p>
              </table:table-cell>
              <table:table-cell office:value-type="float" office:value="11.36561">
                <text:p>11.3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3443">
                <text:p>8.083443</text:p>
              </table:table-cell>
              <table:table-cell office:value-type="float" office:value="11.35814">
                <text:p>11.3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35361">
                <text:p>8.035361</text:p>
              </table:table-cell>
              <table:table-cell office:value-type="float" office:value="11.3497">
                <text:p>11.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8727">
                <text:p>7.98727</text:p>
              </table:table-cell>
              <table:table-cell office:value-type="float" office:value="11.34027">
                <text:p>11.3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392">
                <text:p>7.9392</text:p>
              </table:table-cell>
              <table:table-cell office:value-type="float" office:value="11.32987">
                <text:p>11.3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9116">
                <text:p>7.89116</text:p>
              </table:table-cell>
              <table:table-cell office:value-type="float" office:value="11.31848">
                <text:p>11.3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4317">
                <text:p>7.84317</text:p>
              </table:table-cell>
              <table:table-cell office:value-type="float" office:value="11.30611">
                <text:p>11.3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7166">
                <text:p>10.57166</text:p>
              </table:table-cell>
              <table:table-cell office:value-type="float" office:value="NaN">
                <text:p>NaN</text:p>
              </table:table-cell>
              <table:table-cell office:value-type="float" office:value="9.29981">
                <text:p>9.2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9526">
                <text:p>7.79526</text:p>
              </table:table-cell>
              <table:table-cell office:value-type="float" office:value="11.29275">
                <text:p>11.2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4744">
                <text:p>7.74744</text:p>
              </table:table-cell>
              <table:table-cell office:value-type="float" office:value="11.2784">
                <text:p>11.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9974">
                <text:p>7.69974</text:p>
              </table:table-cell>
              <table:table-cell office:value-type="float" office:value="11.26305">
                <text:p>11.2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5217">
                <text:p>7.65217</text:p>
              </table:table-cell>
              <table:table-cell office:value-type="float" office:value="11.24672">
                <text:p>11.2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0476">
                <text:p>7.60476</text:p>
              </table:table-cell>
              <table:table-cell office:value-type="float" office:value="11.22939">
                <text:p>11.2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5752">
                <text:p>7.55752</text:p>
              </table:table-cell>
              <table:table-cell office:value-type="float" office:value="11.21107">
                <text:p>11.2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1048">
                <text:p>7.51048</text:p>
              </table:table-cell>
              <table:table-cell office:value-type="float" office:value="11.19176">
                <text:p>11.1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6366">
                <text:p>7.46366</text:p>
              </table:table-cell>
              <table:table-cell office:value-type="float" office:value="11.17146">
                <text:p>11.1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707">
                <text:p>7.41707</text:p>
              </table:table-cell>
              <table:table-cell office:value-type="float" office:value="11.15017">
                <text:p>11.1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7075">
                <text:p>7.37075</text:p>
              </table:table-cell>
              <table:table-cell office:value-type="float" office:value="11.12789">
                <text:p>11.1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7552">
                <text:p>10.57552</text:p>
              </table:table-cell>
              <table:table-cell office:value-type="float" office:value="NaN">
                <text:p>NaN</text:p>
              </table:table-cell>
              <table:table-cell office:value-type="float" office:value="9.331439">
                <text:p>9.33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247">
                <text:p>7.3247</text:p>
              </table:table-cell>
              <table:table-cell office:value-type="float" office:value="11.10463">
                <text:p>11.1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7896">
                <text:p>7.27896</text:p>
              </table:table-cell>
              <table:table-cell office:value-type="float" office:value="11.08039">
                <text:p>11.0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3353">
                <text:p>7.23353</text:p>
              </table:table-cell>
              <table:table-cell office:value-type="float" office:value="11.05516">
                <text:p>11.0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8845">
                <text:p>7.18845</text:p>
              </table:table-cell>
              <table:table-cell office:value-type="float" office:value="11.02896">
                <text:p>11.0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4373">
                <text:p>7.14373</text:p>
              </table:table-cell>
              <table:table-cell office:value-type="float" office:value="11.00179">
                <text:p>11.0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9939">
                <text:p>7.09939</text:p>
              </table:table-cell>
              <table:table-cell office:value-type="float" office:value="10.97365">
                <text:p>10.9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5546">
                <text:p>7.05546</text:p>
              </table:table-cell>
              <table:table-cell office:value-type="float" office:value="10.94454">
                <text:p>10.9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195">
                <text:p>7.01195</text:p>
              </table:table-cell>
              <table:table-cell office:value-type="float" office:value="10.91448">
                <text:p>10.9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6888">
                <text:p>6.96888</text:p>
              </table:table-cell>
              <table:table-cell office:value-type="float" office:value="10.88347">
                <text:p>10.88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628">
                <text:p>6.92628</text:p>
              </table:table-cell>
              <table:table-cell office:value-type="float" office:value="10.85151">
                <text:p>10.8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7873">
                <text:p>10.57873</text:p>
              </table:table-cell>
              <table:table-cell office:value-type="float" office:value="NaN">
                <text:p>NaN</text:p>
              </table:table-cell>
              <table:table-cell office:value-type="float" office:value="9.363319">
                <text:p>9.363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8417">
                <text:p>6.88417</text:p>
              </table:table-cell>
              <table:table-cell office:value-type="float" office:value="10.81862">
                <text:p>10.8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4256">
                <text:p>6.84256</text:p>
              </table:table-cell>
              <table:table-cell office:value-type="float" office:value="10.78479">
                <text:p>10.7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0148">
                <text:p>6.80148</text:p>
              </table:table-cell>
              <table:table-cell office:value-type="float" office:value="10.75003">
                <text:p>10.7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6095">
                <text:p>6.76095</text:p>
              </table:table-cell>
              <table:table-cell office:value-type="float" office:value="10.71436">
                <text:p>10.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2098">
                <text:p>6.72098</text:p>
              </table:table-cell>
              <table:table-cell office:value-type="float" office:value="10.67778">
                <text:p>10.6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816">
                <text:p>6.6816</text:p>
              </table:table-cell>
              <table:table-cell office:value-type="float" office:value="10.64031">
                <text:p>10.6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4282">
                <text:p>6.64282</text:p>
              </table:table-cell>
              <table:table-cell office:value-type="float" office:value="10.60194">
                <text:p>10.6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0467">
                <text:p>6.60467</text:p>
              </table:table-cell>
              <table:table-cell office:value-type="float" office:value="10.56269">
                <text:p>10.5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6716">
                <text:p>6.56716</text:p>
              </table:table-cell>
              <table:table-cell office:value-type="float" office:value="10.52257">
                <text:p>10.5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53032">
                <text:p>6.53032</text:p>
              </table:table-cell>
              <table:table-cell office:value-type="float" office:value="10.48159">
                <text:p>10.4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58131">
                <text:p>10.58131</text:p>
              </table:table-cell>
              <table:table-cell office:value-type="float" office:value="NaN">
                <text:p>NaN</text:p>
              </table:table-cell>
              <table:table-cell office:value-type="float" office:value="9.395437">
                <text:p>9.39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9417">
                <text:p>6.49417</text:p>
              </table:table-cell>
              <table:table-cell office:value-type="float" office:value="10.43975">
                <text:p>10.4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5871">
                <text:p>6.45871</text:p>
              </table:table-cell>
              <table:table-cell office:value-type="float" office:value="10.39709">
                <text:p>10.3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2398">
                <text:p>6.42398</text:p>
              </table:table-cell>
              <table:table-cell office:value-type="float" office:value="10.35359">
                <text:p>10.3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8998">
                <text:p>6.38998</text:p>
              </table:table-cell>
              <table:table-cell office:value-type="float" office:value="10.30928">
                <text:p>10.3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5675">
                <text:p>6.35675</text:p>
              </table:table-cell>
              <table:table-cell office:value-type="float" office:value="10.26417">
                <text:p>10.2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2429">
                <text:p>6.32429</text:p>
              </table:table-cell>
              <table:table-cell office:value-type="float" office:value="10.21826">
                <text:p>10.2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9262">
                <text:p>6.29262</text:p>
              </table:table-cell>
              <table:table-cell office:value-type="float" office:value="10.17159">
                <text:p>10.1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6177">
                <text:p>6.26177</text:p>
              </table:table-cell>
              <table:table-cell office:value-type="float" office:value="10.12415">
                <text:p>10.1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3175">
                <text:p>6.23175</text:p>
              </table:table-cell>
              <table:table-cell office:value-type="float" office:value="10.07596">
                <text:p>10.0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0257">
                <text:p>6.20257</text:p>
              </table:table-cell>
              <table:table-cell office:value-type="float" office:value="10.02704">
                <text:p>10.0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58323">
                <text:p>10.58323</text:p>
              </table:table-cell>
              <table:table-cell office:value-type="float" office:value="NaN">
                <text:p>NaN</text:p>
              </table:table-cell>
              <table:table-cell office:value-type="float" office:value="9.42778">
                <text:p>9.4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7426">
                <text:p>6.17426</text:p>
              </table:table-cell>
              <table:table-cell office:value-type="float" office:value="9.977395">
                <text:p>9.97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4683">
                <text:p>6.14683</text:p>
              </table:table-cell>
              <table:table-cell office:value-type="float" office:value="9.927051">
                <text:p>9.92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203">
                <text:p>6.1203</text:p>
              </table:table-cell>
              <table:table-cell office:value-type="float" office:value="9.876019">
                <text:p>9.876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9468">
                <text:p>6.09468</text:p>
              </table:table-cell>
              <table:table-cell office:value-type="float" office:value="9.824315">
                <text:p>9.82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6999">
                <text:p>6.06999</text:p>
              </table:table-cell>
              <table:table-cell office:value-type="float" office:value="9.771955">
                <text:p>9.77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04624">
                <text:p>6.04624</text:p>
              </table:table-cell>
              <table:table-cell office:value-type="float" office:value="9.718957">
                <text:p>9.71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2345">
                <text:p>6.02345</text:p>
              </table:table-cell>
              <table:table-cell office:value-type="float" office:value="9.665337">
                <text:p>9.66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00164">
                <text:p>6.00164</text:p>
              </table:table-cell>
              <table:table-cell office:value-type="float" office:value="9.611113">
                <text:p>9.61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8082">
                <text:p>5.98082</text:p>
              </table:table-cell>
              <table:table-cell office:value-type="float" office:value="9.556302">
                <text:p>9.5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6101">
                <text:p>5.96101</text:p>
              </table:table-cell>
              <table:table-cell office:value-type="float" office:value="9.500922">
                <text:p>9.50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8448">
                <text:p>10.58448</text:p>
              </table:table-cell>
              <table:table-cell office:value-type="float" office:value="NaN">
                <text:p>NaN</text:p>
              </table:table-cell>
              <table:table-cell office:value-type="float" office:value="9.460335">
                <text:p>9.46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4221">
                <text:p>5.94221</text:p>
              </table:table-cell>
              <table:table-cell office:value-type="float" office:value="9.444993">
                <text:p>9.44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2444">
                <text:p>5.92444</text:p>
              </table:table-cell>
              <table:table-cell office:value-type="float" office:value="9.388533">
                <text:p>9.38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0772">
                <text:p>5.90772</text:p>
              </table:table-cell>
              <table:table-cell office:value-type="float" office:value="9.331561">
                <text:p>9.33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9206">
                <text:p>5.89206</text:p>
              </table:table-cell>
              <table:table-cell office:value-type="float" office:value="9.274096">
                <text:p>9.27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7747">
                <text:p>5.87747</text:p>
              </table:table-cell>
              <table:table-cell office:value-type="float" office:value="9.216158">
                <text:p>9.21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6397">
                <text:p>5.86397</text:p>
              </table:table-cell>
              <table:table-cell office:value-type="float" office:value="9.157767">
                <text:p>9.157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5155">
                <text:p>5.85155</text:p>
              </table:table-cell>
              <table:table-cell office:value-type="float" office:value="9.0989439">
                <text:p>9.098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4025">
                <text:p>5.84025</text:p>
              </table:table-cell>
              <table:table-cell office:value-type="float" office:value="9.0397087">
                <text:p>9.0397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3006">
                <text:p>5.83006</text:p>
              </table:table-cell>
              <table:table-cell office:value-type="float" office:value="8.9800824">
                <text:p>8.980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21">
                <text:p>5.821</text:p>
              </table:table-cell>
              <table:table-cell office:value-type="float" office:value="8.9200863">
                <text:p>8.920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8508">
                <text:p>10.58508</text:p>
              </table:table-cell>
              <table:table-cell office:value-type="float" office:value="NaN">
                <text:p>NaN</text:p>
              </table:table-cell>
              <table:table-cell office:value-type="float" office:value="9.493089">
                <text:p>9.49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1308">
                <text:p>5.81308</text:p>
              </table:table-cell>
              <table:table-cell office:value-type="float" office:value="8.859742">
                <text:p>8.859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0631">
                <text:p>5.80631</text:p>
              </table:table-cell>
              <table:table-cell office:value-type="float" office:value="8.79907">
                <text:p>8.7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007">
                <text:p>5.8007</text:p>
              </table:table-cell>
              <table:table-cell office:value-type="float" office:value="8.738094">
                <text:p>8.73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9626">
                <text:p>5.79626</text:p>
              </table:table-cell>
              <table:table-cell office:value-type="float" office:value="8.676835">
                <text:p>8.67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9299">
                <text:p>5.79299</text:p>
              </table:table-cell>
              <table:table-cell office:value-type="float" office:value="8.615316">
                <text:p>8.61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7909">
                <text:p>5.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53559">
                <text:p>8.553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79001">
                <text:p>5.7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91588">
                <text:p>8.49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79032">
                <text:p>5.7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29425">
                <text:p>8.42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9183">
                <text:p>5.7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67093">
                <text:p>8.367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79456">
                <text:p>5.7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4617">
                <text:p>8.30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58499">
                <text:p>10.58499</text:p>
              </table:table-cell>
              <table:table-cell office:value-type="float" office:value="NaN">
                <text:p>NaN</text:p>
              </table:table-cell>
              <table:table-cell office:value-type="float" office:value="9.526028">
                <text:p>9.52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79851">
                <text:p>5.7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2019">
                <text:p>8.24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80368">
                <text:p>5.8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79323">
                <text:p>8.17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81007">
                <text:p>5.8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6554">
                <text:p>8.116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771">
                <text:p>5.8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53736">
                <text:p>8.05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2658">
                <text:p>5.8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9089">
                <text:p>7.9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3669">
                <text:p>5.8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805">
                <text:p>7.92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84805">
                <text:p>5.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6523">
                <text:p>7.86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6065">
                <text:p>5.8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46">
                <text:p>7.80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87451">
                <text:p>5.8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3976">
                <text:p>7.7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8962">
                <text:p>5.8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7716">
                <text:p>7.67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58422">
                <text:p>10.58422</text:p>
              </table:table-cell>
              <table:table-cell office:value-type="float" office:value="NaN">
                <text:p>NaN</text:p>
              </table:table-cell>
              <table:table-cell office:value-type="float" office:value="9.559137">
                <text:p>9.55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0598">
                <text:p>5.9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1468">
                <text:p>7.6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2359">
                <text:p>5.9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5235">
                <text:p>7.55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4245">
                <text:p>5.9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9019">
                <text:p>7.49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6257">
                <text:p>5.9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2824">
                <text:p>7.4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8395">
                <text:p>5.9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665">
                <text:p>7.3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0657">
                <text:p>6.0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0502">
                <text:p>7.30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3044">
                <text:p>6.0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4381">
                <text:p>7.2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5556">
                <text:p>6.0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829">
                <text:p>7.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8192">
                <text:p>6.0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2231">
                <text:p>7.1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0953">
                <text:p>6.1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6207">
                <text:p>7.06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0973">
                <text:p>10.50973</text:p>
              </table:table-cell>
              <table:table-cell office:value-type="float" office:value="NaN">
                <text:p>NaN</text:p>
              </table:table-cell>
              <table:table-cell office:value-type="float" office:value="9.0284611">
                <text:p>9.02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8277">
                <text:p>10.58277</text:p>
              </table:table-cell>
              <table:table-cell office:value-type="float" office:value="NaN">
                <text:p>NaN</text:p>
              </table:table-cell>
              <table:table-cell office:value-type="float" office:value="9.592403">
                <text:p>9.59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3837">
                <text:p>6.1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0221">
                <text:p>7.0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6844">
                <text:p>6.1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4275">
                <text:p>6.94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9974">
                <text:p>6.1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372">
                <text:p>6.8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3226">
                <text:p>6.2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2513">
                <text:p>6.82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66">
                <text:p>6.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703">
                <text:p>6.7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0095">
                <text:p>6.3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0942">
                <text:p>6.70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3711">
                <text:p>6.3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5234">
                <text:p>6.65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7445">
                <text:p>6.3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582">
                <text:p>6.5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1299">
                <text:p>6.4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986">
                <text:p>6.5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527">
                <text:p>6.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451">
                <text:p>6.4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58062">
                <text:p>10.58062</text:p>
              </table:table-cell>
              <table:table-cell office:value-type="float" office:value="NaN">
                <text:p>NaN</text:p>
              </table:table-cell>
              <table:table-cell office:value-type="float" office:value="9.625812">
                <text:p>9.6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9359">
                <text:p>6.4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979">
                <text:p>6.4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3563">
                <text:p>6.5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7571">
                <text:p>6.37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7882">
                <text:p>6.5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231">
                <text:p>6.3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2316">
                <text:p>6.6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961">
                <text:p>6.26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6862">
                <text:p>6.6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763">
                <text:p>6.2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152">
                <text:p>6.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64">
                <text:p>6.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6289">
                <text:p>6.7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1593">
                <text:p>6.1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1167">
                <text:p>6.8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626">
                <text:p>6.06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6153">
                <text:p>6.8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741">
                <text:p>6.0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91245">
                <text:p>6.9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94">
                <text:p>5.9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7777">
                <text:p>10.57777</text:p>
              </table:table-cell>
              <table:table-cell office:value-type="float" office:value="NaN">
                <text:p>NaN</text:p>
              </table:table-cell>
              <table:table-cell office:value-type="float" office:value="9.659349">
                <text:p>9.65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6443">
                <text:p>6.9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225">
                <text:p>5.9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01744">
                <text:p>7.0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7599">
                <text:p>5.8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7148">
                <text:p>7.0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063">
                <text:p>5.8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2652">
                <text:p>7.1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862">
                <text:p>5.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8256">
                <text:p>7.1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3">
                <text:p>5.74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3957">
                <text:p>7.2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023">
                <text:p>5.7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9754">
                <text:p>7.2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873">
                <text:p>5.65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644">
                <text:p>7.3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824">
                <text:p>5.6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1628">
                <text:p>7.4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878">
                <text:p>5.5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7701">
                <text:p>7.47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039">
                <text:p>5.5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7421">
                <text:p>10.57421</text:p>
              </table:table-cell>
              <table:table-cell office:value-type="float" office:value="NaN">
                <text:p>NaN</text:p>
              </table:table-cell>
              <table:table-cell office:value-type="float" office:value="9.692999">
                <text:p>9.69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3864">
                <text:p>7.5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307">
                <text:p>5.5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60113">
                <text:p>7.6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685">
                <text:p>5.46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6446">
                <text:p>7.6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174">
                <text:p>5.43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2863">
                <text:p>7.7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9778">
                <text:p>5.39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936">
                <text:p>7.7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496">
                <text:p>5.3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5936">
                <text:p>7.8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3332">
                <text:p>5.3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2588">
                <text:p>7.9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287">
                <text:p>5.3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99315">
                <text:p>7.9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363">
                <text:p>5.27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061141">
                <text:p>8.06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561">
                <text:p>5.2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129829">
                <text:p>8.12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1884">
                <text:p>5.2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56995">
                <text:p>10.56995</text:p>
              </table:table-cell>
              <table:table-cell office:value-type="float" office:value="NaN">
                <text:p>NaN</text:p>
              </table:table-cell>
              <table:table-cell office:value-type="float" office:value="9.726748">
                <text:p>9.72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199194">
                <text:p>8.19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332">
                <text:p>5.1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269213">
                <text:p>8.269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908">
                <text:p>5.16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339861">
                <text:p>8.33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613">
                <text:p>5.14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11116">
                <text:p>8.41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449">
                <text:p>5.1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82952">
                <text:p>8.48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416">
                <text:p>5.1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55346">
                <text:p>8.55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17">
                <text:p>5.08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28272">
                <text:p>8.62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753">
                <text:p>5.06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701706">
                <text:p>8.70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5125">
                <text:p>5.0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775621">
                <text:p>8.77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35">
                <text:p>5.03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49993">
                <text:p>8.84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283">
                <text:p>5.0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6497">
                <text:p>10.56497</text:p>
              </table:table-cell>
              <table:table-cell office:value-type="float" office:value="NaN">
                <text:p>NaN</text:p>
              </table:table-cell>
              <table:table-cell office:value-type="float" office:value="9.760581">
                <text:p>9.76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9247947">
                <text:p>8.924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071">
                <text:p>5.0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0755822">
                <text:p>9.075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071">
                <text:p>4.99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51515">
                <text:p>9.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286">
                <text:p>4.98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2777">
                <text:p>9.2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644">
                <text:p>4.97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30432">
                <text:p>9.3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48">
                <text:p>4.97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381139">
                <text:p>9.38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797">
                <text:p>4.9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458197">
                <text:p>9.45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594">
                <text:p>4.96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535467">
                <text:p>9.53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538">
                <text:p>4.96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61292">
                <text:p>9.6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63">
                <text:p>4.9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5926">
                <text:p>10.55926</text:p>
              </table:table-cell>
              <table:table-cell office:value-type="float" office:value="NaN">
                <text:p>NaN</text:p>
              </table:table-cell>
              <table:table-cell office:value-type="float" office:value="9.794483">
                <text:p>9.79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690529">
                <text:p>9.69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871">
                <text:p>4.96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768263">
                <text:p>9.76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262">
                <text:p>4.97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846095">
                <text:p>9.84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803">
                <text:p>4.9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923996">
                <text:p>9.92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495">
                <text:p>4.9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00193">
                <text:p>10.0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338">
                <text:p>4.99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07988">
                <text:p>10.0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332">
                <text:p>5.00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15781">
                <text:p>10.1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478">
                <text:p>5.014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3569">
                <text:p>1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776">
                <text:p>5.02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31349">
                <text:p>10.3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227">
                <text:p>5.042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39119">
                <text:p>10.3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583">
                <text:p>5.0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55283">
                <text:p>10.55283</text:p>
              </table:table-cell>
              <table:table-cell office:value-type="float" office:value="NaN">
                <text:p>NaN</text:p>
              </table:table-cell>
              <table:table-cell office:value-type="float" office:value="9.828439">
                <text:p>9.82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46874">
                <text:p>10.4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7586">
                <text:p>5.07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54612">
                <text:p>10.5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494">
                <text:p>5.094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2331">
                <text:p>10.6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555">
                <text:p>5.115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70027">
                <text:p>10.7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768">
                <text:p>5.137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77696">
                <text:p>10.77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134">
                <text:p>5.16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85337">
                <text:p>10.8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652">
                <text:p>5.186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92946">
                <text:p>10.9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1322">
                <text:p>5.21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0052">
                <text:p>11.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144">
                <text:p>5.241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08056">
                <text:p>11.0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117">
                <text:p>5.271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15551">
                <text:p>11.1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241">
                <text:p>5.302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54567">
                <text:p>10.54567</text:p>
              </table:table-cell>
              <table:table-cell office:value-type="float" office:value="NaN">
                <text:p>NaN</text:p>
              </table:table-cell>
              <table:table-cell office:value-type="float" office:value="9.862433">
                <text:p>9.86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23002">
                <text:p>11.2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3515">
                <text:p>5.335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30406">
                <text:p>11.3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939">
                <text:p>5.369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37759">
                <text:p>11.3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512">
                <text:p>5.405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4506">
                <text:p>11.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234">
                <text:p>5.442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52305">
                <text:p>11.5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103">
                <text:p>5.481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59491">
                <text:p>11.59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212">
                <text:p>5.5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66615">
                <text:p>11.6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283">
                <text:p>5.562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73673">
                <text:p>11.7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59">
                <text:p>5.6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0664">
                <text:p>11.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043">
                <text:p>5.65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87585">
                <text:p>11.8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638">
                <text:p>5.696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3778">
                <text:p>10.53778</text:p>
              </table:table-cell>
              <table:table-cell office:value-type="float" office:value="NaN">
                <text:p>NaN</text:p>
              </table:table-cell>
              <table:table-cell office:value-type="float" office:value="9.896449">
                <text:p>9.89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94431">
                <text:p>11.9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375">
                <text:p>5.7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01201">
                <text:p>12.0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254">
                <text:p>5.792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07891">
                <text:p>12.0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272">
                <text:p>5.842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14499">
                <text:p>12.1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9429">
                <text:p>5.894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21021">
                <text:p>12.2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23">
                <text:p>5.947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27456">
                <text:p>12.2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152">
                <text:p>6.001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33799">
                <text:p>12.3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5716">
                <text:p>6.05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40049">
                <text:p>12.4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1413">
                <text:p>6.11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46203">
                <text:p>12.4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241">
                <text:p>6.17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52257">
                <text:p>12.5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3199">
                <text:p>6.231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51892">
                <text:p>10.51892</text:p>
              </table:table-cell>
              <table:table-cell office:value-type="float" office:value="NaN">
                <text:p>NaN</text:p>
              </table:table-cell>
              <table:table-cell office:value-type="float" office:value="9.0572891">
                <text:p>9.057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52916">
                <text:p>10.52916</text:p>
              </table:table-cell>
              <table:table-cell office:value-type="float" office:value="NaN">
                <text:p>NaN</text:p>
              </table:table-cell>
              <table:table-cell office:value-type="float" office:value="9.930473">
                <text:p>9.9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821">
                <text:p>12.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9285">
                <text:p>6.29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4058">
                <text:p>12.6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5497">
                <text:p>6.354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69798">
                <text:p>12.69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833">
                <text:p>6.418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5429">
                <text:p>12.75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292">
                <text:p>6.482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80948">
                <text:p>12.8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4872">
                <text:p>6.548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86351">
                <text:p>12.8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571">
                <text:p>6.615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91638">
                <text:p>12.9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386">
                <text:p>6.68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96804">
                <text:p>12.9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316">
                <text:p>6.753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01848">
                <text:p>13.0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2359">
                <text:p>6.823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06767">
                <text:p>13.0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9512">
                <text:p>6.895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51979">
                <text:p>10.51979</text:p>
              </table:table-cell>
              <table:table-cell office:value-type="float" office:value="NaN">
                <text:p>NaN</text:p>
              </table:table-cell>
              <table:table-cell office:value-type="float" office:value="9.964488">
                <text:p>9.96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11558">
                <text:p>13.1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774">
                <text:p>6.967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1622">
                <text:p>13.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4142">
                <text:p>7.041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20751">
                <text:p>13.2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1613">
                <text:p>7.116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25147">
                <text:p>13.2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185">
                <text:p>7.191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29407">
                <text:p>13.29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857">
                <text:p>7.26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33529">
                <text:p>13.3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625">
                <text:p>7.34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3751">
                <text:p>13.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2487">
                <text:p>7.424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41348">
                <text:p>13.4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44">
                <text:p>7.50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45041">
                <text:p>13.4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483">
                <text:p>7.58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48588">
                <text:p>13.48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6611">
                <text:p>7.666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50968">
                <text:p>10.50968</text:p>
              </table:table-cell>
              <table:table-cell office:value-type="float" office:value="NaN">
                <text:p>NaN</text:p>
              </table:table-cell>
              <table:table-cell office:value-type="float" office:value="9.998479">
                <text:p>9.99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51986">
                <text:p>13.5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4823">
                <text:p>7.748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55234">
                <text:p>13.5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3116">
                <text:p>7.831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58329">
                <text:p>13.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1487">
                <text:p>7.914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61271">
                <text:p>13.6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9933">
                <text:p>7.999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64056">
                <text:p>13.6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84511">
                <text:p>8.0845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66683">
                <text:p>13.6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70391">
                <text:p>8.170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69152">
                <text:p>13.6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56936">
                <text:p>8.2569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7146">
                <text:p>13.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44118">
                <text:p>8.3441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73605">
                <text:p>13.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1907">
                <text:p>8.4319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75587">
                <text:p>13.7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0271">
                <text:p>8.5202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49883">
                <text:p>10.49883</text:p>
              </table:table-cell>
              <table:table-cell office:value-type="float" office:value="NaN">
                <text:p>NaN</text:p>
              </table:table-cell>
              <table:table-cell office:value-type="float" office:value="10.03243">
                <text:p>10.0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77403">
                <text:p>13.77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09181">
                <text:p>8.6091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79053">
                <text:p>13.7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98606">
                <text:p>8.6986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80535">
                <text:p>13.8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88513">
                <text:p>8.7885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81848">
                <text:p>13.8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78873">
                <text:p>8.8788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8299">
                <text:p>13.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96524">
                <text:p>8.96965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83962">
                <text:p>13.8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08196">
                <text:p>9.06081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84761">
                <text:p>13.8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2342">
                <text:p>9.1523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85386">
                <text:p>13.8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4187">
                <text:p>9.2441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85837">
                <text:p>13.8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36322">
                <text:p>9.3363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86113">
                <text:p>13.8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28714">
                <text:p>9.428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48723">
                <text:p>10.48723</text:p>
              </table:table-cell>
              <table:table-cell office:value-type="float" office:value="NaN">
                <text:p>NaN</text:p>
              </table:table-cell>
              <table:table-cell office:value-type="float" office:value="10.06632">
                <text:p>10.0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86213">
                <text:p>13.8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1329">
                <text:p>9.5213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86136">
                <text:p>13.8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14133">
                <text:p>9.6141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85882">
                <text:p>13.8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07093">
                <text:p>9.7070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8545">
                <text:p>13.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00175">
                <text:p>9.8001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84838">
                <text:p>13.8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93344">
                <text:p>9.893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84048">
                <text:p>13.8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86567">
                <text:p>9.9865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3079">
                <text:p>13.83079</text:p>
              </table:table-cell>
              <table:table-cell office:value-type="float" office:value="NaN">
                <text:p>NaN</text:p>
              </table:table-cell>
              <table:table-cell office:value-type="float" office:value="10.07981">
                <text:p>10.0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81929">
                <text:p>13.81929</text:p>
              </table:table-cell>
              <table:table-cell office:value-type="float" office:value="NaN">
                <text:p>NaN</text:p>
              </table:table-cell>
              <table:table-cell office:value-type="float" office:value="10.17304">
                <text:p>10.1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6">
                <text:p>13.806</text:p>
              </table:table-cell>
              <table:table-cell office:value-type="float" office:value="NaN">
                <text:p>NaN</text:p>
              </table:table-cell>
              <table:table-cell office:value-type="float" office:value="10.26621">
                <text:p>10.2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7909">
                <text:p>13.7909</text:p>
              </table:table-cell>
              <table:table-cell office:value-type="float" office:value="NaN">
                <text:p>NaN</text:p>
              </table:table-cell>
              <table:table-cell office:value-type="float" office:value="10.3593">
                <text:p>10.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47488">
                <text:p>10.47488</text:p>
              </table:table-cell>
              <table:table-cell office:value-type="float" office:value="NaN">
                <text:p>NaN</text:p>
              </table:table-cell>
              <table:table-cell office:value-type="float" office:value="10.10015">
                <text:p>10.1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77399">
                <text:p>13.77399</text:p>
              </table:table-cell>
              <table:table-cell office:value-type="float" office:value="NaN">
                <text:p>NaN</text:p>
              </table:table-cell>
              <table:table-cell office:value-type="float" office:value="10.45227">
                <text:p>10.4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75528">
                <text:p>13.75528</text:p>
              </table:table-cell>
              <table:table-cell office:value-type="float" office:value="NaN">
                <text:p>NaN</text:p>
              </table:table-cell>
              <table:table-cell office:value-type="float" office:value="10.54508">
                <text:p>10.5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73477">
                <text:p>13.73477</text:p>
              </table:table-cell>
              <table:table-cell office:value-type="float" office:value="NaN">
                <text:p>NaN</text:p>
              </table:table-cell>
              <table:table-cell office:value-type="float" office:value="10.63771">
                <text:p>10.6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71244">
                <text:p>13.71244</text:p>
              </table:table-cell>
              <table:table-cell office:value-type="float" office:value="NaN">
                <text:p>NaN</text:p>
              </table:table-cell>
              <table:table-cell office:value-type="float" office:value="10.73011">
                <text:p>10.7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68832">
                <text:p>13.68832</text:p>
              </table:table-cell>
              <table:table-cell office:value-type="float" office:value="NaN">
                <text:p>NaN</text:p>
              </table:table-cell>
              <table:table-cell office:value-type="float" office:value="10.82225">
                <text:p>10.8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66239">
                <text:p>13.66239</text:p>
              </table:table-cell>
              <table:table-cell office:value-type="float" office:value="NaN">
                <text:p>NaN</text:p>
              </table:table-cell>
              <table:table-cell office:value-type="float" office:value="10.91409">
                <text:p>10.9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63466">
                <text:p>13.63466</text:p>
              </table:table-cell>
              <table:table-cell office:value-type="float" office:value="NaN">
                <text:p>NaN</text:p>
              </table:table-cell>
              <table:table-cell office:value-type="float" office:value="11.0056">
                <text:p>11.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60514">
                <text:p>13.60514</text:p>
              </table:table-cell>
              <table:table-cell office:value-type="float" office:value="NaN">
                <text:p>NaN</text:p>
              </table:table-cell>
              <table:table-cell office:value-type="float" office:value="11.09674">
                <text:p>11.0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57382">
                <text:p>13.57382</text:p>
              </table:table-cell>
              <table:table-cell office:value-type="float" office:value="NaN">
                <text:p>NaN</text:p>
              </table:table-cell>
              <table:table-cell office:value-type="float" office:value="11.18748">
                <text:p>11.1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54071">
                <text:p>13.54071</text:p>
              </table:table-cell>
              <table:table-cell office:value-type="float" office:value="NaN">
                <text:p>NaN</text:p>
              </table:table-cell>
              <table:table-cell office:value-type="float" office:value="11.27779">
                <text:p>11.2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46179">
                <text:p>10.46179</text:p>
              </table:table-cell>
              <table:table-cell office:value-type="float" office:value="NaN">
                <text:p>NaN</text:p>
              </table:table-cell>
              <table:table-cell office:value-type="float" office:value="10.13388">
                <text:p>10.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50583">
                <text:p>13.50583</text:p>
              </table:table-cell>
              <table:table-cell office:value-type="float" office:value="NaN">
                <text:p>NaN</text:p>
              </table:table-cell>
              <table:table-cell office:value-type="float" office:value="11.36762">
                <text:p>11.36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46916">
                <text:p>13.46916</text:p>
              </table:table-cell>
              <table:table-cell office:value-type="float" office:value="NaN">
                <text:p>NaN</text:p>
              </table:table-cell>
              <table:table-cell office:value-type="float" office:value="11.45694">
                <text:p>11.4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43073">
                <text:p>13.43073</text:p>
              </table:table-cell>
              <table:table-cell office:value-type="float" office:value="NaN">
                <text:p>NaN</text:p>
              </table:table-cell>
              <table:table-cell office:value-type="float" office:value="11.54573">
                <text:p>11.5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39054">
                <text:p>13.39054</text:p>
              </table:table-cell>
              <table:table-cell office:value-type="float" office:value="NaN">
                <text:p>NaN</text:p>
              </table:table-cell>
              <table:table-cell office:value-type="float" office:value="11.63393">
                <text:p>11.63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34859">
                <text:p>13.34859</text:p>
              </table:table-cell>
              <table:table-cell office:value-type="float" office:value="NaN">
                <text:p>NaN</text:p>
              </table:table-cell>
              <table:table-cell office:value-type="float" office:value="11.72152">
                <text:p>11.7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30489">
                <text:p>13.30489</text:p>
              </table:table-cell>
              <table:table-cell office:value-type="float" office:value="NaN">
                <text:p>NaN</text:p>
              </table:table-cell>
              <table:table-cell office:value-type="float" office:value="11.80847">
                <text:p>11.8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25946">
                <text:p>13.25946</text:p>
              </table:table-cell>
              <table:table-cell office:value-type="float" office:value="NaN">
                <text:p>NaN</text:p>
              </table:table-cell>
              <table:table-cell office:value-type="float" office:value="11.89473">
                <text:p>11.8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21231">
                <text:p>13.21231</text:p>
              </table:table-cell>
              <table:table-cell office:value-type="float" office:value="NaN">
                <text:p>NaN</text:p>
              </table:table-cell>
              <table:table-cell office:value-type="float" office:value="11.98028">
                <text:p>11.9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16344">
                <text:p>13.16344</text:p>
              </table:table-cell>
              <table:table-cell office:value-type="float" office:value="NaN">
                <text:p>NaN</text:p>
              </table:table-cell>
              <table:table-cell office:value-type="float" office:value="12.06507">
                <text:p>12.0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11287">
                <text:p>13.11287</text:p>
              </table:table-cell>
              <table:table-cell office:value-type="float" office:value="NaN">
                <text:p>NaN</text:p>
              </table:table-cell>
              <table:table-cell office:value-type="float" office:value="12.14908">
                <text:p>12.1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44794">
                <text:p>10.44794</text:p>
              </table:table-cell>
              <table:table-cell office:value-type="float" office:value="NaN">
                <text:p>NaN</text:p>
              </table:table-cell>
              <table:table-cell office:value-type="float" office:value="10.16751">
                <text:p>10.1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06061">
                <text:p>13.06061</text:p>
              </table:table-cell>
              <table:table-cell office:value-type="float" office:value="NaN">
                <text:p>NaN</text:p>
              </table:table-cell>
              <table:table-cell office:value-type="float" office:value="12.23227">
                <text:p>12.2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00667">
                <text:p>13.00667</text:p>
              </table:table-cell>
              <table:table-cell office:value-type="float" office:value="NaN">
                <text:p>NaN</text:p>
              </table:table-cell>
              <table:table-cell office:value-type="float" office:value="12.3146">
                <text:p>12.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5107">
                <text:p>12.95107</text:p>
              </table:table-cell>
              <table:table-cell office:value-type="float" office:value="NaN">
                <text:p>NaN</text:p>
              </table:table-cell>
              <table:table-cell office:value-type="float" office:value="12.39605">
                <text:p>12.39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89381">
                <text:p>12.89381</text:p>
              </table:table-cell>
              <table:table-cell office:value-type="float" office:value="NaN">
                <text:p>NaN</text:p>
              </table:table-cell>
              <table:table-cell office:value-type="float" office:value="12.47658">
                <text:p>12.47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83493">
                <text:p>12.83493</text:p>
              </table:table-cell>
              <table:table-cell office:value-type="float" office:value="NaN">
                <text:p>NaN</text:p>
              </table:table-cell>
              <table:table-cell office:value-type="float" office:value="12.55616">
                <text:p>12.5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77442">
                <text:p>12.77442</text:p>
              </table:table-cell>
              <table:table-cell office:value-type="float" office:value="NaN">
                <text:p>NaN</text:p>
              </table:table-cell>
              <table:table-cell office:value-type="float" office:value="12.63474">
                <text:p>12.6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71231">
                <text:p>12.71231</text:p>
              </table:table-cell>
              <table:table-cell office:value-type="float" office:value="NaN">
                <text:p>NaN</text:p>
              </table:table-cell>
              <table:table-cell office:value-type="float" office:value="12.71231">
                <text:p>12.7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64862">
                <text:p>12.64862</text:p>
              </table:table-cell>
              <table:table-cell office:value-type="float" office:value="NaN">
                <text:p>NaN</text:p>
              </table:table-cell>
              <table:table-cell office:value-type="float" office:value="12.78883">
                <text:p>12.7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58335">
                <text:p>12.58335</text:p>
              </table:table-cell>
              <table:table-cell office:value-type="float" office:value="NaN">
                <text:p>NaN</text:p>
              </table:table-cell>
              <table:table-cell office:value-type="float" office:value="12.86426">
                <text:p>12.8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51654">
                <text:p>12.51654</text:p>
              </table:table-cell>
              <table:table-cell office:value-type="float" office:value="NaN">
                <text:p>NaN</text:p>
              </table:table-cell>
              <table:table-cell office:value-type="float" office:value="12.93857">
                <text:p>12.9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3334">
                <text:p>10.43334</text:p>
              </table:table-cell>
              <table:table-cell office:value-type="float" office:value="NaN">
                <text:p>NaN</text:p>
              </table:table-cell>
              <table:table-cell office:value-type="float" office:value="10.20101">
                <text:p>10.2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4482">
                <text:p>12.4482</text:p>
              </table:table-cell>
              <table:table-cell office:value-type="float" office:value="NaN">
                <text:p>NaN</text:p>
              </table:table-cell>
              <table:table-cell office:value-type="float" office:value="13.01173">
                <text:p>13.0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37835">
                <text:p>12.37835</text:p>
              </table:table-cell>
              <table:table-cell office:value-type="float" office:value="NaN">
                <text:p>NaN</text:p>
              </table:table-cell>
              <table:table-cell office:value-type="float" office:value="13.08372">
                <text:p>13.0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307">
                <text:p>12.307</text:p>
              </table:table-cell>
              <table:table-cell office:value-type="float" office:value="NaN">
                <text:p>NaN</text:p>
              </table:table-cell>
              <table:table-cell office:value-type="float" office:value="13.1545">
                <text:p>13.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23419">
                <text:p>12.23419</text:p>
              </table:table-cell>
              <table:table-cell office:value-type="float" office:value="NaN">
                <text:p>NaN</text:p>
              </table:table-cell>
              <table:table-cell office:value-type="float" office:value="13.22403">
                <text:p>13.2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15993">
                <text:p>12.15993</text:p>
              </table:table-cell>
              <table:table-cell office:value-type="float" office:value="NaN">
                <text:p>NaN</text:p>
              </table:table-cell>
              <table:table-cell office:value-type="float" office:value="13.29229">
                <text:p>13.29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08424">
                <text:p>12.08424</text:p>
              </table:table-cell>
              <table:table-cell office:value-type="float" office:value="NaN">
                <text:p>NaN</text:p>
              </table:table-cell>
              <table:table-cell office:value-type="float" office:value="13.35925">
                <text:p>13.3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00715">
                <text:p>12.00715</text:p>
              </table:table-cell>
              <table:table-cell office:value-type="float" office:value="NaN">
                <text:p>NaN</text:p>
              </table:table-cell>
              <table:table-cell office:value-type="float" office:value="13.42488">
                <text:p>13.4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2867">
                <text:p>11.92867</text:p>
              </table:table-cell>
              <table:table-cell office:value-type="float" office:value="NaN">
                <text:p>NaN</text:p>
              </table:table-cell>
              <table:table-cell office:value-type="float" office:value="13.48915">
                <text:p>13.4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84885">
                <text:p>11.84885</text:p>
              </table:table-cell>
              <table:table-cell office:value-type="float" office:value="NaN">
                <text:p>NaN</text:p>
              </table:table-cell>
              <table:table-cell office:value-type="float" office:value="13.55203">
                <text:p>13.5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76768">
                <text:p>11.76768</text:p>
              </table:table-cell>
              <table:table-cell office:value-type="float" office:value="NaN">
                <text:p>NaN</text:p>
              </table:table-cell>
              <table:table-cell office:value-type="float" office:value="13.61349">
                <text:p>13.6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41799">
                <text:p>10.41799</text:p>
              </table:table-cell>
              <table:table-cell office:value-type="float" office:value="NaN">
                <text:p>NaN</text:p>
              </table:table-cell>
              <table:table-cell office:value-type="float" office:value="10.23438">
                <text:p>10.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68522">
                <text:p>11.68522</text:p>
              </table:table-cell>
              <table:table-cell office:value-type="float" office:value="NaN">
                <text:p>NaN</text:p>
              </table:table-cell>
              <table:table-cell office:value-type="float" office:value="13.67351">
                <text:p>13.6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60147">
                <text:p>11.60147</text:p>
              </table:table-cell>
              <table:table-cell office:value-type="float" office:value="NaN">
                <text:p>NaN</text:p>
              </table:table-cell>
              <table:table-cell office:value-type="float" office:value="13.73206">
                <text:p>13.7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51647">
                <text:p>11.51647</text:p>
              </table:table-cell>
              <table:table-cell office:value-type="float" office:value="NaN">
                <text:p>NaN</text:p>
              </table:table-cell>
              <table:table-cell office:value-type="float" office:value="13.7891">
                <text:p>13.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43024">
                <text:p>11.43024</text:p>
              </table:table-cell>
              <table:table-cell office:value-type="float" office:value="NaN">
                <text:p>NaN</text:p>
              </table:table-cell>
              <table:table-cell office:value-type="float" office:value="13.84462">
                <text:p>13.8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34281">
                <text:p>11.34281</text:p>
              </table:table-cell>
              <table:table-cell office:value-type="float" office:value="NaN">
                <text:p>NaN</text:p>
              </table:table-cell>
              <table:table-cell office:value-type="float" office:value="13.89859">
                <text:p>13.8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2542">
                <text:p>11.2542</text:p>
              </table:table-cell>
              <table:table-cell office:value-type="float" office:value="NaN">
                <text:p>NaN</text:p>
              </table:table-cell>
              <table:table-cell office:value-type="float" office:value="13.95098">
                <text:p>13.9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6446">
                <text:p>11.16446</text:p>
              </table:table-cell>
              <table:table-cell office:value-type="float" office:value="NaN">
                <text:p>NaN</text:p>
              </table:table-cell>
              <table:table-cell office:value-type="float" office:value="14.00176">
                <text:p>14.0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7359">
                <text:p>11.07359</text:p>
              </table:table-cell>
              <table:table-cell office:value-type="float" office:value="NaN">
                <text:p>NaN</text:p>
              </table:table-cell>
              <table:table-cell office:value-type="float" office:value="14.05092">
                <text:p>14.0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8165">
                <text:p>10.98165</text:p>
              </table:table-cell>
              <table:table-cell office:value-type="float" office:value="NaN">
                <text:p>NaN</text:p>
              </table:table-cell>
              <table:table-cell office:value-type="float" office:value="14.09843">
                <text:p>14.0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88864">
                <text:p>10.88864</text:p>
              </table:table-cell>
              <table:table-cell office:value-type="float" office:value="NaN">
                <text:p>NaN</text:p>
              </table:table-cell>
              <table:table-cell office:value-type="float" office:value="14.14426">
                <text:p>14.1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.52755">
                <text:p>10.52755</text:p>
              </table:table-cell>
              <table:table-cell office:value-type="float" office:value="NaN">
                <text:p>NaN</text:p>
              </table:table-cell>
              <table:table-cell office:value-type="float" office:value="9.0864734">
                <text:p>9.086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40189">
                <text:p>10.40189</text:p>
              </table:table-cell>
              <table:table-cell office:value-type="float" office:value="NaN">
                <text:p>NaN</text:p>
              </table:table-cell>
              <table:table-cell office:value-type="float" office:value="10.2676">
                <text:p>10.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79462">
                <text:p>10.79462</text:p>
              </table:table-cell>
              <table:table-cell office:value-type="float" office:value="NaN">
                <text:p>NaN</text:p>
              </table:table-cell>
              <table:table-cell office:value-type="float" office:value="14.1884">
                <text:p>14.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69959">
                <text:p>10.69959</text:p>
              </table:table-cell>
              <table:table-cell office:value-type="float" office:value="NaN">
                <text:p>NaN</text:p>
              </table:table-cell>
              <table:table-cell office:value-type="float" office:value="14.23081">
                <text:p>14.2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60361">
                <text:p>10.60361</text:p>
              </table:table-cell>
              <table:table-cell office:value-type="float" office:value="NaN">
                <text:p>NaN</text:p>
              </table:table-cell>
              <table:table-cell office:value-type="float" office:value="14.27148">
                <text:p>14.2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50669">
                <text:p>10.50669</text:p>
              </table:table-cell>
              <table:table-cell office:value-type="float" office:value="NaN">
                <text:p>NaN</text:p>
              </table:table-cell>
              <table:table-cell office:value-type="float" office:value="14.31039">
                <text:p>14.3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40888">
                <text:p>10.40888</text:p>
              </table:table-cell>
              <table:table-cell office:value-type="float" office:value="NaN">
                <text:p>NaN</text:p>
              </table:table-cell>
              <table:table-cell office:value-type="float" office:value="14.34752">
                <text:p>14.3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3102">
                <text:p>10.3102</text:p>
              </table:table-cell>
              <table:table-cell office:value-type="float" office:value="NaN">
                <text:p>NaN</text:p>
              </table:table-cell>
              <table:table-cell office:value-type="float" office:value="14.38284">
                <text:p>14.3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107">
                <text:p>10.2107</text:p>
              </table:table-cell>
              <table:table-cell office:value-type="float" office:value="NaN">
                <text:p>NaN</text:p>
              </table:table-cell>
              <table:table-cell office:value-type="float" office:value="14.41634">
                <text:p>14.4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11039">
                <text:p>10.11039</text:p>
              </table:table-cell>
              <table:table-cell office:value-type="float" office:value="NaN">
                <text:p>NaN</text:p>
              </table:table-cell>
              <table:table-cell office:value-type="float" office:value="14.44799">
                <text:p>14.4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00932">
                <text:p>10.00932</text:p>
              </table:table-cell>
              <table:table-cell office:value-type="float" office:value="NaN">
                <text:p>NaN</text:p>
              </table:table-cell>
              <table:table-cell office:value-type="float" office:value="14.47779">
                <text:p>14.4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907515">
                <text:p>9.907515</text:p>
              </table:table-cell>
              <table:table-cell office:value-type="float" office:value="NaN">
                <text:p>NaN</text:p>
              </table:table-cell>
              <table:table-cell office:value-type="float" office:value="14.50571">
                <text:p>14.5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38504">
                <text:p>10.38504</text:p>
              </table:table-cell>
              <table:table-cell office:value-type="float" office:value="NaN">
                <text:p>NaN</text:p>
              </table:table-cell>
              <table:table-cell office:value-type="float" office:value="10.30064">
                <text:p>10.3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80502">
                <text:p>9.80502</text:p>
              </table:table-cell>
              <table:table-cell office:value-type="float" office:value="NaN">
                <text:p>NaN</text:p>
              </table:table-cell>
              <table:table-cell office:value-type="float" office:value="14.53173">
                <text:p>14.5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01866">
                <text:p>9.701866</text:p>
              </table:table-cell>
              <table:table-cell office:value-type="float" office:value="NaN">
                <text:p>NaN</text:p>
              </table:table-cell>
              <table:table-cell office:value-type="float" office:value="14.55584">
                <text:p>14.55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598089">
                <text:p>9.598089</text:p>
              </table:table-cell>
              <table:table-cell office:value-type="float" office:value="NaN">
                <text:p>NaN</text:p>
              </table:table-cell>
              <table:table-cell office:value-type="float" office:value="14.57803">
                <text:p>14.5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493724">
                <text:p>9.493724</text:p>
              </table:table-cell>
              <table:table-cell office:value-type="float" office:value="NaN">
                <text:p>NaN</text:p>
              </table:table-cell>
              <table:table-cell office:value-type="float" office:value="14.59827">
                <text:p>14.5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388808">
                <text:p>9.388808</text:p>
              </table:table-cell>
              <table:table-cell office:value-type="float" office:value="NaN">
                <text:p>NaN</text:p>
              </table:table-cell>
              <table:table-cell office:value-type="float" office:value="14.61656">
                <text:p>14.6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283378">
                <text:p>9.283378</text:p>
              </table:table-cell>
              <table:table-cell office:value-type="float" office:value="NaN">
                <text:p>NaN</text:p>
              </table:table-cell>
              <table:table-cell office:value-type="float" office:value="14.63288">
                <text:p>14.6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177471">
                <text:p>9.177471</text:p>
              </table:table-cell>
              <table:table-cell office:value-type="float" office:value="NaN">
                <text:p>NaN</text:p>
              </table:table-cell>
              <table:table-cell office:value-type="float" office:value="14.64721">
                <text:p>14.6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0711238">
                <text:p>9.0711238</text:p>
              </table:table-cell>
              <table:table-cell office:value-type="float" office:value="NaN">
                <text:p>NaN</text:p>
              </table:table-cell>
              <table:table-cell office:value-type="float" office:value="14.65955">
                <text:p>14.6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9643746">
                <text:p>8.9643746</text:p>
              </table:table-cell>
              <table:table-cell office:value-type="float" office:value="NaN">
                <text:p>NaN</text:p>
              </table:table-cell>
              <table:table-cell office:value-type="float" office:value="14.66989">
                <text:p>14.6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857261">
                <text:p>8.857261</text:p>
              </table:table-cell>
              <table:table-cell office:value-type="float" office:value="NaN">
                <text:p>NaN</text:p>
              </table:table-cell>
              <table:table-cell office:value-type="float" office:value="14.67821">
                <text:p>14.6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36744">
                <text:p>10.36744</text:p>
              </table:table-cell>
              <table:table-cell office:value-type="float" office:value="NaN">
                <text:p>NaN</text:p>
              </table:table-cell>
              <table:table-cell office:value-type="float" office:value="10.3335">
                <text:p>10.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749821">
                <text:p>8.749821</text:p>
              </table:table-cell>
              <table:table-cell office:value-type="float" office:value="NaN">
                <text:p>NaN</text:p>
              </table:table-cell>
              <table:table-cell office:value-type="float" office:value="14.6845">
                <text:p>14.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642094">
                <text:p>8.642094</text:p>
              </table:table-cell>
              <table:table-cell office:value-type="float" office:value="NaN">
                <text:p>NaN</text:p>
              </table:table-cell>
              <table:table-cell office:value-type="float" office:value="14.68875">
                <text:p>14.6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534118">
                <text:p>8.534118</text:p>
              </table:table-cell>
              <table:table-cell office:value-type="float" office:value="NaN">
                <text:p>NaN</text:p>
              </table:table-cell>
              <table:table-cell office:value-type="float" office:value="14.69096">
                <text:p>14.6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425931">
                <text:p>8.425931</text:p>
              </table:table-cell>
              <table:table-cell office:value-type="float" office:value="NaN">
                <text:p>NaN</text:p>
              </table:table-cell>
              <table:table-cell office:value-type="float" office:value="14.69112">
                <text:p>14.6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17573">
                <text:p>8.317573</text:p>
              </table:table-cell>
              <table:table-cell office:value-type="float" office:value="NaN">
                <text:p>NaN</text:p>
              </table:table-cell>
              <table:table-cell office:value-type="float" office:value="14.68922">
                <text:p>14.6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09084">
                <text:p>8.209084</text:p>
              </table:table-cell>
              <table:table-cell office:value-type="float" office:value="NaN">
                <text:p>NaN</text:p>
              </table:table-cell>
              <table:table-cell office:value-type="float" office:value="14.68525">
                <text:p>14.6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100502">
                <text:p>8.100502</text:p>
              </table:table-cell>
              <table:table-cell office:value-type="float" office:value="NaN">
                <text:p>NaN</text:p>
              </table:table-cell>
              <table:table-cell office:value-type="float" office:value="14.67921">
                <text:p>14.6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99187">
                <text:p>7.99187</text:p>
              </table:table-cell>
              <table:table-cell office:value-type="float" office:value="NaN">
                <text:p>NaN</text:p>
              </table:table-cell>
              <table:table-cell office:value-type="float" office:value="14.67109">
                <text:p>14.6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88322">
                <text:p>7.88322</text:p>
              </table:table-cell>
              <table:table-cell office:value-type="float" office:value="NaN">
                <text:p>NaN</text:p>
              </table:table-cell>
              <table:table-cell office:value-type="float" office:value="14.66089">
                <text:p>14.6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7746">
                <text:p>7.7746</text:p>
              </table:table-cell>
              <table:table-cell office:value-type="float" office:value="14.64861">
                <text:p>14.6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34909">
                <text:p>10.34909</text:p>
              </table:table-cell>
              <table:table-cell office:value-type="float" office:value="NaN">
                <text:p>NaN</text:p>
              </table:table-cell>
              <table:table-cell office:value-type="float" office:value="10.36615">
                <text:p>10.3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66605">
                <text:p>7.66605</text:p>
              </table:table-cell>
              <table:table-cell office:value-type="float" office:value="14.63424">
                <text:p>14.6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576">
                <text:p>7.5576</text:p>
              </table:table-cell>
              <table:table-cell office:value-type="float" office:value="14.61778">
                <text:p>14.6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493">
                <text:p>7.4493</text:p>
              </table:table-cell>
              <table:table-cell office:value-type="float" office:value="14.59923">
                <text:p>14.5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4119">
                <text:p>7.34119</text:p>
              </table:table-cell>
              <table:table-cell office:value-type="float" office:value="14.5786">
                <text:p>14.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333">
                <text:p>7.2333</text:p>
              </table:table-cell>
              <table:table-cell office:value-type="float" office:value="14.55587">
                <text:p>14.5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2569">
                <text:p>7.12569</text:p>
              </table:table-cell>
              <table:table-cell office:value-type="float" office:value="14.53105">
                <text:p>14.5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01838">
                <text:p>7.01838</text:p>
              </table:table-cell>
              <table:table-cell office:value-type="float" office:value="14.50415">
                <text:p>14.5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1143">
                <text:p>6.91143</text:p>
              </table:table-cell>
              <table:table-cell office:value-type="float" office:value="14.47517">
                <text:p>14.4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80486">
                <text:p>6.80486</text:p>
              </table:table-cell>
              <table:table-cell office:value-type="float" office:value="14.4441">
                <text:p>14.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69872">
                <text:p>6.69872</text:p>
              </table:table-cell>
              <table:table-cell office:value-type="float" office:value="14.41096">
                <text:p>14.4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32999">
                <text:p>10.32999</text:p>
              </table:table-cell>
              <table:table-cell office:value-type="float" office:value="NaN">
                <text:p>NaN</text:p>
              </table:table-cell>
              <table:table-cell office:value-type="float" office:value="10.39858">
                <text:p>10.3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9306">
                <text:p>6.59306</text:p>
              </table:table-cell>
              <table:table-cell office:value-type="float" office:value="14.37575">
                <text:p>14.37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879">
                <text:p>6.4879</text:p>
              </table:table-cell>
              <table:table-cell office:value-type="float" office:value="14.33848">
                <text:p>14.3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833">
                <text:p>6.3833</text:p>
              </table:table-cell>
              <table:table-cell office:value-type="float" office:value="14.29915">
                <text:p>14.2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27929">
                <text:p>6.27929</text:p>
              </table:table-cell>
              <table:table-cell office:value-type="float" office:value="14.25777">
                <text:p>14.25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17591">
                <text:p>6.17591</text:p>
              </table:table-cell>
              <table:table-cell office:value-type="float" office:value="14.21435">
                <text:p>14.2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0732">
                <text:p>6.0732</text:p>
              </table:table-cell>
              <table:table-cell office:value-type="float" office:value="14.16889">
                <text:p>14.1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9712">
                <text:p>5.9712</text:p>
              </table:table-cell>
              <table:table-cell office:value-type="float" office:value="14.12142">
                <text:p>14.1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86996">
                <text:p>5.86996</text:p>
              </table:table-cell>
              <table:table-cell office:value-type="float" office:value="14.07193">
                <text:p>14.0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76951">
                <text:p>5.76951</text:p>
              </table:table-cell>
              <table:table-cell office:value-type="float" office:value="14.02044">
                <text:p>14.0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66988">
                <text:p>5.66988</text:p>
              </table:table-cell>
              <table:table-cell office:value-type="float" office:value="13.96696">
                <text:p>13.9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31015">
                <text:p>10.31015</text:p>
              </table:table-cell>
              <table:table-cell office:value-type="float" office:value="NaN">
                <text:p>NaN</text:p>
              </table:table-cell>
              <table:table-cell office:value-type="float" office:value="10.43078">
                <text:p>10.4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57113">
                <text:p>5.57113</text:p>
              </table:table-cell>
              <table:table-cell office:value-type="float" office:value="13.91151">
                <text:p>13.9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47329">
                <text:p>5.47329</text:p>
              </table:table-cell>
              <table:table-cell office:value-type="float" office:value="13.8541">
                <text:p>13.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37639">
                <text:p>5.37639</text:p>
              </table:table-cell>
              <table:table-cell office:value-type="float" office:value="13.79474">
                <text:p>13.7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28049">
                <text:p>5.28049</text:p>
              </table:table-cell>
              <table:table-cell office:value-type="float" office:value="13.73346">
                <text:p>13.7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856">
                <text:p>5.1856</text:p>
              </table:table-cell>
              <table:table-cell office:value-type="float" office:value="13.67025">
                <text:p>13.6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09178">
                <text:p>5.09178</text:p>
              </table:table-cell>
              <table:table-cell office:value-type="float" office:value="13.60515">
                <text:p>13.6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9906">
                <text:p>4.99906</text:p>
              </table:table-cell>
              <table:table-cell office:value-type="float" office:value="13.53817">
                <text:p>13.5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0748">
                <text:p>4.90748</text:p>
              </table:table-cell>
              <table:table-cell office:value-type="float" office:value="13.46933">
                <text:p>13.4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1708">
                <text:p>4.81708</text:p>
              </table:table-cell>
              <table:table-cell office:value-type="float" office:value="13.39864">
                <text:p>13.3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72789">
                <text:p>4.72789</text:p>
              </table:table-cell>
              <table:table-cell office:value-type="float" office:value="13.32614">
                <text:p>13.3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28956">
                <text:p>10.28956</text:p>
              </table:table-cell>
              <table:table-cell office:value-type="float" office:value="NaN">
                <text:p>NaN</text:p>
              </table:table-cell>
              <table:table-cell office:value-type="float" office:value="10.46272">
                <text:p>10.4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63995">
                <text:p>4.63995</text:p>
              </table:table-cell>
              <table:table-cell office:value-type="float" office:value="13.25183">
                <text:p>13.2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55329">
                <text:p>4.55329</text:p>
              </table:table-cell>
              <table:table-cell office:value-type="float" office:value="13.17574">
                <text:p>13.1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46796">
                <text:p>4.46796</text:p>
              </table:table-cell>
              <table:table-cell office:value-type="float" office:value="13.09789">
                <text:p>13.09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38398">
                <text:p>4.38398</text:p>
              </table:table-cell>
              <table:table-cell office:value-type="float" office:value="13.0183">
                <text:p>13.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3014">
                <text:p>4.3014</text:p>
              </table:table-cell>
              <table:table-cell office:value-type="float" office:value="12.93701">
                <text:p>12.9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22024">
                <text:p>4.22024</text:p>
              </table:table-cell>
              <table:table-cell office:value-type="float" office:value="12.85402">
                <text:p>12.8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055">
                <text:p>4.14055</text:p>
              </table:table-cell>
              <table:table-cell office:value-type="float" office:value="12.76938">
                <text:p>12.7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6235">
                <text:p>4.06235</text:p>
              </table:table-cell>
              <table:table-cell office:value-type="float" office:value="12.68309">
                <text:p>12.6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8568">
                <text:p>3.98568</text:p>
              </table:table-cell>
              <table:table-cell office:value-type="float" office:value="12.5952">
                <text:p>12.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1057">
                <text:p>3.91057</text:p>
              </table:table-cell>
              <table:table-cell office:value-type="float" office:value="12.50572">
                <text:p>12.5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26823">
                <text:p>10.26823</text:p>
              </table:table-cell>
              <table:table-cell office:value-type="float" office:value="NaN">
                <text:p>NaN</text:p>
              </table:table-cell>
              <table:table-cell office:value-type="float" office:value="10.49439">
                <text:p>10.4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3705">
                <text:p>3.83705</text:p>
              </table:table-cell>
              <table:table-cell office:value-type="float" office:value="12.41469">
                <text:p>12.4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76517">
                <text:p>3.76517</text:p>
              </table:table-cell>
              <table:table-cell office:value-type="float" office:value="12.32213">
                <text:p>12.3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69494">
                <text:p>3.69494</text:p>
              </table:table-cell>
              <table:table-cell office:value-type="float" office:value="12.22807">
                <text:p>12.2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264">
                <text:p>3.6264</text:p>
              </table:table-cell>
              <table:table-cell office:value-type="float" office:value="12.13254">
                <text:p>12.1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5958">
                <text:p>3.55958</text:p>
              </table:table-cell>
              <table:table-cell office:value-type="float" office:value="12.03557">
                <text:p>12.0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4945">
                <text:p>3.4945</text:p>
              </table:table-cell>
              <table:table-cell office:value-type="float" office:value="11.93719">
                <text:p>11.93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43121">
                <text:p>3.43121</text:p>
              </table:table-cell>
              <table:table-cell office:value-type="float" office:value="11.83744">
                <text:p>11.8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6972">
                <text:p>3.36972</text:p>
              </table:table-cell>
              <table:table-cell office:value-type="float" office:value="11.73634">
                <text:p>11.7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1007">
                <text:p>3.31007</text:p>
              </table:table-cell>
              <table:table-cell office:value-type="float" office:value="11.63394">
                <text:p>11.6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25229">
                <text:p>3.25229</text:p>
              </table:table-cell>
              <table:table-cell office:value-type="float" office:value="11.53025">
                <text:p>11.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24616">
                <text:p>10.24616</text:p>
              </table:table-cell>
              <table:table-cell office:value-type="float" office:value="NaN">
                <text:p>NaN</text:p>
              </table:table-cell>
              <table:table-cell office:value-type="float" office:value="10.52577">
                <text:p>10.5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19639">
                <text:p>3.19639</text:p>
              </table:table-cell>
              <table:table-cell office:value-type="float" office:value="11.42532">
                <text:p>11.4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14241">
                <text:p>3.14241</text:p>
              </table:table-cell>
              <table:table-cell office:value-type="float" office:value="11.31918">
                <text:p>11.3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9037">
                <text:p>3.09037</text:p>
              </table:table-cell>
              <table:table-cell office:value-type="float" office:value="11.21187">
                <text:p>11.2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403">
                <text:p>3.0403</text:p>
              </table:table-cell>
              <table:table-cell office:value-type="float" office:value="11.10342">
                <text:p>11.1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9222">
                <text:p>2.99222</text:p>
              </table:table-cell>
              <table:table-cell office:value-type="float" office:value="10.99386">
                <text:p>10.9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94616">
                <text:p>2.94616</text:p>
              </table:table-cell>
              <table:table-cell office:value-type="float" office:value="10.88324">
                <text:p>10.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90213">
                <text:p>2.90213</text:p>
              </table:table-cell>
              <table:table-cell office:value-type="float" office:value="10.77159">
                <text:p>10.7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86017">
                <text:p>2.86017</text:p>
              </table:table-cell>
              <table:table-cell office:value-type="float" office:value="10.65895">
                <text:p>10.65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2029">
                <text:p>2.82029</text:p>
              </table:table-cell>
              <table:table-cell office:value-type="float" office:value="10.54536">
                <text:p>10.5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8252">
                <text:p>2.78252</text:p>
              </table:table-cell>
              <table:table-cell office:value-type="float" office:value="10.43085">
                <text:p>10.4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22336">
                <text:p>10.22336</text:p>
              </table:table-cell>
              <table:table-cell office:value-type="float" office:value="NaN">
                <text:p>NaN</text:p>
              </table:table-cell>
              <table:table-cell office:value-type="float" office:value="10.55685">
                <text:p>10.55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74687">
                <text:p>2.74687</text:p>
              </table:table-cell>
              <table:table-cell office:value-type="float" office:value="10.31546">
                <text:p>10.3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71336">
                <text:p>2.71336</text:p>
              </table:table-cell>
              <table:table-cell office:value-type="float" office:value="10.19924">
                <text:p>10.19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68202">
                <text:p>2.68202</text:p>
              </table:table-cell>
              <table:table-cell office:value-type="float" office:value="10.08222">
                <text:p>10.0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5286">
                <text:p>2.65286</text:p>
              </table:table-cell>
              <table:table-cell office:value-type="float" office:value="9.964448">
                <text:p>9.96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62589">
                <text:p>2.62589</text:p>
              </table:table-cell>
              <table:table-cell office:value-type="float" office:value="9.845959">
                <text:p>9.84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60114">
                <text:p>2.60114</text:p>
              </table:table-cell>
              <table:table-cell office:value-type="float" office:value="9.726795">
                <text:p>9.72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7863">
                <text:p>2.57863</text:p>
              </table:table-cell>
              <table:table-cell office:value-type="float" office:value="9.606999">
                <text:p>9.60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5835">
                <text:p>2.55835</text:p>
              </table:table-cell>
              <table:table-cell office:value-type="float" office:value="9.486611">
                <text:p>9.48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54034">
                <text:p>2.54034</text:p>
              </table:table-cell>
              <table:table-cell office:value-type="float" office:value="9.365675">
                <text:p>9.36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5246">
                <text:p>2.5246</text:p>
              </table:table-cell>
              <table:table-cell office:value-type="float" office:value="9.244232">
                <text:p>9.24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53562">
                <text:p>10.53562</text:p>
              </table:table-cell>
              <table:table-cell office:value-type="float" office:value="NaN">
                <text:p>NaN</text:p>
              </table:table-cell>
              <table:table-cell office:value-type="float" office:value="9.116003">
                <text:p>9.11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19983">
                <text:p>10.19983</text:p>
              </table:table-cell>
              <table:table-cell office:value-type="float" office:value="NaN">
                <text:p>NaN</text:p>
              </table:table-cell>
              <table:table-cell office:value-type="float" office:value="10.58761">
                <text:p>10.5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51115">
                <text:p>2.51115</text:p>
              </table:table-cell>
              <table:table-cell office:value-type="float" office:value="9.122326">
                <text:p>9.12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17557">
                <text:p>10.17557</text:p>
              </table:table-cell>
              <table:table-cell office:value-type="float" office:value="NaN">
                <text:p>NaN</text:p>
              </table:table-cell>
              <table:table-cell office:value-type="float" office:value="10.61803">
                <text:p>10.6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15059">
                <text:p>10.15059</text:p>
              </table:table-cell>
              <table:table-cell office:value-type="float" office:value="NaN">
                <text:p>NaN</text:p>
              </table:table-cell>
              <table:table-cell office:value-type="float" office:value="10.6481">
                <text:p>10.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12489">
                <text:p>10.12489</text:p>
              </table:table-cell>
              <table:table-cell office:value-type="float" office:value="NaN">
                <text:p>NaN</text:p>
              </table:table-cell>
              <table:table-cell office:value-type="float" office:value="10.6778">
                <text:p>10.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09848">
                <text:p>10.09848</text:p>
              </table:table-cell>
              <table:table-cell office:value-type="float" office:value="NaN">
                <text:p>NaN</text:p>
              </table:table-cell>
              <table:table-cell office:value-type="float" office:value="10.70712">
                <text:p>10.7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07136">
                <text:p>10.07136</text:p>
              </table:table-cell>
              <table:table-cell office:value-type="float" office:value="NaN">
                <text:p>NaN</text:p>
              </table:table-cell>
              <table:table-cell office:value-type="float" office:value="10.73603">
                <text:p>10.7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04353">
                <text:p>10.04353</text:p>
              </table:table-cell>
              <table:table-cell office:value-type="float" office:value="NaN">
                <text:p>NaN</text:p>
              </table:table-cell>
              <table:table-cell office:value-type="float" office:value="10.76452">
                <text:p>10.7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01502">
                <text:p>10.01502</text:p>
              </table:table-cell>
              <table:table-cell office:value-type="float" office:value="NaN">
                <text:p>NaN</text:p>
              </table:table-cell>
              <table:table-cell office:value-type="float" office:value="10.79258">
                <text:p>10.7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985813">
                <text:p>9.985813</text:p>
              </table:table-cell>
              <table:table-cell office:value-type="float" office:value="NaN">
                <text:p>NaN</text:p>
              </table:table-cell>
              <table:table-cell office:value-type="float" office:value="10.82018">
                <text:p>10.8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955926">
                <text:p>9.955926</text:p>
              </table:table-cell>
              <table:table-cell office:value-type="float" office:value="NaN">
                <text:p>NaN</text:p>
              </table:table-cell>
              <table:table-cell office:value-type="float" office:value="10.84732">
                <text:p>10.8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54312">
                <text:p>10.54312</text:p>
              </table:table-cell>
              <table:table-cell office:value-type="float" office:value="NaN">
                <text:p>NaN</text:p>
              </table:table-cell>
              <table:table-cell office:value-type="float" office:value="9.145868">
                <text:p>9.14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925365">
                <text:p>9.925365</text:p>
              </table:table-cell>
              <table:table-cell office:value-type="float" office:value="NaN">
                <text:p>NaN</text:p>
              </table:table-cell>
              <table:table-cell office:value-type="float" office:value="10.87398">
                <text:p>10.8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94136">
                <text:p>9.894136</text:p>
              </table:table-cell>
              <table:table-cell office:value-type="float" office:value="NaN">
                <text:p>NaN</text:p>
              </table:table-cell>
              <table:table-cell office:value-type="float" office:value="10.90014">
                <text:p>10.9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86225">
                <text:p>9.86225</text:p>
              </table:table-cell>
              <table:table-cell office:value-type="float" office:value="NaN">
                <text:p>NaN</text:p>
              </table:table-cell>
              <table:table-cell office:value-type="float" office:value="10.92578">
                <text:p>10.9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829712">
                <text:p>9.829712</text:p>
              </table:table-cell>
              <table:table-cell office:value-type="float" office:value="NaN">
                <text:p>NaN</text:p>
              </table:table-cell>
              <table:table-cell office:value-type="float" office:value="10.95089">
                <text:p>10.95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796533">
                <text:p>9.796533</text:p>
              </table:table-cell>
              <table:table-cell office:value-type="float" office:value="NaN">
                <text:p>NaN</text:p>
              </table:table-cell>
              <table:table-cell office:value-type="float" office:value="10.97546">
                <text:p>10.9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762721">
                <text:p>9.762721</text:p>
              </table:table-cell>
              <table:table-cell office:value-type="float" office:value="NaN">
                <text:p>NaN</text:p>
              </table:table-cell>
              <table:table-cell office:value-type="float" office:value="10.99946">
                <text:p>10.9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728287">
                <text:p>9.728287</text:p>
              </table:table-cell>
              <table:table-cell office:value-type="float" office:value="NaN">
                <text:p>NaN</text:p>
              </table:table-cell>
              <table:table-cell office:value-type="float" office:value="11.02289">
                <text:p>11.0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693238">
                <text:p>9.693238</text:p>
              </table:table-cell>
              <table:table-cell office:value-type="float" office:value="NaN">
                <text:p>NaN</text:p>
              </table:table-cell>
              <table:table-cell office:value-type="float" office:value="11.04573">
                <text:p>11.0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657587">
                <text:p>9.657587</text:p>
              </table:table-cell>
              <table:table-cell office:value-type="float" office:value="NaN">
                <text:p>NaN</text:p>
              </table:table-cell>
              <table:table-cell office:value-type="float" office:value="11.06797">
                <text:p>11.0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621342">
                <text:p>9.621342</text:p>
              </table:table-cell>
              <table:table-cell office:value-type="float" office:value="NaN">
                <text:p>NaN</text:p>
              </table:table-cell>
              <table:table-cell office:value-type="float" office:value="11.08958">
                <text:p>11.0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55003">
                <text:p>10.55003</text:p>
              </table:table-cell>
              <table:table-cell office:value-type="float" office:value="NaN">
                <text:p>NaN</text:p>
              </table:table-cell>
              <table:table-cell office:value-type="float" office:value="9.176056">
                <text:p>9.17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584515">
                <text:p>9.584515</text:p>
              </table:table-cell>
              <table:table-cell office:value-type="float" office:value="NaN">
                <text:p>NaN</text:p>
              </table:table-cell>
              <table:table-cell office:value-type="float" office:value="11.11055">
                <text:p>11.1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547118">
                <text:p>9.547118</text:p>
              </table:table-cell>
              <table:table-cell office:value-type="float" office:value="NaN">
                <text:p>NaN</text:p>
              </table:table-cell>
              <table:table-cell office:value-type="float" office:value="11.13088">
                <text:p>11.1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509161">
                <text:p>9.509161</text:p>
              </table:table-cell>
              <table:table-cell office:value-type="float" office:value="NaN">
                <text:p>NaN</text:p>
              </table:table-cell>
              <table:table-cell office:value-type="float" office:value="11.15055">
                <text:p>11.1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70656">
                <text:p>9.470656</text:p>
              </table:table-cell>
              <table:table-cell office:value-type="float" office:value="NaN">
                <text:p>NaN</text:p>
              </table:table-cell>
              <table:table-cell office:value-type="float" office:value="11.16954">
                <text:p>11.1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31615">
                <text:p>9.431615</text:p>
              </table:table-cell>
              <table:table-cell office:value-type="float" office:value="NaN">
                <text:p>NaN</text:p>
              </table:table-cell>
              <table:table-cell office:value-type="float" office:value="11.18783">
                <text:p>11.1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392052">
                <text:p>9.392052</text:p>
              </table:table-cell>
              <table:table-cell office:value-type="float" office:value="NaN">
                <text:p>NaN</text:p>
              </table:table-cell>
              <table:table-cell office:value-type="float" office:value="11.20542">
                <text:p>11.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351978">
                <text:p>9.351978</text:p>
              </table:table-cell>
              <table:table-cell office:value-type="float" office:value="NaN">
                <text:p>NaN</text:p>
              </table:table-cell>
              <table:table-cell office:value-type="float" office:value="11.2223">
                <text:p>11.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311406">
                <text:p>9.311406</text:p>
              </table:table-cell>
              <table:table-cell office:value-type="float" office:value="NaN">
                <text:p>NaN</text:p>
              </table:table-cell>
              <table:table-cell office:value-type="float" office:value="11.23844">
                <text:p>11.23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270351">
                <text:p>9.270351</text:p>
              </table:table-cell>
              <table:table-cell office:value-type="float" office:value="NaN">
                <text:p>NaN</text:p>
              </table:table-cell>
              <table:table-cell office:value-type="float" office:value="11.25384">
                <text:p>11.2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228825">
                <text:p>9.228825</text:p>
              </table:table-cell>
              <table:table-cell office:value-type="float" office:value="NaN">
                <text:p>NaN</text:p>
              </table:table-cell>
              <table:table-cell office:value-type="float" office:value="11.26849">
                <text:p>11.2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55635">
                <text:p>10.55635</text:p>
              </table:table-cell>
              <table:table-cell office:value-type="float" office:value="NaN">
                <text:p>NaN</text:p>
              </table:table-cell>
              <table:table-cell office:value-type="float" office:value="9.206556">
                <text:p>9.20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186843">
                <text:p>9.186843</text:p>
              </table:table-cell>
              <table:table-cell office:value-type="float" office:value="NaN">
                <text:p>NaN</text:p>
              </table:table-cell>
              <table:table-cell office:value-type="float" office:value="11.28237">
                <text:p>11.2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144418">
                <text:p>9.144418</text:p>
              </table:table-cell>
              <table:table-cell office:value-type="float" office:value="NaN">
                <text:p>NaN</text:p>
              </table:table-cell>
              <table:table-cell office:value-type="float" office:value="11.29546">
                <text:p>11.2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101566">
                <text:p>9.101566</text:p>
              </table:table-cell>
              <table:table-cell office:value-type="float" office:value="NaN">
                <text:p>NaN</text:p>
              </table:table-cell>
              <table:table-cell office:value-type="float" office:value="11.30777">
                <text:p>11.30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0583018">
                <text:p>9.0583018</text:p>
              </table:table-cell>
              <table:table-cell office:value-type="float" office:value="NaN">
                <text:p>NaN</text:p>
              </table:table-cell>
              <table:table-cell office:value-type="float" office:value="11.31927">
                <text:p>11.3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0146397">
                <text:p>9.0146397</text:p>
              </table:table-cell>
              <table:table-cell office:value-type="float" office:value="NaN">
                <text:p>NaN</text:p>
              </table:table-cell>
              <table:table-cell office:value-type="float" office:value="11.32995">
                <text:p>11.3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9705955">
                <text:p>8.9705955</text:p>
              </table:table-cell>
              <table:table-cell office:value-type="float" office:value="NaN">
                <text:p>NaN</text:p>
              </table:table-cell>
              <table:table-cell office:value-type="float" office:value="11.33982">
                <text:p>11.3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9261847">
                <text:p>8.9261847</text:p>
              </table:table-cell>
              <table:table-cell office:value-type="float" office:value="NaN">
                <text:p>NaN</text:p>
              </table:table-cell>
              <table:table-cell office:value-type="float" office:value="11.34884">
                <text:p>11.3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881423">
                <text:p>8.881423</text:p>
              </table:table-cell>
              <table:table-cell office:value-type="float" office:value="NaN">
                <text:p>NaN</text:p>
              </table:table-cell>
              <table:table-cell office:value-type="float" office:value="11.35702">
                <text:p>11.35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836328">
                <text:p>8.836328</text:p>
              </table:table-cell>
              <table:table-cell office:value-type="float" office:value="NaN">
                <text:p>NaN</text:p>
              </table:table-cell>
              <table:table-cell office:value-type="float" office:value="11.36434">
                <text:p>11.3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790914">
                <text:p>8.790914</text:p>
              </table:table-cell>
              <table:table-cell office:value-type="float" office:value="NaN">
                <text:p>NaN</text:p>
              </table:table-cell>
              <table:table-cell office:value-type="float" office:value="11.3708">
                <text:p>11.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56207">
                <text:p>10.56207</text:p>
              </table:table-cell>
              <table:table-cell office:value-type="float" office:value="NaN">
                <text:p>NaN</text:p>
              </table:table-cell>
              <table:table-cell office:value-type="float" office:value="9.237356">
                <text:p>9.23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745199">
                <text:p>8.745199</text:p>
              </table:table-cell>
              <table:table-cell office:value-type="float" office:value="NaN">
                <text:p>NaN</text:p>
              </table:table-cell>
              <table:table-cell office:value-type="float" office:value="11.37638">
                <text:p>11.37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6992">
                <text:p>8.6992</text:p>
              </table:table-cell>
              <table:table-cell office:value-type="float" office:value="NaN">
                <text:p>NaN</text:p>
              </table:table-cell>
              <table:table-cell office:value-type="float" office:value="11.38108">
                <text:p>11.3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652934">
                <text:p>8.652934</text:p>
              </table:table-cell>
              <table:table-cell office:value-type="float" office:value="NaN">
                <text:p>NaN</text:p>
              </table:table-cell>
              <table:table-cell office:value-type="float" office:value="11.38488">
                <text:p>11.3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606418">
                <text:p>8.606418</text:p>
              </table:table-cell>
              <table:table-cell office:value-type="float" office:value="NaN">
                <text:p>NaN</text:p>
              </table:table-cell>
              <table:table-cell office:value-type="float" office:value="11.38778">
                <text:p>11.3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55967">
                <text:p>8.55967</text:p>
              </table:table-cell>
              <table:table-cell office:value-type="float" office:value="NaN">
                <text:p>NaN</text:p>
              </table:table-cell>
              <table:table-cell office:value-type="float" office:value="11.38977">
                <text:p>11.38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512708">
                <text:p>8.512708</text:p>
              </table:table-cell>
              <table:table-cell office:value-type="float" office:value="NaN">
                <text:p>NaN</text:p>
              </table:table-cell>
              <table:table-cell office:value-type="float" office:value="11.39085">
                <text:p>11.3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465549">
                <text:p>8.465549</text:p>
              </table:table-cell>
              <table:table-cell office:value-type="float" office:value="NaN">
                <text:p>NaN</text:p>
              </table:table-cell>
              <table:table-cell office:value-type="float" office:value="11.391">
                <text:p>11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418212">
                <text:p>8.418212</text:p>
              </table:table-cell>
              <table:table-cell office:value-type="float" office:value="NaN">
                <text:p>NaN</text:p>
              </table:table-cell>
              <table:table-cell office:value-type="float" office:value="11.39021">
                <text:p>11.3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370716">
                <text:p>8.370716</text:p>
              </table:table-cell>
              <table:table-cell office:value-type="float" office:value="NaN">
                <text:p>NaN</text:p>
              </table:table-cell>
              <table:table-cell office:value-type="float" office:value="11.38849">
                <text:p>11.3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323079">
                <text:p>8.323079</text:p>
              </table:table-cell>
              <table:table-cell office:value-type="float" office:value="NaN">
                <text:p>NaN</text:p>
              </table:table-cell>
              <table:table-cell office:value-type="float" office:value="11.38583">
                <text:p>11.3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48885">
                <text:p>15.48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77674">
                <text:p>8.8776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49027">
                <text:p>7.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715389">
                <text:p>8.9715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48108">
                <text:p>7.4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427109">
                <text:p>8.9427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47245">
                <text:p>7.4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135266">
                <text:p>8.9135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46438">
                <text:p>7.4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3997">
                <text:p>8.883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45688">
                <text:p>7.4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54132">
                <text:p>8.854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44997">
                <text:p>7.4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23944">
                <text:p>8.82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44365">
                <text:p>7.4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93444">
                <text:p>8.79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43793">
                <text:p>7.4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2644">
                <text:p>8.76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43283">
                <text:p>7.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1555">
                <text:p>8.73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42834">
                <text:p>7.4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0019">
                <text:p>8.7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42448">
                <text:p>7.4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68561">
                <text:p>8.66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.42127">
                <text:p>7.4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6681">
                <text:p>8.63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41869">
                <text:p>7.4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04563">
                <text:p>8.60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41677">
                <text:p>7.4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7222">
                <text:p>8.5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41552">
                <text:p>7.4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39665">
                <text:p>8.539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41492">
                <text:p>7.4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06911">
                <text:p>8.506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41501">
                <text:p>7.4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3972">
                <text:p>8.47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41578">
                <text:p>7.4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0863">
                <text:p>8.440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41723">
                <text:p>7.4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07597">
                <text:p>8.40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41938">
                <text:p>7.4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4188">
                <text:p>8.37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42223">
                <text:p>7.4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40651">
                <text:p>8.340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42579">
                <text:p>7.4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7001">
                <text:p>8.30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.43005">
                <text:p>7.43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3252">
                <text:p>8.273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43503">
                <text:p>7.43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39419">
                <text:p>8.239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44074">
                <text:p>7.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05517">
                <text:p>8.205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44717">
                <text:p>7.4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71561">
                <text:p>8.17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.45433">
                <text:p>7.45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7567">
                <text:p>8.137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.46222">
                <text:p>7.4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03551">
                <text:p>8.103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.47084">
                <text:p>7.47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69527">
                <text:p>8.06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48021">
                <text:p>7.4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35512">
                <text:p>8.035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49032">
                <text:p>7.4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1521">
                <text:p>8.00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.50117">
                <text:p>7.5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757">
                <text:p>7.9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.51277">
                <text:p>7.5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3368">
                <text:p>7.9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.52512">
                <text:p>7.5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9985">
                <text:p>7.8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53821">
                <text:p>7.5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6612">
                <text:p>7.86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55206">
                <text:p>7.5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3249">
                <text:p>7.83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56666">
                <text:p>7.5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9899">
                <text:p>7.79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58201">
                <text:p>7.5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562">
                <text:p>7.7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59811">
                <text:p>7.5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324">
                <text:p>7.7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61496">
                <text:p>7.6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9936">
                <text:p>7.6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63256">
                <text:p>7.6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665">
                <text:p>7.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65091">
                <text:p>7.6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3385">
                <text:p>7.63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67001">
                <text:p>7.6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0142">
                <text:p>7.60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68985">
                <text:p>7.6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922">
                <text:p>7.56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71044">
                <text:p>7.7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728">
                <text:p>7.5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73177">
                <text:p>7.7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561">
                <text:p>7.50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75384">
                <text:p>7.7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423">
                <text:p>7.47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77664">
                <text:p>7.7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315">
                <text:p>7.44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80017">
                <text:p>7.8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1239">
                <text:p>7.4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82443">
                <text:p>7.8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97">
                <text:p>7.3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84941">
                <text:p>7.8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19">
                <text:p>7.3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87511">
                <text:p>7.8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22">
                <text:p>7.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90152">
                <text:p>7.9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9288">
                <text:p>7.29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2864">
                <text:p>7.9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397">
                <text:p>7.26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95647">
                <text:p>7.9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3548">
                <text:p>7.2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98498">
                <text:p>7.9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0742">
                <text:p>7.20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014187">
                <text:p>8.01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82">
                <text:p>7.1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044074">
                <text:p>8.0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5268">
                <text:p>7.1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074635">
                <text:p>8.07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2602">
                <text:p>7.12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105864">
                <text:p>8.10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9986">
                <text:p>7.0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13775">
                <text:p>8.1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7422">
                <text:p>7.07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170288">
                <text:p>8.17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4911">
                <text:p>7.04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203467">
                <text:p>8.2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2454">
                <text:p>7.02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237279">
                <text:p>8.23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0054">
                <text:p>7.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271713">
                <text:p>8.27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711">
                <text:p>6.97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306762">
                <text:p>8.306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5427">
                <text:p>6.9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342413">
                <text:p>8.34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3203">
                <text:p>6.9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378658">
                <text:p>8.37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1042">
                <text:p>6.9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415485">
                <text:p>8.41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945">
                <text:p>6.88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452882">
                <text:p>8.45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6912">
                <text:p>6.8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490839">
                <text:p>8.49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945">
                <text:p>6.84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529344">
                <text:p>8.529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3046">
                <text:p>6.8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568385">
                <text:p>8.56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1217">
                <text:p>6.8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607948">
                <text:p>8.607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458">
                <text:p>6.7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648022">
                <text:p>8.64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777">
                <text:p>6.7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.688594">
                <text:p>8.68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156">
                <text:p>6.76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729649">
                <text:p>8.72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616">
                <text:p>6.7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771175">
                <text:p>8.77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3151">
                <text:p>6.7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813157">
                <text:p>8.81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1763">
                <text:p>6.7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855582">
                <text:p>8.85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0454">
                <text:p>6.70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898434">
                <text:p>8.89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223">
                <text:p>6.69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9416982">
                <text:p>8.9416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073">
                <text:p>6.68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9853603">
                <text:p>8.985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7005">
                <text:p>6.67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0294045">
                <text:p>9.029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6018">
                <text:p>6.66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0738153">
                <text:p>9.0738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5116">
                <text:p>6.6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118577">
                <text:p>9.11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4298">
                <text:p>6.6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163672">
                <text:p>9.16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566">
                <text:p>6.6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09086">
                <text:p>9.209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92">
                <text:p>6.6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54801">
                <text:p>9.25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362">
                <text:p>6.6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3008">
                <text:p>9.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892">
                <text:p>6.61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347066">
                <text:p>9.347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512">
                <text:p>6.6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393582">
                <text:p>9.39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222">
                <text:p>6.6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44033">
                <text:p>9.4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023">
                <text:p>6.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487292">
                <text:p>9.48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915">
                <text:p>6.6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534451">
                <text:p>9.53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9">
                <text:p>6.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581788">
                <text:p>9.58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979">
                <text:p>6.60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629284">
                <text:p>9.62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151">
                <text:p>6.6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676921">
                <text:p>9.67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417">
                <text:p>6.6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72468">
                <text:p>9.7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779">
                <text:p>6.6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772542">
                <text:p>9.77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236">
                <text:p>6.62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820489">
                <text:p>9.82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789">
                <text:p>6.62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8685">
                <text:p>9.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439">
                <text:p>6.6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916557">
                <text:p>9.91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4186">
                <text:p>6.641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964639">
                <text:p>9.96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503">
                <text:p>6.65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01273">
                <text:p>10.0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5973">
                <text:p>6.659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0608">
                <text:p>10.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7013">
                <text:p>6.670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10884">
                <text:p>10.1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152">
                <text:p>6.681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15683">
                <text:p>10.1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389">
                <text:p>6.693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20474">
                <text:p>10.2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0725">
                <text:p>6.707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25256">
                <text:p>10.2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16">
                <text:p>6.72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30026">
                <text:p>10.3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3695">
                <text:p>6.736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34783">
                <text:p>10.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328">
                <text:p>6.753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39524">
                <text:p>10.3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7061">
                <text:p>6.7706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44248">
                <text:p>10.4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893">
                <text:p>6.788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48952">
                <text:p>10.4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824">
                <text:p>6.808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53634">
                <text:p>10.5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2854">
                <text:p>6.828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58293">
                <text:p>10.5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983">
                <text:p>6.849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62925">
                <text:p>10.6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7211">
                <text:p>6.872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6753">
                <text:p>10.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9537">
                <text:p>6.895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72104">
                <text:p>10.7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1961">
                <text:p>6.919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76647">
                <text:p>10.7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4484">
                <text:p>6.944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81155">
                <text:p>10.8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104">
                <text:p>6.971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85627">
                <text:p>10.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821">
                <text:p>6.998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90061">
                <text:p>10.9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2635">
                <text:p>7.026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94454">
                <text:p>10.9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546">
                <text:p>7.055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98805">
                <text:p>10.9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552">
                <text:p>7.085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.03112">
                <text:p>11.03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1653">
                <text:p>7.116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07372">
                <text:p>11.0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4849">
                <text:p>7.148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11583">
                <text:p>11.1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8138">
                <text:p>7.181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.15744">
                <text:p>11.1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1521">
                <text:p>7.215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19852">
                <text:p>11.1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4997">
                <text:p>7.249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23905">
                <text:p>11.2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564">
                <text:p>7.285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.27902">
                <text:p>11.2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222">
                <text:p>7.322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.3184">
                <text:p>11.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969">
                <text:p>7.359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.35718">
                <text:p>11.3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806">
                <text:p>7.398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39533">
                <text:p>11.3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731">
                <text:p>7.437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43284">
                <text:p>11.4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743">
                <text:p>7.477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.46968">
                <text:p>11.4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1841">
                <text:p>7.518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.50583">
                <text:p>11.5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025">
                <text:p>7.560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54129">
                <text:p>11.5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0291">
                <text:p>7.602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57602">
                <text:p>11.5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4641">
                <text:p>7.646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61002">
                <text:p>11.6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9072">
                <text:p>7.690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64325">
                <text:p>11.6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3583">
                <text:p>7.735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67571">
                <text:p>11.6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174">
                <text:p>7.781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.70738">
                <text:p>11.70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841">
                <text:p>7.828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73823">
                <text:p>11.7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7585">
                <text:p>7.875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76825">
                <text:p>11.7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404">
                <text:p>7.924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.79743">
                <text:p>11.7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296">
                <text:p>7.972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82574">
                <text:p>11.8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2605">
                <text:p>8.0226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85317">
                <text:p>11.8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72949">
                <text:p>8.0729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8797">
                <text:p>11.8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3981">
                <text:p>8.1239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90532">
                <text:p>11.9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75685">
                <text:p>8.1756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.93001">
                <text:p>11.9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28045">
                <text:p>8.2280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95376">
                <text:p>11.9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81043">
                <text:p>8.2810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.97655">
                <text:p>11.9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34663">
                <text:p>8.3346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99836">
                <text:p>11.9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8887">
                <text:p>8.3888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01918">
                <text:p>12.0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3698">
                <text:p>8.4436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03899">
                <text:p>12.0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99078">
                <text:p>8.4990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05779">
                <text:p>12.0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55007">
                <text:p>8.5550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07556">
                <text:p>12.0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11467">
                <text:p>8.6114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09228">
                <text:p>12.0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68439">
                <text:p>8.6684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10794">
                <text:p>12.1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25904">
                <text:p>8.7259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12253">
                <text:p>12.1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83842">
                <text:p>8.7838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13603">
                <text:p>12.1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2233">
                <text:p>8.8422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.14845">
                <text:p>12.1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010561">
                <text:p>8.90105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.15975">
                <text:p>12.1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02913">
                <text:p>8.96029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.16994">
                <text:p>12.1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199176">
                <text:p>9.01991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179">
                <text:p>12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799137">
                <text:p>9.07991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.18692">
                <text:p>12.1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40258">
                <text:p>9.1402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19369">
                <text:p>12.1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093">
                <text:p>9.200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.1993">
                <text:p>12.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1906">
                <text:p>9.2619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.20374">
                <text:p>12.2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23165">
                <text:p>9.3231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.20701">
                <text:p>12.2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84684">
                <text:p>9.3846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2091">
                <text:p>12.2091</text:p>
              </table:table-cell>
              <table:table-cell office:value-type="float" office:value="NaN">
                <text:p>NaN</text:p>
              </table:table-cell>
              <table:table-cell office:value-type="float" office:value="9.446441">
                <text:p>9.44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.20999">
                <text:p>12.20999</text:p>
              </table:table-cell>
              <table:table-cell office:value-type="float" office:value="NaN">
                <text:p>NaN</text:p>
              </table:table-cell>
              <table:table-cell office:value-type="float" office:value="9.508412">
                <text:p>9.50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.20968">
                <text:p>12.20968</text:p>
              </table:table-cell>
              <table:table-cell office:value-type="float" office:value="NaN">
                <text:p>NaN</text:p>
              </table:table-cell>
              <table:table-cell office:value-type="float" office:value="9.570575">
                <text:p>9.57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.20817">
                <text:p>12.20817</text:p>
              </table:table-cell>
              <table:table-cell office:value-type="float" office:value="NaN">
                <text:p>NaN</text:p>
              </table:table-cell>
              <table:table-cell office:value-type="float" office:value="9.632907">
                <text:p>9.63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20544">
                <text:p>12.20544</text:p>
              </table:table-cell>
              <table:table-cell office:value-type="float" office:value="NaN">
                <text:p>NaN</text:p>
              </table:table-cell>
              <table:table-cell office:value-type="float" office:value="9.695383">
                <text:p>9.69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.20149">
                <text:p>12.20149</text:p>
              </table:table-cell>
              <table:table-cell office:value-type="float" office:value="NaN">
                <text:p>NaN</text:p>
              </table:table-cell>
              <table:table-cell office:value-type="float" office:value="9.757981">
                <text:p>9.75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.19632">
                <text:p>12.19632</text:p>
              </table:table-cell>
              <table:table-cell office:value-type="float" office:value="NaN">
                <text:p>NaN</text:p>
              </table:table-cell>
              <table:table-cell office:value-type="float" office:value="9.820677">
                <text:p>9.82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.18993">
                <text:p>12.18993</text:p>
              </table:table-cell>
              <table:table-cell office:value-type="float" office:value="NaN">
                <text:p>NaN</text:p>
              </table:table-cell>
              <table:table-cell office:value-type="float" office:value="9.883446">
                <text:p>9.88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.18229">
                <text:p>12.18229</text:p>
              </table:table-cell>
              <table:table-cell office:value-type="float" office:value="NaN">
                <text:p>NaN</text:p>
              </table:table-cell>
              <table:table-cell office:value-type="float" office:value="9.946264">
                <text:p>9.94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.17342">
                <text:p>12.17342</text:p>
              </table:table-cell>
              <table:table-cell office:value-type="float" office:value="NaN">
                <text:p>NaN</text:p>
              </table:table-cell>
              <table:table-cell office:value-type="float" office:value="10.00911">
                <text:p>10.0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.16331">
                <text:p>12.16331</text:p>
              </table:table-cell>
              <table:table-cell office:value-type="float" office:value="NaN">
                <text:p>NaN</text:p>
              </table:table-cell>
              <table:table-cell office:value-type="float" office:value="10.07195">
                <text:p>10.0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.15195">
                <text:p>12.15195</text:p>
              </table:table-cell>
              <table:table-cell office:value-type="float" office:value="NaN">
                <text:p>NaN</text:p>
              </table:table-cell>
              <table:table-cell office:value-type="float" office:value="10.13477">
                <text:p>10.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.13935">
                <text:p>12.13935</text:p>
              </table:table-cell>
              <table:table-cell office:value-type="float" office:value="NaN">
                <text:p>NaN</text:p>
              </table:table-cell>
              <table:table-cell office:value-type="float" office:value="10.19754">
                <text:p>10.1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.12549">
                <text:p>12.12549</text:p>
              </table:table-cell>
              <table:table-cell office:value-type="float" office:value="NaN">
                <text:p>NaN</text:p>
              </table:table-cell>
              <table:table-cell office:value-type="float" office:value="10.26024">
                <text:p>10.2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.11038">
                <text:p>12.11038</text:p>
              </table:table-cell>
              <table:table-cell office:value-type="float" office:value="NaN">
                <text:p>NaN</text:p>
              </table:table-cell>
              <table:table-cell office:value-type="float" office:value="10.32284">
                <text:p>10.3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.09402">
                <text:p>12.09402</text:p>
              </table:table-cell>
              <table:table-cell office:value-type="float" office:value="NaN">
                <text:p>NaN</text:p>
              </table:table-cell>
              <table:table-cell office:value-type="float" office:value="10.38532">
                <text:p>10.3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.07641">
                <text:p>12.07641</text:p>
              </table:table-cell>
              <table:table-cell office:value-type="float" office:value="NaN">
                <text:p>NaN</text:p>
              </table:table-cell>
              <table:table-cell office:value-type="float" office:value="10.44765">
                <text:p>10.4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.05755">
                <text:p>12.05755</text:p>
              </table:table-cell>
              <table:table-cell office:value-type="float" office:value="NaN">
                <text:p>NaN</text:p>
              </table:table-cell>
              <table:table-cell office:value-type="float" office:value="10.50981">
                <text:p>10.5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.03743">
                <text:p>12.03743</text:p>
              </table:table-cell>
              <table:table-cell office:value-type="float" office:value="NaN">
                <text:p>NaN</text:p>
              </table:table-cell>
              <table:table-cell office:value-type="float" office:value="10.57176">
                <text:p>10.5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.01605">
                <text:p>12.01605</text:p>
              </table:table-cell>
              <table:table-cell office:value-type="float" office:value="NaN">
                <text:p>NaN</text:p>
              </table:table-cell>
              <table:table-cell office:value-type="float" office:value="10.6335">
                <text:p>10.6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99343">
                <text:p>11.99343</text:p>
              </table:table-cell>
              <table:table-cell office:value-type="float" office:value="NaN">
                <text:p>NaN</text:p>
              </table:table-cell>
              <table:table-cell office:value-type="float" office:value="10.69498">
                <text:p>10.6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96956">
                <text:p>11.96956</text:p>
              </table:table-cell>
              <table:table-cell office:value-type="float" office:value="NaN">
                <text:p>NaN</text:p>
              </table:table-cell>
              <table:table-cell office:value-type="float" office:value="10.75619">
                <text:p>10.7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94444">
                <text:p>11.94444</text:p>
              </table:table-cell>
              <table:table-cell office:value-type="float" office:value="NaN">
                <text:p>NaN</text:p>
              </table:table-cell>
              <table:table-cell office:value-type="float" office:value="10.8171">
                <text:p>10.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91808">
                <text:p>11.91808</text:p>
              </table:table-cell>
              <table:table-cell office:value-type="float" office:value="NaN">
                <text:p>NaN</text:p>
              </table:table-cell>
              <table:table-cell office:value-type="float" office:value="10.87769">
                <text:p>10.8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89047">
                <text:p>11.89047</text:p>
              </table:table-cell>
              <table:table-cell office:value-type="float" office:value="NaN">
                <text:p>NaN</text:p>
              </table:table-cell>
              <table:table-cell office:value-type="float" office:value="10.93793">
                <text:p>10.9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86163">
                <text:p>11.86163</text:p>
              </table:table-cell>
              <table:table-cell office:value-type="float" office:value="NaN">
                <text:p>NaN</text:p>
              </table:table-cell>
              <table:table-cell office:value-type="float" office:value="10.99779">
                <text:p>10.9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83156">
                <text:p>11.83156</text:p>
              </table:table-cell>
              <table:table-cell office:value-type="float" office:value="NaN">
                <text:p>NaN</text:p>
              </table:table-cell>
              <table:table-cell office:value-type="float" office:value="11.05725">
                <text:p>11.0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80026">
                <text:p>11.80026</text:p>
              </table:table-cell>
              <table:table-cell office:value-type="float" office:value="NaN">
                <text:p>NaN</text:p>
              </table:table-cell>
              <table:table-cell office:value-type="float" office:value="11.11628">
                <text:p>11.1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76774">
                <text:p>11.76774</text:p>
              </table:table-cell>
              <table:table-cell office:value-type="float" office:value="NaN">
                <text:p>NaN</text:p>
              </table:table-cell>
              <table:table-cell office:value-type="float" office:value="11.17487">
                <text:p>11.1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734">
                <text:p>11.734</text:p>
              </table:table-cell>
              <table:table-cell office:value-type="float" office:value="NaN">
                <text:p>NaN</text:p>
              </table:table-cell>
              <table:table-cell office:value-type="float" office:value="11.23297">
                <text:p>11.2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69905">
                <text:p>11.69905</text:p>
              </table:table-cell>
              <table:table-cell office:value-type="float" office:value="NaN">
                <text:p>NaN</text:p>
              </table:table-cell>
              <table:table-cell office:value-type="float" office:value="11.29058">
                <text:p>11.2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66289">
                <text:p>11.66289</text:p>
              </table:table-cell>
              <table:table-cell office:value-type="float" office:value="NaN">
                <text:p>NaN</text:p>
              </table:table-cell>
              <table:table-cell office:value-type="float" office:value="11.34766">
                <text:p>11.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62555">
                <text:p>11.62555</text:p>
              </table:table-cell>
              <table:table-cell office:value-type="float" office:value="NaN">
                <text:p>NaN</text:p>
              </table:table-cell>
              <table:table-cell office:value-type="float" office:value="11.40418">
                <text:p>11.4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58701">
                <text:p>11.58701</text:p>
              </table:table-cell>
              <table:table-cell office:value-type="float" office:value="NaN">
                <text:p>NaN</text:p>
              </table:table-cell>
              <table:table-cell office:value-type="float" office:value="11.46014">
                <text:p>11.4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5473">
                <text:p>11.5473</text:p>
              </table:table-cell>
              <table:table-cell office:value-type="float" office:value="NaN">
                <text:p>NaN</text:p>
              </table:table-cell>
              <table:table-cell office:value-type="float" office:value="11.51549">
                <text:p>11.5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50641">
                <text:p>11.50641</text:p>
              </table:table-cell>
              <table:table-cell office:value-type="float" office:value="NaN">
                <text:p>NaN</text:p>
              </table:table-cell>
              <table:table-cell office:value-type="float" office:value="11.57021">
                <text:p>11.5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46437">
                <text:p>11.46437</text:p>
              </table:table-cell>
              <table:table-cell office:value-type="float" office:value="NaN">
                <text:p>NaN</text:p>
              </table:table-cell>
              <table:table-cell office:value-type="float" office:value="11.62429">
                <text:p>11.6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42118">
                <text:p>11.42118</text:p>
              </table:table-cell>
              <table:table-cell office:value-type="float" office:value="NaN">
                <text:p>NaN</text:p>
              </table:table-cell>
              <table:table-cell office:value-type="float" office:value="11.67769">
                <text:p>11.6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37684">
                <text:p>11.37684</text:p>
              </table:table-cell>
              <table:table-cell office:value-type="float" office:value="NaN">
                <text:p>NaN</text:p>
              </table:table-cell>
              <table:table-cell office:value-type="float" office:value="11.73039">
                <text:p>11.7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33138">
                <text:p>11.33138</text:p>
              </table:table-cell>
              <table:table-cell office:value-type="float" office:value="NaN">
                <text:p>NaN</text:p>
              </table:table-cell>
              <table:table-cell office:value-type="float" office:value="11.78237">
                <text:p>11.7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2848">
                <text:p>11.2848</text:p>
              </table:table-cell>
              <table:table-cell office:value-type="float" office:value="NaN">
                <text:p>NaN</text:p>
              </table:table-cell>
              <table:table-cell office:value-type="float" office:value="11.8336">
                <text:p>11.8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23711">
                <text:p>11.23711</text:p>
              </table:table-cell>
              <table:table-cell office:value-type="float" office:value="NaN">
                <text:p>NaN</text:p>
              </table:table-cell>
              <table:table-cell office:value-type="float" office:value="11.88407">
                <text:p>11.8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18833">
                <text:p>11.18833</text:p>
              </table:table-cell>
              <table:table-cell office:value-type="float" office:value="NaN">
                <text:p>NaN</text:p>
              </table:table-cell>
              <table:table-cell office:value-type="float" office:value="11.93374">
                <text:p>11.9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13847">
                <text:p>11.13847</text:p>
              </table:table-cell>
              <table:table-cell office:value-type="float" office:value="NaN">
                <text:p>NaN</text:p>
              </table:table-cell>
              <table:table-cell office:value-type="float" office:value="11.98259">
                <text:p>11.9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08755">
                <text:p>11.08755</text:p>
              </table:table-cell>
              <table:table-cell office:value-type="float" office:value="NaN">
                <text:p>NaN</text:p>
              </table:table-cell>
              <table:table-cell office:value-type="float" office:value="12.0306">
                <text:p>12.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03557">
                <text:p>11.03557</text:p>
              </table:table-cell>
              <table:table-cell office:value-type="float" office:value="NaN">
                <text:p>NaN</text:p>
              </table:table-cell>
              <table:table-cell office:value-type="float" office:value="12.07775">
                <text:p>12.07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98256">
                <text:p>10.98256</text:p>
              </table:table-cell>
              <table:table-cell office:value-type="float" office:value="NaN">
                <text:p>NaN</text:p>
              </table:table-cell>
              <table:table-cell office:value-type="float" office:value="12.12401">
                <text:p>12.1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92852">
                <text:p>10.92852</text:p>
              </table:table-cell>
              <table:table-cell office:value-type="float" office:value="NaN">
                <text:p>NaN</text:p>
              </table:table-cell>
              <table:table-cell office:value-type="float" office:value="12.16937">
                <text:p>12.1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87348">
                <text:p>10.87348</text:p>
              </table:table-cell>
              <table:table-cell office:value-type="float" office:value="NaN">
                <text:p>NaN</text:p>
              </table:table-cell>
              <table:table-cell office:value-type="float" office:value="12.2138">
                <text:p>12.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81744">
                <text:p>10.81744</text:p>
              </table:table-cell>
              <table:table-cell office:value-type="float" office:value="NaN">
                <text:p>NaN</text:p>
              </table:table-cell>
              <table:table-cell office:value-type="float" office:value="12.25727">
                <text:p>12.2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76043">
                <text:p>10.76043</text:p>
              </table:table-cell>
              <table:table-cell office:value-type="float" office:value="NaN">
                <text:p>NaN</text:p>
              </table:table-cell>
              <table:table-cell office:value-type="float" office:value="12.29977">
                <text:p>12.2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70246">
                <text:p>10.70246</text:p>
              </table:table-cell>
              <table:table-cell office:value-type="float" office:value="NaN">
                <text:p>NaN</text:p>
              </table:table-cell>
              <table:table-cell office:value-type="float" office:value="12.34127">
                <text:p>12.3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64356">
                <text:p>10.64356</text:p>
              </table:table-cell>
              <table:table-cell office:value-type="float" office:value="NaN">
                <text:p>NaN</text:p>
              </table:table-cell>
              <table:table-cell office:value-type="float" office:value="12.38176">
                <text:p>12.3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58372">
                <text:p>10.58372</text:p>
              </table:table-cell>
              <table:table-cell office:value-type="float" office:value="NaN">
                <text:p>NaN</text:p>
              </table:table-cell>
              <table:table-cell office:value-type="float" office:value="12.42122">
                <text:p>12.4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.52299">
                <text:p>10.52299</text:p>
              </table:table-cell>
              <table:table-cell office:value-type="float" office:value="NaN">
                <text:p>NaN</text:p>
              </table:table-cell>
              <table:table-cell office:value-type="float" office:value="12.45961">
                <text:p>12.45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46136">
                <text:p>10.46136</text:p>
              </table:table-cell>
              <table:table-cell office:value-type="float" office:value="NaN">
                <text:p>NaN</text:p>
              </table:table-cell>
              <table:table-cell office:value-type="float" office:value="12.49693">
                <text:p>12.49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.39887">
                <text:p>10.39887</text:p>
              </table:table-cell>
              <table:table-cell office:value-type="float" office:value="NaN">
                <text:p>NaN</text:p>
              </table:table-cell>
              <table:table-cell office:value-type="float" office:value="12.53315">
                <text:p>12.5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.33554">
                <text:p>10.33554</text:p>
              </table:table-cell>
              <table:table-cell office:value-type="float" office:value="NaN">
                <text:p>NaN</text:p>
              </table:table-cell>
              <table:table-cell office:value-type="float" office:value="12.56826">
                <text:p>12.5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.27137">
                <text:p>10.27137</text:p>
              </table:table-cell>
              <table:table-cell office:value-type="float" office:value="NaN">
                <text:p>NaN</text:p>
              </table:table-cell>
              <table:table-cell office:value-type="float" office:value="12.60222">
                <text:p>12.6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.2064">
                <text:p>10.2064</text:p>
              </table:table-cell>
              <table:table-cell office:value-type="float" office:value="NaN">
                <text:p>NaN</text:p>
              </table:table-cell>
              <table:table-cell office:value-type="float" office:value="12.63504">
                <text:p>12.6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.14064">
                <text:p>10.14064</text:p>
              </table:table-cell>
              <table:table-cell office:value-type="float" office:value="NaN">
                <text:p>NaN</text:p>
              </table:table-cell>
              <table:table-cell office:value-type="float" office:value="12.66668">
                <text:p>12.6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07412">
                <text:p>10.07412</text:p>
              </table:table-cell>
              <table:table-cell office:value-type="float" office:value="NaN">
                <text:p>NaN</text:p>
              </table:table-cell>
              <table:table-cell office:value-type="float" office:value="12.69713">
                <text:p>12.6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00685">
                <text:p>10.00685</text:p>
              </table:table-cell>
              <table:table-cell office:value-type="float" office:value="NaN">
                <text:p>NaN</text:p>
              </table:table-cell>
              <table:table-cell office:value-type="float" office:value="12.72637">
                <text:p>12.7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.938859">
                <text:p>9.938859</text:p>
              </table:table-cell>
              <table:table-cell office:value-type="float" office:value="NaN">
                <text:p>NaN</text:p>
              </table:table-cell>
              <table:table-cell office:value-type="float" office:value="12.75439">
                <text:p>12.7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.870171">
                <text:p>9.870171</text:p>
              </table:table-cell>
              <table:table-cell office:value-type="float" office:value="NaN">
                <text:p>NaN</text:p>
              </table:table-cell>
              <table:table-cell office:value-type="float" office:value="12.78116">
                <text:p>12.7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.800806">
                <text:p>9.800806</text:p>
              </table:table-cell>
              <table:table-cell office:value-type="float" office:value="NaN">
                <text:p>NaN</text:p>
              </table:table-cell>
              <table:table-cell office:value-type="float" office:value="12.80668">
                <text:p>12.8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.730787">
                <text:p>9.730787</text:p>
              </table:table-cell>
              <table:table-cell office:value-type="float" office:value="NaN">
                <text:p>NaN</text:p>
              </table:table-cell>
              <table:table-cell office:value-type="float" office:value="12.83092">
                <text:p>12.8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.660139">
                <text:p>9.660139</text:p>
              </table:table-cell>
              <table:table-cell office:value-type="float" office:value="NaN">
                <text:p>NaN</text:p>
              </table:table-cell>
              <table:table-cell office:value-type="float" office:value="12.85387">
                <text:p>12.8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.588884">
                <text:p>9.588884</text:p>
              </table:table-cell>
              <table:table-cell office:value-type="float" office:value="NaN">
                <text:p>NaN</text:p>
              </table:table-cell>
              <table:table-cell office:value-type="float" office:value="12.87551">
                <text:p>12.8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.517048">
                <text:p>9.517048</text:p>
              </table:table-cell>
              <table:table-cell office:value-type="float" office:value="NaN">
                <text:p>NaN</text:p>
              </table:table-cell>
              <table:table-cell office:value-type="float" office:value="12.89584">
                <text:p>12.8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.444654">
                <text:p>9.444654</text:p>
              </table:table-cell>
              <table:table-cell office:value-type="float" office:value="NaN">
                <text:p>NaN</text:p>
              </table:table-cell>
              <table:table-cell office:value-type="float" office:value="12.91483">
                <text:p>12.9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.371728">
                <text:p>9.371728</text:p>
              </table:table-cell>
              <table:table-cell office:value-type="float" office:value="NaN">
                <text:p>NaN</text:p>
              </table:table-cell>
              <table:table-cell office:value-type="float" office:value="12.93247">
                <text:p>12.9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.298294">
                <text:p>9.298294</text:p>
              </table:table-cell>
              <table:table-cell office:value-type="float" office:value="NaN">
                <text:p>NaN</text:p>
              </table:table-cell>
              <table:table-cell office:value-type="float" office:value="12.94875">
                <text:p>12.9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.224379">
                <text:p>9.224379</text:p>
              </table:table-cell>
              <table:table-cell office:value-type="float" office:value="NaN">
                <text:p>NaN</text:p>
              </table:table-cell>
              <table:table-cell office:value-type="float" office:value="12.96365">
                <text:p>12.9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.150007">
                <text:p>9.150007</text:p>
              </table:table-cell>
              <table:table-cell office:value-type="float" office:value="NaN">
                <text:p>NaN</text:p>
              </table:table-cell>
              <table:table-cell office:value-type="float" office:value="12.97717">
                <text:p>12.9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.0752053">
                <text:p>9.0752053</text:p>
              </table:table-cell>
              <table:table-cell office:value-type="float" office:value="NaN">
                <text:p>NaN</text:p>
              </table:table-cell>
              <table:table-cell office:value-type="float" office:value="12.98929">
                <text:p>12.9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.9244178">
                <text:p>8.9244178</text:p>
              </table:table-cell>
              <table:table-cell office:value-type="float" office:value="NaN">
                <text:p>NaN</text:p>
              </table:table-cell>
              <table:table-cell office:value-type="float" office:value="13.00929">
                <text:p>13.00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.848485">
                <text:p>8.848485</text:p>
              </table:table-cell>
              <table:table-cell office:value-type="float" office:value="NaN">
                <text:p>NaN</text:p>
              </table:table-cell>
              <table:table-cell office:value-type="float" office:value="13.01714">
                <text:p>13.0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.77223">
                <text:p>8.77223</text:p>
              </table:table-cell>
              <table:table-cell office:value-type="float" office:value="NaN">
                <text:p>NaN</text:p>
              </table:table-cell>
              <table:table-cell office:value-type="float" office:value="13.02356">
                <text:p>13.0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.69568">
                <text:p>8.69568</text:p>
              </table:table-cell>
              <table:table-cell office:value-type="float" office:value="NaN">
                <text:p>NaN</text:p>
              </table:table-cell>
              <table:table-cell office:value-type="float" office:value="13.02852">
                <text:p>13.0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.618861">
                <text:p>8.618861</text:p>
              </table:table-cell>
              <table:table-cell office:value-type="float" office:value="NaN">
                <text:p>NaN</text:p>
              </table:table-cell>
              <table:table-cell office:value-type="float" office:value="13.03203">
                <text:p>13.0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.541803">
                <text:p>8.541803</text:p>
              </table:table-cell>
              <table:table-cell office:value-type="float" office:value="NaN">
                <text:p>NaN</text:p>
              </table:table-cell>
              <table:table-cell office:value-type="float" office:value="13.03406">
                <text:p>13.0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.464533">
                <text:p>8.464533</text:p>
              </table:table-cell>
              <table:table-cell office:value-type="float" office:value="NaN">
                <text:p>NaN</text:p>
              </table:table-cell>
              <table:table-cell office:value-type="float" office:value="13.03462">
                <text:p>13.0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.38708">
                <text:p>8.38708</text:p>
              </table:table-cell>
              <table:table-cell office:value-type="float" office:value="NaN">
                <text:p>NaN</text:p>
              </table:table-cell>
              <table:table-cell office:value-type="float" office:value="13.0337">
                <text:p>13.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.309471">
                <text:p>8.309471</text:p>
              </table:table-cell>
              <table:table-cell office:value-type="float" office:value="NaN">
                <text:p>NaN</text:p>
              </table:table-cell>
              <table:table-cell office:value-type="float" office:value="13.03129">
                <text:p>13.03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.231737">
                <text:p>8.231737</text:p>
              </table:table-cell>
              <table:table-cell office:value-type="float" office:value="NaN">
                <text:p>NaN</text:p>
              </table:table-cell>
              <table:table-cell office:value-type="float" office:value="13.02738">
                <text:p>13.0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.153905">
                <text:p>8.153905</text:p>
              </table:table-cell>
              <table:table-cell office:value-type="float" office:value="NaN">
                <text:p>NaN</text:p>
              </table:table-cell>
              <table:table-cell office:value-type="float" office:value="13.02197">
                <text:p>13.0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.076004">
                <text:p>8.076004</text:p>
              </table:table-cell>
              <table:table-cell office:value-type="float" office:value="NaN">
                <text:p>NaN</text:p>
              </table:table-cell>
              <table:table-cell office:value-type="float" office:value="13.01505">
                <text:p>13.0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99807">
                <text:p>7.99807</text:p>
              </table:table-cell>
              <table:table-cell office:value-type="float" office:value="NaN">
                <text:p>NaN</text:p>
              </table:table-cell>
              <table:table-cell office:value-type="float" office:value="13.00662">
                <text:p>13.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92012">
                <text:p>7.92012</text:p>
              </table:table-cell>
              <table:table-cell office:value-type="float" office:value="12.99668">
                <text:p>12.9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84219">
                <text:p>7.84219</text:p>
              </table:table-cell>
              <table:table-cell office:value-type="float" office:value="12.98522">
                <text:p>12.9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6431">
                <text:p>7.76431</text:p>
              </table:table-cell>
              <table:table-cell office:value-type="float" office:value="12.97224">
                <text:p>12.9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651">
                <text:p>7.68651</text:p>
              </table:table-cell>
              <table:table-cell office:value-type="float" office:value="12.95773">
                <text:p>12.9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0881">
                <text:p>7.60881</text:p>
              </table:table-cell>
              <table:table-cell office:value-type="float" office:value="12.9417">
                <text:p>12.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53126">
                <text:p>7.53126</text:p>
              </table:table-cell>
              <table:table-cell office:value-type="float" office:value="12.92414">
                <text:p>12.9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45388">
                <text:p>7.45388</text:p>
              </table:table-cell>
              <table:table-cell office:value-type="float" office:value="12.90506">
                <text:p>12.9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37669">
                <text:p>7.37669</text:p>
              </table:table-cell>
              <table:table-cell office:value-type="float" office:value="12.88445">
                <text:p>12.8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29973">
                <text:p>7.29973</text:p>
              </table:table-cell>
              <table:table-cell office:value-type="float" office:value="12.86232">
                <text:p>12.8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22304">
                <text:p>7.22304</text:p>
              </table:table-cell>
              <table:table-cell office:value-type="float" office:value="12.83866">
                <text:p>12.8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14663">
                <text:p>7.14663</text:p>
              </table:table-cell>
              <table:table-cell office:value-type="float" office:value="12.81348">
                <text:p>12.8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07054">
                <text:p>7.07054</text:p>
              </table:table-cell>
              <table:table-cell office:value-type="float" office:value="12.78678">
                <text:p>12.7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9948">
                <text:p>6.9948</text:p>
              </table:table-cell>
              <table:table-cell office:value-type="float" office:value="12.75856">
                <text:p>12.7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91944">
                <text:p>6.91944</text:p>
              </table:table-cell>
              <table:table-cell office:value-type="float" office:value="12.72883">
                <text:p>12.7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84449">
                <text:p>6.84449</text:p>
              </table:table-cell>
              <table:table-cell office:value-type="float" office:value="12.69759">
                <text:p>12.6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76998">
                <text:p>6.76998</text:p>
              </table:table-cell>
              <table:table-cell office:value-type="float" office:value="12.66485">
                <text:p>12.6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69594">
                <text:p>6.69594</text:p>
              </table:table-cell>
              <table:table-cell office:value-type="float" office:value="12.63061">
                <text:p>12.6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62241">
                <text:p>6.62241</text:p>
              </table:table-cell>
              <table:table-cell office:value-type="float" office:value="12.59488">
                <text:p>12.5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5494">
                <text:p>6.5494</text:p>
              </table:table-cell>
              <table:table-cell office:value-type="float" office:value="12.55766">
                <text:p>12.5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47695">
                <text:p>6.47695</text:p>
              </table:table-cell>
              <table:table-cell office:value-type="float" office:value="12.51897">
                <text:p>12.5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40509">
                <text:p>6.40509</text:p>
              </table:table-cell>
              <table:table-cell office:value-type="float" office:value="12.4788">
                <text:p>12.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33385">
                <text:p>6.33385</text:p>
              </table:table-cell>
              <table:table-cell office:value-type="float" office:value="12.43717">
                <text:p>12.4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26327">
                <text:p>6.26327</text:p>
              </table:table-cell>
              <table:table-cell office:value-type="float" office:value="12.3941">
                <text:p>12.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19336">
                <text:p>6.19336</text:p>
              </table:table-cell>
              <table:table-cell office:value-type="float" office:value="12.34957">
                <text:p>12.3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.12415">
                <text:p>6.12415</text:p>
              </table:table-cell>
              <table:table-cell office:value-type="float" office:value="12.30362">
                <text:p>12.3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.05569">
                <text:p>6.05569</text:p>
              </table:table-cell>
              <table:table-cell office:value-type="float" office:value="12.25625">
                <text:p>12.2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98799">
                <text:p>5.98799</text:p>
              </table:table-cell>
              <table:table-cell office:value-type="float" office:value="12.20746">
                <text:p>12.2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92109">
                <text:p>5.92109</text:p>
              </table:table-cell>
              <table:table-cell office:value-type="float" office:value="12.15728">
                <text:p>12.1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85501">
                <text:p>5.85501</text:p>
              </table:table-cell>
              <table:table-cell office:value-type="float" office:value="12.10571">
                <text:p>12.1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78979">
                <text:p>5.78979</text:p>
              </table:table-cell>
              <table:table-cell office:value-type="float" office:value="12.05277">
                <text:p>12.0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72544">
                <text:p>5.72544</text:p>
              </table:table-cell>
              <table:table-cell office:value-type="float" office:value="11.99848">
                <text:p>11.99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66201">
                <text:p>5.66201</text:p>
              </table:table-cell>
              <table:table-cell office:value-type="float" office:value="11.94284">
                <text:p>11.9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59951">
                <text:p>5.59951</text:p>
              </table:table-cell>
              <table:table-cell office:value-type="float" office:value="11.88587">
                <text:p>11.8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53797">
                <text:p>5.53797</text:p>
              </table:table-cell>
              <table:table-cell office:value-type="float" office:value="11.82759">
                <text:p>11.8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47743">
                <text:p>5.47743</text:p>
              </table:table-cell>
              <table:table-cell office:value-type="float" office:value="11.76801">
                <text:p>11.7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4179">
                <text:p>5.4179</text:p>
              </table:table-cell>
              <table:table-cell office:value-type="float" office:value="11.70715">
                <text:p>11.7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35942">
                <text:p>5.35942</text:p>
              </table:table-cell>
              <table:table-cell office:value-type="float" office:value="11.64503">
                <text:p>11.6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30202">
                <text:p>5.30202</text:p>
              </table:table-cell>
              <table:table-cell office:value-type="float" office:value="11.58167">
                <text:p>11.5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24571">
                <text:p>5.24571</text:p>
              </table:table-cell>
              <table:table-cell office:value-type="float" office:value="11.51708">
                <text:p>11.5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19052">
                <text:p>5.19052</text:p>
              </table:table-cell>
              <table:table-cell office:value-type="float" office:value="11.45128">
                <text:p>11.4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13649">
                <text:p>5.13649</text:p>
              </table:table-cell>
              <table:table-cell office:value-type="float" office:value="11.38429">
                <text:p>11.38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08362">
                <text:p>5.08362</text:p>
              </table:table-cell>
              <table:table-cell office:value-type="float" office:value="11.31614">
                <text:p>11.3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03196">
                <text:p>5.03196</text:p>
              </table:table-cell>
              <table:table-cell office:value-type="float" office:value="11.24684">
                <text:p>11.24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98152">
                <text:p>4.98152</text:p>
              </table:table-cell>
              <table:table-cell office:value-type="float" office:value="11.17641">
                <text:p>11.1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93233">
                <text:p>4.93233</text:p>
              </table:table-cell>
              <table:table-cell office:value-type="float" office:value="11.10488">
                <text:p>11.1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88442">
                <text:p>4.88442</text:p>
              </table:table-cell>
              <table:table-cell office:value-type="float" office:value="11.03226">
                <text:p>11.0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8378">
                <text:p>4.8378</text:p>
              </table:table-cell>
              <table:table-cell office:value-type="float" office:value="10.95858">
                <text:p>10.9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79249">
                <text:p>4.79249</text:p>
              </table:table-cell>
              <table:table-cell office:value-type="float" office:value="10.88387">
                <text:p>10.8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74853">
                <text:p>4.74853</text:p>
              </table:table-cell>
              <table:table-cell office:value-type="float" office:value="10.80815">
                <text:p>10.8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70593">
                <text:p>4.70593</text:p>
              </table:table-cell>
              <table:table-cell office:value-type="float" office:value="10.73143">
                <text:p>10.7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66471">
                <text:p>4.66471</text:p>
              </table:table-cell>
              <table:table-cell office:value-type="float" office:value="10.65375">
                <text:p>10.6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6249">
                <text:p>4.6249</text:p>
              </table:table-cell>
              <table:table-cell office:value-type="float" office:value="10.57513">
                <text:p>10.5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58652">
                <text:p>4.58652</text:p>
              </table:table-cell>
              <table:table-cell office:value-type="float" office:value="10.4956">
                <text:p>10.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54959">
                <text:p>4.54959</text:p>
              </table:table-cell>
              <table:table-cell office:value-type="float" office:value="10.41517">
                <text:p>10.4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51412">
                <text:p>4.51412</text:p>
              </table:table-cell>
              <table:table-cell office:value-type="float" office:value="10.33389">
                <text:p>10.3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48014">
                <text:p>4.48014</text:p>
              </table:table-cell>
              <table:table-cell office:value-type="float" office:value="10.25177">
                <text:p>10.2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44766">
                <text:p>4.44766</text:p>
              </table:table-cell>
              <table:table-cell office:value-type="float" office:value="10.16884">
                <text:p>10.1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41671">
                <text:p>4.41671</text:p>
              </table:table-cell>
              <table:table-cell office:value-type="float" office:value="10.08513">
                <text:p>10.0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38729">
                <text:p>4.38729</text:p>
              </table:table-cell>
              <table:table-cell office:value-type="float" office:value="10.00067">
                <text:p>10.0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35944">
                <text:p>4.35944</text:p>
              </table:table-cell>
              <table:table-cell office:value-type="float" office:value="9.915489">
                <text:p>9.91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33317">
                <text:p>4.33317</text:p>
              </table:table-cell>
              <table:table-cell office:value-type="float" office:value="9.829609">
                <text:p>9.82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30848">
                <text:p>4.30848</text:p>
              </table:table-cell>
              <table:table-cell office:value-type="float" office:value="9.743064">
                <text:p>9.74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2854">
                <text:p>4.2854</text:p>
              </table:table-cell>
              <table:table-cell office:value-type="float" office:value="9.655882">
                <text:p>9.65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26395">
                <text:p>4.26395</text:p>
              </table:table-cell>
              <table:table-cell office:value-type="float" office:value="9.568093">
                <text:p>9.56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24413">
                <text:p>4.24413</text:p>
              </table:table-cell>
              <table:table-cell office:value-type="float" office:value="9.479729">
                <text:p>9.47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22597">
                <text:p>4.22597</text:p>
              </table:table-cell>
              <table:table-cell office:value-type="float" office:value="9.390819">
                <text:p>9.39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20947">
                <text:p>4.20947</text:p>
              </table:table-cell>
              <table:table-cell office:value-type="float" office:value="9.301394">
                <text:p>9.30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9465">
                <text:p>4.19465</text:p>
              </table:table-cell>
              <table:table-cell office:value-type="float" office:value="9.211487">
                <text:p>9.2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8152">
                <text:p>4.18152</text:p>
              </table:table-cell>
              <table:table-cell office:value-type="float" office:value="9.121127">
                <text:p>9.12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701">
                <text:p>4.1701</text:p>
              </table:table-cell>
              <table:table-cell office:value-type="float" office:value="9.0303476">
                <text:p>9.030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6038">
                <text:p>4.16038</text:p>
              </table:table-cell>
              <table:table-cell office:value-type="float" office:value="8.9391804">
                <text:p>8.939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5239">
                <text:p>4.15239</text:p>
              </table:table-cell>
              <table:table-cell office:value-type="float" office:value="8.847658">
                <text:p>8.847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4614">
                <text:p>4.14614</text:p>
              </table:table-cell>
              <table:table-cell office:value-type="float" office:value="8.755813">
                <text:p>8.75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14163">
                <text:p>4.14163</text:p>
              </table:table-cell>
              <table:table-cell office:value-type="float" office:value="8.663678">
                <text:p>8.66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3887">
                <text:p>4.13887</text:p>
              </table:table-cell>
              <table:table-cell office:value-type="float" office:value="8.571286">
                <text:p>8.57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3787">
                <text:p>4.13787</text:p>
              </table:table-cell>
              <table:table-cell office:value-type="float" office:value="8.478671">
                <text:p>8.47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3864">
                <text:p>4.13864</text:p>
              </table:table-cell>
              <table:table-cell office:value-type="float" office:value="8.385867">
                <text:p>8.38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4118">
                <text:p>4.14118</text:p>
              </table:table-cell>
              <table:table-cell office:value-type="float" office:value="8.292907">
                <text:p>8.29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455">
                <text:p>4.1455</text:p>
              </table:table-cell>
              <table:table-cell office:value-type="float" office:value="8.199825">
                <text:p>8.19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5162">
                <text:p>4.15162</text:p>
              </table:table-cell>
              <table:table-cell office:value-type="float" office:value="8.106656">
                <text:p>8.106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5952">
                <text:p>4.15952</text:p>
              </table:table-cell>
              <table:table-cell office:value-type="float" office:value="8.013433">
                <text:p>8.01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6921">
                <text:p>4.1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019">
                <text:p>7.9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8071">
                <text:p>4.1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696">
                <text:p>7.8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4">
                <text:p>4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3379">
                <text:p>7.7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2091">
                <text:p>4.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407">
                <text:p>7.6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2601">
                <text:p>4.2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4773">
                <text:p>7.5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24472">
                <text:p>4.2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492">
                <text:p>7.45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6523">
                <text:p>4.2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6229">
                <text:p>7.36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8756">
                <text:p>4.2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989">
                <text:p>7.2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31168">
                <text:p>4.3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775">
                <text:p>7.17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33761">
                <text:p>4.33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591">
                <text:p>7.0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36534">
                <text:p>4.3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44">
                <text:p>6.9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39486">
                <text:p>4.3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0326">
                <text:p>6.90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42618">
                <text:p>4.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1252">
                <text:p>6.8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45929">
                <text:p>4.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221">
                <text:p>6.7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49417">
                <text:p>4.4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238">
                <text:p>6.6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53084">
                <text:p>4.5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4306">
                <text:p>6.5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56927">
                <text:p>4.5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427">
                <text:p>6.4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60946">
                <text:p>4.6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607">
                <text:p>6.3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65141">
                <text:p>4.6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7848">
                <text:p>6.27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69511">
                <text:p>4.6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9153">
                <text:p>6.19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74054">
                <text:p>4.7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527">
                <text:p>6.1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78769">
                <text:p>4.7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972">
                <text:p>6.0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83656">
                <text:p>4.8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3493">
                <text:p>5.9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88713">
                <text:p>4.8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5092">
                <text:p>5.8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93939">
                <text:p>4.9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773">
                <text:p>5.76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99333">
                <text:p>4.9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54">
                <text:p>5.6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04893">
                <text:p>5.0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395">
                <text:p>5.60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10619">
                <text:p>5.1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2342">
                <text:p>5.5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16507">
                <text:p>5.1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384">
                <text:p>5.44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22558">
                <text:p>5.2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526">
                <text:p>5.36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28769">
                <text:p>5.2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769">
                <text:p>5.2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.35138">
                <text:p>5.3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1117">
                <text:p>5.2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41665">
                <text:p>5.4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574">
                <text:p>5.1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48346">
                <text:p>5.4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143">
                <text:p>5.06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5518">
                <text:p>5.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827">
                <text:p>4.98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62165">
                <text:p>5.6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628">
                <text:p>4.91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693">
                <text:p>5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55">
                <text:p>4.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76581">
                <text:p>5.7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597">
                <text:p>4.7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84007">
                <text:p>5.8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771">
                <text:p>4.70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91576">
                <text:p>5.9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075">
                <text:p>4.6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99285">
                <text:p>5.9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12">
                <text:p>4.57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07133">
                <text:p>6.07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1085">
                <text:p>4.5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15115">
                <text:p>6.1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797">
                <text:p>4.44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.23232">
                <text:p>6.2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651">
                <text:p>4.3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31478">
                <text:p>6.3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649">
                <text:p>4.32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.39853">
                <text:p>6.3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794">
                <text:p>4.2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.48353">
                <text:p>6.4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09">
                <text:p>4.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56976">
                <text:p>6.5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538">
                <text:p>4.15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.65719">
                <text:p>6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141">
                <text:p>4.1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7458">
                <text:p>6.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902">
                <text:p>4.04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83554">
                <text:p>6.8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824">
                <text:p>3.9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.92641">
                <text:p>6.9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08">
                <text:p>3.9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01835">
                <text:p>7.0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57">
                <text:p>3.90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11136">
                <text:p>7.1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574">
                <text:p>3.8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20538">
                <text:p>7.2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16">
                <text:p>3.8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30041">
                <text:p>7.3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919">
                <text:p>3.76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39639">
                <text:p>7.3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852">
                <text:p>3.7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49331">
                <text:p>7.4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961">
                <text:p>3.6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59112">
                <text:p>7.5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248">
                <text:p>3.6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6898">
                <text:p>7.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716">
                <text:p>3.6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7893">
                <text:p>7.7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366">
                <text:p>3.58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88961">
                <text:p>7.88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201">
                <text:p>3.5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99068">
                <text:p>7.99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221">
                <text:p>3.5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.092485">
                <text:p>8.09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429">
                <text:p>3.4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.19498">
                <text:p>8.1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827">
                <text:p>3.46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.298134">
                <text:p>8.29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416">
                <text:p>3.4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.401911">
                <text:p>8.40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197">
                <text:p>3.4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.506276">
                <text:p>8.50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0173">
                <text:p>3.4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.611192">
                <text:p>8.61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344">
                <text:p>3.3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.716622">
                <text:p>8.71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712">
                <text:p>3.3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.822529">
                <text:p>8.82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279">
                <text:p>3.35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.9288762">
                <text:p>8.928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045">
                <text:p>3.3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0356254">
                <text:p>9.035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011">
                <text:p>3.33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42739">
                <text:p>9.14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179">
                <text:p>3.3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50179">
                <text:p>9.25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55">
                <text:p>3.3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57906">
                <text:p>9.35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125">
                <text:p>3.3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465882">
                <text:p>9.46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904">
                <text:p>3.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574069">
                <text:p>9.57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888">
                <text:p>3.3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682427">
                <text:p>9.68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078">
                <text:p>3.3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790916">
                <text:p>9.79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475">
                <text:p>3.3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899498">
                <text:p>9.89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079">
                <text:p>3.3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.00813">
                <text:p>10.0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891">
                <text:p>3.3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.11678">
                <text:p>10.1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911">
                <text:p>3.33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.2254">
                <text:p>10.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139">
                <text:p>3.351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33395">
                <text:p>10.3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576">
                <text:p>3.365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.4424">
                <text:p>10.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222">
                <text:p>3.382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.5507">
                <text:p>10.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0077">
                <text:p>3.400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.65881">
                <text:p>10.6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14">
                <text:p>3.42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.7667">
                <text:p>10.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413">
                <text:p>3.444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.87431">
                <text:p>10.8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895">
                <text:p>3.468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.98162">
                <text:p>10.9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585">
                <text:p>3.495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.08857">
                <text:p>11.08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483">
                <text:p>3.524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.19514">
                <text:p>11.1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59">
                <text:p>3.55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.30128">
                <text:p>11.3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04">
                <text:p>3.589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40694">
                <text:p>11.4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425">
                <text:p>3.624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.5121">
                <text:p>11.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152">
                <text:p>3.661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.6167">
                <text:p>11.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85">
                <text:p>3.700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72071">
                <text:p>11.7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223">
                <text:p>3.742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.82409">
                <text:p>11.8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565">
                <text:p>3.785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.9268">
                <text:p>11.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3111">
                <text:p>3.83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.0288">
                <text:p>12.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858">
                <text:p>3.878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.13004">
                <text:p>12.1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807">
                <text:p>3.928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.23049">
                <text:p>12.2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956">
                <text:p>3.979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.33012">
                <text:p>12.3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304">
                <text:p>4.033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.42887">
                <text:p>12.4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849">
                <text:p>4.088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.52671">
                <text:p>12.5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59">
                <text:p>4.14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.62361">
                <text:p>12.6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526">
                <text:p>4.205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.71951">
                <text:p>12.7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654">
                <text:p>4.266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.8144">
                <text:p>12.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975">
                <text:p>4.329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.90822">
                <text:p>12.9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485">
                <text:p>4.394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.00094">
                <text:p>13.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183">
                <text:p>4.461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.09252">
                <text:p>13.0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067">
                <text:p>4.530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.18292">
                <text:p>13.1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136">
                <text:p>4.601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.27211">
                <text:p>13.2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386">
                <text:p>4.673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.36005">
                <text:p>13.3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4817">
                <text:p>4.748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.44671">
                <text:p>13.4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426">
                <text:p>4.824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.53204">
                <text:p>13.5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211">
                <text:p>4.902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.61602">
                <text:p>13.6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17">
                <text:p>4.98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.6986">
                <text:p>13.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299">
                <text:p>5.0629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.77976">
                <text:p>13.77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598">
                <text:p>5.145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.85945">
                <text:p>13.8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62">
                <text:p>5.230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3.93765">
                <text:p>13.93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1691">
                <text:p>5.316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.01432">
                <text:p>14.0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48">
                <text:p>5.40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.08943">
                <text:p>14.0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428">
                <text:p>5.494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.16295">
                <text:p>14.1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8531">
                <text:p>5.585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.23483">
                <text:p>14.23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787">
                <text:p>5.677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.30506">
                <text:p>14.3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193">
                <text:p>5.7719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.3736">
                <text:p>14.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746">
                <text:p>5.867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.44042">
                <text:p>14.4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443">
                <text:p>5.964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.5055">
                <text:p>14.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281">
                <text:p>6.062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.56879">
                <text:p>14.5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256">
                <text:p>6.162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.63028">
                <text:p>14.6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366">
                <text:p>6.263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.68993">
                <text:p>14.6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606">
                <text:p>6.366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74771">
                <text:p>14.7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6975">
                <text:p>6.46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.80361">
                <text:p>14.8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468">
                <text:p>6.574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.85759">
                <text:p>14.8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082">
                <text:p>6.680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.90963">
                <text:p>14.9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813">
                <text:p>6.788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.9597">
                <text:p>14.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9658">
                <text:p>6.896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00778">
                <text:p>15.0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0614">
                <text:p>7.006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05384">
                <text:p>15.0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1676">
                <text:p>7.116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09787">
                <text:p>15.0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2841">
                <text:p>7.228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13983">
                <text:p>15.1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105">
                <text:p>7.341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17971">
                <text:p>15.1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464">
                <text:p>7.454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21748">
                <text:p>15.2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915">
                <text:p>7.569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25313">
                <text:p>15.2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454">
                <text:p>7.684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28664">
                <text:p>15.2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076">
                <text:p>7.800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31798">
                <text:p>15.3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1778">
                <text:p>7.917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34714">
                <text:p>15.3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35552">
                <text:p>8.0355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37411">
                <text:p>15.3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4041">
                <text:p>8.1540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39886">
                <text:p>15.3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3205">
                <text:p>8.2732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42137">
                <text:p>15.4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3001">
                <text:p>8.3930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44165">
                <text:p>15.4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13389">
                <text:p>8.5133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45966">
                <text:p>15.4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4325">
                <text:p>8.6343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4754">
                <text:p>15.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5768">
                <text:p>8.75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